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Source Code Pro" svg:font-family="'Source Code Pro'"/>
    <style:font-face style:name="Courier New" svg:font-family="'Courier New'" style:font-family-generic="modern" style:font-pitch="fixed"/>
    <style:font-face style:name="Liberation Mono" svg:font-family="'Liberation Mono'" style:font-family-generic="modern" style:font-pitch="fixed"/>
    <style:font-face style:name="KacstDecorative" svg:font-family="Kacst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T1" style:family="text">
      <style:text-properties style:font-name="Source Code Pro" fo:font-size="15pt"/>
    </style:style>
    <style:style style:name="T2" style:family="text">
      <style:text-properties style:font-name-complex="DejaVu Sans Mono" style:font-size-complex="15pt"/>
    </style:style>
    <style:style style:name="T3" style:family="text">
      <style:text-properties fo:font-size="15pt"/>
    </style:style>
    <style:style style:name="T4" style:family="text">
      <style:text-properties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0_1075278682"/><text:span text:style-name="T3">(</text:span><text:span text:style-name="T4">أعوذ بالله من الشيطان الرجيم</text:span><text:span text:style-name="T3">)</text:span></text:p>
      <text:p text:style-name="P1"><text:span text:style-name="T4">شرع الله تعالى لكل قارئ للقرآن العظيم، أن يستعيذ بالله من الشيطان الرجيم، قال سبحانه</text:span><text:span text:style-name="T3">: {</text:span><text:span text:style-name="T4">فَإِذَا قَرَأْتَ الْقُرْآَنَ فَاسْتَعِذْ بِاللَّهِ مِنَ الشَّيْطَانِ الرَّجِيمِ</text:span><text:span text:style-name="T3">} </text:span><text:span text:style-name="T4">؛ ذلك لأن القرآن الكريم هداية للناس وشفاء لما في الصدور، والشيطان سبب الشرور والضلالات، فأمر الله سبحانه كل قارئ للقرآن أن يتحصن به سبحانه من الشيطان الرجيم، ووساوسه، وحزبه</text:span><text:span text:style-name="T3">.</text:span></text:p>
      <text:p text:style-name="P1"><text:span text:style-name="T4">وأجمع العلماء على أن الاستعاذة ليست من القرآن الكريم، ولهذا لم تكتب في المصاحف</text:span><text:span text:style-name="T3">.</text:span></text:p>
      <text:p text:style-name="P1"><text:span text:style-name="T4">ومعنى </text:span><text:span text:style-name="T3">«</text:span><text:span text:style-name="T4">أعوذ بالله</text:span><text:span text:style-name="T3">» : </text:span><text:span text:style-name="T4">أستجير، وأتحصن بالله وحده</text:span><text:span text:style-name="T3">.</text:span></text:p>
      <text:p text:style-name="P1"><text:span text:style-name="T3">«</text:span><text:span text:style-name="T4">من الشيطان</text:span><text:span text:style-name="T3">» </text:span><text:span text:style-name="T4">أي</text:span><text:span text:style-name="T3">: </text:span><text:span text:style-name="T4">من كل عاتٍ متمرِّد من الجن والإنس، يصرفني عن طاعة ربي، وتلاوة كتابه</text:span><text:span text:style-name="T3">.</text:span></text:p>
      <text:p text:style-name="P1"><text:span text:style-name="T3">«</text:span><text:span text:style-name="T4">الرجيمِ</text:span><text:span text:style-name="T3">» </text:span><text:span text:style-name="T4">أي</text:span><text:span text:style-name="T3">: </text:span><text:span text:style-name="T4">المطرود من رحمة الله</text:span><text:span text:style-name="T3">.</text:span></text:p>
      <text:p text:style-name="P1"><text:span text:style-name="T3">- </text:span><text:span text:style-name="T4">م </text:span><text:span text:style-name="T3">-</text:span></text:p>
      <text:p text:style-name="P1"><text:span text:style-name="T4">بِسْمِ اللَّهِ الرَّحْمَنِ الرَّحِيمِ </text:span><text:span text:style-name="T3">(1) </text:span></text:p>
      <text:p text:style-name="P1"><text:span text:style-name="T4">سورة الفاتحة سميت هذه السورة بالفاتحة</text:span><text:span text:style-name="T3">; </text:span><text:span text:style-name="T4">لأنه يفتتح بها القرآن العظيم، وتسمى المثاني</text:span><text:span text:style-name="T3">; </text:span><text:span text:style-name="T4">لأنها تقرأ في كل ركعة، ولها أسماء أخر</text:span><text:span text:style-name="T3">.</text:span></text:p>
      <text:p text:style-name="P1"><text:span text:style-name="T4">أبتدئ قراءة القرآن باسم الله مستعينا به، </text:span><text:span text:style-name="T3">(</text:span><text:span text:style-name="T4">اللهِ</text:span><text:span text:style-name="T3">) </text:span><text:span text:style-name="T4">علم على الرب </text:span><text:span text:style-name="T3">-</text:span><text:span text:style-name="T4">تبارك وتعالى</text:span><text:span text:style-name="T3">- </text:span><text:span text:style-name="T4">المعبود بحق دون سواه، وهو أخص أسماء الله تعالى، ولا يسمى به غيره سبحانه</text:span><text:span text:style-name="T3">.</text:span></text:p>
      <text:p text:style-name="P1"><text:span text:style-name="T3">(</text:span><text:span text:style-name="T4">الرَّحْمَنِ</text:span><text:span text:style-name="T3">) </text:span><text:span text:style-name="T4">ذي الرحمة العامة الذي وسعت رحمته جميع الخلق، </text:span><text:span text:style-name="T3">(</text:span><text:span text:style-name="T4">الرَّحِيمِ</text:span><text:span text:style-name="T3">) </text:span><text:span text:style-name="T4">بالمؤمنين، وهما اسمان من أسمائه تعالى، يتضمنان إثبات صفة الرحمة لله تعالى كما يليق بجلاله</text:span><text:span text:style-name="T3">.</text:span></text:p>
      <text:p text:style-name="P1"><text:span text:style-name="T4">الْحَمْدُ لِلَّهِ رَبِّ الْعَالَمِينَ </text:span><text:span text:style-name="T3">(2) </text:span></text:p>
      <text:p text:style-name="P1"><text:span text:style-name="T4">الثناء على الله بصفاته التي كلُّها أوصاف كمال، وبنعمه الظاهرة والباطنة، الدينية والدنيوية، وفي ضمنه أَمْرٌ لعباده أن يحمدوه، فهو المستحق له وحده، وهو سبحانه المنشئ للخلق، القائم بأمورهم، المربي لجميع خلقه بنعمه، ولأوليائه بالإيمان والعمل الصالح</text:span><text:span text:style-name="T3">.</text:span></text:p>
      <text:p text:style-name="P1"><text:span text:style-name="T4">الرَّحْمَنِ الرَّحِيمِ </text:span><text:span text:style-name="T3">(3) </text:span></text:p>
      <text:p text:style-name="P1"><text:span text:style-name="T3">(</text:span><text:span text:style-name="T4">الرَّحْمَنِ</text:span><text:span text:style-name="T3">) </text:span><text:span text:style-name="T4">ذي الرحمة العامة الذي وسعت رحمته جميع الخلق، </text:span><text:span text:style-name="T3">(</text:span><text:span text:style-name="T4">الرَّحِيمِ</text:span><text:span text:style-name="T3">) </text:span><text:span text:style-name="T4">، بالمؤمنين، وهما اسمان من أسماء الله تعالى</text:span><text:span text:style-name="T3">.</text:span></text:p>
      <text:p text:style-name="P1"><text:span text:style-name="T4">مَالِكِ يَوْمِ الدِّينِ </text:span><text:span text:style-name="T3">(4) </text:span></text:p>
      <text:p text:style-name="P1"><text:span text:style-name="T4">وهو سبحانه وحده مالك يوم القيامة، وهو يوم الجزاء على الأعمال</text:span><text:span text:style-name="T3">.</text:span></text:p>
      <text:p text:style-name="P1"><text:soft-page-break/><text:span text:style-name="T4">وفي قراءة المسلم لهذه الآية في كل ركعة من صلواته تذكير له باليوم الآخر، وحثٌّ له على الاستعداد بالعمل الصالح، والكف عن المعاصي والسيئات</text:span><text:span text:style-name="T3">.</text:span></text:p>
      <text:p text:style-name="P1"><text:span text:style-name="T4">إِيَّاكَ نَعْبُدُ وَإِيَّاكَ نَسْتَعِينُ </text:span><text:span text:style-name="T3">(5) </text:span></text:p>
      <text:p text:style-name="P1"><text:span text:style-name="T4">إنا نخصك وحدك بالعبادة، ونستعين بك وحدك في جميع أمورنا، فالأمر كله بيدك، لا يملك منه أحد مثقال ذرة</text:span><text:span text:style-name="T3">.</text:span></text:p>
      <text:p text:style-name="P1"><text:span text:style-name="T4">وفي هذه الآية دليل على أن العبد لا يجوز له أن يصرف شيئًا من أنواع العبادة كالدعاء والاستغاثة والذبح والطواف إلا لله وحده، وفيها شفاء القلوب من داء التعلق بغير الله، ومن أمراض الرياء والعجب، والكبرياء</text:span><text:span text:style-name="T3">.</text:span></text:p>
      <text:p text:style-name="P1"><text:span text:style-name="T4">اهْدِنَا الصِّرَاطَ الْمُسْتَقِيمَ </text:span><text:span text:style-name="T3">(6) </text:span></text:p>
      <text:p text:style-name="P1"><text:span text:style-name="T4">دُلَّنا، وأرشدنا، ووفقنا إلى الطريق المستقيم، وثبتنا عليه حتى نلقاك، وهو الإسلام، الذي هو الطريق الواضح الموصل إلى رضوان الله وإلى جنته، الذي دلّ عليه خاتم رسله وأنبيائه محمد صلى الله عليه وسلم، فلا سبيل إلى سعادة العبد إلا بالاستقامة عليه</text:span><text:span text:style-name="T3">.</text:span></text:p>
      <text:p text:style-name="P1"><text:span text:style-name="T4">صِرَاطَ الَّذِينَ أَنْعَمْتَ عَلَيْهِمْ غَيْرِ الْمَغْضُوبِ عَلَيْهِمْ وَلَا الضَّالِّينَ </text:span><text:span text:style-name="T3">(7) </text:span></text:p>
      <text:p text:style-name="P1"><text:span text:style-name="T4">طريق الذين أنعمت عليهم من النبيين والصدِّيقين والشهداء والصالحين، فهم أهل الهداية والاستقامة، ولا تجعلنا ممن سلك طريق المغضوب عليهم، الذين عرفوا الحق ولم يعملوا به، وهم اليهود، ومن كان على شاكلتهم، والضالين، وهم الذين لم يهتدوا عن جهل منهم، فضلوا الطريق، وهم النصارى، ومن اتبع سنتهم</text:span><text:span text:style-name="T3">.</text:span></text:p>
      <text:p text:style-name="P1"><text:span text:style-name="T4">وفي هذا الدعاء شفاء لقلب المسلم من مرض الجحود والجهل والضلال، ودلالة على أن أعظم نعمة على الإطلاق هي نعمة الإسلام، فمن كان أعرف للحق وأتبع له، كان أولى بالصراط المستقيم، ولا ريب أن أصحاب رسول الله صلى الله عليه وسلم هم أولى الناس بذلك بعد الأنبياء عليهم السلام، فدلت الآية على فضلهم، وعظيم منزلتهم، رضي الله عنهم</text:span><text:span text:style-name="T3">.</text:span></text:p>
      <text:p text:style-name="P1"><text:span text:style-name="T4">ويستحب للقارئ أن يقول في الصلاة بعد قراءة الفاتحة</text:span><text:span text:style-name="T3">: (</text:span><text:span text:style-name="T4">آمين</text:span><text:span text:style-name="T3">) </text:span><text:span text:style-name="T4">، ومعناها</text:span><text:span text:style-name="T3">: </text:span><text:span text:style-name="T4">اللهم استجب، وليست آية من سورة الفاتحة باتفاق العلماء</text:span><text:span text:style-name="T3">; </text:span><text:span text:style-name="T4">ولهذا أجمعوا على عدم كتابتها في المصاحف</text:span><text:span text:style-name="T3">.</text:span></text:p>
      <text:p text:style-name="P1"><text:span text:style-name="T4">الم </text:span><text:span text:style-name="T3">(1) </text:span></text:p>
      <text:p text:style-name="P1"><text:span text:style-name="T4">هذه الحروف وغيرها من الحروف المقطَّعة في أوائل السور فيها إشارة إلى إعجاز القرآن</text:span><text:span text:style-name="T3">; </text:span><text:span text:style-name="T4">فقد وقع به تحدي المشركين، فعجزوا عن معارضته، وهو مركَّب من هذه الحروف التي تتكون منها لغة العرب</text:span><text:span text:style-name="T3">. </text:span><text:span text:style-name="T4">فدَلَّ عجز العرب عن الإتيان بمثله </text:span><text:span text:style-name="T3">-</text:span><text:span text:style-name="T4">مع أنهم أفصح الناس</text:span><text:span text:style-name="T3">- </text:span><text:span text:style-name="T4">على أن القرآن وحي من الله</text:span><text:span text:style-name="T3">.</text:span></text:p>
      <text:p text:style-name="P1"><text:soft-page-break/><text:span text:style-name="T4">ذَلِكَ الْكِتَابُ لَا رَيْبَ فِيهِ هُدًى لِلْمُتَّقِينَ </text:span><text:span text:style-name="T3">(2) </text:span></text:p>
      <text:p text:style-name="P1"><text:span text:style-name="T4">ذلك القرآن هو الكتاب العظيم الذي لا شَكَّ أنه من عند الله، فلا يصح أن يرتاب فيه أحد لوضوحه، ينتفع به المتقون بالعلم النافع والعمل الصالح وهم الذين يخافون الله، ويتبعون أحكامه</text:span><text:span text:style-name="T3">.</text:span></text:p>
      <text:p text:style-name="P1"><text:span text:style-name="T4">الَّذِينَ يُؤْمِنُونَ بِالْغَيْبِ وَيُقِيمُونَ الصَّلَاةَ وَمِمَّا رَزَقْنَاهُمْ يُنْفِقُونَ </text:span><text:span text:style-name="T3">(3) </text:span></text:p>
      <text:p text:style-name="P1"><text:span text:style-name="T4">وهم الذين يُصَدِّقون بالغيب الذي لا تدركه حواسُّهم ولا عقولهم وحدها</text:span><text:span text:style-name="T3">; </text:span><text:span text:style-name="T4">لأنه لا يُعْرف إلا بوحي الله إلى رسله، مثل الإيمان بالملائكة، والجنة، والنار، وغير ذلك مما أخبر الله به أو أخبر به رسوله صلى الله عليه وسلم، </text:span><text:span text:style-name="T3">(</text:span><text:span text:style-name="T4">والإيمان</text:span><text:span text:style-name="T3">: </text:span><text:span text:style-name="T4">كلمة جامعة للإقرار بالله وملائكته وكتبه ورسله واليوم الآخر والقدر خيره وشره، وتصديق الإقرار بالقول والعمل بالقلب واللسان والجوارح</text:span><text:span text:style-name="T3">) </text:span><text:span text:style-name="T4">وهم مع تصديقهم بالغيب يحافظون على أداء الصلاة في مواقيتها أداءً صحيحًا وَفْق ما شرع الله لنبيه محمد صلى الله عليه وسلم، ومما أعطيناهم من المال يخرجون صدقة أموالهم الواجبة والمستحبة</text:span><text:span text:style-name="T3">.</text:span></text:p>
      <text:p text:style-name="P1"><text:span text:style-name="T4">وَالَّذِينَ يُؤْمِنُونَ بِمَا أُنْزِلَ إِلَيْكَ وَمَا أُنْزِلَ مِنْ قَبْلِكَ وَبِالْآخِرَةِ هُمْ يُوقِنُونَ </text:span><text:span text:style-name="T3">(4) </text:span></text:p>
      <text:p text:style-name="P1"><text:span text:style-name="T4">والذين يُصَدِّقون بما أُنزل إليك أيها الرسول من القرآن، وبما أنزل إليك من الحكمة، وهي السنة، وبكل ما أُنزل مِن قبلك على الرسل من كتب، كالتوراة والإنجيل وغيرهما، ويُصَدِّقون بدار الحياة بعد الموت وما فيها من الحساب والجزاء، تصديقا بقلوبهم يظهر على ألسنتهم وجوارحهم وخص يوم الآخرة بالذكر</text:span><text:span text:style-name="T3">; </text:span><text:span text:style-name="T4">لأن الإيمان به من أعظم البواعث على فعل الطاعات، واجتناب المحرمات، ومحاسبة النفس</text:span><text:span text:style-name="T3">.</text:span></text:p>
      <text:p text:style-name="P1"><text:span text:style-name="T4">أُولَئِكَ عَلَى هُدًى مِنْ رَبِّهِمْ وَأُولَئِكَ هُمُ الْمُفْلِحُونَ </text:span><text:span text:style-name="T3">(5) </text:span></text:p>
      <text:p text:style-name="P1"><text:span text:style-name="T4">أصحاب هذه الصفات على نور من ربهم وبتوفيق مِن خالقهم وهاديهم، وهم الفائزون الذين أدركوا ما طلبوا، ونَجَوا من شرِّ ما منه هربوا</text:span><text:span text:style-name="T3">.</text:span></text:p>
      <text:p text:style-name="P1"><text:span text:style-name="T4">إِنَّ الَّذِينَ كَفَرُوا سَوَاءٌ عَلَيْهِمْ أَأَنْذَرْتَهُمْ أَمْ لَمْ تُنْذِرْهُمْ لَا يُؤْمِنُونَ </text:span><text:span text:style-name="T3">(6) </text:span></text:p>
      <text:p text:style-name="P1"><text:span text:style-name="T4">إن الذين جحدوا ما أُنزل إليك من ربك استكبارًا وطغيانًا، لن يقع منهم الإيمان، سواء أخوَّفتهم وحذرتهم </text:span><text:span text:style-name="T3">-</text:span><text:span text:style-name="T4">أيها الرسول</text:span><text:span text:style-name="T3">- </text:span><text:span text:style-name="T4">من عذاب الله، أم تركت ذلك؛ لإصرارهم على باطلهم</text:span><text:span text:style-name="T3">.</text:span></text:p>
      <text:p text:style-name="P1"><text:span text:style-name="T4">خَتَمَ اللَّهُ عَلَى قُلُوبِهِمْ وَعَلَى سَمْعِهِمْ وَعَلَى أَبْصَارِهِمْ غِشَاوَةٌ وَلَهُمْ عَذَابٌ عَظِيمٌ </text:span><text:span text:style-name="T3">(7) </text:span></text:p>
      <text:p text:style-name="P1"><text:span text:style-name="T4">طبع الله على قلوب هؤلاء وعلى سمعهم، وجعل على أبصارهم غطاء</text:span><text:span text:style-name="T3">; </text:span><text:span text:style-name="T4">بسبب كفرهم وعنادهم مِن بعد ما تبيَّن لهم الحق، فلم يوفقهم للهدى، ولهم عذاب شديد في نار جهنم</text:span><text:span text:style-name="T3">.</text:span></text:p>
      <text:p text:style-name="P1"><text:span text:style-name="T4">وَمِنَ النَّاسِ مَنْ يَقُولُ آمَنَّا بِاللَّهِ وَبِالْيَوْمِ الْآخِرِ وَمَا هُمْ بِمُؤْمِنِينَ </text:span><text:span text:style-name="T3">(8) </text:span></text:p>
      <text:p text:style-name="P1"><text:soft-page-break/><text:span text:style-name="T4">ومن الناس فريق يتردد متحيِّرًا بين المؤمنين والكافرين، وهم المنافقون الذين يقولون بألسنتهم</text:span><text:span text:style-name="T3">: </text:span><text:span text:style-name="T4">صدَّقْنَا بالله وباليوم الآخر، وهم في باطنهم كاذبون لم يؤمنوا</text:span><text:span text:style-name="T3">.</text:span></text:p>
      <text:p text:style-name="P1"><text:span text:style-name="T4">يُخَادِعُونَ اللَّهَ وَالَّذِينَ آمَنُوا وَمَا يَخْدَعُونَ إِلَّا أَنْفُسَهُمْ وَمَا يَشْعُرُونَ </text:span><text:span text:style-name="T3">(9) </text:span></text:p>
      <text:p text:style-name="P1"><text:span text:style-name="T4">يعتقدون بجهلهم أنهم يخادعون الله والذين آمنوا بإظهارهم الإيمان وإضمارهم الكفر، وما يخدعون إلا أنفسهم</text:span><text:span text:style-name="T3">; </text:span><text:span text:style-name="T4">لأن عاقبة خداعهم تعود عليهم</text:span><text:span text:style-name="T3">. </text:span><text:span text:style-name="T4">ومِن فرط جهلهم لا يُحِسُّون بذلك</text:span><text:span text:style-name="T3">; </text:span><text:span text:style-name="T4">لفساد قلوبهم</text:span><text:span text:style-name="T3">.</text:span></text:p>
      <text:p text:style-name="P1"><text:span text:style-name="T4">فِي قُلُوبِهِمْ مَرَضٌ فَزَادَهُمُ اللَّهُ مَرَضًا وَلَهُمْ عَذَابٌ أَلِيمٌ بِمَا كَانُوا يَكْذِبُونَ </text:span><text:span text:style-name="T3">(10) </text:span></text:p>
      <text:p text:style-name="P1"><text:span text:style-name="T4">في قلوبهم شكٌّ وفساد فابْتُلوا بالمعاصي الموجبة لعقوبتهم، فزادهم الله شكًا، ولهم عقوبة موجعة بسبب كذبهم ونفاقهم</text:span><text:span text:style-name="T3">.</text:span></text:p>
      <text:p text:style-name="P1"><text:span text:style-name="T4">وَإِذَا قِيلَ لَهُمْ لَا تُفْسِدُوا فِي الْأَرْضِ قَالُوا إِنَّمَا نَحْنُ مُصْلِحُونَ </text:span><text:span text:style-name="T3">(11) </text:span></text:p>
      <text:p text:style-name="P1"><text:span text:style-name="T4">وإذا نُصحوا ليكفُّوا عن الإفساد في الأرض بالكفر والمعاصي، وإفشاء أسرار المؤمنين، وموالاة الكافرين، قالوا </text:span><text:span text:style-name="T3">-</text:span><text:span text:style-name="T4">كذبًا وجدالاً</text:span><text:span text:style-name="T3">- </text:span><text:span text:style-name="T4">إنما نحن أهل الإصلاح</text:span><text:span text:style-name="T3">.</text:span></text:p>
      <text:p text:style-name="P1"><text:span text:style-name="T4">أَلَا إِنَّهُمْ هُمُ الْمُفْسِدُونَ وَلَكِنْ لَا يَشْعُرُونَ </text:span><text:span text:style-name="T3">(12) </text:span></text:p>
      <text:p text:style-name="P1"><text:span text:style-name="T4">إنَّ هذا الذي يفعلونه ويزعمون أنه إصلاح هو عين الفساد، لكنهم بسبب جهلهم وعنادهم لا يُحِسُّون</text:span><text:span text:style-name="T3">.</text:span></text:p>
      <text:p text:style-name="P1"><text:span text:style-name="T4">وَإِذَا قِيلَ لَهُمْ آمِنُوا كَمَا آمَنَ النَّاسُ قَالُوا أَنُؤْمِنُ كَمَا آمَنَ السُّفَهَاءُ أَلَا إِنَّهُمْ هُمُ السُّفَهَاءُ وَلَكِنْ لَا يَعْلَمُونَ </text:span><text:span text:style-name="T3">(13) </text:span></text:p>
      <text:p text:style-name="P1"><text:span text:style-name="T4">وإذا قيل للمنافقين</text:span><text:span text:style-name="T3">: </text:span><text:span text:style-name="T4">آمِنُوا </text:span><text:span text:style-name="T3">-</text:span><text:span text:style-name="T4">مثل إيمان الصحابة، وهو الإيمان بالقلب واللسان والجوارح</text:span><text:span text:style-name="T3">-</text:span><text:span text:style-name="T4">، جادَلوا وقالوا</text:span><text:span text:style-name="T3">: </text:span><text:span text:style-name="T4">أَنُصَدِّق مثل تصديق ضعاف العقل والرأي، فنكون نحن وهم في السَّفَهِ سواء؟ فردَّ الله عليهم بأن السَّفَهَ مقصور عليهم، وهم لا يعلمون أن ما هم فيه هو الضلال والخسران</text:span><text:span text:style-name="T3">.</text:span></text:p>
      <text:p text:style-name="P1"><text:span text:style-name="T4">وَإِذَا لَقُوا الَّذِينَ آمَنُوا قَالُوا آمَنَّا وَإِذَا خَلَوْا إِلَى شَيَاطِينِهِمْ قَالُوا إِنَّا مَعَكُمْ إِنَّمَا نَحْنُ مُسْتَهْزِئُونَ </text:span><text:span text:style-name="T3">(14) </text:span></text:p>
      <text:p text:style-name="P1"><text:span text:style-name="T4">هؤلاء المنافقون إذا قابلوا المؤمنين قالوا</text:span><text:span text:style-name="T3">: </text:span><text:span text:style-name="T4">صدَّقنا بالإسلام مثلكم، وإذا انصرفوا وذهبوا إلى زعمائهم الكفرة المتمردين على الله أكَّدوا لهم أنهم على ملة الكفر لم يتركوها، وإنما كانوا يَسْتَخِفُّون بالمؤمنين، ويسخرون منهم</text:span><text:span text:style-name="T3">.</text:span></text:p>
      <text:p text:style-name="P1"><text:span text:style-name="T4">اللَّهُ يَسْتَهْزِئُ بِهِمْ وَيَمُدُّهُمْ فِي طُغْيَانِهِمْ يَعْمَهُونَ </text:span><text:span text:style-name="T3">(15) </text:span></text:p>
      <text:p text:style-name="P1"><text:span text:style-name="T4">الله يستهزئ بهم ويُمهلهم</text:span><text:span text:style-name="T3">; </text:span><text:span text:style-name="T4">ليزدادوا ضلالا وحَيْرة وترددًا، ويجازيهم على استهزائهم بالمؤمنين</text:span><text:span text:style-name="T3">.</text:span></text:p>
      <text:p text:style-name="P1"><text:span text:style-name="T4">أُولَئِكَ الَّذِينَ اشْتَرَوُا الضَّلَالَةَ بِالْهُدَى فَمَا رَبِحَتْ تِجَارَتُهُمْ وَمَا كَانُوا مُهْتَدِينَ </text:span><text:span text:style-name="T3">(16) </text:span></text:p>
      <text:p text:style-name="P1"><text:soft-page-break/><text:span text:style-name="T4">أولئك المنافقون باعوا أنفسهم في صفقة خاسرة، فأخذوا الكفر، وتركوا الإيمان، فما كسبوا شيئًا، بل خَسِروا الهداية</text:span><text:span text:style-name="T3">. </text:span><text:span text:style-name="T4">وهذا هو الخسران المبين</text:span><text:span text:style-name="T3">.</text:span></text:p>
      <text:p text:style-name="P1"><text:span text:style-name="T4">مَثَلُهُمْ كَمَثَلِ الَّذِي اسْتَوْقَدَ نَارًا فَلَمَّا أَضَاءَتْ مَا حَوْلَهُ ذَهَبَ اللَّهُ بِنُورِهِمْ وَتَرَكَهُمْ فِي ظُلُمَاتٍ لَا يُبْصِرُونَ </text:span><text:span text:style-name="T3">(17) </text:span></text:p>
      <text:p text:style-name="P1"><text:span text:style-name="T4">حال المنافقين الذين آمنوا </text:span><text:span text:style-name="T3">-</text:span><text:span text:style-name="T4">ظاهرًا لا باطنًا</text:span><text:span text:style-name="T3">- </text:span><text:span text:style-name="T4">برسالة محمد صلى الله عليه وسلم، ثم كفروا، فصاروا يتخبطون في ظلماتِ ضلالهم وهم لا يشعرون، ولا أمل لهم في الخروج منها، تُشْبه حالَ جماعة في ليلة مظلمة، وأوقد أحدهم نارًا عظيمة للدفء والإضاءة، فلما سطعت النار وأنارت ما حوله، انطفأت وأعتمت، فصار أصحابها في ظلمات لا يرون شيئًا، ولا يهتدون إلى طريق ولا مخرج</text:span><text:span text:style-name="T3">.</text:span></text:p>
      <text:p text:style-name="P1"><text:span text:style-name="T4">صُمٌّ بُكْمٌ عُمْيٌ فَهُمْ لَا يَرْجِعُونَ </text:span><text:span text:style-name="T3">(18) </text:span></text:p>
      <text:p text:style-name="P1"><text:span text:style-name="T4">هم صُمٌّ عن سماع الحق سماع تدبر، بُكْم عن النطق به، عُمْي عن إبصار نور الهداية</text:span><text:span text:style-name="T3">; </text:span><text:span text:style-name="T4">لذلك لا يستطيعون الرجوع إلى الإيمان الذي تركوه، واستعاضوا عنه بالضلال</text:span><text:span text:style-name="T3">.</text:span></text:p>
      <text:p text:style-name="P1"><text:span text:style-name="T4">أَوْ كَصَيِّبٍ مِنَ السَّمَاءِ فِيهِ ظُلُمَاتٌ وَرَعْدٌ وَبَرْقٌ يَجْعَلُونَ أَصَابِعَهُمْ فِي آذَانِهِمْ مِنَ الصَّوَاعِقِ حَذَرَ الْمَوْتِ وَاللَّهُ مُحِيطٌ بِالْكَافِرِينَ </text:span><text:span text:style-name="T3">(19) </text:span></text:p>
      <text:p text:style-name="P1"><text:span text:style-name="T4">أو تُشْبه حالُ فريق آخر من المنافقين يظهر لهم الحق تارة، ويشكون فيه تارة أخرى، حالَ جماعة يمشون في العراء، فينصب عليهم مطر شديد، تصاحبه ظلمات بعضها فوق بعض، مع قصف الرعد، ولمعان البرق، والصواعق المحرقة، التي تجعلهم من شدة الهول يضعون أصابعهم في آذانهم</text:span><text:span text:style-name="T3">; </text:span><text:span text:style-name="T4">خوفًا من الهلاك</text:span><text:span text:style-name="T3">. </text:span><text:span text:style-name="T4">والله تعالى محيط بالكافرين لا يفوتونه ولا يعجزونه</text:span><text:span text:style-name="T3">.</text:span></text:p>
      <text:p text:style-name="P1"><text:span text:style-name="T4">يَكَادُ الْبَرْقُ يَخْطَفُ أَبْصَارَهُمْ كُلَّمَا أَضَاءَ لَهُمْ مَشَوْا فِيهِ وَإِذَا أَظْلَمَ عَلَيْهِمْ قَامُوا وَلَوْ شَاءَ اللَّهُ لَذَهَبَ بِسَمْعِهِمْ وَأَبْصَارِهِمْ إِنَّ اللَّهَ عَلَى كُلِّ شَيْءٍ قَدِيرٌ </text:span><text:span text:style-name="T3">(20) </text:span></text:p>
      <text:p text:style-name="P1"><text:span text:style-name="T4">يقارب البرق </text:span><text:span text:style-name="T3">-</text:span><text:span text:style-name="T4">من شدة لمعانه</text:span><text:span text:style-name="T3">- </text:span><text:span text:style-name="T4">أن يسلب أبصارهم، ومع ذلك فكلَّما أضاء لهم مشَوْا في ضوئه، وإذا ذهب أظلم الطريق عليهم فيقفون في أماكنهم</text:span><text:span text:style-name="T3">. </text:span><text:span text:style-name="T4">ولولا إمهال الله لهم لسلب سمعهم وأبصارهم، وهو قادر على ذلك في كل وقتٍ، إنه على كل شيء قدير</text:span><text:span text:style-name="T3">.</text:span></text:p>
      <text:p text:style-name="P1"><text:span text:style-name="T4">يَاأَيُّهَا النَّاسُ اعْبُدُوا رَبَّكُمُ الَّذِي خَلَقَكُمْ وَالَّذِينَ مِنْ قَبْلِكُمْ لَعَلَّكُمْ تَتَّقُونَ </text:span><text:span text:style-name="T3">(21) </text:span></text:p>
      <text:p text:style-name="P1"><text:span text:style-name="T4">نداء من الله للبشر جميعًا</text:span><text:span text:style-name="T3">: </text:span><text:span text:style-name="T4">أن اعبدوا الله الذي ربَّاكم بنعمه، وخافوه ولا تخالفوا دينه</text:span><text:span text:style-name="T3">; </text:span><text:span text:style-name="T4">فقد أوجدكم من العدم، وأوجد الذين من قبلكم</text:span><text:span text:style-name="T3">; </text:span><text:span text:style-name="T4">لتكونوا من المتقين الذين رضي الله عنهم ورضوا عنه</text:span><text:span text:style-name="T3">.</text:span></text:p>
      <text:p text:style-name="P1"><text:span text:style-name="T4">الَّذِي جَعَلَ لَكُمُ الْأَرْضَ فِرَاشًا وَالسَّمَاءَ بِنَاءً وَأَنْزَلَ مِنَ السَّمَاءِ مَاءً فَأَخْرَجَ بِهِ مِنَ الثَّمَرَاتِ رِزْقًا لَكُمْ فَلَا تَجْعَلُوا لِلَّهِ أَنْدَادًا وَأَنْتُمْ تَعْلَمُونَ </text:span><text:span text:style-name="T3">(22) </text:span></text:p>
      <text:p text:style-name="P1"><text:soft-page-break/><text:span text:style-name="T4">ربكم الذي جعل لكم الأرض بساطًا</text:span><text:span text:style-name="T3">; </text:span><text:span text:style-name="T4">لتسهل حياتكم عليها، والسماء محكمة البناء، وأنزل المطر من السحاب فأخرج لكم به من ألوان الثمرات وأنواع النبات رزقًا لكم، فلا تجعلوا لله نظراء في العبادة، وأنتم تعلمون تفرُّده بالخلق والرزق، واستحقاقِه العبودية</text:span><text:span text:style-name="T3">.</text:span></text:p>
      <text:p text:style-name="P1"><text:span text:style-name="T4">وَإِنْ كُنْتُمْ فِي رَيْبٍ مِمَّا نَزَّلْنَا عَلَى عَبْدِنَا فَأْتُوا بِسُورَةٍ مِنْ مِثْلِهِ وَادْعُوا شُهَدَاءَكُمْ مِنْ دُونِ اللَّهِ إِنْ كُنْتُمْ صَادِقِينَ </text:span><text:span text:style-name="T3">(23) </text:span></text:p>
      <text:p text:style-name="P1"><text:span text:style-name="T4">وإن كنتم </text:span><text:span text:style-name="T3">-</text:span><text:span text:style-name="T4">أيها الكافرون المعاندون</text:span><text:span text:style-name="T3">- </text:span><text:span text:style-name="T4">في شَكٍّ من القرآن الذي نَزَّلناه على عبدنا محمد صلى الله عليه وسلم، وتزعمون أنه ليس من عند الله، فهاتوا سورة تماثل سورة من القرآن، واستعينوا بمن تقدرون عليه مِن أعوانكم، إن كنتم صادقين في دعواكم</text:span><text:span text:style-name="T3">.</text:span></text:p>
      <text:p text:style-name="P1"><text:span text:style-name="T4">فَإِنْ لَمْ تَفْعَلُوا وَلَنْ تَفْعَلُوا فَاتَّقُوا النَّارَ الَّتِي وَقُودُهَا النَّاسُ وَالْحِجَارَةُ أُعِدَّتْ لِلْكَافِرِينَ </text:span><text:span text:style-name="T3">(24) </text:span></text:p>
      <text:p text:style-name="P1"><text:span text:style-name="T4">فإن عجَزتم الآن </text:span><text:span text:style-name="T3">-</text:span><text:span text:style-name="T4">وستعجزون مستقبلا لا محالة</text:span><text:span text:style-name="T3">- </text:span><text:span text:style-name="T4">فاتقوا النار بالإيمان بالنبي صلى الله عليه وسلم وطاعة الله تعالى</text:span><text:span text:style-name="T3">. </text:span><text:span text:style-name="T4">هذه النار التي حَطَبُها الناس والحجارة، أُعِدَّتْ للكافرين بالله ورسله</text:span><text:span text:style-name="T3">.</text:span></text:p>
      <text:p text:style-name="P1"><text:span text:style-name="T4">وَبَشِّرِ الَّذِينَ آمَنُوا وَعَمِلُوا الصَّالِحَاتِ أَنَّ لَهُمْ جَنَّاتٍ تَجْرِي مِنْ تَحْتِهَا الْأَنْهَارُ كُلَّمَا رُزِقُوا مِنْهَا مِنْ ثَمَرَةٍ رِزْقًا قَالُوا هَذَا الَّذِي رُزِقْنَا مِنْ قَبْلُ وَأُتُوا بِهِ مُتَشَابِهًا وَلَهُمْ فِيهَا أَزْوَاجٌ مُطَهَّرَةٌ وَهُمْ فِيهَا خَالِدُونَ </text:span><text:span text:style-name="T3">(25) </text:span></text:p>
      <text:p text:style-name="P1"><text:span text:style-name="T4">وأخبر </text:span><text:span text:style-name="T3">-</text:span><text:span text:style-name="T4">أيها الرسول</text:span><text:span text:style-name="T3">- </text:span><text:span text:style-name="T4">أهل الإيمان والعمل الصالح خبرًا يملؤهم سرورًا، بأن لهم في الآخرة حدائق عجيبة، تجري الأنهار تحت قصورها العالية وأشجارها الظليلة</text:span><text:span text:style-name="T3">. </text:span><text:span text:style-name="T4">كلَّما رزقهم الله فيها نوعًا من الفاكهة اللذيذة قالوا</text:span><text:span text:style-name="T3">: </text:span><text:span text:style-name="T4">قد رَزَقَنا الله هذا النوع من قبل، فإذا ذاقوه وجدوه شيئًا جديدًا في طعمه ولذته، وإن تشابه مع سابقه في اللون والمنظر والاسم</text:span><text:span text:style-name="T3">. </text:span><text:span text:style-name="T4">ولهم في الجنَّات زوجات مطهَّرات من كل ألوان الدنس الحسيِّ كالبول والحيض، والمعنوي كالكذب وسوء الخُلُق</text:span><text:span text:style-name="T3">. </text:span><text:span text:style-name="T4">وهم في الجنة ونعيمها دائمون، لا يموتون فيها ولا يخرجون منها</text:span><text:span text:style-name="T3">.</text:span></text:p>
      <text:p text:style-name="P1"><text:span text:style-name="T4">إِنَّ اللَّهَ لَا يَسْتَحْيِي أَنْ يَضْرِبَ مَثَلًا مَا بَعُوضَةً فَمَا فَوْقَهَا فَأَمَّا الَّذِينَ آمَنُوا فَيَعْلَمُونَ أَنَّهُ الْحَقُّ مِنْ رَبِّهِمْ وَأَمَّا الَّذِينَ كَفَرُوا فَيَقُولُونَ مَاذَا أَرَادَ اللَّهُ بِهَذَا مَثَلًا يُضِلُّ بِهِ كَثِيرًا وَيَهْدِي بِهِ كَثِيرًا وَمَا يُضِلُّ بِهِ إِلَّا الْفَاسِقِينَ </text:span><text:span text:style-name="T3">(26) </text:span></text:p>
      <text:p text:style-name="P1"><text:span text:style-name="T4">إن الله تعالى لا يستحيي من الحق أن يذكر شيئًا ما، قلَّ أو كثر، ولو كان تمثيلا بأصغر شيء، كالبعوضة والذباب ونحو ذلك، مما ضربه الله مثلا لِعَجْز كل ما يُعْبَد من دون الله</text:span><text:span text:style-name="T3">. </text:span><text:span text:style-name="T4">فأما المؤمنون فيعلمون حكمة الله في التمثيل بالصغير والكبير من خلقه، وأما الكفار فَيَسْخرون ويقولون</text:span><text:span text:style-name="T3">: </text:span><text:span text:style-name="T4">ما مراد الله مِن ضَرْب المثل بهذه الحشرات الحقيرة؟ ويجيبهم الله بأن المراد هو الاختبار، وتمييز المؤمن من الكافر</text:span><text:span text:style-name="T3">; </text:span><text:span text:style-name="T4">لذلك يصرف الله بهذا المثل ناسًا كثيرين عن الحق لسخريتهم منه، ويوفق به غيرهم </text:span><text:soft-page-break/><text:span text:style-name="T4">إلى مزيد من الإيمان والهداية</text:span><text:span text:style-name="T3">. </text:span><text:span text:style-name="T4">والله تعالى لا يظلم أحدًا</text:span><text:span text:style-name="T3">; </text:span><text:span text:style-name="T4">لأنه لا يَصْرِف عن الحق إلا الخارجين عن طاعته</text:span><text:span text:style-name="T3">.</text:span></text:p>
      <text:p text:style-name="P1"><text:span text:style-name="T4">الَّذِينَ يَنْقُضُونَ عَهْدَ اللَّهِ مِنْ بَعْدِ مِيثَاقِهِ وَيَقْطَعُونَ مَا أَمَرَ اللَّهُ بِهِ أَنْ يُوصَلَ وَيُفْسِدُونَ فِي الْأَرْضِ أُولَئِكَ هُمُ الْخَاسِرُونَ </text:span><text:span text:style-name="T3">(27) </text:span></text:p>
      <text:p text:style-name="P1"><text:span text:style-name="T4">الذين ينكثون عهد الله الذي أخذه عليهم بالتوحيد والطاعة، وقد أكَّده بإرسال الرسل، وإنزال الكتب، ويخالفون دين الله كقطع الأرحام ونشر الفساد في الأرض، أولئك هم الخاسرون في الدنيا والآخرة</text:span><text:span text:style-name="T3">.</text:span></text:p>
      <text:p text:style-name="P1"><text:span text:style-name="T4">كَيْفَ تَكْفُرُونَ بِاللَّهِ وَكُنْتُمْ أَمْوَاتًا فَأَحْيَاكُمْ ثُمَّ يُمِيتُكُمْ ثُمَّ يُحْيِيكُمْ ثُمَّ إِلَيْهِ تُرْجَعُونَ </text:span><text:span text:style-name="T3">(28) </text:span></text:p>
      <text:p text:style-name="P1"><text:span text:style-name="T4">كيف تنكرون </text:span><text:span text:style-name="T3">-</text:span><text:span text:style-name="T4">أيُّها المشركون</text:span><text:span text:style-name="T3">- </text:span><text:span text:style-name="T4">وحدانية الله تعالى، وتشركون به غيره في العبادة مع البرهان القاطع عليها في أنفسكم؟ فلقد كنتم أمواتًا فأوجدكم ونفخ فيكم الحياة، ثم يميتكم بعد انقضاء آجالكم التي حددها لكم، ثم يعيدكم أحياء يوم البعث، ثم إليه ترجعون للحساب والجزاء</text:span><text:span text:style-name="T3">.</text:span></text:p>
      <text:p text:style-name="P1"><text:span text:style-name="T4">هُوَ الَّذِي خَلَقَ لَكُمْ مَا فِي الْأَرْضِ جَمِيعًا ثُمَّ اسْتَوَى إِلَى السَّمَاءِ فَسَوَّاهُنَّ سَبْعَ سَمَاوَاتٍ وَهُوَ بِكُلِّ شَيْءٍ عَلِيمٌ </text:span><text:span text:style-name="T3">(29) </text:span></text:p>
      <text:p text:style-name="P1"><text:span text:style-name="T4">اللهُ وحده الذي خَلَق لأجلكم كل ما في الأرض من النِّعم التي تنتفعون بها، ثم قصد إلى خلق السموات، فسوَّاهنَّ سبع سموات، وهو بكل شيء عليم</text:span><text:span text:style-name="T3">. </text:span><text:span text:style-name="T4">فعِلْمُه </text:span><text:span text:style-name="T3">-</text:span><text:span text:style-name="T4">سبحانه</text:span><text:span text:style-name="T3">- </text:span><text:span text:style-name="T4">محيط بجميع ما خلق</text:span><text:span text:style-name="T3">.</text:span></text:p>
      <text:p text:style-name="P1"><text:span text:style-name="T4">وَإِذْ قَالَ رَبُّكَ لِلْمَلَائِكَةِ إِنِّي جَاعِلٌ فِي الْأَرْضِ خَلِيفَةً قَالُوا أَتَجْعَلُ فِيهَا مَنْ يُفْسِدُ فِيهَا وَيَسْفِكُ الدِّمَاءَ وَنَحْنُ نُسَبِّحُ بِحَمْدِكَ وَنُقَدِّسُ لَكَ قَالَ إِنِّي أَعْلَمُ مَا لَا تَعْلَمُونَ </text:span><text:span text:style-name="T3">(30) </text:span></text:p>
      <text:p text:style-name="P1"><text:span text:style-name="T4">واذكر </text:span><text:span text:style-name="T3">-</text:span><text:span text:style-name="T4">أيها الرسول</text:span><text:span text:style-name="T3">- </text:span><text:span text:style-name="T4">للناس حين قال ربك للملائكة</text:span><text:span text:style-name="T3">: </text:span><text:span text:style-name="T4">إني جاعل في الأرض قومًا يخلف بعضهم بعضًا لعمارتها</text:span><text:span text:style-name="T3">. </text:span><text:span text:style-name="T4">قالت</text:span><text:span text:style-name="T3">: </text:span><text:span text:style-name="T4">يا ربَّنا علِّمْنا وأَرْشِدْنا ما الحكمة في خلق هؤلاء، مع أنَّ من شأنهم الإفساد في الأرض واراقة الدماء ظلما وعدوانًا ونحن طوع أمرك، ننزِّهك التنزيه اللائق بحمدك وجلالك، ونمجِّدك بكل صفات الكمال والجلال؟ قال الله لهم</text:span><text:span text:style-name="T3">: </text:span><text:span text:style-name="T4">إني أعلم ما لا تعلمون من المصلحة الراجحة في خلقهم</text:span><text:span text:style-name="T3">.</text:span></text:p>
      <text:p text:style-name="P1"><text:span text:style-name="T4">وَعَلَّمَ آدَمَ الْأَسْمَاءَ كُلَّهَا ثُمَّ عَرَضَهُمْ عَلَى الْمَلَائِكَةِ فَقَالَ أَنْبِئُونِي بِأَسْمَاءِ هَؤُلَاءِ إِنْ كُنْتُمْ صَادِقِينَ </text:span><text:span text:style-name="T3">(31) </text:span></text:p>
      <text:p text:style-name="P1"><text:span text:style-name="T4">وبيانًا لفضل آدم عليه السلام علَّمه الله أسماء الأشياء كلها، ثم عرض مسمياتها على الملائكة قائلا لهم</text:span><text:span text:style-name="T3">: </text:span><text:span text:style-name="T4">أخبروني بأسماء هؤلاء الموجودات، إن كنتم صادقين في أنكم أَوْلى بالاستخلاف في الأرض منهم</text:span><text:span text:style-name="T3">.</text:span></text:p>
      <text:p text:style-name="P1"><text:span text:style-name="T4">قَالُوا سُبْحَانَكَ لَا عِلْمَ لَنَا إِلَّا مَا عَلَّمْتَنَا إِنَّكَ أَنْتَ الْعَلِيمُ الْحَكِيمُ </text:span><text:span text:style-name="T3">(32) </text:span></text:p>
      <text:p text:style-name="P1"><text:soft-page-break/><text:span text:style-name="T4">قالت الملائكة</text:span><text:span text:style-name="T3">: </text:span><text:span text:style-name="T4">ننزِّهك يا ربَّنا، ليس لنا علم إلا ما علَّمتنا إياه</text:span><text:span text:style-name="T3">. </text:span><text:span text:style-name="T4">إنك أنت وحدك العليم بشئون خلقك، الحكيم في تدبيرك</text:span><text:span text:style-name="T3">.</text:span></text:p>
      <text:p text:style-name="P1"><text:span text:style-name="T4">قَالَ يَاآدَمُ أَنْبِئْهُمْ بِأَسْمَائِهِمْ فَلَمَّا أَنْبَأَهُمْ بِأَسْمَائِهِمْ قَالَ أَلَمْ أَقُلْ لَكُمْ إِنِّي أَعْلَمُ غَيْبَ السَّمَاوَاتِ وَالْأَرْضِ وَأَعْلَمُ مَا تُبْدُونَ وَمَا كُنْتُمْ تَكْتُمُونَ </text:span><text:span text:style-name="T3">(33) </text:span></text:p>
      <text:p text:style-name="P1"><text:span text:style-name="T4">قال الله</text:span><text:span text:style-name="T3">: </text:span><text:span text:style-name="T4">يا آدم أخبرهم بأسماء هذه الأشياء التي عجَزوا عن معرفتها</text:span><text:span text:style-name="T3">. </text:span><text:span text:style-name="T4">فلما أخبرهم آدم بها، قال الله للملائكة</text:span><text:span text:style-name="T3">: </text:span><text:span text:style-name="T4">لقد أخبرتكم أني أعلم ما خفي عنكم في السموات والأرض، وأعلم ما تظهرونه وما تخفونه</text:span><text:span text:style-name="T3">.</text:span></text:p>
      <text:p text:style-name="P1"><text:span text:style-name="T4">وَإِذْ قُلْنَا لِلْمَلَائِكَةِ اسْجُدُوا لِآدَمَ فَسَجَدُوا إِلَّا إِبْلِيسَ أَبَى وَاسْتَكْبَرَ وَكَانَ مِنَ الْكَافِرِينَ </text:span><text:span text:style-name="T3">(34) </text:span></text:p>
      <text:p text:style-name="P1"><text:span text:style-name="T4">واذكر </text:span><text:span text:style-name="T3">-</text:span><text:span text:style-name="T4">أيها الرسول</text:span><text:span text:style-name="T3">- </text:span><text:span text:style-name="T4">للناس تكريم الله لآدم حين قال سبحانه للملائكة</text:span><text:span text:style-name="T3">: </text:span><text:span text:style-name="T4">اسجدوا لآدم إكرامًا له وإظهارًا لفضله، فأطاعوا جميعًا إلا إبليس امتنع عن السجود تكبرًا وحسدًا، فصار من الجاحدين بالله، العاصين لأمره</text:span><text:span text:style-name="T3">.</text:span></text:p>
      <text:p text:style-name="P1"><text:span text:style-name="T4">وَقُلْنَا يَاآدَمُ اسْكُنْ أَنْتَ وَزَوْجُكَ الْجَنَّةَ وَكُلَا مِنْهَا رَغَدًا حَيْثُ شِئْتُمَا وَلَا تَقْرَبَا هَذِهِ الشَّجَرَةَ فَتَكُونَا مِنَ الظَّالِمِينَ </text:span><text:span text:style-name="T3">(35) </text:span></text:p>
      <text:p text:style-name="P1"><text:span text:style-name="T4">وقال الله</text:span><text:span text:style-name="T3">: </text:span><text:span text:style-name="T4">يا آدم اسكن أنت وزوجك حواء الجنة، وتمتعا بثمارها تمتعًا هنيئًا واسعًا في أي مكان تشاءان فيها، ولا تقربا هذه الشجرة حتى لا تقعا في المعصية، فتصيرا من المتجاوزين أمر الله</text:span><text:span text:style-name="T3">.</text:span></text:p>
      <text:p text:style-name="P1"><text:span text:style-name="T4">فَأَزَلَّهُمَا الشَّيْطَانُ عَنْهَا فَأَخْرَجَهُمَا مِمَّا كَانَا فِيهِ وَقُلْنَا اهْبِطُوا بَعْضُكُمْ لِبَعْضٍ عَدُوٌّ وَلَكُمْ فِي الْأَرْضِ مُسْتَقَرٌّ وَمَتَاعٌ إِلَى حِينٍ </text:span><text:span text:style-name="T3">(36) </text:span></text:p>
      <text:p text:style-name="P1"><text:span text:style-name="T4">فأوقعهما الشيطان في الخطيئة</text:span><text:span text:style-name="T3">: </text:span><text:span text:style-name="T4">بأنْ وسوس لهما حتى أكلا من الشجرة، فتسبب في إخراجهما من الجنة ونعيمها</text:span><text:span text:style-name="T3">. </text:span><text:span text:style-name="T4">وقال الله لهم</text:span><text:span text:style-name="T3">: </text:span><text:span text:style-name="T4">اهبطوا إلى الأرض، يعادي بعضكم بعضًا </text:span><text:span text:style-name="T3">-</text:span><text:span text:style-name="T4">أي آدم وحواء والشيطان</text:span><text:span text:style-name="T3">- </text:span><text:span text:style-name="T4">ولكم في الأرض استقرار وإقامة، وانتفاع بما فيها إلى وقت انتهاء آجالكم</text:span><text:span text:style-name="T3">.</text:span></text:p>
      <text:p text:style-name="P1"><text:span text:style-name="T4">فَتَلَقَّى آدَمُ مِنْ رَبِّهِ كَلِمَاتٍ فَتَابَ عَلَيْهِ إِنَّهُ هُوَ التَّوَّابُ الرَّحِيمُ </text:span><text:span text:style-name="T3">(37) </text:span></text:p>
      <text:p text:style-name="P1"><text:span text:style-name="T4">فتلقى آدمُ بالقبول كلماتٍ، ألهمه الله إياها توبة واستغفارًا، وهي قوله تعالى</text:span><text:span text:style-name="T3">: {</text:span><text:span text:style-name="T4">رَبَّنَا ظَلَمْنَا أَنْفُسَنَا وَإِنْ لَمْ تَغْفِرْ لَنَا وَتَرْحَمْنَا لَنَكُونَنَّ مِنَ الْخَاسِرِينَ</text:span><text:span text:style-name="T3">} </text:span><text:span text:style-name="T4">فتاب الله عليه، وغفر له ذنبه إنه تعالى هو التواب لمن تاب مِن عباده، الرحيم بهم</text:span><text:span text:style-name="T3">.</text:span></text:p>
      <text:p text:style-name="P1"><text:span text:style-name="T4">قُلْنَا اهْبِطُوا مِنْهَا جَمِيعًا فَإِمَّا يَأْتِيَنَّكُمْ مِنِّي هُدًى فَمَنْ تَبِعَ هُدَايَ فَلَا خَوْفٌ عَلَيْهِمْ وَلَا هُمْ يَحْزَنُونَ </text:span><text:span text:style-name="T3">(38) </text:span></text:p>
      <text:p text:style-name="P1"><text:soft-page-break/><text:span text:style-name="T4">قال الله لهم</text:span><text:span text:style-name="T3">: </text:span><text:span text:style-name="T4">اهبطوا من الجنة جميعًا، وسيأتيكم أنتم وذرياتكم المتعاقبة ما فيه هدايتكم إلى الحق</text:span><text:span text:style-name="T3">. </text:span><text:span text:style-name="T4">فمن عمل بها فلا خوف عليهم فيما يستقبلونه من أمر الآخرة ولا هم يحزنون على ما فاتهم من أمور الدنيا</text:span><text:span text:style-name="T3">.</text:span></text:p>
      <text:p text:style-name="P1"><text:span text:style-name="T4">وَالَّذِينَ كَفَرُوا وَكَذَّبُوا بِآيَاتِنَا أُولَئِكَ أَصْحَابُ النَّارِ هُمْ فِيهَا خَالِدُونَ </text:span><text:span text:style-name="T3">(39) </text:span></text:p>
      <text:p text:style-name="P1"><text:span text:style-name="T4">والذين جحدوا وكذبوا بآياتنا المتلوة ودلائل توحيدنا، أولئك الذين يلازمون النار، هم فيها خالدون، لا يخرجون منها</text:span><text:span text:style-name="T3">.</text:span></text:p>
      <text:p text:style-name="P1"><text:span text:style-name="T4">يَابَنِي إِسْرَائِيلَ اذْكُرُوا نِعْمَتِيَ الَّتِي أَنْعَمْتُ عَلَيْكُمْ وَأَوْفُوا بِعَهْدِي أُوفِ بِعَهْدِكُمْ وَإِيَّايَ فَارْهَبُونِ </text:span><text:span text:style-name="T3">(40) </text:span></text:p>
      <text:p text:style-name="P1"><text:span text:style-name="T4">يا ذرية يعقوب اذكروا نعمي الكثيرة عليكم، واشكروا لي، وأتموا وصيتي لكم</text:span><text:span text:style-name="T3">: </text:span><text:span text:style-name="T4">بأن تؤمنوا بكتبي ورسلي جميعًا، وتعملوا بشرائعي</text:span><text:span text:style-name="T3">. </text:span><text:span text:style-name="T4">فإن فعلتم ذلك أُتمم لكم ما وعدتكم به من الرحمة في الدنيا، والنجاة في الآخرة</text:span><text:span text:style-name="T3">. </text:span><text:span text:style-name="T4">وإيَّايَ </text:span><text:span text:style-name="T3">-</text:span><text:span text:style-name="T4">وحدي</text:span><text:span text:style-name="T3">- </text:span><text:span text:style-name="T4">فخافوني، واحذروا نقمتي إن نقضتم العهد، وكفرتم بي</text:span><text:span text:style-name="T3">.</text:span></text:p>
      <text:p text:style-name="P1"><text:span text:style-name="T4">وَآمِنُوا بِمَا أَنْزَلْتُ مُصَدِّقًا لِمَا مَعَكُمْ وَلَا تَكُونُوا أَوَّلَ كَافِرٍ بِهِ وَلَا تَشْتَرُوا بِآيَاتِي ثَمَنًا قَلِيلًا وَإِيَّايَ فَاتَّقُونِ </text:span><text:span text:style-name="T3">(41) </text:span></text:p>
      <text:p text:style-name="P1"><text:span text:style-name="T4">وآمنوا </text:span><text:span text:style-name="T3">-</text:span><text:span text:style-name="T4">يا بني إسرائيل</text:span><text:span text:style-name="T3">- </text:span><text:span text:style-name="T4">بالقرآن الذي أنزَلْتُه على محمد نبي الله ورسوله، موافقًا لما تعلمونه من صحيح التوراة، ولا تكونوا أول فريق من أهل الكتاب يكفر به، ولا تستبدلوا بآياتي ثمنًا قليلا من حطام الدنيا الزائل، وإياي وحدي فاعملوا بطاعتي واتركوا معصيتي</text:span><text:span text:style-name="T3">.</text:span></text:p>
      <text:p text:style-name="P1"><text:span text:style-name="T4">وَلَا تَلْبِسُوا الْحَقَّ بِالْبَاطِلِ وَتَكْتُمُوا الْحَقَّ وَأَنْتُمْ تَعْلَمُونَ </text:span><text:span text:style-name="T3">(42) </text:span></text:p>
      <text:p text:style-name="P1"><text:span text:style-name="T4">ولا تخلِطوا الحق الذي بيَّنته لكم بالباطل الذي افتريتموه، واحذروا كتمان الحق الصريح من صفة نبي الله ورسوله محمد صلى الله عليه وسلم التي في كتبكم، وأنتم تجدونها مكتوبة عندكم، فيما تعلمون من الكتب التي بأيديكم</text:span><text:span text:style-name="T3">.</text:span></text:p>
      <text:p text:style-name="P1"><text:span text:style-name="T4">وَأَقِيمُوا الصَّلَاةَ وَآتُوا الزَّكَاةَ وَارْكَعُوا مَعَ الرَّاكِعِينَ </text:span><text:span text:style-name="T3">(43) </text:span></text:p>
      <text:p text:style-name="P1"><text:span text:style-name="T4">وادخلوا في دين الإسلام</text:span><text:span text:style-name="T3">: </text:span><text:span text:style-name="T4">بأن تقيموا الصلاة على الوجه الصحيح، كما جاء بها نبي الله ورسوله محمد صلى الله عليه وسلم، وتؤدوا الزكاة المفروضة على الوجه المشروع، وتكونوا مع الراكعين من أمته صلى الله عليه وسلم</text:span><text:span text:style-name="T3">.</text:span></text:p>
      <text:p text:style-name="P1"><text:span text:style-name="T4">أَتَأْمُرُونَ النَّاسَ بِالْبِرِّ وَتَنْسَوْنَ أَنْفُسَكُمْ وَأَنْتُمْ تَتْلُونَ الْكِتَابَ أَفَلَا تَعْقِلُونَ </text:span><text:span text:style-name="T3">(44) </text:span></text:p>
      <text:p text:style-name="P1"><text:span text:style-name="T4">ما أقبح حالَكم وحالَ علمائكم حين تأمرون الناس بعمل الخيرات، وتتركون أنفسكم، فلا تأمرونها بالخير العظيم، وهو الإسلام، وأنتم تقرءون التوراة، التي فيها صفات محمد صلى الله عليه وسلم، ووجوب الإيمان به</text:span><text:span text:style-name="T3">!! </text:span><text:span text:style-name="T4">أفلا تستعملون عقولكم استعمالا صحيحًا؟</text:span></text:p>
      <text:p text:style-name="P1"><text:span text:style-name="T4">وَاسْتَعِينُوا بِالصَّبْرِ وَالصَّلَاةِ وَإِنَّهَا لَكَبِيرَةٌ إِلَّا عَلَى الْخَاشِعِينَ </text:span><text:span text:style-name="T3">(45) </text:span></text:p>
      <text:p text:style-name="P1"><text:soft-page-break/><text:span text:style-name="T4">واستعينوا في كل أموركم بالصبر بجميع أنواعه، وكذلك الصلاة</text:span><text:span text:style-name="T3">. </text:span><text:span text:style-name="T4">وإنها لشاقة إلا على الخاشعين</text:span><text:span text:style-name="T3">.</text:span></text:p>
      <text:p text:style-name="P1"><text:span text:style-name="T4">الَّذِينَ يَظُنُّونَ أَنَّهُمْ مُلَاقُو رَبِّهِمْ وَأَنَّهُمْ إِلَيْهِ رَاجِعُونَ </text:span><text:span text:style-name="T3">(46) </text:span></text:p>
      <text:p text:style-name="P1"><text:span text:style-name="T4">الذين يخشون الله ويرجون ما عنده، ويوقنون أنهم ملاقو ربِّهم جلَّ وعلا بعد الموت، وأنهم إليه راجعون يوم القيامة للحساب والجزاء</text:span><text:span text:style-name="T3">.</text:span></text:p>
      <text:p text:style-name="P1"><text:span text:style-name="T4">يَابَنِي إِسْرَائِيلَ اذْكُرُوا نِعْمَتِيَ الَّتِي أَنْعَمْتُ عَلَيْكُمْ وَأَنِّي فَضَّلْتُكُمْ عَلَى الْعَالَمِينَ </text:span><text:span text:style-name="T3">(47) </text:span></text:p>
      <text:p text:style-name="P1"><text:span text:style-name="T4">يا ذرية يعقوب تذكَّروا نعمي الكثيرة عليكم، واشكروا لي عليها، وتذكروا أني فَضَّلْتكم على عالَمي زمانكم بكثرة الأنبياء، والكتب المنزَّلة كالتوراة والإنجيل</text:span><text:span text:style-name="T3">.</text:span></text:p>
      <text:p text:style-name="P1"><text:span text:style-name="T4">وَاتَّقُوا يَوْمًا لَا تَجْزِي نَفْسٌ عَنْ نَفْسٍ شَيْئًا وَلَا يُقْبَلُ مِنْهَا شَفَاعَةٌ وَلَا يُؤْخَذُ مِنْهَا عَدْلٌ وَلَا هُمْ يُنْصَرُونَ </text:span><text:span text:style-name="T3">(48) </text:span></text:p>
      <text:p text:style-name="P1"><text:span text:style-name="T4">وخافوا يوم القيامة، يوم لا يغني أحد عن أحد شيئًا، ولا يقبل الله شفاعة في الكافرين، ولا يقبل منهم فدية، ولو كانت أموال الأرض جميعًا، ولا يملك أحد في هذا اليوم أن يتقدم لنصرتهم وإنقاذهم من العذاب</text:span><text:span text:style-name="T3">.</text:span></text:p>
      <text:p text:style-name="P1"><text:span text:style-name="T4">وَإِذْ نَجَّيْنَاكُمْ مِنْ آلِ فِرْعَوْنَ يَسُومُونَكُمْ سُوءَ الْعَذَابِ يُذَبِّحُونَ أَبْنَاءَكُمْ وَيَسْتَحْيُونَ نِسَاءَكُمْ وَفِي ذَلِكُمْ بَلَاءٌ مِنْ رَبِّكُمْ عَظِيمٌ </text:span><text:span text:style-name="T3">(49) </text:span></text:p>
      <text:p text:style-name="P1"><text:span text:style-name="T4">واذكروا نعمتنا عليكم حين أنقذناكم من بطش فرعون وأتباعه، وهم يُذيقونكم أشدَّ العذاب، فيُكثِرون مِن ذَبْح أبنائكم، ويستبقون نساءكم للخدمة والامتهان</text:span><text:span text:style-name="T3">. </text:span><text:span text:style-name="T4">وفي ذلك اختبار لكم من ربكم، وفي إنجائكم منه نعمة عظيمة، تستوجب شكر الله تعالى في كل عصوركم وأجيالكم</text:span><text:span text:style-name="T3">.</text:span></text:p>
      <text:p text:style-name="P1"><text:span text:style-name="T4">وَإِذْ فَرَقْنَا بِكُمُ الْبَحْرَ فَأَنْجَيْنَاكُمْ وَأَغْرَقْنَا آلَ فِرْعَوْنَ وَأَنْتُمْ تَنْظُرُونَ </text:span><text:span text:style-name="T3">(50) </text:span></text:p>
      <text:p text:style-name="P1"><text:span text:style-name="T4">واذكروا نعمتنا عليكم، حين فَصَلْنا بسببكم البحر، وجعلنا فيه طرقًا يابسةً، فعبرتم، وأنقذناكم من فرعون وجنوده، ومن الهلاك في الماء</text:span><text:span text:style-name="T3">. </text:span><text:span text:style-name="T4">فلما دخل فرعون وجنوده طرقكم أهلكناهم في الماء أمام أعينكم</text:span><text:span text:style-name="T3">.</text:span></text:p>
      <text:p text:style-name="P1"><text:span text:style-name="T4">وَإِذْ وَاعَدْنَا مُوسَى أَرْبَعِينَ لَيْلَةً ثُمَّ اتَّخَذْتُمُ الْعِجْلَ مِنْ بَعْدِهِ وَأَنْتُمْ ظَالِمُونَ </text:span><text:span text:style-name="T3">(51) </text:span></text:p>
      <text:p text:style-name="P1"><text:span text:style-name="T4">واذكروا نعمتنا عليكم</text:span><text:span text:style-name="T3">: </text:span><text:span text:style-name="T4">حين واعدنا موسى أربعين ليلة لإنزال التوراة هدايةً ونورًا لكم، فإذا بكم تنتهزون فرصة غيابه هذه المدة القليلة، وتجعلون العجل الذي صنعتموه بأيديكم معبودًا لكم من دون الله </text:span><text:span text:style-name="T3">-</text:span><text:span text:style-name="T4">وهذا أشنع الكفر بالله</text:span><text:span text:style-name="T3">- </text:span><text:span text:style-name="T4">وأنتم ظالمون باتخاذكم العجل إلهًا</text:span><text:span text:style-name="T3">.</text:span></text:p>
      <text:p text:style-name="P1"><text:span text:style-name="T4">ثُمَّ عَفَوْنَا عَنْكُمْ مِنْ بَعْدِ ذَلِكَ لَعَلَّكُمْ تَشْكُرُونَ </text:span><text:span text:style-name="T3">(52) </text:span></text:p>
      <text:p text:style-name="P1"><text:soft-page-break/><text:span text:style-name="T4">ثمَّ تجاوزنا عن هذه الفعلة المنكرة، وقَبِلْنَا توبتكم بعد عودة موسى</text:span><text:span text:style-name="T3">; </text:span><text:span text:style-name="T4">رجاءَ أن تشكروا الله على نعمه وأفضاله، ولا تتمادوا في الكفر والطغيان</text:span><text:span text:style-name="T3">.</text:span></text:p>
      <text:p text:style-name="P1"><text:span text:style-name="T4">وَإِذْ آتَيْنَا مُوسَى الْكِتَابَ وَالْفُرْقَانَ لَعَلَّكُمْ تَهْتَدُونَ </text:span><text:span text:style-name="T3">(53) </text:span></text:p>
      <text:p text:style-name="P1"><text:span text:style-name="T4">واذكروا نعمتنا عليكم حين أعطينا موسى الكتاب الفارق بين الحق والباطل </text:span><text:span text:style-name="T3">-</text:span><text:span text:style-name="T4">وهو التوراة</text:span><text:span text:style-name="T3">-; </text:span><text:span text:style-name="T4">لكي تهتدوا من الضلالة</text:span><text:span text:style-name="T3">.</text:span></text:p>
      <text:p text:style-name="P1"><text:span text:style-name="T4">وَإِذْ قَالَ مُوسَى لِقَوْمِهِ يَاقَوْمِ إِنَّكُمْ ظَلَمْتُمْ أَنْفُسَكُمْ بِاتِّخَاذِكُمُ الْعِجْلَ فَتُوبُوا إِلَى بَارِئِكُمْ فَاقْتُلُوا أَنْفُسَكُمْ ذَلِكُمْ خَيْرٌ لَكُمْ عِنْدَ بَارِئِكُمْ فَتَابَ عَلَيْكُمْ إِنَّهُ هُوَ التَّوَّابُ الرَّحِيمُ </text:span><text:span text:style-name="T3">(54) </text:span></text:p>
      <text:p text:style-name="P1"><text:span text:style-name="T4">واذكروا نعمتنا عليكم حين قال موسى لقومه</text:span><text:span text:style-name="T3">: </text:span><text:span text:style-name="T4">إنكم ظلمتم أنفسكم باتخاذكم العجل إلهًا، فتوبوا إلى خالقكم</text:span><text:span text:style-name="T3">: </text:span><text:span text:style-name="T4">بأن يَقْتل بعضكم بعضًا، وهذا خير لكم عند خالقكم من الخلود الأبدي في النار، فامتثلتم ذلك، فمنَّ الله عليكم بقَبول توبتكم</text:span><text:span text:style-name="T3">. </text:span><text:span text:style-name="T4">إنه تعالى هو التواب لمن تاب مِن عباده، الرحيم بهم</text:span><text:span text:style-name="T3">.</text:span></text:p>
      <text:p text:style-name="P1"><text:span text:style-name="T4">وَإِذْ قُلْتُمْ يَامُوسَى لَنْ نُؤْمِنَ لَكَ حَتَّى نَرَى اللَّهَ جَهْرَةً فَأَخَذَتْكُمُ الصَّاعِقَةُ وَأَنْتُمْ تَنْظُرُونَ </text:span><text:span text:style-name="T3">(55) </text:span></text:p>
      <text:p text:style-name="P1"><text:span text:style-name="T4">واذكروا إذ قلتم</text:span><text:span text:style-name="T3">: </text:span><text:span text:style-name="T4">يا موسى لن نصدقك في أن الكلام الذي نسمعه منك هو كلام الله، حتى نرى الله عِيَانًا، فنزلت نار من السماء رأيتموها بأعينكم، فقَتَلَتْكم بسبب ذنوبكم، وجُرْأتكم على الله تعالى</text:span><text:span text:style-name="T3">.</text:span></text:p>
      <text:p text:style-name="P1"><text:span text:style-name="T4">ثُمَّ بَعَثْنَاكُمْ مِنْ بَعْدِ مَوْتِكُمْ لَعَلَّكُمْ تَشْكُرُونَ </text:span><text:span text:style-name="T3">(56) </text:span></text:p>
      <text:p text:style-name="P1"><text:span text:style-name="T4">ثم أحييناكم مِن بعد موتكم بالصاعقة</text:span><text:span text:style-name="T3">; </text:span><text:span text:style-name="T4">لتشكروا نعمة الله عليكم، فهذا الموت عقوبة لهم، ثم بعثهم الله لاستيفاء آجالهم</text:span><text:span text:style-name="T3">.</text:span></text:p>
      <text:p text:style-name="P1"><text:span text:style-name="T4">وَظَلَّلْنَا عَلَيْكُمُ الْغَمَامَ وَأَنْزَلْنَا عَلَيْكُمُ الْمَنَّ وَالسَّلْوَى كُلُوا مِنْ طَيِّبَاتِ مَا رَزَقْنَاكُمْ وَمَا ظَلَمُونَا وَلَكِنْ كَانُوا أَنْفُسَهُمْ يَظْلِمُونَ </text:span><text:span text:style-name="T3">(57) </text:span></text:p>
      <text:p text:style-name="P1"><text:span text:style-name="T4">واذكروا نعمتنا عليكم حين كنتم تتيهون في الأرض</text:span><text:span text:style-name="T3">; </text:span><text:span text:style-name="T4">إذ جعلنا السحاب مظللا عليكم من حَرِّ الشمس، وأنزلنا عليكم المنَّ، وهو شيء يشبه الصَّمغ طعمه كالعسل، وأنزلنا عليكم السَّلوى وهو طير يشبه السُّمانَى، وقلنا لكم</text:span><text:span text:style-name="T3">: </text:span><text:span text:style-name="T4">كلوا من طيِّبات ما رزقناكم، ولا تخالفوا دينكم، فلم تمتثلوا</text:span><text:span text:style-name="T3">. </text:span><text:span text:style-name="T4">وما ظلمونا بكفران النعم، ولكن كانوا أنفسهم يظلمون</text:span><text:span text:style-name="T3">; </text:span><text:span text:style-name="T4">لأن عاقبة الظلم عائدة عليهم</text:span><text:span text:style-name="T3">.</text:span></text:p>
      <text:p text:style-name="P1"><text:span text:style-name="T4">وَإِذْ قُلْنَا ادْخُلُوا هَذِهِ الْقَرْيَةَ فَكُلُوا مِنْهَا حَيْثُ شِئْتُمْ رَغَدًا وَادْخُلُوا الْبَابَ سُجَّدًا وَقُولُوا حِطَّةٌ نَغْفِرْ لَكُمْ خَطَايَاكُمْ وَسَنَزِيدُ الْمُحْسِنِينَ </text:span><text:span text:style-name="T3">(58) </text:span></text:p>
      <text:p text:style-name="P1"><text:span text:style-name="T4">واذكروا نعمتنا عليكم حين قلنا</text:span><text:span text:style-name="T3">: </text:span><text:span text:style-name="T4">ادخلوا مدينة </text:span><text:span text:style-name="T3">«</text:span><text:span text:style-name="T4">بيت المقدس</text:span><text:span text:style-name="T3">» </text:span><text:span text:style-name="T4">فكلوا من طيباتها في أي مكان منها أكلا هنيئًا، وكونوا في دخولكم خاضعين لله، ذليلين له، وقولوا</text:span><text:span text:style-name="T3">: </text:span><text:span text:style-name="T4">ربَّنا ضَعْ عنَّا ذنوبنا، نستجب لكم ونعف عنكم ونسترها عليكم، وسنزيد المحسنين بأعمالهم خيرًا وثوابًا</text:span><text:span text:style-name="T3">.</text:span></text:p>
      <text:p text:style-name="P1"><text:soft-page-break/><text:span text:style-name="T4">فَبَدَّلَ الَّذِينَ ظَلَمُوا قَوْلًا غَيْرَ الَّذِي قِيلَ لَهُمْ فَأَنْزَلْنَا عَلَى الَّذِينَ ظَلَمُوا رِجْزًا مِنَ السَّمَاءِ بِمَا كَانُوا يَفْسُقُونَ </text:span><text:span text:style-name="T3">(59) </text:span></text:p>
      <text:p text:style-name="P1"><text:span text:style-name="T4">فبدَّل الجائرون الضالون من بني إسرائيل قول الله، وحرَّفوا القول والفعل جميعًا، إذ دخلوا يزحفون على أستاههم وقالوا</text:span><text:span text:style-name="T3">: </text:span><text:span text:style-name="T4">حبة في شعرة، واستهزءوا بدين الله</text:span><text:span text:style-name="T3">. </text:span><text:span text:style-name="T4">فأنزل الله عليهم عذابًا من السماء</text:span><text:span text:style-name="T3">; </text:span><text:span text:style-name="T4">بسبب تمردهم وخروجهم عن طاعة الله</text:span><text:span text:style-name="T3">.</text:span></text:p>
      <text:p text:style-name="P1"><text:span text:style-name="T4">وَإِذِ اسْتَسْقَى مُوسَى لِقَوْمِهِ فَقُلْنَا اضْرِبْ بِعَصَاكَ الْحَجَرَ فَانْفَجَرَتْ مِنْهُ اثْنَتَا عَشْرَةَ عَيْنًا قَدْ عَلِمَ كُلُّ أُنَاسٍ مَشْرَبَهُمْ كُلُوا وَاشْرَبُوا مِنْ رِزْقِ اللَّهِ وَلَا تَعْثَوْا فِي الْأَرْضِ مُفْسِدِينَ </text:span><text:span text:style-name="T3">(60) </text:span></text:p>
      <text:p text:style-name="P1"><text:span text:style-name="T4">واذكروا نعمتنا عليكم </text:span><text:span text:style-name="T3">-</text:span><text:span text:style-name="T4">وأنتم عطاش في التِّيْه</text:span><text:span text:style-name="T3">- </text:span><text:span text:style-name="T4">حين دعانا موسى </text:span><text:span text:style-name="T3">-</text:span><text:span text:style-name="T4">بضراعة</text:span><text:span text:style-name="T3">- </text:span><text:span text:style-name="T4">أن نسقي قومه، فقلنا</text:span><text:span text:style-name="T3">: </text:span><text:span text:style-name="T4">اضرب بعصاك الحجر، فضرب، فانفجرت منه اثنتا عشرة عينًا، بعدد القبائل، مع إعلام كل قبيلة بالعين الخاصة بها حتى لا يتنازعوا</text:span><text:span text:style-name="T3">. </text:span><text:span text:style-name="T4">وقلنا لهم</text:span><text:span text:style-name="T3">: </text:span><text:span text:style-name="T4">كلوا واشربوا من رزق الله، ولا تسعوا في الأرض مفسدين</text:span><text:span text:style-name="T3">.</text:span></text:p>
      <text:p text:style-name="P1"><text:span text:style-name="T4">وَإِذْ قُلْتُمْ يَامُوسَى لَنْ نَصْبِرَ عَلَى طَعَامٍ وَاحِدٍ فَادْعُ لَنَا رَبَّكَ يُخْرِجْ لَنَا مِمَّا تُنْبِتُ الْأَرْضُ مِنْ بَقْلِهَا وَقِثَّائِهَا وَفُومِهَا وَعَدَسِهَا وَبَصَلِهَا قَالَ أَتَسْتَبْدِلُونَ الَّذِي هُوَ أَدْنَى بِالَّذِي هُوَ خَيْرٌ اهْبِطُوا مِصْرًا فَإِنَّ لَكُمْ مَا سَأَلْتُمْ وَضُرِبَتْ عَلَيْهِمُ الذِّلَّةُ وَالْمَسْكَنَةُ وَبَاءُوا بِغَضَبٍ مِنَ اللَّهِ ذَلِكَ بِأَنَّهُمْ كَانُوا يَكْفُرُونَ بِآيَاتِ اللَّهِ وَيَقْتُلُونَ النَّبِيِّينَ بِغَيْرِ الْحَقِّ ذَلِكَ بِمَا عَصَوْا وَكَانُوا يَعْتَدُونَ </text:span><text:span text:style-name="T3">(61) </text:span></text:p>
      <text:p text:style-name="P1"><text:span text:style-name="T4">واذكروا حين أنزلنا عليكم الطعام الحلو، والطير الشهي، فبطِرتم النعمة كعادتكم، وأصابكم الضيق والملل، فقلتم</text:span><text:span text:style-name="T3">: </text:span><text:span text:style-name="T4">يا موسى لن نصبر على طعام ثابت لا يتغير مع الأيام، فادع لنا ربك يخرج لنا من نبات الأرض طعامًا من البقول والخُضَر، والقثاء والحبوب التي تؤكل، والعدس، والبصل</text:span><text:span text:style-name="T3">. </text:span><text:span text:style-name="T4">قال موسى </text:span><text:span text:style-name="T3">-</text:span><text:span text:style-name="T4">مستنكرًا عليهم</text:span><text:span text:style-name="T3">-: </text:span><text:span text:style-name="T4">أتطلبون هذه الأطعمة التي هي أقل قدرًا، وتتركون هذا الرزق النافع الذي اختاره الله لكم؟ اهبطوا من هذه البادية إلى أي مدينة، تجدوا ما اشتهيتم كثيرًا في الحقول والأسواق</text:span><text:span text:style-name="T3">. </text:span><text:span text:style-name="T4">ولما هبطوا تبيَّن لهم أنهم يُقَدِّمون اختيارهم </text:span><text:span text:style-name="T3">-</text:span><text:span text:style-name="T4">في كل موطن</text:span><text:span text:style-name="T3">- </text:span><text:span text:style-name="T4">على اختيار الله، ويُؤْثِرون شهواتهم على ما اختاره الله لهم</text:span><text:span text:style-name="T3">; </text:span><text:span text:style-name="T4">لذلك لزمتهم صِفَةُ الذل وفقر النفوس، وانصرفوا ورجعوا بغضب من الله</text:span><text:span text:style-name="T3">; </text:span><text:span text:style-name="T4">لإعراضهم عن دين الله، ولأنهم كانوا يكفرون بآيات الله ويقتلون النبيين ظلمًا وعدوانًا</text:span><text:span text:style-name="T3">; </text:span><text:span text:style-name="T4">وذلك بسبب عصيانهم وتجاوزهم حدود ربهم</text:span><text:span text:style-name="T3">.</text:span></text:p>
      <text:p text:style-name="P1"><text:span text:style-name="T4">إِنَّ الَّذِينَ آمَنُوا وَالَّذِينَ هَادُوا وَالنَّصَارَى وَالصَّابِئِينَ مَنْ آمَنَ بِاللَّهِ وَالْيَوْمِ الْآخِرِ وَعَمِلَ صَالِحًا فَلَهُمْ أَجْرُهُمْ عِنْدَ رَبِّهِمْ وَلَا خَوْفٌ عَلَيْهِمْ وَلَا هُمْ يَحْزَنُونَ </text:span><text:span text:style-name="T3">(62) </text:span></text:p>
      <text:p text:style-name="P1"><text:span text:style-name="T4">إن المؤمنين من هذه الأمة، الذين صدَّقوا بالله ورسله، وعملوا بشرعه، والذين كانوا قبل بعثة محمد صلى الله عليه وسلم من الأمم السالفة من اليهود، والنصارى، والصابئين </text:span><text:span text:style-name="T3">-</text:span><text:span text:style-name="T4">وهم قوم باقون على فطرتهم، ولا دين مقرر لهم يتبعونه</text:span><text:span text:style-name="T3">- </text:span><text:span text:style-name="T4">هؤلاء جميعًا إذا صدَّقوا بالله تصديقًا صحيحًا خالصًا، </text:span><text:soft-page-break/><text:span text:style-name="T4">وبيوم البعث والجزاء، وعملوا عملا مرضيًا عند الله، فثوابهم ثابت لهم عند ربهم، ولا خوف عليهم فيما يستقبلونه من أمر الآخرة، ولا هم يحزنون على ما فاتهم من أمور الدنيا</text:span><text:span text:style-name="T3">. </text:span><text:span text:style-name="T4">وأما بعد بعثة محمد صلى الله عليه وسلم خاتمًا للنبيين والمرسلين إلى الناس كافة، فلا يقبل الله من أحد دينًا غير ما جاء به، وهو الإسلام</text:span><text:span text:style-name="T3">.</text:span></text:p>
      <text:p text:style-name="P1"><text:span text:style-name="T4">وَإِذْ أَخَذْنَا مِيثَاقَكُمْ وَرَفَعْنَا فَوْقَكُمُ الطُّورَ خُذُوا مَا آتَيْنَاكُمْ بِقُوَّةٍ وَاذْكُرُوا مَا فِيهِ لَعَلَّكُمْ تَتَّقُونَ </text:span><text:span text:style-name="T3">(63) </text:span></text:p>
      <text:p text:style-name="P1"><text:span text:style-name="T4">واذكروا </text:span><text:span text:style-name="T3">-</text:span><text:span text:style-name="T4">يا بني إسرائيل</text:span><text:span text:style-name="T3">- </text:span><text:span text:style-name="T4">حين أَخَذْنا العهد المؤكَّد منكم بالإيمان بالله وإفراده بالعبادة، ورفعنا جبل الطور فوقكم، وقلنا لكم</text:span><text:span text:style-name="T3">: </text:span><text:span text:style-name="T4">خذوا الكتاب الذي أعطيناكم بجدٍ واجتهاد واحفظوه، وإلا أطبقنا عليكم الجبل، ولا تنسوا التوراة قولا وعملا كي تتقوني وتخافوا عقابي</text:span><text:span text:style-name="T3">.</text:span></text:p>
      <text:p text:style-name="P1"><text:span text:style-name="T4">ثُمَّ تَوَلَّيْتُمْ مِنْ بَعْدِ ذَلِكَ فَلَوْلَا فَضْلُ اللَّهِ عَلَيْكُمْ وَرَحْمَتُهُ لَكُنْتُمْ مِنَ الْخَاسِرِينَ </text:span><text:span text:style-name="T3">(64) </text:span></text:p>
      <text:p text:style-name="P1"><text:span text:style-name="T4">ثم خالفتم وعصيتم مرة أخرى، بعد أَخْذِ الميثاق ورَفْع الجبل كشأنكم دائمًا</text:span><text:span text:style-name="T3">. </text:span><text:span text:style-name="T4">فلولا فَضْلُ الله عليكم ورحمته بالتوبة، والتجاوز عن خطاياكم، لصرتم من الخاسرين في الدنيا والآخرة</text:span><text:span text:style-name="T3">.</text:span></text:p>
      <text:p text:style-name="P1"><text:span text:style-name="T4">وَلَقَدْ عَلِمْتُمُ الَّذِينَ اعْتَدَوْا مِنْكُمْ فِي السَّبْتِ فَقُلْنَا لَهُمْ كُونُوا قِرَدَةً خَاسِئِينَ </text:span><text:span text:style-name="T3">(65) </text:span></text:p>
      <text:p text:style-name="P1"><text:span text:style-name="T4">ولقد علمتم </text:span><text:span text:style-name="T3">-</text:span><text:span text:style-name="T4">يا معشر اليهود</text:span><text:span text:style-name="T3">- </text:span><text:span text:style-name="T4">ما حلَّ من البأس بأسلافكم من أهل القرية التي عصت الله، فيما أخذه عليهم من تعظيم السبت، فاحتالوا لاصطياد السمك في يوم السبت، بوضع الشِّباك وحفر البِرَك، ثم اصطادوا السمك يوم الأحد حيلة إلى المحرم، فلما فعلوا ذلك، مسخهم الله قردة منبوذين</text:span><text:span text:style-name="T3">.</text:span></text:p>
      <text:p text:style-name="P1"><text:span text:style-name="T4">فَجَعَلْنَاهَا نَكَالًا لِمَا بَيْنَ يَدَيْهَا وَمَا خَلْفَهَا وَمَوْعِظَةً لِلْمُتَّقِينَ </text:span><text:span text:style-name="T3">(66) </text:span></text:p>
      <text:p text:style-name="P1"><text:span text:style-name="T4">فجعلنا هذه القرية عبرة لمن بحضرتها من القرى، يبلغهم خبرها وما حلَّ بها، وعبرة لمن يعمل بعدها مثل تلك الذُّنوب، وجعلناها تذكرة للصالحين</text:span><text:span text:style-name="T3">; </text:span><text:span text:style-name="T4">ليعلموا أنهم على الحق، فيثبتوا عليه</text:span><text:span text:style-name="T3">.</text:span></text:p>
      <text:p text:style-name="P1"><text:span text:style-name="T4">وَإِذْ قَالَ مُوسَى لِقَوْمِهِ إِنَّ اللَّهَ يَأْمُرُكُمْ أَنْ تَذْبَحُوا بَقَرَةً قَالُوا أَتَتَّخِذُنَا هُزُوًا قَالَ أَعُوذُ بِاللَّهِ أَنْ أَكُونَ مِنَ الْجَاهِلِينَ </text:span><text:span text:style-name="T3">(67) </text:span></text:p>
      <text:p text:style-name="P1"><text:span text:style-name="T4">واذكروا </text:span><text:span text:style-name="T3">-</text:span><text:span text:style-name="T4">يا بني إسرائيل</text:span><text:span text:style-name="T3">- </text:span><text:span text:style-name="T4">جناية أسلافكم، وكثرة تعنتهم وجدالهم لموسى عليه الصلاة والسلام، حين قال لهم</text:span><text:span text:style-name="T3">: </text:span><text:span text:style-name="T4">إن الله يأمركم أن تذبحوا بقرة، فقالوا </text:span><text:span text:style-name="T3">-</text:span><text:span text:style-name="T4">مستكبرين</text:span><text:span text:style-name="T3">-: </text:span><text:span text:style-name="T4">أتجعلنا موضعًا للسخرية والاستخفاف؟ فردَّ عليهم موسى بقوله</text:span><text:span text:style-name="T3">: </text:span><text:span text:style-name="T4">أستجير بالله أن أكون من المستهزئين</text:span><text:span text:style-name="T3">.</text:span></text:p>
      <text:p text:style-name="P1"><text:span text:style-name="T4">قَالُوا ادْعُ لَنَا رَبَّكَ يُبَيِّنْ لَنَا مَا هِيَ قَالَ إِنَّهُ يَقُولُ إِنَّهَا بَقَرَةٌ لَا فَارِضٌ وَلَا بِكْرٌ عَوَانٌ بَيْنَ ذَلِكَ فَافْعَلُوا مَا تُؤْمَرُونَ </text:span><text:span text:style-name="T3">(68) </text:span></text:p>
      <text:p text:style-name="P1"><text:span text:style-name="T4">قالوا</text:span><text:span text:style-name="T3">: </text:span><text:span text:style-name="T4">ادع لنا ربَّك يوضح لنا صفة هذه البقرة، فأجابهم</text:span><text:span text:style-name="T3">: </text:span><text:span text:style-name="T4">إن الله يقول لكم</text:span><text:span text:style-name="T3">: </text:span><text:span text:style-name="T4">صفتها ألا تكون مسنَّة هَرِمة، ولا صغيرة فَتِيَّة، وإنما هي متوسطة بينهما، فسارِعوا إلى امتثال أمر ربكم</text:span><text:span text:style-name="T3">.</text:span></text:p>
      <text:p text:style-name="P1"><text:soft-page-break/><text:span text:style-name="T4">قَالُوا ادْعُ لَنَا رَبَّكَ يُبَيِّنْ لَنَا مَا لَوْنُهَا قَالَ إِنَّهُ يَقُولُ إِنَّهَا بَقَرَةٌ صَفْرَاءُ فَاقِعٌ لَوْنُهَا تَسُرُّ النَّاظِرِينَ </text:span><text:span text:style-name="T3">(69) </text:span></text:p>
      <text:p text:style-name="P1"><text:span text:style-name="T4">فعادوا إلى جدالهم قائلين</text:span><text:span text:style-name="T3">: </text:span><text:span text:style-name="T4">ادع لنا ربك يوضح لنا لونها</text:span><text:span text:style-name="T3">. </text:span><text:span text:style-name="T4">قال</text:span><text:span text:style-name="T3">: </text:span><text:span text:style-name="T4">إنه يقول</text:span><text:span text:style-name="T3">: </text:span><text:span text:style-name="T4">إنها بقرة صفراء شديدة الصُّفْرة، تَسُرُّ مَن ينظر إليها</text:span><text:span text:style-name="T3">.</text:span></text:p>
      <text:p text:style-name="P1"><text:span text:style-name="T4">قَالُوا ادْعُ لَنَا رَبَّكَ يُبَيِّنْ لَنَا مَا هِيَ إِنَّ الْبَقَرَ تَشَابَهَ عَلَيْنَا وَإِنَّا إِنْ شَاءَ اللَّهُ لَمُهْتَدُونَ </text:span><text:span text:style-name="T3">(70) </text:span></text:p>
      <text:p text:style-name="P1"><text:span text:style-name="T4">قال بنو إسرائيل لموسى</text:span><text:span text:style-name="T3">: </text:span><text:span text:style-name="T4">ادع لنا ربك يوضح لنا صفات أخرى غير ما سبق</text:span><text:span text:style-name="T3">; </text:span><text:span text:style-name="T4">لأن البقر </text:span><text:span text:style-name="T3">-</text:span><text:span text:style-name="T4">بهذه الصفات</text:span><text:span text:style-name="T3">- </text:span><text:span text:style-name="T4">كثير فاشْتَبَهَ علينا ماذا نختار؟ وإننا </text:span><text:span text:style-name="T3">-</text:span><text:span text:style-name="T4">إن شاء الله</text:span><text:span text:style-name="T3">- </text:span><text:span text:style-name="T4">لمهتدون إلى البقرة المأمور بذبحها</text:span><text:span text:style-name="T3">.</text:span></text:p>
      <text:p text:style-name="P1"><text:span text:style-name="T4">قَالَ إِنَّهُ يَقُولُ إِنَّهَا بَقَرَةٌ لَا ذَلُولٌ تُثِيرُ الْأَرْضَ وَلَا تَسْقِي الْحَرْثَ مُسَلَّمَةٌ لَا شِيَةَ فِيهَا قَالُوا الْآنَ جِئْتَ بِالْحَقِّ فَذَبَحُوهَا وَمَا كَادُوا يَفْعَلُونَ </text:span><text:span text:style-name="T3">(71) </text:span></text:p>
      <text:p text:style-name="P1"><text:span text:style-name="T4">قال لهم موسى</text:span><text:span text:style-name="T3">: </text:span><text:span text:style-name="T4">إن الله يقول</text:span><text:span text:style-name="T3">: </text:span><text:span text:style-name="T4">إنها بقرة غير مذللة للعمل في حراثة الأرض للزراعة، وغير معدة للسقي من الساقية، وخالية من العيوب جميعها، وليس فيها علامة من لون غير لون جلدها</text:span><text:span text:style-name="T3">. </text:span><text:span text:style-name="T4">قالوا</text:span><text:span text:style-name="T3">: </text:span><text:span text:style-name="T4">الآن جئت بحقيقة وصف البقرة، فاضطروا إلى ذبحها بعد طول المراوغة، وقد قاربوا ألا يفعلوا ذلك لعنادهم</text:span><text:span text:style-name="T3">. </text:span><text:span text:style-name="T4">وهكذا شددوا فشدَّد الله عليهم</text:span><text:span text:style-name="T3">.</text:span></text:p>
      <text:p text:style-name="P1"><text:span text:style-name="T4">وَإِذْ قَتَلْتُمْ نَفْسًا فَادَّارَأْتُمْ فِيهَا وَاللَّهُ مُخْرِجٌ مَا كُنْتُمْ تَكْتُمُونَ </text:span><text:span text:style-name="T3">(72) </text:span></text:p>
      <text:p text:style-name="P1"><text:span text:style-name="T4">واذكروا إذ قتلتم نفسًا فتنازعتم بشأنها، كلٌّ يدفع عن نفسه تهمة القتل، والله مخرج ما كنتم تخفون مِن قَتْل القتيل</text:span><text:span text:style-name="T3">.</text:span></text:p>
      <text:p text:style-name="P1"><text:span text:style-name="T4">فَقُلْنَا اضْرِبُوهُ بِبَعْضِهَا كَذَلِكَ يُحْيِ اللَّهُ الْمَوْتَى وَيُرِيكُمْ آيَاتِهِ لَعَلَّكُمْ تَعْقِلُونَ </text:span><text:span text:style-name="T3">(73) </text:span></text:p>
      <text:p text:style-name="P1"><text:span text:style-name="T4">فقلنا</text:span><text:span text:style-name="T3">: </text:span><text:span text:style-name="T4">اضربوا القتيل بجزء من هذه البقرة المذبوحة، فإن الله سيبعثه حيًا، ويخبركم عن قاتله</text:span><text:span text:style-name="T3">. </text:span><text:span text:style-name="T4">فضربوه ببعضها فأحياه الله وأخبر بقاتله</text:span><text:span text:style-name="T3">. </text:span><text:span text:style-name="T4">كذلك يُحيي الله الموتى يوم القيامة، ويريكم </text:span><text:span text:style-name="T3">-</text:span><text:span text:style-name="T4">يا بني إسرائيل</text:span><text:span text:style-name="T3">- </text:span><text:span text:style-name="T4">معجزاته الدالة على كمال قدرته تعالى</text:span><text:span text:style-name="T3">; </text:span><text:span text:style-name="T4">لكي تتفكروا بعقولكم، فتمتنعوا عن معاصيه</text:span><text:span text:style-name="T3">.</text:span></text:p>
      <text:p text:style-name="P1"><text:span text:style-name="T4">ثُمَّ قَسَتْ قُلُوبُكُمْ مِنْ بَعْدِ ذَلِكَ فَهِيَ كَالْحِجَارَةِ أَوْ أَشَدُّ قَسْوَةً وَإِنَّ مِنَ الْحِجَارَةِ لَمَا يَتَفَجَّرُ مِنْهُ الْأَنْهَارُ وَإِنَّ مِنْهَا لَمَا يَشَّقَّقُ فَيَخْرُجُ مِنْهُ الْمَاءُ وَإِنَّ مِنْهَا لَمَا يَهْبِطُ مِنْ خَشْيَةِ اللَّهِ وَمَا اللَّهُ بِغَافِلٍ عَمَّا تَعْمَلُونَ </text:span><text:span text:style-name="T3">(74) </text:span></text:p>
      <text:p text:style-name="P1"><text:span text:style-name="T4">ولكنكم لم تنتفعوا بذلك</text:span><text:span text:style-name="T3">; </text:span><text:span text:style-name="T4">إذ بعد كل هذه المعجزات الخارقة اشتدت قلوبكم وغلظت، فلم يَنْفُذ إليها خير، ولم تَلِنْ أمام الآيات الباهرة التي أريتكموها، حتى صارت قلوبكم مثل الحجارة الصمَّاء، بل هي أشد منها غلظة</text:span><text:span text:style-name="T3">; </text:span><text:span text:style-name="T4">لأن من الحجارة ما يتسع وينفرج حتى تنصبَّ منه المياه صبًا، فتصير أنهارًا جاريةً، ومن الحجارة ما يتصدع فينشق، فتخرج منه العيون والينابيع، ومن الحجارة ما يسقط من أعالي الجبال مِن خشية الله تعالى وتعظيمه</text:span><text:span text:style-name="T3">. </text:span><text:span text:style-name="T4">وما الله بغافل عما تعملون</text:span><text:span text:style-name="T3">.</text:span></text:p>
      <text:p text:style-name="P1"><text:soft-page-break/><text:span text:style-name="T4">أَفَتَطْمَعُونَ أَنْ يُؤْمِنُوا لَكُمْ وَقَدْ كَانَ فَرِيقٌ مِنْهُمْ يَسْمَعُونَ كَلَامَ اللَّهِ ثُمَّ يُحَرِّفُونَهُ مِنْ بَعْدِ مَا عَقَلُوهُ وَهُمْ يَعْلَمُونَ </text:span><text:span text:style-name="T3">(75) </text:span></text:p>
      <text:p text:style-name="P1"><text:span text:style-name="T4">أيها المسلمون أنسيتم أفعال بني إسرائيل، فطمعت نفوسكم أن يصدِّق اليهودُ بدينكم؟ وقد كان علماؤهم يسمعون كلام الله من التوراة، ثم يحرفونه بِصَرْفِه إلى غير معناه الصحيح بعد ما عقلوا حقيقته، أو بتحريف ألفاظه، وهم يعلمون أنهم يحرفون كلام رب العالمين عمدًا وكذبًا</text:span><text:span text:style-name="T3">.</text:span></text:p>
      <text:p text:style-name="P1"><text:span text:style-name="T4">وَإِذَا لَقُوا الَّذِينَ آمَنُوا قَالُوا آمَنَّا وَإِذَا خَلَا بَعْضُهُمْ إِلَى بَعْضٍ قَالُوا أَتُحَدِّثُونَهُمْ بِمَا فَتَحَ اللَّهُ عَلَيْكُمْ لِيُحَاجُّوكُمْ بِهِ عِنْدَ رَبِّكُمْ أَفَلَا تَعْقِلُونَ </text:span><text:span text:style-name="T3">(76) </text:span></text:p>
      <text:p text:style-name="P1"><text:span text:style-name="T4">هؤلاء اليهود إذا لقوا الذين آمنوا قالوا بلسانهم</text:span><text:span text:style-name="T3">: </text:span><text:span text:style-name="T4">آمنَّا بدينكم ورسولكم المبشَّر به في التوراة، وإذا خلا بعض هؤلاء المنافقين من اليهود إلى بعض قالوا في إنكار</text:span><text:span text:style-name="T3">: </text:span><text:span text:style-name="T4">أتحدِّثون المؤمنين بما بيَّن الله لكم في التوراة من أمر محمد</text:span><text:span text:style-name="T3">; </text:span><text:span text:style-name="T4">لتكون لهم الحجة عليكم عند ربكم يوم القيامة؟ أفلا تفقهون فتحذروا؟</text:span></text:p>
      <text:p text:style-name="P1"><text:span text:style-name="T4">أَوَلَا يَعْلَمُونَ أَنَّ اللَّهَ يَعْلَمُ مَا يُسِرُّونَ وَمَا يُعْلِنُونَ </text:span><text:span text:style-name="T3">(77) </text:span></text:p>
      <text:p text:style-name="P1">أيفعلون كلَّ هذه الجرائم، ولا يعلمون أن الله يعلم جميع ما يخفونه وما يظهرونه؟</text:p>
      <text:p text:style-name="P1"><text:span text:style-name="T4">وَمِنْهُمْ أُمِّيُّونَ لَا يَعْلَمُونَ الْكِتَابَ إِلَّا أَمَانِيَّ وَإِنْ هُمْ إِلَّا يَظُنُّونَ </text:span><text:span text:style-name="T3">(78) </text:span></text:p>
      <text:p text:style-name="P1"><text:span text:style-name="T4">ومن اليهود جماعة يجهلون القراءة والكتابة، ولا يعلمون التوراة وما فيها من صفات نبي الله ورسوله محمد صلى الله عليه وسلم، وما عندهم من ذلك إلا أكاذيبُ وظنون فاسدة</text:span><text:span text:style-name="T3">.</text:span></text:p>
      <text:p text:style-name="P1"><text:span text:style-name="T4">فَوَيْلٌ لِلَّذِينَ يَكْتُبُونَ الْكِتَابَ بِأَيْدِيهِمْ ثُمَّ يَقُولُونَ هَذَا مِنْ عِنْدِ اللَّهِ لِيَشْتَرُوا بِهِ ثَمَنًا قَلِيلًا فَوَيْلٌ لَهُمْ مِمَّا كَتَبَتْ أَيْدِيهِمْ وَوَيْلٌ لَهُمْ مِمَّا يَكْسِبُونَ </text:span><text:span text:style-name="T3">(79) </text:span></text:p>
      <text:p text:style-name="P1"><text:span text:style-name="T4">فهلاك ووعيد شديد لأحبار السوء من اليهود الذين يكتبون الكتاب بأيديهم، ثم يقولون</text:span><text:span text:style-name="T3">: </text:span><text:span text:style-name="T4">هذا من عند الله وهو مخالف لما أنزل الله على نبيِّه موسى عليه الصلاة والسلام</text:span><text:span text:style-name="T3">; </text:span><text:span text:style-name="T4">ليأخذوا في مقابل هذا عرض الدنيا</text:span><text:span text:style-name="T3">. </text:span><text:span text:style-name="T4">فلهم عقوبة مهلكة بسبب كتابتهم هذا الباطل بأيديهم، ولهم عقوبة مهلكة بسبب ما يأخذونه في المقابل من المال الحرام، كالرشوة وغيرها</text:span><text:span text:style-name="T3">.</text:span></text:p>
      <text:p text:style-name="P1"><text:span text:style-name="T4">وَقَالُوا لَنْ تَمَسَّنَا النَّارُ إِلَّا أَيَّامًا مَعْدُودَةً قُلْ أَتَّخَذْتُمْ عِنْدَ اللَّهِ عَهْدًا فَلَنْ يُخْلِفَ اللَّهُ عَهْدَهُ أَمْ تَقُولُونَ عَلَى اللَّهِ مَا لَا تَعْلَمُونَ </text:span><text:span text:style-name="T3">(80) </text:span></text:p>
      <text:p text:style-name="P1"><text:span text:style-name="T4">وقال بنو إسرائيل</text:span><text:span text:style-name="T3">: </text:span><text:span text:style-name="T4">لن تصيبنا النار في الآخرة إلا أيامًا قليلة العدد</text:span><text:span text:style-name="T3">. </text:span><text:span text:style-name="T4">قل لهم </text:span><text:span text:style-name="T3">-</text:span><text:span text:style-name="T4">أيها الرسول مبطلا دعواهم</text:span><text:span text:style-name="T3">-: </text:span><text:span text:style-name="T4">أعندكم عهد من الله بهذا، فإن الله لا يخلف عهده؟ بل إنكم تقولون على الله ما لا تعلمون بافترائكم الكذب</text:span><text:span text:style-name="T3">.</text:span></text:p>
      <text:p text:style-name="P1"><text:span text:style-name="T4">بَلَى مَنْ كَسَبَ سَيِّئَةً وَأَحَاطَتْ بِهِ خَطِيئَتُهُ فَأُولَئِكَ أَصْحَابُ النَّارِ هُمْ فِيهَا خَالِدُونَ </text:span><text:span text:style-name="T3">(81) </text:span></text:p>
      <text:p text:style-name="P1"><text:soft-page-break/><text:span text:style-name="T4">فحُكْمُ الله ثابت</text:span><text:span text:style-name="T3">: </text:span><text:span text:style-name="T4">أن من ارتكب الآثام حتى جَرَّته إلى الكفر، واستولت عليه ذنوبه مِن جميع جوانبه </text:span><text:span text:style-name="T3">-</text:span><text:span text:style-name="T4">وهذا لا يكون إلا فيمن أشرك بالله</text:span><text:span text:style-name="T3">- </text:span><text:span text:style-name="T4">فأولئك هم المشركون والكفار هم الذين يلازمون نار جهنم ملازمة دائمةً لا تنقطع</text:span><text:span text:style-name="T3">.</text:span></text:p>
      <text:p text:style-name="P1"><text:span text:style-name="T4">وَالَّذِينَ آمَنُوا وَعَمِلُوا الصَّالِحَاتِ أُولَئِكَ أَصْحَابُ الْجَنَّةِ هُمْ فِيهَا خَالِدُونَ </text:span><text:span text:style-name="T3">(82) </text:span></text:p>
      <text:p text:style-name="P1"><text:span text:style-name="T4">وحكم الله الثابتُ في مقابل هذا</text:span><text:span text:style-name="T3">: </text:span><text:span text:style-name="T4">أنَّ الذين صدَّقوا بالله ورسله تصديقًا خالصًا، وعملوا الأعمال المتفقة مع شريعة الله التي أوحاها إلى رسله، هؤلاء يلازمون الجنة في الآخرة ملازمةً دائمةً لا تنقطع</text:span><text:span text:style-name="T3">.</text:span></text:p>
      <text:p text:style-name="P1"><text:span text:style-name="T4">وَإِذْ أَخَذْنَا مِيثَاقَ بَنِي إِسْرَائِيلَ لَا تَعْبُدُونَ إِلَّا اللَّهَ وَبِالْوَالِدَيْنِ إِحْسَانًا وَذِي الْقُرْبَى وَالْيَتَامَى وَالْمَسَاكِينِ وَقُولُوا لِلنَّاسِ حُسْنًا وَأَقِيمُوا الصَّلَاةَ وَآتُوا الزَّكَاةَ ثُمَّ تَوَلَّيْتُمْ إِلَّا قَلِيلًا مِنْكُمْ وَأَنْتُمْ مُعْرِضُونَ </text:span><text:span text:style-name="T3">(83) </text:span></text:p>
      <text:p text:style-name="P1"><text:span text:style-name="T4">واذكروا يا بني إسرائيل حين أخَذْنا عليكم عهدًا مؤكدًا</text:span><text:span text:style-name="T3">: </text:span><text:span text:style-name="T4">بأن تعبدوا الله وحده لا شريك له، وأن تحسنوا للوالدين، وللأقربين، وللأولاد الذين مات آباؤهم وهم دون بلوغ الحلم، وللمحتاجين الذين لا يملكون ما يكفيهم ويسد حاجتهم، وأن تقولوا للناس أطيب الكلام، مع أداء الصلاة وإيتاء الزكاة، ثم أَعْرَضْتم ونقضتم العهد </text:span><text:span text:style-name="T3">-</text:span><text:span text:style-name="T4">إلا قليلا منكم ثبت عليه</text:span><text:span text:style-name="T3">- </text:span><text:span text:style-name="T4">وأنتم مستمرون في إعراضكم</text:span><text:span text:style-name="T3">.</text:span></text:p>
      <text:p text:style-name="P1"><text:span text:style-name="T4">وَإِذْ أَخَذْنَا مِيثَاقَكُمْ لَا تَسْفِكُونَ دِمَاءَكُمْ وَلَا تُخْرِجُونَ أَنْفُسَكُمْ مِنْ دِيَارِكُمْ ثُمَّ أَقْرَرْتُمْ وَأَنْتُمْ تَشْهَدُونَ </text:span><text:span text:style-name="T3">(84) </text:span></text:p>
      <text:p text:style-name="P1"><text:span text:style-name="T4">واذكروا </text:span><text:span text:style-name="T3">-</text:span><text:span text:style-name="T4">يا بني إسرائيل</text:span><text:span text:style-name="T3">- </text:span><text:span text:style-name="T4">حين أَخَذْنا عليكم عهدًا مؤكدًا في التوراة</text:span><text:span text:style-name="T3">: </text:span><text:span text:style-name="T4">يحرم سفك بعضكم دم بعض، وإخراج بعضكم بعضًا من دياركم، ثم اعترفتم بذلك، وأنتم تشهدون على صحته</text:span><text:span text:style-name="T3">.</text:span></text:p>
      <text:p text:style-name="P1"><text:span text:style-name="T4">ثُمَّ أَنْتُمْ هَؤُلَاءِ تَقْتُلُونَ أَنْفُسَكُمْ وَتُخْرِجُونَ فَرِيقًا مِنْكُمْ مِنْ دِيَارِهِمْ تَظَاهَرُونَ عَلَيْهِمْ بِالْإِثْمِ وَالْعُدْوَانِ وَإِنْ يَأْتُوكُمْ أُسَارَى تُفَادُوهُمْ وَهُوَ مُحَرَّمٌ عَلَيْكُمْ إِخْرَاجُهُمْ أَفَتُؤْمِنُونَ بِبَعْضِ الْكِتَابِ وَتَكْفُرُونَ بِبَعْضٍ فَمَا جَزَاءُ مَنْ يَفْعَلُ ذَلِكَ مِنْكُمْ إِلَّا خِزْيٌ فِي الْحَيَاةِ الدُّنْيَا وَيَوْمَ الْقِيَامَةِ يُرَدُّونَ إِلَى أَشَدِّ الْعَذَابِ وَمَا اللَّهُ بِغَافِلٍ عَمَّا تَعْمَلُونَ </text:span><text:span text:style-name="T3">(85) </text:span></text:p>
      <text:p text:style-name="P1"><text:span text:style-name="T4">ثم أنتم يا هؤلاء يقتل بعضكم بعضًا، ويُخرج بعضكم بعضًا من ديارهم، ويَتَقَوَّى كل فريق منكم على إخوانه بالأعداء بغيًا وعدوانًا</text:span><text:span text:style-name="T3">. </text:span><text:span text:style-name="T4">وأن يأتوكم أسارى في يد الأعداء سعيتم في تحريرهم من الأسر، بدفع الفدية، مع أنه محرم عليكم إخراجهم من ديارهم</text:span><text:span text:style-name="T3">. </text:span><text:span text:style-name="T4">ما أقبح ما تفعلون حين تؤمنون ببعض أحكام التوراة وتكفرون ببعضها</text:span><text:span text:style-name="T3">! </text:span><text:span text:style-name="T4">فليس جزاء مَن يفعل ذلك منكم إلا ذُلا وفضيحة في الدنيا</text:span><text:span text:style-name="T3">. </text:span><text:span text:style-name="T4">ويوم القيامة يردُّهم الله إلى أفظع العذاب في النار</text:span><text:span text:style-name="T3">. </text:span><text:span text:style-name="T4">وما الله بغافل عما تعملون</text:span><text:span text:style-name="T3">.</text:span></text:p>
      <text:p text:style-name="P1"><text:span text:style-name="T4">أُولَئِكَ الَّذِينَ اشْتَرَوُا الْحَيَاةَ الدُّنْيَا بِالْآخِرَةِ فَلَا يُخَفَّفُ عَنْهُمُ الْعَذَابُ وَلَا هُمْ يُنْصَرُونَ </text:span><text:span text:style-name="T3">(86) </text:span></text:p>
      <text:p text:style-name="P1"><text:span text:style-name="T4">أولئك هم الذين آثروا الحياة الدنيا على الآخرة، فلا يخفف عنهم العذاب، وليس لهم ناصر ينصرهم مِن عذاب الله</text:span><text:span text:style-name="T3">.</text:span></text:p>
      <text:p text:style-name="P1"><text:soft-page-break/><text:span text:style-name="T4">وَلَقَدْ آتَيْنَا مُوسَى الْكِتَابَ وَقَفَّيْنَا مِنْ بَعْدِهِ بِالرُّسُلِ وَآتَيْنَا عِيسَى ابْنَ مَرْيَمَ الْبَيِّنَاتِ وَأَيَّدْنَاهُ بِرُوحِ الْقُدُسِ أَفَكُلَّمَا جَاءَكُمْ رَسُولٌ بِمَا لَا تَهْوَى أَنْفُسُكُمُ اسْتَكْبَرْتُمْ فَفَرِيقًا كَذَّبْتُمْ وَفَرِيقًا تَقْتُلُونَ </text:span><text:span text:style-name="T3">(87) </text:span></text:p>
      <text:p text:style-name="P1"><text:span text:style-name="T4">ولقد أعطينا موسى التوراة، وأتبعناه برسل من بني إسرائيل، وأعطينا عيسى ابن مريم المعجزات الواضحات، وقوَّيناه بجبريل عليه السلام</text:span><text:span text:style-name="T3">. </text:span><text:span text:style-name="T4">أفكلما جاءكم رسول بوحي من عند الله لا يوافق أهواءكم، استعليتم عليه، فكذَّبتم فريقًا وتقتلون فريقًا؟</text:span></text:p>
      <text:p text:style-name="P1"><text:span text:style-name="T4">وَقَالُوا قُلُوبُنَا غُلْفٌ بَلْ لَعَنَهُمُ اللَّهُ بِكُفْرِهِمْ فَقَلِيلًا مَا يُؤْمِنُونَ </text:span><text:span text:style-name="T3">(88) </text:span></text:p>
      <text:p text:style-name="P1"><text:span text:style-name="T4">وقال بنو إسرائيل لنبي الله ورسوله محمد صلى الله عليه وسلم</text:span><text:span text:style-name="T3">: </text:span><text:span text:style-name="T4">قلوبنا مغطاة، لا يَنْفُذ إليها قولك</text:span><text:span text:style-name="T3">. </text:span><text:span text:style-name="T4">وليس الأمر كما ادَّعَوْا، بل قلوبهم ملعونة، مطبوع عليها، وهم مطرودون من رحمة الله بسبب جحودهم، فلا يؤمنون إلا إيمانًا قليلا لا ينفعهم</text:span><text:span text:style-name="T3">.</text:span></text:p>
      <text:p text:style-name="P1"><text:span text:style-name="T4">وَلَمَّا جَاءَهُمْ كِتَابٌ مِنْ عِنْدِ اللَّهِ مُصَدِّقٌ لِمَا مَعَهُمْ وَكَانُوا مِنْ قَبْلُ يَسْتَفْتِحُونَ عَلَى الَّذِينَ كَفَرُوا فَلَمَّا جَاءَهُمْ مَا عَرَفُوا كَفَرُوا بِهِ فَلَعْنَةُ اللَّهِ عَلَى الْكَافِرِينَ </text:span><text:span text:style-name="T3">(89) </text:span></text:p>
      <text:p text:style-name="P1"><text:span text:style-name="T4">وحين جاءهم القرآن من عند الله مصدقا لما معهم من التوراة جحدوه، وأنكروا نبوة محمد صلى الله عليه وسلم، وكانوا قبل بعثته يستنصرون به على مشركي العرب، ويقولون</text:span><text:span text:style-name="T3">: </text:span><text:span text:style-name="T4">قَرُبَ مبعث نبيِّ آخرِ الزمان، وسنتبعه ونقاتلكم معه</text:span><text:span text:style-name="T3">. </text:span><text:span text:style-name="T4">فلمَّا جاءهم الرسول الذي عرفوا صفاتِه وصِدْقَه كفروا به وكذبوه</text:span><text:span text:style-name="T3">. </text:span><text:span text:style-name="T4">فلعنةُ الله على كل مَن كفر بنبي الله ورسوله محمد صلى الله عليه وسلم، وكتابه الذي أوحاه الله إليه</text:span><text:span text:style-name="T3">.</text:span></text:p>
      <text:p text:style-name="P1"><text:span text:style-name="T4">بِئْسَمَا اشْتَرَوْا بِهِ أَنْفُسَهُمْ أَنْ يَكْفُرُوا بِمَا أَنْزَلَ اللَّهُ بَغْيًا أَنْ يُنَزِّلَ اللَّهُ مِنْ فَضْلِهِ عَلَى مَنْ يَشَاءُ مِنْ عِبَادِهِ فَبَاءُوا بِغَضَبٍ عَلَى غَضَبٍ وَلِلْكَافِرِينَ عَذَابٌ مُهِينٌ </text:span><text:span text:style-name="T3">(90) </text:span></text:p>
      <text:p text:style-name="P1"><text:span text:style-name="T4">قَبُحَ ما اختاره بنو إسرائيل لأنفسهم</text:span><text:span text:style-name="T3">; </text:span><text:span text:style-name="T4">إذ استبدلوا الكفر بالإيمان ظلمًا وحسدًا لإنزال الله من فضله القرآن على نبي الله ورسوله محمد صلى الله عليه وسلم، فرجعوا بغضب من الله عليهم بسبب جحودهم بالنبي محمد صلى الله عليه وسلم، بعد غضب الله كذلك عليهم بسبب تحريفهم التوراة</text:span><text:span text:style-name="T3">. </text:span><text:span text:style-name="T4">وللجاحدين نبوَّة محمد صلى الله عليه وسلم عذابٌ يذلُّهم ويخزيهم</text:span><text:span text:style-name="T3">.</text:span></text:p>
      <text:p text:style-name="P1"><text:span text:style-name="T4">وَإِذَا قِيلَ لَهُمْ آمِنُوا بِمَا أَنْزَلَ اللَّهُ قَالُوا نُؤْمِنُ بِمَا أُنْزِلَ عَلَيْنَا وَيَكْفُرُونَ بِمَا وَرَاءَهُ وَهُوَ الْحَقُّ مُصَدِّقًا لِمَا مَعَهُمْ قُلْ فَلِمَ تَقْتُلُونَ أَنْبِيَاءَ اللَّهِ مِنْ قَبْلُ إِنْ كُنْتُمْ مُؤْمِنِينَ </text:span><text:span text:style-name="T3">(91) </text:span></text:p>
      <text:p text:style-name="P1"><text:span text:style-name="T4">وإذا قال بعض المسلمين لليهود</text:span><text:span text:style-name="T3">: </text:span><text:span text:style-name="T4">صدِّقوا بما أنزل الله من القرآن، قالوا</text:span><text:span text:style-name="T3">: </text:span><text:span text:style-name="T4">نحن نصدِّق بما أنزل الله على أنبيائنا، ويجحدون ما أنزل الله بعد ذلك، وهو الحق مصدقًا لما معهم</text:span><text:span text:style-name="T3">. </text:span><text:span text:style-name="T4">فلو كانوا يؤمنون بكتبهم حقًا لآمنوا بالقرآن الذي صدَّقها</text:span><text:span text:style-name="T3">. </text:span><text:span text:style-name="T4">قل لهم </text:span><text:span text:style-name="T3">-</text:span><text:span text:style-name="T4">أيها الرسول</text:span><text:span text:style-name="T3">-: </text:span><text:span text:style-name="T4">إن كنتم مؤمنين بما أنزل الله عليكم، فلماذا قتلتم أنبياء الله مِن قبل؟</text:span></text:p>
      <text:p text:style-name="P1"><text:soft-page-break/><text:span text:style-name="T4">وَلَقَدْ جَاءَكُمْ مُوسَى بِالْبَيِّنَاتِ ثُمَّ اتَّخَذْتُمُ الْعِجْلَ مِنْ بَعْدِهِ وَأَنْتُمْ ظَالِمُونَ </text:span><text:span text:style-name="T3">(92) </text:span></text:p>
      <text:p text:style-name="P1"><text:span text:style-name="T4">ولقد جاءكم نبي الله موسى بالمعجزات الواضحات الدالة على صدقه، كالطوفان والجراد والقُمَّل والضفادع، وغير ذلك مما ذكره الله في القرآن العظيم، ومع ذلك اتخذتم العجل معبودًا، بعد ذهاب موسى إلى ميقات ربه، وأنتم متجاوزون حدود الله</text:span><text:span text:style-name="T3">.</text:span></text:p>
      <text:p text:style-name="P1"><text:span text:style-name="T4">وَإِذْ أَخَذْنَا مِيثَاقَكُمْ وَرَفَعْنَا فَوْقَكُمُ الطُّورَ خُذُوا مَا آتَيْنَاكُمْ بِقُوَّةٍ وَاسْمَعُوا قَالُوا سَمِعْنَا وَعَصَيْنَا وَأُشْرِبُوا فِي قُلُوبِهِمُ الْعِجْلَ بِكُفْرِهِمْ قُلْ بِئْسَمَا يَأْمُرُكُمْ بِهِ إِيمَانُكُمْ إِنْ كُنْتُمْ مُؤْمِنِينَ </text:span><text:span text:style-name="T3">(93) </text:span></text:p>
      <text:p text:style-name="P1"><text:span text:style-name="T4">واذكروا حين أَخَذْنا عليكم عهدًا مؤكدًا بقَبول ما جاءكم به موسى من التوراة، فنقضتم العهد، فرفعنا جبل الطور فوق رؤوسكم، وقلنا لكم</text:span><text:span text:style-name="T3">: </text:span><text:span text:style-name="T4">خذوا ما آتيناكم بجدٍّ، واسمعوا وأطيعوا، وإلا أسقطنا الجبل عليكم، فقلتم</text:span><text:span text:style-name="T3">: </text:span><text:span text:style-name="T4">سمعنا قولك وعصينا أمرك</text:span><text:span text:style-name="T3">; </text:span><text:span text:style-name="T4">لأن عبادة العجل قد امتزجت بقلوبكم بسبب تماديكم في الكفر</text:span><text:span text:style-name="T3">. </text:span><text:span text:style-name="T4">قل لهم </text:span><text:span text:style-name="T3">-</text:span><text:span text:style-name="T4">أيها الرسول</text:span><text:span text:style-name="T3">-: </text:span><text:span text:style-name="T4">قَبُحَ ما يأمركم به إيمانكم من الكفر والضلال، إن كنتم مصدِّقين بما أنزل الله عليكم</text:span><text:span text:style-name="T3">.</text:span></text:p>
      <text:p text:style-name="P1"><text:span text:style-name="T4">قُلْ إِنْ كَانَتْ لَكُمُ الدَّارُ الْآخِرَةُ عِنْدَ اللَّهِ خَالِصَةً مِنْ دُونِ النَّاسِ فَتَمَنَّوُا الْمَوْتَ إِنْ كُنْتُمْ صَادِقِينَ </text:span><text:span text:style-name="T3">(94) </text:span></text:p>
      <text:p text:style-name="P1"><text:span text:style-name="T4">قل </text:span><text:span text:style-name="T3">-</text:span><text:span text:style-name="T4">أيها الرسول</text:span><text:span text:style-name="T3">- </text:span><text:span text:style-name="T4">لليهود الذين يدَّعون أن الجنة خاصة بهم</text:span><text:span text:style-name="T3">; </text:span><text:span text:style-name="T4">لزعمهم أنهم أولياء الله من دون الناس، وأنهم أبناؤه وأحباؤه</text:span><text:span text:style-name="T3">: </text:span><text:span text:style-name="T4">إن كان الأمر كذلك فادْعُوا على الكاذبين منكم أو من غيركم بالموت، إن كنتم صادقين في دعواكم هذه</text:span><text:span text:style-name="T3">.</text:span></text:p>
      <text:p text:style-name="P1"><text:span text:style-name="T4">وَلَنْ يَتَمَنَّوْهُ أَبَدًا بِمَا قَدَّمَتْ أَيْدِيهِمْ وَاللَّهُ عَلِيمٌ بِالظَّالِمِينَ </text:span><text:span text:style-name="T3">(95) </text:span></text:p>
      <text:p text:style-name="P1"><text:span text:style-name="T4">ولن يفعلوا ذلك أبدًا</text:span><text:span text:style-name="T3">; </text:span><text:span text:style-name="T4">لما يعرفونه من صدق النبي محمد صلى الله عليه وسلم ومن كذبهم وافترائهم، وبسبب ما ارتكبوه من الكفر والعصيان، المؤَدِّيَيْن إلى حرمانهم من الجنة ودخول النار</text:span><text:span text:style-name="T3">. </text:span><text:span text:style-name="T4">والله تعالى عليم بالظالمين من عباده، وسيجازيهم على ذلك</text:span><text:span text:style-name="T3">.</text:span></text:p>
      <text:p text:style-name="P1"><text:span text:style-name="T4">وَلَتَجِدَنَّهُمْ أَحْرَصَ النَّاسِ عَلَى حَيَاةٍ وَمِنَ الَّذِينَ أَشْرَكُوا يَوَدُّ أَحَدُهُمْ لَوْ يُعَمَّرُ أَلْفَ سَنَةٍ وَمَا هُوَ بِمُزَحْزِحِهِ مِنَ الْعَذَابِ أَنْ يُعَمَّرَ وَاللَّهُ بَصِيرٌ بِمَا يَعْمَلُونَ </text:span><text:span text:style-name="T3">(96) </text:span></text:p>
      <text:p text:style-name="P1"><text:span text:style-name="T4">ولتعلمَنَّ </text:span><text:span text:style-name="T3">-</text:span><text:span text:style-name="T4">أيها الرسول</text:span><text:span text:style-name="T3">- </text:span><text:span text:style-name="T4">أن اليهود أشد الناس رغبة في طول الحياة أيًّا كانت هذه الحياة من الذلَّة والمهانة، بل تزيد رغبتهم في طول الحياة على رغبات المشركين</text:span><text:span text:style-name="T3">. </text:span><text:span text:style-name="T4">يتمنى اليهودي أن يعيش ألف سنة، ولا يُبْعده هذا العمر الطويل </text:span><text:span text:style-name="T3">-</text:span><text:span text:style-name="T4">إن حصل</text:span><text:span text:style-name="T3">- </text:span><text:span text:style-name="T4">من عذاب الله</text:span><text:span text:style-name="T3">. </text:span><text:span text:style-name="T4">والله تعالى لا يخفى عليه شيء من أعمالهم وسيجازيهم عليها بما يستحقون من العذاب</text:span><text:span text:style-name="T3">.</text:span></text:p>
      <text:p text:style-name="P1"><text:span text:style-name="T4">قُلْ مَنْ كَانَ عَدُوًّا لِجِبْرِيلَ فَإِنَّهُ نَزَّلَهُ عَلَى قَلْبِكَ بِإِذْنِ اللَّهِ مُصَدِّقًا لِمَا بَيْنَ يَدَيْهِ وَهُدًى وَبُشْرَى لِلْمُؤْمِنِينَ </text:span><text:span text:style-name="T3">(97) </text:span></text:p>
      <text:p text:style-name="P1"><text:soft-page-break/><text:span text:style-name="T4">قل </text:span><text:span text:style-name="T3">-</text:span><text:span text:style-name="T4">أيها الرسول</text:span><text:span text:style-name="T3">- </text:span><text:span text:style-name="T4">لليهود حين قالوا</text:span><text:span text:style-name="T3">: </text:span><text:span text:style-name="T4">إن جبريل هو عدونا من الملائكة</text:span><text:span text:style-name="T3">: </text:span><text:span text:style-name="T4">من كان عدوًا لجبريل فإنه نزَّل القرآن على قلبك بإذن الله تعالى مصدِّقًا لما سبقه من كتب الله، وهاديًا إلى الحق، ومبشرًا للمصدِّقين به بكل خير في الدنيا والآخرة</text:span><text:span text:style-name="T3">.</text:span></text:p>
      <text:p text:style-name="P1"><text:span text:style-name="T4">مَنْ كَانَ عَدُوًّا لِلَّهِ وَمَلَائِكَتِهِ وَرُسُلِهِ وَجِبْرِيلَ وَمِيكَالَ فَإِنَّ اللَّهَ عَدُوٌّ لِلْكَافِرِينَ </text:span><text:span text:style-name="T3">(98) </text:span></text:p>
      <text:p text:style-name="P1"><text:span text:style-name="T4">من عادى الله وملائكته، ورسله من الملائكة أو البشر، وبخاصة المَلَكان جبريلُ وميكالُ؛ لأن اليهود زعموا أن جبريل عدوهم، وميكال وليُّهم، فأعلمهم الله أنه من عادى واحدًا منهما فقد عادى الآخر، وعادى الله أيضًا، فإن الله عدو للجاحدين ما أنزل على رسوله محمد صلى الله عليه وسلم</text:span><text:span text:style-name="T3">.</text:span></text:p>
      <text:p text:style-name="P1"><text:span text:style-name="T4">وَلَقَدْ أَنْزَلْنَا إِلَيْكَ آيَاتٍ بَيِّنَاتٍ وَمَا يَكْفُرُ بِهَا إِلَّا الْفَاسِقُونَ </text:span><text:span text:style-name="T3">(99) </text:span></text:p>
      <text:p text:style-name="P1"><text:span text:style-name="T4">ولقد أنزلنا إليك </text:span><text:span text:style-name="T3">-</text:span><text:span text:style-name="T4">أيها الرسول</text:span><text:span text:style-name="T3">- </text:span><text:span text:style-name="T4">آيات بينات واضحات تدل على أنّك رسول من الله صدقا وحقا، وما ينكر تلك الآيات إلا الخارجون عن دين الله</text:span><text:span text:style-name="T3">.</text:span></text:p>
      <text:p text:style-name="P1"><text:span text:style-name="T4">أَوَكُلَّمَا عَاهَدُوا عَهْدًا نَبَذَهُ فَرِيقٌ مِنْهُمْ بَلْ أَكْثَرُهُمْ لَا يُؤْمِنُونَ </text:span><text:span text:style-name="T3">(100) </text:span></text:p>
      <text:p text:style-name="P1"><text:span text:style-name="T4">ما أقبح حال بني إسرائيل في نقضهم للعهود</text:span><text:span text:style-name="T3">!! </text:span><text:span text:style-name="T4">فكلما عاهدوا عهدًا طرح ذلك العهد فريق منهم، ونقضوه، فتراهم يُبْرِمون العهد اليوم وينقضونه غدًا، بل أكثرهم لا يصدِّقون بما جاء به نبي الله ورسوله محمد صلى الله عليه وسلم</text:span><text:span text:style-name="T3">.</text:span></text:p>
      <text:p text:style-name="P1"><text:span text:style-name="T4">وَلَمَّا جَاءَهُمْ رَسُولٌ مِنْ عِنْدِ اللَّهِ مُصَدِّقٌ لِمَا مَعَهُمْ نَبَذَ فَرِيقٌ مِنَ الَّذِينَ أُوتُوا الْكِتَابَ كِتَابَ اللَّهِ وَرَاءَ ظُهُورِهِمْ كَأَنَّهُمْ لَا يَعْلَمُونَ </text:span><text:span text:style-name="T3">(101) </text:span></text:p>
      <text:p text:style-name="P1"><text:span text:style-name="T4">ولما جاءهم محمد رسول الله صلى الله عليه وسلم بالقرآن الموافق لما معهم من التوراة طرح فريق منهم كتاب الله، وجعلوه وراء ظهورهم، شأنهم شأن الجهال الذين لا يعلمون حقيقته</text:span><text:span text:style-name="T3">.</text:span></text:p>
      <text:p text:style-name="P1"><text:span text:style-name="T4">وَاتَّبَعُوا مَا تَتْلُو الشَّيَاطِينُ عَلَى مُلْكِ سُلَيْمَانَ وَمَا كَفَرَ سُلَيْمَانُ وَلَكِنَّ الشَّيَاطِينَ كَفَرُوا يُعَلِّمُونَ النَّاسَ السِّحْرَ وَمَا أُنْزِلَ عَلَى الْمَلَكَيْنِ بِبَابِلَ هَارُوتَ وَمَارُوتَ وَمَا يُعَلِّمَانِ مِنْ أَحَدٍ حَتَّى يَقُولَا إِنَّمَا نَحْنُ فِتْنَةٌ فَلَا تَكْفُرْ فَيَتَعَلَّمُونَ مِنْهُمَا مَا يُفَرِّقُونَ بِهِ بَيْنَ الْمَرْءِ وَزَوْجِهِ وَمَا هُمْ بِضَارِّينَ بِهِ مِنْ أَحَدٍ إِلَّا بِإِذْنِ اللَّهِ وَيَتَعَلَّمُونَ مَا يَضُرُّهُمْ وَلَا يَنْفَعُهُمْ وَلَقَدْ عَلِمُوا لَمَنِ اشْتَرَاهُ مَا لَهُ فِي الْآخِرَةِ مِنْ خَلَاقٍ وَلَبِئْسَ مَا شَرَوْا بِهِ أَنْفُسَهُمْ لَوْ كَانُوا يَعْلَمُونَ </text:span><text:span text:style-name="T3">(102) </text:span></text:p>
      <text:p text:style-name="P1"><text:span text:style-name="T4">واتبع اليهود ما تُحَدِّث الشياطينُ به السحرةَ على عهد ملك سليمان بن داود</text:span><text:span text:style-name="T3">. </text:span><text:span text:style-name="T4">وما كفر سليمان وما تَعَلَّم السِّحر، ولكنَّ الشياطين هم الذين كفروا بالله حين علَّموا الناس السحر</text:span><text:span text:style-name="T3">; </text:span><text:span text:style-name="T4">إفسادًا لدينهم</text:span><text:span text:style-name="T3">. </text:span><text:span text:style-name="T4">وكذلك اتبع اليهود السِّحر الذي أُنزل على الملَكَين هاروت وماروت، بأرض </text:span><text:span text:style-name="T3">«</text:span><text:span text:style-name="T4">بابل</text:span><text:span text:style-name="T3">» </text:span><text:span text:style-name="T4">في </text:span><text:span text:style-name="T3">«</text:span><text:span text:style-name="T4">العراق</text:span><text:span text:style-name="T3">» ; </text:span><text:span text:style-name="T4">امتحانًا وابتلاء من الله لعباده، وما يعلِّم الملكان من أحد حتى ينصحاه ويحذِّراه من تعلم السحر، </text:span><text:soft-page-break/><text:span text:style-name="T4">ويقولا له</text:span><text:span text:style-name="T3">: </text:span><text:span text:style-name="T4">لا تكفر بتعلم السِّحر وطاعة الشياطين</text:span><text:span text:style-name="T3">. </text:span><text:span text:style-name="T4">فيتعلم الناس من الملكين ما يُحْدِثون به الكراهية بين الزوجين حتى يتفرقا</text:span><text:span text:style-name="T3">. </text:span><text:span text:style-name="T4">ولا يستطيع السحرة أن يضروا به أحدًا إلا بإذن الله وقضائه</text:span><text:span text:style-name="T3">. </text:span><text:span text:style-name="T4">وما يتعلم السحرة إلا شرًا يضرهم ولا ينفعهم، وقد نقلته الشياطين إلى اليهود، فشاع فيهم حتى فضَّلوه على كتاب الله</text:span><text:span text:style-name="T3">. </text:span><text:span text:style-name="T4">ولقد علم اليهود أن من اختار السِّحر وترك الحق ما له في الآخرة من نصيب في الخير</text:span><text:span text:style-name="T3">. </text:span><text:span text:style-name="T4">ولبئس ما باعوا به أنفسهم من السحر والكفر عوضًا عن الإيمان ومتابعة الرسول، لو كان لهم عِلْمٌ يثمر العمل بما وُعِظوا به</text:span><text:span text:style-name="T3">.</text:span></text:p>
      <text:p text:style-name="P1"><text:span text:style-name="T4">وَلَوْ أَنَّهُمْ آمَنُوا وَاتَّقَوْا لَمَثُوبَةٌ مِنْ عِنْدِ اللَّهِ خَيْرٌ لَوْ كَانُوا يَعْلَمُونَ </text:span><text:span text:style-name="T3">(103) </text:span></text:p>
      <text:p text:style-name="P1"><text:span text:style-name="T4">ولو أن اليهود آمنوا وخافوا الله لأيقنوا أن ثواب الله خير لهم من السِّحر ومما اكتسبوه به، لو كانوا يعلمون ما يحصل بالإيمان والتقوى من الثواب والجزاء علما حقيقيا لآمنوا</text:span><text:span text:style-name="T3">.</text:span></text:p>
      <text:p text:style-name="P1"><text:span text:style-name="T4">يَاأَيُّهَا الَّذِينَ آمَنُوا لَا تَقُولُوا رَاعِنَا وَقُولُوا انْظُرْنَا وَاسْمَعُوا وَلِلْكَافِرِينَ عَذَابٌ أَلِيمٌ </text:span><text:span text:style-name="T3">(104) </text:span></text:p>
      <text:p text:style-name="P1"><text:span text:style-name="T4">يا أيها الذين آمنوا لا تقولوا للرسول محمد صلى الله عليه وسلم</text:span><text:span text:style-name="T3">: </text:span><text:span text:style-name="T4">راعنا، أي</text:span><text:span text:style-name="T3">: </text:span><text:span text:style-name="T4">راعنا سمعك، فافهم عنا وأفهمنا</text:span><text:span text:style-name="T3">; </text:span><text:span text:style-name="T4">لأن اليهود كانوا يقولونها للنبي صلى الله عليه وسلم يلوون ألسنتهم بها، يقصدون سبَّه ونسبته إلى الرعونة، وقولوا </text:span><text:span text:style-name="T3">-</text:span><text:span text:style-name="T4">أيها المؤمنون</text:span><text:span text:style-name="T3">- </text:span><text:span text:style-name="T4">بدلا منها</text:span><text:span text:style-name="T3">: </text:span><text:span text:style-name="T4">انظرنا، أي انظر إلينا وتعهَّدْنا، وهي تؤدي المعنى المطلوب نفسه واسمعوا ما يتلى عليكم من كتاب ربكم وافهموه</text:span><text:span text:style-name="T3">. </text:span><text:span text:style-name="T4">وللجاحدين عذاب موجع</text:span><text:span text:style-name="T3">.</text:span></text:p>
      <text:p text:style-name="P1"><text:span text:style-name="T4">مَا يَوَدُّ الَّذِينَ كَفَرُوا مِنْ أَهْلِ الْكِتَابِ وَلَا الْمُشْرِكِينَ أَنْ يُنَزَّلَ عَلَيْكُمْ مِنْ خَيْرٍ مِنْ رَبِّكُمْ وَاللَّهُ يَخْتَصُّ بِرَحْمَتِهِ مَنْ يَشَاءُ وَاللَّهُ ذُو الْفَضْلِ الْعَظِيمِ </text:span><text:span text:style-name="T3">(105) </text:span></text:p>
      <text:p text:style-name="P1"><text:span text:style-name="T4">ما يحب الكفار من أهل الكتاب والمشركين أن يُنزَّل عليكم أدنى خير من ربكم قرآنًا أو علمًا، أو نصرًا أو بشارة</text:span><text:span text:style-name="T3">. </text:span><text:span text:style-name="T4">والله يختص برحمته مَن يشاء مِن عباده بالنبوة والرسالة</text:span><text:span text:style-name="T3">. </text:span><text:span text:style-name="T4">والله ذو العطاء الكثير الواسع</text:span><text:span text:style-name="T3">.</text:span></text:p>
      <text:p text:style-name="P1"><text:span text:style-name="T4">مَا نَنْسَخْ مِنْ آيَةٍ أَوْ نُنْسِهَا نَأْتِ بِخَيْرٍ مِنْهَا أَوْ مِثْلِهَا أَلَمْ تَعْلَمْ أَنَّ اللَّهَ عَلَى كُلِّ شَيْءٍ قَدِيرٌ </text:span><text:span text:style-name="T3">(106) </text:span></text:p>
      <text:p text:style-name="P1"><text:span text:style-name="T4">ما نبدِّل من آية أو نُزِلها من القلوب والأذهان نأت بأنفع لكم منها، أو نأت بمثلها في التكليف والثواب، ولكلٍ حكمة</text:span><text:span text:style-name="T3">. </text:span><text:span text:style-name="T4">ألم تعلم </text:span><text:span text:style-name="T3">-</text:span><text:span text:style-name="T4">أيها النبي</text:span><text:span text:style-name="T3">- </text:span><text:span text:style-name="T4">أنت وأمتك أن الله قادر لا يعجزه شيء؟</text:span></text:p>
      <text:p text:style-name="P1"><text:span text:style-name="T4">أَلَمْ تَعْلَمْ أَنَّ اللَّهَ لَهُ مُلْكُ السَّمَاوَاتِ وَالْأَرْضِ وَمَا لَكُمْ مِنْ دُونِ اللَّهِ مِنْ وَلِيٍّ وَلَا نَصِيرٍ </text:span><text:span text:style-name="T3">(107) </text:span></text:p>
      <text:p text:style-name="P1"><text:span text:style-name="T4">أما علمتَ </text:span><text:span text:style-name="T3">-</text:span><text:span text:style-name="T4">أيها النبي</text:span><text:span text:style-name="T3">- </text:span><text:span text:style-name="T4">أنت وأمتك أن الله تعالى هو المالك المتصرف في السموات والأرض؟ يفعل ما يشاء، ويحكم ما يريد، ويأمر عباده وينهاهم كيفما شاء، وعليهم الطاعة والقَبول</text:span><text:span text:style-name="T3">. </text:span><text:span text:style-name="T4">وليعلم من عصى أن ليس لأحد من دون الله من وليٍّ يتولاهم، ولا نصير يمنعهم من عذاب الله</text:span><text:span text:style-name="T3">.</text:span></text:p>
      <text:p text:style-name="P1"><text:soft-page-break/><text:span text:style-name="T4">أَمْ تُرِيدُونَ أَنْ تَسْأَلُوا رَسُولَكُمْ كَمَا سُئِلَ مُوسَى مِنْ قَبْلُ وَمَنْ يَتَبَدَّلِ الْكُفْرَ بِالْإِيمَانِ فَقَدْ ضَلَّ سَوَاءَ السَّبِيلِ </text:span><text:span text:style-name="T3">(108) </text:span></text:p>
      <text:p text:style-name="P1"><text:span text:style-name="T4">بل أتريدون </text:span><text:span text:style-name="T3">-</text:span><text:span text:style-name="T4">أيها الناس</text:span><text:span text:style-name="T3">- </text:span><text:span text:style-name="T4">أن تطلبوا من رسولكم محمد صلى الله عليه وسلم أشياء بقصد العناد والمكابرة، كما طُلِبَ مثل ذلك من موسى</text:span><text:span text:style-name="T3">. </text:span><text:span text:style-name="T4">علموا أن من يختر الكفر ويترك الإيمان فقد خرج عن صراط الله المستقيم إلى الجهل والضَّلال</text:span><text:span text:style-name="T3">.</text:span></text:p>
      <text:p text:style-name="P1"><text:span text:style-name="T4">وَدَّ كَثِيرٌ مِنْ أَهْلِ الْكِتَابِ لَوْ يَرُدُّونَكُمْ مِنْ بَعْدِ إِيمَانِكُمْ كُفَّارًا حَسَدًا مِنْ عِنْدِ أَنْفُسِهِمْ مِنْ بَعْدِ مَا تَبَيَّنَ لَهُمُ الْحَقُّ فَاعْفُوا وَاصْفَحُوا حَتَّى يَأْتِيَ اللَّهُ بِأَمْرِهِ إِنَّ اللَّهَ عَلَى كُلِّ شَيْءٍ قَدِيرٌ </text:span><text:span text:style-name="T3">(109) </text:span></text:p>
      <text:p text:style-name="P1"><text:span text:style-name="T4">تمنى كثير من أهل الكتاب أن يرجعوكم بعد إيمانكم كفارًا كما كنتم من قبلُ تعبدون الأصنام</text:span><text:span text:style-name="T3">; </text:span><text:span text:style-name="T4">بسبب الحقد الذي امتلأت به نفوسهم من بعد ما تبيَّن لهم صدق نبي الله ورسوله محمد صلى الله عليه وسلم فيما جاء به، فتجاوزوا عمَّا كان منهم من إساءة وخطأ، واصفحوا عن جهلهم، حتى يأتي الله بحكمه فيهم بقتالهم </text:span><text:span text:style-name="T3">(</text:span><text:span text:style-name="T4">وقد جاء ووقع</text:span><text:span text:style-name="T3">) </text:span><text:span text:style-name="T4">، وسيعاقبهم لسوء أفعالهم</text:span><text:span text:style-name="T3">. </text:span><text:span text:style-name="T4">إن الله على كل شيء قدير لا يعجزه شيء</text:span><text:span text:style-name="T3">.</text:span></text:p>
      <text:p text:style-name="P1"><text:span text:style-name="T4">وَأَقِيمُوا الصَّلَاةَ وَآتُوا الزَّكَاةَ وَمَا تُقَدِّمُوا لِأَنْفُسِكُمْ مِنْ خَيْرٍ تَجِدُوهُ عِنْدَ اللَّهِ إِنَّ اللَّهَ بِمَا تَعْمَلُونَ بَصِيرٌ </text:span><text:span text:style-name="T3">(110) </text:span></text:p>
      <text:p text:style-name="P1"><text:span text:style-name="T4">واشتغلوا </text:span><text:span text:style-name="T3">-</text:span><text:span text:style-name="T4">أيها المؤمنون</text:span><text:span text:style-name="T3">- </text:span><text:span text:style-name="T4">بأداء الصلاة على وجهها الصحيح، وإعطاء الزكاة المفروضة</text:span><text:span text:style-name="T3">. </text:span><text:span text:style-name="T4">واعلموا أنَّ كل خير تقدمونه لأنفسكم تجدون ثوابه عند الله في الآخرة</text:span><text:span text:style-name="T3">. </text:span><text:span text:style-name="T4">إنه تعالى بصير بكل أعمالكم، وسيجازيكم عليها</text:span><text:span text:style-name="T3">.</text:span></text:p>
      <text:p text:style-name="P1"><text:span text:style-name="T4">وَقَالُوا لَنْ يَدْخُلَ الْجَنَّةَ إِلَّا مَنْ كَانَ هُودًا أَوْ نَصَارَى تِلْكَ أَمَانِيُّهُمْ قُلْ هَاتُوا بُرْهَانَكُمْ إِنْ كُنْتُمْ صَادِقِينَ </text:span><text:span text:style-name="T3">(111) </text:span></text:p>
      <text:p text:style-name="P1"><text:span text:style-name="T4">ادَّعى كلٌّ من اليهود والنصارى أن الجنة خاصة بطائفته لا يدخلها غيرهم، تلك أوهامهم الفاسدة</text:span><text:span text:style-name="T3">. </text:span><text:span text:style-name="T4">قل لهم </text:span><text:span text:style-name="T3">-</text:span><text:span text:style-name="T4">أيها الرسول</text:span><text:span text:style-name="T3">-: </text:span><text:span text:style-name="T4">أحضروا دليلكم على صحة ما تدَّعون إن كنتم صادقين في دعواكم</text:span><text:span text:style-name="T3">.</text:span></text:p>
      <text:p text:style-name="P1"><text:span text:style-name="T4">بَلَى مَنْ أَسْلَمَ وَجْهَهُ لِلَّهِ وَهُوَ مُحْسِنٌ فَلَهُ أَجْرُهُ عِنْدَ رَبِّهِ وَلَا خَوْفٌ عَلَيْهِمْ وَلَا هُمْ يَحْزَنُونَ </text:span><text:span text:style-name="T3">(112) </text:span></text:p>
      <text:p text:style-name="P1"><text:span text:style-name="T4">ليس الأمر كما زعموا أنَّ الجنة تختص بطائفة دون غيرها، وإنما يدخل الجنَّة مَن أخلص لله وحده لا شريك له، وهو متبع للرسول محمد صلى الله عليه وسلم في كل أقواله وأعماله</text:span><text:span text:style-name="T3">. </text:span><text:span text:style-name="T4">فمن فعل ذلك فله ثواب عمله عند ربه في الآخرة، وهو دخول الجنة، وهم لا يخافون فيما يستقبلونه من أمر الآخرة، ولا هم يحزنون على ما فاتهم من حظوظ الدنيا</text:span><text:span text:style-name="T3">.</text:span></text:p>
      <text:p text:style-name="P1"><text:span text:style-name="T4">وَقَالَتِ الْيَهُودُ لَيْسَتِ النَّصَارَى عَلَى شَيْءٍ وَقَالَتِ النَّصَارَى لَيْسَتِ الْيَهُودُ عَلَى شَيْءٍ وَهُمْ يَتْلُونَ الْكِتَابَ كَذَلِكَ قَالَ الَّذِينَ لَا يَعْلَمُونَ مِثْلَ قَوْلِهِمْ فَاللَّهُ يَحْكُمُ بَيْنَهُمْ يَوْمَ الْقِيَامَةِ فِيمَا كَانُوا فِيهِ يَخْتَلِفُونَ </text:span><text:span text:style-name="T3">(113) </text:span></text:p>
      <text:p text:style-name="P1"><text:soft-page-break/><text:span text:style-name="T4">وقالت اليهود</text:span><text:span text:style-name="T3">: </text:span><text:span text:style-name="T4">ليست النصارى على شيء من الدين الصحيح، وكذلك قالت النصارى في اليهود وهم يقرؤون التوراة والإنجيل، وفيهما وجوب الإيمان بالأنبياء جميعًا</text:span><text:span text:style-name="T3">. </text:span><text:span text:style-name="T4">كذلك قال الذين لا يعلمون من مشركي العرب وغيرهم مثل قولهم، أي قالوا لكل ذي دين</text:span><text:span text:style-name="T3">: </text:span><text:span text:style-name="T4">لست على شيء، فالله يفصل بينهم يوم القيامة فيما اختلفوا فيه مِن أمر الدين، ويجازي كلا بعمله</text:span><text:span text:style-name="T3">.</text:span></text:p>
      <text:p text:style-name="P1"><text:span text:style-name="T4">وَمَنْ أَظْلَمُ مِمَّنْ مَنَعَ مَسَاجِدَ اللَّهِ أَنْ يُذْكَرَ فِيهَا اسْمُهُ وَسَعَى فِي خَرَابِهَا أُولَئِكَ مَا كَانَ لَهُمْ أَنْ يَدْخُلُوهَا إِلَّا خَائِفِينَ لَهُمْ فِي الدُّنْيَا خِزْيٌ وَلَهُمْ فِي الْآخِرَةِ عَذَابٌ عَظِيمٌ </text:span><text:span text:style-name="T3">(114) </text:span></text:p>
      <text:p text:style-name="P1"><text:span text:style-name="T4">لا أحد أظلم من الذين منعوا ذِكْرَ الله في المساجد من إقام الصلاة، وتلاوة القرآن، ونحو ذلك، وجدُّوا في تخريبها بالهدم أو الإغلاق، أو بمنع المؤمنين منها</text:span><text:span text:style-name="T3">. </text:span><text:span text:style-name="T4">أولئك الظالمون ما كان ينبغي لهم أن يدخلوا المساجد إلا على خوف ووجل من العقوبة، لهم بذلك صَغار وفضيحة في الدنيا، ولهم في الآخرة عذاب شديد</text:span><text:span text:style-name="T3">.</text:span></text:p>
      <text:p text:style-name="P1"><text:span text:style-name="T4">وَلِلَّهِ الْمَشْرِقُ وَالْمَغْرِبُ فَأَيْنَمَا تُوَلُّوا فَثَمَّ وَجْهُ اللَّهِ إِنَّ اللَّهَ وَاسِعٌ عَلِيمٌ </text:span><text:span text:style-name="T3">(115) </text:span></text:p>
      <text:p text:style-name="P1"><text:span text:style-name="T4">ولله جهتا شروق الشمس وغروبها وما بينهما، فهو مالك الأرض كلها</text:span><text:span text:style-name="T3">. </text:span><text:span text:style-name="T4">فأي جهة توجهتم إليها في الصلاة بأمر الله لكم فإنكم مبتغون وجهه، لم تخرجوا عن ملكه وطاعته</text:span><text:span text:style-name="T3">. </text:span><text:span text:style-name="T4">إن الله واسع الرحمة بعباده، عليم بأفعالهم، لا يغيب عنه منها شيء</text:span><text:span text:style-name="T3">.</text:span></text:p>
      <text:p text:style-name="P1"><text:span text:style-name="T4">وَقَالُوا اتَّخَذَ اللَّهُ وَلَدًا سُبْحَانَهُ بَلْ لَهُ مَا فِي السَّمَاوَاتِ وَالْأَرْضِ كُلٌّ لَهُ قَانِتُونَ </text:span><text:span text:style-name="T3">(116) </text:span></text:p>
      <text:p text:style-name="P1"><text:span text:style-name="T4">وقالت اليهود والنصارى والمشركون</text:span><text:span text:style-name="T3">: </text:span><text:span text:style-name="T4">اتخذ الله لنفسه ولدًا، تنزَّه الله </text:span><text:span text:style-name="T3">-</text:span><text:span text:style-name="T4">سبحانه</text:span><text:span text:style-name="T3">- </text:span><text:span text:style-name="T4">عن هذا القول الباطل، بل كل مَن في السموات والأرض ملكه وعبيده، وهم جميعًا خاضعون له، مسخَّرون تحت تدبيره</text:span><text:span text:style-name="T3">.</text:span></text:p>
      <text:p text:style-name="P1"><text:span text:style-name="T4">بَدِيعُ السَّمَاوَاتِ وَالْأَرْضِ وَإِذَا قَضَى أَمْرًا فَإِنَّمَا يَقُولُ لَهُ كُنْ فَيَكُونُ </text:span><text:span text:style-name="T3">(117) </text:span></text:p>
      <text:p text:style-name="P1"><text:span text:style-name="T4">والله تعالى هو خالق السموات والأرض على غير مثال سبق</text:span><text:span text:style-name="T3">. </text:span><text:span text:style-name="T4">وإذا قدَّر أمرًا وأراد كونه فإنما يقول له</text:span><text:span text:style-name="T3">: «</text:span><text:span text:style-name="T4">كن</text:span><text:span text:style-name="T3">» </text:span><text:span text:style-name="T4">فيكون</text:span><text:span text:style-name="T3">.</text:span></text:p>
      <text:p text:style-name="P1"><text:span text:style-name="T4">وَقَالَ الَّذِينَ لَا يَعْلَمُونَ لَوْلَا يُكَلِّمُنَا اللَّهُ أَوْ تَأْتِينَا آيَةٌ كَذَلِكَ قَالَ الَّذِينَ مِنْ قَبْلِهِمْ مِثْلَ قَوْلِهِمْ تَشَابَهَتْ قُلُوبُهُمْ قَدْ بَيَّنَّا الْآيَاتِ لِقَوْمٍ يُوقِنُونَ </text:span><text:span text:style-name="T3">(118) </text:span></text:p>
      <text:p text:style-name="P1"><text:span text:style-name="T4">وقال الجهلة من أهل الكتاب وغيرهم لنبي الله ورسوله محمد صلى الله عليه وسلم على سبيل العناد</text:span><text:span text:style-name="T3">: </text:span><text:span text:style-name="T4">هلا يكلمنا الله مباشرة ليخبرنا أنك رسوله، أو تأتينا معجزة من الله تدل على صدقك</text:span><text:span text:style-name="T3">. </text:span><text:span text:style-name="T4">ومثل هذا القول قالته الأمم من قبلُ لرسلها عنادًا ومكابرة</text:span><text:span text:style-name="T3">; </text:span><text:span text:style-name="T4">بسبب تشابه قلوب السابقين واللاحقين في الكفر والضَّلال، قد أوضحنا الآيات للذين يصدِّقون تصديقًا جازمًا؛ لكونهم مؤمنين بالله تعالى، متَّبعين ما شرعه لهم</text:span><text:span text:style-name="T3">.</text:span></text:p>
      <text:p text:style-name="P1"><text:soft-page-break/><text:span text:style-name="T4">إِنَّا أَرْسَلْنَاكَ بِالْحَقِّ بَشِيرًا وَنَذِيرًا وَلَا تُسْأَلُ عَنْ أَصْحَابِ الْجَحِيمِ </text:span><text:span text:style-name="T3">(119) </text:span></text:p>
      <text:p text:style-name="P1"><text:span text:style-name="T4">إنا أرسلناك </text:span><text:span text:style-name="T3">-</text:span><text:span text:style-name="T4">أيها الرسول</text:span><text:span text:style-name="T3">- </text:span><text:span text:style-name="T4">بالدين الحق المؤيد بالحجج والمعجزات، فبلِّغه للناس مع تبشير المؤمنين بخيري الدنيا والآخرة، وتخويف المعاندين بما ينتظرهم من عذاب الله، ولست </text:span><text:span text:style-name="T3">-</text:span><text:span text:style-name="T4">بعد البلاغ</text:span><text:span text:style-name="T3">- </text:span><text:span text:style-name="T4">مسئولا عن كفر مَن كفر بك</text:span><text:span text:style-name="T3">; </text:span><text:span text:style-name="T4">فإنهم يدخلون النار يوم القيامة، ولا يخرجون منها</text:span><text:span text:style-name="T3">.</text:span></text:p>
      <text:p text:style-name="P1"><text:span text:style-name="T4">وَلَنْ تَرْضَى عَنْكَ الْيَهُودُ وَلَا النَّصَارَى حَتَّى تَتَّبِعَ مِلَّتَهُمْ قُلْ إِنَّ هُدَى اللَّهِ هُوَ الْهُدَى وَلَئِنِ اتَّبَعْتَ أَهْوَاءَهُمْ بَعْدَ الَّذِي جَاءَكَ مِنَ الْعِلْمِ مَا لَكَ مِنَ اللَّهِ مِنْ وَلِيٍّ وَلَا نَصِيرٍ </text:span><text:span text:style-name="T3">(120) </text:span></text:p>
      <text:p text:style-name="P1"><text:span text:style-name="T4">ولن ترضى عنك </text:span><text:span text:style-name="T3">-</text:span><text:span text:style-name="T4">أيها الرسول</text:span><text:span text:style-name="T3">- </text:span><text:span text:style-name="T4">اليهود ولا النصارى إلا إذا تركت دينك واتبعتَ دينهم</text:span><text:span text:style-name="T3">. </text:span><text:span text:style-name="T4">قل لهم</text:span><text:span text:style-name="T3">: </text:span><text:span text:style-name="T4">إن دين الإسلام هو الدين الصحيح</text:span><text:span text:style-name="T3">. </text:span><text:span text:style-name="T4">ولئن اتبعت أهواء هؤلاء بعد الذي جاءك من الوحي ما لك عند الله مِن وليٍّ ينفعك، ولا نصير ينصرك</text:span><text:span text:style-name="T3">. </text:span><text:span text:style-name="T4">وهذا الخطاب وإن كان خاصًا بالنبي صلى الله عليه وسلم، فهو موجه إلى الأمّة عامة</text:span><text:span text:style-name="T3">.</text:span></text:p>
      <text:p text:style-name="P1"><text:span text:style-name="T4">الَّذِينَ آتَيْنَاهُمُ الْكِتَابَ يَتْلُونَهُ حَقَّ تِلَاوَتِهِ أُولَئِكَ يُؤْمِنُونَ بِهِ وَمَنْ يَكْفُرْ بِهِ فَأُولَئِكَ هُمُ الْخَاسِرُونَ </text:span><text:span text:style-name="T3">(121) </text:span></text:p>
      <text:p text:style-name="P1"><text:span text:style-name="T4">الذين أعطيناهم الكتاب من اليهود والنصارى، يقرؤونه القراءة الصحيحة، ويتبعونه حق الاتباع، ويؤمنون بما جاء فيه من الإيمان برسل الله، ومنهم خاتمهم نبينا ورسولنا محمد صلى الله عليه وسلم، ولا يحرفون ولا يبدِّلون ما جاء فيه</text:span><text:span text:style-name="T3">. </text:span><text:span text:style-name="T4">هؤلاء هم الذين يؤمنون بالنبي محمد صلى الله عليه وسلم وبما أنزل عليه، وأما الذين بدَّلوا بعض الكتاب وكتموا بعضه، فهؤلاء كفار بنبي الله محمد صلى الله عليه وسلم وبما أنزل عليه، ومن يكفر به فأولئك هم أشد الناس خسرانًا عند الله</text:span><text:span text:style-name="T3">.</text:span></text:p>
      <text:p text:style-name="P1"><text:span text:style-name="T4">يَابَنِي إِسْرَائِيلَ اذْكُرُوا نِعْمَتِيَ الَّتِي أَنْعَمْتُ عَلَيْكُمْ وَأَنِّي فَضَّلْتُكُمْ عَلَى الْعَالَمِينَ </text:span><text:span text:style-name="T3">(122) </text:span></text:p>
      <text:p text:style-name="P1"><text:span text:style-name="T4">يا ذرية يعقوب اذكروا نعمي الكثيرة عليكم، وأني فَضَّلتكم على عالَمي زمانكم بكثرة أنبيائكم، وما أُنزل عليهم من الكتب</text:span><text:span text:style-name="T3">.</text:span></text:p>
      <text:p text:style-name="P1"><text:span text:style-name="T4">وَاتَّقُوا يَوْمًا لَا تَجْزِي نَفْسٌ عَنْ نَفْسٍ شَيْئًا وَلَا يُقْبَلُ مِنْهَا عَدْلٌ وَلَا تَنْفَعُهَا شَفَاعَةٌ وَلَا هُمْ يُنْصَرُونَ </text:span><text:span text:style-name="T3">(123) </text:span></text:p>
      <text:p text:style-name="P1"><text:span text:style-name="T4">وخافوا أهوال يوم الحساب إذ لا تغني نفس عن نفس شيئًا، ولا يقبل الله منها فدية تنجيها من العذاب، ولا تنفعها وساطة، ولا أحد ينصرها</text:span><text:span text:style-name="T3">.</text:span></text:p>
      <text:p text:style-name="P1"><text:span text:style-name="T4">وَإِذِ ابْتَلَى إِبْرَاهِيمَ رَبُّهُ بِكَلِمَاتٍ فَأَتَمَّهُنَّ قَالَ إِنِّي جَاعِلُكَ لِلنَّاسِ إِمَامًا قَالَ وَمِنْ ذُرِّيَّتِي قَالَ لَا يَنَالُ عَهْدِي الظَّالِمِينَ </text:span><text:span text:style-name="T3">(124) </text:span></text:p>
      <text:p text:style-name="P1"><text:soft-page-break/><text:span text:style-name="T4">واذكر </text:span><text:span text:style-name="T3">-</text:span><text:span text:style-name="T4">أيها النبي</text:span><text:span text:style-name="T3">- </text:span><text:span text:style-name="T4">حين اختبر الله إبراهيم بما شرع له من تكاليف، فأدَّاها وقام بها خير قيام</text:span><text:span text:style-name="T3">. </text:span><text:span text:style-name="T4">قال الله له</text:span><text:span text:style-name="T3">: </text:span><text:span text:style-name="T4">إني جاعلك قدوة للناس</text:span><text:span text:style-name="T3">. </text:span><text:span text:style-name="T4">قال إبراهيم</text:span><text:span text:style-name="T3">: </text:span><text:span text:style-name="T4">ربِّ اجعل بعض نسلي أئمة فضلا منك، فأجابه الله سبحانه أنه لا تحصل للظالمين الإمامةُ في الدين</text:span><text:span text:style-name="T3">.</text:span></text:p>
      <text:p text:style-name="P1"><text:span text:style-name="T4">وَإِذْ جَعَلْنَا الْبَيْتَ مَثَابَةً لِلنَّاسِ وَأَمْنًا وَاتَّخِذُوا مِنْ مَقَامِ إِبْرَاهِيمَ مُصَلًّى وَعَهِدْنَا إِلَى إِبْرَاهِيمَ وَإِسْمَاعِيلَ أَنْ طَهِّرَا بَيْتِيَ لِلطَّائِفِينَ وَالْعَاكِفِينَ وَالرُّكَّعِ السُّجُودِ </text:span><text:span text:style-name="T3">(125) </text:span></text:p>
      <text:p text:style-name="P1"><text:span text:style-name="T4">واذكر </text:span><text:span text:style-name="T3">-</text:span><text:span text:style-name="T4">أيها النبي</text:span><text:span text:style-name="T3">- </text:span><text:span text:style-name="T4">حين جعلنا الكعبة مرجعًا للناس، يأتونه، ثم يرجعون إلى أهليهم، ثم يعودون إليه، ومجمعًا لهم في الحج والعمرة والطواف والصلاة، وأمنًا لهم، لا يُغِير عليهم عدو فيه</text:span><text:span text:style-name="T3">. </text:span><text:span text:style-name="T4">وقلنا</text:span><text:span text:style-name="T3">: </text:span><text:span text:style-name="T4">اتخِذوا من مقام إبراهيم مكانًا للصلاة فيه، وهو الحجر الذي وقف عليه إبراهيم عند بنائه الكعبة</text:span><text:span text:style-name="T3">. </text:span><text:span text:style-name="T4">وأوحينا إلى إبراهيم وابنه إسماعيل</text:span><text:span text:style-name="T3">: </text:span><text:span text:style-name="T4">أن طهِّرا بيتي من كل رجس ودنس</text:span><text:span text:style-name="T3">; </text:span><text:span text:style-name="T4">للمتعبدين فيه بالطواف حول الكعبة، أو الاعتكاف في المسجد، والصلاة فيه</text:span><text:span text:style-name="T3">.</text:span></text:p>
      <text:p text:style-name="P1"><text:span text:style-name="T4">وَإِذْ قَالَ إِبْرَاهِيمُ رَبِّ اجْعَلْ هَذَا بَلَدًا آمِنًا وَارْزُقْ أَهْلَهُ مِنَ الثَّمَرَاتِ مَنْ آمَنَ مِنْهُمْ بِاللَّهِ وَالْيَوْمِ الْآخِرِ قَالَ وَمَنْ كَفَرَ فَأُمَتِّعُهُ قَلِيلًا ثُمَّ أَضْطَرُّهُ إِلَى عَذَابِ النَّارِ وَبِئْسَ الْمَصِيرُ </text:span><text:span text:style-name="T3">(126) </text:span></text:p>
      <text:p text:style-name="P1"><text:span text:style-name="T4">واذكر </text:span><text:span text:style-name="T3">-</text:span><text:span text:style-name="T4">أيها النبي</text:span><text:span text:style-name="T3">- </text:span><text:span text:style-name="T4">حين قال إبراهيم داعيًا</text:span><text:span text:style-name="T3">: </text:span><text:span text:style-name="T4">ربِّ اجعل </text:span><text:span text:style-name="T3">«</text:span><text:span text:style-name="T4">مكة</text:span><text:span text:style-name="T3">» </text:span><text:span text:style-name="T4">بلدًا آمنًا من الخوف، وارزق أهله من أنواع الثمرات، وخُصَّ بهذا الرزق مَن آمن منهم بالله واليوم الآخر</text:span><text:span text:style-name="T3">. </text:span><text:span text:style-name="T4">قال الله</text:span><text:span text:style-name="T3">: </text:span><text:span text:style-name="T4">ومن كفر منهم فأرزقه في الدنيا وأُمتعه متاعًا قليلا ثم أُلجئُه مرغمًا إلى عذاب النار</text:span><text:span text:style-name="T3">. </text:span><text:span text:style-name="T4">وبئس المرجع والمقام هذا المصير</text:span><text:span text:style-name="T3">.</text:span></text:p>
      <text:p text:style-name="P1"><text:span text:style-name="T4">وَإِذْ يَرْفَعُ إِبْرَاهِيمُ الْقَوَاعِدَ مِنَ الْبَيْتِ وَإِسْمَاعِيلُ رَبَّنَا تَقَبَّلْ مِنَّا إِنَّكَ أَنْتَ السَّمِيعُ الْعَلِيمُ </text:span><text:span text:style-name="T3">(127) </text:span></text:p>
      <text:p text:style-name="P1"><text:span text:style-name="T4">واذكر </text:span><text:span text:style-name="T3">-</text:span><text:span text:style-name="T4">أيها النبي</text:span><text:span text:style-name="T3">- </text:span><text:span text:style-name="T4">حين رفع إبراهيم وإسماعيل أسس الكعبة، وهما يدعوان الله في خشوع</text:span><text:span text:style-name="T3">: </text:span><text:span text:style-name="T4">ربنا تقبل منَّا صالح أعمالنا ودعاءنا، إنك أنت السميع لأقوال عبادك، العليم بأحوالهم</text:span><text:span text:style-name="T3">.</text:span></text:p>
      <text:p text:style-name="P1"><text:span text:style-name="T4">رَبَّنَا وَاجْعَلْنَا مُسْلِمَيْنِ لَكَ وَمِنْ ذُرِّيَّتِنَا أُمَّةً مُسْلِمَةً لَكَ وَأَرِنَا مَنَاسِكَنَا وَتُبْ عَلَيْنَا إِنَّكَ أَنْتَ التَّوَّابُ الرَّحِيمُ </text:span><text:span text:style-name="T3">(128) </text:span></text:p>
      <text:p text:style-name="P1"><text:span text:style-name="T4">ربنا واجعلنا ثابتَيْن على الإسلام، منقادَيْن لأحكامك، واجعل من ذريتنا أمة منقادة لك، بالإيمان، وبصِّرْنا بمعالم عبادتنا لك، وتجاوز عن ذنوبنا</text:span><text:span text:style-name="T3">. </text:span><text:span text:style-name="T4">إنك أنت كثير التوبة على عبادك، واسع الرحمة بهم</text:span><text:span text:style-name="T3">.</text:span></text:p>
      <text:p text:style-name="P1"><text:span text:style-name="T4">رَبَّنَا وَابْعَثْ فِيهِمْ رَسُولًا مِنْهُمْ يَتْلُو عَلَيْهِمْ آيَاتِكَ وَيُعَلِّمُهُمُ الْكِتَابَ وَالْحِكْمَةَ وَيُزَكِّيهِمْ إِنَّكَ أَنْتَ الْعَزِيزُ الْحَكِيمُ </text:span><text:span text:style-name="T3">(129) </text:span></text:p>
      <text:p text:style-name="P1"><text:span text:style-name="T4">ربنا وابعث في هذه الأمة رسولا من ذرية إسماعيل يتلو عليهم آياتك ويعلمهم القرآن والسنة، ويطهرهم من الشرك وسوء الأخلاق</text:span><text:span text:style-name="T3">. </text:span><text:span text:style-name="T4">إنك أنت العزيز الذي لا يمتنع عليه شيء، الحكيم الذي يضع الأشياء في مواضعها</text:span><text:span text:style-name="T3">.</text:span></text:p>
      <text:p text:style-name="P1"><text:soft-page-break/><text:span text:style-name="T4">وَمَنْ يَرْغَبُ عَنْ مِلَّةِ إِبْرَاهِيمَ إِلَّا مَنْ سَفِهَ نَفْسَهُ وَلَقَدِ اصْطَفَيْنَاهُ فِي الدُّنْيَا وَإِنَّهُ فِي الْآخِرَةِ لَمِنَ الصَّالِحِينَ </text:span><text:span text:style-name="T3">(130) </text:span></text:p>
      <text:p text:style-name="P1"><text:span text:style-name="T4">ولا أحد يُعرض عن دين إبراهيم </text:span><text:span text:style-name="T3">-</text:span><text:span text:style-name="T4">وهو الإسلام</text:span><text:span text:style-name="T3">- </text:span><text:span text:style-name="T4">إلا سفيه جاهل، ولقد اخترنا إبراهيم في الدنيا نبيًّا ورسولا وإنه في الآخرة لمن الصالحين الذين لهم أعلى الدرجات</text:span><text:span text:style-name="T3">.</text:span></text:p>
      <text:p text:style-name="P1"><text:span text:style-name="T4">إِذْ قَالَ لَهُ رَبُّهُ أَسْلِمْ قَالَ أَسْلَمْتُ لِرَبِّ الْعَالَمِينَ </text:span><text:span text:style-name="T3">(131) </text:span></text:p>
      <text:p text:style-name="P1"><text:span text:style-name="T4">وسبب هذا الاختيار مسارعته إلى الإسلام دون تردد، حين قال له ربه</text:span><text:span text:style-name="T3">: </text:span><text:span text:style-name="T4">أخلص نفسك لله منقادًا له</text:span><text:span text:style-name="T3">. </text:span><text:span text:style-name="T4">فاستجاب إبراهيم وقال</text:span><text:span text:style-name="T3">: </text:span><text:span text:style-name="T4">أسلمت لرب العالمين إخلاصًا وتوحيدًا ومحبة وإنابة</text:span><text:span text:style-name="T3">.</text:span></text:p>
      <text:p text:style-name="P1"><text:span text:style-name="T4">وَوَصَّى بِهَا إِبْرَاهِيمُ بَنِيهِ وَيَعْقُوبُ يَابَنِيَّ إِنَّ اللَّهَ اصْطَفَى لَكُمُ الدِّينَ فَلَا تَمُوتُنَّ إِلَّا وَأَنْتُمْ مُسْلِمُونَ </text:span><text:span text:style-name="T3">(132) </text:span></text:p>
      <text:p text:style-name="P1"><text:span text:style-name="T4">وحثَّ إبراهيمُ ويعقوبُ أبناءهما على الثبات على الإسلام قائلَيْن</text:span><text:span text:style-name="T3">: </text:span><text:span text:style-name="T4">يا أبناءنا إن الله اختار لكم هذا الدين </text:span><text:span text:style-name="T3">-</text:span><text:span text:style-name="T4">وهو دين الإسلام</text:span><text:span text:style-name="T3">- </text:span><text:span text:style-name="T4">فلا تفارقوه أيام حياتكم، ولا يأتكم الموت إلا وأنتم عليه</text:span><text:span text:style-name="T3">.</text:span></text:p>
      <text:p text:style-name="P1"><text:span text:style-name="T4">أَمْ كُنْتُمْ شُهَدَاءَ إِذْ حَضَرَ يَعْقُوبَ الْمَوْتُ إِذْ قَالَ لِبَنِيهِ مَا تَعْبُدُونَ مِنْ بَعْدِي قَالُوا نَعْبُدُ إِلَهَكَ وَإِلَهَ آبَائِكَ إِبْرَاهِيمَ وَإِسْمَاعِيلَ وَإِسْحَاقَ إِلَهًا وَاحِدًا وَنَحْنُ لَهُ مُسْلِمُونَ </text:span><text:span text:style-name="T3">(133) </text:span></text:p>
      <text:p text:style-name="P1"><text:span text:style-name="T4">أكنتم </text:span><text:span text:style-name="T3">-</text:span><text:span text:style-name="T4">أيها اليهود</text:span><text:span text:style-name="T3">- </text:span><text:span text:style-name="T4">حاضرين حين جاء الموتُ يعقوبَ، إذ جمع أبناءه وسألهم ما تعبدون من بعد موتي؟ قالوا</text:span><text:span text:style-name="T3">: </text:span><text:span text:style-name="T4">نعبد إلهك وإله آبائك إبراهيم وإسماعيل وإسحاق إلهًا واحدًا، ونحن له منقادون خاضعون</text:span><text:span text:style-name="T3">.</text:span></text:p>
      <text:p text:style-name="P1"><text:span text:style-name="T4">تِلْكَ أُمَّةٌ قَدْ خَلَتْ لَهَا مَا كَسَبَتْ وَلَكُمْ مَا كَسَبْتُمْ وَلَا تُسْأَلُونَ عَمَّا كَانُوا يَعْمَلُونَ </text:span><text:span text:style-name="T3">(134) </text:span></text:p>
      <text:p text:style-name="P1"><text:span text:style-name="T4">تلك أُمَّة من أسلافكم قد مضَتْ، لهم أعمالهم، ولكم أعمَالكم، ولا تُسْألون عن أعمالهم، وهم لا يُسْألون عن أعمالكم، وكلٌّ سيجازى بما فعله، لا يؤاخذ أحد بذنب أحد، ولا ينفعُ أحدًا إلا إيمانُه وتقواه</text:span><text:span text:style-name="T3">.</text:span></text:p>
      <text:p text:style-name="P1"><text:span text:style-name="T4">وَقَالُوا كُونُوا هُودًا أَوْ نَصَارَى تَهْتَدُوا قُلْ بَلْ مِلَّةَ إِبْرَاهِيمَ حَنِيفًا وَمَا كَانَ مِنَ الْمُشْرِكِينَ </text:span><text:span text:style-name="T3">(135) </text:span></text:p>
      <text:p text:style-name="P1"><text:span text:style-name="T4">وقالت اليهود لأمَّة محمد صلى الله عليه وسلم</text:span><text:span text:style-name="T3">: </text:span><text:span text:style-name="T4">ادخلوا في دين اليهودية تجدوا الهداية، وقالت النصارى لهم مثل ذلك</text:span><text:span text:style-name="T3">. </text:span><text:span text:style-name="T4">قل لهم </text:span><text:span text:style-name="T3">-</text:span><text:span text:style-name="T4">أيها الرسول</text:span><text:span text:style-name="T3">-: </text:span><text:span text:style-name="T4">بل الهداية أن نتبع</text:span><text:span text:style-name="T3">- </text:span><text:span text:style-name="T4">جميعًا</text:span><text:span text:style-name="T3">- </text:span><text:span text:style-name="T4">ملة إبراهيم، الذي مال عن كل دين باطل إلى دين الحق، وما كان من المشركين بالله تعالى</text:span><text:span text:style-name="T3">.</text:span></text:p>
      <text:p text:style-name="P1"><text:span text:style-name="T4">قُولُوا آمَنَّا بِاللَّهِ وَمَا أُنْزِلَ إِلَيْنَا وَمَا أُنْزِلَ إِلَى إِبْرَاهِيمَ وَإِسْمَاعِيلَ وَإِسْحَاقَ وَيَعْقُوبَ وَالْأَسْبَاطِ وَمَا أُوتِيَ مُوسَى وَعِيسَى وَمَا أُوتِيَ النَّبِيُّونَ مِنْ رَبِّهِمْ لَا نُفَرِّقُ بَيْنَ أَحَدٍ مِنْهُمْ وَنَحْنُ لَهُ مُسْلِمُونَ </text:span><text:span text:style-name="T3">(136) </text:span></text:p>
      <text:p text:style-name="P1"><text:span text:style-name="T4">قولوا </text:span><text:span text:style-name="T3">-</text:span><text:span text:style-name="T4">أيها المؤمنون</text:span><text:span text:style-name="T3">- </text:span><text:span text:style-name="T4">لهؤلاء اليهود والنَّصارى</text:span><text:span text:style-name="T3">: </text:span><text:span text:style-name="T4">صدَّقنا بالله الواحد المعبود بحق، وبما أنزل إلينا من القرآن الذي أوحاه الله إلى نبيه ورسوله محمد صلى الله عليه وسلم، وما أنزل من الصحف إلى </text:span><text:soft-page-break/><text:span text:style-name="T4">إبراهيم وابنيه إسماعيل وإسحاق، وإلى يعقوب والأسباط </text:span><text:span text:style-name="T3">-</text:span><text:span text:style-name="T4">وهم الأنبياء مِن ولد يعقوب الذين كانوا في قبائل بني إسرائيل الاثنتي عشرة</text:span><text:span text:style-name="T3">- </text:span><text:span text:style-name="T4">وما أُعطي موسى من التوراة، وعيسى من الإنجيل، وما أُعطي الأنبياء جميعًا من وحي ربهم، لا نفرق بين أحد منهم في الإيمان، ونحن خاضعون لله بالطاعة والعبادة</text:span><text:span text:style-name="T3">.</text:span></text:p>
      <text:p text:style-name="P1"><text:span text:style-name="T4">فَإِنْ آمَنُوا بِمِثْلِ مَا آمَنْتُمْ بِهِ فَقَدِ اهْتَدَوْا وَإِنْ تَوَلَّوْا فَإِنَّمَا هُمْ فِي شِقَاقٍ فَسَيَكْفِيكَهُمُ اللَّهُ وَهُوَ السَّمِيعُ الْعَلِيمُ </text:span><text:span text:style-name="T3">(137) </text:span></text:p>
      <text:p text:style-name="P1"><text:span text:style-name="T4">فإنْ آمن الكفار من اليهود والنصارى وغيرهم بمثل الذي آمنتم به، مما جاء به الرسول، فقد اهتدوا إلى الحق، وإن أعرضوا فإنما هم في خلاف شديد، فسيكفيك الله </text:span><text:span text:style-name="T3">-</text:span><text:span text:style-name="T4">أيها الرسول</text:span><text:span text:style-name="T3">- </text:span><text:span text:style-name="T4">شرَّهم وينصرك عليهم، وهو السميع لأقوالكم، العليم بأحوالكم</text:span><text:span text:style-name="T3">.</text:span></text:p>
      <text:p text:style-name="P1"><text:span text:style-name="T4">صِبْغَةَ اللَّهِ وَمَنْ أَحْسَنُ مِنَ اللَّهِ صِبْغَةً وَنَحْنُ لَهُ عَابِدُونَ </text:span><text:span text:style-name="T3">(138) </text:span></text:p>
      <text:p text:style-name="P1"><text:span text:style-name="T4">الزموا دين الله الذي فطركم عليه، فليس هناك أحسنُ مِن فطرة الله التي فطر الناس عليها، فالزموها وقولوا نحن خاضعون مطيعون لربنا في اتباعنا ملَّة إبراهيم</text:span><text:span text:style-name="T3">.</text:span></text:p>
      <text:p text:style-name="P1"><text:span text:style-name="T4">قُلْ أَتُحَاجُّونَنَا فِي اللَّهِ وَهُوَ رَبُّنَا وَرَبُّكُمْ وَلَنَا أَعْمَالُنَا وَلَكُمْ أَعْمَالُكُمْ وَنَحْنُ لَهُ مُخْلِصُونَ </text:span><text:span text:style-name="T3">(139) </text:span></text:p>
      <text:p text:style-name="P1"><text:span text:style-name="T4">قل </text:span><text:span text:style-name="T3">-</text:span><text:span text:style-name="T4">أيها الرسول لأهل الكتاب</text:span><text:span text:style-name="T3">-: </text:span><text:span text:style-name="T4">أتجادلوننا في توحيد الله والإخلاص له، وهو رب العالمين جميعًا، لا يختص بقوم دون قوم، ولنا أعمالنا ولكم أعمالكم، ونحن لله مخلصو العبادة والطَّاعة لا نشرك به شيئًا، ولا نعبد أحدًا غيره؟</text:span></text:p>
      <text:p text:style-name="P1"><text:span text:style-name="T4">أَمْ تَقُولُونَ إِنَّ إِبْرَاهِيمَ وَإِسْمَاعِيلَ وَإِسْحَاقَ وَيَعْقُوبَ وَالْأَسْبَاطَ كَانُوا هُودًا أَوْ نَصَارَى قُلْ أَأَنْتُمْ أَعْلَمُ أَمِ اللَّهُ وَمَنْ أَظْلَمُ مِمَّنْ كَتَمَ شَهَادَةً عِنْدَهُ مِنَ اللَّهِ وَمَا اللَّهُ بِغَافِلٍ عَمَّا تَعْمَلُونَ </text:span><text:span text:style-name="T3">(140) </text:span></text:p>
      <text:p text:style-name="P1"><text:span text:style-name="T4">بل أتقولون مجادلين في الله</text:span><text:span text:style-name="T3">: </text:span><text:span text:style-name="T4">إن إبراهيم وإسماعيل وإسحاق ويعقوب والأسباط </text:span><text:span text:style-name="T3">-</text:span><text:span text:style-name="T4">وهم الأنبياء الذين كانوا في قبائل بني إسرائيل الاثنتي عشرة من ولد يعقوب</text:span><text:span text:style-name="T3">- </text:span><text:span text:style-name="T4">كانوا على دين اليهود أو النصارى؟ وهذا كذب</text:span><text:span text:style-name="T3">; </text:span><text:span text:style-name="T4">فقد بُعِثوا وماتوا قبل نزول التوراة والإنجيل</text:span><text:span text:style-name="T3">. </text:span><text:span text:style-name="T4">قل لهم </text:span><text:span text:style-name="T3">-</text:span><text:span text:style-name="T4">أيها الرسول</text:span><text:span text:style-name="T3">-: </text:span><text:span text:style-name="T4">أأنتم أعلم بدينهم أم الله تعالى؟ وقد أخبر في القرآن بأنهم كانوا حنفاء مسلمين، ولا أحد أظلم منكم حين تخفون شهادة ثابتة عندكم من الله تعالى، وتدَّعون خلافها افتراء على الله</text:span><text:span text:style-name="T3">. </text:span><text:span text:style-name="T4">وما الله بغافل عن شيء من أعمالكم، بل هو مُحْصٍ لها ومجازيكم عليها</text:span><text:span text:style-name="T3">.</text:span></text:p>
      <text:p text:style-name="P1"><text:span text:style-name="T4">تِلْكَ أُمَّةٌ قَدْ خَلَتْ لَهَا مَا كَسَبَتْ وَلَكُمْ مَا كَسَبْتُمْ وَلَا تُسْأَلُونَ عَمَّا كَانُوا يَعْمَلُونَ </text:span><text:span text:style-name="T3">(141) </text:span></text:p>
      <text:p text:style-name="P1"><text:span text:style-name="T4">تلك أُمَّة من أسلافكم قد مضَتْ، لهم أعمالهم ولكم أعمالكم، ولا تُسْألون عن أعمالهم، وهم لا يُسْألون عن أعمالكم</text:span><text:span text:style-name="T3">. </text:span><text:span text:style-name="T4">وفي الآية قطع للتعلق بالمخلوقين، وعدم الاغترار بالانتساب إليهم، وأن العبرة بالإيمان بالله وعبادته وحده، واتباع رسله، وأن من كفر برسول منهم فقد كفر بسائر الرسل</text:span><text:span text:style-name="T3">.</text:span></text:p>
      <text:p text:style-name="P1"><text:soft-page-break/><text:span text:style-name="T4">سَيَقُولُ السُّفَهَاءُ مِنَ النَّاسِ مَا وَلَّاهُمْ عَنْ قِبْلَتِهِمُ الَّتِي كَانُوا عَلَيْهَا قُلْ لِلَّهِ الْمَشْرِقُ وَالْمَغْرِبُ يَهْدِي مَنْ يَشَاءُ إِلَى صِرَاطٍ مُسْتَقِيمٍ </text:span><text:span text:style-name="T3">(142) </text:span></text:p>
      <text:p text:style-name="P1"><text:span text:style-name="T4">سيقول الجهال وضعاف العقول من اليهود وأمثالهم، في سخرية واعتراض</text:span><text:span text:style-name="T3">: </text:span><text:span text:style-name="T4">ما الذي صرف هؤلاء المسلمين عن قبلتهم التي كانوا يُصَلُّون إلى جهتها أول الإسلام</text:span><text:span text:style-name="T3">; (</text:span><text:span text:style-name="T4">وهي </text:span><text:span text:style-name="T3">«</text:span><text:span text:style-name="T4">بيت المقدس</text:span><text:span text:style-name="T3">» ) </text:span><text:span text:style-name="T4">قل لهم </text:span><text:span text:style-name="T3">-</text:span><text:span text:style-name="T4">أيها الرسول</text:span><text:span text:style-name="T3">-: </text:span><text:span text:style-name="T4">المشرق والمغرب وما بينهما ملك لله، فليست جهة من الجهات خارجة عن ملكه، يهدي مَن يشاء من عباده إلى طريق الهداية القويم</text:span><text:span text:style-name="T3">. </text:span><text:span text:style-name="T4">وفي هذا إشعار بأن الشأن كله لله في امتثال أوامره، فحيثما وَجَّهَنا تَوَجَّهْنا</text:span><text:span text:style-name="T3">.</text:span></text:p>
      <text:p text:style-name="P1"><text:span text:style-name="T4">وَكَذَلِكَ جَعَلْنَاكُمْ أُمَّةً وَسَطًا لِتَكُونُوا شُهَدَاءَ عَلَى النَّاسِ وَيَكُونَ الرَّسُولُ عَلَيْكُمْ شَهِيدًا وَمَا جَعَلْنَا الْقِبْلَةَ الَّتِي كُنْتَ عَلَيْهَا إِلَّا لِنَعْلَمَ مَنْ يَتَّبِعُ الرَّسُولَ مِمَّنْ يَنْقَلِبُ عَلَى عَقِبَيْهِ وَإِنْ كَانَتْ لَكَبِيرَةً إِلَّا عَلَى الَّذِينَ هَدَى اللَّهُ وَمَا كَانَ اللَّهُ لِيُضِيعَ إِيمَانَكُمْ إِنَّ اللَّهَ بِالنَّاسِ لَرَءُوفٌ رَحِيمٌ </text:span><text:span text:style-name="T3">(143) </text:span></text:p>
      <text:p text:style-name="P1"><text:span text:style-name="T4">وكما هديناكم </text:span><text:span text:style-name="T3">-</text:span><text:span text:style-name="T4">أيها المسلمون</text:span><text:span text:style-name="T3">- </text:span><text:span text:style-name="T4">إلى الطريق الصحيح في الدين، جعلناكم أمة خيارًا عدولا لتشهدوا على الأمم في الآخرة أن رسلهم بلَّغتهم رسالات ربهم، ويكون الرسول في الآخرة </text:span><text:span text:style-name="T3">-</text:span><text:span text:style-name="T4">كذلك</text:span><text:span text:style-name="T3">- </text:span><text:span text:style-name="T4">شهيدًا عليكم أنَّه بلَّغكم رسالة ربه</text:span><text:span text:style-name="T3">. </text:span><text:span text:style-name="T4">وما جعلنا </text:span><text:span text:style-name="T3">-</text:span><text:span text:style-name="T4">أيها الرسول</text:span><text:span text:style-name="T3">- </text:span><text:span text:style-name="T4">قبلة </text:span><text:span text:style-name="T3">«</text:span><text:span text:style-name="T4">بيت المقدس</text:span><text:span text:style-name="T3">» </text:span><text:span text:style-name="T4">التي كنت عليها، ثم صرفناك عنها إلى الكعبة بـ </text:span><text:span text:style-name="T3">«</text:span><text:span text:style-name="T4">مكة</text:span><text:span text:style-name="T3">» </text:span><text:span text:style-name="T4">، إلا ليظهر ما علمناه في الأزل؛ علما يتعلق به الثواب والعقاب لنميز مَن يتبعك ويطيعك ويستقبل معك حيث توجهت، ومَن هو ضعيف الإيمان فينقلب مرتدًا عن دينه لشكه ونفاقه</text:span><text:span text:style-name="T3">. </text:span><text:span text:style-name="T4">وإن هذه الحال التي هي تحول المسلم في صلاته من استقبال بيت المقدس إلى استقبال الكعبة لثقيلة شاقة إلا على الذين هداهم الله ومنّ عليهم بالإيمان والتقوى وما كان الله ليضيع إيمانكم به واتباعكم لرسوله، ويبطل صلاتكم إلى القبلة السابقة</text:span><text:span text:style-name="T3">. </text:span><text:span text:style-name="T4">إنه سبحانه وتعالى بالناس لرءوف رحيم</text:span><text:span text:style-name="T3">.</text:span></text:p>
      <text:p text:style-name="P1"><text:span text:style-name="T4">قَدْ نَرَى تَقَلُّبَ وَجْهِكَ فِي السَّمَاءِ فَلَنُوَلِّيَنَّكَ قِبْلَةً تَرْضَاهَا فَوَلِّ وَجْهَكَ شَطْرَ الْمَسْجِدِ الْحَرَامِ وَحَيْثُ مَا كُنْتُمْ فَوَلُّوا وُجُوهَكُمْ شَطْرَهُ وَإِنَّ الَّذِينَ أُوتُوا الْكِتَابَ لَيَعْلَمُونَ أَنَّهُ الْحَقُّ مِنْ رَبِّهِمْ وَمَا اللَّهُ بِغَافِلٍ عَمَّا يَعْمَلُونَ </text:span><text:span text:style-name="T3">(144) </text:span></text:p>
      <text:p text:style-name="P1"><text:span text:style-name="T4">قد نرى تحوُّل وجهك </text:span><text:span text:style-name="T3">-</text:span><text:span text:style-name="T4">أيها الرسول</text:span><text:span text:style-name="T3">- </text:span><text:span text:style-name="T4">في جهة السماء، مرة بعد مرة</text:span><text:span text:style-name="T3">; </text:span><text:span text:style-name="T4">انتظارًا لنزول الوحي إليك في شأن القبلة، فلنصرفنك عن </text:span><text:span text:style-name="T3">«</text:span><text:span text:style-name="T4">بيت المقدس</text:span><text:span text:style-name="T3">» </text:span><text:span text:style-name="T4">إلى قبلة تحبها وترضاها، وهي وجهة المسجد الحرام بـ </text:span><text:span text:style-name="T3">«</text:span><text:span text:style-name="T4">مكة</text:span><text:span text:style-name="T3">» </text:span><text:span text:style-name="T4">، فولِّ وجهك إليها</text:span><text:span text:style-name="T3">. </text:span><text:span text:style-name="T4">وفي أي مكان كنتم </text:span><text:span text:style-name="T3">-</text:span><text:span text:style-name="T4">أيها المسلمون</text:span><text:span text:style-name="T3">- </text:span><text:span text:style-name="T4">وأردتم الصلاة فتوجهوا نحو المسجد الحرام</text:span><text:span text:style-name="T3">. </text:span><text:span text:style-name="T4">وإن الذين أعطاهم الله علم الكتاب من اليهود والنصارى لَيعلمون أن تحويلك إلى الكعبة هو الحق الثابت في كتبهم</text:span><text:span text:style-name="T3">. </text:span><text:span text:style-name="T4">وما الله بغافل عما يعمل هؤلاء المعترضون المشككون، وسيجازيهم على ذلك</text:span><text:span text:style-name="T3">.</text:span></text:p>
      <text:p text:style-name="P1"><text:soft-page-break/><text:span text:style-name="T4">وَلَئِنْ أَتَيْتَ الَّذِينَ أُوتُوا الْكِتَابَ بِكُلِّ آيَةٍ مَا تَبِعُوا قِبْلَتَكَ وَمَا أَنْتَ بِتَابِعٍ قِبْلَتَهُمْ وَمَا بَعْضُهُمْ بِتَابِعٍ قِبْلَةَ بَعْضٍ وَلَئِنِ اتَّبَعْتَ أَهْوَاءَهُمْ مِنْ بَعْدِ مَا جَاءَكَ مِنَ الْعِلْمِ إِنَّكَ إِذًا لَمِنَ الظَّالِمِينَ </text:span><text:span text:style-name="T3">(145) </text:span></text:p>
      <text:p text:style-name="P1"><text:span text:style-name="T4">ولئن جئت </text:span><text:span text:style-name="T3">-</text:span><text:span text:style-name="T4">أيها الرسول</text:span><text:span text:style-name="T3">- </text:span><text:span text:style-name="T4">الذين أُعطوا التوراة والإنجيل بكل حجة وبرهان على أن توجُّهك إلى الكعبة في الصلاة هو الحق من عند الله، ما تبعوا قبلتك عنادًا واستكبارًا، وما أنت بتابع قبلتهم مرة أخرى، وما بعضهم بتابع قبلة بعض</text:span><text:span text:style-name="T3">. </text:span><text:span text:style-name="T4">ولئن اتبعت أهواءهم في شأن القبلة وغيرها بعد ما جاءك من العلم بأنك على الحق وهم على الباطل، إنك حينئذ لمن الظالمين لأنفسهم</text:span><text:span text:style-name="T3">. </text:span><text:span text:style-name="T4">وهذا خطاب لجميع الأمة وهو تهديد ووعيد لمن يتبع أهواء المخالفين لشريعة الإسلام</text:span><text:span text:style-name="T3">.</text:span></text:p>
      <text:p text:style-name="P1"><text:span text:style-name="T4">الَّذِينَ آتَيْنَاهُمُ الْكِتَابَ يَعْرِفُونَهُ كَمَا يَعْرِفُونَ أَبْنَاءَهُمْ وَإِنَّ فَرِيقًا مِنْهُمْ لَيَكْتُمُونَ الْحَقَّ وَهُمْ يَعْلَمُونَ </text:span><text:span text:style-name="T3">(146) </text:span></text:p>
      <text:p text:style-name="P1"><text:span text:style-name="T4">الذين أعطيناهم التوراة والإنجيل من أحبار اليهود وعلماء النصارى يعرفون أنَّ محمدًا صلى الله عليه وسلم رسول الله بأوصافه المذكورة في كتبهم، مثل معرفتهم أبنائهم</text:span><text:span text:style-name="T3">. </text:span><text:span text:style-name="T4">وإن فريقًا منهم ليكتمون الحق وهم يعلمون صِدْقه، وثبوت أوصافه</text:span><text:span text:style-name="T3">.</text:span></text:p>
      <text:p text:style-name="P1"><text:span text:style-name="T4">الْحَقُّ مِنْ رَبِّكَ فَلَا تَكُونَنَّ مِنَ الْمُمْتَرِينَ </text:span><text:span text:style-name="T3">(147) </text:span></text:p>
      <text:p text:style-name="P1"><text:span text:style-name="T4">الذي أنزل إليك </text:span><text:span text:style-name="T3">-</text:span><text:span text:style-name="T4">أيها النبي</text:span><text:span text:style-name="T3">- </text:span><text:span text:style-name="T4">هو الحق من ربك، فلا تكونن من الشاكين فيه</text:span><text:span text:style-name="T3">. </text:span><text:span text:style-name="T4">وهذا وإن كان خطابا للرسول صلى الله عليه وسلم فهو موجه للأمة</text:span><text:span text:style-name="T3">.</text:span></text:p>
      <text:p text:style-name="P1"><text:span text:style-name="T4">وَلِكُلٍّ وِجْهَةٌ هُوَ مُوَلِّيهَا فَاسْتَبِقُوا الْخَيْرَاتِ أَيْنَ مَا تَكُونُوا يَأْتِ بِكُمُ اللَّهُ جَمِيعًا إِنَّ اللَّهَ عَلَى كُلِّ شَيْءٍ قَدِيرٌ </text:span><text:span text:style-name="T3">(148) </text:span></text:p>
      <text:p text:style-name="P1"><text:span text:style-name="T4">ولكل أمة من الأمم قبلة يتوجَّه إليها كل واحد منها في صلاته، فبادروا </text:span><text:span text:style-name="T3">-</text:span><text:span text:style-name="T4">أيها المؤمنون</text:span><text:span text:style-name="T3">- </text:span><text:span text:style-name="T4">متسابقين إلى فِعْل الأعمال الصالحة التي شرعها الله لكم في دين الإسلام</text:span><text:span text:style-name="T3">. </text:span><text:span text:style-name="T4">وسيجمعكم الله جميعا يوم القيامة من أي موضع كنتم فيه</text:span><text:span text:style-name="T3">. </text:span><text:span text:style-name="T4">إن الله على كل شيء قدير</text:span><text:span text:style-name="T3">.</text:span></text:p>
      <text:p text:style-name="P1"><text:span text:style-name="T4">وَمِنْ حَيْثُ خَرَجْتَ فَوَلِّ وَجْهَكَ شَطْرَ الْمَسْجِدِ الْحَرَامِ وَإِنَّهُ لَلْحَقُّ مِنْ رَبِّكَ وَمَا اللَّهُ بِغَافِلٍ عَمَّا تَعْمَلُونَ </text:span><text:span text:style-name="T3">(149) </text:span></text:p>
      <text:p text:style-name="P1"><text:span text:style-name="T4">ومن أي مكان خَرَجْتَ </text:span><text:span text:style-name="T3">-</text:span><text:span text:style-name="T4">أيها النبي</text:span><text:span text:style-name="T3">- </text:span><text:span text:style-name="T4">مسافرًا، وأردت الصلاة، فوجِّه وجهك نحو المسجد الحرام</text:span><text:span text:style-name="T3">. </text:span><text:span text:style-name="T4">وإنَّ توجُّهك إليه لهو الحق الثابت من ربك</text:span><text:span text:style-name="T3">. </text:span><text:span text:style-name="T4">وما الله بغافل عما تعملونه، وسيجازيكم على ذلك</text:span><text:span text:style-name="T3">.</text:span></text:p>
      <text:p text:style-name="P1"><text:span text:style-name="T4">وَمِنْ حَيْثُ خَرَجْتَ فَوَلِّ وَجْهَكَ شَطْرَ الْمَسْجِدِ الْحَرَامِ وَحَيْثُ مَا كُنْتُمْ فَوَلُّوا وُجُوهَكُمْ شَطْرَهُ لِئَلَّا يَكُونَ لِلنَّاسِ عَلَيْكُمْ حُجَّةٌ إِلَّا الَّذِينَ ظَلَمُوا مِنْهُمْ فَلَا تَخْشَوْهُمْ وَاخْشَوْنِي وَلِأُتِمَّ نِعْمَتِي عَلَيْكُمْ وَلَعَلَّكُمْ تَهْتَدُونَ </text:span><text:span text:style-name="T3">(150) </text:span></text:p>
      <text:p text:style-name="P1"><text:soft-page-break/><text:span text:style-name="T4">ومن أى مكان خرجت </text:span><text:span text:style-name="T3">-</text:span><text:span text:style-name="T4">أيها النبي</text:span><text:span text:style-name="T3">- </text:span><text:span text:style-name="T4">فتوجَّه إلى المسجد الحرام، وحيثما كنتم </text:span><text:span text:style-name="T3">-</text:span><text:span text:style-name="T4">أيها المسلمون</text:span><text:span text:style-name="T3">-</text:span><text:span text:style-name="T4">، بأي قطر من أقطار الأرض فولُّوا وجوهكم نحو المسجد الحرام</text:span><text:span text:style-name="T3">; </text:span><text:span text:style-name="T4">لكي لا يكون للناس المخالفين لكم احتجاج عليكم بالمخاصمة والمجادلة، بعد هذا التوجه إليه، إلا أهل الظلم والعناد منهم، فسيظلُّون على جدالهم، فلا تخافوهم وخافوني بامتثال أمري، واجتناب نهيي</text:span><text:span text:style-name="T3">; </text:span><text:span text:style-name="T4">ولكي أتم نعمتي عليكم باختيار أكمل الشرائع لكم، ولعلكم تهتدون إلى الحق والصواب</text:span><text:span text:style-name="T3">.</text:span></text:p>
      <text:p text:style-name="P1"><text:span text:style-name="T4">كَمَا أَرْسَلْنَا فِيكُمْ رَسُولًا مِنْكُمْ يَتْلُو عَلَيْكُمْ آيَاتِنَا وَيُزَكِّيكُمْ وَيُعَلِّمُكُمُ الْكِتَابَ وَالْحِكْمَةَ وَيُعَلِّمُكُمْ مَا لَمْ تَكُونُوا تَعْلَمُونَ </text:span><text:span text:style-name="T3">(151) </text:span></text:p>
      <text:p text:style-name="P1"><text:span text:style-name="T4">كما أنعمنا عليكم باستقبال الكعبة أرسلنا فيكم رسولا منكم يتلو عليكم الآيات المبينة للحق من الباطل، ويطهركم من دنس الشرك وسوء الأخلاق، ويعلمكم الكتاب والسنة وأحكام الشريعة، ويعلمكم من أخبار الأنبياء، وقصص الأمم السابقة ما كنتم تجهلونه</text:span><text:span text:style-name="T3">.</text:span></text:p>
      <text:p text:style-name="P1"><text:span text:style-name="T4">فَاذْكُرُونِي أَذْكُرْكُمْ وَاشْكُرُوا لِي وَلَا تَكْفُرُونِ </text:span><text:span text:style-name="T3">(152) </text:span></text:p>
      <text:p text:style-name="P1"><text:span text:style-name="T4">أمر تعالى المؤمنين بذكره، ووعد عليه أفضل الجزاء، وهو الثناء في الملأ الأعلى على مَنْ ذكره، وخصوني </text:span><text:span text:style-name="T3">-</text:span><text:span text:style-name="T4">أيها المؤمنون</text:span><text:span text:style-name="T3">- </text:span><text:span text:style-name="T4">بالشكر قولا وعملا ولا تجحدوا نعمي عليكم</text:span><text:span text:style-name="T3">.</text:span></text:p>
      <text:p text:style-name="P1"><text:span text:style-name="T4">يَاأَيُّهَا الَّذِينَ آمَنُوا اسْتَعِينُوا بِالصَّبْرِ وَالصَّلَاةِ إِنَّ اللَّهَ مَعَ الصَّابِرِينَ </text:span><text:span text:style-name="T3">(153) </text:span></text:p>
      <text:p text:style-name="P1"><text:span text:style-name="T4">يا أيها المؤمنون اطلبوا العون من الله في كل أموركم</text:span><text:span text:style-name="T3">: </text:span><text:span text:style-name="T4">بالصبر على النوائب والمصائب، وبالصبر على ترك المعاصي والذنوب، والصبر على الطاعات والقربات، وبالصلاة التي تطمئن بها النفس، وتنهى عن الفحشاء والمنكر</text:span><text:span text:style-name="T3">. </text:span><text:span text:style-name="T4">إن الله مع الصابرين بعونه وتوفيقه وتسديده</text:span><text:span text:style-name="T3">. </text:span><text:span text:style-name="T4">وفي الآية</text:span><text:span text:style-name="T3">: </text:span><text:span text:style-name="T4">إثبات معيَّة الله الخاصة بالمؤمنين، المقتضية لما سلف ذكره</text:span><text:span text:style-name="T3">; </text:span><text:span text:style-name="T4">أما المعية العامة، المقتضية للعلم والإحاطة فهي لجميع الخلق</text:span><text:span text:style-name="T3">.</text:span></text:p>
      <text:p text:style-name="P1"><text:span text:style-name="T4">وَلَا تَقُولُوا لِمَنْ يُقْتَلُ فِي سَبِيلِ اللَّهِ أَمْوَاتٌ بَلْ أَحْيَاءٌ وَلَكِنْ لَا تَشْعُرُونَ </text:span><text:span text:style-name="T3">(154) </text:span></text:p>
      <text:p text:style-name="P1"><text:span text:style-name="T4">ولا تقولوا </text:span><text:span text:style-name="T3">-</text:span><text:span text:style-name="T4">أيها المؤمنون</text:span><text:span text:style-name="T3">- </text:span><text:span text:style-name="T4">فيمن يُقتلون مجاهدين في سبيل الله</text:span><text:span text:style-name="T3">: </text:span><text:span text:style-name="T4">هم أموات، بل هم أحياء حياة خاصة بهم في قبورهم، لا يعلم كيفيتها إلا الله </text:span><text:span text:style-name="T3">-</text:span><text:span text:style-name="T4">تعالى</text:span><text:span text:style-name="T3">-</text:span><text:span text:style-name="T4">، ولكنكم لا تُحسُّون بها</text:span><text:span text:style-name="T3">. </text:span><text:span text:style-name="T4">وفي هذا دليل على نعيم القبر</text:span><text:span text:style-name="T3">.</text:span></text:p>
      <text:p text:style-name="P1"><text:span text:style-name="T4">وَلَنَبْلُوَنَّكُمْ بِشَيْءٍ مِنَ الْخَوْفِ وَالْجُوعِ وَنَقْصٍ مِنَ الْأَمْوَالِ وَالْأَنْفُسِ وَالثَّمَرَاتِ وَبَشِّرِ الصَّابِرِينَ </text:span><text:span text:style-name="T3">(155) </text:span></text:p>
      <text:p text:style-name="P1"><text:span text:style-name="T4">ولنختبرنكم بشيء يسير من الخوف، ومن الجوع، وبنقص من الأموال بتعسر الحصول عليها، أو ذهابها، ومن الأنفس</text:span><text:span text:style-name="T3">: </text:span><text:span text:style-name="T4">بالموت أو الشهادة في سبيل الله، وبنقص من ثمرات النخيل والأعناب والحبوب، بقلَّة ناتجها أو فسادها</text:span><text:span text:style-name="T3">. </text:span><text:span text:style-name="T4">وبشِّر </text:span><text:span text:style-name="T3">-</text:span><text:span text:style-name="T4">أيها النبي</text:span><text:span text:style-name="T3">- </text:span><text:span text:style-name="T4">الصابرين على هذا وأمثاله بما يفرحهم ويَسُرُّهم من حسن العاقبة في الدنيا والآخرة</text:span><text:span text:style-name="T3">.</text:span></text:p>
      <text:p text:style-name="P1"><text:soft-page-break/><text:span text:style-name="T4">الَّذِينَ إِذَا أَصَابَتْهُمْ مُصِيبَةٌ قَالُوا إِنَّا لِلَّهِ وَإِنَّا إِلَيْهِ رَاجِعُونَ </text:span><text:span text:style-name="T3">(156) </text:span></text:p>
      <text:p text:style-name="P1"><text:span text:style-name="T4">من صفة هؤلاء الصابرين أنهم إذا أصابهم شيء يكرهونه قالوا</text:span><text:span text:style-name="T3">: </text:span><text:span text:style-name="T4">إنَّا عبيد مملوكون لله، مدبَّرون بأمره وتصريفه، يفعل بنا ما يشاء، وإنا إليه راجعون بالموت، ثم بالبعث للحساب والجزاء</text:span><text:span text:style-name="T3">.</text:span></text:p>
      <text:p text:style-name="P1"><text:span text:style-name="T4">أُولَئِكَ عَلَيْهِمْ صَلَوَاتٌ مِنْ رَبِّهِمْ وَرَحْمَةٌ وَأُولَئِكَ هُمُ الْمُهْتَدُونَ </text:span><text:span text:style-name="T3">(157) </text:span></text:p>
      <text:p text:style-name="P1"><text:span text:style-name="T4">أولئك الصابرون لهم ثناء من ربهم ورحمة عظيمة منه سبحانه، وأولئك هم المهتدون إلى الرشاد</text:span><text:span text:style-name="T3">.</text:span></text:p>
      <text:p text:style-name="P1"><text:span text:style-name="T4">إِنَّ الصَّفَا وَالْمَرْوَةَ مِنْ شَعَائِرِ اللَّهِ فَمَنْ حَجَّ الْبَيْتَ أَوِ اعْتَمَرَ فَلَا جُنَاحَ عَلَيْهِ أَنْ يَطَّوَّفَ بِهِمَا وَمَنْ تَطَوَّعَ خَيْرًا فَإِنَّ اللَّهَ شَاكِرٌ عَلِيمٌ </text:span><text:span text:style-name="T3">(158) </text:span></text:p>
      <text:p text:style-name="P1"><text:span text:style-name="T4">إن الصفا والمروة </text:span><text:span text:style-name="T3">-</text:span><text:span text:style-name="T4">وهما جبلان صغيران قرب الكعبة من جهة الشرق</text:span><text:span text:style-name="T3">- </text:span><text:span text:style-name="T4">من معالم دين الله الظاهرة التي تعبَّد الله عباده بالسعي بينهما</text:span><text:span text:style-name="T3">. </text:span><text:span text:style-name="T4">فمَن قصد الكعبة حاجًّا أو معتمرًا، فلا إثم عليه ولا حرج في أن يسعى بينهما، بل يجب عليه ذلك، ومن فعل الطاعات طواعية من نفسه مخلصًا بها لله تعالى، فإن الله تعالى شاكر يثيب على القليل بالكثير، عليم بأعمال عباده فلا يضيعها، ولا يبخس أحدًا مثقال ذرة</text:span><text:span text:style-name="T3">.</text:span></text:p>
      <text:p text:style-name="P1"><text:span text:style-name="T4">إِنَّ الَّذِينَ يَكْتُمُونَ مَا أَنْزَلْنَا مِنَ الْبَيِّنَاتِ وَالْهُدَى مِنْ بَعْدِ مَا بَيَّنَّاهُ لِلنَّاسِ فِي الْكِتَابِ أُولَئِكَ يَلْعَنُهُمُ اللَّهُ وَيَلْعَنُهُمُ اللَّاعِنُونَ </text:span><text:span text:style-name="T3">(159) </text:span></text:p>
      <text:p text:style-name="P1"><text:span text:style-name="T4">إن الذين يُخْفون ما أنزلنا من الآيات الواضحات الدالة على نبوة محمد صلى الله عليه وسلم وما جاء به، وهم أحبار اليهود وعلماء النصارى وغيرهم ممن يكتم ما أنزل الله من بعد ما أظهرناه للناس في التوراة والإنجيل، أولئك يطردهم الله من رحمته، ويدعو عليهم باللعنة جميع الخليقة</text:span><text:span text:style-name="T3">.</text:span></text:p>
      <text:p text:style-name="P1"><text:span text:style-name="T4">إِلَّا الَّذِينَ تَابُوا وَأَصْلَحُوا وَبَيَّنُوا فَأُولَئِكَ أَتُوبُ عَلَيْهِمْ وَأَنَا التَّوَّابُ الرَّحِيمُ </text:span><text:span text:style-name="T3">(160) </text:span></text:p>
      <text:p text:style-name="P1"><text:span text:style-name="T4">إلا الذين رجعوا مستغفرين الله من خطاياهم، وأصلحوا ما أفسدوه، وبَيَّنوا ما كتموه، فأولئك أقبل توبتهم وأجازيهم بالمغفرة، وأنا التواب على من تاب من عبادي، الرحيم بهم</text:span><text:span text:style-name="T3">; </text:span><text:span text:style-name="T4">إذ وفقتُهم للتوبة وقبلتها منهم</text:span><text:span text:style-name="T3">.</text:span></text:p>
      <text:p text:style-name="P1"><text:span text:style-name="T4">إِنَّ الَّذِينَ كَفَرُوا وَمَاتُوا وَهُمْ كُفَّارٌ أُولَئِكَ عَلَيْهِمْ لَعْنَةُ اللَّهِ وَالْمَلَائِكَةِ وَالنَّاسِ أَجْمَعِينَ </text:span><text:span text:style-name="T3">(161) </text:span></text:p>
      <text:p text:style-name="P1"><text:span text:style-name="T4">إن الذين جحدوا الإيمان وكتموا الحق، واستمروا على ذلك حتى ماتوا، أولئك عليهم لعنة الله بالطرد من رحمته، وعليهم لعنة الملائكة والناس أجمعين</text:span><text:span text:style-name="T3">.</text:span></text:p>
      <text:p text:style-name="P1"><text:span text:style-name="T4">خَالِدِينَ فِيهَا لَا يُخَفَّفُ عَنْهُمُ الْعَذَابُ وَلَا هُمْ يُنْظَرُونَ </text:span><text:span text:style-name="T3">(162) </text:span></text:p>
      <text:p text:style-name="P1"><text:span text:style-name="T4">دائمين في اللعنة والنار، لا يخفف عنهم العذاب، ولا هم يمهلون بمعذرة يعتذرون بها</text:span><text:span text:style-name="T3">.</text:span></text:p>
      <text:p text:style-name="P1"><text:span text:style-name="T4">وَإِلَهُكُمْ إِلَهٌ وَاحِدٌ لَا إِلَهَ إِلَّا هُوَ الرَّحْمَنُ الرَّحِيمُ </text:span><text:span text:style-name="T3">(163) </text:span></text:p>
      <text:p text:style-name="P1"><text:soft-page-break/><text:span text:style-name="T4">وإلهكم </text:span><text:span text:style-name="T3">-</text:span><text:span text:style-name="T4">أيها الناس</text:span><text:span text:style-name="T3">- </text:span><text:span text:style-name="T4">إله واحد متفرد في ذاته وأسمائه وصفاته وأفعاله وعبودية خلقه له، لا معبود بحق إلا هو، الرحمن المتصف بالرحمة في ذاته وأفعاله لجميع الخلق، الرحيم بالمؤمنين</text:span><text:span text:style-name="T3">.</text:span></text:p>
      <text:p text:style-name="P1"><text:span text:style-name="T4">إِنَّ فِي خَلْقِ السَّمَاوَاتِ وَالْأَرْضِ وَاخْتِلَافِ اللَّيْلِ وَالنَّهَارِ وَالْفُلْكِ الَّتِي تَجْرِي فِي الْبَحْرِ بِمَا يَنْفَعُ النَّاسَ وَمَا أَنْزَلَ اللَّهُ مِنَ السَّمَاءِ مِنْ مَاءٍ فَأَحْيَا بِهِ الْأَرْضَ بَعْدَ مَوْتِهَا وَبَثَّ فِيهَا مِنْ كُلِّ دَابَّةٍ وَتَصْرِيفِ الرِّيَاحِ وَالسَّحَابِ الْمُسَخَّرِ بَيْنَ السَّمَاءِ وَالْأَرْضِ لَآيَاتٍ لِقَوْمٍ يَعْقِلُونَ </text:span><text:span text:style-name="T3">(164) </text:span></text:p>
      <text:p text:style-name="P1"><text:span text:style-name="T4">إن في خلق السماوات بارتفاعها واتساعها، والأرض بجبالها وسهولها وبحارها، وفي اختلاف الليل والنهار من الطول والقصر، والظلمة والنور، وتعاقبهما بأن يخلف كل منهما الآخر، وفي السفن الجارية في البحار، التي تحمل ما ينفع الناس، وما أنزل الله من السماء من ماء المطر، فأحيا به الأرض، فصارت مخضرَّة ذات بهجة بعد أن كانت يابسة لا نبات فيها، وما نشره الله فيها من كل ما دبَّ على وجه الأرض، وما أنعم به عليكم من تقليب الرياح وتوجيهها، والسحاب المسيَّر بين السماء والأرض، إن في كل الدلائل السابقة لآياتٍ على وحدانية الله، وجليل نعمه، لقوم يعقلون مواضع الحجج، ويفهمون أدلته سبحانه على وحدانيته، واستحقاقه وحده للعبادة</text:span><text:span text:style-name="T3">.</text:span></text:p>
      <text:p text:style-name="P1"><text:span text:style-name="T4">وَمِنَ النَّاسِ مَنْ يَتَّخِذُ مِنْ دُونِ اللَّهِ أَنْدَادًا يُحِبُّونَهُمْ كَحُبِّ اللَّهِ وَالَّذِينَ آمَنُوا أَشَدُّ حُبًّا لِلَّهِ وَلَوْ يَرَى الَّذِينَ ظَلَمُوا إِذْ يَرَوْنَ الْعَذَابَ أَنَّ الْقُوَّةَ لِلَّهِ جَمِيعًا وَأَنَّ اللَّهَ شَدِيدُ الْعَذَابِ </text:span><text:span text:style-name="T3">(165) </text:span></text:p>
      <text:p text:style-name="P1"><text:span text:style-name="T4">ومع هذه البراهين القاطعة يتخذ فريق من الناس من دون الله أصنامًا وأوثانًا وأولياء يجعلونهم نظراء لله تعالى، ويعطونهم من المحبة والتعظيم والطاعة، ما لا يليق إلا بالله وحده</text:span><text:span text:style-name="T3">. </text:span><text:span text:style-name="T4">والمؤمنون أعظم حبا لله من حب هؤلاء الكفار لله ولآلهتهم</text:span><text:span text:style-name="T3">; </text:span><text:span text:style-name="T4">لأن المؤمنين أخلصوا المحبة كلها لله، وأولئك أشركوا في المحبة</text:span><text:span text:style-name="T3">. </text:span><text:span text:style-name="T4">ولو يعلم الذين ظلموا أنفسهم بالشرك في الحياة الدنيا، حين يشاهدون عذاب الآخرة، أن الله هو المتفرد بالقوة جميعًا، وأن الله شديد العذاب، لما اتخذوا من دون الله آلهة يعبدونهم من دونه، ويتقربون بهم إليه</text:span><text:span text:style-name="T3">.</text:span></text:p>
      <text:p text:style-name="P1"><text:span text:style-name="T4">إِذْ تَبَرَّأَ الَّذِينَ اتُّبِعُوا مِنَ الَّذِينَ اتَّبَعُوا وَرَأَوُا الْعَذَابَ وَتَقَطَّعَتْ بِهِمُ الْأَسْبَابُ </text:span><text:span text:style-name="T3">(166) </text:span></text:p>
      <text:p text:style-name="P1"><text:span text:style-name="T4">عند معاينتهم عذاب الآخرة يتبرأ الرؤساء المتبوعون ممن اتبعهم على الشرك، وتنقطع بينهم كل الصلات التي ارتبطوا بها في الدنيا</text:span><text:span text:style-name="T3">: </text:span><text:span text:style-name="T4">من القرابة، والاتِّباع، والدين، وغير ذلك</text:span><text:span text:style-name="T3">.</text:span></text:p>
      <text:p text:style-name="P1"><text:span text:style-name="T4">وَقَالَ الَّذِينَ اتَّبَعُوا لَوْ أَنَّ لَنَا كَرَّةً فَنَتَبَرَّأَ مِنْهُمْ كَمَا تَبَرَّءُوا مِنَّا كَذَلِكَ يُرِيهِمُ اللَّهُ أَعْمَالَهُمْ حَسَرَاتٍ عَلَيْهِمْ وَمَا هُمْ بِخَارِجِينَ مِنَ النَّارِ </text:span><text:span text:style-name="T3">(167) </text:span></text:p>
      <text:p text:style-name="P1"><text:span text:style-name="T4">وقال التابعون</text:span><text:span text:style-name="T3">: </text:span><text:span text:style-name="T4">يا ليت لنا عودة إلى الدنيا، فنعلن براءتنا من هؤلاء الرؤساء، كما أعلنوا براءتهم مِنَّا</text:span><text:span text:style-name="T3">. </text:span><text:span text:style-name="T4">وكما أراهم الله شدة عذابه يوم القيامة يريهم أعمالهم الباطلة ندامات عليهم، وليسوا بخارجين من النار أبدًا</text:span><text:span text:style-name="T3">.</text:span></text:p>
      <text:p text:style-name="P1"><text:span text:style-name="T4">يَاأَيُّهَا النَّاسُ كُلُوا مِمَّا فِي الْأَرْضِ حَلَالًا طَيِّبًا وَلَا تَتَّبِعُوا خُطُوَاتِ الشَّيْطَانِ إِنَّهُ لَكُمْ عَدُوٌّ مُبِينٌ </text:span><text:span text:style-name="T3">(168) </text:span></text:p>
      <text:p text:style-name="P1"><text:soft-page-break/><text:span text:style-name="T4">يا أيها الناس كلوا من رزق الله الذي أباحه لكم في الأرض، وهو الطاهر غير النجس، النافع غير الضار، ولا تتبعوا طرق الشيطان في التحليل والتحريم، والبدع والمعاصي</text:span><text:span text:style-name="T3">. </text:span><text:span text:style-name="T4">إنه عدو لكم ظاهر العداوة</text:span><text:span text:style-name="T3">.</text:span></text:p>
      <text:p text:style-name="P1"><text:span text:style-name="T4">إِنَّمَا يَأْمُرُكُمْ بِالسُّوءِ وَالْفَحْشَاءِ وَأَنْ تَقُولُوا عَلَى اللَّهِ مَا لَا تَعْلَمُونَ </text:span><text:span text:style-name="T3">(169) </text:span></text:p>
      <text:p text:style-name="P1"><text:span text:style-name="T4">إنما يأمركم الشيطان بكل ذنب قبيح يسوءُكم، وبكل معصية بالغة القبح، وبأن تفتروا على الله الكذب من تحريم الحلال وغيره بدون علم</text:span><text:span text:style-name="T3">.</text:span></text:p>
      <text:p text:style-name="P1"><text:span text:style-name="T4">وَإِذَا قِيلَ لَهُمُ اتَّبِعُوا مَا أَنْزَلَ اللَّهُ قَالُوا بَلْ نَتَّبِعُ مَا أَلْفَيْنَا عَلَيْهِ آبَاءَنَا أَوَلَوْ كَانَ آبَاؤُهُمْ لَا يَعْقِلُونَ شَيْئًا وَلَا يَهْتَدُونَ </text:span><text:span text:style-name="T3">(170) </text:span></text:p>
      <text:p text:style-name="P1"><text:span text:style-name="T4">وإذا قال المؤمنون ناصحين أهل الضلال</text:span><text:span text:style-name="T3">: </text:span><text:span text:style-name="T4">اتبعوا ما أنزل الله من القرآن والهدى، أصرُّوا على تقليد أسلافهم المشركين قائلين</text:span><text:span text:style-name="T3">: </text:span><text:span text:style-name="T4">لا نتبع دينكم، بل نتبع ما وجدنا عليه آباءنا</text:span><text:span text:style-name="T3">. </text:span><text:span text:style-name="T4">أيتبعون آباءهم ولو كانوا لا يعقلون عن الله شيئًا، ولا يدركون رشدًا؟</text:span></text:p>
      <text:p text:style-name="P1"><text:span text:style-name="T4">وَمَثَلُ الَّذِينَ كَفَرُوا كَمَثَلِ الَّذِي يَنْعِقُ بِمَا لَا يَسْمَعُ إِلَّا دُعَاءً وَنِدَاءً صُمٌّ بُكْمٌ عُمْيٌ فَهُمْ لَا يَعْقِلُونَ </text:span><text:span text:style-name="T3">(171) </text:span></text:p>
      <text:p text:style-name="P1"><text:span text:style-name="T4">وصفة الذين كفروا وداعيهم إلى الهدى والإيمان كصفة الراعي الذي يصيح بالبهائم ويزجرها، وهي لا تفهم معاني كلامه، وإنما تسمع النداء ودَوِيَّ الصوت فقط</text:span><text:span text:style-name="T3">. </text:span><text:span text:style-name="T4">هؤلاء الكفار صُمٌّ سدُّوا أسماعهم عن الحق، بُكْم أخرسوا ألسنتهم عن النطق به، عُمْي لا ترى أعينهم براهينه الباهرة، فهم لا يعملون عقولهم فيما ينفعهم</text:span><text:span text:style-name="T3">.</text:span></text:p>
      <text:p text:style-name="P1"><text:span text:style-name="T4">يَاأَيُّهَا الَّذِينَ آمَنُوا كُلُوا مِنْ طَيِّبَاتِ مَا رَزَقْنَاكُمْ وَاشْكُرُوا لِلَّهِ إِنْ كُنْتُمْ إِيَّاهُ تَعْبُدُونَ </text:span><text:span text:style-name="T3">(172) </text:span></text:p>
      <text:p text:style-name="P1"><text:span text:style-name="T4">يا أيها المؤمنون كلوا من الأطعمة المستلَذَّة الحلال التي رزقناكم، ولا تكونوا كالكفار الذين يحرمون الطيبات، ويستحِلُّون الخبائث، واشكروا لله نعمه العظيمة عليكم بقلوبكم وألسنتكم وجوارحكم، إن كنتم حقًا منقادين لأمره، سامعين مطيعين له، تعبدونه وحده لا شريك له</text:span><text:span text:style-name="T3">.</text:span></text:p>
      <text:p text:style-name="P1"><text:span text:style-name="T4">إِنَّمَا حَرَّمَ عَلَيْكُمُ الْمَيْتَةَ وَالدَّمَ وَلَحْمَ الْخِنْزِيرِ وَمَا أُهِلَّ بِهِ لِغَيْرِ اللَّهِ فَمَنِ اضْطُرَّ غَيْرَ بَاغٍ وَلَا عَادٍ فَلَا إِثْمَ عَلَيْهِ إِنَّ اللَّهَ غَفُورٌ رَحِيمٌ </text:span><text:span text:style-name="T3">(173) </text:span></text:p>
      <text:p text:style-name="P1"><text:span text:style-name="T4">إنما حرم الله عليكم ما يضركم كالميتة التي لم تذبح بطريقة شرعية، والدم المسفوح، ولحم الخنزير، والذبائح التي ذبحت لغير الله</text:span><text:span text:style-name="T3">. </text:span><text:span text:style-name="T4">ومِنْ فَضْلِ الله عليكم وتيسيره أنه أباح لكم أكل هذه المحرمات عند الضرورة</text:span><text:span text:style-name="T3">. </text:span><text:span text:style-name="T4">فمن ألجأته الضرورة إلى أكل شيء منها، غير ظالم في أكله فوق حاجته، ولا متجاوز حدود الله فيما أُبيح له، فلا ذنب عليه في ذلك</text:span><text:span text:style-name="T3">. </text:span><text:span text:style-name="T4">إن الله غفور لعباده، رحيم بهم</text:span><text:span text:style-name="T3">.</text:span></text:p>
      <text:p text:style-name="P1"><text:soft-page-break/><text:span text:style-name="T4">إِنَّ الَّذِينَ يَكْتُمُونَ مَا أَنْزَلَ اللَّهُ مِنَ الْكِتَابِ وَيَشْتَرُونَ بِهِ ثَمَنًا قَلِيلًا أُولَئِكَ مَا يَأْكُلُونَ فِي بُطُونِهِمْ إِلَّا النَّارَ وَلَا يُكَلِّمُهُمُ اللَّهُ يَوْمَ الْقِيَامَةِ وَلَا يُزَكِّيهِمْ وَلَهُمْ عَذَابٌ أَلِيمٌ </text:span><text:span text:style-name="T3">(174) </text:span></text:p>
      <text:p text:style-name="P1"><text:span text:style-name="T4">إن الذين يُخْفون ما أنزل الله في كتبه من صفة محمد صلى الله عليه وسلم وغير ذلك من الحق، ويحرصون على أخذ عوض قليل من عرض الحياة الدنيا مقابل هذا الإخفاء، هؤلاء ما يأكلون في مقابلة كتمان الحق إلا نار جهنم تتأجج في بطونهم، ولا يكلمهم الله يوم القيامة لغضبه وسخطه عليهم، ولا يطهرهم من دنس ذنوبهم وكفرهم، ولهم عذاب موجع</text:span><text:span text:style-name="T3">.</text:span></text:p>
      <text:p text:style-name="P1"><text:span text:style-name="T4">أُولَئِكَ الَّذِينَ اشْتَرَوُا الضَّلَالَةَ بِالْهُدَى وَالْعَذَابَ بِالْمَغْفِرَةِ فَمَا أَصْبَرَهُمْ عَلَى النَّارِ </text:span><text:span text:style-name="T3">(175) </text:span></text:p>
      <text:p text:style-name="P1"><text:span text:style-name="T4">أولئك المتصفون بهذه الصفات استبدلوا الضلالة بالهدى وعذاب الله بمغفرته، فما أشد جراءتهم على النار بعملهم أعمال أهل النار</text:span><text:span text:style-name="T3">!! </text:span><text:span text:style-name="T4">يعجب الله من إقدامهم على ذلك، فاعجبوا </text:span><text:span text:style-name="T3">-</text:span><text:span text:style-name="T4">أيها الناس</text:span><text:span text:style-name="T3">- </text:span><text:span text:style-name="T4">من جراءتهم، ومن صبرهم على النار ومكثهم فيها</text:span><text:span text:style-name="T3">. </text:span><text:span text:style-name="T4">وهذا على وجه الاستهانة بهم، والاستخفاف بأمرهم</text:span><text:span text:style-name="T3">.</text:span></text:p>
      <text:p text:style-name="P1"><text:span text:style-name="T4">ذَلِكَ بِأَنَّ اللَّهَ نَزَّلَ الْكِتَابَ بِالْحَقِّ وَإِنَّ الَّذِينَ اخْتَلَفُوا فِي الْكِتَابِ لَفِي شِقَاقٍ بَعِيدٍ </text:span><text:span text:style-name="T3">(176) </text:span></text:p>
      <text:p text:style-name="P1"><text:span text:style-name="T4">ذلك العذاب الذي استحقوه بسبب أن الله تعالى نزَّل كتبه على رسله مشتملة على الحق المبين، فكفروا به</text:span><text:span text:style-name="T3">. </text:span><text:span text:style-name="T4">وإن الذين اختلفوا في الكتاب فآمنوا ببعضه وكفروا ببعضه، لفي منازعة ومفارقة بعيدة عن الرشد والصواب</text:span><text:span text:style-name="T3">.</text:span></text:p>
      <text:p text:style-name="P1"><text:span text:style-name="T4">لَيْسَ الْبِرَّ أَنْ تُوَلُّوا وُجُوهَكُمْ قِبَلَ الْمَشْرِقِ وَالْمَغْرِبِ وَلَكِنَّ الْبِرَّ مَنْ آمَنَ بِاللَّهِ وَالْيَوْمِ الْآخِرِ وَالْمَلَائِكَةِ وَالْكِتَابِ وَالنَّبِيِّينَ وَآتَى الْمَالَ عَلَى حُبِّهِ ذَوِي الْقُرْبَى وَالْيَتَامَى وَالْمَسَاكِينَ وَابْنَ السَّبِيلِ وَالسَّائِلِينَ وَفِي الرِّقَابِ وَأَقَامَ الصَّلَاةَ وَآتَى الزَّكَاةَ وَالْمُوفُونَ بِعَهْدِهِمْ إِذَا عَاهَدُوا وَالصَّابِرِينَ فِي الْبَأْسَاءِ وَالضَّرَّاءِ وَحِينَ الْبَأْسِ أُولَئِكَ الَّذِينَ صَدَقُوا وَأُولَئِكَ هُمُ الْمُتَّقُونَ </text:span><text:span text:style-name="T3">(177) </text:span></text:p>
      <text:p text:style-name="P1"><text:span text:style-name="T4">ليس الخير عند الله </text:span><text:span text:style-name="T3">-</text:span><text:span text:style-name="T4">تعالى</text:span><text:span text:style-name="T3">- </text:span><text:span text:style-name="T4">في التوجه في الصلاة إلى جهة المشرق والمغرب إن لم يكن عن أمر الله وشرعه، وإنما الخير كل الخير هو إيمان من آمن بالله وصدَّق به معبودًا وحدَه لا شريك له، وآمن بيوم البعث والجزاء، وبالملائكة جميعًا، وبالكتب المنزلة كافة، وبجميع النبيين من غير تفريق، وأعطى المال تطوُّعًا </text:span><text:span text:style-name="T3">-</text:span><text:span text:style-name="T4">مع شدة حبه</text:span><text:span text:style-name="T3">- </text:span><text:span text:style-name="T4">ذوي القربى، واليتامى المحتاجين الذين مات آباؤهم وهم دون سن البلوغ، والمساكين الذين أرهقهم الفقر، والمسافرين المحتاجين الذين بَعُدوا عن أهلهم ومالهم، والسائلين الذين اضطروا إلى السؤال لشدة حاجتهم، وأنفق في تحرير الرقيق والأسرى، وأقام الصلاة، وأدى الزكاة المفروضة، والذين يوفون بالعهود، ومن صبر في حال فقره ومرضه، وفي شدة القتال</text:span><text:span text:style-name="T3">. </text:span><text:span text:style-name="T4">أولئك المتصفون بهذه الصفات هم الذين صدقوا في إيمانهم، وأولئك هم الذين اتقَوا عقاب الله فتجنبوا معاصيه</text:span><text:span text:style-name="T3">.</text:span></text:p>
      <text:p text:style-name="P1"><text:soft-page-break/><text:span text:style-name="T4">يَاأَيُّهَا الَّذِينَ آمَنُوا كُتِبَ عَلَيْكُمُ الْقِصَاصُ فِي الْقَتْلَى الْحُرُّ بِالْحُرِّ وَالْعَبْدُ بِالْعَبْدِ وَالْأُنْثَى بِالْأُنْثَى فَمَنْ عُفِيَ لَهُ مِنْ أَخِيهِ شَيْءٌ فَاتِّبَاعٌ بِالْمَعْرُوفِ وَأَدَاءٌ إِلَيْهِ بِإِحْسَانٍ ذَلِكَ تَخْفِيفٌ مِنْ رَبِّكُمْ وَرَحْمَةٌ فَمَنِ اعْتَدَى بَعْدَ ذَلِكَ فَلَهُ عَذَابٌ أَلِيمٌ </text:span><text:span text:style-name="T3">(178) </text:span></text:p>
      <text:p text:style-name="P1"><text:span text:style-name="T4">يا أيها الذين صدقوا الله ورسوله وعملوا بشرعه فرض الله عليكم أن تقتصوا من القاتل عمدا بقتله، بشرط المساواة والمماثلة</text:span><text:span text:style-name="T3">: </text:span><text:span text:style-name="T4">يُقتل الحر بمثله، والعبد بمثله، والأنثى بمثلها</text:span><text:span text:style-name="T3">. </text:span><text:span text:style-name="T4">فمن سامحه ولي المقتول بالعفو عن الاقتصاص منه والاكتفاء بأخذ الدية </text:span><text:span text:style-name="T3">-</text:span><text:span text:style-name="T4">وهي قدر مالي محدد يدفعه الجاني مقابل العفو عنه</text:span><text:span text:style-name="T3">- </text:span><text:span text:style-name="T4">فليلتزم الطرفان بحسن الخلق، فيطالب الولي بالدية من غير عنف، ويدفع القاتل إليه حقه بإحسان، مِن غير تأخير ولا نقص</text:span><text:span text:style-name="T3">. </text:span><text:span text:style-name="T4">ذلك العفو مع أخذ الدية تخفيف من ربكم ورحمة بكم</text:span><text:span text:style-name="T3">; </text:span><text:span text:style-name="T4">لما فيه من التسهيل والانتفاع</text:span><text:span text:style-name="T3">. </text:span><text:span text:style-name="T4">فمَن قتل القاتل بعد العفو عنه وأَخْذِ الدية فله عذاب أليم بقتله قصاصًا في الدنيا، أو بالنار في الآخرة</text:span><text:span text:style-name="T3">.</text:span></text:p>
      <text:p text:style-name="P1"><text:span text:style-name="T4">وَلَكُمْ فِي الْقِصَاصِ حَيَاةٌ يَاأُولِي الْأَلْبَابِ لَعَلَّكُمْ تَتَّقُونَ </text:span><text:span text:style-name="T3">(179) </text:span></text:p>
      <text:p text:style-name="P1"><text:span text:style-name="T4">ولكم في تشريع القصاص وتنفيذه حياة آمنة </text:span><text:span text:style-name="T3">-</text:span><text:span text:style-name="T4">يا أصحاب العقول السليمة</text:span><text:span text:style-name="T3">-; </text:span><text:span text:style-name="T4">رجاء تقوى الله وخشيته بطاعته دائمًا</text:span><text:span text:style-name="T3">.</text:span></text:p>
      <text:p text:style-name="P1"><text:span text:style-name="T4">كُتِبَ عَلَيْكُمْ إِذَا حَضَرَ أَحَدَكُمُ الْمَوْتُ إِنْ تَرَكَ خَيْرًا الْوَصِيَّةُ لِلْوَالِدَيْنِ وَالْأَقْرَبِينَ بِالْمَعْرُوفِ حَقًّا عَلَى الْمُتَّقِينَ </text:span><text:span text:style-name="T3">(180) </text:span></text:p>
      <text:p text:style-name="P1"><text:span text:style-name="T4">فرض الله عليكم إذا حضر أحدكم علامات الموت ومقدماته </text:span><text:span text:style-name="T3">-</text:span><text:span text:style-name="T4">إن ترك مالا</text:span><text:span text:style-name="T3">- </text:span><text:span text:style-name="T4">الوصية بجزء من ماله للوالدين والأقربين مع مراعاة العدل</text:span><text:span text:style-name="T3">; </text:span><text:span text:style-name="T4">فلا يدع الفقير ويوصي للغني، ولا يتجاوز الثلث، وذلك حق ثابت يعمل به أهل التقوى الذين يخافون الله</text:span><text:span text:style-name="T3">. </text:span><text:span text:style-name="T4">وكان هذا قبل نزول آيات المواريث التي حدَّد الله فيها نصيب كل وارث</text:span><text:span text:style-name="T3">.</text:span></text:p>
      <text:p text:style-name="P1"><text:span text:style-name="T4">فَمَنْ بَدَّلَهُ بَعْدَ مَا سَمِعَهُ فَإِنَّمَا إِثْمُهُ عَلَى الَّذِينَ يُبَدِّلُونَهُ إِنَّ اللَّهَ سَمِيعٌ عَلِيمٌ </text:span><text:span text:style-name="T3">(181) </text:span></text:p>
      <text:p text:style-name="P1"><text:span text:style-name="T4">فمَن غَيَّر وصية الميت بعدما سمعها منه قبل موته، فإنما الذنب على مَن غيَّر وبدَّل</text:span><text:span text:style-name="T3">. </text:span><text:span text:style-name="T4">إن الله سميع لوصيتكم وأقوالكم، عليم بما تخفيه صدوركم من الميل إلى الحق والعدل أو الجور والحيف، وسيجازيكم على ذلك</text:span><text:span text:style-name="T3">.</text:span></text:p>
      <text:p text:style-name="P1"><text:span text:style-name="T4">فَمَنْ خَافَ مِنْ مُوصٍ جَنَفًا أَوْ إِثْمًا فَأَصْلَحَ بَيْنَهُمْ فَلَا إِثْمَ عَلَيْهِ إِنَّ اللَّهَ غَفُورٌ رَحِيمٌ </text:span><text:span text:style-name="T3">(182) </text:span></text:p>
      <text:p text:style-name="P1"><text:span text:style-name="T4">فمَن علم مِن موصٍ ميلا عن الحق في وصيته على سبيل الخطأ أو العمد، فنصح الموصيَ وقت الوصية بما هو الأعدل، فإن لم يحصل له ذلك فأصلح بين الأطراف بتغيير الوصية</text:span><text:span text:style-name="T3">; </text:span><text:span text:style-name="T4">لتوافق الشريعة، فلا ذنب عليه في هذا الإصلاح</text:span><text:span text:style-name="T3">. </text:span><text:span text:style-name="T4">إن الله غفور لعباده، رحيم بهم</text:span><text:span text:style-name="T3">.</text:span></text:p>
      <text:p text:style-name="P1"><text:span text:style-name="T4">يَاأَيُّهَا الَّذِينَ آمَنُوا كُتِبَ عَلَيْكُمُ الصِّيَامُ كَمَا كُتِبَ عَلَى الَّذِينَ مِنْ قَبْلِكُمْ لَعَلَّكُمْ تَتَّقُونَ </text:span><text:span text:style-name="T3">(183) </text:span></text:p>
      <text:p text:style-name="P1"><text:soft-page-break/><text:span text:style-name="T4">يا أيها الذين صدَّقوا الله ورسوله وعملوا بشرعه، فرض الله عليكم الصيام كما فرضه على الأمم قبلكم</text:span><text:span text:style-name="T3">; </text:span><text:span text:style-name="T4">لعلكم تتقون ربكم، فتجعلون بينكم وبين المعاصي وقاية بطاعته وعبادته وحده</text:span><text:span text:style-name="T3">.</text:span></text:p>
      <text:p text:style-name="P1"><text:span text:style-name="T4">أَيَّامًا مَعْدُودَاتٍ فَمَنْ كَانَ مِنْكُمْ مَرِيضًا أَوْ عَلَى سَفَرٍ فَعِدَّةٌ مِنْ أَيَّامٍ أُخَرَ وَعَلَى الَّذِينَ يُطِيقُونَهُ فِدْيَةٌ طَعَامُ مِسْكِينٍ فَمَنْ تَطَوَّعَ خَيْرًا فَهُوَ خَيْرٌ لَهُ وَأَنْ تَصُومُوا خَيْرٌ لَكُمْ إِنْ كُنْتُمْ تَعْلَمُونَ </text:span><text:span text:style-name="T3">(184) </text:span></text:p>
      <text:p text:style-name="P1"><text:span text:style-name="T4">فرض الله عليكم صيام أيام معلومة العدد وهي أيام شهر رمضان</text:span><text:span text:style-name="T3">. </text:span><text:span text:style-name="T4">فمن كان منكم مريضًا يشق عليه الصوم، أو مسافرًا فله أن يفطر، وعليه صيام عدد من أيام أُخَر بقدر التي أفطر فيها</text:span><text:span text:style-name="T3">. </text:span><text:span text:style-name="T4">وعلى الذين يتكلفون الصيام ويشقُّ عليهم مشقة غير محتملة كالشيخ الكبير، والمريض الذي لا يُرْجَى شفاؤه، فدية عن كل يوم يفطره، وهي طعام محتاج لا يملك ما يكفيه ويسد حاجته، فمن زاد في قدر الفدية تبرعًا منه فهو خير له، وصيامكم خير لكم </text:span><text:span text:style-name="T3">-</text:span><text:span text:style-name="T4">مع تحمُّل المشقة</text:span><text:span text:style-name="T3">- </text:span><text:span text:style-name="T4">من إعطاء الفدية، إن كنتم تعلمون الفضل العظيم للصوم عند الله تعالى</text:span><text:span text:style-name="T3">.</text:span></text:p>
      <text:p text:style-name="P1"><text:span text:style-name="T4">شَهْرُ رَمَضَانَ الَّذِي أُنْزِلَ فِيهِ الْقُرْآنُ هُدًى لِلنَّاسِ وَبَيِّنَاتٍ مِنَ الْهُدَى وَالْفُرْقَانِ فَمَنْ شَهِدَ مِنْكُمُ الشَّهْرَ فَلْيَصُمْهُ وَمَنْ كَانَ مَرِيضًا أَوْ عَلَى سَفَرٍ فَعِدَّةٌ مِنْ أَيَّامٍ أُخَرَ يُرِيدُ اللَّهُ بِكُمُ الْيُسْرَ وَلَا يُرِيدُ بِكُمُ الْعُسْرَ وَلِتُكْمِلُوا الْعِدَّةَ وَلِتُكَبِّرُوا اللَّهَ عَلَى مَا هَدَاكُمْ وَلَعَلَّكُمْ تَشْكُرُونَ </text:span><text:span text:style-name="T3">(185) </text:span></text:p>
      <text:p text:style-name="P1"><text:span text:style-name="T4">شهر رمضان الذي ابتدأ الله فيه إنزال القرآن في ليلة القدر</text:span><text:span text:style-name="T3">; </text:span><text:span text:style-name="T4">هداية للناس إلى الحق، فيه أوضح الدلائل على هدى الله، وعلى الفارق بين الحق والباطل</text:span><text:span text:style-name="T3">. </text:span><text:span text:style-name="T4">فمن حضر منكم الشهر وكان صحيحًا مقيمًا فليصم نهاره</text:span><text:span text:style-name="T3">. </text:span><text:span text:style-name="T4">ويُرخَّص للمريض والمسافر في الفطر، ثم يقضيان عدد تلك الأيام</text:span><text:span text:style-name="T3">. </text:span><text:span text:style-name="T4">يريد الله تعالى بكم اليسر والسهولة في شرائعه، ولا يريد بكم العسر والمشقة، ولتكملوا عدة الصيام شهرًا، ولتختموا الصيام بتكبير الله في عيد الفطر، ولتعظموه على هدايته لكم، ولكي تشكروا له على ما أنعم به عليكم من الهداية والتوفيق والتيسير</text:span><text:span text:style-name="T3">.</text:span></text:p>
      <text:p text:style-name="P1"><text:span text:style-name="T4">وَإِذَا سَأَلَكَ عِبَادِي عَنِّي فَإِنِّي قَرِيبٌ أُجِيبُ دَعْوَةَ الدَّاعِ إِذَا دَعَانِ فَلْيَسْتَجِيبُوا لِي وَلْيُؤْمِنُوا بِي لَعَلَّهُمْ يَرْشُدُونَ </text:span><text:span text:style-name="T3">(186) </text:span></text:p>
      <text:p text:style-name="P1"><text:span text:style-name="T4">وإذا سألك </text:span><text:span text:style-name="T3">-</text:span><text:span text:style-name="T4">أيها النبي</text:span><text:span text:style-name="T3">- </text:span><text:span text:style-name="T4">عبادي عني فقل لهم</text:span><text:span text:style-name="T3">: </text:span><text:span text:style-name="T4">إني قريب منهم، أُجيب دعوة الداعي إذا دعاني، فليطيعوني فيما أمرتهم به ونهيتهم عنه، وليؤمنوا بي، لعلهم يهتدون إلى مصالح دينهم ودنياهم</text:span><text:span text:style-name="T3">. </text:span><text:span text:style-name="T4">وفي هذه الآية إخبار منه سبحانه عن قربه من عباده، القرب اللائق بجلاله</text:span><text:span text:style-name="T3">.</text:span></text:p>
      <text:p text:style-name="P1"><text:span text:style-name="T4">أُحِلَّ لَكُمْ لَيْلَةَ الصِّيَامِ الرَّفَثُ إِلَى نِسَائِكُمْ هُنَّ لِبَاسٌ لَكُمْ وَأَنْتُمْ لِبَاسٌ لَهُنَّ عَلِمَ اللَّهُ أَنَّكُمْ كُنْتُمْ تَخْتَانُونَ أَنْفُسَكُمْ فَتَابَ عَلَيْكُمْ وَعَفَا عَنْكُمْ فَالْآنَ بَاشِرُوهُنَّ وَابْتَغُوا مَا كَتَبَ اللَّهُ لَكُمْ وَكُلُوا وَاشْرَبُوا حَتَّى يَتَبَيَّنَ لَكُمُ الْخَيْطُ الْأَبْيَضُ مِنَ الْخَيْطِ الْأَسْوَدِ مِنَ الْفَجْرِ ثُمَّ أَتِمُّوا الصِّيَامَ إِلَى اللَّيْلِ وَلَا تُبَاشِرُوهُنَّ وَأَنْتُمْ عَاكِفُونَ فِي الْمَسَاجِدِ تِلْكَ حُدُودُ اللَّهِ فَلَا تَقْرَبُوهَا كَذَلِكَ يُبَيِّنُ اللَّهُ آيَاتِهِ لِلنَّاسِ لَعَلَّهُمْ يَتَّقُونَ </text:span><text:span text:style-name="T3">(187) </text:span></text:p>
      <text:p text:style-name="P1"><text:soft-page-break/><text:span text:style-name="T4">أباح الله لكم في ليالي شهر رمضان جماعَ نسائكم، هنَّ ستر وحفظ لكم، وأنتم ستر وحفظ لهن</text:span><text:span text:style-name="T3">. </text:span><text:span text:style-name="T4">علم الله أنكم كنتم تخونون أنفسكم</text:span><text:span text:style-name="T3">; </text:span><text:span text:style-name="T4">بمخالفة ما حرَّمه الله عليكم من مجامعة النساء بعد العشاء في ليالي الصيام </text:span><text:span text:style-name="T3">-</text:span><text:span text:style-name="T4">وكان ذلك في أول الإسلام</text:span><text:span text:style-name="T3">-</text:span><text:span text:style-name="T4">، فتاب الله عليكم ووسَّع لكم في الأمر، فالآن جامعوهن، واطلبوا ما قدَّره الله لكم من الأولاد، وكلوا واشربوا حتى يتبَيَّن ضياء الصباح من سواد الليل، بظهور الفجر الصادق، ثم أتموا الصيام بالإمساك عن المفطرات إلى دخول الليل بغروب الشمس</text:span><text:span text:style-name="T3">. </text:span><text:span text:style-name="T4">ولا تجامعوا نساءكم أو تتعاطوا ما يفضي إلى جماعهن إذا كنتم معتكفين في المساجد</text:span><text:span text:style-name="T3">; </text:span><text:span text:style-name="T4">لأن هذا يفسد الاعتكاف </text:span><text:span text:style-name="T3">(</text:span><text:span text:style-name="T4">وهو الإقامة في المسجد مدة معلومة بنيَّة التقرب إلى الله تعالى</text:span><text:span text:style-name="T3">) . </text:span><text:span text:style-name="T4">تلك الأحكام التي شرعها الله لكم هي حدوده الفاصلة بين الحلال والحرام، فلا تقربوها حتى لا تقعوا في الحرام</text:span><text:span text:style-name="T3">. </text:span><text:span text:style-name="T4">بمثل هذا البيان الواضح يبين الله آياته وأحكامه للناس</text:span><text:span text:style-name="T3">; </text:span><text:span text:style-name="T4">كي يتقوه ويخشَوْه</text:span><text:span text:style-name="T3">.</text:span></text:p>
      <text:p text:style-name="P1"><text:span text:style-name="T4">وَلَا تَأْكُلُوا أَمْوَالَكُمْ بَيْنَكُمْ بِالْبَاطِلِ وَتُدْلُوا بِهَا إِلَى الْحُكَّامِ لِتَأْكُلُوا فَرِيقًا مِنْ أَمْوَالِ النَّاسِ بِالْإِثْمِ وَأَنْتُمْ تَعْلَمُونَ </text:span><text:span text:style-name="T3">(188) </text:span></text:p>
      <text:p text:style-name="P1"><text:span text:style-name="T4">ولا يأكل بعضكم مال بعض بسبب باطل كاليمين الكاذبة، والغصب، والسرقة، والرشوة، والربا ونحو ذلك، ولا تلقوا بالحجج الباطلة إلى الحكام</text:span><text:span text:style-name="T3">; </text:span><text:span text:style-name="T4">لتأكلوا عن طريق التخاصم أموال طائفة من الناس بالباطل، وأنتم تعلمون تحريم ذلك عليكم</text:span><text:span text:style-name="T3">.</text:span></text:p>
      <text:p text:style-name="P1"><text:span text:style-name="T4">يَسْأَلُونَكَ عَنِ الْأَهِلَّةِ قُلْ هِيَ مَوَاقِيتُ لِلنَّاسِ وَالْحَجِّ وَلَيْسَ الْبِرُّ بِأَنْ تَأْتُوا الْبُيُوتَ مِنْ ظُهُورِهَا وَلَكِنَّ الْبِرَّ مَنِ اتَّقَى وَأْتُوا الْبُيُوتَ مِنْ أَبْوَابِهَا وَاتَّقُوا اللَّهَ لَعَلَّكُمْ تُفْلِحُونَ </text:span><text:span text:style-name="T3">(189) </text:span></text:p>
      <text:p text:style-name="P1"><text:span text:style-name="T4">يسألك أصحابك </text:span><text:span text:style-name="T3">-</text:span><text:span text:style-name="T4">أيها النبي</text:span><text:span text:style-name="T3">-: </text:span><text:span text:style-name="T4">عن الأهلة وتغيُّر أحوالها، قل لهم</text:span><text:span text:style-name="T3">: </text:span><text:span text:style-name="T4">جعل اللهُ الأهلة علامات يعرف بها الناس أوقات عباداتهم المحددة بوقت مثل الصيام والحج، ومعاملاتهم</text:span><text:span text:style-name="T3">. </text:span><text:span text:style-name="T4">وليس الخير ما تعودتم عليه في الجاهلية وأول الإسلام من دخول البيوت من ظهورها حين تُحْرِمون بالحج أو العمرة، ظانين أن ذلك قربة إلى الله، ولكن الخير هو فِعْلُ مَنِ اتقى الله واجتنب المعاصي، وادخلوا البيوت من أبوابها عند إحرامكم بالحج أو العمرة، واخشوا الله تعالى في كل أموركم، لتفوزوا بكل ما تحبون من خيري الدنيا والآخرة</text:span><text:span text:style-name="T3">.</text:span></text:p>
      <text:p text:style-name="P1"><text:span text:style-name="T4">وَقَاتِلُوا فِي سَبِيلِ اللَّهِ الَّذِينَ يُقَاتِلُونَكُمْ وَلَا تَعْتَدُوا إِنَّ اللَّهَ لَا يُحِبُّ الْمُعْتَدِينَ </text:span><text:span text:style-name="T3">(190) </text:span></text:p>
      <text:p text:style-name="P1"><text:span text:style-name="T4">وقاتلوا </text:span><text:span text:style-name="T3">-</text:span><text:span text:style-name="T4">أيها المؤمنون</text:span><text:span text:style-name="T3">- </text:span><text:span text:style-name="T4">لنصرة دين الله الذين يقاتلونكم، ولا ترتكبوا المناهي من المُثْلة، والغُلول، وقَتْلِ من لا يحل قتله من النساء والصبيان والشيوخ، ومن في حكمهم</text:span><text:span text:style-name="T3">. </text:span><text:span text:style-name="T4">إن الله لا يحب الذين يجاوزون حدوده، فيستحلون ما حرَّم الله ورسوله صلى الله عليه وسلم</text:span><text:span text:style-name="T3">.</text:span></text:p>
      <text:p text:style-name="P1"><text:span text:style-name="T4">وَاقْتُلُوهُمْ حَيْثُ ثَقِفْتُمُوهُمْ وَأَخْرِجُوهُمْ مِنْ حَيْثُ أَخْرَجُوكُمْ وَالْفِتْنَةُ أَشَدُّ مِنَ الْقَتْلِ وَلَا تُقَاتِلُوهُمْ عِنْدَ الْمَسْجِدِ الْحَرَامِ حَتَّى يُقَاتِلُوكُمْ فِيهِ فَإِنْ قَاتَلُوكُمْ فَاقْتُلُوهُمْ كَذَلِكَ جَزَاءُ الْكَافِرِينَ </text:span><text:span text:style-name="T3">(191) </text:span></text:p>
      <text:p text:style-name="P1"><text:soft-page-break/><text:span text:style-name="T4">واقتلوا الذين يقاتلونكم من المشركين حيث وجدتموهم، وأخرجوهم من المكان الذي أخرجوكم منه وهو </text:span><text:span text:style-name="T3">«</text:span><text:span text:style-name="T4">مكة</text:span><text:span text:style-name="T3">» . </text:span><text:span text:style-name="T4">والفتنة </text:span><text:span text:style-name="T3">-</text:span><text:span text:style-name="T4">وهي الكفر والشرك والصد عن الإسلام</text:span><text:span text:style-name="T3">- </text:span><text:span text:style-name="T4">أشد من قتلكم إياهم</text:span><text:span text:style-name="T3">. </text:span><text:span text:style-name="T4">ولا تبدؤوهم بالقتال عند المسجد الحرام تعظيمًا لحرماته حتى يبدؤوكم بالقتال فيه، فإن قاتلوكم في المسجد الحرام فاقتلوهم فيه</text:span><text:span text:style-name="T3">. </text:span><text:span text:style-name="T4">مثل ذلك الجزاء الرادع يكون جزاء الكافرين</text:span><text:span text:style-name="T3">.</text:span></text:p>
      <text:p text:style-name="P1"><text:span text:style-name="T4">فَإِنِ انْتَهَوْا فَإِنَّ اللَّهَ غَفُورٌ رَحِيمٌ </text:span><text:span text:style-name="T3">(192) </text:span></text:p>
      <text:p text:style-name="P1"><text:span text:style-name="T4">فإن تركوا ما هم فيه من الكفر وقتالكم عند المسجد الحرام، ودخلوا في الإيمان، فإن الله غفور لعباده، رحيم بهم</text:span><text:span text:style-name="T3">.</text:span></text:p>
      <text:p text:style-name="P1"><text:span text:style-name="T4">وَقَاتِلُوهُمْ حَتَّى لَا تَكُونَ فِتْنَةٌ وَيَكُونَ الدِّينُ لِلَّهِ فَإِنِ انْتَهَوْا فَلَا عُدْوَانَ إِلَّا عَلَى الظَّالِمِينَ </text:span><text:span text:style-name="T3">(193) </text:span></text:p>
      <text:p text:style-name="P1"><text:span text:style-name="T4">واستمروا </text:span><text:span text:style-name="T3">-</text:span><text:span text:style-name="T4">أيها المؤمنون</text:span><text:span text:style-name="T3">- </text:span><text:span text:style-name="T4">في قتال المشركين المعتدين، حتى لا تكون فتنة للمسلمين عن دينهم ولا شرك بالله، ويبقى الدين لله وحده خالصًا لا يُعْبَد معه غيره</text:span><text:span text:style-name="T3">. </text:span><text:span text:style-name="T4">فإن كفُّوا عن الكفر والقتال فكُفُّوا عنهم</text:span><text:span text:style-name="T3">; </text:span><text:span text:style-name="T4">فالعقوبة لا تكون إلا على المستمرين على كفرهم وعدوانهم</text:span><text:span text:style-name="T3">.</text:span></text:p>
      <text:p text:style-name="P1"><text:span text:style-name="T4">الشَّهْرُ الْحَرَامُ بِالشَّهْرِ الْحَرَامِ وَالْحُرُمَاتُ قِصَاصٌ فَمَنِ اعْتَدَى عَلَيْكُمْ فَاعْتَدُوا عَلَيْهِ بِمِثْلِ مَا اعْتَدَى عَلَيْكُمْ وَاتَّقُوا اللَّهَ وَاعْلَمُوا أَنَّ اللَّهَ مَعَ الْمُتَّقِينَ </text:span><text:span text:style-name="T3">(194) </text:span></text:p>
      <text:p text:style-name="P1"><text:span text:style-name="T4">قتالكم </text:span><text:span text:style-name="T3">-</text:span><text:span text:style-name="T4">أيها المؤمنون</text:span><text:span text:style-name="T3">- </text:span><text:span text:style-name="T4">للمشركين في الشهر الذي حرَّم الله القتال فيه هو جزاء لقتالهم لكم في الشهر الحرام</text:span><text:span text:style-name="T3">. </text:span><text:span text:style-name="T4">والذي يعتدي على ما حَرَّم الله من المكان والزمان، يعاقب بمثل فعله، ومن جنس عمله</text:span><text:span text:style-name="T3">. </text:span><text:span text:style-name="T4">فمن اعتدى عليكم بالقتال أو غيره فأنزلوا به عقوبة مماثلة لجنايته، ولا حرج عليكم في ذلك</text:span><text:span text:style-name="T3">; </text:span><text:span text:style-name="T4">لأنهم هم البادئون بالعدوان، وخافوا الله فلا تتجاوزوا المماثلة في العقوبة، واعلموا أن الله مع الذين يتقونه ويطيعونه بأداء فرائضه وتجنب محارمه</text:span><text:span text:style-name="T3">.</text:span></text:p>
      <text:p text:style-name="P1"><text:span text:style-name="T4">وَأَنْفِقُوا فِي سَبِيلِ اللَّهِ وَلَا تُلْقُوا بِأَيْدِيكُمْ إِلَى التَّهْلُكَةِ وَأَحْسِنُوا إِنَّ اللَّهَ يُحِبُّ الْمُحْسِنِينَ </text:span><text:span text:style-name="T3">(195) </text:span></text:p>
      <text:p text:style-name="P1"><text:span text:style-name="T4">واستمروا </text:span><text:span text:style-name="T3">-</text:span><text:span text:style-name="T4">أيها المؤمنون</text:span><text:span text:style-name="T3">- </text:span><text:span text:style-name="T4">في إنفاق الأموال لنصرة دين الله تعالى، والجهاد في سبيله، ولا توقعوا أنفسكم في المهالك بترك الجهاد في سبيل الله، وعدم الإنفاق فيه، وأحسنوا في الانفاق والطاعة، واجعلوا عملكم كله خالصًا لوجه الله تعالى</text:span><text:span text:style-name="T3">. </text:span><text:span text:style-name="T4">إن الله يحب أهل الإخلاص والإحسان</text:span><text:span text:style-name="T3">.</text:span></text:p>
      <text:p text:style-name="P1"><text:span text:style-name="T4">وَأَتِمُّوا الْحَجَّ وَالْعُمْرَةَ لِلَّهِ فَإِنْ أُحْصِرْتُمْ فَمَا اسْتَيْسَرَ مِنَ الْهَدْيِ وَلَا تَحْلِقُوا رُءُوسَكُمْ حَتَّى يَبْلُغَ الْهَدْيُ مَحِلَّهُ فَمَنْ كَانَ مِنْكُمْ مَرِيضًا أَوْ بِهِ أَذًى مِنْ رَأْسِهِ فَفِدْيَةٌ مِنْ صِيَامٍ أَوْ صَدَقَةٍ أَوْ نُسُكٍ فَإِذَا أَمِنْتُمْ فَمَنْ تَمَتَّعَ بِالْعُمْرَةِ إِلَى الْحَجِّ فَمَا اسْتَيْسَرَ مِنَ الْهَدْيِ فَمَنْ لَمْ يَجِدْ فَصِيَامُ ثَلَاثَةِ أَيَّامٍ فِي الْحَجِّ وَسَبْعَةٍ إِذَا رَجَعْتُمْ تِلْكَ عَشَرَةٌ كَامِلَةٌ ذَلِكَ لِمَنْ لَمْ يَكُنْ أَهْلُهُ حَاضِرِي الْمَسْجِدِ الْحَرَامِ وَاتَّقُوا اللَّهَ وَاعْلَمُوا أَنَّ اللَّهَ شَدِيدُ الْعِقَابِ </text:span><text:span text:style-name="T3">(196) </text:span></text:p>
      <text:p text:style-name="P1"><text:soft-page-break/><text:span text:style-name="T4">وأدُّوا الحج والعمرة تامَّيْنِ، خالصين لوجه الله تعالى</text:span><text:span text:style-name="T3">. </text:span><text:span text:style-name="T4">فإن منعكم عن الذهاب لإتمامهما بعد الإحرام بهما مانع كالعدو والمرض، فالواجب عليكم ذَبْحُ ما تيسر لكم من الإبل أو البقر أو الغنم تقربًا إلى الله تعالى</text:span><text:span text:style-name="T3">; </text:span><text:span text:style-name="T4">لكي تَخْرُجوا من إحرامكم بحلق شعر الرأس أو تقصيره، ولا تحلقوا رؤوسكم إذا كنتم محصرين حتى ينحر المحصر هديه في الموضع الذي حُصر فيه ثم يحل من إحرامه، كما نحر النبي صلى الله عليه وسلم في </text:span><text:span text:style-name="T3">«</text:span><text:span text:style-name="T4">الحديبية</text:span><text:span text:style-name="T3">» </text:span><text:span text:style-name="T4">ثم حلق رأسه، وغير المحصر لا ينحر الهدي إلا في الحرم، الذي هو محله في يوم العيد، اليوم العاشر وما بعده من أيام التشريق</text:span><text:span text:style-name="T3">. </text:span><text:span text:style-name="T4">فمن كان منكم مريضًا، أو به أذى من رأسه يحتاج معه إلى الحلق </text:span><text:span text:style-name="T3">-</text:span><text:span text:style-name="T4">وهو مُحْرِم</text:span><text:span text:style-name="T3">- </text:span><text:span text:style-name="T4">حَلَق، وعليه فدية</text:span><text:span text:style-name="T3">: </text:span><text:span text:style-name="T4">بأن يصوم ثلاثة أيام، أو يتصدق على ستة مساكين لكل مسكين نصف صاع من طعام، أو يذبح شاة لفقراء الحرم</text:span><text:span text:style-name="T3">. </text:span><text:span text:style-name="T4">فإذا كنتم في أمن وصحَّة</text:span><text:span text:style-name="T3">: </text:span><text:span text:style-name="T4">فمن استمتع بالعمرة إلى الحج وذلك باستباحة ما حُرِّم عليه بسبب الإحرام بعد انتهاء عمرته، فعليه ذبح ما تيسر من الهدي، فمن لم يجد هَدْيًا يذبحه فعليه صيام ثلاثة أيام في أشهر الحج، وسبعة إذا فرغتم من أعمال الحج ورجعتم إلى أهليكم، تلك عشرة كاملة لا بد من صيامها</text:span><text:span text:style-name="T3">. </text:span><text:span text:style-name="T4">ذلك الهَدْيُ وما ترتب عليه من الصيام لمن لم يكن أهله من ساكني أرض الحرم، وخافوا الله تعالى وحافظوا على امتثال أوامره واجتناب نواهيه، واعلموا أن الله شديد العقاب لمن خالف أمره، وارتكب ما عنه زجر</text:span><text:span text:style-name="T3">.</text:span></text:p>
      <text:p text:style-name="P1"><text:span text:style-name="T4">الْحَجُّ أَشْهُرٌ مَعْلُومَاتٌ فَمَنْ فَرَضَ فِيهِنَّ الْحَجَّ فَلَا رَفَثَ وَلَا فُسُوقَ وَلَا جِدَالَ فِي الْحَجِّ وَمَا تَفْعَلُوا مِنْ خَيْرٍ يَعْلَمْهُ اللَّهُ وَتَزَوَّدُوا فَإِنَّ خَيْرَ الزَّادِ التَّقْوَى وَاتَّقُونِ يَاأُولِي الْأَلْبَابِ </text:span><text:span text:style-name="T3">(197) </text:span></text:p>
      <text:p text:style-name="P1"><text:span text:style-name="T4">وقت الحج أشهر معلومات، وهي</text:span><text:span text:style-name="T3">: </text:span><text:span text:style-name="T4">شوال، وذو القعدة، وعشر من ذي الحجة</text:span><text:span text:style-name="T3">. </text:span><text:span text:style-name="T4">فمن أوجب الحج على نفسه فيهن بالإحرام، فيحرم عليه الجماع ومقدماته القولية والفعلية، ويحرم عليه الخروج عن طاعة الله تعالى بفعل المعاصي، والجدال في الحج الذي يؤدي إلى الغضب والكراهية</text:span><text:span text:style-name="T3">. </text:span><text:span text:style-name="T4">وما تفعلوا من خير يعلمه الله، فيجازي كلا على عمله</text:span><text:span text:style-name="T3">. </text:span><text:span text:style-name="T4">وخذوا لأنفسكم زادًا من الطعام والشراب لسفر الحج، وزادًا من صالح الأعمال للدار الآخرة، فإن خير الزاد تقوى الله، وخافوني يا أصحاب العقول السليمة</text:span><text:span text:style-name="T3">.</text:span></text:p>
      <text:p text:style-name="P1"><text:span text:style-name="T4">لَيْسَ عَلَيْكُمْ جُنَاحٌ أَنْ تَبْتَغُوا فَضْلًا مِنْ رَبِّكُمْ فَإِذَا أَفَضْتُمْ مِنْ عَرَفَاتٍ فَاذْكُرُوا اللَّهَ عِنْدَ الْمَشْعَرِ الْحَرَامِ وَاذْكُرُوهُ كَمَا هَدَاكُمْ وَإِنْ كُنْتُمْ مِنْ قَبْلِهِ لَمِنَ الضَّالِّينَ </text:span><text:span text:style-name="T3">(198) </text:span></text:p>
      <text:p text:style-name="P1"><text:span text:style-name="T4">ليس عليكم حرج في أن تطلبوا رزقًا من ربكم بالربح من التجارة في أيام الحج</text:span><text:span text:style-name="T3">. </text:span><text:span text:style-name="T4">فإذا دفعتم بعد غروب الشمس راجعين من </text:span><text:span text:style-name="T3">«</text:span><text:span text:style-name="T4">عرفات</text:span><text:span text:style-name="T3">» -</text:span><text:span text:style-name="T4">وهي المكان الذي يقف فيه الحجاج يوم التاسع من ذي الحجة</text:span><text:span text:style-name="T3">- </text:span><text:span text:style-name="T4">فاذكروا الله بالتسبيح والتلبية والدعاء عند المشعر الحرام </text:span><text:span text:style-name="T3">- «</text:span><text:span text:style-name="T4">المزدلفة</text:span><text:span text:style-name="T3">» -</text:span><text:span text:style-name="T4">، واذكروا الله على الوجه الصحيح الذي هداكم إليه، ولقد كنتم من قبل هذا الهدى في ضلال لا تعرفون معه الحق</text:span><text:span text:style-name="T3">.</text:span></text:p>
      <text:p text:style-name="P1"><text:span text:style-name="T4">ثُمَّ أَفِيضُوا مِنْ حَيْثُ أَفَاضَ النَّاسُ وَاسْتَغْفِرُوا اللَّهَ إِنَّ اللَّهَ غَفُورٌ رَحِيمٌ </text:span><text:span text:style-name="T3">(199) </text:span></text:p>
      <text:p text:style-name="P1"><text:soft-page-break/><text:span text:style-name="T4">وليكن اندفاعكم من </text:span><text:span text:style-name="T3">«</text:span><text:span text:style-name="T4">عرفات</text:span><text:span text:style-name="T3">» </text:span><text:span text:style-name="T4">التي أفاض منها إبراهيم عليه السلام مخالفين بذلك من لا يقف بها من أهل الجاهلية، واسألوا الله أن يغفر لكم ذنوبكم</text:span><text:span text:style-name="T3">. </text:span><text:span text:style-name="T4">إن الله غفور لعباده المستغفرين التائبين، رحيم بهم</text:span><text:span text:style-name="T3">.</text:span></text:p>
      <text:p text:style-name="P1"><text:span text:style-name="T4">فَإِذَا قَضَيْتُمْ مَنَاسِكَكُمْ فَاذْكُرُوا اللَّهَ كَذِكْرِكُمْ آبَاءَكُمْ أَوْ أَشَدَّ ذِكْرًا فَمِنَ النَّاسِ مَنْ يَقُولُ رَبَّنَا آتِنَا فِي الدُّنْيَا وَمَا لَهُ فِي الْآخِرَةِ مِنْ خَلَاقٍ </text:span><text:span text:style-name="T3">(200) </text:span></text:p>
      <text:p text:style-name="P1"><text:span text:style-name="T4">فإذا أتممتم عبادتكم، وفرغتم من أعمال الحج، فأكثروا من ذكر الله والثناء عليه، مثل ذكركم مفاخر آبائكم وأعظم من ذلك</text:span><text:span text:style-name="T3">. </text:span><text:span text:style-name="T4">فمن الناس فريق يجعل همه الدنيا فقط، فيدعو قائلا ربنا آتنا في الدنيا صحة، ومالا وأولادًا، وهؤلاء ليس لهم في الآخرة حظ ولا نصيب</text:span><text:span text:style-name="T3">; </text:span><text:span text:style-name="T4">لرغبتهم عنها وقَصْرِ هَمِّهم على الدنيا</text:span><text:span text:style-name="T3">.</text:span></text:p>
      <text:p text:style-name="P1"><text:span text:style-name="T4">وَمِنْهُمْ مَنْ يَقُولُ رَبَّنَا آتِنَا فِي الدُّنْيَا حَسَنَةً وَفِي الْآخِرَةِ حَسَنَةً وَقِنَا عَذَابَ النَّارِ </text:span><text:span text:style-name="T3">(201) </text:span></text:p>
      <text:p text:style-name="P1"><text:span text:style-name="T4">ومن الناس فريق مؤمن يقول في دعائه</text:span><text:span text:style-name="T3">: </text:span><text:span text:style-name="T4">ربنا آتنا في الدنيا عافية ورزقًا وعلمًا نافعًا، وعملا صالحًا، وغير ذلك من أمور الدين والدنيا، وفي الآخرة الجنة، واصرف عنَّا عذاب النار</text:span><text:span text:style-name="T3">. </text:span><text:span text:style-name="T4">وهذا الدعاء من أجمع الأدعية، ولهذا كان أكثر دعاء النبي صلى الله عليه وسلم، كما ثبت في الصحيحين</text:span><text:span text:style-name="T3">.</text:span></text:p>
      <text:p text:style-name="P1"><text:span text:style-name="T4">أُولَئِكَ لَهُمْ نَصِيبٌ مِمَّا كَسَبُوا وَاللَّهُ سَرِيعُ الْحِسَابِ </text:span><text:span text:style-name="T3">(202) </text:span></text:p>
      <text:p text:style-name="P1"><text:span text:style-name="T4">أولئك الداعون بهذا الدعاء لهم ثواب عظيم بسبب ما كسبوه من الأعمال الصالحة</text:span><text:span text:style-name="T3">. </text:span><text:span text:style-name="T4">والله سريع الحساب، مُحْصٍ أعمال عباده، ومجازيهم بها</text:span><text:span text:style-name="T3">.</text:span></text:p>
      <text:p text:style-name="P1"><text:span text:style-name="T4">وَاذْكُرُوا اللَّهَ فِي أَيَّامٍ مَعْدُودَاتٍ فَمَنْ تَعَجَّلَ فِي يَوْمَيْنِ فَلَا إِثْمَ عَلَيْهِ وَمَنْ تَأَخَّرَ فَلَا إِثْمَ عَلَيْهِ لِمَنِ اتَّقَى وَاتَّقُوا اللَّهَ وَاعْلَمُوا أَنَّكُمْ إِلَيْهِ تُحْشَرُونَ </text:span><text:span text:style-name="T3">(203) </text:span></text:p>
      <text:p text:style-name="P1"><text:span text:style-name="T4">واذكروا الله تسبيحًا وتكبيرًا في أيام قلائل، وهي أيام التشريق</text:span><text:span text:style-name="T3">: </text:span><text:span text:style-name="T4">الحادي عشر والثاني عشر والثالث عشر من شهر ذي الحجة</text:span><text:span text:style-name="T3">. </text:span><text:span text:style-name="T4">فمن أراد التعجل وخرج من </text:span><text:span text:style-name="T3">«</text:span><text:span text:style-name="T4">مِنى</text:span><text:span text:style-name="T3">» </text:span><text:span text:style-name="T4">قبل غروب شمس اليوم الثاني عشر بعد رمي الجمار فلا ذنب عليه، ومن تأخر بأن بات بـ </text:span><text:span text:style-name="T3">«</text:span><text:span text:style-name="T4">مِنى</text:span><text:span text:style-name="T3">» </text:span><text:span text:style-name="T4">حتى يرمي الجمار في اليوم الثالث عشر فلا ذنب عليه، لمن اتقى الله في حجه</text:span><text:span text:style-name="T3">. </text:span><text:span text:style-name="T4">والتأخر أفضل</text:span><text:span text:style-name="T3">; </text:span><text:span text:style-name="T4">لأنه تزوُّد في العبادة واقتداء بفعل النبي صلى الله عليه وسلم</text:span><text:span text:style-name="T3">.</text:span></text:p>
      <text:p text:style-name="P1"><text:span text:style-name="T4">وَمِنَ النَّاسِ مَنْ يُعْجِبُكَ قَوْلُهُ فِي الْحَيَاةِ الدُّنْيَا وَيُشْهِدُ اللَّهَ عَلَى مَا فِي قَلْبِهِ وَهُوَ أَلَدُّ الْخِصَامِ </text:span><text:span text:style-name="T3">(204) </text:span></text:p>
      <text:p text:style-name="P1"><text:span text:style-name="T4">وبعض الناس من المنافقين يعجبك </text:span><text:span text:style-name="T3">-</text:span><text:span text:style-name="T4">أيها الرسول</text:span><text:span text:style-name="T3">- </text:span><text:span text:style-name="T4">كلامه الفصيح الذي يريد به حظًّا من حظوظ الدنيا لا الآخرة، ويحلف مستشهدًا بالله على ما في قلبه من محبة الإسلام، وفي هذا غاية الجرأة على الله، وهو شديد العداوة والخصومة للإسلام والمسلمين</text:span><text:span text:style-name="T3">.</text:span></text:p>
      <text:p text:style-name="P1"><text:span text:style-name="T4">وَإِذَا تَوَلَّى سَعَى فِي الْأَرْضِ لِيُفْسِدَ فِيهَا وَيُهْلِكَ الْحَرْثَ وَالنَّسْلَ وَاللَّهُ لَا يُحِبُّ الْفَسَادَ </text:span><text:span text:style-name="T3">(205) </text:span></text:p>
      <text:p text:style-name="P1"><text:soft-page-break/><text:span text:style-name="T4">وإذا خرج من عندك أيها الرسول، جَدَّ ونَشِط في الأرض ليفسد فيها، ويتلف زروع الناس، ويقتل ماشيتهم</text:span><text:span text:style-name="T3">. </text:span><text:span text:style-name="T4">والله لا يحب الفساد</text:span><text:span text:style-name="T3">.</text:span></text:p>
      <text:p text:style-name="P1"><text:span text:style-name="T4">وَإِذَا قِيلَ لَهُ اتَّقِ اللَّهَ أَخَذَتْهُ الْعِزَّةُ بِالْإِثْمِ فَحَسْبُهُ جَهَنَّمُ وَلَبِئْسَ الْمِهَادُ </text:span><text:span text:style-name="T3">(206) </text:span></text:p>
      <text:p text:style-name="P1"><text:span text:style-name="T4">وإذا نُصِح ذلك المنافق المفسد، وقيل له</text:span><text:span text:style-name="T3">: </text:span><text:span text:style-name="T4">اتق الله واحذر عقابه، وكُفَّ عن الفساد في الأرض، لم يقبل النصيحة، بل يحمله الكبر وحميَّة الجاهلية على مزيد من الآثام، فَحَسْبُه جهنم وكافيته عذابًا، ولبئس الفراش هي</text:span><text:span text:style-name="T3">.</text:span></text:p>
      <text:p text:style-name="P1"><text:span text:style-name="T4">وَمِنَ النَّاسِ مَنْ يَشْرِي نَفْسَهُ ابْتِغَاءَ مَرْضَاتِ اللَّهِ وَاللَّهُ رَءُوفٌ بِالْعِبَادِ </text:span><text:span text:style-name="T3">(207) </text:span></text:p>
      <text:p text:style-name="P1"><text:span text:style-name="T4">وبعض الناس يبيع نفسه طلبًا لرضا الله عنه، بالجهاد في سبيله، والتزام طاعته</text:span><text:span text:style-name="T3">. </text:span><text:span text:style-name="T4">والله رءوف بالعباد، يرحم عباده المؤمنين رحمة واسعة في عاجلهم وآجلهم، فيجازبهم أحسن الجزاء</text:span><text:span text:style-name="T3">.</text:span></text:p>
      <text:p text:style-name="P1"><text:span text:style-name="T4">يَاأَيُّهَا الَّذِينَ آمَنُوا ادْخُلُوا فِي السِّلْمِ كَافَّةً وَلَا تَتَّبِعُوا خُطُوَاتِ الشَّيْطَانِ إِنَّهُ لَكُمْ عَدُوٌّ مُبِينٌ </text:span><text:span text:style-name="T3">(208) </text:span></text:p>
      <text:p text:style-name="P1"><text:span text:style-name="T4">يا أيها الذين آمنوا بالله ربًا وبمحمد نبيًا ورسولا وبالإسلام دينًا، ادخلوا في جميع شرائع الإسلام، عاملين بجميع أحكامه، ولا تتركوا منها شيئًا، ولا تتبعوا طرق الشيطان فيما يدعوكم إليه من المعاصي</text:span><text:span text:style-name="T3">. </text:span><text:span text:style-name="T4">إنه لكم عدو ظاهر العداوة فاحذروه</text:span><text:span text:style-name="T3">.</text:span></text:p>
      <text:p text:style-name="P1"><text:span text:style-name="T4">فَإِنْ زَلَلْتُمْ مِنْ بَعْدِ مَا جَاءَتْكُمُ الْبَيِّنَاتُ فَاعْلَمُوا أَنَّ اللَّهَ عَزِيزٌ حَكِيمٌ </text:span><text:span text:style-name="T3">(209) </text:span></text:p>
      <text:p text:style-name="P1"><text:span text:style-name="T4">فإن انحرفتم عن طريق الحق، من بعد ما جاءتكم الحجج الواضحة من القرآن والسنة، فاعلموا أن الله عزيز في ملكه لا يفوته شيء، حكيم في أمره ونهيه، يضع كل شيء في موضعه المناسب له</text:span><text:span text:style-name="T3">.</text:span></text:p>
      <text:p text:style-name="P1"><text:span text:style-name="T4">هَلْ يَنْظُرُونَ إِلَّا أَنْ يَأْتِيَهُمُ اللَّهُ فِي ظُلَلٍ مِنَ الْغَمَامِ وَالْمَلَائِكَةُ وَقُضِيَ الْأَمْرُ وَإِلَى اللَّهِ تُرْجَعُ الْأُمُورُ </text:span><text:span text:style-name="T3">(210) </text:span></text:p>
      <text:p text:style-name="P1"><text:span text:style-name="T4">ما ينتظر هؤلاء المعاندون الكافرون بعد قيام الأدلة البينة إلا أن يأتيهم الله عز وجل على الوجه اللائق به سبحانه في ظُلَل من السحاب يوم القيامة</text:span><text:span text:style-name="T3">; </text:span><text:span text:style-name="T4">ليفصل بينهم بالقضاء العادل، وأن تأتي الملائكة، وحينئذ يقضي الله تعالى فيهم قضاءه</text:span><text:span text:style-name="T3">. </text:span><text:span text:style-name="T4">وإليه وحده ترجع أمور الخلائق جميعها</text:span><text:span text:style-name="T3">.</text:span></text:p>
      <text:p text:style-name="P1"><text:span text:style-name="T4">سَلْ بَنِي إِسْرَائِيلَ كَمْ آتَيْنَاهُمْ مِنْ آيَةٍ بَيِّنَةٍ وَمَنْ يُبَدِّلْ نِعْمَةَ اللَّهِ مِنْ بَعْدِ مَا جَاءَتْهُ فَإِنَّ اللَّهَ شَدِيدُ الْعِقَابِ </text:span><text:span text:style-name="T3">(211) </text:span></text:p>
      <text:p text:style-name="P1"><text:span text:style-name="T4">سل </text:span><text:span text:style-name="T3">-</text:span><text:span text:style-name="T4">أيها الرسول</text:span><text:span text:style-name="T3">- </text:span><text:span text:style-name="T4">بني إسرائيل المعاندين لك</text:span><text:span text:style-name="T3">: </text:span><text:span text:style-name="T4">كم أعطيناهم من آيات واضحات في كتبهم تهديهم إلى الحق، فكفروا بها كلها، وأعرضوا عنها، وحَرَّفوها عن مواضعها</text:span><text:span text:style-name="T3">. </text:span><text:span text:style-name="T4">ومن يبدل نعمة الله </text:span><text:span text:style-name="T3">-</text:span><text:span text:style-name="T4">وهي دينه</text:span><text:span text:style-name="T3">- </text:span><text:span text:style-name="T4">ويكفر بها من بعد معرفتها، وقيام الحجة عليه بها، فإن الله تعالى شديد العقاب له</text:span><text:span text:style-name="T3">.</text:span></text:p>
      <text:p text:style-name="P1"><text:span text:style-name="T4">زُيِّنَ لِلَّذِينَ كَفَرُوا الْحَيَاةُ الدُّنْيَا وَيَسْخَرُونَ مِنَ الَّذِينَ آمَنُوا وَالَّذِينَ اتَّقَوْا فَوْقَهُمْ يَوْمَ الْقِيَامَةِ وَاللَّهُ يَرْزُقُ مَنْ يَشَاءُ بِغَيْرِ حِسَابٍ </text:span><text:span text:style-name="T3">(212) </text:span></text:p>
      <text:p text:style-name="P1"><text:soft-page-break/><text:span text:style-name="T4">حُسِّن للذين جحدوا وحدانية الله الحياةُ الدنيا وما فيها من الشهوات والملذات، وهم يستهزئون بالمؤمنين</text:span><text:span text:style-name="T3">. </text:span><text:span text:style-name="T4">وهؤلاء الذين يخشون ربهم فوق جميع الكفار يوم القيامة</text:span><text:span text:style-name="T3">; </text:span><text:span text:style-name="T4">حيث يدخلهم الله أعلى درجات الجنة، وينزل الكافرين أسفل دركات النار</text:span><text:span text:style-name="T3">. </text:span><text:span text:style-name="T4">والله يرزق مَن يشاء مِن خلقه بغير حساب</text:span><text:span text:style-name="T3">.</text:span></text:p>
      <text:p text:style-name="P1"><text:span text:style-name="T4">كَانَ النَّاسُ أُمَّةً وَاحِدَةً فَبَعَثَ اللَّهُ النَّبِيِّينَ مُبَشِّرِينَ وَمُنْذِرِينَ وَأَنْزَلَ مَعَهُمُ الْكِتَابَ بِالْحَقِّ لِيَحْكُمَ بَيْنَ النَّاسِ فِيمَا اخْتَلَفُوا فِيهِ وَمَا اخْتَلَفَ فِيهِ إِلَّا الَّذِينَ أُوتُوهُ مِنْ بَعْدِ مَا جَاءَتْهُمُ الْبَيِّنَاتُ بَغْيًا بَيْنَهُمْ فَهَدَى اللَّهُ الَّذِينَ آمَنُوا لِمَا اخْتَلَفُوا فِيهِ مِنَ الْحَقِّ بِإِذْنِهِ وَاللَّهُ يَهْدِي مَنْ يَشَاءُ إِلَى صِرَاطٍ مُسْتَقِيمٍ </text:span><text:span text:style-name="T3">(213) </text:span></text:p>
      <text:p text:style-name="P1"><text:span text:style-name="T4">كان الناس جماعة واحدة، متفقين على الإيمان بالله ثم اختلفوا في دينهم، فبعث الله النبيين دعاة لدين الله، مبشرين مَن أطاع الله بالجنة، ومحذرين من كفر به وعصاه النار، وأنزل معهم الكتب السماوية بالحق الذي اشتملت عليه</text:span><text:span text:style-name="T3">; </text:span><text:span text:style-name="T4">ليحكموا بما فيها بين الناس فيما اختلفوا فيه، وما اخْتَلَف في أمر محمد صلى الله عليه وسلم وكتابه ظلمًا وحسدًا إلا الذين أعطاهم الله التوراة، وعرفوا ما فيها من الحجج والأحكام، فوفَّق الله المؤمنين بفضله إلى تمييز الحق من الباطل، ومعرفة ما اختلفوا فيه</text:span><text:span text:style-name="T3">. </text:span><text:span text:style-name="T4">والله يوفِّق من يشاء من عباده إلى طريق مستقيم</text:span><text:span text:style-name="T3">.</text:span></text:p>
      <text:p text:style-name="P1"><text:span text:style-name="T4">أَمْ حَسِبْتُمْ أَنْ تَدْخُلُوا الْجَنَّةَ وَلَمَّا يَأْتِكُمْ مَثَلُ الَّذِينَ خَلَوْا مِنْ قَبْلِكُمْ مَسَّتْهُمُ الْبَأْسَاءُ وَالضَّرَّاءُ وَزُلْزِلُوا حَتَّى يَقُولَ الرَّسُولُ وَالَّذِينَ آمَنُوا مَعَهُ مَتَى نَصْرُ اللَّهِ أَلَا إِنَّ نَصْرَ اللَّهِ قَرِيبٌ </text:span><text:span text:style-name="T3">(214) </text:span></text:p>
      <text:p text:style-name="P1"><text:span text:style-name="T4">بل أظننتم </text:span><text:span text:style-name="T3">-</text:span><text:span text:style-name="T4">أيها المؤمنون</text:span><text:span text:style-name="T3">- </text:span><text:span text:style-name="T4">أن تدخلوا الجنة، ولمَّا يصبكم من الابتلاء مثل ما أصاب المؤمنين الذين مضوا من قبلكم</text:span><text:span text:style-name="T3">: </text:span><text:span text:style-name="T4">من الفقر والأمراض والخوف والرعب، وزُلزلوا بأنواع المخاوف، حتى قال رسولهم والمؤمنون معه </text:span><text:span text:style-name="T3">-</text:span><text:span text:style-name="T4">على سبيل الاستعجال للنصر من الله تعالى</text:span><text:span text:style-name="T3">-: </text:span><text:span text:style-name="T4">متى نصر الله؟ ألا إن نصر الله قريب من المؤمنين</text:span><text:span text:style-name="T3">.</text:span></text:p>
      <text:p text:style-name="P1"><text:span text:style-name="T4">يَسْأَلُونَكَ مَاذَا يُنْفِقُونَ قُلْ مَا أَنْفَقْتُمْ مِنْ خَيْرٍ فَلِلْوَالِدَيْنِ وَالْأَقْرَبِينَ وَالْيَتَامَى وَالْمَسَاكِينِ وَابْنِ السَّبِيلِ وَمَا تَفْعَلُوا مِنْ خَيْرٍ فَإِنَّ اللَّهَ بِهِ عَلِيمٌ </text:span><text:span text:style-name="T3">(215) </text:span></text:p>
      <text:p text:style-name="P1"><text:span text:style-name="T4">يسألك أصحابك </text:span><text:span text:style-name="T3">-</text:span><text:span text:style-name="T4">أيها النبي</text:span><text:span text:style-name="T3">- </text:span><text:span text:style-name="T4">أي شيء ينفقون من أصناف أموالهم تقربًا إلى الله تعالى، وعلى مَن ينفقون؟ قل لهم</text:span><text:span text:style-name="T3">: </text:span><text:span text:style-name="T4">أنفقوا أيَّ خير يتيسر لكم من أصناف المال الحلال الطيب، واجعلوا نفقتكم للوالدين، والأقربين من أهلكم وذوي أرحامكم، واليتامى الذين مات آباؤهم وهم دون سن البلوغ، والمحتاجين الذين لا يملكون ما يكفيهم ويسد حاجتهم، والمسافر المحتاج الذي بَعُدَ عن أهله وماله</text:span><text:span text:style-name="T3">. </text:span><text:span text:style-name="T4">وما تفعلوا من خير فإن الله تعالى به عليم</text:span><text:span text:style-name="T3">.</text:span></text:p>
      <text:p text:style-name="P1"><text:span text:style-name="T4">كُتِبَ عَلَيْكُمُ الْقِتَالُ وَهُوَ كُرْهٌ لَكُمْ وَعَسَى أَنْ تَكْرَهُوا شَيْئًا وَهُوَ خَيْرٌ لَكُمْ وَعَسَى أَنْ تُحِبُّوا شَيْئًا وَهُوَ شَرٌّ لَكُمْ وَاللَّهُ يَعْلَمُ وَأَنْتُمْ لَا تَعْلَمُونَ </text:span><text:span text:style-name="T3">(216) </text:span></text:p>
      <text:p text:style-name="P1"><text:soft-page-break/><text:span text:style-name="T4">فرض الله عليكم </text:span><text:span text:style-name="T3">-</text:span><text:span text:style-name="T4">أيها المؤمنون</text:span><text:span text:style-name="T3">- </text:span><text:span text:style-name="T4">قتال الكفار، والقتال مكروه لكم من جهة الطبع</text:span><text:span text:style-name="T3">; </text:span><text:span text:style-name="T4">لمشقته وكثرة مخاطره، وقد تكرهون شيئًا وهو في حقيقته خير لكم، وقد تحبون شيئًا لما فيه من الراحة أو اللذة العاجلة، وهو شر لكم</text:span><text:span text:style-name="T3">. </text:span><text:span text:style-name="T4">والله تعالى يعلم ما هو خير لكم، وأنتم لا تعلمون ذلك</text:span><text:span text:style-name="T3">. </text:span><text:span text:style-name="T4">فبادروا إلى الجهاد في سبيله</text:span><text:span text:style-name="T3">.</text:span></text:p>
      <text:p text:style-name="P1"><text:span text:style-name="T4">يَسْأَلُونَكَ عَنِ الشَّهْرِ الْحَرَامِ قِتَالٍ فِيهِ قُلْ قِتَالٌ فِيهِ كَبِيرٌ وَصَدٌّ عَنْ سَبِيلِ اللَّهِ وَكُفْرٌ بِهِ وَالْمَسْجِدِ الْحَرَامِ وَإِخْرَاجُ أَهْلِهِ مِنْهُ أَكْبَرُ عِنْدَ اللَّهِ وَالْفِتْنَةُ أَكْبَرُ مِنَ الْقَتْلِ وَلَا يَزَالُونَ يُقَاتِلُونَكُمْ حَتَّى يَرُدُّوكُمْ عَنْ دِينِكُمْ إِنِ اسْتَطَاعُوا وَمَنْ يَرْتَدِدْ مِنْكُمْ عَنْ دِينِهِ فَيَمُتْ وَهُوَ كَافِرٌ فَأُولَئِكَ حَبِطَتْ أَعْمَالُهُمْ فِي الدُّنْيَا وَالْآخِرَةِ وَأُولَئِكَ أَصْحَابُ النَّارِ هُمْ فِيهَا خَالِدُونَ </text:span><text:span text:style-name="T3">(217) </text:span></text:p>
      <text:p text:style-name="P1"><text:span text:style-name="T4">يسألك المشركون </text:span><text:span text:style-name="T3">-</text:span><text:span text:style-name="T4">أيها الرسول</text:span><text:span text:style-name="T3">- </text:span><text:span text:style-name="T4">عن الشهر الحرام</text:span><text:span text:style-name="T3">: </text:span><text:span text:style-name="T4">هل يحل فيه القتال؟ قل لهم</text:span><text:span text:style-name="T3">: </text:span><text:span text:style-name="T4">القتال في الشهر الحرام عظيم عند الله استحلاله وسفك الدماء فيه، ومَنْعكم الناس من دخول الإسلام بالتعذيب والتخويف، وجحودكم بالله وبرسوله وبدينه، ومَنْع المسلمين من دخول المسجد الحرام، وإخراج النبي والمهاجرين منه وهم أهله وأولياؤه، ذلك أكبر ذنبًا، وأعظم جرمًا عند الله من القتال في الشهر الحرام</text:span><text:span text:style-name="T3">. </text:span><text:span text:style-name="T4">والشرك الذي أنتم فيه أكبر وأشد من القتل في الشهر الحرام</text:span><text:span text:style-name="T3">. </text:span><text:span text:style-name="T4">وهؤلاء الكفار لم يرتدعوا عن جرائمهم، بل هم مستمرون عليها، ولا يزالون يقاتلونكم حتى يردوكم عن الإسلام إلى الكفر إن استطاعوا تحقيق ذلك</text:span><text:span text:style-name="T3">. </text:span><text:span text:style-name="T4">ومن يطعهم منكم </text:span><text:span text:style-name="T3">-</text:span><text:span text:style-name="T4">أيها المسلمون</text:span><text:span text:style-name="T3">- </text:span><text:span text:style-name="T4">ويرتدد عن دينه فيمت على الكفر، فقد ذهب عمله في الدنيا والآخرة، وصار من الملازمين لنار جهنم لا يخرج منها أبدًا</text:span><text:span text:style-name="T3">.</text:span></text:p>
      <text:p text:style-name="P1"><text:span text:style-name="T4">إِنَّ الَّذِينَ آمَنُوا وَالَّذِينَ هَاجَرُوا وَجَاهَدُوا فِي سَبِيلِ اللَّهِ أُولَئِكَ يَرْجُونَ رَحْمَتَ اللَّهِ وَاللَّهُ غَفُورٌ رَحِيمٌ </text:span><text:span text:style-name="T3">(218) </text:span></text:p>
      <text:p text:style-name="P1"><text:span text:style-name="T4">إن الذين صَدَّقوا بالله ورسوله وعملوا بشرعه والذين تركوا ديارهم، وجاهدوا في سبيل الله، أولئك يطمعون في فضل الله وثوابه</text:span><text:span text:style-name="T3">. </text:span><text:span text:style-name="T4">والله غفور لذنوب عباده المؤمنين، رحيم بهم رحمة واسعة</text:span><text:span text:style-name="T3">.</text:span></text:p>
      <text:p text:style-name="P1"><text:span text:style-name="T4">يَسْأَلُونَكَ عَنِ الْخَمْرِ وَالْمَيْسِرِ قُلْ فِيهِمَا إِثْمٌ كَبِيرٌ وَمَنَافِعُ لِلنَّاسِ وَإِثْمُهُمَا أَكْبَرُ مِنْ نَفْعِهِمَا وَيَسْأَلُونَكَ مَاذَا يُنْفِقُونَ قُلِ الْعَفْوَ كَذَلِكَ يُبَيِّنُ اللَّهُ لَكُمُ الْآيَاتِ لَعَلَّكُمْ تَتَفَكَّرُونَ </text:span><text:span text:style-name="T3">(219) </text:span></text:p>
      <text:p text:style-name="P1"><text:span text:style-name="T4">يسألك المسلمون </text:span><text:span text:style-name="T3">-</text:span><text:span text:style-name="T4">أيها النبي</text:span><text:span text:style-name="T3">- </text:span><text:span text:style-name="T4">عن حكم تعاطي الخمر شربًا وبيعًا وشراءً، والخمر كل مسكر خامر العقل وغطاه مشروبًا كان أو مأكولا ويسألونك عن حكم القمار </text:span><text:span text:style-name="T3">-</text:span><text:span text:style-name="T4">وهو أَخْذُ المال أو إعطاؤه بالمقامرة وهي المغالبات التي فيها عوض من الطرفين</text:span><text:span text:style-name="T3">-</text:span><text:span text:style-name="T4">، قل لهم</text:span><text:span text:style-name="T3">: </text:span><text:span text:style-name="T4">في ذلك أضرار ومفاسد كثيرة في الدين والدنيا، والعقول والأموال، وفيهما منافع للناس من جهة كسب الأموال وغيرها، وإثمهما أكبر من نفعهما</text:span><text:span text:style-name="T3">; </text:span><text:span text:style-name="T4">إذ يصدَّان عن ذكر الله وعن الصلاة، ويوقعان العداوة والبغضاء بين الناس، ويتلفان المال</text:span><text:span text:style-name="T3">. </text:span><text:span text:style-name="T4">وكان هذا تمهيدًا لتحريمهما</text:span><text:span text:style-name="T3">. </text:span><text:span text:style-name="T4">ويسألونك عن القَدْر الذي ينفقونه من أموالهم تبرعًا وصدقة، قل لهم</text:span><text:span text:style-name="T3">: </text:span><text:span text:style-name="T4">أنفقوا القَدْر الذي يزيد على حاجتكم</text:span><text:span text:style-name="T3">. </text:span><text:span text:style-name="T4">مثل ذلك البيان الواضح يبيِّن الله لكم الآيات وأحكام الشريعة</text:span><text:span text:style-name="T3">; </text:span><text:span text:style-name="T4">لكي تتفكروا فيما ينفعكم في الدنيا والآخرة</text:span><text:span text:style-name="T3">.</text:span></text:p>
      <text:p text:style-name="P1"><text:soft-page-break/><text:span text:style-name="T4">فِي الدُّنْيَا وَالْآخِرَةِ وَيَسْأَلُونَكَ عَنِ الْيَتَامَى قُلْ إِصْلَاحٌ لَهُمْ خَيْرٌ وَإِنْ تُخَالِطُوهُمْ فَإِخْوَانُكُمْ وَاللَّهُ يَعْلَمُ الْمُفْسِدَ مِنَ الْمُصْلِحِ وَلَوْ شَاءَ اللَّهُ لَأَعْنَتَكُمْ إِنَّ اللَّهَ عَزِيزٌ حَكِيمٌ </text:span><text:span text:style-name="T3">(220) </text:span></text:p>
      <text:p text:style-name="P1"><text:span text:style-name="T4">ويسألونك </text:span><text:span text:style-name="T3">-</text:span><text:span text:style-name="T4">أيها النبي</text:span><text:span text:style-name="T3">- </text:span><text:span text:style-name="T4">عن اليتامى الذين مات آباؤهم وهم دون سن البلوغ كيف يتصرفون معهم في معاشهم وأموالهم؟ قل لهم</text:span><text:span text:style-name="T3">: </text:span><text:span text:style-name="T4">إصلاحكم لهم خير، فافعلوا الأنفع لهم دائمًا، وإن تخالطوهم في سائر شؤون المعاش فهم إخوانكم في الدين</text:span><text:span text:style-name="T3">. </text:span><text:span text:style-name="T4">وعلى الأخ أن يرعى مصلحة أخيه</text:span><text:span text:style-name="T3">. </text:span><text:span text:style-name="T4">والله يعلم المضيع لأموال اليتامى من الحريص على إصلاحها</text:span><text:span text:style-name="T3">. </text:span><text:span text:style-name="T4">ولو شاء الله لضيَّق وشقَّ عليكم بتحريم الخالطة</text:span><text:span text:style-name="T3">. </text:span><text:span text:style-name="T4">إن الله عزيز في ملكه، حكيم في خلقه وتدبيره وتشريعه</text:span><text:span text:style-name="T3">.</text:span></text:p>
      <text:p text:style-name="P1"><text:span text:style-name="T4">وَلَا تَنْكِحُوا الْمُشْرِكَاتِ حَتَّى يُؤْمِنَّ وَلَأَمَةٌ مُؤْمِنَةٌ خَيْرٌ مِنْ مُشْرِكَةٍ وَلَوْ أَعْجَبَتْكُمْ وَلَا تُنْكِحُوا الْمُشْرِكِينَ حَتَّى يُؤْمِنُوا وَلَعَبْدٌ مُؤْمِنٌ خَيْرٌ مِنْ مُشْرِكٍ وَلَوْ أَعْجَبَكُمْ أُولَئِكَ يَدْعُونَ إِلَى النَّارِ وَاللَّهُ يَدْعُو إِلَى الْجَنَّةِ وَالْمَغْفِرَةِ بِإِذْنِهِ وَيُبَيِّنُ آيَاتِهِ لِلنَّاسِ لَعَلَّهُمْ يَتَذَكَّرُونَ </text:span><text:span text:style-name="T3">(221) </text:span></text:p>
      <text:p text:style-name="P1"><text:span text:style-name="T4">ولا تتزوجوا </text:span><text:span text:style-name="T3">-</text:span><text:span text:style-name="T4">أيها المسلمون</text:span><text:span text:style-name="T3">- </text:span><text:span text:style-name="T4">المشركات عابدات الأوثان، حتى يدخلن في الإسلام</text:span><text:span text:style-name="T3">. </text:span><text:span text:style-name="T4">واعلموا أن امرأة مملوكة لا مال لها ولا حسب، مؤمنةً بالله، خير من امرأة مشركة، وإن أعجبتكم المشركة الحرة</text:span><text:span text:style-name="T3">. </text:span><text:span text:style-name="T4">ولا تُزَوِّجوا نساءكم المؤمنات </text:span><text:span text:style-name="T3">-</text:span><text:span text:style-name="T4">إماء أو حرائر</text:span><text:span text:style-name="T3">- </text:span><text:span text:style-name="T4">للمشركين حتى يؤمنوا بالله ورسوله</text:span><text:span text:style-name="T3">. </text:span><text:span text:style-name="T4">واعلموا أن عبدًا مؤمنًا مع فقره، خير من مشرك</text:span><text:span text:style-name="T3">. </text:span><text:span text:style-name="T4">أولئك المتصفون بالشرك رجالا ونساءً يدعون كل مَن يعاشرهم إلى ما يؤدي به إلى النار، والله سبحانه يدعو عباده إلى دينه الحق المؤدي بهم إلى الجنة ومغفرة ذنوبهم بإذنه، ويبين آياته وأحكامه للناس</text:span><text:span text:style-name="T3">; </text:span><text:span text:style-name="T4">لكي يتذكروا، فيعتبروا</text:span><text:span text:style-name="T3">.</text:span></text:p>
      <text:p text:style-name="P1"><text:span text:style-name="T4">وَيَسْأَلُونَكَ عَنِ الْمَحِيضِ قُلْ هُوَ أَذًى فَاعْتَزِلُوا النِّسَاءَ فِي الْمَحِيضِ وَلَا تَقْرَبُوهُنَّ حَتَّى يَطْهُرْنَ فَإِذَا تَطَهَّرْنَ فَأْتُوهُنَّ مِنْ حَيْثُ أَمَرَكُمُ اللَّهُ إِنَّ اللَّهَ يُحِبُّ التَّوَّابِينَ وَيُحِبُّ الْمُتَطَهِّرِينَ </text:span><text:span text:style-name="T3">(222) </text:span></text:p>
      <text:p text:style-name="P1"><text:span text:style-name="T4">ويسألونك عن الحيض </text:span><text:span text:style-name="T3">-</text:span><text:span text:style-name="T4">وهو الدم الذي يسيل من أرحام النساء جِبِلَّة في أوقات مخصوصة</text:span><text:span text:style-name="T3">-</text:span><text:span text:style-name="T4">، قل لهم </text:span><text:span text:style-name="T3">-</text:span><text:span text:style-name="T4">أيها النبي</text:span><text:span text:style-name="T3">-: </text:span><text:span text:style-name="T4">هو أذى مستقذر يضر من يَقْرَبُه، فاجتنبوا جماع النساء مدة الحيض حتى ينقطع الدم، فإذا انقطع الدم، واغتسلن، فجامعوهن في الموضع الذي أحلَّه الله لكم، وهو القبل لا الدبر</text:span><text:span text:style-name="T3">. </text:span><text:span text:style-name="T4">إن الله يحب عباده المكثرين من الاستغفار والتوبة، ويحب عباده المتطهرين الذين يبتعدون عن الفواحش والأقذار</text:span><text:span text:style-name="T3">.</text:span></text:p>
      <text:p text:style-name="P1"><text:span text:style-name="T4">نِسَاؤُكُمْ حَرْثٌ لَكُمْ فَأْتُوا حَرْثَكُمْ أَنَّى شِئْتُمْ وَقَدِّمُوا لِأَنْفُسِكُمْ وَاتَّقُوا اللَّهَ وَاعْلَمُوا أَنَّكُمْ مُلَاقُوهُ وَبَشِّرِ الْمُؤْمِنِينَ </text:span><text:span text:style-name="T3">(223) </text:span></text:p>
      <text:p text:style-name="P1"><text:span text:style-name="T4">نساؤكم موضع زرع لكم، تضعون النطفة في أرحامهن، فَيَخْرج منها الأولاد بمشيئة الله، فجامعوهن في محل الجماع فقط، وهو القبل بأي كيفية شئتم، وقَدِّموا لأنفسكم أعمالا صالحة بمراعاة أوامر الله، وخافوا الله، واعلموا أنكم ملاقوه للحساب يوم القيامة</text:span><text:span text:style-name="T3">. </text:span><text:span text:style-name="T4">وبشِّر المؤمنين </text:span><text:span text:style-name="T3">-</text:span><text:span text:style-name="T4">أيها النبي</text:span><text:span text:style-name="T3">- </text:span><text:span text:style-name="T4">بما يفرحهم ويسرُّهم من حسن الجزاء في الآخرة</text:span><text:span text:style-name="T3">.</text:span></text:p>
      <text:p text:style-name="P1"><text:soft-page-break/><text:span text:style-name="T4">وَلَا تَجْعَلُوا اللَّهَ عُرْضَةً لِأَيْمَانِكُمْ أَنْ تَبَرُّوا وَتَتَّقُوا وَتُصْلِحُوا بَيْنَ النَّاسِ وَاللَّهُ سَمِيعٌ عَلِيمٌ </text:span><text:span text:style-name="T3">(224) </text:span></text:p>
      <text:p text:style-name="P1"><text:span text:style-name="T4">ولا تجعلوا </text:span><text:span text:style-name="T3">-</text:span><text:span text:style-name="T4">أيها المسلمون</text:span><text:span text:style-name="T3">- </text:span><text:span text:style-name="T4">حلفكم بالله مانعًا لكم من البر وصلة الرحم والتقوى والإصلاح بين الناس</text:span><text:span text:style-name="T3">: </text:span><text:span text:style-name="T4">بأن تُدْعَوا إلى فعل شيء منها، فتحتجوا بأنكم أقسمتم بالله ألا تفعلوه، بل على الحالف أن يعدل عن حلفه، ويفعل أعمال البر، ويكفر عن يمينه، ولا يعتاد ذلك</text:span><text:span text:style-name="T3">. </text:span><text:span text:style-name="T4">والله سميع لأقوالكم، عليم بجميع أحوالكم</text:span><text:span text:style-name="T3">.</text:span></text:p>
      <text:p text:style-name="P1"><text:span text:style-name="T4">لَا يُؤَاخِذُكُمُ اللَّهُ بِاللَّغْوِ فِي أَيْمَانِكُمْ وَلَكِنْ يُؤَاخِذُكُمْ بِمَا كَسَبَتْ قُلُوبُكُمْ وَاللَّهُ غَفُورٌ حَلِيمٌ </text:span><text:span text:style-name="T3">(225) </text:span></text:p>
      <text:p text:style-name="P1"><text:span text:style-name="T4">لا يعاقبكم الله بسبب أيمانكم التي تحلفونها بغير قصد، ولكن يعاقبكم بما قصدَتْه قلوبكم</text:span><text:span text:style-name="T3">. </text:span><text:span text:style-name="T4">والله غفور لمن تاب إليه، حليم بمن عصاه حيث لم يعاجله بالعقوبة</text:span><text:span text:style-name="T3">.</text:span></text:p>
      <text:p text:style-name="P1"><text:span text:style-name="T4">لِلَّذِينَ يُؤْلُونَ مِنْ نِسَائِهِمْ تَرَبُّصُ أَرْبَعَةِ أَشْهُرٍ فَإِنْ فَاءُوا فَإِنَّ اللَّهَ غَفُورٌ رَحِيمٌ </text:span><text:span text:style-name="T3">(226) </text:span></text:p>
      <text:p text:style-name="P1"><text:span text:style-name="T4">للذين يحلفون بالله أن لا يجامعوا نساءهم، انتظار أربعة أشهر، فإن رجعوا قبل فوات الأشهر الأربعة، فإن الله غفور لما وقع منهم من الحلف بسبب رجوعهم، رحيم بهم</text:span><text:span text:style-name="T3">.</text:span></text:p>
      <text:p text:style-name="P1"><text:span text:style-name="T4">وَإِنْ عَزَمُوا الطَّلَاقَ فَإِنَّ اللَّهَ سَمِيعٌ عَلِيمٌ </text:span><text:span text:style-name="T3">(227) </text:span></text:p>
      <text:p text:style-name="P1"><text:span text:style-name="T4">وإن عقدوا عزمهم على الطلاق، باستمرارهم في اليمين، وترك الجماع، فإن الله سميع لأقوالهم، عليم بمقاصدهم، وسيجازيهم على ذلك</text:span><text:span text:style-name="T3">.</text:span></text:p>
      <text:p text:style-name="P1"><text:span text:style-name="T4">وَالْمُطَلَّقَاتُ يَتَرَبَّصْنَ بِأَنْفُسِهِنَّ ثَلَاثَةَ قُرُوءٍ وَلَا يَحِلُّ لَهُنَّ أَنْ يَكْتُمْنَ مَا خَلَقَ اللَّهُ فِي أَرْحَامِهِنَّ إِنْ كُنَّ يُؤْمِنَّ بِاللَّهِ وَالْيَوْمِ الْآخِرِ وَبُعُولَتُهُنَّ أَحَقُّ بِرَدِّهِنَّ فِي ذَلِكَ إِنْ أَرَادُوا إِصْلَاحًا وَلَهُنَّ مِثْلُ الَّذِي عَلَيْهِنَّ بِالْمَعْرُوفِ وَلِلرِّجَالِ عَلَيْهِنَّ دَرَجَةٌ وَاللَّهُ عَزِيزٌ حَكِيمٌ </text:span><text:span text:style-name="T3">(228) </text:span></text:p>
      <text:p text:style-name="P1"><text:span text:style-name="T4">والمطلقات ذوات الحيض، يجب أن ينتظرن دون نكاح بعد الطلاق مدة ثلاثة أطهار أو ثلاث حيضات على سبيل العدة</text:span><text:span text:style-name="T3">; </text:span><text:span text:style-name="T4">ليتأكدن من فراغ الرحم من الحمل</text:span><text:span text:style-name="T3">. </text:span><text:span text:style-name="T4">ولا يجوز لهن تزوج رجل آخر في أثناء هذه العدة حتى تنتهي</text:span><text:span text:style-name="T3">. </text:span><text:span text:style-name="T4">ولا يحل لهن أن يخفين ما خلق الله في أرحامهن من الحمل أو الحيض، إن كانت المطلقات مؤمنات حقًا بالله واليوم الآخر</text:span><text:span text:style-name="T3">. </text:span><text:span text:style-name="T4">وأزواج المطلقات أحق بمراجعتهن في العدة</text:span><text:span text:style-name="T3">. </text:span><text:span text:style-name="T4">وينبغي أن يكون ذلك بقصد الإصلاح والخير، وليس بقصد الإضرار تعذيبًا لهن بتطويل العدة</text:span><text:span text:style-name="T3">. </text:span><text:span text:style-name="T4">وللنساء حقوق على الأزواج، مثل التي عليهن، على الوجه المعروف، وللرجال على النساء منزلة زائدة من حسن الصحبة والعشرة بالمعروف والقِوامة على البيت وملك الطلاق</text:span><text:span text:style-name="T3">. </text:span><text:span text:style-name="T4">والله عزيز له العزة القاهرة، حكيم يضع كل شيء في موضعه المناسب</text:span><text:span text:style-name="T3">.</text:span></text:p>
      <text:p text:style-name="P1"><text:span text:style-name="T4">الطَّلَاقُ مَرَّتَانِ فَإِمْسَاكٌ بِمَعْرُوفٍ أَوْ تَسْرِيحٌ بِإِحْسَانٍ وَلَا يَحِلُّ لَكُمْ أَنْ تَأْخُذُوا مِمَّا آتَيْتُمُوهُنَّ شَيْئًا إِلَّا أَنْ يَخَافَا أَلَّا يُقِيمَا حُدُودَ اللَّهِ فَإِنْ خِفْتُمْ أَلَّا يُقِيمَا حُدُودَ اللَّهِ فَلَا جُنَاحَ عَلَيْهِمَا فِيمَا افْتَدَتْ بِهِ تِلْكَ حُدُودُ اللَّهِ فَلَا تَعْتَدُوهَا وَمَنْ يَتَعَدَّ حُدُودَ اللَّهِ فَأُولَئِكَ هُمُ الظَّالِمُونَ </text:span><text:span text:style-name="T3">(229) </text:span></text:p>
      <text:p text:style-name="P1"><text:soft-page-break/><text:span text:style-name="T4">الطلاق الذي تحصل به الرجعة مرتان، واحدة بعد الأخرى، فحكم الله بعد كل طلقة هو إمساك المرأة بالمعروف، وحسن العشرة بعد مراجعتها، أو تخلية سبيلها مع حسن معاملتها بأداء حقوقها، وألا يذكرها مطلقها بسوء</text:span><text:span text:style-name="T3">. </text:span><text:span text:style-name="T4">ولا يحل لكم </text:span><text:span text:style-name="T3">-</text:span><text:span text:style-name="T4">أيها الأزواج</text:span><text:span text:style-name="T3">- </text:span><text:span text:style-name="T4">أن تأخذوا شيئًا مما أعطيتموهن من المهر ونحوه، إلا أن يخاف الزوجان ألا يقوما بالحقوق الزوجية، فحينئذ يعرضان أمرهما على الأولياء، فإن خاف الأولياء عدم إقامة الزوجين حدود الله، فلا حرج على الزوجين فيما تدفعه المرأة للزوج مقابل طلاقها</text:span><text:span text:style-name="T3">. </text:span><text:span text:style-name="T4">تلك الأحكام هي حدود الله الفاصلة بين الحلال والحرام، فلا تتجاوزوها، ومن يتجاوز حدود الله تعالى فأولئك هم الظالمون أنفسهم بتعريضها لعذاب الله</text:span><text:span text:style-name="T3">.</text:span></text:p>
      <text:p text:style-name="P1"><text:span text:style-name="T4">فَإِنْ طَلَّقَهَا فَلَا تَحِلُّ لَهُ مِنْ بَعْدُ حَتَّى تَنْكِحَ زَوْجًا غَيْرَهُ فَإِنْ طَلَّقَهَا فَلَا جُنَاحَ عَلَيْهِمَا أَنْ يَتَرَاجَعَا إِنْ ظَنَّا أَنْ يُقِيمَا حُدُودَ اللَّهِ وَتِلْكَ حُدُودُ اللَّهِ يُبَيِّنُهَا لِقَوْمٍ يَعْلَمُونَ </text:span><text:span text:style-name="T3">(230) </text:span></text:p>
      <text:p text:style-name="P1"><text:span text:style-name="T4">فإن طلَّق الرجل زوجته الطلقة الثالثة، فلا تحلُّ له إلا إذا تزوجت رجلا غيره زواجًا صحيحًا وجامعها فيه ويكون الزواج عن رغبة، لا بنية تحليل المرأة لزوجها الأول، فإن طلقها الزوج الآخر أو مات عنها وانقضت عدتها، فلا إثم على المرأة وزوجها الأول أن يتزوجا بعقد جديد، ومهر جديد، إن غلب على ظنهما أن يقيما أحكام الله التي شرعها للزوجين</text:span><text:span text:style-name="T3">. </text:span><text:span text:style-name="T4">وتلك أحكام الله المحددة يبينها لقوم يعلمون أحكامه وحدوده</text:span><text:span text:style-name="T3">; </text:span><text:span text:style-name="T4">لأنهم المنتفعون بها</text:span><text:span text:style-name="T3">.</text:span></text:p>
      <text:p text:style-name="P1"><text:span text:style-name="T4">وَإِذَا طَلَّقْتُمُ النِّسَاءَ فَبَلَغْنَ أَجَلَهُنَّ فَأَمْسِكُوهُنَّ بِمَعْرُوفٍ أَوْ سَرِّحُوهُنَّ بِمَعْرُوفٍ وَلَا تُمْسِكُوهُنَّ ضِرَارًا لِتَعْتَدُوا وَمَنْ يَفْعَلْ ذَلِكَ فَقَدْ ظَلَمَ نَفْسَهُ وَلَا تَتَّخِذُوا آيَاتِ اللَّهِ هُزُوًا وَاذْكُرُوا نِعْمَتَ اللَّهِ عَلَيْكُمْ وَمَا أَنْزَلَ عَلَيْكُمْ مِنَ الْكِتَابِ وَالْحِكْمَةِ يَعِظُكُمْ بِهِ وَاتَّقُوا اللَّهَ وَاعْلَمُوا أَنَّ اللَّهَ بِكُلِّ شَيْءٍ عَلِيمٌ </text:span><text:span text:style-name="T3">(231) </text:span></text:p>
      <text:p text:style-name="P1"><text:span text:style-name="T4">وإذا طَلَّقتم النساء فقاربن انتهاء عدتهن، فراجعوهن، ونيتكم القيام بحقوقهن على الوجه المستحسن شرعًا وعرفًا، أو اتركوهن حتى تنقضي عدتهن</text:span><text:span text:style-name="T3">. </text:span><text:span text:style-name="T4">واحذروا أن تكون مراجعتهن بقصد الإضرار بهن لأجل الاعتداء على حقوقهن</text:span><text:span text:style-name="T3">. </text:span><text:span text:style-name="T4">ومن يفعل ذلك فقد ظلم نفسه باستحقاقه العقوبة، ولا تتخذوا آيات الله وأحكامه لعبًا ولهوًا</text:span><text:span text:style-name="T3">. </text:span><text:span text:style-name="T4">واذكروا نعمة الله عليكم بالإسلام وتفصيل الأحكام</text:span><text:span text:style-name="T3">. </text:span><text:span text:style-name="T4">واذكروا ما أنزل الله عليكم من القرآن والسنة، واشكروا له سبحانه على هذه النعم الجليلة، يُذكِّركم الله بهذا، ويخوفكم من المخالفة، فخافوا الله وراقبوه، واعلموا أن الله عليم بكل شيء، لا يخفى عليه شيء، وسيجازي كلا بما يستحق</text:span><text:span text:style-name="T3">.</text:span></text:p>
      <text:p text:style-name="P1"><text:span text:style-name="T4">وَإِذَا طَلَّقْتُمُ النِّسَاءَ فَبَلَغْنَ أَجَلَهُنَّ فَلَا تَعْضُلُوهُنَّ أَنْ يَنْكِحْنَ أَزْوَاجَهُنَّ إِذَا تَرَاضَوْا بَيْنَهُمْ بِالْمَعْرُوفِ ذَلِكَ يُوعَظُ بِهِ مَنْ كَانَ مِنْكُمْ يُؤْمِنُ بِاللَّهِ وَالْيَوْمِ الْآخِرِ ذَلِكُمْ أَزْكَى لَكُمْ وَأَطْهَرُ وَاللَّهُ يَعْلَمُ وَأَنْتُمْ لَا تَعْلَمُونَ </text:span><text:span text:style-name="T3">(232) </text:span></text:p>
      <text:p text:style-name="P1"><text:span text:style-name="T4">واذا طلَّقتم نساءكم دون الثلاث وانتهت عدتهن من غير مراجعة لهن، فلا تضيقوا </text:span><text:span text:style-name="T3">-</text:span><text:span text:style-name="T4">أيها الأولياء</text:span><text:span text:style-name="T3">- </text:span><text:span text:style-name="T4">على المطلقات بمنعهن من العودة إلى أزواجهن بعقد جديد إذا أردن ذلك، وحدث التراضي شرعًا وعرفًا</text:span><text:span text:style-name="T3">. </text:span><text:span text:style-name="T4">ذلك يوعظ به من كان منكم صادق الإيمان بالله واليوم الآخر</text:span><text:span text:style-name="T3">. </text:span><text:span text:style-name="T4">إن تَرْكَ العضل وتمكين </text:span><text:soft-page-break/><text:span text:style-name="T4">الأزواج من نكاح زوجاتهم أكثر نماء وطهارة لأعراضكم، وأعظم منفعة وثوابًا لكم</text:span><text:span text:style-name="T3">. </text:span><text:span text:style-name="T4">والله يعلم ما فيه صلاحكم وأنتم لا تعلمون ذلك</text:span><text:span text:style-name="T3">.</text:span></text:p>
      <text:p text:style-name="P1"><text:span text:style-name="T4">وَالْوَالِدَاتُ يُرْضِعْنَ أَوْلَادَهُنَّ حَوْلَيْنِ كَامِلَيْنِ لِمَنْ أَرَادَ أَنْ يُتِمَّ الرَّضَاعَةَ وَعَلَى الْمَوْلُودِ لَهُ رِزْقُهُنَّ وَكِسْوَتُهُنَّ بِالْمَعْرُوفِ لَا تُكَلَّفُ نَفْسٌ إِلَّا وُسْعَهَا لَا تُضَارَّ وَالِدَةٌ بِوَلَدِهَا وَلَا مَوْلُودٌ لَهُ بِوَلَدِهِ وَعَلَى الْوَارِثِ مِثْلُ ذَلِكَ فَإِنْ أَرَادَا فِصَالًا عَنْ تَرَاضٍ مِنْهُمَا وَتَشَاوُرٍ فَلَا جُنَاحَ عَلَيْهِمَا وَإِنْ أَرَدْتُمْ أَنْ تَسْتَرْضِعُوا أَوْلَادَكُمْ فَلَا جُنَاحَ عَلَيْكُمْ إِذَا سَلَّمْتُمْ مَا آتَيْتُمْ بِالْمَعْرُوفِ وَاتَّقُوا اللَّهَ وَاعْلَمُوا أَنَّ اللَّهَ بِمَا تَعْمَلُونَ بَصِيرٌ </text:span><text:span text:style-name="T3">(233) </text:span></text:p>
      <text:p text:style-name="P1"><text:span text:style-name="T4">وعلى الوالدات إرضاع أولادهن مدة سنتين كاملتين لمن أراد إتمام الرضاعة، ويجب على الآباء أن يكفُلوا للمرضعات المطلقات طعامهن وكسوتهن، على الوجه المستحسن شرعًا وعرفًا</text:span><text:span text:style-name="T3">; </text:span><text:span text:style-name="T4">لأن الله لا يكلف نفسًا إلا قدر طاقتها، ولا يحل للوالدين أن يجعلوا المولود وسيلة للمضارة بينهما، ويجب على الوارث عند موت الوالد مثل ما يجب على الوالد قبل موته من النفقة والكسوة</text:span><text:span text:style-name="T3">. </text:span><text:span text:style-name="T4">فإن أراد الوالدان فطام المولود قبل انتهاء السنتين فلا حرج عليهما إذا تراضيا وتشاورا في ذلك</text:span><text:span text:style-name="T3">; </text:span><text:span text:style-name="T4">ليصلا إلى ما فيه مصلحة المولود</text:span><text:span text:style-name="T3">. </text:span><text:span text:style-name="T4">وإن اتفق الوالدان على إرضاع المولود من مرضعة أخرى غير والدته فلا حرج عليهما، إذا سلَّم الوالد للأم حقَّها، وسلَّم للمرضعة أجرها بما يتعارفه الناس</text:span><text:span text:style-name="T3">. </text:span><text:span text:style-name="T4">وخافوا الله في جميع أحوالكم، واعلموا أن الله بما تعملون بصير، وسيجازيكم على ذلك</text:span><text:span text:style-name="T3">.</text:span></text:p>
      <text:p text:style-name="P1"><text:span text:style-name="T4">وَالَّذِينَ يُتَوَفَّوْنَ مِنْكُمْ وَيَذَرُونَ أَزْوَاجًا يَتَرَبَّصْنَ بِأَنْفُسِهِنَّ أَرْبَعَةَ أَشْهُرٍ وَعَشْرًا فَإِذَا بَلَغْنَ أَجَلَهُنَّ فَلَا جُنَاحَ عَلَيْكُمْ فِيمَا فَعَلْنَ فِي أَنْفُسِهِنَّ بِالْمَعْرُوفِ وَاللَّهُ بِمَا تَعْمَلُونَ خَبِيرٌ </text:span><text:span text:style-name="T3">(234) </text:span></text:p>
      <text:p text:style-name="P1"><text:span text:style-name="T4">والذين يموتون منكم، ويتركون زوجات بعدهم، يجب عليهن الانتظار بأنفسهن مدة أربعة أشهر وعشرة أيام، لا يخرجن من منزل الزوجية، ولا يتزيَّنَّ، ولا يتزوجن، فإذا انتهت المدة المذكورة فلا إثم عليكم يا أولياء النساء فيما يفعلن في أنفسهن من الخروج، والتزين، والزواج على الوجه المقرر شرعًا</text:span><text:span text:style-name="T3">. </text:span><text:span text:style-name="T4">والله سبحانه وتعالى خبير بأعمالكم ظاهرها وباطنها، وسيجازيكم عليها</text:span><text:span text:style-name="T3">.</text:span></text:p>
      <text:p text:style-name="P1"><text:span text:style-name="T4">وَلَا جُنَاحَ عَلَيْكُمْ فِيمَا عَرَّضْتُمْ بِهِ مِنْ خِطْبَةِ النِّسَاءِ أَوْ أَكْنَنْتُمْ فِي أَنْفُسِكُمْ عَلِمَ اللَّهُ أَنَّكُمْ سَتَذْكُرُونَهُنَّ وَلَكِنْ لَا تُوَاعِدُوهُنَّ سِرًّا إِلَّا أَنْ تَقُولُوا قَوْلًا مَعْرُوفًا وَلَا تَعْزِمُوا عُقْدَةَ النِّكَاحِ حَتَّى يَبْلُغَ الْكِتَابُ أَجَلَهُ وَاعْلَمُوا أَنَّ اللَّهَ يَعْلَمُ مَا فِي أَنْفُسِكُمْ فَاحْذَرُوهُ وَاعْلَمُوا أَنَّ اللَّهَ غَفُورٌ حَلِيمٌ </text:span><text:span text:style-name="T3">(235) </text:span></text:p>
      <text:p text:style-name="P1"><text:span text:style-name="T4">ولا إثم عليكم </text:span><text:span text:style-name="T3">-</text:span><text:span text:style-name="T4">أيها الرجال</text:span><text:span text:style-name="T3">- </text:span><text:span text:style-name="T4">فيما تُلَمِّحون به مِن طلب الزواج بالنساء المتوفَّى عنهنَّ أزواجهن، أو المطلقات طلاقًا بائنًا في أثناء عدتهن، ولا ذنب عليكم أيضًا فيما أضمرتموه في أنفسكم من نية الزواج بهن بعد انتهاء عدتهن</text:span><text:span text:style-name="T3">. </text:span><text:span text:style-name="T4">علم الله أنكم ستذكرون النساء المعتدَّات، ولن تصبروا على السكوت عنهن، لضعفكم</text:span><text:span text:style-name="T3">; </text:span><text:span text:style-name="T4">لذلك أباح لكم أن تذكروهن تلميحًا أو إضمارًا في النفس، واحذروا أن تواعدوهن على النكاح سرًا بالزنى أو الاتفاق على الزواج في أثناء العدة، إلا أن تقولوا قولا يُفْهَم </text:span><text:soft-page-break/><text:span text:style-name="T4">منه أن مثلها يُرْغَبُ فيها الأزواج، ولا تعزموا على عقد النكاح في زمان العدة حتى تنقضي مدتها</text:span><text:span text:style-name="T3">. </text:span><text:span text:style-name="T4">واعلموا أن الله يعلم ما في أنفسكم فخافوه، واعلموا أن الله غفور لمن تاب من ذنوبه، حليم على عباده لا يعجل عليهم بالعقوبة</text:span><text:span text:style-name="T3">.</text:span></text:p>
      <text:p text:style-name="P1"><text:span text:style-name="T4">لَا جُنَاحَ عَلَيْكُمْ إِنْ طَلَّقْتُمُ النِّسَاءَ مَا لَمْ تَمَسُّوهُنَّ أَوْ تَفْرِضُوا لَهُنَّ فَرِيضَةً وَمَتِّعُوهُنَّ عَلَى الْمُوسِعِ قَدَرُهُ وَعَلَى الْمُقْتِرِ قَدَرُهُ مَتَاعًا بِالْمَعْرُوفِ حَقًّا عَلَى الْمُحْسِنِينَ </text:span><text:span text:style-name="T3">(236) </text:span></text:p>
      <text:p text:style-name="P1"><text:span text:style-name="T4">لا إثم عليكم </text:span><text:span text:style-name="T3">-</text:span><text:span text:style-name="T4">أيها الأزواج</text:span><text:span text:style-name="T3">- </text:span><text:span text:style-name="T4">إن طلقتم النساء بعد العقد عليهن، وقبل أن تجامعوهن، أو تحددوا مهرًا لهن، ومتِّعوهن بشيء ينتفعن به جبرًا لهن، ودفعًا لوحشة الطلاق، وإزالة للأحقاد</text:span><text:span text:style-name="T3">. </text:span><text:span text:style-name="T4">وهذه المتعة تجب بحسب حال الرجل المطلِّق</text:span><text:span text:style-name="T3">: </text:span><text:span text:style-name="T4">على الغني قَدْر سَعَة رزقه، وعلى الفقير قَدْر ما يملكه، متاعًا على الوجه المعروف شرعًا، وهو حق ثابت على الذين يحسنون إلى المطلقات وإلى أنفسهم بطاعة الله</text:span><text:span text:style-name="T3">.</text:span></text:p>
      <text:p text:style-name="P1"><text:span text:style-name="T4">وَإِنْ طَلَّقْتُمُوهُنَّ مِنْ قَبْلِ أَنْ تَمَسُّوهُنَّ وَقَدْ فَرَضْتُمْ لَهُنَّ فَرِيضَةً فَنِصْفُ مَا فَرَضْتُمْ إِلَّا أَنْ يَعْفُونَ أَوْ يَعْفُوَ الَّذِي بِيَدِهِ عُقْدَةُ النِّكَاحِ وَأَنْ تَعْفُوا أَقْرَبُ لِلتَّقْوَى وَلَا تَنْسَوُا الْفَضْلَ بَيْنَكُمْ إِنَّ اللَّهَ بِمَا تَعْمَلُونَ بَصِيرٌ </text:span><text:span text:style-name="T3">(237) </text:span></text:p>
      <text:p text:style-name="P1"><text:span text:style-name="T4">وإن طلَّقتم النساء بعد العقد عليهن، ولم تجامعوهن، ولكنكم ألزمتم أنفسكم بمهر محدد لهن، فيجب عليكم أن تعطوهن نصف المهر المتفق عليه، إلا أنْ تُسامِح المطلقات، فيتركن نصف المهر المستحق لهن، أو يسمح الزوج بأن يترك للمطلقة المهر كله، وتسامحكم أيها الرجال والنساء أقرب إلى خشية الله وطاعته، ولا تنسوا </text:span><text:span text:style-name="T3">-</text:span><text:span text:style-name="T4">أيها الناس</text:span><text:span text:style-name="T3">- </text:span><text:span text:style-name="T4">الفضل والإحسان بينكم، وهو إعطاء ما ليس بواجب عليكم، والتسامح في الحقوق</text:span><text:span text:style-name="T3">. </text:span><text:span text:style-name="T4">إن الله بما تعملون بصير، يُرغِّبكم في المعروف، ويحثُّكم على الفضل</text:span><text:span text:style-name="T3">.</text:span></text:p>
      <text:p text:style-name="P1"><text:span text:style-name="T4">حَافِظُوا عَلَى الصَّلَوَاتِ وَالصَّلَاةِ الْوُسْطَى وَقُومُوا لِلَّهِ قَانِتِينَ </text:span><text:span text:style-name="T3">(238) </text:span></text:p>
      <text:p text:style-name="P1"><text:span text:style-name="T4">حافظوا </text:span><text:span text:style-name="T3">-</text:span><text:span text:style-name="T4">أيها المسلمون</text:span><text:span text:style-name="T3">- </text:span><text:span text:style-name="T4">على الصلوات الخمس المفروضة بالمداومة على أدائها في أوقاتها بشروطها وأركانها وواجباتها، وحافظوا على الصلاة المتوسطة بينها وهي صلاة العصر، وقوموا في صلاتكم مطيعين لله، خاشعين ذليلين</text:span><text:span text:style-name="T3">.</text:span></text:p>
      <text:p text:style-name="P1"><text:span text:style-name="T4">فَإِنْ خِفْتُمْ فَرِجَالًا أَوْ رُكْبَانًا فَإِذَا أَمِنْتُمْ فَاذْكُرُوا اللَّهَ كَمَا عَلَّمَكُمْ مَا لَمْ تَكُونُوا تَعْلَمُونَ </text:span><text:span text:style-name="T3">(239) </text:span></text:p>
      <text:p text:style-name="P1"><text:span text:style-name="T4">فإن خفتم من عدو لكم فصلوا صلاة الخوف ماشين، أو راكبين، على أي هيئة تستطيعونها ولو بالإيماء، أو إلى غير جهة القبلة، فإذا زال خوفكم فصلُّوا صلاة الأمن، واذكروا الله فيها، ولا تنقصوها عن هيئتها الأصلية، واشكروا له على ما علَّمكم من أمور العبادات والأحكام ما لم تكونوا على علم به</text:span><text:span text:style-name="T3">.</text:span></text:p>
      <text:p text:style-name="P1"><text:soft-page-break/><text:span text:style-name="T4">وَالَّذِينَ يُتَوَفَّوْنَ مِنْكُمْ وَيَذَرُونَ أَزْوَاجًا وَصِيَّةً لِأَزْوَاجِهِمْ مَتَاعًا إِلَى الْحَوْلِ غَيْرَ إِخْرَاجٍ فَإِنْ خَرَجْنَ فَلَا جُنَاحَ عَلَيْكُمْ فِي مَا فَعَلْنَ فِي أَنْفُسِهِنَّ مِنْ مَعْرُوفٍ وَاللَّهُ عَزِيزٌ حَكِيمٌ </text:span><text:span text:style-name="T3">(240) </text:span></text:p>
      <text:p text:style-name="P1"><text:span text:style-name="T4">والأزواج الذين يموتون ويتركون زوجات بعدهم، فعليهم وصيةً لهنَّ</text:span><text:span text:style-name="T3">: </text:span><text:span text:style-name="T4">أن يُمَتَّعن سنه تامة من يوم الوفاة، بالسكنى في منزل الزوج من غير إخراج الورثة لهن مدة السنة</text:span><text:span text:style-name="T3">; </text:span><text:span text:style-name="T4">جبرًا لخاطر الزوجة، وبرًا بالمتوفَّى</text:span><text:span text:style-name="T3">. </text:span><text:span text:style-name="T4">فإن خرجت الزوجات باختيارهن قبل انقضاء السنة فلا إثم عليكم </text:span><text:span text:style-name="T3">-</text:span><text:span text:style-name="T4">أيها الورثة</text:span><text:span text:style-name="T3">- </text:span><text:span text:style-name="T4">في ذلك، ولا حرج على الزوجات فيما فعلن في أنفسهن من أمور مباحة</text:span><text:span text:style-name="T3">. </text:span><text:span text:style-name="T4">والله عزيز في ملكه، حكيم في أمره ونهيه</text:span><text:span text:style-name="T3">. </text:span><text:span text:style-name="T4">وهذه الآية منسوخة بقوله تعالى</text:span><text:span text:style-name="T3">: (</text:span><text:span text:style-name="T4">والذين يتوفون منكم ويذرون أزواجًا يتربصن بأنفسهن أربعة أشهر وعشرًا</text:span><text:span text:style-name="T3">) .</text:span></text:p>
      <text:p text:style-name="P1"><text:span text:style-name="T4">وَلِلْمُطَلَّقَاتِ مَتَاعٌ بِالْمَعْرُوفِ حَقًّا عَلَى الْمُتَّقِينَ </text:span><text:span text:style-name="T3">(241) </text:span></text:p>
      <text:p text:style-name="P1"><text:span text:style-name="T4">وللمطلقات متاع من كسوة ونفقة على الوجه المعروف المستحسن شرعًا، حقًا على الذين يخافون الله ويتقونه في أمره ونهيه</text:span><text:span text:style-name="T3">.</text:span></text:p>
      <text:p text:style-name="P1"><text:span text:style-name="T4">كَذَلِكَ يُبَيِّنُ اللَّهُ لَكُمْ آيَاتِهِ لَعَلَّكُمْ تَعْقِلُونَ </text:span><text:span text:style-name="T3">(242) </text:span></text:p>
      <text:p text:style-name="P1"><text:span text:style-name="T4">مثل ذلك البيان الواضح في أحكام الأولاد والنساء، يبيِّن الله لكم آياته وأحكامه في كل ما تحتاجونه في معاشكم ومعادكم</text:span><text:span text:style-name="T3">; </text:span><text:span text:style-name="T4">لكي تعقلوها وتعملوا بها</text:span><text:span text:style-name="T3">.</text:span></text:p>
      <text:p text:style-name="P1"><text:span text:style-name="T4">أَلَمْ تَرَ إِلَى الَّذِينَ خَرَجُوا مِنْ دِيَارِهِمْ وَهُمْ أُلُوفٌ حَذَرَ الْمَوْتِ فَقَالَ لَهُمُ اللَّهُ مُوتُوا ثُمَّ أَحْيَاهُمْ إِنَّ اللَّهَ لَذُو فَضْلٍ عَلَى النَّاسِ وَلَكِنَّ أَكْثَرَ النَّاسِ لَا يَشْكُرُونَ </text:span><text:span text:style-name="T3">(243) </text:span></text:p>
      <text:p text:style-name="P1"><text:span text:style-name="T4">ألم تعلم </text:span><text:span text:style-name="T3">-</text:span><text:span text:style-name="T4">أيها الرسول</text:span><text:span text:style-name="T3">- </text:span><text:span text:style-name="T4">قصة الذين فرُّوا من أرضهم ومنازلهم، وهم ألوف كثيرة</text:span><text:span text:style-name="T3">; </text:span><text:span text:style-name="T4">خشية الموت من الطاعون أو القتال، فقال لهم الله</text:span><text:span text:style-name="T3">: </text:span><text:span text:style-name="T4">موتوا، فماتوا دفعة واحدة عقوبة على فرارهم من قدر الله، ثم أحياهم الله تعالى بعد مدة</text:span><text:span text:style-name="T3">; </text:span><text:span text:style-name="T4">ليستوفوا آجالهم، وليتعظوا ويتوبوا؟ إن الله لذو فضل عظيم على الناس بنعمه الكثيرة، ولكن أكثر الناس لا يشكرون فضل الله عليهم</text:span><text:span text:style-name="T3">.</text:span></text:p>
      <text:p text:style-name="P1"><text:span text:style-name="T4">وَقَاتِلُوا فِي سَبِيلِ اللَّهِ وَاعْلَمُوا أَنَّ اللَّهَ سَمِيعٌ عَلِيمٌ </text:span><text:span text:style-name="T3">(244) </text:span></text:p>
      <text:p text:style-name="P1"><text:span text:style-name="T4">وقاتلوا </text:span><text:span text:style-name="T3">-</text:span><text:span text:style-name="T4">أيها المسلمون</text:span><text:span text:style-name="T3">- </text:span><text:span text:style-name="T4">الكفار لنصرة دين الله، واعلموا أن الله سميع لأقوالكم، عليم بنيَّاتكم وأعمالكم</text:span><text:span text:style-name="T3">.</text:span></text:p>
      <text:p text:style-name="P1"><text:span text:style-name="T4">مَنْ ذَا الَّذِي يُقْرِضُ اللَّهَ قَرْضًا حَسَنًا فَيُضَاعِفَهُ لَهُ أَضْعَافًا كَثِيرَةً وَاللَّهُ يَقْبِضُ وَيَبْسُطُ وَإِلَيْهِ تُرْجَعُونَ </text:span><text:span text:style-name="T3">(245) </text:span></text:p>
      <text:p text:style-name="P1"><text:span text:style-name="T4">من ذا الذي ينفق في سبيل الله إنفاقًا حسنًا احتسابًا للأجر، فيضاعفه له أضعافا كثيرة لا تحصى من الثواب وحسن الجزاء؟ والله يقبض ويبسط، فأنفقوا ولا تبالوا</text:span><text:span text:style-name="T3">; </text:span><text:span text:style-name="T4">فإنه هو الرزاق، يُضيِّق على مَن </text:span><text:soft-page-break/><text:span text:style-name="T4">يشاء من عباده في الرزق، ويوسعه على آخرين، له الحكمة البالغة في ذلك، وإليه وحده ترجعون بعد الموت، فيجازيكم على أعمالكم</text:span><text:span text:style-name="T3">.</text:span></text:p>
      <text:p text:style-name="P1"><text:span text:style-name="T4">أَلَمْ تَرَ إِلَى الْمَلَإِ مِنْ بَنِي إِسْرَائِيلَ مِنْ بَعْدِ مُوسَى إِذْ قَالُوا لِنَبِيٍّ لَهُمُ ابْعَثْ لَنَا مَلِكًا نُقَاتِلْ فِي سَبِيلِ اللَّهِ قَالَ هَلْ عَسَيْتُمْ إِنْ كُتِبَ عَلَيْكُمُ الْقِتَالُ أَلَّا تُقَاتِلُوا قَالُوا وَمَا لَنَا أَلَّا نُقَاتِلَ فِي سَبِيلِ اللَّهِ وَقَدْ أُخْرِجْنَا مِنْ دِيَارِنَا وَأَبْنَائِنَا فَلَمَّا كُتِبَ عَلَيْهِمُ الْقِتَالُ تَوَلَّوْا إِلَّا قَلِيلًا مِنْهُمْ وَاللَّهُ عَلِيمٌ بِالظَّالِمِينَ </text:span><text:span text:style-name="T3">(246) </text:span></text:p>
      <text:p text:style-name="P1"><text:span text:style-name="T4">ألم تعلم </text:span><text:span text:style-name="T3">-</text:span><text:span text:style-name="T4">أيها الرسول</text:span><text:span text:style-name="T3">- </text:span><text:span text:style-name="T4">قصة الأشراف والوجهاء من بني إسرائيل من بعد زمان موسى</text:span><text:span text:style-name="T3">; </text:span><text:span text:style-name="T4">حين طلبوا من نبيهم أن يولي عليهم ملكا، يجتمعون تحت قيادته، ويقاتلون أعداءهم في سبيل الله</text:span><text:span text:style-name="T3">. </text:span><text:span text:style-name="T4">قال لهم نبيهم</text:span><text:span text:style-name="T3">: </text:span><text:span text:style-name="T4">هل الأمر كما أتوقعه إنْ فُرِض عليكم القتال في سبيل الله أنكم لا تقاتلون</text:span><text:span text:style-name="T3">; </text:span><text:span text:style-name="T4">فإني أتوقع جبنكم وفراركم من القتال، قالوا مستنكرين توقع نبيهم</text:span><text:span text:style-name="T3">: </text:span><text:span text:style-name="T4">وأي مانع يمنعنا عن القتال في سبيل الله، وقد أَخْرَجَنَا عدوُّنا من ديارنا، وأبعدنا عن أولادنا بالقتل والأسر؟ فلما فرض الله عليهم القتال مع الملِك الذي عيَّنه لهم جَبُنوا وفرُّوا عن القتال، إلا قليلا منهم ثبتوا بفضل الله</text:span><text:span text:style-name="T3">. </text:span><text:span text:style-name="T4">والله عليم بالظالمين الناكثين عهودهم</text:span><text:span text:style-name="T3">.</text:span></text:p>
      <text:p text:style-name="P1"><text:span text:style-name="T4">وَقَالَ لَهُمْ نَبِيُّهُمْ إِنَّ اللَّهَ قَدْ بَعَثَ لَكُمْ طَالُوتَ مَلِكًا قَالُوا أَنَّى يَكُونُ لَهُ الْمُلْكُ عَلَيْنَا وَنَحْنُ أَحَقُّ بِالْمُلْكِ مِنْهُ وَلَمْ يُؤْتَ سَعَةً مِنَ الْمَالِ قَالَ إِنَّ اللَّهَ اصْطَفَاهُ عَلَيْكُمْ وَزَادَهُ بَسْطَةً فِي الْعِلْمِ وَالْجِسْمِ وَاللَّهُ يُؤْتِي مُلْكَهُ مَنْ يَشَاءُ وَاللَّهُ وَاسِعٌ عَلِيمٌ </text:span><text:span text:style-name="T3">(247) </text:span></text:p>
      <text:p text:style-name="P1"><text:span text:style-name="T4">وقال لهم نبيهم</text:span><text:span text:style-name="T3">: </text:span><text:span text:style-name="T4">إن الله قد أرسل إليكم طالوت مَلِكًا إجابة لطلبكم، يقودكم لقتال عدوكم كما طلبتم</text:span><text:span text:style-name="T3">. </text:span><text:span text:style-name="T4">قال كبراء بني إسرائيل</text:span><text:span text:style-name="T3">: </text:span><text:span text:style-name="T4">كيف يكون طالوت مَلِكًا علينا، وهو لا يستحق ذلك؟ لأنه ليس من سبط الملوك، ولا من بيت النبوة، ولم يُعْط كثرة في الأموال يستعين بها في ملكه، فنحن أحق بالملك منه</text:span><text:span text:style-name="T3">; </text:span><text:span text:style-name="T4">لأننا من سبط الملوك ومن بيت النبوة</text:span><text:span text:style-name="T3">. </text:span><text:span text:style-name="T4">قال لهم نبيهم</text:span><text:span text:style-name="T3">: </text:span><text:span text:style-name="T4">إن الله اختاره عليكم وهو سبحانه أعلم بأمور عباده، وزاده سَعَة في العلم وقوة في الجسم ليجاهد العدو</text:span><text:span text:style-name="T3">. </text:span><text:span text:style-name="T4">والله مالك الملك يعطي ملكه مَن يشاء من عباده، والله واسع الفضل والعطاء، عليم بحقائق الأمور، لا يخفى عليه شيء</text:span><text:span text:style-name="T3">.</text:span></text:p>
      <text:p text:style-name="P1"><text:span text:style-name="T4">وَقَالَ لَهُمْ نَبِيُّهُمْ إِنَّ آيَةَ مُلْكِهِ أَنْ يَأْتِيَكُمُ التَّابُوتُ فِيهِ سَكِينَةٌ مِنْ رَبِّكُمْ وَبَقِيَّةٌ مِمَّا تَرَكَ آلُ مُوسَى وَآلُ هَارُونَ تَحْمِلُهُ الْمَلَائِكَةُ إِنَّ فِي ذَلِكَ لَآيَةً لَكُمْ إِنْ كُنْتُمْ مُؤْمِنِينَ </text:span><text:span text:style-name="T3">(248) </text:span></text:p>
      <text:p text:style-name="P1"><text:span text:style-name="T4">وقال لهم نبيهم</text:span><text:span text:style-name="T3">: </text:span><text:span text:style-name="T4">إن علامة ملكه أن يأتيكم الصندوق الذي فيه التوراة </text:span><text:span text:style-name="T3">-</text:span><text:span text:style-name="T4">وكان أعداؤهم قد انتزعوه منهم</text:span><text:span text:style-name="T3">- </text:span><text:span text:style-name="T4">فيه طمأنينة من ربكم تثبت قلوب المخلصين، وفيه بقية من بعض أشياء تركها آل موسى وآل هارون، مثل العصا وفُتات الألواح تحمله الملائكة</text:span><text:span text:style-name="T3">. </text:span><text:span text:style-name="T4">إن في ذلك لأعظم برهان لكم على اختيار طالوت ملكًا عليكم بأمر الله، إن كنتم مصدقين بالله ورسله</text:span><text:span text:style-name="T3">.</text:span></text:p>
      <text:p text:style-name="P1"><text:soft-page-break/><text:span text:style-name="T4">فَلَمَّا فَصَلَ طَالُوتُ بِالْجُنُودِ قَالَ إِنَّ اللَّهَ مُبْتَلِيكُمْ بِنَهَرٍ فَمَنْ شَرِبَ مِنْهُ فَلَيْسَ مِنِّي وَمَنْ لَمْ يَطْعَمْهُ فَإِنَّهُ مِنِّي إِلَّا مَنِ اغْتَرَفَ غُرْفَةً بِيَدِهِ فَشَرِبُوا مِنْهُ إِلَّا قَلِيلًا مِنْهُمْ فَلَمَّا جَاوَزَهُ هُوَ وَالَّذِينَ آمَنُوا مَعَهُ قَالُوا لَا طَاقَةَ لَنَا الْيَوْمَ بِجَالُوتَ وَجُنُودِهِ قَالَ الَّذِينَ يَظُنُّونَ أَنَّهُمْ مُلَاقُو اللَّهِ كَمْ مِنْ فِئَةٍ قَلِيلَةٍ غَلَبَتْ فِئَةً كَثِيرَةً بِإِذْنِ اللَّهِ وَاللَّهُ مَعَ الصَّابِرِينَ </text:span><text:span text:style-name="T3">(249) </text:span></text:p>
      <text:p text:style-name="P1"><text:span text:style-name="T4">فلما خرج طالوت بجنوده لقتال العمالقة قال لهم</text:span><text:span text:style-name="T3">: </text:span><text:span text:style-name="T4">إن الله ممتحنكم على الصبر بنهر أمامكم تعبرونه</text:span><text:span text:style-name="T3">; </text:span><text:span text:style-name="T4">ليتميَّز المؤمن من المنافق، فمن شرب منكم من ماء النهر فليس مني، ولا يصلح للجهاد معي، ومن لم يذق الماء فإنه مني</text:span><text:span text:style-name="T3">; </text:span><text:span text:style-name="T4">لأنه مطيع لأمري وصالح للجهاد، إلا مَن ترخَّص واغترف غُرْفة واحدة بيده فلا لوم عليه</text:span><text:span text:style-name="T3">. </text:span><text:span text:style-name="T4">فلما وصلوا إلى النهر انكبوا على الماء، وأفرطوا في الشرب منه، إلا عددًا قليلا منهم صبروا على العطش والحر، واكتفوا بغُرْفة اليد، وحينئذ تخلف العصاة</text:span><text:span text:style-name="T3">. </text:span><text:span text:style-name="T4">ولما عبر طالوت النهر هو والقلة المؤمنة معه </text:span><text:span text:style-name="T3">-</text:span><text:span text:style-name="T4">وهم ثلاثمائة وبضعة عشر رجلا</text:span><text:span text:style-name="T3">- </text:span><text:span text:style-name="T4">لملاقاة العدو، ورأوا كثرة عدوهم وعدَّتهم، قالوا</text:span><text:span text:style-name="T3">: </text:span><text:span text:style-name="T4">لا قدرة لنا اليوم بجالوت وجنوده الأشداء، فأجاب الذين يوقنون بلقاء الله، يُذَكِّرون إخوانهم بالله وقدرته قائلين</text:span><text:span text:style-name="T3">: </text:span><text:span text:style-name="T4">كم من جماعة قليلة مؤمنة صابرة، غلبت بإذن الله وأمره جماعة كثيرة كافرة باغية</text:span><text:span text:style-name="T3">. </text:span><text:span text:style-name="T4">والله مع الصابرين بتوفيقه ونصره، وحسن مثوبته</text:span><text:span text:style-name="T3">.</text:span></text:p>
      <text:p text:style-name="P1"><text:span text:style-name="T4">وَلَمَّا بَرَزُوا لِجَالُوتَ وَجُنُودِهِ قَالُوا رَبَّنَا أَفْرِغْ عَلَيْنَا صَبْرًا وَثَبِّتْ أَقْدَامَنَا وَانْصُرْنَا عَلَى الْقَوْمِ الْكَافِرِينَ </text:span><text:span text:style-name="T3">(250) </text:span></text:p>
      <text:p text:style-name="P1"><text:span text:style-name="T4">ولما ظهروا لجالوت وجنوده، ورأوا الخطر رأي العين، فزعوا إلى الله بالدعاء والضراعة قائلين</text:span><text:span text:style-name="T3">: </text:span><text:span text:style-name="T4">ربنا أنزل على قلوبنا صبرًا عظيمًا، وثبت أقدامنا، واجعلها راسخة في قتال العدو، لا تفر مِن هول الحرب، وانصرنا بعونك وتأييدك على القوم الكافرين</text:span><text:span text:style-name="T3">.</text:span></text:p>
      <text:p text:style-name="P1"><text:span text:style-name="T4">فَهَزَمُوهُمْ بِإِذْنِ اللَّهِ وَقَتَلَ دَاوُودُ جَالُوتَ وَآتَاهُ اللَّهُ الْمُلْكَ وَالْحِكْمَةَ وَعَلَّمَهُ مِمَّا يَشَاءُ وَلَوْلَا دَفْعُ اللَّهِ النَّاسَ بَعْضَهُمْ بِبَعْضٍ لَفَسَدَتِ الْأَرْضُ وَلَكِنَّ اللَّهَ ذُو فَضْلٍ عَلَى الْعَالَمِينَ </text:span><text:span text:style-name="T3">(251) </text:span></text:p>
      <text:p text:style-name="P1"><text:span text:style-name="T4">فهزموهم بإذن الله، وقتل داود </text:span><text:span text:style-name="T3">-</text:span><text:span text:style-name="T4">عليه السلام</text:span><text:span text:style-name="T3">- </text:span><text:span text:style-name="T4">جالوتَ قائدَ الجبابرة، وأعطى الله عز وجل داود بعد ذلك الملك والنبوة في بني إسرائيل، وعَلَّمه مما يشاء من العلوم</text:span><text:span text:style-name="T3">. </text:span><text:span text:style-name="T4">ولولا أن يدفع الله ببعض الناس </text:span><text:span text:style-name="T3">-</text:span><text:span text:style-name="T4">وهم أهل الطاعة له والإيمان به</text:span><text:span text:style-name="T3">- </text:span><text:span text:style-name="T4">بعضًا، وهم أهل المعصية لله والشرك به، لفسدت الأرض بغلبة الكفر، وتمكُّن الطغيان، وأهل المعاصي، ولكن الله ذو فضل على المخلوقين جميعًا</text:span><text:span text:style-name="T3">.</text:span></text:p>
      <text:p text:style-name="P1"><text:span text:style-name="T4">تِلْكَ آيَاتُ اللَّهِ نَتْلُوهَا عَلَيْكَ بِالْحَقِّ وَإِنَّكَ لَمِنَ الْمُرْسَلِينَ </text:span><text:span text:style-name="T3">(252) </text:span></text:p>
      <text:p text:style-name="P1"><text:span text:style-name="T4">تلك حجج الله وبراهينه، نقصُّها عليك </text:span><text:span text:style-name="T3">-</text:span><text:span text:style-name="T4">أيها النبي</text:span><text:span text:style-name="T3">- </text:span><text:span text:style-name="T4">بالصدق، وإنك لمن المرسلين الصادقين</text:span><text:span text:style-name="T3">.</text:span></text:p>
      <text:p text:style-name="P1"><text:span text:style-name="T4">تِلْكَ الرُّسُلُ فَضَّلْنَا بَعْضَهُمْ عَلَى بَعْضٍ مِنْهُمْ مَنْ كَلَّمَ اللَّهُ وَرَفَعَ بَعْضَهُمْ دَرَجَاتٍ وَآتَيْنَا عِيسَى ابْنَ مَرْيَمَ الْبَيِّنَاتِ وَأَيَّدْنَاهُ بِرُوحِ الْقُدُسِ وَلَوْ شَاءَ اللَّهُ مَا اقْتَتَلَ الَّذِينَ مِنْ بَعْدِهِمْ مِنْ بَعْدِ مَا جَاءَتْهُمُ </text:span><text:soft-page-break/><text:span text:style-name="T4">الْبَيِّنَاتُ وَلَكِنِ اخْتَلَفُوا فَمِنْهُمْ مَنْ آمَنَ وَمِنْهُمْ مَنْ كَفَرَ وَلَوْ شَاءَ اللَّهُ مَا اقْتَتَلُوا وَلَكِنَّ اللَّهَ يَفْعَلُ مَا يُرِيدُ </text:span><text:span text:style-name="T3">(253) </text:span></text:p>
      <text:p text:style-name="P1"><text:span text:style-name="T4">هؤلاء الرسل الكرام فضَّل الله بعضهم على بعض، بحسب ما منَّ الله به عليهم</text:span><text:span text:style-name="T3">: </text:span><text:span text:style-name="T4">فمنهم مَن كلمه الله كموسى ومحمد عليهما الصلاة والسلام، وفي هذا إثبات صفة الكلام لله عز وجل على الوجه اللائق بجلاله، ومنهم مَن رفعه الله درجاتٍ عاليةً كمحمد صلى الله عليه وسلم، بعموم رسالته، وختم النبوة به، وتفضيل أمته على جميع الأمم، وغير ذلك</text:span><text:span text:style-name="T3">. </text:span><text:span text:style-name="T4">وآتى الله تعالى عيسى ابن مريم عليه السلام البينات المعجزات الباهرات، كإبراء مَن ولد أعمى بإذن الله تعالى، ومَن به برص بإذن الله، وكإحيائه الموتى بإذن الله، وأيده بجبريل عليه السلام</text:span><text:span text:style-name="T3">. </text:span><text:span text:style-name="T4">ولو شاء الله ألا يقتتل الذين جاؤوا مِن بعد هؤلاء الرسل مِن بعد ما جاءتهم البينات ما اقتتلوا، ولكن وقع الاختلاف بينهم</text:span><text:span text:style-name="T3">: </text:span><text:span text:style-name="T4">فمنهم مَن ثبت على إيمانه، ومنهم مَن أصر على كفره</text:span><text:span text:style-name="T3">. </text:span><text:span text:style-name="T4">ولو شاء الله بعد ما وقع الاختلاف بينهم، الموجب للاقتتال، ما اقتتلوا، ولكن الله يوفق مَن يشاء لطاعته والإيمان به، ويخذل مَن يشاء، فيعصيه ويكفر به، فهو يفعل ما يشاء ويختار</text:span><text:span text:style-name="T3">.</text:span></text:p>
      <text:p text:style-name="P1"><text:span text:style-name="T4">يَاأَيُّهَا الَّذِينَ آمَنُوا أَنْفِقُوا مِمَّا رَزَقْنَاكُمْ مِنْ قَبْلِ أَنْ يَأْتِيَ يَوْمٌ لَا بَيْعٌ فِيهِ وَلَا خُلَّةٌ وَلَا شَفَاعَةٌ وَالْكَافِرُونَ هُمُ الظَّالِمُونَ </text:span><text:span text:style-name="T3">(254) </text:span></text:p>
      <text:p text:style-name="P1"><text:span text:style-name="T4">يا من آمنتم بالله وصدَّقتم رسوله وعملتم بهديه أخرجوا الزكاة المفروضة، وتصدَّقوا مما أعطاكم الله قبل مجيء يوم القيامة حين لا بيع فيكون ربح، ولا مال تفتدون به أنفسكم مِن عذاب الله، ولا صداقة صديق تُنقذكم، ولا شافع يملك تخفيف العذاب عنكم</text:span><text:span text:style-name="T3">. </text:span><text:span text:style-name="T4">والكافرون هم الظالمون المتجاوزون حدود الله</text:span><text:span text:style-name="T3">.</text:span></text:p>
      <text:p text:style-name="P1"><text:span text:style-name="T4">اللَّهُ لَا إِلَهَ إِلَّا هُوَ الْحَيُّ الْقَيُّومُ لَا تَأْخُذُهُ سِنَةٌ وَلَا نَوْمٌ لَهُ مَا فِي السَّمَاوَاتِ وَمَا فِي الْأَرْضِ مَنْ ذَا الَّذِي يَشْفَعُ عِنْدَهُ إِلَّا بِإِذْنِهِ يَعْلَمُ مَا بَيْنَ أَيْدِيهِمْ وَمَا خَلْفَهُمْ وَلَا يُحِيطُونَ بِشَيْءٍ مِنْ عِلْمِهِ إِلَّا بِمَا شَاءَ وَسِعَ كُرْسِيُّهُ السَّمَاوَاتِ وَالْأَرْضَ وَلَا يَئُودُهُ حِفْظُهُمَا وَهُوَ الْعَلِيُّ الْعَظِيمُ </text:span><text:span text:style-name="T3">(255) </text:span></text:p>
      <text:p text:style-name="P1"><text:span text:style-name="T4">الله الذي لا يستحق الألوهية والعبودية إلا هو، الحيُّ الذي له جميع معاني الحياة الكاملة كما يليق بجلاله، القائم على كل شيء، لا تأخذه سِنَة أي</text:span><text:span text:style-name="T3">: </text:span><text:span text:style-name="T4">نعاس، ولا نوم، كل ما في السماوات وما في الأرض ملك له، ولا يتجاسر أحد أن يشفع عنده إلا بإذنه، محيط علمه بجميع الكائنات ماضيها وحاضرها ومستقبلها، يعلم ما بين أيدي الخلائق من الأمور المستقبلة، وما خلفهم من الأمور الماضية، ولا يَطَّلعُ أحد من الخلق على شيء من علمه إلا بما أعلمه الله وأطلعه عليه</text:span><text:span text:style-name="T3">. </text:span><text:span text:style-name="T4">وسع كرسيه السماوات والأرض، والكرسي</text:span><text:span text:style-name="T3">: </text:span><text:span text:style-name="T4">هو موضع قدمي الرب </text:span><text:span text:style-name="T3">-</text:span><text:span text:style-name="T4">جل جلاله</text:span><text:span text:style-name="T3">- </text:span><text:span text:style-name="T4">ولا يعلم كيفيته إلا الله سبحانه، ولا يثقله سبحانه حفظهما، وهو العلي بذاته وصفاته على جميع مخلوقاته، الجامع لجميع صفات العظمة والكبرياء</text:span><text:span text:style-name="T3">. </text:span><text:span text:style-name="T4">وهذه الآية أعظم آية في القرآن، وتسمى</text:span><text:span text:style-name="T3">: (</text:span><text:span text:style-name="T4">آية الكرسي</text:span><text:span text:style-name="T3">) .</text:span></text:p>
      <text:p text:style-name="P1"><text:soft-page-break/><text:span text:style-name="T4">لَا إِكْرَاهَ فِي الدِّينِ قَدْ تَبَيَّنَ الرُّشْدُ مِنَ الْغَيِّ فَمَنْ يَكْفُرْ بِالطَّاغُوتِ وَيُؤْمِنْ بِاللَّهِ فَقَدِ اسْتَمْسَكَ بِالْعُرْوَةِ الْوُثْقَى لَا انْفِصَامَ لَهَا وَاللَّهُ سَمِيعٌ عَلِيمٌ </text:span><text:span text:style-name="T3">(256) </text:span></text:p>
      <text:p text:style-name="P1"><text:span text:style-name="T4">لكمال هذا الدين واتضاح آياته لا يُحتاج إلى الإكراه عليه لمن تُقبل منهم الجزية، فالدلائل بينة يتضح بها الحق من الباطل، والهدى من الضلال</text:span><text:span text:style-name="T3">. </text:span><text:span text:style-name="T4">فَمَن يكفر بكل ما عُبِد من دون الله ويؤمن بالله، فقد ثبت واستقام على الطريقة المثلى، واستمسك من الدين بأقوى سبب لا انقطاع له</text:span><text:span text:style-name="T3">. </text:span><text:span text:style-name="T4">والله سميع لأقوال عباده، عليم بأفعالهم ونياتهم، وسيجازيهم على ذلك</text:span><text:span text:style-name="T3">.</text:span></text:p>
      <text:p text:style-name="P1"><text:span text:style-name="T4">اللَّهُ وَلِيُّ الَّذِينَ آمَنُوا يُخْرِجُهُمْ مِنَ الظُّلُمَاتِ إِلَى النُّورِ وَالَّذِينَ كَفَرُوا أَوْلِيَاؤُهُمُ الطَّاغُوتُ يُخْرِجُونَهُمْ مِنَ النُّورِ إِلَى الظُّلُمَاتِ أُولَئِكَ أَصْحَابُ النَّارِ هُمْ فِيهَا خَالِدُونَ </text:span><text:span text:style-name="T3">(257) </text:span></text:p>
      <text:p text:style-name="P1"><text:span text:style-name="T4">الله يتولى المؤمنين بنصره وتوفيقه وحفظه، يخرجهم من ظلمات الكفر، إلى نور الإيمان</text:span><text:span text:style-name="T3">. </text:span><text:span text:style-name="T4">والذين كفروا أنصارهم وأولياؤهم الأنداد والأوثان الذين يعبدونهم من دون الله، يُخرجونهم من نور الإيمان إلى ظلمات الكفر، أولئك أصحاب النار الملازمون لها، هم فيها باقون بقاء أبديًا لا يخرجون منها</text:span><text:span text:style-name="T3">.</text:span></text:p>
      <text:p text:style-name="P1"><text:span text:style-name="T4">أَلَمْ تَرَ إِلَى الَّذِي حَاجَّ إِبْرَاهِيمَ فِي رَبِّهِ أَنْ آتَاهُ اللَّهُ الْمُلْكَ إِذْ قَالَ إِبْرَاهِيمُ رَبِّيَ الَّذِي يُحْيِي وَيُمِيتُ قَالَ أَنَا أُحْيِي وَأُمِيتُ قَالَ إِبْرَاهِيمُ فَإِنَّ اللَّهَ يَأْتِي بِالشَّمْسِ مِنَ الْمَشْرِقِ فَأْتِ بِهَا مِنَ الْمَغْرِبِ فَبُهِتَ الَّذِي كَفَرَ وَاللَّهُ لَا يَهْدِي الْقَوْمَ الظَّالِمِينَ </text:span><text:span text:style-name="T3">(258) </text:span></text:p>
      <text:p text:style-name="P1"><text:span text:style-name="T4">هل رأيت </text:span><text:span text:style-name="T3">-</text:span><text:span text:style-name="T4">أيها الرسول</text:span><text:span text:style-name="T3">- </text:span><text:span text:style-name="T4">أعجب مِن حال هذا الذي جادل إبراهيم عليه السلام في توحيد الله تعالى وربوبيته</text:span><text:span text:style-name="T3">; </text:span><text:span text:style-name="T4">لأن الله أعطاه المُلْك فتجبَّر وسأل إبراهيمَ</text:span><text:span text:style-name="T3">: </text:span><text:span text:style-name="T4">مَن ربُّك؟ فقال عليه السلام</text:span><text:span text:style-name="T3">: </text:span><text:span text:style-name="T4">ربي الذي يحيي الخلائق فتحيا، ويسلبها الحياة فتموت، فهو المتفرد بالإحياء والإماتة، قال</text:span><text:span text:style-name="T3">: </text:span><text:span text:style-name="T4">أنا أحيي وأميت، أي أقتل مَن أردتُ قَتْلَه، وأستبقي مَن أردت استبقاءه، فقال له إبراهيم</text:span><text:span text:style-name="T3">: </text:span><text:span text:style-name="T4">إن الله الذي أعبده يأتي بالشمس من المشرق، فهل تستطيع تغيير هذه السُّنَّة الإلهية بأن تجعلها تأتي من المغرب</text:span><text:span text:style-name="T3">; </text:span><text:span text:style-name="T4">فتحيَّر هذا الكافر وانقطعت حجته، شأنه شأن الظالمين لا يهديهم الله إلى الحق والصواب</text:span><text:span text:style-name="T3">.</text:span></text:p>
      <text:p text:style-name="P1"><text:span text:style-name="T4">أَوْ كَالَّذِي مَرَّ عَلَى قَرْيَةٍ وَهِيَ خَاوِيَةٌ عَلَى عُرُوشِهَا قَالَ أَنَّى يُحْيِي هَذِهِ اللَّهُ بَعْدَ مَوْتِهَا فَأَمَاتَهُ اللَّهُ مِائَةَ عَامٍ ثُمَّ بَعَثَهُ قَالَ كَمْ لَبِثْتَ قَالَ لَبِثْتُ يَوْمًا أَوْ بَعْضَ يَوْمٍ قَالَ بَلْ لَبِثْتَ مِائَةَ عَامٍ فَانْظُرْ إِلَى طَعَامِكَ وَشَرَابِكَ لَمْ يَتَسَنَّهْ وَانْظُرْ إِلَى حِمَارِكَ وَلِنَجْعَلَكَ آيَةً لِلنَّاسِ وَانْظُرْ إِلَى الْعِظَامِ كَيْفَ نُنْشِزُهَا ثُمَّ نَكْسُوهَا لَحْمًا فَلَمَّا تَبَيَّنَ لَهُ قَالَ أَعْلَمُ أَنَّ اللَّهَ عَلَى كُلِّ شَيْءٍ قَدِيرٌ </text:span><text:span text:style-name="T3">(259) </text:span></text:p>
      <text:p text:style-name="P1"><text:span text:style-name="T4">أو هل رأيت </text:span><text:span text:style-name="T3">-</text:span><text:span text:style-name="T4">أيها الرسول</text:span><text:span text:style-name="T3">- </text:span><text:span text:style-name="T4">مثل الذي مرَّ على قرية قد تهدَّمت دورها، وخَوَتْ على عروشها، فقال</text:span><text:span text:style-name="T3">: </text:span><text:span text:style-name="T4">كيف يحيي الله هذه القرية بعد موتها؟ فأماته الله مائة عام، ثم ردَّ إليه روحه، وقال له</text:span><text:span text:style-name="T3">: </text:span><text:span text:style-name="T4">كم قدر الزمان الذي لبثت ميتًا؟ قال</text:span><text:span text:style-name="T3">: </text:span><text:span text:style-name="T4">بقيت يومًا أو بعض يوم، فأخبره بأنه بقي ميتًا مائة عام، وأمره أن ينظر إلى طعامه وشرابه، وكيف حفظهما الله من التغيُّر هذه المدة الطويلة، وأمره أن ينظر إلى </text:span><text:soft-page-break/><text:span text:style-name="T4">حماره كيف أحياه الله بعد أن كان عظامًا متفرقة؟ وقال له</text:span><text:span text:style-name="T3">: </text:span><text:span text:style-name="T4">ولنجعلك آية للناس، أي</text:span><text:span text:style-name="T3">: </text:span><text:span text:style-name="T4">دلالة ظاهرة على قدرة الله على البعث بعد الموت، وأمره أن ينظر إلى العظام كيف يرفع الله بعضها على بعض، ويصل بعضها ببعض، ثم يكسوها بعد الالتئام لحمًا، ثم يعيد فيها الحياة؟ فلما اتضح له ذلك عِيانًا اعترف بعظمة الله، وأنه على كل شيء قدير، وصار آية للناس</text:span><text:span text:style-name="T3">.</text:span></text:p>
      <text:p text:style-name="P1"><text:span text:style-name="T4">وَإِذْ قَالَ إِبْرَاهِيمُ رَبِّ أَرِنِي كَيْفَ تُحْيِ الْمَوْتَى قَالَ أَوَلَمْ تُؤْمِنْ قَالَ بَلَى وَلَكِنْ لِيَطْمَئِنَّ قَلْبِي قَالَ فَخُذْ أَرْبَعَةً مِنَ الطَّيْرِ فَصُرْهُنَّ إِلَيْكَ ثُمَّ اجْعَلْ عَلَى كُلِّ جَبَلٍ مِنْهُنَّ جُزْءًا ثُمَّ ادْعُهُنَّ يَأْتِينَكَ سَعْيًا وَاعْلَمْ أَنَّ اللَّهَ عَزِيزٌ حَكِيمٌ </text:span><text:span text:style-name="T3">(260) </text:span></text:p>
      <text:p text:style-name="P1"><text:span text:style-name="T4">واذكر </text:span><text:span text:style-name="T3">-</text:span><text:span text:style-name="T4">أيها الرسول</text:span><text:span text:style-name="T3">- </text:span><text:span text:style-name="T4">طلب إبراهيم من ربه أن يريه كيفية البعث، فقال الله له</text:span><text:span text:style-name="T3">: </text:span><text:span text:style-name="T4">أَوَ لم تؤمن؟ قال</text:span><text:span text:style-name="T3">: </text:span><text:span text:style-name="T4">بلى، ولكن أطلب ذلك لأزداد يقينًا على يقيني، قال</text:span><text:span text:style-name="T3">: </text:span><text:span text:style-name="T4">فخذ أربعة من الطير فاضممهن إليك واذبحهن وقطعهن، ثم اجعل على كل جبل منهن جزءًا، ثم نادِهن يأتينك مسرعات</text:span><text:span text:style-name="T3">. </text:span><text:span text:style-name="T4">فنادى إبراهيم عليه السلام، فإذا كل جزء يعود إلى موضعه، وإذا بها تأتي مسرعة</text:span><text:span text:style-name="T3">. </text:span><text:span text:style-name="T4">واعلم أن الله عزيز لا يغلبه شيء، حكيم في أقواله وأفعاله وشرعه وقدره</text:span><text:span text:style-name="T3">.</text:span></text:p>
      <text:p text:style-name="P1"><text:span text:style-name="T4">مَثَلُ الَّذِينَ يُنْفِقُونَ أَمْوَالَهُمْ فِي سَبِيلِ اللَّهِ كَمَثَلِ حَبَّةٍ أَنْبَتَتْ سَبْعَ سَنَابِلَ فِي كُلِّ سُنْبُلَةٍ مِائَةُ حَبَّةٍ وَاللَّهُ يُضَاعِفُ لِمَنْ يَشَاءُ وَاللَّهُ وَاسِعٌ عَلِيمٌ </text:span><text:span text:style-name="T3">(261) </text:span></text:p>
      <text:p text:style-name="P1"><text:span text:style-name="T4">ومِن أعظم ما ينتفع به المؤمنون الإنفاقُ في سبيل الله</text:span><text:span text:style-name="T3">. </text:span><text:span text:style-name="T4">ومثل المؤمنين الذين ينفقون أموالهم في سبيل الله كمثل حبة زُرِعتْ في أرض طيبة، فإذا بها قد أخرجت ساقًا تشعب منها سبع شعب، لكل واحدة سنبلة، في كل سنبلة مائة حبة</text:span><text:span text:style-name="T3">. </text:span><text:span text:style-name="T4">والله يضاعف الأجر لمن يشاء، بحسب ما يقوم بقلب المنفق من الإيمان والإخلاص التام</text:span><text:span text:style-name="T3">. </text:span><text:span text:style-name="T4">وفضل الله واسع، وهو سبحانه عليم بمن يستحقه، مطلع على نيات عباده</text:span><text:span text:style-name="T3">.</text:span></text:p>
      <text:p text:style-name="P1"><text:span text:style-name="T4">الَّذِينَ يُنْفِقُونَ أَمْوَالَهُمْ فِي سَبِيلِ اللَّهِ ثُمَّ لَا يُتْبِعُونَ مَا أَنْفَقُوا مَنًّا وَلَا أَذًى لَهُمْ أَجْرُهُمْ عِنْدَ رَبِّهِمْ وَلَا خَوْفٌ عَلَيْهِمْ وَلَا هُمْ يَحْزَنُونَ </text:span><text:span text:style-name="T3">(262) </text:span></text:p>
      <text:p text:style-name="P1"><text:span text:style-name="T4">الذين يخرجون أموالهم في الجهاد وأنواع الخير، ثم لا يتبعون ما أنفقوا من الخيرات مَنّاً على مَن أعطَوه ولا أذى بقول أو فِعْلٍ يشعره بالتفضل عليه، لهم ثوابهم العظيم عند ربهم، ولا خوف عليهم فيما يستقبلونه من أمر الآخرة، ولا هم يحزنون على شيء فاتهم في هذه الدنيا</text:span><text:span text:style-name="T3">.</text:span></text:p>
      <text:p text:style-name="P1"><text:span text:style-name="T4">قَوْلٌ مَعْرُوفٌ وَمَغْفِرَةٌ خَيْرٌ مِنْ صَدَقَةٍ يَتْبَعُهَا أَذًى وَاللَّهُ غَنِيٌّ حَلِيمٌ </text:span><text:span text:style-name="T3">(263) </text:span></text:p>
      <text:p text:style-name="P1"><text:span text:style-name="T4">كلام طيب يرد به السائل، وعفو عما بدر مِنه مِن إلحاحٍ في السؤال، خير من صدقة يتبعها من المتصدق أذى وإساءة</text:span><text:span text:style-name="T3">. </text:span><text:span text:style-name="T4">والله غني عن صدقات العباد، حليم لا يعاجلهم بالعقوبة</text:span><text:span text:style-name="T3">.</text:span></text:p>
      <text:p text:style-name="P1"><text:soft-page-break/><text:span text:style-name="T4">يَاأَيُّهَا الَّذِينَ آمَنُوا لَا تُبْطِلُوا صَدَقَاتِكُمْ بِالْمَنِّ وَالْأَذَى كَالَّذِي يُنْفِقُ مَالَهُ رِئَاءَ النَّاسِ وَلَا يُؤْمِنُ بِاللَّهِ وَالْيَوْمِ الْآخِرِ فَمَثَلُهُ كَمَثَلِ صَفْوَانٍ عَلَيْهِ تُرَابٌ فَأَصَابَهُ وَابِلٌ فَتَرَكَهُ صَلْدًا لَا يَقْدِرُونَ عَلَى شَيْءٍ مِمَّا كَسَبُوا وَاللَّهُ لَا يَهْدِي الْقَوْمَ الْكَافِرِينَ </text:span><text:span text:style-name="T3">(264) </text:span></text:p>
      <text:p text:style-name="P1"><text:span text:style-name="T4">يا من آمنتم بالله واليوم الآخر لا تُذْهِبُوا ثواب ما تتصدقون به بالمنِّ والأذى، فهذا شبيه بالذي يخرج ماله ليراه الناس، فيُثنوا عليه، وهو لا يؤمن بالله ولا يوقن باليوم الآخر، فمثل ذلك مثل حجر أملس عليه تراب هطل عليه مطر غزير فأزاح عنه التراب، فتركه أملس لا شيء عليه، فكذلك هؤلاء المراؤون تضمحلُّ أعمالهم عند الله، ولا يجدون شيئًا من الثواب على ما أنفقوه</text:span><text:span text:style-name="T3">. </text:span><text:span text:style-name="T4">والله لا يوفق الكافرين لإصابة الحق في نفقاتهم وغيرها</text:span><text:span text:style-name="T3">.</text:span></text:p>
      <text:p text:style-name="P1"><text:span text:style-name="T4">وَمَثَلُ الَّذِينَ يُنْفِقُونَ أَمْوَالَهُمُ ابْتِغَاءَ مَرْضَاتِ اللَّهِ وَتَثْبِيتًا مِنْ أَنْفُسِهِمْ كَمَثَلِ جَنَّةٍ بِرَبْوَةٍ أَصَابَهَا وَابِلٌ فَآتَتْ أُكُلَهَا ضِعْفَيْنِ فَإِنْ لَمْ يُصِبْهَا وَابِلٌ فَطَلٌّ وَاللَّهُ بِمَا تَعْمَلُونَ بَصِيرٌ </text:span><text:span text:style-name="T3">(265) </text:span></text:p>
      <text:p text:style-name="P1"><text:span text:style-name="T4">ومثل الذين ينفقون أموالهم طلبًا لرضا الله واعتقادًا راسخًا بصدق وعده، كمثل بستان عظيم بأرض عالية طيبة هطلت عليه أمطار غزيرة، فتضاعفت ثمراته، وإن لم تسقط عليه الأمطار الغزيرة فيكفيه رذاذ المطر ليعطي الثمرة المضاعفة، وكذلك نفقات المخلصين تُقبل عند الله وتُضاعف، قلَّت أم كثُرت، فالله المُطَّلِع على السرائر، البصير بالظواهر والبواطن، يثيب كلا بحسب إخلاصه</text:span><text:span text:style-name="T3">.</text:span></text:p>
      <text:p text:style-name="P1"><text:span text:style-name="T4">أَيَوَدُّ أَحَدُكُمْ أَنْ تَكُونَ لَهُ جَنَّةٌ مِنْ نَخِيلٍ وَأَعْنَابٍ تَجْرِي مِنْ تَحْتِهَا الْأَنْهَارُ لَهُ فِيهَا مِنْ كُلِّ الثَّمَرَاتِ وَأَصَابَهُ الْكِبَرُ وَلَهُ ذُرِّيَّةٌ ضُعَفَاءُ فَأَصَابَهَا إِعْصَارٌ فِيهِ نَارٌ فَاحْتَرَقَتْ كَذَلِكَ يُبَيِّنُ اللَّهُ لَكُمُ الْآيَاتِ لَعَلَّكُمْ تَتَفَكَّرُونَ </text:span><text:span text:style-name="T3">(266) </text:span></text:p>
      <text:p text:style-name="P1"><text:span text:style-name="T4">أيرغب الواحد منكم أن يكون له بستان فيه النخيل والأعناب، تجري من تحت أشجارِه المياه العذبة، وله فيه من كل ألوان الثمرات، وقد بلغ الكِبَر، ولا يستطيع أن يغرس مثل هذا الغرس، وله أولاد صغار في حاجة إلى هذا البستان وفي هذه الحالة هبَّت عليه ريح شديدة، فيها نار محرقة فأحرقته</text:span><text:span text:style-name="T3">; </text:span><text:span text:style-name="T4">وهكذا حال غير المخلصين في نفقاتهم، يأتون يوم القيامة ولا حسنة لهم</text:span><text:span text:style-name="T3">. </text:span><text:span text:style-name="T4">وبمثل هذا البيان يبيِّن الله لكم ما ينفعكم</text:span><text:span text:style-name="T3">; </text:span><text:span text:style-name="T4">كي تتأملوا، فتخلصوا نفقاتكم لله</text:span><text:span text:style-name="T3">.</text:span></text:p>
      <text:p text:style-name="P1"><text:span text:style-name="T4">يَاأَيُّهَا الَّذِينَ آمَنُوا أَنْفِقُوا مِنْ طَيِّبَاتِ مَا كَسَبْتُمْ وَمِمَّا أَخْرَجْنَا لَكُمْ مِنَ الْأَرْضِ وَلَا تَيَمَّمُوا الْخَبِيثَ مِنْهُ تُنْفِقُونَ وَلَسْتُمْ بِآخِذِيهِ إِلَّا أَنْ تُغْمِضُوا فِيهِ وَاعْلَمُوا أَنَّ اللَّهَ غَنِيٌّ حَمِيدٌ </text:span><text:span text:style-name="T3">(267) </text:span></text:p>
      <text:p text:style-name="P1"><text:span text:style-name="T4">يا من آمنتم بي واتبعتم رسلي أنفقوا من الحلال الطيب الذي كسبتموه ومما أخرجنا لكم من الأرض، ولا تقصدوا الرديء منه لتعطوه الفقراء، ولو أُعطِيتموه لم تأخذوه إلا إذا تغاضيتم عما فيه من رداءة ونقص</text:span><text:span text:style-name="T3">. </text:span><text:span text:style-name="T4">فكيف ترضون لله ما لا ترضونه لأنفسكم؟ واعلموا أن الله الذي رزقكم غني عن صدقاتكم، مستحق للثناء، محمود في كل حال</text:span><text:span text:style-name="T3">.</text:span></text:p>
      <text:p text:style-name="P1"><text:span text:style-name="T4">الشَّيْطَانُ يَعِدُكُمُ الْفَقْرَ وَيَأْمُرُكُمْ بِالْفَحْشَاءِ وَاللَّهُ يَعِدُكُمْ مَغْفِرَةً مِنْهُ وَفَضْلًا وَاللَّهُ وَاسِعٌ عَلِيمٌ </text:span><text:span text:style-name="T3">(268) </text:span></text:p>
      <text:p text:style-name="P1"><text:soft-page-break/><text:span text:style-name="T4">هذا البخل واختيار الرديء للصدقة من الشيطان الذي يخوفكم الفقر، ويغريكم بالبخل، ويأمركم بالمعاصي ومخالفة الله تعالى، والله سبحانه وتعالى يعدكم على إنفاقكم غفرانًا لذنوبكم ورزقا واسعا</text:span><text:span text:style-name="T3">. </text:span><text:span text:style-name="T4">والله واسع الفضل، عليم بالنيَّات والأعمال</text:span><text:span text:style-name="T3">.</text:span></text:p>
      <text:p text:style-name="P1"><text:span text:style-name="T4">يُؤْتِي الْحِكْمَةَ مَنْ يَشَاءُ وَمَنْ يُؤْتَ الْحِكْمَةَ فَقَدْ أُوتِيَ خَيْرًا كَثِيرًا وَمَا يَذَّكَّرُ إِلَّا أُولُو الْأَلْبَابِ </text:span><text:span text:style-name="T3">(269) </text:span></text:p>
      <text:p text:style-name="P1"><text:span text:style-name="T4">يؤتي الله الإصابة في القول والفعل مَن يشاء من عباده، ومن أنعم الله عليه بذلك فقد أعطاه خيرًا كثيرًا</text:span><text:span text:style-name="T3">. </text:span><text:span text:style-name="T4">وما يتذكر هذا وينتفع به إلا أصحاب العقول المستنيرة بنور الله وهدايته</text:span><text:span text:style-name="T3">.</text:span></text:p>
      <text:p text:style-name="P1"><text:span text:style-name="T4">وَمَا أَنْفَقْتُمْ مِنْ نَفَقَةٍ أَوْ نَذَرْتُمْ مِنْ نَذْرٍ فَإِنَّ اللَّهَ يَعْلَمُهُ وَمَا لِلظَّالِمِينَ مِنْ أَنْصَارٍ </text:span><text:span text:style-name="T3">(270) </text:span></text:p>
      <text:p text:style-name="P1"><text:span text:style-name="T4">وما أعطيتم من مال أو غيره كثير أو قليل تتصدقون به ابتغاء مرضات الله أو أوجبتم على أنفسكم شيئًا من مال أو غيره، فإن الله يعلمه، وهو المُطَّلِع على نياتكم، وسوف يثيبكم على ذلك</text:span><text:span text:style-name="T3">. </text:span><text:span text:style-name="T4">ومَن منع حق الله فهو ظالم، والظالمون ليس لهم أنصار يمنعونهم من عذاب الله</text:span><text:span text:style-name="T3">.</text:span></text:p>
      <text:p text:style-name="P1"><text:span text:style-name="T4">إِنْ تُبْدُوا الصَّدَقَاتِ فَنِعِمَّا هِيَ وَإِنْ تُخْفُوهَا وَتُؤْتُوهَا الْفُقَرَاءَ فَهُوَ خَيْرٌ لَكُمْ وَيُكَفِّرُ عَنْكُمْ مِنْ سَيِّئَاتِكُمْ وَاللَّهُ بِمَا تَعْمَلُونَ خَبِيرٌ </text:span><text:span text:style-name="T3">(271) </text:span></text:p>
      <text:p text:style-name="P1"><text:span text:style-name="T4">إن تظهروا ما تتصدقون به لله فنِعْمَ ما تصدقتم به، وإن تسرُّوا بها، وتعطوها الفقراء فهذا أفضل لكم</text:span><text:span text:style-name="T3">; </text:span><text:span text:style-name="T4">لأنه أبعد عن الرياء، وفي الصدقة </text:span><text:span text:style-name="T3">-</text:span><text:span text:style-name="T4">مع الإخلاص</text:span><text:span text:style-name="T3">- </text:span><text:span text:style-name="T4">محو لذنوبكم</text:span><text:span text:style-name="T3">. </text:span><text:span text:style-name="T4">والله الذي يعلم دقائق الأمور، لا يخفى عليه شيء من أحوالكم، وسيجازي كلا بعمله</text:span><text:span text:style-name="T3">.</text:span></text:p>
      <text:p text:style-name="P1"><text:span text:style-name="T4">لَيْسَ عَلَيْكَ هُدَاهُمْ وَلَكِنَّ اللَّهَ يَهْدِي مَنْ يَشَاءُ وَمَا تُنْفِقُوا مِنْ خَيْرٍ فَلِأَنْفُسِكُمْ وَمَا تُنْفِقُونَ إِلَّا ابْتِغَاءَ وَجْهِ اللَّهِ وَمَا تُنْفِقُوا مِنْ خَيْرٍ يُوَفَّ إِلَيْكُمْ وَأَنْتُمْ لَا تُظْلَمُونَ </text:span><text:span text:style-name="T3">(272) </text:span></text:p>
      <text:p text:style-name="P1"><text:span text:style-name="T4">لست </text:span><text:span text:style-name="T3">-</text:span><text:span text:style-name="T4">أيها الرسول</text:span><text:span text:style-name="T3">- </text:span><text:span text:style-name="T4">مسئولا عن توفيق الكافرين للهداية، ولكن الله يشرح صدور مَن يشاء لدينه، ويوفقه له</text:span><text:span text:style-name="T3">. </text:span><text:span text:style-name="T4">وما تبذلوا من مال يَعُدْ عليكم نَفْعُه من الله، والمؤمنون لا ينفقون إلا طلبًا لمرضاة الله</text:span><text:span text:style-name="T3">. </text:span><text:span text:style-name="T4">وما تنفقوا من مال </text:span><text:span text:style-name="T3">-</text:span><text:span text:style-name="T4">مخلصين لله</text:span><text:span text:style-name="T3">- </text:span><text:span text:style-name="T4">توفوا ثوابه، ولا تُنْقَصُوا شيئا من ذلك</text:span><text:span text:style-name="T3">. </text:span><text:span text:style-name="T4">وفي الآية إثبات صفة الوجه لله تعالى على ما يليق به سبحانه</text:span><text:span text:style-name="T3">.</text:span></text:p>
      <text:p text:style-name="P1"><text:span text:style-name="T4">لِلْفُقَرَاءِ الَّذِينَ أُحْصِرُوا فِي سَبِيلِ اللَّهِ لَا يَسْتَطِيعُونَ ضَرْبًا فِي الْأَرْضِ يَحْسَبُهُمُ الْجَاهِلُ أَغْنِيَاءَ مِنَ التَّعَفُّفِ تَعْرِفُهُمْ بِسِيمَاهُمْ لَا يَسْأَلُونَ النَّاسَ إِلْحَافًا وَمَا تُنْفِقُوا مِنْ خَيْرٍ فَإِنَّ اللَّهَ بِهِ عَلِيمٌ </text:span><text:span text:style-name="T3">(273) </text:span></text:p>
      <text:p text:style-name="P1"><text:span text:style-name="T4">اجعلوا صدقاتكم لفقراء المسلمين الذين لا يستطيعون السفر</text:span><text:span text:style-name="T3">; </text:span><text:span text:style-name="T4">طلبًا للرزق لاشتغالهم بالجهاد في سبيل الله، يظنهم مَن لا يعرفهم غير محتاجين إلى الصدقة</text:span><text:span text:style-name="T3">; </text:span><text:span text:style-name="T4">لتعففهم عن السؤال، تعرفهم بعلاماتهم وآثار الحاجة فيهم، لا يسألون الناس بالكُليَّة، وإن سألوا اضطرارًا لم يُلِحُّوا في السؤال</text:span><text:span text:style-name="T3">. </text:span><text:span text:style-name="T4">وما تنفقوا مِن مال في سبيل الله فلا يخفى على الله شيء منه، وسيجزي عليه أوفر الجزاء وأتمَّه يوم القيامة</text:span><text:span text:style-name="T3">.</text:span></text:p>
      <text:p text:style-name="P1"><text:soft-page-break/><text:span text:style-name="T4">الَّذِينَ يُنْفِقُونَ أَمْوَالَهُمْ بِاللَّيْلِ وَالنَّهَارِ سِرًّا وَعَلَانِيَةً فَلَهُمْ أَجْرُهُمْ عِنْدَ رَبِّهِمْ وَلَا خَوْفٌ عَلَيْهِمْ وَلَا هُمْ يَحْزَنُونَ </text:span><text:span text:style-name="T3">(274) </text:span></text:p>
      <text:p text:style-name="P1"><text:span text:style-name="T4">الذين يُخْرجون أموالهم مرضاة لله ليلا ونهارًا مسرِّين ومعلنين، فلهم أجرهم عند ربهم، ولا خوف عليهم فيما يستقبلونه من أمر الآخرة، ولا هم يحزنون على ما فاتهم من حظوظ الدنيا</text:span><text:span text:style-name="T3">. </text:span><text:span text:style-name="T4">ذلك التشريع الإلهي الحكيم هو منهاج الإسلام في الإنفاق لما فيه مِن سدِّ حاجة الفقراء في كرامة وعزة، وتطهير مال الأغنياء، وتحقيق التعاون على البر والتقوى</text:span><text:span text:style-name="T3">; </text:span><text:span text:style-name="T4">ابتغاء وجه الله دون قهر أو إكراه</text:span><text:span text:style-name="T3">.</text:span></text:p>
      <text:p text:style-name="P1"><text:span text:style-name="T4">الَّذِينَ يَأْكُلُونَ الرِّبَا لَا يَقُومُونَ إِلَّا كَمَا يَقُومُ الَّذِي يَتَخَبَّطُهُ الشَّيْطَانُ مِنَ الْمَسِّ ذَلِكَ بِأَنَّهُمْ قَالُوا إِنَّمَا الْبَيْعُ مِثْلُ الرِّبَا وَأَحَلَّ اللَّهُ الْبَيْعَ وَحَرَّمَ الرِّبَا فَمَنْ جَاءَهُ مَوْعِظَةٌ مِنْ رَبِّهِ فَانْتَهَى فَلَهُ مَا سَلَفَ وَأَمْرُهُ إِلَى اللَّهِ وَمَنْ عَادَ فَأُولَئِكَ أَصْحَابُ النَّارِ هُمْ فِيهَا خَالِدُونَ </text:span><text:span text:style-name="T3">(275) </text:span></text:p>
      <text:p text:style-name="P1"><text:span text:style-name="T4">الذين يتعاملون بالربا </text:span><text:span text:style-name="T3">-</text:span><text:span text:style-name="T4">وهو الزيادة على رأس المال</text:span><text:span text:style-name="T3">- </text:span><text:span text:style-name="T4">لا يقومون في الآخرة من قبورهم إلا كما يقوم الذي يتخبطه الشيطان من الجنون</text:span><text:span text:style-name="T3">; </text:span><text:span text:style-name="T4">ذلك لأنهم قالوا</text:span><text:span text:style-name="T3">: </text:span><text:span text:style-name="T4">إنما البيع مثل الربا، في أن كلا منهما حلال، ويؤدي إلى زيادة المال، فأكذبهم الله، وبيَّن أنه أحل البيع وحرَّم الربا</text:span><text:span text:style-name="T3">; </text:span><text:span text:style-name="T4">لما في البيع والشراء من نفع للأفراد والجماعات، ولما في الربا من استغلال وضياع وهلاك</text:span><text:span text:style-name="T3">. </text:span><text:span text:style-name="T4">فمن بلغه نهي الله عن الربا فارتدع، فله ما مضى قبل أن يبلغه التحريم لا إثم عليه فيه، وأمره إلى الله فيما يستقبل من زمانه، فإن استمرَّ على توبته فالله لا يضيع أجر المحسنين، ومن عاد إلى الربا ففعله بعد بلوغه نهي الله عنه، فقد استوجب العقوبة، وقامت عليه الحجة، ولهذا قال سبحانه</text:span><text:span text:style-name="T3">: {</text:span><text:span text:style-name="T4">فَأُولَئِكَ أَصْحَابُ النَّارِ هُمْ فِيهَا خَالِدُونَ</text:span><text:span text:style-name="T3">} .</text:span></text:p>
      <text:p text:style-name="P1"><text:span text:style-name="T4">يَمْحَقُ اللَّهُ الرِّبَا وَيُرْبِي الصَّدَقَاتِ وَاللَّهُ لَا يُحِبُّ كُلَّ كَفَّارٍ أَثِيمٍ </text:span><text:span text:style-name="T3">(276) </text:span></text:p>
      <text:p text:style-name="P1"><text:span text:style-name="T4">يذهب الله الربا كله أو يحرم صاحبه بركة ماله، فلا ينتفع به، وينمي الصدقات ويكثرها، ويضاعف الأجر للمتصدقين، ويبارك لهم في أموالهم</text:span><text:span text:style-name="T3">. </text:span><text:span text:style-name="T4">والله لا يحب كل مُصِرٍّ على كفره، مُسْتَحِلٍّ أكل الربا، متمادٍ في الإثم والحرام ومعاصي الله</text:span><text:span text:style-name="T3">.</text:span></text:p>
      <text:p text:style-name="P1"><text:span text:style-name="T4">إِنَّ الَّذِينَ آمَنُوا وَعَمِلُوا الصَّالِحَاتِ وَأَقَامُوا الصَّلَاةَ وَآتَوُا الزَّكَاةَ لَهُمْ أَجْرُهُمْ عِنْدَ رَبِّهِمْ وَلَا خَوْفٌ عَلَيْهِمْ وَلَا هُمْ يَحْزَنُونَ </text:span><text:span text:style-name="T3">(277) </text:span></text:p>
      <text:p text:style-name="P1"><text:span text:style-name="T4">إن الذين صدقوا الله ورسوله، وعملوا الأعمال الطيبة، وأدَّوا الصلاة كما أمر الله ورسوله، وأخرجوا زكاة أموالهم، لهم ثواب عظيم خاص بهم عند ربهم ورازقهم، ولا يلحقهم خوف في آخرتهم، ولا حزن على ما فاتهم من حظوظ دنياهم</text:span><text:span text:style-name="T3">.</text:span></text:p>
      <text:p text:style-name="P1"><text:span text:style-name="T4">يَاأَيُّهَا الَّذِينَ آمَنُوا اتَّقُوا اللَّهَ وَذَرُوا مَا بَقِيَ مِنَ الرِّبَا إِنْ كُنْتُمْ مُؤْمِنِينَ </text:span><text:span text:style-name="T3">(278) </text:span></text:p>
      <text:p text:style-name="P1"><text:span text:style-name="T4">يا من آمنتم بالله واتبعتم رسوله خافوا الله، واتركوا طلب ما بقي لكم من زيادة على رؤوس أموالكم التي كانت لكم قبل تحريم الربا، إن كنتم محققين إيمانكم قولا وعملا</text:span><text:span text:style-name="T3">.</text:span></text:p>
      <text:p text:style-name="P1"><text:soft-page-break/><text:span text:style-name="T4">فَإِنْ لَمْ تَفْعَلُوا فَأْذَنُوا بِحَرْبٍ مِنَ اللَّهِ وَرَسُولِهِ وَإِنْ تُبْتُمْ فَلَكُمْ رُءُوسُ أَمْوَالِكُمْ لَا تَظْلِمُونَ وَلَا تُظْلَمُونَ </text:span><text:span text:style-name="T3">(279) </text:span></text:p>
      <text:p text:style-name="P1"><text:span text:style-name="T4">فإن لم ترتدعوا عما نهاكم الله عنه فاستيقنوا بحرب من الله ورسوله، وإن رجعتم إلى ربكم وتركتم أَكْلَ الربا فلكم أَخْذُ ما لكم من ديون دون زيادة، لا تَظْلمون أحدًا بأخذ ما زاد على رؤوس أموالكم، ولا يظلمكم أحد بنقص ما أقرضتم</text:span><text:span text:style-name="T3">.</text:span></text:p>
      <text:p text:style-name="P1"><text:span text:style-name="T4">وَإِنْ كَانَ ذُو عُسْرَةٍ فَنَظِرَةٌ إِلَى مَيْسَرَةٍ وَأَنْ تَصَدَّقُوا خَيْرٌ لَكُمْ إِنْ كُنْتُمْ تَعْلَمُونَ </text:span><text:span text:style-name="T3">(280) </text:span></text:p>
      <text:p text:style-name="P1"><text:span text:style-name="T4">وإن كان المدين غير قادر على السداد فأمهلوه إلى أن ييسِّر الله له رزقًا فيدفع إليكم مالكم، وإن تتركوا رأس المال كله أو بعضه وتضعوه عن المدين فهو أفضل لكم، إن كنتم تعلمون فَضْلَ ذلك، وأنَّه خير لكم في الدنيا والآخرة</text:span><text:span text:style-name="T3">.</text:span></text:p>
      <text:p text:style-name="P1"><text:span text:style-name="T4">وَاتَّقُوا يَوْمًا تُرْجَعُونَ فِيهِ إِلَى اللَّهِ ثُمَّ تُوَفَّى كُلُّ نَفْسٍ مَا كَسَبَتْ وَهُمْ لَا يُظْلَمُونَ </text:span><text:span text:style-name="T3">(281) </text:span></text:p>
      <text:p text:style-name="P1"><text:span text:style-name="T4">واحذروا </text:span><text:span text:style-name="T3">-</text:span><text:span text:style-name="T4">أيها الناس</text:span><text:span text:style-name="T3">- </text:span><text:span text:style-name="T4">يومًا ترجعون فيه إلى الله، وهو يوم القيامة، حيث تعرضون على الله ليحاسبكم، فيجازي كل واحد منكم بما عمل من خير أو شر دون أن يناله ظلم</text:span><text:span text:style-name="T3">. </text:span><text:span text:style-name="T4">وفي الآية إشارة إلى أن اجتناب ما حرم الله من المكاسب الربوية، تكميل للإيمان وحقوقه من إقام الصلاة وإيتاء الزكاة وعمل الصالحات</text:span><text:span text:style-name="T3">.</text:span></text:p>
      <text:p text:style-name="P1"><text:span text:style-name="T4">يَاأَيُّهَا الَّذِينَ آمَنُوا إِذَا تَدَايَنْتُمْ بِدَيْنٍ إِلَى أَجَلٍ مُسَمًّى فَاكْتُبُوهُ وَلْيَكْتُبْ بَيْنَكُمْ كَاتِبٌ بِالْعَدْلِ وَلَا يَأْبَ كَاتِبٌ أَنْ يَكْتُبَ كَمَا عَلَّمَهُ اللَّهُ فَلْيَكْتُبْ وَلْيُمْلِلِ الَّذِي عَلَيْهِ الْحَقُّ وَلْيَتَّقِ اللَّهَ رَبَّهُ وَلَا يَبْخَسْ مِنْهُ شَيْئًا فَإِنْ كَانَ الَّذِي عَلَيْهِ الْحَقُّ سَفِيهًا أَوْ ضَعِيفًا أَوْ لَا يَسْتَطِيعُ أَنْ يُمِلَّ هُوَ فَلْيُمْلِلْ وَلِيُّهُ بِالْعَدْلِ وَاسْتَشْهِدُوا شَهِيدَيْنِ مِنْ رِجَالِكُمْ فَإِنْ لَمْ يَكُونَا رَجُلَيْنِ فَرَجُلٌ وَامْرَأَتَانِ مِمَّنْ تَرْضَوْنَ مِنَ الشُّهَدَاءِ أَنْ تَضِلَّ إِحْدَاهُمَا فَتُذَكِّرَ إِحْدَاهُمَا الْأُخْرَى وَلَا يَأْبَ الشُّهَدَاءُ إِذَا مَا دُعُوا وَلَا تَسْأَمُوا أَنْ تَكْتُبُوهُ صَغِيرًا أَوْ كَبِيرًا إِلَى أَجَلِهِ ذَلِكُمْ أَقْسَطُ عِنْدَ اللَّهِ وَأَقْوَمُ لِلشَّهَادَةِ وَأَدْنَى أَلَّا تَرْتَابُوا إِلَّا أَنْ تَكُونَ تِجَارَةً حَاضِرَةً تُدِيرُونَهَا بَيْنَكُمْ فَلَيْسَ عَلَيْكُمْ جُنَاحٌ أَلَّا تَكْتُبُوهَا وَأَشْهِدُوا إِذَا تَبَايَعْتُمْ وَلَا يُضَارَّ كَاتِبٌ وَلَا شَهِيدٌ وَإِنْ تَفْعَلُوا فَإِنَّهُ فُسُوقٌ بِكُمْ وَاتَّقُوا اللَّهَ وَيُعَلِّمُكُمُ اللَّهُ وَاللَّهُ بِكُلِّ شَيْءٍ عَلِيمٌ </text:span><text:span text:style-name="T3">(282) </text:span></text:p>
      <text:p text:style-name="P1"><text:span text:style-name="T4">يا من آمنتم بالله واتبعتم رسوله محمدًا صلى الله عليه وسلم إذا تعاملتم بدَيْن إلى وقت معلوم فاكتبوه</text:span><text:span text:style-name="T3">; </text:span><text:span text:style-name="T4">حفظًا للمال ودفعًا للنزاع</text:span><text:span text:style-name="T3">. </text:span><text:span text:style-name="T4">ولْيقُم بالكتابة رجل أمين ضابط، ولا يمتنع مَن علَّمه الله الكتابة عن ذلك، ولْيقم المدين بإملاء ما عليه من الدَّيْن، وليراقب ربه، ولا ينقص من دينه شيئا</text:span><text:span text:style-name="T3">. </text:span><text:span text:style-name="T4">فإن كان المدين محجورًا عليه لتبذيره وإسرافه، أو كان صغيرًا أو مجنونًا، أو لا يستطيع النطق لخرس به أو عدم قدرة كاملة على الكلام، فليتولَّ الإملاء عن المدين القائم بأمره، واطلبوا شهادة رجلين مسلمَيْن بالِغَيْن عاقلَيْن من أهل العدالة</text:span><text:span text:style-name="T3">. </text:span><text:span text:style-name="T4">فإن لم يوجد رجلان، فاطلبوا شهادة رجل وامرأتين ترضون شهادتهم، حتى إذا نَسِيَتْ إحداهما ذكَّرتها الأخرى، وعلى الشهداء أن يجيبوا مَن </text:span><text:soft-page-break/><text:span text:style-name="T4">دعاهم إلى الشهادة، وعليهم أداؤها إذا ما دعوا إليها، ولا تَمَلُّوا من كتابة الدَّين قليلا أو كثيرًا إلى وقته المعلوم</text:span><text:span text:style-name="T3">. </text:span><text:span text:style-name="T4">ذلكم أعدل في شرع الله وهديه، وأعظم عونًا على إقامة الشهادة وأدائها، وأقرب إلى نفي الشك في جنس الدَّين وقدره وأجله</text:span><text:span text:style-name="T3">. </text:span><text:span text:style-name="T4">لكن إن كانت المسألة مسألة بيع وشراء، بأخذ سلعة ودفع ثمنها في الحال، فلا حاجة إلى الكتابة، ويستحب الإشهاد على ذلك منعًا للنزاع والشقاق، ومن الواجب على الشاهد والكاتب أداء الشهادة على وجهها والكتابة كما أمر الله</text:span><text:span text:style-name="T3">. </text:span><text:span text:style-name="T4">ولا يجوز لصاحب الحق ومَن عليه الحق الإضرار بالكُتَّاب والشهود، وكذلك لا يجوز للكُتَّاب والشهود أن يضارُّوا بمن احتاج إلى كتابتهم أو شهادتهم، وإن تفعلوا ما نهيتم عنه فإنه خروج عن طاعة الله، وعاقبة ذلك حالَّة بكم</text:span><text:span text:style-name="T3">. </text:span><text:span text:style-name="T4">وخافوا الله في جميع ما أمركم به، ونهاكم عنه، ويعلمكم الله جميع ما يصلح دنياكم وأخراكم</text:span><text:span text:style-name="T3">. </text:span><text:span text:style-name="T4">والله بكل شيء عليم، فلا يخفى عليه شيء من أموركم، وسيجازيكم على ذلك</text:span><text:span text:style-name="T3">.</text:span></text:p>
      <text:p text:style-name="P1"><text:span text:style-name="T4">وَإِنْ كُنْتُمْ عَلَى سَفَرٍ وَلَمْ تَجِدُوا كَاتِبًا فَرِهَانٌ مَقْبُوضَةٌ فَإِنْ أَمِنَ بَعْضُكُمْ بَعْضًا فَلْيُؤَدِّ الَّذِي اؤْتُمِنَ أَمَانَتَهُ وَلْيَتَّقِ اللَّهَ رَبَّهُ وَلَا تَكْتُمُوا الشَّهَادَةَ وَمَنْ يَكْتُمْهَا فَإِنَّهُ آثِمٌ قَلْبُهُ وَاللَّهُ بِمَا تَعْمَلُونَ عَلِيمٌ </text:span><text:span text:style-name="T3">(283) </text:span></text:p>
      <text:p text:style-name="P1"><text:span text:style-name="T4">وإن كنتم مسافرين ولم تجدوا مَن يكتب لكم فادفعوا إلى صاحب الحق شيئًا يكون عنده ضمانًا لحقِّه إلى أن يردَّ المدينُ ما عليه من دين، فإن وثق بعضكم ببعض فلا حرج في ترك الكتابة والإشهاد والرهن، ويبقى الدَّين أمانة في ذمَّة المدين، عليه أداؤه، وعليه أن يراقب الله فلا يخون صاحبه</text:span><text:span text:style-name="T3">. </text:span><text:span text:style-name="T4">فإن أنكر المدين ما عليه من دين، وكان هناك مَن حضر وشهد، فعليه أن يظهر شهادته، ومن أخفى هذه الشهادة فهو صاحب قلب غادر فاجر</text:span><text:span text:style-name="T3">. </text:span><text:span text:style-name="T4">والله المُطَّلِع على السرائر، المحيط علمه بكل أموركم، سيحاسبكم على ذلك</text:span><text:span text:style-name="T3">.</text:span></text:p>
      <text:p text:style-name="P1"><text:span text:style-name="T4">لِلَّهِ مَا فِي السَّمَاوَاتِ وَمَا فِي الْأَرْضِ وَإِنْ تُبْدُوا مَا فِي أَنْفُسِكُمْ أَوْ تُخْفُوهُ يُحَاسِبْكُمْ بِهِ اللَّهُ فَيَغْفِرُ لِمَنْ يَشَاءُ وَيُعَذِّبُ مَنْ يَشَاءُ وَاللَّهُ عَلَى كُلِّ شَيْءٍ قَدِيرٌ </text:span><text:span text:style-name="T3">(284) </text:span></text:p>
      <text:p text:style-name="P1"><text:span text:style-name="T4">لله ملك السماوات والأرض وما فيهما ملكًا وتدبيرًا وإحاطة، لا يخفى عليه شيء</text:span><text:span text:style-name="T3">. </text:span><text:span text:style-name="T4">وما تظهروه مما في أنفسكم أو تخفوه فإن الله يعلمه، وسيحاسبكم به، فيعفو عمن يشاء، ويؤاخذ من يشاء</text:span><text:span text:style-name="T3">. </text:span><text:span text:style-name="T4">والله قادر على كل شيء</text:span><text:span text:style-name="T3">.</text:span></text:p>
      <text:p text:style-name="P1"><text:span text:style-name="T4">وقد أكرم الله المسلمين بعد ذلك فعفا عن حديث النفس وخطرات القلب ما لم يتبعها كلام أو عمل، كما ثبت ذلك عن رسول الله صلى الله عليه وسلم</text:span><text:span text:style-name="T3">.</text:span></text:p>
      <text:p text:style-name="P1"><text:span text:style-name="T4">آمَنَ الرَّسُولُ بِمَا أُنْزِلَ إِلَيْهِ مِنْ رَبِّهِ وَالْمُؤْمِنُونَ كُلٌّ آمَنَ بِاللَّهِ وَمَلَائِكَتِهِ وَكُتُبِهِ وَرُسُلِهِ لَا نُفَرِّقُ بَيْنَ أَحَدٍ مِنْ رُسُلِهِ وَقَالُوا سَمِعْنَا وَأَطَعْنَا غُفْرَانَكَ رَبَّنَا وَإِلَيْكَ الْمَصِيرُ </text:span><text:span text:style-name="T3">(285) </text:span></text:p>
      <text:p text:style-name="P1"><text:span text:style-name="T4">صدَّق وأيقن رسول الله محمد صلى الله عليه وسلم بما أوحي إليه من ربه وحُقَّ له أن يُوقن، والمؤمنون كذلك صدقوا وعملوا بالقرآن العظيم، كل منهم صدَّق بالله رباً وإلهًا متصفًا بصفات </text:span><text:soft-page-break/><text:span text:style-name="T4">الجلال والكمال، وأن لله ملائكة كرامًا، وأنه أنزل كتبًا، وأرسل إلى خلقه رسلا لا نؤمن </text:span><text:span text:style-name="T3">-</text:span><text:span text:style-name="T4">نحن المؤمنين</text:span><text:span text:style-name="T3">- </text:span><text:span text:style-name="T4">ببعضهم وننكر بعضهم، بل نؤمن بهم جميعًا</text:span><text:span text:style-name="T3">. </text:span><text:span text:style-name="T4">وقال الرسول والمؤمنون</text:span><text:span text:style-name="T3">: </text:span><text:span text:style-name="T4">سمعنا يا ربنا ما أوحيت به، وأطعنا في كل ذلك، نرجو أن تغفر </text:span><text:span text:style-name="T3">-</text:span><text:span text:style-name="T4">بفضلك</text:span><text:span text:style-name="T3">- </text:span><text:span text:style-name="T4">ذنوبنا، فأنت الذي ربَّيتنا بما أنعمت به علينا، وإليك </text:span><text:span text:style-name="T3">-</text:span><text:span text:style-name="T4">وحدك</text:span><text:span text:style-name="T3">- </text:span><text:span text:style-name="T4">مرجعنا ومصيرنا</text:span><text:span text:style-name="T3">.</text:span></text:p>
      <text:p text:style-name="P1"><text:span text:style-name="T4">لَا يُكَلِّفُ اللَّهُ نَفْسًا إِلَّا وُسْعَهَا لَهَا مَا كَسَبَتْ وَعَلَيْهَا مَا اكْتَسَبَتْ رَبَّنَا لَا تُؤَاخِذْنَا إِنْ نَسِينَا أَوْ أَخْطَأْنَا رَبَّنَا وَلَا تَحْمِلْ عَلَيْنَا إِصْرًا كَمَا حَمَلْتَهُ عَلَى الَّذِينَ مِنْ قَبْلِنَا رَبَّنَا وَلَا تُحَمِّلْنَا مَا لَا طَاقَةَ لَنَا بِهِ وَاعْفُ عَنَّا وَاغْفِرْ لَنَا وَارْحَمْنَا أَنْتَ مَوْلَانَا فَانْصُرْنَا عَلَى الْقَوْمِ الْكَافِرِينَ </text:span><text:span text:style-name="T3">(286) </text:span></text:p>
      <text:p text:style-name="P1"><text:span text:style-name="T4">دين الله يسر لا مشقة فيه، فلا يطلب الله مِن عباده ما لا يطيقونه، فمن فعل خيرًا نال خيرًا، ومن فعل شرّاً نال شرّاً</text:span><text:span text:style-name="T3">. </text:span><text:span text:style-name="T4">ربنا لا تعاقبنا إن نسينا شيئًا مما افترضته علينا، أو أخطأنا في فِعْل شيء نهيتنا عن فعله، ربَّنا ولا تكلفنا من الأعمال الشاقة ما كلفته مَن قبلنا من العصاة عقوبة لهم، ربنا ولا تُحَمِّلْنَا ما لا نستطيعه من التكاليف والمصائب، وامح ذنوبنا، واستر عيوبنا، وأحسن إلينا، أنت مالك أمرنا ومدبره، فانصرنا على مَن جحدوا دينك وأنكروا وحدانيتك، وكذَّبوا نبيك محمدًا صلى الله عليه وسلم، واجعل العاقبة لنا عليهم في الدنيا والآخرة</text:span><text:span text:style-name="T3">.</text:span></text:p>
      <text:p text:style-name="P1"><text:span text:style-name="T4">الم </text:span><text:span text:style-name="T3">(1) </text:span></text:p>
      <text:p text:style-name="P1"><text:span text:style-name="T4">سبق الكلام عليها في أول سورة البقرة</text:span><text:span text:style-name="T3">.</text:span></text:p>
      <text:p text:style-name="P1"><text:span text:style-name="T4">اللَّهُ لَا إِلَهَ إِلَّا هُوَ الْحَيُّ الْقَيُّومُ </text:span><text:span text:style-name="T3">(2) </text:span></text:p>
      <text:p text:style-name="P1"><text:span text:style-name="T4">هو الله، لا معبود بحق إلا هو، المتصف بالحياة الكاملة كما يليق بجلاله، القائم على كل شيء</text:span><text:span text:style-name="T3">.</text:span></text:p>
      <text:p text:style-name="P1"><text:span text:style-name="T4">نَزَّلَ عَلَيْكَ الْكِتَابَ بِالْحَقِّ مُصَدِّقًا لِمَا بَيْنَ يَدَيْهِ وَأَنْزَلَ التَّوْرَاةَ وَالْإِنْجِيلَ </text:span><text:span text:style-name="T3">(3) </text:span><text:span text:style-name="T4">مِنْ قَبْلُ هُدًى لِلنَّاسِ وَأَنْزَلَ الْفُرْقَانَ إِنَّ الَّذِينَ كَفَرُوا بِآيَاتِ اللَّهِ لَهُمْ عَذَابٌ شَدِيدٌ وَاللَّهُ عَزِيزٌ ذُو انْتِقَامٍ </text:span><text:span text:style-name="T3">(4) </text:span></text:p>
      <text:p text:style-name="P1"><text:span text:style-name="T4">نَزَّل عليك </text:span><text:span text:style-name="T3">-</text:span><text:span text:style-name="T4">أيها الرسول</text:span><text:span text:style-name="T3">- </text:span><text:span text:style-name="T4">القرآن بالحق الذي لا ريب فيه، مصدِّقًا لما قبله من كتب ورسل، وأنزل التوراة على موسى عليه السلام، والإنجيل على عيسى عليه السلام من قبل نزول القرآن</text:span><text:span text:style-name="T3">; </text:span><text:span text:style-name="T4">لإرشاد المتقين إلى الإيمان، وصلاح دينهم ودنياهم، وأنزل ما يفرق بين الحق والباطل</text:span><text:span text:style-name="T3">. </text:span><text:span text:style-name="T4">والذين كفروا بآيات الله المنزلة، لهم عذاب عظيم</text:span><text:span text:style-name="T3">. </text:span><text:span text:style-name="T4">والله عزيز لا يُغَالَب، ذو انتقام بمن جحد حججه وأدلته، وتفرُّده بالألوهية</text:span><text:span text:style-name="T3">.</text:span></text:p>
      <text:p text:style-name="P1"><text:span text:style-name="T4">إِنَّ اللَّهَ لَا يَخْفَى عَلَيْهِ شَيْءٌ فِي الْأَرْضِ وَلَا فِي السَّمَاءِ </text:span><text:span text:style-name="T3">(5) </text:span></text:p>
      <text:p text:style-name="P1"><text:span text:style-name="T4">إن الله محيط علمه بالخلائق، لا يخفى عليه شيء في الأرض ولا في السماء، قلَّ أو كثر</text:span><text:span text:style-name="T3">.</text:span></text:p>
      <text:p text:style-name="P1"><text:span text:style-name="T4">هُوَ الَّذِي يُصَوِّرُكُمْ فِي الْأَرْحَامِ كَيْفَ يَشَاءُ لَا إِلَهَ إِلَّا هُوَ الْعَزِيزُ الْحَكِيمُ </text:span><text:span text:style-name="T3">(6) </text:span></text:p>
      <text:p text:style-name="P1"><text:soft-page-break/><text:span text:style-name="T4">هو وحده الذي يخلقكم في أرحام أمهاتكم كما يشاء، من ذكر وأنثى، وحسن وقبيح، وشقي وسعيد، لا معبود بحق سواه، العزيز الذي لا يُغالَب، الحكيم في أمره وتدبيره</text:span><text:span text:style-name="T3">.</text:span></text:p>
      <text:p text:style-name="P1"><text:span text:style-name="T4">هُوَ الَّذِي أَنْزَلَ عَلَيْكَ الْكِتَابَ مِنْهُ آيَاتٌ مُحْكَمَاتٌ هُنَّ أُمُّ الْكِتَابِ وَأُخَرُ مُتَشَابِهَاتٌ فَأَمَّا الَّذِينَ فِي قُلُوبِهِمْ زَيْغٌ فَيَتَّبِعُونَ مَا تَشَابَهَ مِنْهُ ابْتِغَاءَ الْفِتْنَةِ وَابْتِغَاءَ تَأْوِيلِهِ وَمَا يَعْلَمُ تَأْوِيلَهُ إِلَّا اللَّهُ وَالرَّاسِخُونَ فِي الْعِلْمِ يَقُولُونَ آمَنَّا بِهِ كُلٌّ مِنْ عِنْدِ رَبِّنَا وَمَا يَذَّكَّرُ إِلَّا أُولُو الْأَلْبَابِ </text:span><text:span text:style-name="T3">(7) </text:span></text:p>
      <text:p text:style-name="P1"><text:span text:style-name="T4">هو وحده الذي أنزل عليك القرآن</text:span><text:span text:style-name="T3">: </text:span><text:span text:style-name="T4">منه آيات واضحات الدلالة، هن أصل الكتاب الذي يُرجع إليه عند الاشتباه، ويُرَدُّ ما خالفه إليه، ومنه آيات أخر متشابهات تحتمل بعض المعاني، لا يتعيَّن المراد منها إلا بضمها إلى المحكم، فأصحاب القلوب المريضة الزائغة، لسوء قصدهم يتبعون هذه الآيات المتشابهات وحدها</text:span><text:span text:style-name="T3">; </text:span><text:span text:style-name="T4">ليثيروا الشبهات عند الناس، كي يضلوهم، ولتأويلهم لها على مذاهبهم الباطلة</text:span><text:span text:style-name="T3">. </text:span><text:span text:style-name="T4">ولا يعلم حقيقة معاني هذه الآيات إلا الله</text:span><text:span text:style-name="T3">. </text:span><text:span text:style-name="T4">والمتمكنون في العلم يقولون</text:span><text:span text:style-name="T3">: </text:span><text:span text:style-name="T4">آمنا بهذا القرآن، كله قد جاءنا من عند ربنا على لسان رسوله محمد صلى الله عليه وسلم، ويردُّون متشابهه إلى محكمه، وإنما يفهم ويعقل ويتدبر المعاني على وجهها الصحيح أولو العقول السليمة</text:span><text:span text:style-name="T3">.</text:span></text:p>
      <text:p text:style-name="P1"><text:span text:style-name="T4">رَبَّنَا لَا تُزِغْ قُلُوبَنَا بَعْدَ إِذْ هَدَيْتَنَا وَهَبْ لَنَا مِنْ لَدُنْكَ رَحْمَةً إِنَّكَ أَنْتَ الْوَهَّابُ </text:span><text:span text:style-name="T3">(8) </text:span></text:p>
      <text:p text:style-name="P1"><text:span text:style-name="T4">ويقولون</text:span><text:span text:style-name="T3">: </text:span><text:span text:style-name="T4">يا ربنا لا تَصْرِف قلوبنا عن الإيمان بك بعد أن مننت علينا بالهداية لدينك، وامنحنا من فضلك رحمة واسعة، إنك أنت الوهاب</text:span><text:span text:style-name="T3">: </text:span><text:span text:style-name="T4">كثير الفضل والعطاء، تعطي مَن تشاء بغير حساب</text:span><text:span text:style-name="T3">.</text:span></text:p>
      <text:p text:style-name="P1"><text:span text:style-name="T4">رَبَّنَا إِنَّكَ جَامِعُ النَّاسِ لِيَوْمٍ لَا رَيْبَ فِيهِ إِنَّ اللَّهَ لَا يُخْلِفُ الْمِيعَادَ </text:span><text:span text:style-name="T3">(9) </text:span></text:p>
      <text:p text:style-name="P1"><text:span text:style-name="T4">يا ربنا إنا نُقِرُّ ونشهد بأنك ستجمع الناس في يوم لا شَكَّ فيه، وهو يوم القيامة، إنَّك لا تُخلف ما وعَدْتَ به عبادك</text:span><text:span text:style-name="T3">.</text:span></text:p>
      <text:p text:style-name="P1"><text:span text:style-name="T4">إِنَّ الَّذِينَ كَفَرُوا لَنْ تُغْنِيَ عَنْهُمْ أَمْوَالُهُمْ وَلَا أَوْلَادُهُمْ مِنَ اللَّهِ شَيْئًا وَأُولَئِكَ هُمْ وَقُودُ النَّارِ </text:span><text:span text:style-name="T3">(10) </text:span></text:p>
      <text:p text:style-name="P1"><text:span text:style-name="T4">إن الذين جحدوا الدين الحق وأنكروه، لن تنفعهم أموالهم ولا أولادهم من عذاب الله شيئًا إن وقع بهم في الدنيا، ولن تدفعه عنهم في الآخرة، وهؤلاء هم حطب النار يوم القيامة</text:span><text:span text:style-name="T3">.</text:span></text:p>
      <text:p text:style-name="P1"><text:span text:style-name="T4">كَدَأْبِ آلِ فِرْعَوْنَ وَالَّذِينَ مِنْ قَبْلِهِمْ كَذَّبُوا بِآيَاتِنَا فَأَخَذَهُمُ اللَّهُ بِذُنُوبِهِمْ وَاللَّهُ شَدِيدُ الْعِقَابِ </text:span><text:span text:style-name="T3">(11) </text:span></text:p>
      <text:p text:style-name="P1"><text:span text:style-name="T4">شأن الكافرين في تكذيبهم وما ينزل بهم، شأن آل فرعون والذين من قبلهم من الكافرين، أنكروا آيات الله الواضحة، فعاجلهم بالعقوبة بسبب تكذيبهم وعنادهم</text:span><text:span text:style-name="T3">. </text:span><text:span text:style-name="T4">والله شديد العقاب لمن كفر به وكذَّب رسله</text:span><text:span text:style-name="T3">.</text:span></text:p>
      <text:p text:style-name="P1"><text:span text:style-name="T4">قُلْ لِلَّذِينَ كَفَرُوا سَتُغْلَبُونَ وَتُحْشَرُونَ إِلَى جَهَنَّمَ وَبِئْسَ الْمِهَادُ </text:span><text:span text:style-name="T3">(12) </text:span></text:p>
      <text:p text:style-name="P1"><text:soft-page-break/><text:span text:style-name="T4">قل </text:span><text:span text:style-name="T3">-</text:span><text:span text:style-name="T4">أيها الرسول</text:span><text:span text:style-name="T3">-</text:span><text:span text:style-name="T4">، للذين كفروا من اليهود وغيرهم والذين استهانوا بنصرك في </text:span><text:span text:style-name="T3">«</text:span><text:span text:style-name="T4">بَدْر</text:span><text:span text:style-name="T3">» : </text:span><text:span text:style-name="T4">إنكم ستُهْزَمون في الدنيا وستموتون على الكفر، وتحشرون إلى نار جهنم</text:span><text:span text:style-name="T3">; </text:span><text:span text:style-name="T4">لتكون فراشًا دائمًا لكم، وبئس الفراش</text:span><text:span text:style-name="T3">.</text:span></text:p>
      <text:p text:style-name="P1"><text:span text:style-name="T4">قَدْ كَانَ لَكُمْ آيَةٌ فِي فِئَتَيْنِ الْتَقَتَا فِئَةٌ تُقَاتِلُ فِي سَبِيلِ اللَّهِ وَأُخْرَى كَافِرَةٌ يَرَوْنَهُمْ مِثْلَيْهِمْ رَأْيَ الْعَيْنِ وَاللَّهُ يُؤَيِّدُ بِنَصْرِهِ مَنْ يَشَاءُ إِنَّ فِي ذَلِكَ لَعِبْرَةً لِأُولِي الْأَبْصَارِ </text:span><text:span text:style-name="T3">(13) </text:span></text:p>
      <text:p text:style-name="P1"><text:span text:style-name="T4">قد كان لكم </text:span><text:span text:style-name="T3">-</text:span><text:span text:style-name="T4">أيها اليهود المتكبرون المعاندون</text:span><text:span text:style-name="T3">- </text:span><text:span text:style-name="T4">دلالة عظيمة في جماعتين تقابلتا في معركة </text:span><text:span text:style-name="T3">«</text:span><text:span text:style-name="T4">بَدْر</text:span><text:span text:style-name="T3">» : </text:span><text:span text:style-name="T4">جماعة تقاتل من أجل دين الله، وهم محمد صلى الله عليه وسلم وأصحابه، وجماعة أخرى كافرة بالله، تقاتل من أجل الباطل، ترى المؤمنين في العدد مثليهم رأي العين، وقد جعل الله ذلك سببًا لنصر المسلمين عليهم</text:span><text:span text:style-name="T3">. </text:span><text:span text:style-name="T4">والله يؤيِّد بنصره من يشاء من عباده</text:span><text:span text:style-name="T3">. </text:span><text:span text:style-name="T4">إن في هذا الذي حدث لَعِظة عظيمة لأصحاب البصائر الذين يهتدون إلى حكم الله وأفعاله</text:span><text:span text:style-name="T3">.</text:span></text:p>
      <text:p text:style-name="P1"><text:span text:style-name="T4">زُيِّنَ لِلنَّاسِ حُبُّ الشَّهَوَاتِ مِنَ النِّسَاءِ وَالْبَنِينَ وَالْقَنَاطِيرِ الْمُقَنْطَرَةِ مِنَ الذَّهَبِ وَالْفِضَّةِ وَالْخَيْلِ الْمُسَوَّمَةِ وَالْأَنْعَامِ وَالْحَرْثِ ذَلِكَ مَتَاعُ الْحَيَاةِ الدُّنْيَا وَاللَّهُ عِنْدَهُ حُسْنُ الْمَآبِ </text:span><text:span text:style-name="T3">(14) </text:span></text:p>
      <text:p text:style-name="P1"><text:span text:style-name="T4">حُسِّن للناس حبُّ الشهوات من النساء والبنين، والأموال الكثيرة من الذهب والفضة، والخيل الحسان، والأنعام من الإبل والبقر والغنم، والأرض المتَّخَذة للغراس والزراعة</text:span><text:span text:style-name="T3">. </text:span><text:span text:style-name="T4">ذلك زهرة الحياة الدنيا وزينتها الفانية</text:span><text:span text:style-name="T3">. </text:span><text:span text:style-name="T4">والله عنده حسن المرجع والثواب، وهو الجنَّة</text:span><text:span text:style-name="T3">.</text:span></text:p>
      <text:p text:style-name="P1"><text:span text:style-name="T4">قُلْ أَؤُنَبِّئُكُمْ بِخَيْرٍ مِنْ ذَلِكُمْ لِلَّذِينَ اتَّقَوْا عِنْدَ رَبِّهِمْ جَنَّاتٌ تَجْرِي مِنْ تَحْتِهَا الْأَنْهَارُ خَالِدِينَ فِيهَا وَأَزْوَاجٌ مُطَهَّرَةٌ وَرِضْوَانٌ مِنَ اللَّهِ وَاللَّهُ بَصِيرٌ بِالْعِبَادِ </text:span><text:span text:style-name="T3">(15) </text:span></text:p>
      <text:p text:style-name="P1"><text:span text:style-name="T4">قل </text:span><text:span text:style-name="T3">-</text:span><text:span text:style-name="T4">أيها الرسول</text:span><text:span text:style-name="T3">-: </text:span><text:span text:style-name="T4">أأخبركم بخير مما زُيِّن للنَّاس في هذه الحياة الدنيا، لمن راقب الله وخاف عقابه جنات تجري من تحت قصورها وأشجارها الأنهار، خالدين فيها، ولهم فيها أزواج مطهرات من الحيض والنفاس وسوء الخلق، ولهم أعظم من ذلك</text:span><text:span text:style-name="T3">: </text:span><text:span text:style-name="T4">رضوان من الله</text:span><text:span text:style-name="T3">. </text:span><text:span text:style-name="T4">والله مطَّلِع على سرائر خلقه، عالم بأحوالهم، وسيجازيهم على ذلك</text:span><text:span text:style-name="T3">.</text:span></text:p>
      <text:p text:style-name="P1"><text:span text:style-name="T4">الَّذِينَ يَقُولُونَ رَبَّنَا إِنَّنَا آمَنَّا فَاغْفِرْ لَنَا ذُنُوبَنَا وَقِنَا عَذَابَ النَّارِ </text:span><text:span text:style-name="T3">(16) </text:span></text:p>
      <text:p text:style-name="P1"><text:span text:style-name="T4">هؤلاء العباد المتقون يقولون</text:span><text:span text:style-name="T3">: </text:span><text:span text:style-name="T4">إننا آمنا بك، واتبعنا رسولك محمدًا صلى الله عليه وسلم، فامْحُ عنا ما اقترفناه من ذنوب، ونجنا من عذاب النار</text:span><text:span text:style-name="T3">.</text:span></text:p>
      <text:p text:style-name="P1"><text:span text:style-name="T4">الصَّابِرِينَ وَالصَّادِقِينَ وَالْقَانِتِينَ وَالْمُنْفِقِينَ وَالْمُسْتَغْفِرِينَ بِالْأَسْحَارِ </text:span><text:span text:style-name="T3">(17) </text:span></text:p>
      <text:p text:style-name="P1"><text:span text:style-name="T4">هم الذين اتصفوا بالصبر على الطاعات، وعن المعاصي، وعلى ما يصيبهم من أقدار الله المؤلمة، وبالصدق في الأقوال والأفعال وبالطاعة التامة، وبالإنفاق سرا وعلانية، وبالاستغفار في آخر الليل</text:span><text:span text:style-name="T3">; </text:span><text:span text:style-name="T4">لأنه مَظِنَّة القبول وإجابة الدعاء</text:span><text:span text:style-name="T3">.</text:span></text:p>
      <text:p text:style-name="P1"><text:soft-page-break/><text:span text:style-name="T4">شَهِدَ اللَّهُ أَنَّهُ لَا إِلَهَ إِلَّا هُوَ وَالْمَلَائِكَةُ وَأُولُو الْعِلْمِ قَائِمًا بِالْقِسْطِ لَا إِلَهَ إِلَّا هُوَ الْعَزِيزُ الْحَكِيمُ </text:span><text:span text:style-name="T3">(18) </text:span></text:p>
      <text:p text:style-name="P1"><text:span text:style-name="T4">شهد الله أنه المتفرد بالإلهية، وقَرَنَ شهادته بشهادة الملائكة وأهل العلم، على أجلِّ مشهود عليه، وهو توحيده تعالى وقيامه بالعدل، لا إله إلا هو العزيز الذي لا يمتنع عليه شيء أراده، الحكيم في أقواله وأفعاله</text:span><text:span text:style-name="T3">.</text:span></text:p>
      <text:p text:style-name="P1"><text:span text:style-name="T4">إِنَّ الدِّينَ عِنْدَ اللَّهِ الْإِسْلَامُ وَمَا اخْتَلَفَ الَّذِينَ أُوتُوا الْكِتَابَ إِلَّا مِنْ بَعْدِ مَا جَاءَهُمُ الْعِلْمُ بَغْيًا بَيْنَهُمْ وَمَنْ يَكْفُرْ بِآيَاتِ اللَّهِ فَإِنَّ اللَّهَ سَرِيعُ الْحِسَابِ </text:span><text:span text:style-name="T3">(19) </text:span></text:p>
      <text:p text:style-name="P1"><text:span text:style-name="T4">إن الدين الذي ارتضاه الله لخلقه وأرسل به رسله، ولا يَقْبَل غيره هو الإسلام، وهو الانقياد لله وحده بالطاعة والاستسلام له بالعبودية، واتباع الرسل فيما بعثهم الله به في كل حين حتى خُتموا بمحمد صلى الله عليه وسلم، الذي لا يقبل الله مِن أحد بعد بعثته دينًا سوى الإسلام الذي أُرسل به</text:span><text:span text:style-name="T3">. </text:span><text:span text:style-name="T4">وما وقع الخلاف بين أهل الكتاب من اليهود والنصارى، فتفرقوا شيعًا وأحزابًا إلا من بعد ما قامت الحجة عليهم بإرسال الرسل وإنزال الكتب</text:span><text:span text:style-name="T3">; </text:span><text:span text:style-name="T4">بغيًا وحسدًا طلبًا للدنيا</text:span><text:span text:style-name="T3">. </text:span><text:span text:style-name="T4">ومن يجحد آيات الله المنزلة وآياته الدالة على ربوبيته وألوهيته، فإن الله سريع الحساب، وسيجزيهم بما كانوا يعملون</text:span><text:span text:style-name="T3">.</text:span></text:p>
      <text:p text:style-name="P1"><text:span text:style-name="T4">فَإِنْ حَاجُّوكَ فَقُلْ أَسْلَمْتُ وَجْهِيَ لِلَّهِ وَمَنِ اتَّبَعَنِ وَقُلْ لِلَّذِينَ أُوتُوا الْكِتَابَ وَالْأُمِّيِّينَ أَأَسْلَمْتُمْ فَإِنْ أَسْلَمُوا فَقَدِ اهْتَدَوْا وَإِنْ تَوَلَّوْا فَإِنَّمَا عَلَيْكَ الْبَلَاغُ وَاللَّهُ بَصِيرٌ بِالْعِبَادِ </text:span><text:span text:style-name="T3">(20) </text:span></text:p>
      <text:p text:style-name="P1"><text:span text:style-name="T4">فإن جادلك </text:span><text:span text:style-name="T3">-</text:span><text:span text:style-name="T4">أيها الرسول</text:span><text:span text:style-name="T3">- </text:span><text:span text:style-name="T4">أهل الكتاب في التوحيد بعد أن أقمت الحجة عليهم فقل لهم</text:span><text:span text:style-name="T3">: </text:span><text:span text:style-name="T4">إنني أخلصت لله وحده فلا أشرك به أحدًا، وكذلك من اتبعني من المؤمنين، أخلصوا لله وانقادوا له</text:span><text:span text:style-name="T3">. </text:span><text:span text:style-name="T4">وقل لهم ولمشركي العرب وغيرهم</text:span><text:span text:style-name="T3">: </text:span><text:span text:style-name="T4">إن أسلمتم فأنتم على الطريق المستقيم والهدى والحق، وإن توليتم فحسابكم على الله، وليس عليَّ إلا البلاغ، وقد أبلغتكم وأقمت عليكم الحجة</text:span><text:span text:style-name="T3">. </text:span><text:span text:style-name="T4">والله بصير بالعباد، لا يخفى عليه من أمرهم شيء</text:span><text:span text:style-name="T3">.</text:span></text:p>
      <text:p text:style-name="P1"><text:span text:style-name="T4">إِنَّ الَّذِينَ يَكْفُرُونَ بِآيَاتِ اللَّهِ وَيَقْتُلُونَ النَّبِيِّينَ بِغَيْرِ حَقٍّ وَيَقْتُلُونَ الَّذِينَ يَأْمُرُونَ بِالْقِسْطِ مِنَ النَّاسِ فَبَشِّرْهُمْ بِعَذَابٍ أَلِيمٍ </text:span><text:span text:style-name="T3">(21) </text:span></text:p>
      <text:p text:style-name="P1"><text:span text:style-name="T4">إن الذين يجحدون بالدلائل الواضحة وما جاء به المرسلون، ويقتلون أنبياء الله ظلمًا بغير حق، ويقتلون الذين يأمرون بالعدل واتباع طريق الأنبياء، فبشِّرهم بعذاب موجع</text:span><text:span text:style-name="T3">.</text:span></text:p>
      <text:p text:style-name="P1"><text:span text:style-name="T4">أُولَئِكَ الَّذِينَ حَبِطَتْ أَعْمَالُهُمْ فِي الدُّنْيَا وَالْآخِرَةِ وَمَا لَهُمْ مِنْ نَاصِرِينَ </text:span><text:span text:style-name="T3">(22) </text:span></text:p>
      <text:p text:style-name="P1"><text:span text:style-name="T4">أولئك الذين بطلت أعمالهم في الدنيا والآخرة، فلا يُقبل لهم عمل، وما لهم من ناصرٍ ينصرهم من عذاب الله</text:span><text:span text:style-name="T3">.</text:span></text:p>
      <text:p text:style-name="P1"><text:soft-page-break/><text:span text:style-name="T4">أَلَمْ تَرَ إِلَى الَّذِينَ أُوتُوا نَصِيبًا مِنَ الْكِتَابِ يُدْعَوْنَ إِلَى كِتَابِ اللَّهِ لِيَحْكُمَ بَيْنَهُمْ ثُمَّ يَتَوَلَّى فَرِيقٌ مِنْهُمْ وَهُمْ مُعْرِضُونَ </text:span><text:span text:style-name="T3">(23) </text:span></text:p>
      <text:p text:style-name="P1"><text:span text:style-name="T4">أرأيت </text:span><text:span text:style-name="T3">-</text:span><text:span text:style-name="T4">أيها الرسول</text:span><text:span text:style-name="T3">- </text:span><text:span text:style-name="T4">أعجب من حال هؤلاء اليهود الذين أتاهم الله حظا من الكتاب فعلموا أن ما جئت به هو الحق، يُدْعون إلى ما جاء في كتاب الله </text:span><text:span text:style-name="T3">-</text:span><text:span text:style-name="T4">وهو القرآن</text:span><text:span text:style-name="T3">- </text:span><text:span text:style-name="T4">ليفصل بينهم فيما اختلفوا فيه، فإن لم يوافق أهواءهم يَأْبَ كثير منهم حكم الله</text:span><text:span text:style-name="T3">; </text:span><text:span text:style-name="T4">لأن من عادتهم الإعراض عن الحق؟</text:span></text:p>
      <text:p text:style-name="P1"><text:span text:style-name="T4">ذَلِكَ بِأَنَّهُمْ قَالُوا لَنْ تَمَسَّنَا النَّارُ إِلَّا أَيَّامًا مَعْدُودَاتٍ وَغَرَّهُمْ فِي دِينِهِمْ مَا كَانُوا يَفْتَرُونَ </text:span><text:span text:style-name="T3">(24) </text:span></text:p>
      <text:p text:style-name="P1"><text:span text:style-name="T4">ذلك الانصراف عن الحق سببه اعتقاد فاسد لدى أهل الكتاب</text:span><text:span text:style-name="T3">; </text:span><text:span text:style-name="T4">بأنهم لن يعذَّبوا إلا أيامًا قليلة، وهذا الاعتقاد أدى إلى جرأتهم على الله واستهانتهم بدينه، واستمرارهم على دينهم الباطل الذي خَدَعوا به أنفسهم</text:span><text:span text:style-name="T3">.</text:span></text:p>
      <text:p text:style-name="P1"><text:span text:style-name="T4">فَكَيْفَ إِذَا جَمَعْنَاهُمْ لِيَوْمٍ لَا رَيْبَ فِيهِ وَوُفِّيَتْ كُلُّ نَفْسٍ مَا كَسَبَتْ وَهُمْ لَا يُظْلَمُونَ </text:span><text:span text:style-name="T3">(25) </text:span></text:p>
      <text:p text:style-name="P1"><text:span text:style-name="T4">فكيف يكون حالهم إذا جمعهم الله ليحاسَبوا في يوم لا شك في وقوعه </text:span><text:span text:style-name="T3">-</text:span><text:span text:style-name="T4">وهو يوم القيامة</text:span><text:span text:style-name="T3">-</text:span><text:span text:style-name="T4">، وأخذ كل واحد جزاءَ ما اكتسب، وهم لا يظلمون شيئا؟</text:span></text:p>
      <text:p text:style-name="P1"><text:span text:style-name="T4">قُلِ اللَّهُمَّ مَالِكَ الْمُلْكِ تُؤْتِي الْمُلْكَ مَنْ تَشَاءُ وَتَنْزِعُ الْمُلْكَ مِمَّنْ تَشَاءُ وَتُعِزُّ مَنْ تَشَاءُ وَتُذِلُّ مَنْ تَشَاءُ بِيَدِكَ الْخَيْرُ إِنَّكَ عَلَى كُلِّ شَيْءٍ قَدِيرٌ </text:span><text:span text:style-name="T3">(26) </text:span></text:p>
      <text:p text:style-name="P1"><text:span text:style-name="T4">قل </text:span><text:span text:style-name="T3">-</text:span><text:span text:style-name="T4">أيها النبي متوجها إلى ربك بالدعاء</text:span><text:span text:style-name="T3">-: </text:span><text:span text:style-name="T4">يا مَن لك الملك كلُّه، أنت الذي تمنح الملك والمال والتمكين في الأرض مَن تشاء مِن خلقك، وتسلب الملك ممن تشاء، وتهب العزة في الدنيا والآخرة مَن تشاء، وتجعل الذلَّة على من تشاء، بيدك الخير، إنك </text:span><text:span text:style-name="T3">-</text:span><text:span text:style-name="T4">وحدك</text:span><text:span text:style-name="T3">- </text:span><text:span text:style-name="T4">على كل شيء قدير</text:span><text:span text:style-name="T3">. </text:span><text:span text:style-name="T4">وفي الآية إثبات لصفة اليد لله تعالى على ما يليق به سبحانه</text:span><text:span text:style-name="T3">.</text:span></text:p>
      <text:p text:style-name="P1"><text:span text:style-name="T4">تُولِجُ اللَّيْلَ فِي النَّهَارِ وَتُولِجُ النَّهَارَ فِي اللَّيْلِ وَتُخْرِجُ الْحَيَّ مِنَ الْمَيِّتِ وَتُخْرِجُ الْمَيِّتَ مِنَ الْحَيِّ وَتَرْزُقُ مَنْ تَشَاءُ بِغَيْرِ حِسَابٍ </text:span><text:span text:style-name="T3">(27) </text:span></text:p>
      <text:p text:style-name="P1"><text:span text:style-name="T4">ومن دلائل قدرتك أنك تُدخل الليل في النهار، وتُدخل النهار في الليل، فيطول هذا ويقصر ذاك، وتُخرج الحي من الميت الذي لا حياة فيه، كإخراج الزرع من الحب، والمؤمن من الكافر، وتُخرج الميت من الحي كإخراج البيض من الدجاج، وترزق من تشاء مَن خلقك بغير حساب</text:span><text:span text:style-name="T3">.</text:span></text:p>
      <text:p text:style-name="P1"><text:span text:style-name="T4">لَا يَتَّخِذِ الْمُؤْمِنُونَ الْكَافِرِينَ أَوْلِيَاءَ مِنْ دُونِ الْمُؤْمِنِينَ وَمَنْ يَفْعَلْ ذَلِكَ فَلَيْسَ مِنَ اللَّهِ فِي شَيْءٍ إِلَّا أَنْ تَتَّقُوا مِنْهُمْ تُقَاةً وَيُحَذِّرُكُمُ اللَّهُ نَفْسَهُ وَإِلَى اللَّهِ الْمَصِيرُ </text:span><text:span text:style-name="T3">(28) </text:span></text:p>
      <text:p text:style-name="P1"><text:span text:style-name="T4">ينهى الله المؤمنين أن يتخذوا الكافرين أولياء بالمحبة والنصرة من دون المؤمنين، ومَن يتولهم فقد برِئ من الله، والله برِيء منه، إلا أن تكونوا ضعافًا خائفين فقد رخَّص الله لكم في مهادنتهم </text:span><text:soft-page-break/><text:span text:style-name="T4">اتقاء لشرهم، حتى تقوى شوكتكم، ويحذركم الله نفسه، فاتقوه وخافوه</text:span><text:span text:style-name="T3">. </text:span><text:span text:style-name="T4">وإلى الله وحده رجوع الخلائق للحساب والجزاء</text:span><text:span text:style-name="T3">.</text:span></text:p>
      <text:p text:style-name="P1"><text:span text:style-name="T4">قُلْ إِنْ تُخْفُوا مَا فِي صُدُورِكُمْ أَوْ تُبْدُوهُ يَعْلَمْهُ اللَّهُ وَيَعْلَمُ مَا فِي السَّمَاوَاتِ وَمَا فِي الْأَرْضِ وَاللَّهُ عَلَى كُلِّ شَيْءٍ قَدِيرٌ </text:span><text:span text:style-name="T3">(29) </text:span></text:p>
      <text:p text:style-name="P1"><text:span text:style-name="T4">قل </text:span><text:span text:style-name="T3">-</text:span><text:span text:style-name="T4">أيها النبي</text:span><text:span text:style-name="T3">- </text:span><text:span text:style-name="T4">للمؤمنين</text:span><text:span text:style-name="T3">: </text:span><text:span text:style-name="T4">إن تكتموا ما استقر في قلوبكم من موالاة الكافرين ونصرتهم أو تظهروا ذلك لا يَخْفَ على الله منه شيء، فإنَّ علمه محيط بكل ما في السماوات وما في الأرض، وله القدرة التامة على كل شيء</text:span><text:span text:style-name="T3">.</text:span></text:p>
      <text:p text:style-name="P1"><text:span text:style-name="T4">يَوْمَ تَجِدُ كُلُّ نَفْسٍ مَا عَمِلَتْ مِنْ خَيْرٍ مُحْضَرًا وَمَا عَمِلَتْ مِنْ سُوءٍ تَوَدُّ لَوْ أَنَّ بَيْنَهَا وَبَيْنَهُ أَمَدًا بَعِيدًا وَيُحَذِّرُكُمُ اللَّهُ نَفْسَهُ وَاللَّهُ رَءُوفٌ بِالْعِبَادِ </text:span><text:span text:style-name="T3">(30) </text:span></text:p>
      <text:p text:style-name="P1"><text:span text:style-name="T4">وفي يوم القيامة يوم الجزاء تجد كل نفس ما عملت من خير ينتظرها موفرًا لتُجزَى به، وما عملت من عمل سيِّئ تجده في انتظارها أيضًا، فتتمنى لو أن بينها وبين هذا العمل زمنًا بعيدًا</text:span><text:span text:style-name="T3">. </text:span><text:span text:style-name="T4">فاستعدوا لهذا اليوم، وخافوا بطش الإله الجبار</text:span><text:span text:style-name="T3">. </text:span><text:span text:style-name="T4">ومع شدَّة عقابه فإنه سبحانه المتصف بكمال الرحمة بالعباد</text:span><text:span text:style-name="T3">.</text:span></text:p>
      <text:p text:style-name="P1"><text:span text:style-name="T4">قُلْ إِنْ كُنْتُمْ تُحِبُّونَ اللَّهَ فَاتَّبِعُونِي يُحْبِبْكُمُ اللَّهُ وَيَغْفِرْ لَكُمْ ذُنُوبَكُمْ وَاللَّهُ غَفُورٌ رَحِيمٌ </text:span><text:span text:style-name="T3">(31) </text:span></text:p>
      <text:p text:style-name="P1"><text:span text:style-name="T4">قل </text:span><text:span text:style-name="T3">-</text:span><text:span text:style-name="T4">أيها الرسول</text:span><text:span text:style-name="T3">-: </text:span><text:span text:style-name="T4">إن كنتم تحبون الله حقا فاتبعوني وآمنوا بي ظاهرًا وباطنًا، يحببكم الله، ويمحُ ذنوبكم، فإنه غفور لذنوب عباده المؤمنين، رحيم بهم</text:span><text:span text:style-name="T3">.</text:span></text:p>
      <text:p text:style-name="P1"><text:span text:style-name="T4">وهذه الآية الكريمة حاكمة على كل من ادعى محبة الله </text:span><text:span text:style-name="T3">-</text:span><text:span text:style-name="T4">تعالى</text:span><text:span text:style-name="T3">- </text:span><text:span text:style-name="T4">وليس متبعًا لنبيه محمد صلى الله عيه وسلم حق الاتباع، مطيعًا له في أمره ونهيه، فإنه كاذب في دعواه حتى يتابع الرسول صلى الله عليه وسلم حق الاتباع</text:span><text:span text:style-name="T3">.</text:span></text:p>
      <text:p text:style-name="P1"><text:span text:style-name="T4">قُلْ أَطِيعُوا اللَّهَ وَالرَّسُولَ فَإِنْ تَوَلَّوْا فَإِنَّ اللَّهَ لَا يُحِبُّ الْكَافِرِينَ </text:span><text:span text:style-name="T3">(32) </text:span></text:p>
      <text:p text:style-name="P1"><text:span text:style-name="T4">قل </text:span><text:span text:style-name="T3">-</text:span><text:span text:style-name="T4">أيها الرسول</text:span><text:span text:style-name="T3">-: </text:span><text:span text:style-name="T4">أطيعوا الله باتباع كتابه، وأطيعوا الرسول باتباع سنته في حياته وبعد مماته، فإن هم أعرضوا عنك، وأصروا على ما هم عليه مِن كفر وضلال، فليسوا أهلا لمحبة الله</text:span><text:span text:style-name="T3">; </text:span><text:span text:style-name="T4">فإن الله لا يحب الكافرين</text:span><text:span text:style-name="T3">.</text:span></text:p>
      <text:p text:style-name="P1"><text:span text:style-name="T4">إِنَّ اللَّهَ اصْطَفَى آدَمَ وَنُوحًا وَآلَ إِبْرَاهِيمَ وَآلَ عِمْرَانَ عَلَى الْعَالَمِينَ </text:span><text:span text:style-name="T3">(33) </text:span></text:p>
      <text:p text:style-name="P1"><text:span text:style-name="T4">إن الله اختار آدم ونوحًا وآل إبراهيم وآل عمران، وجعلهم أفضل أهل زمانهم</text:span><text:span text:style-name="T3">.</text:span></text:p>
      <text:p text:style-name="P1"><text:span text:style-name="T4">ذُرِّيَّةً بَعْضُهَا مِنْ بَعْضٍ وَاللَّهُ سَمِيعٌ عَلِيمٌ </text:span><text:span text:style-name="T3">(34) </text:span></text:p>
      <text:p text:style-name="P1"><text:span text:style-name="T4">هؤلاء الأنبياء والرسل سلسلة طُهْر متواصلة في الإخلاص لله وتوحيده والعمل بوحيه</text:span><text:span text:style-name="T3">. </text:span><text:span text:style-name="T4">والله سميع لأقوال عباده، عليم بأفعالهم، وسيجازيهم على ذلك</text:span><text:span text:style-name="T3">.</text:span></text:p>
      <text:p text:style-name="P1"><text:soft-page-break/><text:span text:style-name="T4">إِذْ قَالَتِ امْرَأَتُ عِمْرَانَ رَبِّ إِنِّي نَذَرْتُ لَكَ مَا فِي بَطْنِي مُحَرَّرًا فَتَقَبَّلْ مِنِّي إِنَّكَ أَنْتَ السَّمِيعُ الْعَلِيمُ </text:span><text:span text:style-name="T3">(35) </text:span></text:p>
      <text:p text:style-name="P1"><text:span text:style-name="T4">اذكر </text:span><text:span text:style-name="T3">-</text:span><text:span text:style-name="T4">أيها الرسول</text:span><text:span text:style-name="T3">- </text:span><text:span text:style-name="T4">ما كان من أمر مريم وأمها وابنها عيسى عليه السلام</text:span><text:span text:style-name="T3">; </text:span><text:span text:style-name="T4">لتردَّ بذلك على من ادعوا أُلوهية عيسى أو بنوَّته لله سبحانه، إذ قالت امرأة عمران حين حملت</text:span><text:span text:style-name="T3">: </text:span><text:span text:style-name="T4">يا ربِّ إني جعلت لك ما في بطني خالصا لك، لخدمة </text:span><text:span text:style-name="T3">«</text:span><text:span text:style-name="T4">بيت المقدس</text:span><text:span text:style-name="T3">» </text:span><text:span text:style-name="T4">، فتقبَّل مني</text:span><text:span text:style-name="T3">; </text:span><text:span text:style-name="T4">إنك أنت وحدك السميع لدعائي، العليم بنيتي</text:span><text:span text:style-name="T3">.</text:span></text:p>
      <text:p text:style-name="P1"><text:span text:style-name="T4">فَلَمَّا وَضَعَتْهَا قَالَتْ رَبِّ إِنِّي وَضَعْتُهَا أُنْثَى وَاللَّهُ أَعْلَمُ بِمَا وَضَعَتْ وَلَيْسَ الذَّكَرُ كَالْأُنْثَى وَإِنِّي سَمَّيْتُهَا مَرْيَمَ وَإِنِّي أُعِيذُهَا بِكَ وَذُرِّيَّتَهَا مِنَ الشَّيْطَانِ الرَّجِيمِ </text:span><text:span text:style-name="T3">(36) </text:span></text:p>
      <text:p text:style-name="P1"><text:span text:style-name="T4">فلما تمَّ حملها ووضعت مولودها قالت</text:span><text:span text:style-name="T3">: </text:span><text:span text:style-name="T4">ربِّ إني وضعتها أنثى لا تصلح للخدمة في </text:span><text:span text:style-name="T3">«</text:span><text:span text:style-name="T4">بيت المقدس</text:span><text:span text:style-name="T3">» -</text:span><text:span text:style-name="T4">والله أعلم بما وضَعَتْ، وسوف يجعل الله لها شأنًا</text:span><text:span text:style-name="T3">- </text:span><text:span text:style-name="T4">وقالت</text:span><text:span text:style-name="T3">: </text:span><text:span text:style-name="T4">وليس الذكر الذي أردت للخدمة كالأنثى في ذلك</text:span><text:span text:style-name="T3">; </text:span><text:span text:style-name="T4">لأن الذكر أقوى على الخدمة وأقْوَم بها، وإني سمَّيتها مريم، وإني حصَّنتها بك هي وذريَّتها من الشيطان المطرود من رحمتك</text:span><text:span text:style-name="T3">.</text:span></text:p>
      <text:p text:style-name="P1"><text:span text:style-name="T4">فَتَقَبَّلَهَا رَبُّهَا بِقَبُولٍ حَسَنٍ وَأَنْبَتَهَا نَبَاتًا حَسَنًا وَكَفَّلَهَا زَكَرِيَّا كُلَّمَا دَخَلَ عَلَيْهَا زَكَرِيَّا الْمِحْرَابَ وَجَدَ عِنْدَهَا رِزْقًا قَالَ يَامَرْيَمُ أَنَّى لَكِ هَذَا قَالَتْ هُوَ مِنْ عِنْدِ اللَّهِ إِنَّ اللَّهَ يَرْزُقُ مَنْ يَشَاءُ بِغَيْرِ حِسَابٍ </text:span><text:span text:style-name="T3">(37) </text:span></text:p>
      <text:p text:style-name="P1"><text:span text:style-name="T4">فاستجاب الله دعاءها وقبل منها نَذْرها أحسن قَبول، وتولَّى ابنتها مريم بالرعاية فأنبتها نباتًا حسنًا، ويسَّر الله لها زكريا عليه السلام كافلا فأسكنها في مكان عبادته، وكان كلَّما دخل عليها هذا المكان وجد عندها رزقًا هنيئًا معدّاً قال</text:span><text:span text:style-name="T3">: </text:span><text:span text:style-name="T4">يا مريم من أين لكِ هذا الرزق الطيب؟ قالت</text:span><text:span text:style-name="T3">: </text:span><text:span text:style-name="T4">هو رزق من عند الله</text:span><text:span text:style-name="T3">. </text:span><text:span text:style-name="T4">إن الله </text:span><text:span text:style-name="T3">-</text:span><text:span text:style-name="T4">بفضله</text:span><text:span text:style-name="T3">- </text:span><text:span text:style-name="T4">يرزق مَن يشاء مِن خلقه بغير حساب</text:span><text:span text:style-name="T3">.</text:span></text:p>
      <text:p text:style-name="P1"><text:span text:style-name="T4">هُنَالِكَ دَعَا زَكَرِيَّا رَبَّهُ قَالَ رَبِّ هَبْ لِي مِنْ لَدُنْكَ ذُرِّيَّةً طَيِّبَةً إِنَّكَ سَمِيعُ الدُّعَاءِ </text:span><text:span text:style-name="T3">(38) </text:span></text:p>
      <text:p text:style-name="P1"><text:span text:style-name="T4">عندما رأى زكريا ما أكرم الله به مريم مِن رزقه وفضله توجه إلى ربه قائلا يا ربِّ أعطني من عندك ولدًا صالحًا مباركًا، إنك سميع الدعاء لمن دعاك</text:span><text:span text:style-name="T3">.</text:span></text:p>
      <text:p text:style-name="P1"><text:span text:style-name="T4">فَنَادَتْهُ الْمَلَائِكَةُ وَهُوَ قَائِمٌ يُصَلِّي فِي الْمِحْرَابِ أَنَّ اللَّهَ يُبَشِّرُكَ بِيَحْيَى مُصَدِّقًا بِكَلِمَةٍ مِنَ اللَّهِ وَسَيِّدًا وَحَصُورًا وَنَبِيًّا مِنَ الصَّالِحِينَ </text:span><text:span text:style-name="T3">(39) </text:span></text:p>
      <text:p text:style-name="P1"><text:span text:style-name="T4">فنادته الملائكة وهو واقف بين يدي الله في مكان صلاته يدعوه</text:span><text:span text:style-name="T3">: </text:span><text:span text:style-name="T4">أن الله يخبرك بخبر يسرُّك، وهو أنك سترزق بولد اسمه يحيى، يُصَدِّق بكلمة من الله </text:span><text:span text:style-name="T3">-</text:span><text:span text:style-name="T4">وهو عيسى بن مريم عليه السلام</text:span><text:span text:style-name="T3">-</text:span><text:span text:style-name="T4">، ويكون يحيى سيدًا في قومه، له المكانة والمنزلة العالية، وحصورًا لا يأتي الذنوب والشهوات الضارة، ويكون نبيّاً من الصالحين الذين بلغوا في الصَّلاح ذروته</text:span><text:span text:style-name="T3">.</text:span></text:p>
      <text:p text:style-name="P1"><text:soft-page-break/><text:span text:style-name="T4">قَالَ رَبِّ أَنَّى يَكُونُ لِي غُلَامٌ وَقَدْ بَلَغَنِيَ الْكِبَرُ وَامْرَأَتِي عَاقِرٌ قَالَ كَذَلِكَ اللَّهُ يَفْعَلُ مَا يَشَاءُ </text:span><text:span text:style-name="T3">(40) </text:span></text:p>
      <text:p text:style-name="P1"><text:span text:style-name="T4">قال زكريا فرحًا متعجبًا</text:span><text:span text:style-name="T3">: </text:span><text:span text:style-name="T4">ربِّ أنَّى يكون لي غلام مع أن الشيخوخة قد بلغت مني مبلغها، وامرأتي عقيم لا تلد؟ قال</text:span><text:span text:style-name="T3">: </text:span><text:span text:style-name="T4">كذلك يفعل الله ما يشاء من الأفعال العجيبة المخالفة للعادة</text:span><text:span text:style-name="T3">.</text:span></text:p>
      <text:p text:style-name="P1"><text:span text:style-name="T4">قَالَ رَبِّ اجْعَلْ لِي آيَةً قَالَ آيَتُكَ أَلَّا تُكَلِّمَ النَّاسَ ثَلَاثَةَ أَيَّامٍ إِلَّا رَمْزًا وَاذْكُرْ رَبَّكَ كَثِيرًا وَسَبِّحْ بِالْعَشِيِّ وَالْإِبْكَارِ </text:span><text:span text:style-name="T3">(41) </text:span></text:p>
      <text:p text:style-name="P1"><text:span text:style-name="T4">قال زكريَّا</text:span><text:span text:style-name="T3">: </text:span><text:span text:style-name="T4">رب اجعل لي علامةً أستدلُّ بها على وجود الولد مني</text:span><text:span text:style-name="T3">; </text:span><text:span text:style-name="T4">ليحصل لي السرور والاستبشار، قال</text:span><text:span text:style-name="T3">: </text:span><text:span text:style-name="T4">علامتك التي طلبتها</text:span><text:span text:style-name="T3">: </text:span><text:span text:style-name="T4">ألا تستطيع التحدث إلى الناس ثلاثة أيام إلا بإشارة إليهم، مع أنك سويٌّ صحيح، وفي هذه المدة أكثِرْ من ذكر ربك، وصلِّ له أواخر النهار وأوائله</text:span><text:span text:style-name="T3">.</text:span></text:p>
      <text:p text:style-name="P1"><text:span text:style-name="T4">وَإِذْ قَالَتِ الْمَلَائِكَةُ يَامَرْيَمُ إِنَّ اللَّهَ اصْطَفَاكِ وَطَهَّرَكِ وَاصْطَفَاكِ عَلَى نِسَاءِ الْعَالَمِينَ </text:span><text:span text:style-name="T3">(42) </text:span></text:p>
      <text:p text:style-name="P1"><text:span text:style-name="T4">واذكر </text:span><text:span text:style-name="T3">-</text:span><text:span text:style-name="T4">أيها الرسول</text:span><text:span text:style-name="T3">- </text:span><text:span text:style-name="T4">حين قالت الملائكة</text:span><text:span text:style-name="T3">: </text:span><text:span text:style-name="T4">يا مريم إن الله اختاركِ لطاعته وطهَّركِ من الأخلاق الرذيلة، واختاركِ على نساء العالمين في زمانك</text:span><text:span text:style-name="T3">.</text:span></text:p>
      <text:p text:style-name="P1"><text:span text:style-name="T4">يَامَرْيَمُ اقْنُتِي لِرَبِّكِ وَاسْجُدِي وَارْكَعِي مَعَ الرَّاكِعِينَ </text:span><text:span text:style-name="T3">(43) </text:span></text:p>
      <text:p text:style-name="P1"><text:span text:style-name="T4">يا مريم داومي على الطاعة لربك، وقومي في خشوع وتواضع، واسجدي واركعي مع الراكعين</text:span><text:span text:style-name="T3">; </text:span><text:span text:style-name="T4">شكرًا لله على ما أولاكِ من نعمه</text:span><text:span text:style-name="T3">.</text:span></text:p>
      <text:p text:style-name="P1"><text:span text:style-name="T4">ذَلِكَ مِنْ أَنْبَاءِ الْغَيْبِ نُوحِيهِ إِلَيْكَ وَمَا كُنْتَ لَدَيْهِمْ إِذْ يُلْقُونَ أَقْلَامَهُمْ أَيُّهُمْ يَكْفُلُ مَرْيَمَ وَمَا كُنْتَ لَدَيْهِمْ إِذْ يَخْتَصِمُونَ </text:span><text:span text:style-name="T3">(44) </text:span></text:p>
      <text:p text:style-name="P1"><text:span text:style-name="T4">ذلك الذي قصصناه عليك </text:span><text:span text:style-name="T3">-</text:span><text:span text:style-name="T4">أيها الرسول</text:span><text:span text:style-name="T3">- </text:span><text:span text:style-name="T4">من أخبار الغيب التي أوحاها الله إليك، إذ لم تكن معهم حين اختلفوا في كفالة مريم أيُّهم أحق بها وأولى، ووقع بينهم الخصام، فأجْرَوْا القرعة بإلقاء أقلامهم، فأصابت زكريا عليه السلام، ففاز بكفالتها</text:span><text:span text:style-name="T3">.</text:span></text:p>
      <text:p text:style-name="P1"><text:span text:style-name="T4">إِذْ قَالَتِ الْمَلَائِكَةُ يَامَرْيَمُ إِنَّ اللَّهَ يُبَشِّرُكِ بِكَلِمَةٍ مِنْهُ اسْمُهُ الْمَسِيحُ عِيسَى ابْنُ مَرْيَمَ وَجِيهًا فِي الدُّنْيَا وَالْآخِرَةِ وَمِنَ الْمُقَرَّبِينَ </text:span><text:span text:style-name="T3">(45) </text:span></text:p>
      <text:p text:style-name="P1"><text:span text:style-name="T4">وما كنت </text:span><text:span text:style-name="T3">-</text:span><text:span text:style-name="T4">يا نبي الله</text:span><text:span text:style-name="T3">- </text:span><text:span text:style-name="T4">هناك حين قالت الملائكة</text:span><text:span text:style-name="T3">: </text:span><text:span text:style-name="T4">يا مريم إن الله يُبَشِّرْكِ بولد يكون وجوده بكلمة من الله، أي يقول له</text:span><text:span text:style-name="T3">: «</text:span><text:span text:style-name="T4">كن</text:span><text:span text:style-name="T3">» </text:span><text:span text:style-name="T4">، فيكون، اسمه المسيح عيسى ابن مريم، له الجاه العظيم في الدنيا والآخرة، ومن المقربين عند الله يوم القيامة</text:span><text:span text:style-name="T3">.</text:span></text:p>
      <text:p text:style-name="P1"><text:span text:style-name="T4">وَيُكَلِّمُ النَّاسَ فِي الْمَهْدِ وَكَهْلًا وَمِنَ الصَّالِحِينَ </text:span><text:span text:style-name="T3">(46) </text:span></text:p>
      <text:p text:style-name="P1"><text:soft-page-break/><text:span text:style-name="T4">ويكلم الناس وهو رضيع قبل أوان الكلام، ويدعوهم إلى الله وهو كبير قد اجتمعت قوته وكمل شبابه بما أوحاه الله إليه</text:span><text:span text:style-name="T3">. </text:span><text:span text:style-name="T4">وهذا تكليم النبوَّة والدعوة والإرشاد، وهو معدود من أهل الصلاح والفضل في قوله وعمله</text:span><text:span text:style-name="T3">.</text:span></text:p>
      <text:p text:style-name="P1"><text:span text:style-name="T4">قَالَتْ رَبِّ أَنَّى يَكُونُ لِي وَلَدٌ وَلَمْ يَمْسَسْنِي بَشَرٌ قَالَ كَذَلِكِ اللَّهُ يَخْلُقُ مَا يَشَاءُ إِذَا قَضَى أَمْرًا فَإِنَّمَا يَقُولُ لَهُ كُنْ فَيَكُونُ </text:span><text:span text:style-name="T3">(47) </text:span></text:p>
      <text:p text:style-name="P1"><text:span text:style-name="T4">قالت مريم متعجبة من هذا الأمر</text:span><text:span text:style-name="T3">: </text:span><text:span text:style-name="T4">أنَّى يكون لي ولد وأنا لست بذات زوج ولا بَغِيٍّ؟ قال لها المَلَك</text:span><text:span text:style-name="T3">: </text:span><text:span text:style-name="T4">هذا الذي يحدث لكِ ليس بمستبعد على الإله القادر، الذي يوجِد ما يشاء من العدم، فإذا أراد إيجاد شيء فإنما يقول له</text:span><text:span text:style-name="T3">: «</text:span><text:span text:style-name="T4">كُن</text:span><text:span text:style-name="T3">» </text:span><text:span text:style-name="T4">فيكون</text:span><text:span text:style-name="T3">.</text:span></text:p>
      <text:p text:style-name="P1"><text:span text:style-name="T4">وَيُعَلِّمُهُ الْكِتَابَ وَالْحِكْمَةَ وَالتَّوْرَاةَ وَالْإِنْجِيلَ </text:span><text:span text:style-name="T3">(48) </text:span></text:p>
      <text:p text:style-name="P1"><text:span text:style-name="T4">ويعلمه الكتابة، والسداد في القول والفعل، والتوراة التي أوحاها الله إلى موسى عليه السلام، والإنجيل الذي أنزل الله عليه</text:span><text:span text:style-name="T3">.</text:span></text:p>
      <text:p text:style-name="P1"><text:span text:style-name="T4">وَرَسُولًا إِلَى بَنِي إِسْرَائِيلَ أَنِّي قَدْ جِئْتُكُمْ بِآيَةٍ مِنْ رَبِّكُمْ أَنِّي أَخْلُقُ لَكُمْ مِنَ الطِّينِ كَهَيْئَةِ الطَّيْرِ فَأَنْفُخُ فِيهِ فَيَكُونُ طَيْرًا بِإِذْنِ اللَّهِ وَأُبْرِئُ الْأَكْمَهَ وَالْأَبْرَصَ وَأُحْيِ الْمَوْتَى بِإِذْنِ اللَّهِ وَأُنَبِّئُكُمْ بِمَا تَأْكُلُونَ وَمَا تَدَّخِرُونَ فِي بُيُوتِكُمْ إِنَّ فِي ذَلِكَ لَآيَةً لَكُمْ إِنْ كُنْتُمْ مُؤْمِنِينَ </text:span><text:span text:style-name="T3">(49) </text:span></text:p>
      <text:p text:style-name="P1"><text:span text:style-name="T4">ويجعله رسولا إلى بني إسرائيل، ويقول لهم</text:span><text:span text:style-name="T3">: </text:span><text:span text:style-name="T4">إني قد جئتكم بعلامة من ربكم تدلُّ على أني مرسل من الله، وهي أني أصنع لكم من الطين مثل شكل الطير، فأنفخ فيه فيكون طيرًا حقيقيا بإذن الله، وأَشفي مَن وُلِد أعمى، ومَن به برص، وأُحيي من كان ميتًا بإذن الله، وأخبركم بما تأكلون وتدَّخرون في بيوتكم من طعامكم</text:span><text:span text:style-name="T3">. </text:span><text:span text:style-name="T4">إن في هذه الأمور العظيمة التي ليست في قدرة البشر لدليلا على أني نبي الله ورسوله، إن كنتم مصدِّقين حجج الله وآياته، مقرِّين بتوحيده</text:span><text:span text:style-name="T3">.</text:span></text:p>
      <text:p text:style-name="P1"><text:span text:style-name="T4">وَمُصَدِّقًا لِمَا بَيْنَ يَدَيَّ مِنَ التَّوْرَاةِ وَلِأُحِلَّ لَكُمْ بَعْضَ الَّذِي حُرِّمَ عَلَيْكُمْ وَجِئْتُكُمْ بِآيَةٍ مِنْ رَبِّكُمْ فَاتَّقُوا اللَّهَ وَأَطِيعُونِ </text:span><text:span text:style-name="T3">(50) </text:span></text:p>
      <text:p text:style-name="P1"><text:span text:style-name="T4">وجئتكم مصدقًا بما في التوراة، ولأحلَّ لكم بوحي من الله بعض ما حرَّمه الله عليكم تخفيفًا من الله ورحمة، وجئتكم بحجة من ربكم على صدق ما أقول لكم، فاتقوا الله ولا تخالفوا أمره، وأطيعوني فيما أبلغكم به عن الله</text:span><text:span text:style-name="T3">.</text:span></text:p>
      <text:p text:style-name="P1"><text:span text:style-name="T4">إِنَّ اللَّهَ رَبِّي وَرَبُّكُمْ فَاعْبُدُوهُ هَذَا صِرَاطٌ مُسْتَقِيمٌ </text:span><text:span text:style-name="T3">(51) </text:span></text:p>
      <text:p text:style-name="P1"><text:span text:style-name="T4">إن الله الذي أدعوكم إليه هو وحده ربي وربكم فاعبدوه، فأنا وأنتم سواء في العبودية والخضوع له، وهذا هو الطريق الذي لا اعوجاج فيه</text:span><text:span text:style-name="T3">.</text:span></text:p>
      <text:p text:style-name="P1"><text:soft-page-break/><text:span text:style-name="T4">فَلَمَّا أَحَسَّ عِيسَى مِنْهُمُ الْكُفْرَ قَالَ مَنْ أَنْصَارِي إِلَى اللَّهِ قَالَ الْحَوَارِيُّونَ نَحْنُ أَنْصَارُ اللَّهِ آمَنَّا بِاللَّهِ وَاشْهَدْ بِأَنَّا مُسْلِمُونَ </text:span><text:span text:style-name="T3">(52) </text:span></text:p>
      <text:p text:style-name="P1"><text:span text:style-name="T4">فلما استشعر عيسى منهم التصميم على الكفر نادى في أصحابه الخُلَّص</text:span><text:span text:style-name="T3">: </text:span><text:span text:style-name="T4">مَن يكون معي في نصرة دين الله؟ قال أصفياء عيسى</text:span><text:span text:style-name="T3">: </text:span><text:span text:style-name="T4">نحن أنصار دين الله والداعون إليه، صدَّقنا بالله واتبعناك، واشهد أنت يا عيسى بأنا مستسلمون لله بالتوحيد والطاعة</text:span><text:span text:style-name="T3">.</text:span></text:p>
      <text:p text:style-name="P1"><text:span text:style-name="T4">رَبَّنَا آمَنَّا بِمَا أَنْزَلْتَ وَاتَّبَعْنَا الرَّسُولَ فَاكْتُبْنَا مَعَ الشَّاهِدِينَ </text:span><text:span text:style-name="T3">(53) </text:span></text:p>
      <text:p text:style-name="P1"><text:span text:style-name="T4">ربنا صدَّقنا بما أنزلت من الإنجيل، واتبعنا رسولك عيسى عليه السلام، فاجعلنا ممن شهدوا لك بالوحدانية ولأنبيائك بالرسالة، وهم أمة محمد صلى الله عليه وسلم الذين يشهدون للرسل بأنهم بلَّغوا أممهم</text:span><text:span text:style-name="T3">.</text:span></text:p>
      <text:p text:style-name="P1"><text:span text:style-name="T4">وَمَكَرُوا وَمَكَرَ اللَّهُ وَاللَّهُ خَيْرُ الْمَاكِرِينَ </text:span><text:span text:style-name="T3">(54) </text:span></text:p>
      <text:p text:style-name="P1"><text:span text:style-name="T4">ومكر الذين كفروا من بني إسرائيل بعيسى عليه السلام، بأن وكَّلوا به من يقتله غِيْلة، فألقى الله شَبَه عيسى على رجل دلَّهم عليه فأمسكوا به، وقتلوه وصلبوه ظناً منهم أنه عيسى عليه السلام، والله خير الماكرين</text:span><text:span text:style-name="T3">. </text:span><text:span text:style-name="T4">وفي هذا إثبات صفة المكر لله </text:span><text:span text:style-name="T3">-</text:span><text:span text:style-name="T4">تعالى</text:span><text:span text:style-name="T3">- </text:span><text:span text:style-name="T4">على ما يليق بجلاله وكماله</text:span><text:span text:style-name="T3">; </text:span><text:span text:style-name="T4">لأنه مكر بحق، وفي مقابلة مكر الماكرين</text:span><text:span text:style-name="T3">.</text:span></text:p>
      <text:p text:style-name="P1"><text:span text:style-name="T4">إِذْ قَالَ اللَّهُ يَاعِيسَى إِنِّي مُتَوَفِّيكَ وَرَافِعُكَ إِلَيَّ وَمُطَهِّرُكَ مِنَ الَّذِينَ كَفَرُوا وَجَاعِلُ الَّذِينَ اتَّبَعُوكَ فَوْقَ الَّذِينَ كَفَرُوا إِلَى يَوْمِ الْقِيَامَةِ ثُمَّ إِلَيَّ مَرْجِعُكُمْ فَأَحْكُمُ بَيْنَكُمْ فِيمَا كُنْتُمْ فِيهِ تَخْتَلِفُونَ </text:span><text:span text:style-name="T3">(55) </text:span></text:p>
      <text:p text:style-name="P1"><text:span text:style-name="T4">ومكر الله بهم حين قال الله لعيسى</text:span><text:span text:style-name="T3">: </text:span><text:span text:style-name="T4">إني قابضك من الأرض من غير أن ينالك سوء، ورافعك إليَّ ببدنك وروحك، ومخلصك من الذين كفروا بك، وجاعل الذين اتبعوك </text:span><text:span text:style-name="T3">-</text:span><text:span text:style-name="T4">أي على دينك وما جئت به عن الله من الدين والبشارة بمحمد صلى الله عليه وسلم وآمَنوا بمحمد صلى الله عليه وسلم، بعد بعثته، والتزموا شريعته</text:span><text:span text:style-name="T3">- </text:span><text:span text:style-name="T4">ظاهرين على الذين جحدوا نبوتك إلى يوم القيامة، ثم إليّ مصيركم جميعًا يوم الحساب، فأفصِل بينكم فيما كنتم فيه تختلفون من أمر عيسى عليه السلام</text:span><text:span text:style-name="T3">.</text:span></text:p>
      <text:p text:style-name="P1"><text:span text:style-name="T4">فَأَمَّا الَّذِينَ كَفَرُوا فَأُعَذِّبُهُمْ عَذَابًا شَدِيدًا فِي الدُّنْيَا وَالْآخِرَةِ وَمَا لَهُمْ مِنْ نَاصِرِينَ </text:span><text:span text:style-name="T3">(56) </text:span></text:p>
      <text:p text:style-name="P1"><text:span text:style-name="T4">فأمَّا الذين كفروا بالمسيح من اليهود أو غَلَوا فيه من النصارى، فأعذبهم عذابًا شديدًا في الدنيا</text:span><text:span text:style-name="T3">: </text:span><text:span text:style-name="T4">بالقتل وسلْبِ الأموال وإزالة الملك، وفي الآخرة بالنار، وما لهم مِن ناصر ينصرهم ويدفع عنهم عذاب الله</text:span><text:span text:style-name="T3">.</text:span></text:p>
      <text:p text:style-name="P1"><text:span text:style-name="T4">وَأَمَّا الَّذِينَ آمَنُوا وَعَمِلُوا الصَّالِحَاتِ فَيُوَفِّيهِمْ أُجُورَهُمْ وَاللَّهُ لَا يُحِبُّ الظَّالِمِينَ </text:span><text:span text:style-name="T3">(57) </text:span></text:p>
      <text:p text:style-name="P1"><text:span text:style-name="T4">وأما الذين آمنوا بالله ورسله وعملوا الأعمال الصالحة، فيعطيهم الله ثواب أعمالهم كاملا غير منقوص</text:span><text:span text:style-name="T3">. </text:span><text:span text:style-name="T4">والله لا يحب الظالمين بالشرك والكفر</text:span><text:span text:style-name="T3">.</text:span></text:p>
      <text:p text:style-name="P1"><text:soft-page-break/><text:span text:style-name="T4">ذَلِكَ نَتْلُوهُ عَلَيْكَ مِنَ الْآيَاتِ وَالذِّكْرِ الْحَكِيمِ </text:span><text:span text:style-name="T3">(58) </text:span></text:p>
      <text:p text:style-name="P1"><text:span text:style-name="T4">ذلك الذي نقصُّه عليك في شأن عيسى، من الدلائل الواضحة على صحة رسالتك، وصحة القرآن الحكيم الذي يفصل بين الحق والباطل، فلا شك فيه ولا امتراء</text:span><text:span text:style-name="T3">.</text:span></text:p>
      <text:p text:style-name="P1"><text:span text:style-name="T4">إِنَّ مَثَلَ عِيسَى عِنْدَ اللَّهِ كَمَثَلِ آدَمَ خَلَقَهُ مِنْ تُرَابٍ ثُمَّ قَالَ لَهُ كُنْ فَيَكُونُ </text:span><text:span text:style-name="T3">(59) </text:span></text:p>
      <text:p text:style-name="P1"><text:span text:style-name="T4">إنَّ خَلْقَ الله لعيسى من غير أب مثَلُه كمثل خلق الله لآدم من غير أب ولا أم، إذ خلقه من تراب الأرض، ثم قال له</text:span><text:span text:style-name="T3">: «</text:span><text:span text:style-name="T4">كن بشرًا</text:span><text:span text:style-name="T3">» </text:span><text:span text:style-name="T4">فكان</text:span><text:span text:style-name="T3">. </text:span><text:span text:style-name="T4">فدعوى إلهية عيسى لكونه خلق من غير أب دعوى باطلة</text:span><text:span text:style-name="T3">; </text:span><text:span text:style-name="T4">فآدم عليه السلام خلق من غير أب ولا أم، واتفق الجميع على أنه عَبْد من عباد الله</text:span><text:span text:style-name="T3">.</text:span></text:p>
      <text:p text:style-name="P1"><text:span text:style-name="T4">الْحَقُّ مِنْ رَبِّكَ فَلَا تَكُنْ مِنَ الْمُمْتَرِينَ </text:span><text:span text:style-name="T3">(60) </text:span></text:p>
      <text:p text:style-name="P1"><text:span text:style-name="T4">الحق الذي لا شك فيه في أمر عيسى هو الذي جاءك </text:span><text:span text:style-name="T3">-</text:span><text:span text:style-name="T4">أيها الرسول</text:span><text:span text:style-name="T3">- </text:span><text:span text:style-name="T4">من ربك، فدم على يقينك، وعلى ما أنت عليه من ترك الافتراء، ولا تكن من الشاكِّين، وفي هذا تثبيت وطمأنة لرسول الله صلى الله عليه وسلم</text:span><text:span text:style-name="T3">.</text:span></text:p>
      <text:p text:style-name="P1"><text:span text:style-name="T4">فَمَنْ حَاجَّكَ فِيهِ مِنْ بَعْدِ مَا جَاءَكَ مِنَ الْعِلْمِ فَقُلْ تَعَالَوْا نَدْعُ أَبْنَاءَنَا وَأَبْنَاءَكُمْ وَنِسَاءَنَا وَنِسَاءَكُمْ وَأَنْفُسَنَا وَأَنْفُسَكُمْ ثُمَّ نَبْتَهِلْ فَنَجْعَلْ لَعْنَتَ اللَّهِ عَلَى الْكَاذِبِينَ </text:span><text:span text:style-name="T3">(61) </text:span></text:p>
      <text:p text:style-name="P1"><text:span text:style-name="T4">فمَن جادلك </text:span><text:span text:style-name="T3">-</text:span><text:span text:style-name="T4">أيها الرسول</text:span><text:span text:style-name="T3">- </text:span><text:span text:style-name="T4">في المسيح عيسى ابن مريم من بعد ما جاءك من العلم في أمر عيسى عليه السلام، فقل لهم</text:span><text:span text:style-name="T3">: </text:span><text:span text:style-name="T4">تعالوا نُحْضِر أبناءنا وأبناءكم، ونساءنا ونساءكم، وأنفسنا وأنفسكم، ثم نتجه إلى الله بالدعاء أن يُنزل عقوبته ولعنته على الكاذبين في قولهم، المصرِّين على عنادهم</text:span><text:span text:style-name="T3">.</text:span></text:p>
      <text:p text:style-name="P1"><text:span text:style-name="T4">إِنَّ هَذَا لَهُوَ الْقَصَصُ الْحَقُّ وَمَا مِنْ إِلَهٍ إِلَّا اللَّهُ وَإِنَّ اللَّهَ لَهُوَ الْعَزِيزُ الْحَكِيمُ </text:span><text:span text:style-name="T3">(62) </text:span></text:p>
      <text:p text:style-name="P1"><text:span text:style-name="T4">إن هذا الذي أنبأتك به </text:span><text:span text:style-name="T3">-</text:span><text:span text:style-name="T4">أيها الرسول</text:span><text:span text:style-name="T3">- </text:span><text:span text:style-name="T4">من أمر عيسى لهو النبأ الحق الذي لا شك فيه، وما من معبود يستحق العبادة إلا الله وحده، وإن الله لهو العزيز في ملكه، الحكيم في تدبيره وفعله</text:span><text:span text:style-name="T3">.</text:span></text:p>
      <text:p text:style-name="P1"><text:span text:style-name="T4">فَإِنْ تَوَلَّوْا فَإِنَّ اللَّهَ عَلِيمٌ بِالْمُفْسِدِينَ </text:span><text:span text:style-name="T3">(63) </text:span></text:p>
      <text:p text:style-name="P1"><text:span text:style-name="T4">فإن أعرضوا عن تصديقك واتباعك فهم المفسدون، والله عليم بهم، وسيجازيهم على ذلك</text:span><text:span text:style-name="T3">.</text:span></text:p>
      <text:p text:style-name="P1"><text:span text:style-name="T4">قُلْ يَاأَهْلَ الْكِتَابِ تَعَالَوْا إِلَى كَلِمَةٍ سَوَاءٍ بَيْنَنَا وَبَيْنَكُمْ أَلَّا نَعْبُدَ إِلَّا اللَّهَ وَلَا نُشْرِكَ بِهِ شَيْئًا وَلَا يَتَّخِذَ بَعْضُنَا بَعْضًا أَرْبَابًا مِنْ دُونِ اللَّهِ فَإِنْ تَوَلَّوْا فَقُولُوا اشْهَدُوا بِأَنَّا مُسْلِمُونَ </text:span><text:span text:style-name="T3">(64) </text:span></text:p>
      <text:p text:style-name="P1"><text:span text:style-name="T4">قل </text:span><text:span text:style-name="T3">-</text:span><text:span text:style-name="T4">أيها الرسول</text:span><text:span text:style-name="T3">- </text:span><text:span text:style-name="T4">لأهل الكتاب من اليهود والنصارى</text:span><text:span text:style-name="T3">: </text:span><text:span text:style-name="T4">تعالَوْا إلى كلمة عدل وحق نلتزم بها جميعًا</text:span><text:span text:style-name="T3">: </text:span><text:span text:style-name="T4">وهي أن نَخُص الله وحده بالعبادة، ولا نتخذ أي شريك معه، من وثن أو صنم أو صليب أو طاغوت أو غير ذلك، ولا يدين بعضنا لبعض بالطاعة من دون الله</text:span><text:span text:style-name="T3">. </text:span><text:span text:style-name="T4">فإن أعرضوا عن هذه الدعوة </text:span><text:soft-page-break/><text:span text:style-name="T4">الطيبة فقولوا لهم </text:span><text:span text:style-name="T3">-</text:span><text:span text:style-name="T4">أيها المؤمنون</text:span><text:span text:style-name="T3">-: </text:span><text:span text:style-name="T4">اشهدوا علينا بأنا مسلمون منقادون لربنا بالعبودية والإخلاص</text:span><text:span text:style-name="T3">. </text:span><text:span text:style-name="T4">والدعوة إلى كلمة سواء، كما تُوجَّه إلى اليهود والنصارى، توجَّه إلى من جرى مجراهم</text:span><text:span text:style-name="T3">.</text:span></text:p>
      <text:p text:style-name="P1"><text:span text:style-name="T4">يَاأَهْلَ الْكِتَابِ لِمَ تُحَاجُّونَ فِي إِبْرَاهِيمَ وَمَا أُنْزِلَتِ التَّوْرَاةُ وَالْإِنْجِيلُ إِلَّا مِنْ بَعْدِهِ أَفَلَا تَعْقِلُونَ </text:span><text:span text:style-name="T3">(65) </text:span></text:p>
      <text:p text:style-name="P1"><text:span text:style-name="T4">يا أصحاب الكتب المنزلة من اليهود والنصارى، كيف يجادل كل منكم في أن إبراهيم عليه السلام كان على ملَّته، وما أُنزلت التوراة والإنجيل إلا من بعده؟ أفلا تفقهون خطأ قولكم</text:span><text:span text:style-name="T3">: </text:span><text:span text:style-name="T4">إن إبراهيم كان يهودياً أو نصرانياً، وقد علمتم أن اليهودية والنصرانية حدثت بعد وفاته بحين؟</text:span></text:p>
      <text:p text:style-name="P1"><text:span text:style-name="T4">هَاأَنْتُمْ هَؤُلَاءِ حَاجَجْتُمْ فِيمَا لَكُمْ بِهِ عِلْمٌ فَلِمَ تُحَاجُّونَ فِيمَا لَيْسَ لَكُمْ بِهِ عِلْمٌ وَاللَّهُ يَعْلَمُ وَأَنْتُمْ لَا تَعْلَمُونَ </text:span><text:span text:style-name="T3">(66) </text:span></text:p>
      <text:p text:style-name="P1"><text:span text:style-name="T4">ها أنتم يا هؤلاء جادلتم رسول الله محمدًا صلى الله عليه وسلم فيما لكم به علم مِن أمر دينكم، مما تعتقدون صحته في كتبكم، فلِمَ تجادلون فيما ليس لكم به علم من أمر إبراهيم؟ والله يعلم الأمور على خفائها، وأنتم لا تعلمون</text:span><text:span text:style-name="T3">.</text:span></text:p>
      <text:p text:style-name="P1"><text:span text:style-name="T4">مَا كَانَ إِبْرَاهِيمُ يَهُودِيًّا وَلَا نَصْرَانِيًّا وَلَكِنْ كَانَ حَنِيفًا مُسْلِمًا وَمَا كَانَ مِنَ الْمُشْرِكِينَ </text:span><text:span text:style-name="T3">(67) </text:span></text:p>
      <text:p text:style-name="P1"><text:span text:style-name="T4">ما كان إبراهيم يهودياً ولا نصرانياً، فلم تكن اليهودية ولا النصرانية إلا من بعده، ولكن كان متبعًا لأمر الله وطاعته، مستسلمًا لربه، وما كان من المشركين</text:span><text:span text:style-name="T3">.</text:span></text:p>
      <text:p text:style-name="P1"><text:span text:style-name="T4">إِنَّ أَوْلَى النَّاسِ بِإِبْرَاهِيمَ لَلَّذِينَ اتَّبَعُوهُ وَهَذَا النَّبِيُّ وَالَّذِينَ آمَنُوا وَاللَّهُ وَلِيُّ الْمُؤْمِنِينَ </text:span><text:span text:style-name="T3">(68) </text:span></text:p>
      <text:p text:style-name="P1"><text:span text:style-name="T4">إنَّ أحق الناس بإبراهيم وأخصهم به، الذين آمنوا به وصدقوا برسالته واتبعوه على دينه، وهذا النبي محمد صلى الله عليه وسلم والذين آمنوا به</text:span><text:span text:style-name="T3">. </text:span><text:span text:style-name="T4">والله وليُّ المؤمنين به المتبعين شرعه</text:span><text:span text:style-name="T3">.</text:span></text:p>
      <text:p text:style-name="P1"><text:span text:style-name="T4">وَدَّتْ طَائِفَةٌ مِنْ أَهْلِ الْكِتَابِ لَوْ يُضِلُّونَكُمْ وَمَا يُضِلُّونَ إِلَّا أَنْفُسَهُمْ وَمَا يَشْعُرُونَ </text:span><text:span text:style-name="T3">(69) </text:span></text:p>
      <text:p text:style-name="P1"><text:span text:style-name="T4">تمنَّت جماعة من اليهود والنصارى لو يضلونكم </text:span><text:span text:style-name="T3">-</text:span><text:span text:style-name="T4">أيها المسلمون</text:span><text:span text:style-name="T3">- </text:span><text:span text:style-name="T4">عن الإسلام، وما يضلون إلا أنفسهم وأتباعهم، وما يدرون ذلك ولا يعلمونه</text:span><text:span text:style-name="T3">.</text:span></text:p>
      <text:p text:style-name="P1"><text:span text:style-name="T4">يَاأَهْلَ الْكِتَابِ لِمَ تَكْفُرُونَ بِآيَاتِ اللَّهِ وَأَنْتُمْ تَشْهَدُونَ </text:span><text:span text:style-name="T3">(70) </text:span></text:p>
      <text:p text:style-name="P1"><text:span text:style-name="T4">يا أهل التوراة والإنجيل لم تجحدون آيات الله التي أنزلها على رسله في كتبهم، وفيها أن محمدًا صلى الله عليه وسلم هو الرسول المنتظر، وأن ما جاءكم به هو الحق، وأنتم تشهدون بذلك؟ ولكنكم تنكرونه</text:span><text:span text:style-name="T3">.</text:span></text:p>
      <text:p text:style-name="P1"><text:span text:style-name="T4">يَاأَهْلَ الْكِتَابِ لِمَ تَلْبِسُونَ الْحَقَّ بِالْبَاطِلِ وَتَكْتُمُونَ الْحَقَّ وَأَنْتُمْ تَعْلَمُونَ </text:span><text:span text:style-name="T3">(71) </text:span></text:p>
      <text:p text:style-name="P1">يا أهل التوراة والإنجيل لِمَ تخلطون الحق في كتبكم بما حرفتموه وكتبتموه من الباطل بأيديكم، وتُخْفون ما فيهما من صفة محمد صلى الله عليه وسلم، وأن دينه هو الحق، وأنتم تعلمون ذلك؟</text:p>
      <text:p text:style-name="P1"><text:soft-page-break/><text:span text:style-name="T4">وَقَالَتْ طَائِفَةٌ مِنْ أَهْلِ الْكِتَابِ آمِنُوا بِالَّذِي أُنْزِلَ عَلَى الَّذِينَ آمَنُوا وَجْهَ النَّهَارِ وَاكْفُرُوا آخِرَهُ لَعَلَّهُمْ يَرْجِعُونَ </text:span><text:span text:style-name="T3">(72) </text:span></text:p>
      <text:p text:style-name="P1"><text:span text:style-name="T4">وقالت جماعة من أهل الكتاب من اليهود</text:span><text:span text:style-name="T3">: </text:span><text:span text:style-name="T4">صدِّقوا بالذي أُنزل على الذين آمنوا أول النهار واكفروا آخره</text:span><text:span text:style-name="T3">; </text:span><text:span text:style-name="T4">لعلهم يتشككون في دينهم، ويرجعون عنه</text:span><text:span text:style-name="T3">.</text:span></text:p>
      <text:p text:style-name="P1"><text:span text:style-name="T4">وَلَا تُؤْمِنُوا إِلَّا لِمَنْ تَبِعَ دِينَكُمْ قُلْ إِنَّ الْهُدَى هُدَى اللَّهِ أَنْ يُؤْتَى أَحَدٌ مِثْلَ مَا أُوتِيتُمْ أَوْ يُحَاجُّوكُمْ عِنْدَ رَبِّكُمْ قُلْ إِنَّ الْفَضْلَ بِيَدِ اللَّهِ يُؤْتِيهِ مَنْ يَشَاءُ وَاللَّهُ وَاسِعٌ عَلِيمٌ </text:span><text:span text:style-name="T3">(73) </text:span></text:p>
      <text:p text:style-name="P1"><text:span text:style-name="T4">ولا تصدِّقوا تصديقًا صحيحًا إلا لمَن تبع دينكم فكان يهودياً، قل لهم </text:span><text:span text:style-name="T3">-</text:span><text:span text:style-name="T4">أيها الرسول</text:span><text:span text:style-name="T3">-: </text:span><text:span text:style-name="T4">إن الهدى والتوفيق هدى الله وتوفيقه للإيمان الصحيح</text:span><text:span text:style-name="T3">. </text:span><text:span text:style-name="T4">وقالوا</text:span><text:span text:style-name="T3">: </text:span><text:span text:style-name="T4">لا تظهروا ما عندكم من العلم للمسلمين فيتعلمون منكم فيساووكم في العلم به، وتكون لهم الأفضلية عليكم، أو أن يتخذوه حجة عند ربكم يغلبونكم بها</text:span><text:span text:style-name="T3">. </text:span><text:span text:style-name="T4">قل لهم </text:span><text:span text:style-name="T3">-</text:span><text:span text:style-name="T4">أيها الرسول</text:span><text:span text:style-name="T3">-: </text:span><text:span text:style-name="T4">إن الفضل والعطاء والأمور كلها بيد الله وتحت تصرفه، يؤتيها من يشاء ممن آمن به وبرسوله</text:span><text:span text:style-name="T3">. </text:span><text:span text:style-name="T4">والله واسع عليم، يَسَعُ بعلمه وعطائه جميع مخلوقاته، ممن يستحق فضله ونعمه</text:span><text:span text:style-name="T3">.</text:span></text:p>
      <text:p text:style-name="P1"><text:span text:style-name="T4">يَخْتَصُّ بِرَحْمَتِهِ مَنْ يَشَاءُ وَاللَّهُ ذُو الْفَضْلِ الْعَظِيمِ </text:span><text:span text:style-name="T3">(74) </text:span></text:p>
      <text:p text:style-name="P1"><text:span text:style-name="T4">إن الله يختص مِن خلقه مَن يشاء بالنبوة والهداية إلى أكمل الشرائع، والله ذو الإحسان والعطاء الكثير الواسع</text:span><text:span text:style-name="T3">.</text:span></text:p>
      <text:p text:style-name="P1"><text:span text:style-name="T4">وَمِنْ أَهْلِ الْكِتَابِ مَنْ إِنْ تَأْمَنْهُ بِقِنْطَارٍ يُؤَدِّهِ إِلَيْكَ وَمِنْهُمْ مَنْ إِنْ تَأْمَنْهُ بِدِينَارٍ لَا يُؤَدِّهِ إِلَيْكَ إِلَّا مَا دُمْتَ عَلَيْهِ قَائِمًا ذَلِكَ بِأَنَّهُمْ قَالُوا لَيْسَ عَلَيْنَا فِي الْأُمِّيِّينَ سَبِيلٌ وَيَقُولُونَ عَلَى اللَّهِ الْكَذِبَ وَهُمْ يَعْلَمُونَ </text:span><text:span text:style-name="T3">(75) </text:span></text:p>
      <text:p text:style-name="P1"><text:span text:style-name="T4">ومن أهل الكتاب من اليهود مَن إنْ تأمنه على كثير من المال يؤدِّه إليك من غير خيانة، ومنهم مَن إنْ تأمنه على دينار واحد لا يؤدِّه اليك، إلا إذا بذلت غاية الجهد في مطالبته</text:span><text:span text:style-name="T3">. </text:span><text:span text:style-name="T4">وسبب ذلك عقيدة فاسدة تجعلهم يستحلُّون أموال العرب بالباطل، ويقولون</text:span><text:span text:style-name="T3">: </text:span><text:span text:style-name="T4">ليس علينا في أكل أموالهم إثم ولا حرج</text:span><text:span text:style-name="T3">; </text:span><text:span text:style-name="T4">لأن الله أحلَّها لنا</text:span><text:span text:style-name="T3">. </text:span><text:span text:style-name="T4">وهذا كذب على الله، يقولونه بألسنتهم، وهم يعلمون أنهم كاذبون</text:span><text:span text:style-name="T3">.</text:span></text:p>
      <text:p text:style-name="P1"><text:span text:style-name="T4">بَلَى مَنْ أَوْفَى بِعَهْدِهِ وَاتَّقَى فَإِنَّ اللَّهَ يُحِبُّ الْمُتَّقِينَ </text:span><text:span text:style-name="T3">(76) </text:span></text:p>
      <text:p text:style-name="P1"><text:span text:style-name="T4">ليس الأمر كما زعم هؤلاء الكاذبون، فإن المتقي حقاً هو من أوفى بما عاهد الله عليه من أداء الأمانة والإيمان به وبرسله والتزم هديه وشرعه، وخاف الله عز وجل فامتثل أمره وانتهى عما نهى عنه</text:span><text:span text:style-name="T3">. </text:span><text:span text:style-name="T4">والله يحب المتقين الذين يتقون الشرك والمعاصي</text:span><text:span text:style-name="T3">.</text:span></text:p>
      <text:p text:style-name="P1"><text:span text:style-name="T4">إِنَّ الَّذِينَ يَشْتَرُونَ بِعَهْدِ اللَّهِ وَأَيْمَانِهِمْ ثَمَنًا قَلِيلًا أُولَئِكَ لَا خَلَاقَ لَهُمْ فِي الْآخِرَةِ وَلَا يُكَلِّمُهُمُ اللَّهُ وَلَا يَنْظُرُ إِلَيْهِمْ يَوْمَ الْقِيَامَةِ وَلَا يُزَكِّيهِمْ وَلَهُمْ عَذَابٌ أَلِيمٌ </text:span><text:span text:style-name="T3">(77) </text:span></text:p>
      <text:p text:style-name="P1"><text:soft-page-break/><text:span text:style-name="T4">إن الذين يستبدلون بعهد الله ووصيته التي أوصى بها في الكتب التي أنزلها على أنبيانهم، عوضًا وبدلا خسيسًا من عرض الدنيا وحطامها، أولئك لا نصيب لهم من الثواب في الآخرة، ولا يكلمهم الله بما يسرهم، ولا ينظر إليهم يوم القيامة بعين الرحمة، ولا يطهرهم من دنس الذنوب والكفر، ولهم عذاب موجع</text:span><text:span text:style-name="T3">.</text:span></text:p>
      <text:p text:style-name="P1"><text:span text:style-name="T4">وَإِنَّ مِنْهُمْ لَفَرِيقًا يَلْوُونَ أَلْسِنَتَهُمْ بِالْكِتَابِ لِتَحْسَبُوهُ مِنَ الْكِتَابِ وَمَا هُوَ مِنَ الْكِتَابِ وَيَقُولُونَ هُوَ مِنْ عِنْدِ اللَّهِ وَمَا هُوَ مِنْ عِنْدِ اللَّهِ وَيَقُولُونَ عَلَى اللَّهِ الْكَذِبَ وَهُمْ يَعْلَمُونَ </text:span><text:span text:style-name="T3">(78) </text:span></text:p>
      <text:p text:style-name="P1"><text:span text:style-name="T4">وإن مِن اليهود لَجماعةً يحرفون الكلام عن مواضعه، ويبدلون كلام الله</text:span><text:span text:style-name="T3">; </text:span><text:span text:style-name="T4">ليوهموا غيرهم أن هذا من الكلام المنزل، وهو التوراة، وما هو منها في شيء، ويقولون</text:span><text:span text:style-name="T3">: </text:span><text:span text:style-name="T4">هذا من عند الله أوحاه الله إلى نبيه موسى، وما هو من عند الله، وهم لأجل دنياهم يقولون على الله الكذب وهم يعلمون أنهم كاذبون</text:span><text:span text:style-name="T3">.</text:span></text:p>
      <text:p text:style-name="P1"><text:span text:style-name="T4">مَا كَانَ لِبَشَرٍ أَنْ يُؤْتِيَهُ اللَّهُ الْكِتَابَ وَالْحُكْمَ وَالنُّبُوَّةَ ثُمَّ يَقُولَ لِلنَّاسِ كُونُوا عِبَادًا لِي مِنْ دُونِ اللَّهِ وَلَكِنْ كُونُوا رَبَّانِيِّينَ بِمَا كُنْتُمْ تُعَلِّمُونَ الْكِتَابَ وَبِمَا كُنْتُمْ تَدْرُسُونَ </text:span><text:span text:style-name="T3">(79) </text:span></text:p>
      <text:p text:style-name="P1"><text:span text:style-name="T4">ما ينبغي لأحد من البشر أن يُنزِّل الله عليه كتابه ويجعله حكمًا بين خلقه ويختاره نبياً، ثم يقول للناس</text:span><text:span text:style-name="T3">: </text:span><text:span text:style-name="T4">اعبدوني من دون الله، ولكن يقول</text:span><text:span text:style-name="T3">: </text:span><text:span text:style-name="T4">كونوا حكماء فقهاء علماء بما كنتم تُعَلِّمونه غيركم من وحي الله تعالى، وبما تدرسونه منه حفظًا وعلمًا وفقهًا</text:span><text:span text:style-name="T3">.</text:span></text:p>
      <text:p text:style-name="P1"><text:span text:style-name="T4">وَلَا يَأْمُرَكُمْ أَنْ تَتَّخِذُوا الْمَلَائِكَةَ وَالنَّبِيِّينَ أَرْبَابًا أَيَأْمُرُكُمْ بِالْكُفْرِ بَعْدَ إِذْ أَنْتُمْ مُسْلِمُونَ </text:span><text:span text:style-name="T3">(80) </text:span></text:p>
      <text:p text:style-name="P1"><text:span text:style-name="T4">وما كان لأحد منهم أن يأمركم باتخاذ الملائكة والنبيين أربابًا تعبدونهم من دون الله</text:span><text:span text:style-name="T3">. </text:span><text:span text:style-name="T4">أَيُعْقَلُ </text:span><text:span text:style-name="T3">-</text:span><text:span text:style-name="T4">أيها الناس</text:span><text:span text:style-name="T3">- </text:span><text:span text:style-name="T4">أن يأمركم بالكفر بالله بعد انقيادكم لأمره؟</text:span></text:p>
      <text:p text:style-name="P1"><text:span text:style-name="T4">وَإِذْ أَخَذَ اللَّهُ مِيثَاقَ النَّبِيِّينَ لَمَا آتَيْتُكُمْ مِنْ كِتَابٍ وَحِكْمَةٍ ثُمَّ جَاءَكُمْ رَسُولٌ مُصَدِّقٌ لِمَا مَعَكُمْ لَتُؤْمِنُنَّ بِهِ وَلَتَنْصُرُنَّهُ قَالَ أَأَقْرَرْتُمْ وَأَخَذْتُمْ عَلَى ذَلِكُمْ إِصْرِي قَالُوا أَقْرَرْنَا قَالَ فَاشْهَدُوا وَأَنَا مَعَكُمْ مِنَ الشَّاهِدِينَ </text:span><text:span text:style-name="T3">(81) </text:span></text:p>
      <text:p text:style-name="P1"><text:span text:style-name="T4">واذكر </text:span><text:span text:style-name="T3">-</text:span><text:span text:style-name="T4">أيها الرسول</text:span><text:span text:style-name="T3">- </text:span><text:span text:style-name="T4">إذ أخذ الله سبحانه العهد المؤكد على جميع الأنبياء</text:span><text:span text:style-name="T3">: </text:span><text:span text:style-name="T4">لَئِنْ آتيتكم من كتاب وحكمة، ثم جاءكم رسول من عندي، مصدق لما معكم لتؤمنن به ولتنصرنَّه</text:span><text:span text:style-name="T3">. </text:span><text:span text:style-name="T4">فهل أقررتم واعترفتم بذلك وأخذتم على ذلك عهدي الموثق؟ قالوا</text:span><text:span text:style-name="T3">: </text:span><text:span text:style-name="T4">أقررنا بذلك، قال</text:span><text:span text:style-name="T3">: </text:span><text:span text:style-name="T4">فليشهدْ بعضكم على بعض، واشهدوا على أممكم بذلك، وأنا معكم من الشاهدين عليكم وعليهم</text:span><text:span text:style-name="T3">. </text:span><text:span text:style-name="T4">وفي هذا أن الله أخذ الميثاق على كل نبي أن يؤمن بمحمد صلى الله عليه وسلم، وأخذ الميثاق على أمم الأنبياء بذلك</text:span><text:span text:style-name="T3">.</text:span></text:p>
      <text:p text:style-name="P1"><text:span text:style-name="T4">فَمَنْ تَوَلَّى بَعْدَ ذَلِكَ فَأُولَئِكَ هُمُ الْفَاسِقُونَ </text:span><text:span text:style-name="T3">(82) </text:span></text:p>
      <text:p text:style-name="P1"><text:soft-page-break/><text:span text:style-name="T4">فمن أعرض عن دعوة الإسلام بعد هذا البيان وهذا العهد الذي أخذه الله على أنبيائه، فأولئك هم الخارجون عن دين الله وطاعة ربهم</text:span><text:span text:style-name="T3">.</text:span></text:p>
      <text:p text:style-name="P1"><text:span text:style-name="T4">أَفَغَيْرَ دِينِ اللَّهِ يَبْغُونَ وَلَهُ أَسْلَمَ مَنْ فِي السَّمَاوَاتِ وَالْأَرْضِ طَوْعًا وَكَرْهًا وَإِلَيْهِ يُرْجَعُونَ </text:span><text:span text:style-name="T3">(83) </text:span></text:p>
      <text:p text:style-name="P1"><text:span text:style-name="T4">أيريد هؤلاء الفاسقون من أهل الكتاب غير دين الله </text:span><text:span text:style-name="T3">-</text:span><text:span text:style-name="T4">وهو الإسلام الذي بعث الله به محمدا صلى الله عليه وسلم</text:span><text:span text:style-name="T3">-</text:span><text:span text:style-name="T4">، مع أن كل مَن في السموات والأرض استسلم وانقاد وخضع لله طواعية </text:span><text:span text:style-name="T3">-</text:span><text:span text:style-name="T4">كالمؤمنين</text:span><text:span text:style-name="T3">- </text:span><text:span text:style-name="T4">ورغمًا عنهم عند الشدائد، حين لا ينفعهم ذلك وهم الكفار، كما خضع له سائر الكائنات، وإليه يُرجَعون يوم المعاد، فيجازي كلا بعمله</text:span><text:span text:style-name="T3">. </text:span><text:span text:style-name="T4">وهذا تحذير من الله تعالى لخلقه أن يرجع إليه أحد منهم على غير ملة الإسلام</text:span><text:span text:style-name="T3">.</text:span></text:p>
      <text:p text:style-name="P1"><text:span text:style-name="T4">قُلْ آمَنَّا بِاللَّهِ وَمَا أُنْزِلَ عَلَيْنَا وَمَا أُنْزِلَ عَلَى إِبْرَاهِيمَ وَإِسْمَاعِيلَ وَإِسْحَاقَ وَيَعْقُوبَ وَالْأَسْبَاطِ وَمَا أُوتِيَ مُوسَى وَعِيسَى وَالنَّبِيُّونَ مِنْ رَبِّهِمْ لَا نُفَرِّقُ بَيْنَ أَحَدٍ مِنْهُمْ وَنَحْنُ لَهُ مُسْلِمُونَ </text:span><text:span text:style-name="T3">(84) </text:span></text:p>
      <text:p text:style-name="P1"><text:span text:style-name="T4">قل لهم </text:span><text:span text:style-name="T3">-</text:span><text:span text:style-name="T4">أيها الرسول</text:span><text:span text:style-name="T3">-: </text:span><text:span text:style-name="T4">صدَّقنا بالله وأطعنا، فلا رب لنا غيره، ولا معبود لنا سواه، وآمنَّا بالوحي الذي أنزله الله علينا، والذي أنزله على إبراهيم خليل الله، وابنيه إسماعيل وإسحاق، وابن ابنه يعقوب بن إسحاق، والذي أنزله على الأسباط </text:span><text:span text:style-name="T3">-</text:span><text:span text:style-name="T4">وهم الأنبياء الذين كانوا في قبائل بني إسرائيل الاثنتي عشرة مِن ولد يعقوب</text:span><text:span text:style-name="T3">- </text:span><text:span text:style-name="T4">وما أوتي موسى وعيسى من التوراة والإنجيل، وما أنزله الله على أنبيائه، نؤمن بذلك كله، ولا نفرق بين أحد منهم، ونحن لله وحده منقادون بالطاعة، مُقِرُّون له بالربوبية والألوهية والعبادة</text:span><text:span text:style-name="T3">.</text:span></text:p>
      <text:p text:style-name="P1"><text:span text:style-name="T4">وَمَنْ يَبْتَغِ غَيْرَ الْإِسْلَامِ دِينًا فَلَنْ يُقْبَلَ مِنْهُ وَهُوَ فِي الْآخِرَةِ مِنَ الْخَاسِرِينَ </text:span><text:span text:style-name="T3">(85) </text:span></text:p>
      <text:p text:style-name="P1"><text:span text:style-name="T4">ومن يطلب دينًا غير دين الإسلام الذي هو الاستسلام لله بالتوحيد والانقياد له بالطاعة، والعبودية، ولرسوله النبي الخاتم محمد صلى الله عليه وسلم بالإيمان به وبمتابعته ومحبته ظاهرًا وباطنًا، فلن يُقبل منه ذلك، وهو في الآخرة من الخاسرين الذين بخسوا أنفسهم حظوظها</text:span><text:span text:style-name="T3">.</text:span></text:p>
      <text:p text:style-name="P1"><text:span text:style-name="T4">كَيْفَ يَهْدِي اللَّهُ قَوْمًا كَفَرُوا بَعْدَ إِيمَانِهِمْ وَشَهِدُوا أَنَّ الرَّسُولَ حَقٌّ وَجَاءَهُمُ الْبَيِّنَاتُ وَاللَّهُ لَا يَهْدِي الْقَوْمَ الظَّالِمِينَ </text:span><text:span text:style-name="T3">(86) </text:span></text:p>
      <text:p text:style-name="P1"><text:span text:style-name="T4">كيف يوفق الله للإيمان به وبرسوله قومًا جحدوا نبوة محمد صلى الله عليه وسلم بعد إيمانهم به، وشهدوا أن محمدًا صلى الله عليه وسلم حق وما جاء به هو الحق، وجاءهم الحجج من عند الله والدلائل بصحة ذلك؟ والله لا يوفق للحق والصواب الجماعة الظلمة، وهم الذين عدلوا عن الحق إلى الباطل، فاختاروا الكفر على الإيمان</text:span><text:span text:style-name="T3">.</text:span></text:p>
      <text:p text:style-name="P1"><text:span text:style-name="T4">أُولَئِكَ جَزَاؤُهُمْ أَنَّ عَلَيْهِمْ لَعْنَةَ اللَّهِ وَالْمَلَائِكَةِ وَالنَّاسِ أَجْمَعِينَ </text:span><text:span text:style-name="T3">(87) </text:span></text:p>
      <text:p text:style-name="P1"><text:soft-page-break/><text:span text:style-name="T4">أولئك الظالمون جزاؤهم أنَّ عليهم لعنة الله والملائكة والناسِ أجمعين، فهم مطرودون من رحمة الله</text:span><text:span text:style-name="T3">.</text:span></text:p>
      <text:p text:style-name="P1"><text:span text:style-name="T4">خَالِدِينَ فِيهَا لَا يُخَفَّفُ عَنْهُمُ الْعَذَابُ وَلَا هُمْ يُنْظَرُونَ </text:span><text:span text:style-name="T3">(88) </text:span></text:p>
      <text:p text:style-name="P1"><text:span text:style-name="T4">ماكثين في النار، لا يُرفع عنهم العذاب قليلا ليستريحوا، ولا يُؤخر عنهم لمعذرة يعتذرون بها</text:span><text:span text:style-name="T3">.</text:span></text:p>
      <text:p text:style-name="P1"><text:span text:style-name="T4">إِلَّا الَّذِينَ تَابُوا مِنْ بَعْدِ ذَلِكَ وَأَصْلَحُوا فَإِنَّ اللَّهَ غَفُورٌ رَحِيمٌ </text:span><text:span text:style-name="T3">(89) </text:span></text:p>
      <text:p text:style-name="P1"><text:span text:style-name="T4">إلا الذين رجعوا إلى ربهم بالتوبة النصوح من بعد كفرهم وظلمهم، وأصلحوا ما أفسدوه بتوبتهم فإن الله يقبلها، فهو غفور لذنوب عباده، رحيم بهم</text:span><text:span text:style-name="T3">.</text:span></text:p>
      <text:p text:style-name="P1"><text:span text:style-name="T4">إِنَّ الَّذِينَ كَفَرُوا بَعْدَ إِيمَانِهِمْ ثُمَّ ازْدَادُوا كُفْرًا لَنْ تُقْبَلَ تَوْبَتُهُمْ وَأُولَئِكَ هُمُ الضَّالُّونَ </text:span><text:span text:style-name="T3">(90) </text:span></text:p>
      <text:p text:style-name="P1"><text:span text:style-name="T4">إن الذين كفروا بعد إيمانهم واستمروا على الكفر إلى الممات لن تُقبل لهم توبة عند حضور الموت، وأولئك هم الذين ضلُّوا السبيل، فأخطَؤُوا منهجه</text:span><text:span text:style-name="T3">.</text:span></text:p>
      <text:p text:style-name="P1"><text:span text:style-name="T4">إِنَّ الَّذِينَ كَفَرُوا وَمَاتُوا وَهُمْ كُفَّارٌ فَلَنْ يُقْبَلَ مِنْ أَحَدِهِمْ مِلْءُ الْأَرْضِ ذَهَبًا وَلَوِ افْتَدَى بِهِ أُولَئِكَ لَهُمْ عَذَابٌ أَلِيمٌ وَمَا لَهُمْ مِنْ نَاصِرِينَ </text:span><text:span text:style-name="T3">(91) </text:span></text:p>
      <text:p text:style-name="P1"><text:span text:style-name="T4">إن الذين جحدوا نبوة محمد صلى الله عليه وسلم، وماتوا على الكفر بالله ورسوله، فلن يُقبل من أحدهم يوم القيامة ملء الأرض ذهبًا</text:span><text:span text:style-name="T3">; </text:span><text:span text:style-name="T4">ليفتدي به نفسه من عذاب الله، ولو افتدى به نفسه فِعْلا</text:span><text:span text:style-name="T3">. </text:span><text:span text:style-name="T4">أولئك لهم عذاب موجع، وما لهم من أحد ينقذهم من عذاب الله</text:span><text:span text:style-name="T3">.</text:span></text:p>
      <text:p text:style-name="P1"><text:span text:style-name="T4">لَنْ تَنَالُوا الْبِرَّ حَتَّى تُنْفِقُوا مِمَّا تُحِبُّونَ وَمَا تُنْفِقُوا مِنْ شَيْءٍ فَإِنَّ اللَّهَ بِهِ عَلِيمٌ </text:span><text:span text:style-name="T3">(92) </text:span></text:p>
      <text:p text:style-name="P1"><text:span text:style-name="T4">لن تدركوا الجنة حتى تتصدقوا مما تحبون، وأي شيء تتصدقوا به مهما كان قليلا أو كثيرًا فإن الله به عليم، وسيجازي كل منفق بحسب عمله</text:span><text:span text:style-name="T3">.</text:span></text:p>
      <text:p text:style-name="P1"><text:span text:style-name="T4">كُلُّ الطَّعَامِ كَانَ حِلًّا لِبَنِي إِسْرَائِيلَ إِلَّا مَا حَرَّمَ إِسْرَائِيلُ عَلَى نَفْسِهِ مِنْ قَبْلِ أَنْ تُنَزَّلَ التَّوْرَاةُ قُلْ فَأْتُوا بِالتَّوْرَاةِ فَاتْلُوهَا إِنْ كُنْتُمْ صَادِقِينَ </text:span><text:span text:style-name="T3">(93) </text:span></text:p>
      <text:p text:style-name="P1"><text:span text:style-name="T4">كل الأطعمة الطيِّبة كانت حلالا لأبناء يعقوب عليه السلام إلا ما حرَّم يعقوب على نفسه لمرض نزل به، وذلك مِن قبل أن تُنَزَّل التوراة</text:span><text:span text:style-name="T3">. </text:span><text:span text:style-name="T4">فلما نُزِّلت التوراة حرَّم الله على بني إسرائيل بعض الأطعمة التي كانت حلالا لهم</text:span><text:span text:style-name="T3">; </text:span><text:span text:style-name="T4">وذلك لظلمهم وبغيهم</text:span><text:span text:style-name="T3">. </text:span><text:span text:style-name="T4">قل لهم </text:span><text:span text:style-name="T3">-</text:span><text:span text:style-name="T4">أيها الرسول</text:span><text:span text:style-name="T3">-: </text:span><text:span text:style-name="T4">هاتوا التوراة، واقرؤوا ما فيها إن كنتم محقين في دعواكم أن الله أنزل فيها تحريم ما حرَّمه يعقوب على نفسه، حتى تعلموا صدق ما جاء في القرآن من أن الله لم يحرم على بني إسرائيل شيئًا من قبل نزول التوراة، إلا ما حرَّمه يعقوب على نفسه</text:span><text:span text:style-name="T3">.</text:span></text:p>
      <text:p text:style-name="P1"><text:span text:style-name="T4">فَمَنِ افْتَرَى عَلَى اللَّهِ الْكَذِبَ مِنْ بَعْدِ ذَلِكَ فَأُولَئِكَ هُمُ الظَّالِمُونَ </text:span><text:span text:style-name="T3">(94) </text:span></text:p>
      <text:p text:style-name="P1"><text:soft-page-break/><text:span text:style-name="T4">فمَن كذب على الله من بعد قراءة التوراة ووضوح الحقيقة، فأولئك هم الظالمون القائلون على الله بالباطل</text:span><text:span text:style-name="T3">.</text:span></text:p>
      <text:p text:style-name="P1"><text:span text:style-name="T4">قُلْ صَدَقَ اللَّهُ فَاتَّبِعُوا مِلَّةَ إِبْرَاهِيمَ حَنِيفًا وَمَا كَانَ مِنَ الْمُشْرِكِينَ </text:span><text:span text:style-name="T3">(95) </text:span></text:p>
      <text:p text:style-name="P1"><text:span text:style-name="T4">قل لهم </text:span><text:span text:style-name="T3">-</text:span><text:span text:style-name="T4">أيها الرسول</text:span><text:span text:style-name="T3">- </text:span><text:span text:style-name="T4">صَدَق الله فيما أخبر به وفيما شرعه</text:span><text:span text:style-name="T3">. </text:span><text:span text:style-name="T4">فإن كنتم صادقين في محبتكم وانتسابكم لخليل الله إبراهيم عليه السلام فاتبعوا ملَّته التي شرعها الله على لسان محمد صلى الله عليه وسلم، فإنها الحق الذي لا شك فيه</text:span><text:span text:style-name="T3">. </text:span><text:span text:style-name="T4">وما كان إبراهيم عليه السلام من المشركين بالله في توحيده وعبادته أحدًا</text:span><text:span text:style-name="T3">.</text:span></text:p>
      <text:p text:style-name="P1"><text:span text:style-name="T4">إِنَّ أَوَّلَ بَيْتٍ وُضِعَ لِلنَّاسِ لَلَّذِي بِبَكَّةَ مُبَارَكًا وَهُدًى لِلْعَالَمِينَ </text:span><text:span text:style-name="T3">(96) </text:span></text:p>
      <text:p text:style-name="P1"><text:span text:style-name="T4">إن أول بيت بُني لعبادة الله في الأرض لهو بيت الله الحرام الذي في </text:span><text:span text:style-name="T3">«</text:span><text:span text:style-name="T4">مكة</text:span><text:span text:style-name="T3">» </text:span><text:span text:style-name="T4">، وهذا البيت مبارك تضاعف فيه الحسنات، وتتنزل فيه الرحمات، وفي استقباله في الصلاة، وقصده لأداء الحج والعمرة، صلاح وهداية للناس أجمعين</text:span><text:span text:style-name="T3">.</text:span></text:p>
      <text:p text:style-name="P1"><text:span text:style-name="T4">فِيهِ آيَاتٌ بَيِّنَاتٌ مَقَامُ إِبْرَاهِيمَ وَمَنْ دَخَلَهُ كَانَ آمِنًا وَلِلَّهِ عَلَى النَّاسِ حِجُّ الْبَيْتِ مَنِ اسْتَطَاعَ إِلَيْهِ سَبِيلًا وَمَنْ كَفَرَ فَإِنَّ اللَّهَ غَنِيٌّ عَنِ الْعَالَمِينَ </text:span><text:span text:style-name="T3">(97) </text:span></text:p>
      <text:p text:style-name="P1"><text:span text:style-name="T4">في هذا البيت دلالات ظاهرات أنه من بناء إبراهيم، وأن الله عظَّمه وشرَّفه، منها</text:span><text:span text:style-name="T3">: </text:span><text:span text:style-name="T4">مقام إبراهيم عليه السلام، وهو الحَجَر الذي كان يقف عليه حين كان يرفع القواعد من البيت هو وابنه إسماعيل، ومن دخل هذا البيت أَمِنَ على نفسه فلا يناله أحد بسوء</text:span><text:span text:style-name="T3">. </text:span><text:span text:style-name="T4">وقد أوجب الله على المستطيع من الناس في أي مكان قَصْدَ هذا البيت لأداء مناسك الحج</text:span><text:span text:style-name="T3">. </text:span><text:span text:style-name="T4">ومن جحد فريضة الحج فقد كفر، والله غني عنه وعن حجِّه وعمله، وعن سائر خَلْقه</text:span><text:span text:style-name="T3">.</text:span></text:p>
      <text:p text:style-name="P1"><text:span text:style-name="T4">قُلْ يَاأَهْلَ الْكِتَابِ لِمَ تَكْفُرُونَ بِآيَاتِ اللَّهِ وَاللَّهُ شَهِيدٌ عَلَى مَا تَعْمَلُونَ </text:span><text:span text:style-name="T3">(98) </text:span></text:p>
      <text:p text:style-name="P1"><text:span text:style-name="T4">قل </text:span><text:span text:style-name="T3">-</text:span><text:span text:style-name="T4">أيها الرسول</text:span><text:span text:style-name="T3">- </text:span><text:span text:style-name="T4">لأهل الكتاب من اليهود والنصارى</text:span><text:span text:style-name="T3">: </text:span><text:span text:style-name="T4">لِمَ تجحدون حجج الله التي دلَّتْ على أن دين الله هو الإسلام، وتنكرون ما في كتبهم من دلائل وبراهين على ذلك، وأنتم تعلمون؟ والله شهيد على صنيعكم</text:span><text:span text:style-name="T3">. </text:span><text:span text:style-name="T4">وفي ذلك تهديد ووعيد لهم</text:span><text:span text:style-name="T3">.</text:span></text:p>
      <text:p text:style-name="P1"><text:span text:style-name="T4">قُلْ يَاأَهْلَ الْكِتَابِ لِمَ تَصُدُّونَ عَنْ سَبِيلِ اللَّهِ مَنْ آمَنَ تَبْغُونَهَا عِوَجًا وَأَنْتُمْ شُهَدَاءُ وَمَا اللَّهُ بِغَافِلٍ عَمَّا تَعْمَلُونَ </text:span><text:span text:style-name="T3">(99) </text:span></text:p>
      <text:p text:style-name="P1"><text:span text:style-name="T4">قل </text:span><text:span text:style-name="T3">-</text:span><text:span text:style-name="T4">أيها الرسول</text:span><text:span text:style-name="T3">- </text:span><text:span text:style-name="T4">لليهود والنصارى</text:span><text:span text:style-name="T3">: </text:span><text:span text:style-name="T4">لِمَ تمنعون من الإسلام من يريد الدخول فيه تطلبون له زيغًا وميلا عن القصد والاستقامة، وأنتم تعلمون أن ما جئتُ به هو الحق؟ وما الله بغافل عما تعملون، وسوف يجازيكم على ذلك</text:span><text:span text:style-name="T3">.</text:span></text:p>
      <text:p text:style-name="P1"><text:span text:style-name="T4">يَاأَيُّهَا الَّذِينَ آمَنُوا إِنْ تُطِيعُوا فَرِيقًا مِنَ الَّذِينَ أُوتُوا الْكِتَابَ يَرُدُّوكُمْ بَعْدَ إِيمَانِكُمْ كَافِرِينَ </text:span><text:span text:style-name="T3">(100) </text:span></text:p>
      <text:p text:style-name="P1"><text:soft-page-break/><text:span text:style-name="T4">يا أيها الذين صدَّقوا الله ورسوله وعملوا بشرعه، إن تطيعوا جماعة من اليهود والنصارى ممن آتاهم الله التوراة والإنجيل، يضلوكم، ويلقوا إليكم الشُّبَه في دينكم</text:span><text:span text:style-name="T3">; </text:span><text:span text:style-name="T4">لترجعوا جاحدين للحق بعد أن كنتم مؤمنين به، فلا تأمنوهم على دينكم، ولا تقبلوا لهم رأيًا أو مشورة</text:span><text:span text:style-name="T3">.</text:span></text:p>
      <text:p text:style-name="P1"><text:span text:style-name="T4">وَكَيْفَ تَكْفُرُونَ وَأَنْتُمْ تُتْلَى عَلَيْكُمْ آيَاتُ اللَّهِ وَفِيكُمْ رَسُولُهُ وَمَنْ يَعْتَصِمْ بِاللَّهِ فَقَدْ هُدِيَ إِلَى صِرَاطٍ مُسْتَقِيمٍ </text:span><text:span text:style-name="T3">(101) </text:span></text:p>
      <text:p text:style-name="P1"><text:span text:style-name="T4">وكيف تكفرون بالله </text:span><text:span text:style-name="T3">-</text:span><text:span text:style-name="T4">أيها المؤمنون</text:span><text:span text:style-name="T3">-</text:span><text:span text:style-name="T4">، وآيات القرآن تتلى عليكم، وفيكم رسول الله محمد صلى الله عليه وسلم يبلغها لكم؟ ومَن يتوكل على الله ويستمسك بالقرآن والسنة فقد وُفِّق لطريق واضح، ومنهاج مستقيم</text:span><text:span text:style-name="T3">.</text:span></text:p>
      <text:p text:style-name="P1"><text:span text:style-name="T4">يَاأَيُّهَا الَّذِينَ آمَنُوا اتَّقُوا اللَّهَ حَقَّ تُقَاتِهِ وَلَا تَمُوتُنَّ إِلَّا وَأَنْتُمْ مُسْلِمُونَ </text:span><text:span text:style-name="T3">(102) </text:span></text:p>
      <text:p text:style-name="P1"><text:span text:style-name="T4">يا أيها الذين صدَّقوا الله ورسوله، وعملوا بشرعه، خافوا الله حق خوفه</text:span><text:span text:style-name="T3">: </text:span><text:span text:style-name="T4">وذلك بأن يطاع فلا يُعصى، ويُشكَر فلا يكفر، ويُذكَر فلا ينسى، وداوموا على تمسككم بإسلامكم إلى آخر حياتكم</text:span><text:span text:style-name="T3">; </text:span><text:span text:style-name="T4">لتلقوا الله وأنتم عليه</text:span><text:span text:style-name="T3">.</text:span></text:p>
      <text:p text:style-name="P1"><text:span text:style-name="T4">وَاعْتَصِمُوا بِحَبْلِ اللَّهِ جَمِيعًا وَلَا تَفَرَّقُوا وَاذْكُرُوا نِعْمَتَ اللَّهِ عَلَيْكُمْ إِذْ كُنْتُمْ أَعْدَاءً فَأَلَّفَ بَيْنَ قُلُوبِكُمْ فَأَصْبَحْتُمْ بِنِعْمَتِهِ إِخْوَانًا وَكُنْتُمْ عَلَى شَفَا حُفْرَةٍ مِنَ النَّارِ فَأَنْقَذَكُمْ مِنْهَا كَذَلِكَ يُبَيِّنُ اللَّهُ لَكُمْ آيَاتِهِ لَعَلَّكُمْ تَهْتَدُونَ </text:span><text:span text:style-name="T3">(103) </text:span></text:p>
      <text:p text:style-name="P1"><text:span text:style-name="T4">وتمسَّكوا جميعًا بكتاب ربكم وهدي نبيكم، ولا تفعلوا ما يؤدي إلى فرقتكم</text:span><text:span text:style-name="T3">. </text:span><text:span text:style-name="T4">واذكروا نعمة جليلة أنعم الله بها عليكم</text:span><text:span text:style-name="T3">: </text:span><text:span text:style-name="T4">إذ كنتم </text:span><text:span text:style-name="T3">-</text:span><text:span text:style-name="T4">أيها المؤمنون</text:span><text:span text:style-name="T3">- </text:span><text:span text:style-name="T4">قبل الإسلام أعداء، فجمع الله قلوبكم على محبته ومحبة رسوله، وألقى في قلوبكم محبة بعضكم لبعض، فأصبحتم بفضله إخوانا متحابين، وكنتم على حافة نار جهنم، فهداكم الله بالإسلام ونجَّاكم من النار</text:span><text:span text:style-name="T3">. </text:span><text:span text:style-name="T4">وكما بيَّن الله لكم معالم الإيمان الصحيح فكذلك يبيِّن لكم كل ما فيه صلاحكم</text:span><text:span text:style-name="T3">; </text:span><text:span text:style-name="T4">لتهتدوا إلى سبيل الرشاد، وتسلكوها، فلا تضلوا عنها</text:span><text:span text:style-name="T3">.</text:span></text:p>
      <text:p text:style-name="P1"><text:span text:style-name="T4">وَلْتَكُنْ مِنْكُمْ أُمَّةٌ يَدْعُونَ إِلَى الْخَيْرِ وَيَأْمُرُونَ بِالْمَعْرُوفِ وَيَنْهَوْنَ عَنِ الْمُنْكَرِ وَأُولَئِكَ هُمُ الْمُفْلِحُونَ </text:span><text:span text:style-name="T3">(104) </text:span></text:p>
      <text:p text:style-name="P1"><text:span text:style-name="T4">ولتكن منكم </text:span><text:span text:style-name="T3">-</text:span><text:span text:style-name="T4">أيها المؤمنون</text:span><text:span text:style-name="T3">- </text:span><text:span text:style-name="T4">جماعة تدعو إلى الخير وتأمر بالمعروف، وهو ما عُرف حسنه شرعًا وعقلا وتنهى عن المنكر، وهو ما عُرف قبحه شرعًا وعقلا وأولئك هم الفائزون بجنات النعيم</text:span><text:span text:style-name="T3">.</text:span></text:p>
      <text:p text:style-name="P1"><text:span text:style-name="T4">وَلَا تَكُونُوا كَالَّذِينَ تَفَرَّقُوا وَاخْتَلَفُوا مِنْ بَعْدِ مَا جَاءَهُمُ الْبَيِّنَاتُ وَأُولَئِكَ لَهُمْ عَذَابٌ عَظِيمٌ </text:span><text:span text:style-name="T3">(105) </text:span></text:p>
      <text:p text:style-name="P1"><text:span text:style-name="T4">ولا تكونوا </text:span><text:span text:style-name="T3">-</text:span><text:span text:style-name="T4">أيها المؤمنون</text:span><text:span text:style-name="T3">- </text:span><text:span text:style-name="T4">كأهل الكتاب الذين وقعت بينهم العداوة والبغضاء فتفرَّقوا شيعًا وأحزابًا، واختلفوا في أصول دينهم من بعد أن اتضح لهم الحق، وأولئك مستحقون لعذابٍ عظيم موجع</text:span><text:span text:style-name="T3">.</text:span></text:p>
      <text:p text:style-name="P1"><text:soft-page-break/><text:span text:style-name="T4">يَوْمَ تَبْيَضُّ وُجُوهٌ وَتَسْوَدُّ وُجُوهٌ فَأَمَّا الَّذِينَ اسْوَدَّتْ وُجُوهُهُمْ أَكَفَرْتُمْ بَعْدَ إِيمَانِكُمْ فَذُوقُوا الْعَذَابَ بِمَا كُنْتُمْ تَكْفُرُونَ </text:span><text:span text:style-name="T3">(106) </text:span></text:p>
      <text:p text:style-name="P1"><text:span text:style-name="T4">يوم القيامة تَبْيَضُّ وجوه أهل السعادة الذين آمنوا بالله ورسوله، وامتثلوا أمره، وتَسْوَدُّ وجوه أهل الشقاوة ممن كذبوا رسوله، وعصوا أمره</text:span><text:span text:style-name="T3">. </text:span><text:span text:style-name="T4">فأما الذين اسودَّت وجوههم، فيقال لهم توبيخًا</text:span><text:span text:style-name="T3">: </text:span><text:span text:style-name="T4">أكفرتم بعد إيمانكم، فاخترتم الكفر على الإيمان؟ فذوقوا العذاب بسبب كفركم</text:span><text:span text:style-name="T3">.</text:span></text:p>
      <text:p text:style-name="P1"><text:span text:style-name="T4">وَأَمَّا الَّذِينَ ابْيَضَّتْ وُجُوهُهُمْ فَفِي رَحْمَةِ اللَّهِ هُمْ فِيهَا خَالِدُونَ </text:span><text:span text:style-name="T3">(107) </text:span></text:p>
      <text:p text:style-name="P1"><text:span text:style-name="T4">وأما الذين ابيضَّتْ وجوهم بنضرة النعيم، وما بُشِّروا به من الخير، فهم في جنة الله ونعيمها، وهم باقون فيها، لا يخرجون منها أبدًا</text:span><text:span text:style-name="T3">.</text:span></text:p>
      <text:p text:style-name="P1"><text:span text:style-name="T4">تِلْكَ آيَاتُ اللَّهِ نَتْلُوهَا عَلَيْكَ بِالْحَقِّ وَمَا اللَّهُ يُرِيدُ ظُلْمًا لِلْعَالَمِينَ </text:span><text:span text:style-name="T3">(108) </text:span></text:p>
      <text:p text:style-name="P1"><text:span text:style-name="T4">هذه آيات الله وبراهينه الساطعة، نتلوها ونقصُّها عليك </text:span><text:span text:style-name="T3">-</text:span><text:span text:style-name="T4">أيها الرسول</text:span><text:span text:style-name="T3">- </text:span><text:span text:style-name="T4">بالصدق واليقين</text:span><text:span text:style-name="T3">. </text:span><text:span text:style-name="T4">وما الله بظالم أحدًا من خلقه، ولا بمنقص شيئًا من أعمالهم</text:span><text:span text:style-name="T3">; </text:span><text:span text:style-name="T4">لأنه الحاكم العدل الذي لا يجور</text:span><text:span text:style-name="T3">.</text:span></text:p>
      <text:p text:style-name="P1"><text:span text:style-name="T4">وَلِلَّهِ مَا فِي السَّمَاوَاتِ وَمَا فِي الْأَرْضِ وَإِلَى اللَّهِ تُرْجَعُ الْأُمُورُ </text:span><text:span text:style-name="T3">(109) </text:span></text:p>
      <text:p text:style-name="P1"><text:span text:style-name="T4">ولله ما في السموات وما في الأرض، ملكٌ له وحده خلقًا وتدبيرًا، ومصير جميع الخلائق إليه وحده، فيجازي كلا على قدر استحقاقه</text:span><text:span text:style-name="T3">.</text:span></text:p>
      <text:p text:style-name="P1"><text:span text:style-name="T4">كُنْتُمْ خَيْرَ أُمَّةٍ أُخْرِجَتْ لِلنَّاسِ تَأْمُرُونَ بِالْمَعْرُوفِ وَتَنْهَوْنَ عَنِ الْمُنْكَرِ وَتُؤْمِنُونَ بِاللَّهِ وَلَوْ آمَنَ أَهْلُ الْكِتَابِ لَكَانَ خَيْرًا لَهُمْ مِنْهُمُ الْمُؤْمِنُونَ وَأَكْثَرُهُمُ الْفَاسِقُونَ </text:span><text:span text:style-name="T3">(110) </text:span></text:p>
      <text:p text:style-name="P1"><text:span text:style-name="T4">أنتم </text:span><text:span text:style-name="T3">- </text:span><text:span text:style-name="T4">يا أمة محمد </text:span><text:span text:style-name="T3">- </text:span><text:span text:style-name="T4">خير الأمم وأنفع الناس للناس، تأمرون بالمعروف، وهو ما عُرف حسنه شرعًا وعقلا وتنهون عن المنكر، وهو ما عُرف قبحه شرعًا وعقلا وتصدقون بالله تصديقًا جازمًا يؤيده العمل</text:span><text:span text:style-name="T3">. </text:span><text:span text:style-name="T4">ولو آمن أهل الكتاب من اليهود والنصارى بمحمد صلى الله عليه وسلم وما جاءهم به من عند الله كما آمنتم، لكان خيرا لهم في الدنيا والآخرة، منهم المؤمنون المصدقون برسالة محمد صلى الله عليه وسلم العاملون بها، وهم قليل، وأكثرهم الخارجون عن دين الله وطاعته</text:span><text:span text:style-name="T3">.</text:span></text:p>
      <text:p text:style-name="P1"><text:span text:style-name="T4">لَنْ يَضُرُّوكُمْ إِلَّا أَذًى وَإِنْ يُقَاتِلُوكُمْ يُوَلُّوكُمُ الْأَدْبَارَ ثُمَّ لَا يُنْصَرُونَ </text:span><text:span text:style-name="T3">(111) </text:span></text:p>
      <text:p text:style-name="P1"><text:span text:style-name="T4">لن يضركم هؤلاء الفاسقون من أهل الكتاب إلا ما يؤذي أسماعكم من ألفاظ الشرك والكفر وغير ذلك، وإن يقاتلوكم يُهْزَموا، ويهربوا مولِّين الأدبار، ثم لا ينصرون عليكم بأي حال</text:span><text:span text:style-name="T3">.</text:span></text:p>
      <text:p text:style-name="P1"><text:span text:style-name="T4">ضُرِبَتْ عَلَيْهِمُ الذِّلَّةُ أَيْنَ مَا ثُقِفُوا إِلَّا بِحَبْلٍ مِنَ اللَّهِ وَحَبْلٍ مِنَ النَّاسِ وَبَاءُوا بِغَضَبٍ مِنَ اللَّهِ وَضُرِبَتْ عَلَيْهِمُ الْمَسْكَنَةُ ذَلِكَ بِأَنَّهُمْ كَانُوا يَكْفُرُونَ بِآيَاتِ اللَّهِ وَيَقْتُلُونَ الْأَنْبِيَاءَ بِغَيْرِ حَقٍّ ذَلِكَ بِمَا عَصَوْا وَكَانُوا يَعْتَدُونَ </text:span><text:span text:style-name="T3">(112) </text:span></text:p>
      <text:p text:style-name="P1"><text:soft-page-break/><text:span text:style-name="T4">جعل الله الهوان والصغار أمرًا لازمًا لا يفارق اليهود، فهم أذلاء محتقرون أينما وُجِدوا، إلا بعهد من الله وعهد من الناس يأمنون به على أنفسهم وأموالهم، وذلك هو عقد الذمة لهم وإلزامهم أحكام الإسلام، ورجعوا بغضب من الله مستحقين له، وضُربت عليهم الذلَّة والمسكنة، فلا ترى اليهوديَّ إلا وعليه الخوف والرعب من أهل الإيمان</text:span><text:span text:style-name="T3">; </text:span><text:span text:style-name="T4">ذلك الذي جعله الله عليهم بسبب كفرهم بالله، وتجاوزهم حدوده، وقَتْلهم الأنبياء ظلمًا واعتداء، وما جرَّأهم على هذا إلا ارتكابهم للمعاصي، وتجاوزهم حدود الله</text:span><text:span text:style-name="T3">.</text:span></text:p>
      <text:p text:style-name="P1"><text:span text:style-name="T4">لَيْسُوا سَوَاءً مِنْ أَهْلِ الْكِتَابِ أُمَّةٌ قَائِمَةٌ يَتْلُونَ آيَاتِ اللَّهِ آنَاءَ اللَّيْلِ وَهُمْ يَسْجُدُونَ </text:span><text:span text:style-name="T3">(113) </text:span></text:p>
      <text:p text:style-name="P1"><text:span text:style-name="T4">ليس أهل الكتاب متساوين</text:span><text:span text:style-name="T3">: </text:span><text:span text:style-name="T4">فمنهم جماعة مستقيمة على أمر الله مؤمنة برسوله محمد صلى الله عليه وسلم، يقومون الليل مرتلين آيات القرآن الكريم، مقبلين على مناجاة الله في صلواتهم</text:span><text:span text:style-name="T3">.</text:span></text:p>
      <text:p text:style-name="P1"><text:span text:style-name="T4">يُؤْمِنُونَ بِاللَّهِ وَالْيَوْمِ الْآخِرِ وَيَأْمُرُونَ بِالْمَعْرُوفِ وَيَنْهَوْنَ عَنِ الْمُنْكَرِ وَيُسَارِعُونَ فِي الْخَيْرَاتِ وَأُولَئِكَ مِنَ الصَّالِحِينَ </text:span><text:span text:style-name="T3">(114) </text:span></text:p>
      <text:p text:style-name="P1"><text:span text:style-name="T4">يؤمنون بالله واليوم الآخر، ويأمرون بالخير كله، وينهون عن الشر كلِّه، ويبادرون إلى فعل الخيرات، وأولئك مِن عباد الله الصالحين</text:span><text:span text:style-name="T3">.</text:span></text:p>
      <text:p text:style-name="P1"><text:span text:style-name="T4">وَمَا يَفْعَلُوا مِنْ خَيْرٍ فَلَنْ يُكْفَرُوهُ وَاللَّهُ عَلِيمٌ بِالْمُتَّقِينَ </text:span><text:span text:style-name="T3">(115) </text:span></text:p>
      <text:p text:style-name="P1"><text:span text:style-name="T4">وأيُّ عمل قلَّ أو كَثُر من أعمال الخير تعمله هذه الطائفة المؤمنة فلن يضيع عند الله، بل يُشكر لهم، ويجازون عليه</text:span><text:span text:style-name="T3">. </text:span><text:span text:style-name="T4">والله عليم بالمتقين الذين فعلوا الخيرات وابتعدوا عن المحرمات</text:span><text:span text:style-name="T3">; </text:span><text:span text:style-name="T4">ابتغاء رضوان الله، وطلبًا لثوابه</text:span><text:span text:style-name="T3">.</text:span></text:p>
      <text:p text:style-name="P1"><text:span text:style-name="T4">إِنَّ الَّذِينَ كَفَرُوا لَنْ تُغْنِيَ عَنْهُمْ أَمْوَالُهُمْ وَلَا أَوْلَادُهُمْ مِنَ اللَّهِ شَيْئًا وَأُولَئِكَ أَصْحَابُ النَّارِ هُمْ فِيهَا خَالِدُونَ </text:span><text:span text:style-name="T3">(116) </text:span></text:p>
      <text:p text:style-name="P1"><text:span text:style-name="T4">إن الذين كفروا بآيات الله، وكذبوا رسله، لن تدفع عنهم أموالهم ولا أولادهم شيئًا من عذاب الله في الدنيا ولا في الآخرة، وأولئك أصحاب النار الملازمون لها، لا يخرجون منها</text:span><text:span text:style-name="T3">.</text:span></text:p>
      <text:p text:style-name="P1"><text:span text:style-name="T4">مَثَلُ مَا يُنْفِقُونَ فِي هَذِهِ الْحَيَاةِ الدُّنْيَا كَمَثَلِ رِيحٍ فِيهَا صِرٌّ أَصَابَتْ حَرْثَ قَوْمٍ ظَلَمُوا أَنْفُسَهُمْ فَأَهْلَكَتْهُ وَمَا ظَلَمَهُمُ اللَّهُ وَلَكِنْ أَنْفُسَهُمْ يَظْلِمُونَ </text:span><text:span text:style-name="T3">(117) </text:span></text:p>
      <text:p text:style-name="P1"><text:span text:style-name="T4">مَثَلُ ما ينفق الكافرون في وجوه الخير في هذه الحياة الدنيا وما يؤملونه من ثواب، كمثل ريح فيها برد شديد هَبَّتْ على زرع قوم كانوا يرجون خيره، وبسبب ذنوبهم لم تُبْقِ الريح منه شيئًا</text:span><text:span text:style-name="T3">. </text:span><text:span text:style-name="T4">وهؤلاء الكافرون لا يجدون في الآخرة ثوابًا، وما ظلمهم الله بذلك، ولكنهم ظلموا أنفسهم بكفرهم وعصيانهم</text:span><text:span text:style-name="T3">.</text:span></text:p>
      <text:p text:style-name="P1"><text:soft-page-break/><text:span text:style-name="T4">يَاأَيُّهَا الَّذِينَ آمَنُوا لَا تَتَّخِذُوا بِطَانَةً مِنْ دُونِكُمْ لَا يَأْلُونَكُمْ خَبَالًا وَدُّوا مَاعَنِتُّمْ قَدْ بَدَتِ الْبَغْضَاءُ مِنْ أَفْوَاهِهِمْ وَمَا تُخْفِي صُدُورُهُمْ أَكْبَرُ قَدْ بَيَّنَّا لَكُمُ الْآيَاتِ إِنْ كُنْتُمْ تَعْقِلُونَ </text:span><text:span text:style-name="T3">(118) </text:span></text:p>
      <text:p text:style-name="P1"><text:span text:style-name="T4">يا أيها الذين صدَّقوا الله ورسوله وعملوا بشرعه، لا تتخذوا الكافرين أولياء من دون المؤمنين، تُطْلعونهم على أسراركم، فهؤلاء لا يَفْتُرون عن إفساد حالكم، وهم يفرحون بما يصيبكم من ضرر ومكروه، وقد ظهرت شدة البغض في كلامهم، وما تخفي صدورهم من العداوة لكم أكبر وأعظم</text:span><text:span text:style-name="T3">. </text:span><text:span text:style-name="T4">قد بيَّنَّا لكم البراهين والحجج، لتتعظوا وتحذروا، إن كنتم تعقلون عن الله مواعظه وأمره ونهيه</text:span><text:span text:style-name="T3">.</text:span></text:p>
      <text:p text:style-name="P1"><text:span text:style-name="T4">هَاأَنْتُمْ أُولَاءِ تُحِبُّونَهُمْ وَلَا يُحِبُّونَكُمْ وَتُؤْمِنُونَ بِالْكِتَابِ كُلِّهِ وَإِذَا لَقُوكُمْ قَالُوا آمَنَّا وَإِذَا خَلَوْا عَضُّوا عَلَيْكُمُ الْأَنَامِلَ مِنَ الْغَيْظِ قُلْ مُوتُوا بِغَيْظِكُمْ إِنَّ اللَّهَ عَلِيمٌ بِذَاتِ الصُّدُورِ </text:span><text:span text:style-name="T3">(119) </text:span></text:p>
      <text:p text:style-name="P1"><text:span text:style-name="T4">ها هو ذا الدليل على خطئكم في محبتهم، فأنتم تحبونهم وتحسنون إليهم، وهم لا يحبونكم ويحملون لكم العداوة والبغضاء، وأنتم تؤمنون بالكتب المنزلة كلها ومنها كتابهم، وهم لا يؤمنون بكتابكم، فكيف تحبونهم؟ وإذا لقوكم قالوا </text:span><text:span text:style-name="T3">-</text:span><text:span text:style-name="T4">نفاقًا</text:span><text:span text:style-name="T3">-: </text:span><text:span text:style-name="T4">آمنَّا وصدَّقْنا، وإذا خلا بعضهم إلى بعض بدا عليهم الغم والحزن، فعَضُّوا أطراف أصابعهم من شدة الغضب، لما يرون من ألفة المسلمين واجتماع كلمتهم، وإعزاز الإسلام، وإذلالهم به</text:span><text:span text:style-name="T3">. </text:span><text:span text:style-name="T4">قل لهم </text:span><text:span text:style-name="T3">-</text:span><text:span text:style-name="T4">أيها الرسول</text:span><text:span text:style-name="T3">-: </text:span><text:span text:style-name="T4">موتوا بشدة غضبكم</text:span><text:span text:style-name="T3">. </text:span><text:span text:style-name="T4">إن الله مطَّلِع على ما تخفي الصدور، وسيجازي كلا على ما قدَّم مِن خير أو شر</text:span><text:span text:style-name="T3">.</text:span></text:p>
      <text:p text:style-name="P1"><text:span text:style-name="T4">إِنْ تَمْسَسْكُمْ حَسَنَةٌ تَسُؤْهُمْ وَإِنْ تُصِبْكُمْ سَيِّئَةٌ يَفْرَحُوا بِهَا وَإِنْ تَصْبِرُوا وَتَتَّقُوا لَا يَضُرُّكُمْ كَيْدُهُمْ شَيْئًا إِنَّ اللَّهَ بِمَا يَعْمَلُونَ مُحِيطٌ </text:span><text:span text:style-name="T3">(120) </text:span></text:p>
      <text:p text:style-name="P1"><text:span text:style-name="T4">ومن عداوة هؤلاء أنكم </text:span><text:span text:style-name="T3">-</text:span><text:span text:style-name="T4">أيها المؤمنون</text:span><text:span text:style-name="T3">- </text:span><text:span text:style-name="T4">إن نزل بكم أمرٌ حسن مِن نصر وغنيمة ظهرت عليهم الكآبة والحزن، وإن وقع بكم مكروه من هزيمة أو نقص في الأموال والأنفس والثمرات فرحوا بذلك، وإن تصبروا على ما أصابكم، وتتقوا الله فيما أمركم به ونهاكم عنه، لا يضركم أذى مكرهم</text:span><text:span text:style-name="T3">. </text:span><text:span text:style-name="T4">والله بجميع ما يعمل هؤلاء الكفار من الفساد محيط، وسيجازيهم على ذلك</text:span><text:span text:style-name="T3">.</text:span></text:p>
      <text:p text:style-name="P1"><text:span text:style-name="T4">وَإِذْ غَدَوْتَ مِنْ أَهْلِكَ تُبَوِّئُ الْمُؤْمِنِينَ مَقَاعِدَ لِلْقِتَالِ وَاللَّهُ سَمِيعٌ عَلِيمٌ </text:span><text:span text:style-name="T3">(121) </text:span></text:p>
      <text:p text:style-name="P1"><text:span text:style-name="T4">واذكر </text:span><text:span text:style-name="T3">-</text:span><text:span text:style-name="T4">أيها الرسول</text:span><text:span text:style-name="T3">- </text:span><text:span text:style-name="T4">حين خَرَجْتَ من بيتك لابسًا عُدَّة الحرب، تنظم صفوف أصحابك، وتُنْزِل كل واحد في منزله للقاء المشركين في غزوة </text:span><text:span text:style-name="T3">«</text:span><text:span text:style-name="T4">أُحُد</text:span><text:span text:style-name="T3">» . </text:span><text:span text:style-name="T4">والله سميع لأقوالكم، عليم بأفعالكم</text:span><text:span text:style-name="T3">.</text:span></text:p>
      <text:p text:style-name="P1"><text:span text:style-name="T4">إِذْ هَمَّتْ طَائِفَتَانِ مِنْكُمْ أَنْ تَفْشَلَا وَاللَّهُ وَلِيُّهُمَا وَعَلَى اللَّهِ فَلْيَتَوَكَّلِ الْمُؤْمِنُونَ </text:span><text:span text:style-name="T3">(122) </text:span></text:p>
      <text:p text:style-name="P1"><text:span text:style-name="T4">اذكر </text:span><text:span text:style-name="T3">-</text:span><text:span text:style-name="T4">أيها الرسول</text:span><text:span text:style-name="T3">- </text:span><text:span text:style-name="T4">ما كان من أمر بني سَلِمة وبني حارثة حين حدثتهم أنفسهم بالرجوع مع زعيمهم المنافق عبد الله بن أُبيٍّ</text:span><text:span text:style-name="T3">; </text:span><text:span text:style-name="T4">خوفًا من لقاء العدو، ولكن الله عصمهم وحفظهم، فساروا معك متوكلين على الله</text:span><text:span text:style-name="T3">. </text:span><text:span text:style-name="T4">وعلى الله وحده فليتوكل المؤمنون</text:span><text:span text:style-name="T3">.</text:span></text:p>
      <text:p text:style-name="P1"><text:span text:style-name="T4">وَلَقَدْ نَصَرَكُمُ اللَّهُ بِبَدْرٍ وَأَنْتُمْ أَذِلَّةٌ فَاتَّقُوا اللَّهَ لَعَلَّكُمْ تَشْكُرُونَ </text:span><text:span text:style-name="T3">(123) </text:span></text:p>
      <text:p text:style-name="P1"><text:soft-page-break/><text:span text:style-name="T4">ولقد نصركم الله </text:span><text:span text:style-name="T3">-</text:span><text:span text:style-name="T4">أيها المؤمنون</text:span><text:span text:style-name="T3">- </text:span><text:span text:style-name="T4">بـ </text:span><text:span text:style-name="T3">«</text:span><text:span text:style-name="T4">بدر</text:span><text:span text:style-name="T3">» </text:span><text:span text:style-name="T4">على أعدائكم المشركين مع قلة عَدَدكم وعُدَدكم، فخافوا الله بفعل أوامره واجتناب نواهيه</text:span><text:span text:style-name="T3">; </text:span><text:span text:style-name="T4">لعلكم تشكرون له نعمه</text:span><text:span text:style-name="T3">.</text:span></text:p>
      <text:p text:style-name="P1"><text:span text:style-name="T4">إِذْ تَقُولُ لِلْمُؤْمِنِينَ أَلَنْ يَكْفِيَكُمْ أَنْ يُمِدَّكُمْ رَبُّكُمْ بِثَلَاثَةِ آلَافٍ مِنَ الْمَلَائِكَةِ مُنْزَلِينَ </text:span><text:span text:style-name="T3">(124) </text:span></text:p>
      <text:p text:style-name="P1"><text:span text:style-name="T4">اذكر </text:span><text:span text:style-name="T3">-</text:span><text:span text:style-name="T4">أيها النبي</text:span><text:span text:style-name="T3">- </text:span><text:span text:style-name="T4">ما كان من أمر أصحابك في </text:span><text:span text:style-name="T3">«</text:span><text:span text:style-name="T4">بدر</text:span><text:span text:style-name="T3">» </text:span><text:span text:style-name="T4">حين شقَّ عليهم أن يأتي مَدَد للمشركين، فأوحينا إليك أن تقول لهم</text:span><text:span text:style-name="T3">: </text:span><text:span text:style-name="T4">ألن تكفيكم معونة ربكم بأن يمدكم بثلاثة آلاف من الملائكة مُنْزَلين من السماء إلى أرض المعركة، يثبتونكم، ويقاتلون معكم؟</text:span></text:p>
      <text:p text:style-name="P1"><text:span text:style-name="T4">بَلَى إِنْ تَصْبِرُوا وَتَتَّقُوا وَيَأْتُوكُمْ مِنْ فَوْرِهِمْ هَذَا يُمْدِدْكُمْ رَبُّكُمْ بِخَمْسَةِ آلَافٍ مِنَ الْمَلَائِكَةِ مُسَوِّمِينَ </text:span><text:span text:style-name="T3">(125) </text:span></text:p>
      <text:p text:style-name="P1"><text:span text:style-name="T4">بلى يكفيكم هذا المَدَد</text:span><text:span text:style-name="T3">. </text:span><text:span text:style-name="T4">وبشارة أخرى لكم</text:span><text:span text:style-name="T3">: </text:span><text:span text:style-name="T4">إن تصبروا على لقاء العدو وتتقوا الله بفِعْل ما أمركم به واجتناب ما نهاكم عنه، ويأت كفار </text:span><text:span text:style-name="T3">«</text:span><text:span text:style-name="T4">مكة</text:span><text:span text:style-name="T3">» </text:span><text:span text:style-name="T4">على الفور مسرعين لقتالكم، يظنون أنهم يستأصلونكم، فإن الله يمدكم بخمسة آلاف من الملائكة مسوِّمين أي</text:span><text:span text:style-name="T3">: </text:span><text:span text:style-name="T4">قد أعلموا أنفسهم وخيولهم بعلامات واضحات</text:span><text:span text:style-name="T3">.</text:span></text:p>
      <text:p text:style-name="P1"><text:span text:style-name="T4">وَمَا جَعَلَهُ اللَّهُ إِلَّا بُشْرَى لَكُمْ وَلِتَطْمَئِنَّ قُلُوبُكُمْ بِهِ وَمَا النَّصْرُ إِلَّا مِنْ عِنْدِ اللَّهِ الْعَزِيزِ الْحَكِيمِ </text:span><text:span text:style-name="T3">(126) </text:span></text:p>
      <text:p text:style-name="P1"><text:span text:style-name="T4">وما جعل الله هذا الإمداد بالملائكة إلا بشرى لكم يبشركم بها ولتطمئن قلوبكم، وتطيب بوعد الله لكم</text:span><text:span text:style-name="T3">. </text:span><text:span text:style-name="T4">وما النصر إلا من عند الله العزيز الذي لا يغالَب، الحكيم في تدبيره وفعله</text:span><text:span text:style-name="T3">.</text:span></text:p>
      <text:p text:style-name="P1"><text:span text:style-name="T4">لِيَقْطَعَ طَرَفًا مِنَ الَّذِينَ كَفَرُوا أَوْ يَكْبِتَهُمْ فَيَنْقَلِبُوا خَائِبِينَ </text:span><text:span text:style-name="T3">(127) </text:span></text:p>
      <text:p text:style-name="P1"><text:span text:style-name="T4">وكان نصر الله لكم بـ </text:span><text:span text:style-name="T3">«</text:span><text:span text:style-name="T4">بدْر</text:span><text:span text:style-name="T3">» </text:span><text:span text:style-name="T4">ليهلك فريقًا من الكفار بالقتل، ومن نجا منهم من القتل رجع حزينًا قد ضاقت عليه نفسه، يَظْهر عليه الخزي والعار</text:span><text:span text:style-name="T3">.</text:span></text:p>
      <text:p text:style-name="P1"><text:span text:style-name="T4">لَيْسَ لَكَ مِنَ الْأَمْرِ شَيْءٌ أَوْ يَتُوبَ عَلَيْهِمْ أَوْ يُعَذِّبَهُمْ فَإِنَّهُمْ ظَالِمُونَ </text:span><text:span text:style-name="T3">(128) </text:span></text:p>
      <text:p text:style-name="P1"><text:span text:style-name="T4">ليس لك </text:span><text:span text:style-name="T3">-</text:span><text:span text:style-name="T4">أيها الرسول</text:span><text:span text:style-name="T3">- </text:span><text:span text:style-name="T4">من أمر العباد شيء، بل الأمر كله لله تعالى وحده لا شريك له، ولعل بعض هؤلاء الذين قاتلوك تنشرح صدورهم للإسلام فيسلموا، فيتوب الله عليهم</text:span><text:span text:style-name="T3">. </text:span><text:span text:style-name="T4">ومن بقي على كفره يعذبه الله في الدنيا والآخرة بسبب ظلمه وبغيه</text:span><text:span text:style-name="T3">.</text:span></text:p>
      <text:p text:style-name="P1"><text:span text:style-name="T4">وَلِلَّهِ مَا فِي السَّمَاوَاتِ وَمَا فِي الْأَرْضِ يَغْفِرُ لِمَنْ يَشَاءُ وَيُعَذِّبُ مَنْ يَشَاءُ وَاللَّهُ غَفُورٌ رَحِيمٌ </text:span><text:span text:style-name="T3">(129) </text:span></text:p>
      <text:p text:style-name="P1"><text:span text:style-name="T4">ولله وحده ما في السموات وما في الأرض، يغفر لمن يشاء من عباده برحمته، ويعذب من يشاء بعدله</text:span><text:span text:style-name="T3">. </text:span><text:span text:style-name="T4">والله غفور لذنوب عباده، رحيم بهم</text:span><text:span text:style-name="T3">.</text:span></text:p>
      <text:p text:style-name="P1"><text:span text:style-name="T4">يَاأَيُّهَا الَّذِينَ آمَنُوا لَا تَأْكُلُوا الرِّبَا أَضْعَافًا مُضَاعَفَةً وَاتَّقُوا اللَّهَ لَعَلَّكُمْ تُفْلِحُونَ </text:span><text:span text:style-name="T3">(130) </text:span></text:p>
      <text:p text:style-name="P1"><text:soft-page-break/><text:span text:style-name="T4">يا أيها الذين صدّقوا الله ورسوله وعملوا بشرعه احذروا الربا بجميع أنواعه، ولا تأخذوا في القرض زيادة على رؤوس أموالكم وإن قلَّت، فكيف إذا كانت هذه الزيادة تتضاعف كلما حان موعد سداد الدين؟ واتقوا الله بالتزام شرعه</text:span><text:span text:style-name="T3">; </text:span><text:span text:style-name="T4">لتفوزوا في الدنيا والآخرة</text:span><text:span text:style-name="T3">.</text:span></text:p>
      <text:p text:style-name="P1"><text:span text:style-name="T4">وَاتَّقُوا النَّارَ الَّتِي أُعِدَّتْ لِلْكَافِرِينَ </text:span><text:span text:style-name="T3">(131) </text:span></text:p>
      <text:p text:style-name="P1"><text:span text:style-name="T4">واجعلوا لأنفسكم وقاية بينكم وبين النار التي هُيِّئت للكافرين</text:span><text:span text:style-name="T3">.</text:span></text:p>
      <text:p text:style-name="P1"><text:span text:style-name="T4">وَأَطِيعُوا اللَّهَ وَالرَّسُولَ لَعَلَّكُمْ تُرْحَمُونَ </text:span><text:span text:style-name="T3">(132) </text:span></text:p>
      <text:p text:style-name="P1"><text:span text:style-name="T4">وأطيعوا الله </text:span><text:span text:style-name="T3">-</text:span><text:span text:style-name="T4">أيها المؤمنون</text:span><text:span text:style-name="T3">- </text:span><text:span text:style-name="T4">فيما أمركم به من الطاعات وفيما نهاكم عنه من أكل الربا وغيره من الأشياء، وأطيعوا الرسول</text:span><text:span text:style-name="T3">; </text:span><text:span text:style-name="T4">لترحموا، فلا تعذبوا</text:span><text:span text:style-name="T3">.</text:span></text:p>
      <text:p text:style-name="P1"><text:span text:style-name="T4">وَسَارِعُوا إِلَى مَغْفِرَةٍ مِنْ رَبِّكُمْ وَجَنَّةٍ عَرْضُهَا السَّمَاوَاتُ وَالْأَرْضُ أُعِدَّتْ لِلْمُتَّقِينَ </text:span><text:span text:style-name="T3">(133) </text:span></text:p>
      <text:p text:style-name="P1"><text:span text:style-name="T4">وبادروا بطاعتكم لله ورسوله لاغتنام مغفرة عظيمة من ربكم وجنة واسعة، عرضها السموات والأرض، أعدها الله للمتقين</text:span><text:span text:style-name="T3">.</text:span></text:p>
      <text:p text:style-name="P1"><text:span text:style-name="T4">الَّذِينَ يُنْفِقُونَ فِي السَّرَّاءِ وَالضَّرَّاءِ وَالْكَاظِمِينَ الْغَيْظَ وَالْعَافِينَ عَنِ النَّاسِ وَاللَّهُ يُحِبُّ الْمُحْسِنِينَ </text:span><text:span text:style-name="T3">(134) </text:span></text:p>
      <text:p text:style-name="P1"><text:span text:style-name="T4">الذين ينفقون أموالهم في اليسر والعسر، والذين يمسكون ما في أنفسهم من الغيظ بالصبر، وإذا قَدَروا عَفَوا عمَّن ظلمهم</text:span><text:span text:style-name="T3">. </text:span><text:span text:style-name="T4">وهذا هو الإحسان الذي يحب الله أصحابه</text:span><text:span text:style-name="T3">.</text:span></text:p>
      <text:p text:style-name="P1"><text:span text:style-name="T4">وَالَّذِينَ إِذَا فَعَلُوا فَاحِشَةً أَوْ ظَلَمُوا أَنْفُسَهُمْ ذَكَرُوا اللَّهَ فَاسْتَغْفَرُوا لِذُنُوبِهِمْ وَمَنْ يَغْفِرُ الذُّنُوبَ إِلَّا اللَّهُ وَلَمْ يُصِرُّوا عَلَى مَا فَعَلُوا وَهُمْ يَعْلَمُونَ </text:span><text:span text:style-name="T3">(135) </text:span></text:p>
      <text:p text:style-name="P1"><text:span text:style-name="T4">والذين إذا ارتكبوا ذنبًا كبيرًا أو ظلموا أنفسهم بارتكاب ما دونه، ذكروا وعد الله ووعيده فلجأوا إلى ربهم تائبين، يطلبون منه أن يغفر لهم ذنوبهم، وهم موقنون أنه لا يغفر الذنوب إلا الله، فهم لذلك لا يقيمون على معصية، وهم يعلمون أنهم إن تابوا تاب الله عليهم</text:span><text:span text:style-name="T3">.</text:span></text:p>
      <text:p text:style-name="P1"><text:span text:style-name="T4">أُولَئِكَ جَزَاؤُهُمْ مَغْفِرَةٌ مِنْ رَبِّهِمْ وَجَنَّاتٌ تَجْرِي مِنْ تَحْتِهَا الْأَنْهَارُ خَالِدِينَ فِيهَا وَنِعْمَ أَجْرُ الْعَامِلِينَ </text:span><text:span text:style-name="T3">(136) </text:span></text:p>
      <text:p text:style-name="P1"><text:span text:style-name="T4">أولئك الموصوفون بتلك الصفات العظيمة جزاؤهم أن يستر الله ذنوبهم، ولهم جنات تجري من تحت أشجارها وقصورها المياه العذبة، خالدين فيها لا يخرجون منها أبدًا</text:span><text:span text:style-name="T3">. </text:span><text:span text:style-name="T4">ونِعْمَ أجر العاملين المغفرة والجنة</text:span><text:span text:style-name="T3">.</text:span></text:p>
      <text:p text:style-name="P1"><text:span text:style-name="T4">قَدْ خَلَتْ مِنْ قَبْلِكُمْ سُنَنٌ فَسِيرُوا فِي الْأَرْضِ فَانْظُرُوا كَيْفَ كَانَ عَاقِبَةُ الْمُكَذِّبِينَ </text:span><text:span text:style-name="T3">(137) </text:span></text:p>
      <text:p text:style-name="P1"><text:soft-page-break/><text:span text:style-name="T4">يخاطب الله المؤمنين لمَّا أُصيبوا يوم </text:span><text:span text:style-name="T3">«</text:span><text:span text:style-name="T4">أُحد</text:span><text:span text:style-name="T3">» </text:span><text:span text:style-name="T4">تعزية لهم بأنه قد مضت من قبلكم أمم، ابتُلي المؤمنون منهم بقتال الكافرين فكانت العاقبة لهم، فسيروا في الأرض معتبرين بما آل إليه أمر أولئك المكذبين بالله ورسله</text:span><text:span text:style-name="T3">.</text:span></text:p>
      <text:p text:style-name="P1"><text:span text:style-name="T4">هَذَا بَيَانٌ لِلنَّاسِ وَهُدًى وَمَوْعِظَةٌ لِلْمُتَّقِينَ </text:span><text:span text:style-name="T3">(138) </text:span></text:p>
      <text:p text:style-name="P1"><text:span text:style-name="T4">هذا القرآن بيان وإرشاد إلى طريق الحق، وتذكير تخشع له قلوب المتقين، وهم الذين يخشون الله، وخُصُّوا بذلك</text:span><text:span text:style-name="T3">; </text:span><text:span text:style-name="T4">لأنهم هم المنتفعون به دون غيرهم</text:span><text:span text:style-name="T3">.</text:span></text:p>
      <text:p text:style-name="P1"><text:span text:style-name="T4">وَلَا تَهِنُوا وَلَا تَحْزَنُوا وَأَنْتُمُ الْأَعْلَوْنَ إِنْ كُنْتُمْ مُؤْمِنِينَ </text:span><text:span text:style-name="T3">(139) </text:span></text:p>
      <text:p text:style-name="P1"><text:span text:style-name="T4">ولا تضْعُفوا </text:span><text:span text:style-name="T3">-</text:span><text:span text:style-name="T4">أيها المؤمنون</text:span><text:span text:style-name="T3">- </text:span><text:span text:style-name="T4">عن قتال عدوكم، ولا تحزنوا لما أصابكم في </text:span><text:span text:style-name="T3">«</text:span><text:span text:style-name="T4">أُحد</text:span><text:span text:style-name="T3">» </text:span><text:span text:style-name="T4">، وأنتم الغالبون والعاقبة لكم، إن كنتم مصدقين بالله ورسوله متَّبعين شرعه</text:span><text:span text:style-name="T3">.</text:span></text:p>
      <text:p text:style-name="P1"><text:span text:style-name="T4">إِنْ يَمْسَسْكُمْ قَرْحٌ فَقَدْ مَسَّ الْقَوْمَ قَرْحٌ مِثْلُهُ وَتِلْكَ الْأَيَّامُ نُدَاوِلُهَا بَيْنَ النَّاسِ وَلِيَعْلَمَ اللَّهُ الَّذِينَ آمَنُوا وَيَتَّخِذَ مِنْكُمْ شُهَدَاءَ وَاللَّهُ لَا يُحِبُّ الظَّالِمِينَ </text:span><text:span text:style-name="T3">(140) </text:span></text:p>
      <text:p text:style-name="P1"><text:span text:style-name="T4">إن أصابتكم </text:span><text:span text:style-name="T3">-</text:span><text:span text:style-name="T4">أيها المؤمنون</text:span><text:span text:style-name="T3">- </text:span><text:span text:style-name="T4">جراح أو قتل في غزوة </text:span><text:span text:style-name="T3">«</text:span><text:span text:style-name="T4">أُحد</text:span><text:span text:style-name="T3">» </text:span><text:span text:style-name="T4">فحزنتم لذلك، فقد أصاب المشركين جراح وقتل مثل ذلك في غزوة </text:span><text:span text:style-name="T3">«</text:span><text:span text:style-name="T4">بدر</text:span><text:span text:style-name="T3">» . </text:span><text:span text:style-name="T4">وتلك الأيام يُصَرِّفها الله بين الناس، نصر مرة وهزيمة أخرى، لما في ذلك من الحكمة، حتى يظهر ما علمه الله في الأزل ليميز الله المؤمن الصادق مِن غيره، ويُكْرِمَ أقوامًا منكم بالشهادة</text:span><text:span text:style-name="T3">. </text:span><text:span text:style-name="T4">والله لا يحب الذين ظلموا أنفسهم، وقعدوا عن القتال في سبيله</text:span><text:span text:style-name="T3">.</text:span></text:p>
      <text:p text:style-name="P1"><text:span text:style-name="T4">وَلِيُمَحِّصَ اللَّهُ الَّذِينَ آمَنُوا وَيَمْحَقَ الْكَافِرِينَ </text:span><text:span text:style-name="T3">(141) </text:span></text:p>
      <text:p text:style-name="P1"><text:span text:style-name="T4">وهذه الهزيمة التي وقعت في </text:span><text:span text:style-name="T3">«</text:span><text:span text:style-name="T4">أُحد</text:span><text:span text:style-name="T3">» </text:span><text:span text:style-name="T4">كانت اختبارًا وتصفية للمؤمنين، وتخليصًا لهم من المنافقين وهلاكًا للكافرين</text:span><text:span text:style-name="T3">.</text:span></text:p>
      <text:p text:style-name="P1"><text:span text:style-name="T4">أَمْ حَسِبْتُمْ أَنْ تَدْخُلُوا الْجَنَّةَ وَلَمَّا يَعْلَمِ اللَّهُ الَّذِينَ جَاهَدُوا مِنْكُمْ وَيَعْلَمَ الصَّابِرِينَ </text:span><text:span text:style-name="T3">(142) </text:span></text:p>
      <text:p text:style-name="P1"><text:span text:style-name="T4">يا أصحاب محمد </text:span><text:span text:style-name="T3">-</text:span><text:span text:style-name="T4">صلى الله عليه وسلم</text:span><text:span text:style-name="T3">- </text:span><text:span text:style-name="T4">أظننتم أن تدخلوا الجنة، ولم تُبْتَلوا بالقتال والشدائد؟ لا يحصل لكم دخولها حتى تُبْتلوا، ويعلم الله علما ظاهرا للخلق المجاهدين منكم في سبيله، والصابرين على مقاومة الأعداء</text:span><text:span text:style-name="T3">.</text:span></text:p>
      <text:p text:style-name="P1"><text:span text:style-name="T4">وَلَقَدْ كُنْتُمْ تَمَنَّوْنَ الْمَوْتَ مِنْ قَبْلِ أَنْ تَلْقَوْهُ فَقَدْ رَأَيْتُمُوهُ وَأَنْتُمْ تَنْظُرُونَ </text:span><text:span text:style-name="T3">(143) </text:span></text:p>
      <text:p text:style-name="P1"><text:span text:style-name="T4">ولقد كنتم </text:span><text:span text:style-name="T3">-</text:span><text:span text:style-name="T4">أيها المؤمنون</text:span><text:span text:style-name="T3">- </text:span><text:span text:style-name="T4">قبل غزوة </text:span><text:span text:style-name="T3">«</text:span><text:span text:style-name="T4">أُحد</text:span><text:span text:style-name="T3">» </text:span><text:span text:style-name="T4">تتمنون لقاء العدو</text:span><text:span text:style-name="T3">; </text:span><text:span text:style-name="T4">لتنالوا شرف الجهاد والاستشهاد في سبيل الله الذي حَظِي به إخوانكم في غزوة </text:span><text:span text:style-name="T3">«</text:span><text:span text:style-name="T4">بدر</text:span><text:span text:style-name="T3">» </text:span><text:span text:style-name="T4">، فها هو ذا قد حصل لكم الذي تمنيتموه وطلبتموه، فدونكم فقاتلوا وصابروا</text:span><text:span text:style-name="T3">.</text:span></text:p>
      <text:p text:style-name="P1"><text:soft-page-break/><text:span text:style-name="T4">وَمَا مُحَمَّدٌ إِلَّا رَسُولٌ قَدْ خَلَتْ مِنْ قَبْلِهِ الرُّسُلُ أَفَإِنْ مَاتَ أَوْ قُتِلَ انْقَلَبْتُمْ عَلَى أَعْقَابِكُمْ وَمَنْ يَنْقَلِبْ عَلَى عَقِبَيْهِ فَلَنْ يَضُرَّ اللَّهَ شَيْئًا وَسَيَجْزِي اللَّهُ الشَّاكِرِينَ </text:span><text:span text:style-name="T3">(144) </text:span></text:p>
      <text:p text:style-name="P1"><text:span text:style-name="T4">وما محمد </text:span><text:span text:style-name="T3">- </text:span><text:span text:style-name="T4">صلى الله عليه وسلم </text:span><text:span text:style-name="T3">- </text:span><text:span text:style-name="T4">إلا رسول من جنس الرسل الذين قبله يبلغ رسالة ربه</text:span><text:span text:style-name="T3">. </text:span><text:span text:style-name="T4">أفإن مات بانقضاء أجله أو قُتِل كما أشاعه الأعداء رجعتم عن دينكم،، تركتم ما جاءكم به نبيكم؟ ومن يرجِعُ منكم عن دينه فلن يضر الله شيئًا، إنما يضر نفسه ضررًا عظيمًا</text:span><text:span text:style-name="T3">. </text:span><text:span text:style-name="T4">أما مَن ثبت على الإيمان وشكر ربه على نعمة الإسلام، فإن الله يجزيه أحسن الجزاء</text:span><text:span text:style-name="T3">.</text:span></text:p>
      <text:p text:style-name="P1"><text:span text:style-name="T4">وَمَا كَانَ لِنَفْسٍ أَنْ تَمُوتَ إِلَّا بِإِذْنِ اللَّهِ كِتَابًا مُؤَجَّلًا وَمَنْ يُرِدْ ثَوَابَ الدُّنْيَا نُؤْتِهِ مِنْهَا وَمَنْ يُرِدْ ثَوَابَ الْآخِرَةِ نُؤْتِهِ مِنْهَا وَسَنَجْزِي الشَّاكِرِينَ </text:span><text:span text:style-name="T3">(145) </text:span></text:p>
      <text:p text:style-name="P1"><text:span text:style-name="T4">لن يموت أحد إلا بإذن الله وقدره وحتى يستوفي المدة التي قدرها الله له كتابًا مؤجَّلا</text:span><text:span text:style-name="T3">. </text:span><text:span text:style-name="T4">ومن يطلب بعمله عَرَض الدنيا، نعطه ما قسمناه له من رزق، ولا حظَّ له في الآخرة، ومن يطلب بعمله الجزاء من الله في الآخرة نمنحه ما طلبه، ونؤته جزاءه وافرًا مع ما لَه في الدنيا من رزق مقسوم، فهذا قد شَكَرَنا بطاعته وجهاده، وسنجزي الشاكرين خيرًا</text:span><text:span text:style-name="T3">.</text:span></text:p>
      <text:p text:style-name="P1"><text:span text:style-name="T4">وَكَأَيِّنْ مِنْ نَبِيٍّ قَاتَلَ مَعَهُ رِبِّيُّونَ كَثِيرٌ فَمَا وَهَنُوا لِمَا أَصَابَهُمْ فِي سَبِيلِ اللَّهِ وَمَا ضَعُفُوا وَمَا اسْتَكَانُوا وَاللَّهُ يُحِبُّ الصَّابِرِينَ </text:span><text:span text:style-name="T3">(146) </text:span></text:p>
      <text:p text:style-name="P1"><text:span text:style-name="T4">كثير من الأنبياء السابقين قاتل معهم جموع كثيرة من أصحابهم، فما ضعفوا لِمَا نزل بهم من جروح أو قتل</text:span><text:span text:style-name="T3">; </text:span><text:span text:style-name="T4">لأن ذلك في سبيل ربهم، وما عَجَزوا، ولا خضعوا لعدوهم، إنما صبروا على ما أصابهم</text:span><text:span text:style-name="T3">. </text:span><text:span text:style-name="T4">والله يحب الصابرين</text:span><text:span text:style-name="T3">.</text:span></text:p>
      <text:p text:style-name="P1"><text:span text:style-name="T4">وَمَا كَانَ قَوْلَهُمْ إِلَّا أَنْ قَالُوا رَبَّنَا اغْفِرْ لَنَا ذُنُوبَنَا وَإِسْرَافَنَا فِي أَمْرِنَا وَثَبِّتْ أَقْدَامَنَا وَانْصُرْنَا عَلَى الْقَوْمِ الْكَافِرِينَ </text:span><text:span text:style-name="T3">(147) </text:span></text:p>
      <text:p text:style-name="P1"><text:span text:style-name="T4">وما كان قول هؤلاء الصابرين إلا أن قالوا</text:span><text:span text:style-name="T3">: </text:span><text:span text:style-name="T4">ربنا اغفر لنا ذنوبنا، وما وقع منا مِن تجاوزٍ في أمر ديننا، وثبِّت أقدامنا حتى لا نفرَّ من قتال عدونا، وانصرنا على مَن جحد وحدانيتك ونبوة أنبيائك</text:span><text:span text:style-name="T3">.</text:span></text:p>
      <text:p text:style-name="P1"><text:span text:style-name="T4">فَآتَاهُمُ اللَّهُ ثَوَابَ الدُّنْيَا وَحُسْنَ ثَوَابِ الْآخِرَةِ وَاللَّهُ يُحِبُّ الْمُحْسِنِينَ </text:span><text:span text:style-name="T3">(148) </text:span></text:p>
      <text:p text:style-name="P1"><text:span text:style-name="T4">فأعطى الله أولئك الصابرين جزاءهم في الدنيا بالنصر على أعدائهم، وبالتمكين لهم في الأرض، وبالجزاء الحسن العظيم في الآخرة، وهو جنات النعيم</text:span><text:span text:style-name="T3">. </text:span><text:span text:style-name="T4">والله يحب كلَّ مَن أحسن عبادته لربه ومعاملته لخلقه</text:span><text:span text:style-name="T3">.</text:span></text:p>
      <text:p text:style-name="P1"><text:span text:style-name="T4">يَاأَيُّهَا الَّذِينَ آمَنُوا إِنْ تُطِيعُوا الَّذِينَ كَفَرُوا يَرُدُّوكُمْ عَلَى أَعْقَابِكُمْ فَتَنْقَلِبُوا خَاسِرِينَ </text:span><text:span text:style-name="T3">(149) </text:span></text:p>
      <text:p text:style-name="P1"><text:soft-page-break/><text:span text:style-name="T4">يا أيها الذين صدَّقوا الله ورسوله وعملوا بشرعه، إن تطيعوا الذين جحدوا ألوهيتي، ولم يؤمنوا برسلي من اليهود والنصارى والمنافقين والمشركين فيما يأمرونكم به وينهونكم عنه، يضلوكم عن طريق الحق، وترتدُّوا عن دينكم، فتعودوا بالخسران المبين والهلاك المحقق</text:span><text:span text:style-name="T3">.</text:span></text:p>
      <text:p text:style-name="P1"><text:span text:style-name="T4">بَلِ اللَّهُ مَوْلَاكُمْ وَهُوَ خَيْرُ النَّاصِرِينَ </text:span><text:span text:style-name="T3">(150) </text:span></text:p>
      <text:p text:style-name="P1"><text:span text:style-name="T4">إنهم لن ينصروكم، بل الله ناصركم، وهو خير ناصر، فلا يحتاج معه إلى نصرة أحد</text:span><text:span text:style-name="T3">.</text:span></text:p>
      <text:p text:style-name="P1"><text:span text:style-name="T4">سَنُلْقِي فِي قُلُوبِ الَّذِينَ كَفَرُوا الرُّعْبَ بِمَا أَشْرَكُوا بِاللَّهِ مَا لَمْ يُنَزِّلْ بِهِ سُلْطَانًا وَمَأْوَاهُمُ النَّارُ وَبِئْسَ مَثْوَى الظَّالِمِينَ </text:span><text:span text:style-name="T3">(151) </text:span></text:p>
      <text:p text:style-name="P1"><text:span text:style-name="T4">سنقذف في قلوب الذين كفروا أشدَّ الفزع والخوف بسبب إشراكهم بالله آلهة مزعومة، ليس لهم دليل أو برهان على استحقاقها للعبادة مع الله، فحالتهم في الدنيا</text:span><text:span text:style-name="T3">: </text:span><text:span text:style-name="T4">رعب وهلع من المؤمنين، أما مكانهم في الآخرة الذي يأوون إليه فهو النار</text:span><text:span text:style-name="T3">; </text:span><text:span text:style-name="T4">وذلك بسبب ظلمهم وعدوانهم، وساء هذا المقام مقامًا لهم</text:span><text:span text:style-name="T3">.</text:span></text:p>
      <text:p text:style-name="P1"><text:span text:style-name="T4">وَلَقَدْ صَدَقَكُمُ اللَّهُ وَعْدَهُ إِذْ تَحُسُّونَهُمْ بِإِذْنِهِ حَتَّى إِذَا فَشِلْتُمْ وَتَنَازَعْتُمْ فِي الْأَمْرِ وَعَصَيْتُمْ مِنْ بَعْدِ مَا أَرَاكُمْ مَا تُحِبُّونَ مِنْكُمْ مَنْ يُرِيدُ الدُّنْيَا وَمِنْكُمْ مَنْ يُرِيدُ الْآخِرَةَ ثُمَّ صَرَفَكُمْ عَنْهُمْ لِيَبْتَلِيَكُمْ وَلَقَدْ عَفَا عَنْكُمْ وَاللَّهُ ذُو فَضْلٍ عَلَى الْمُؤْمِنِينَ </text:span><text:span text:style-name="T3">(152) </text:span></text:p>
      <text:p text:style-name="P1"><text:span text:style-name="T4">ولقد حقق الله لكم ما وعدكم به من نصر، حين كنتم تقتلون الكفار في غزوة </text:span><text:span text:style-name="T3">«</text:span><text:span text:style-name="T4">أُحد</text:span><text:span text:style-name="T3">» </text:span><text:span text:style-name="T4">بإذنه تعالى، حتى إذا جَبُنتم وضعفتم عن القتال واختلفتم</text:span><text:span text:style-name="T3">: </text:span><text:span text:style-name="T4">هل تبقون في مواقعكم أو تتركونها لجمع الغنائم مع مَن يجمعها؟ وعصيتم أمر رسولكم حين أمركم ألا تفارفوا أماكنكم بأي حال، حلَّت بكم الهزيمة من بعد ما أراكم ما تحبون من النصر، وتبيَّن أن منكم مَن يريد الغنائم، وأن منكم مَن يطلب الآخرة وثوابها، ثم صرف الله وجوهكم عن عدوكم</text:span><text:span text:style-name="T3">; </text:span><text:span text:style-name="T4">ليختبركم، وقد علم الله ندمكم وتوبتكم فعفا عنكم، والله ذو فضل عظيم على المؤمنين</text:span><text:span text:style-name="T3">.</text:span></text:p>
      <text:p text:style-name="P1"><text:span text:style-name="T4">إِذْ تُصْعِدُونَ وَلَا تَلْوُونَ عَلَى أَحَدٍ وَالرَّسُولُ يَدْعُوكُمْ فِي أُخْرَاكُمْ فَأَثَابَكُمْ غَمًّا بِغَمٍّ لِكَيْلَا تَحْزَنُوا عَلَى مَا فَاتَكُمْ وَلَا مَا أَصَابَكُمْ وَاللَّهُ خَبِيرٌ بِمَا تَعْمَلُونَ </text:span><text:span text:style-name="T3">(153) </text:span></text:p>
      <text:p text:style-name="P1"><text:span text:style-name="T4">اذكروا </text:span><text:span text:style-name="T3">-</text:span><text:span text:style-name="T4">يا أصحاب محمد صلى الله عليه وسلم</text:span><text:span text:style-name="T3">- </text:span><text:span text:style-name="T4">ما كان مِن أمركم حين أخذتم تصعدون الجبل هاربين من أعدائكم، ولا تلتفتون إلى أحد لِمَا اعتراكم من الدهشة والخوف والرعب، ورسول الله صلى الله عليه وسلم ثابت في الميدان يناديكم من خلفكم قائلا إليَّ عبادَ الله، وأنتم لا تسمعون ولا تنظرون، فكان جزاؤكم أن أنزل الله بكم ألمًا وضيقًا وغمًّا</text:span><text:span text:style-name="T3">; </text:span><text:span text:style-name="T4">لكي لا تحزنوا على ما فاتكم من نصر وغنيمة، ولا ما حلَّ بكم من خوف وهزيمة</text:span><text:span text:style-name="T3">. </text:span><text:span text:style-name="T4">والله خبير بجميع أعمالكم، لا يخفى عليه منها شيء</text:span><text:span text:style-name="T3">.</text:span></text:p>
      <text:p text:style-name="P1"><text:soft-page-break/><text:span text:style-name="T4">ثُمَّ أَنْزَلَ عَلَيْكُمْ مِنْ بَعْدِ الْغَمِّ أَمَنَةً نُعَاسًا يَغْشَى طَائِفَةً مِنْكُمْ وَطَائِفَةٌ قَدْ أَهَمَّتْهُمْ أَنْفُسُهُمْ يَظُنُّونَ بِاللَّهِ غَيْرَ الْحَقِّ ظَنَّ الْجَاهِلِيَّةِ يَقُولُونَ هَلْ لَنَا مِنَ الْأَمْرِ مِنْ شَيْءٍ قُلْ إِنَّ الْأَمْرَ كُلَّهُ لِلَّهِ يُخْفُونَ فِي أَنْفُسِهِمْ مَا لَا يُبْدُونَ لَكَ يَقُولُونَ لَوْ كَانَ لَنَا مِنَ الْأَمْرِ شَيْءٌ مَا قُتِلْنَا هَاهُنَا قُلْ لَوْ كُنْتُمْ فِي بُيُوتِكُمْ لَبَرَزَ الَّذِينَ كُتِبَ عَلَيْهِمُ الْقَتْلُ إِلَى مَضَاجِعِهِمْ وَلِيَبْتَلِيَ اللَّهُ مَا فِي صُدُورِكُمْ وَلِيُمَحِّصَ مَا فِي قُلُوبِكُمْ وَاللَّهُ عَلِيمٌ بِذَاتِ الصُّدُورِ </text:span><text:span text:style-name="T3">(154) </text:span></text:p>
      <text:p text:style-name="P1"><text:span text:style-name="T4">ثم كان من رحمة الله بالمؤمنين المخلصين أن ألقى في قلوبهم من بعد ما نزل بها من همٍّ وغمٍّ اطمئنانًا وثقة في وعد الله، وكان من أثره نعاس غَشِي طائفة منهم، وهم أهل الإخلاص واليقين، وطائفة أُخرى أهمَّهم خلاص أنفسهم خاصة، وضَعُفَتْ عزيمتهم وشُغِلوا بأنفسهم، وأساؤوا الظن بربهم وبدينه وبنبيه، وظنوا أن الله لا يُتِمُّ أمر رسوله، وأن الإسلام لن تقوم له قائمة، ولذلك تراهم نادمين على خروجهم، يقول بعضهم لبعض</text:span><text:span text:style-name="T3">: </text:span><text:span text:style-name="T4">هل كان لنا من اختيار في الخروج للقتال؟ قل لهم </text:span><text:span text:style-name="T3">-</text:span><text:span text:style-name="T4">أيها الرسول</text:span><text:span text:style-name="T3">-: </text:span><text:span text:style-name="T4">إن الأمر كلَّه لله، فهو الذي قدَّر خروجكم وما حدث لكم، وهم يُخْفون في أنفسهم ما لا يظهرونه لك من الحسرة على خروجهم للقتال، يقولون</text:span><text:span text:style-name="T3">: </text:span><text:span text:style-name="T4">لو كان لنا أدنى اختيار ما قُتِلنا هاهنا</text:span><text:span text:style-name="T3">. </text:span><text:span text:style-name="T4">قل لهم</text:span><text:span text:style-name="T3">: </text:span><text:span text:style-name="T4">إن الآجال بيد الله، ولو كنتم في بيوتكم، وقدَّر الله أنكم تموتون، لخرج الذين كتب الله عليهم الموت إلى حيث يُقْتلون، وما جعل الله ذلك إلا ليختبر ما في صدوركم من الشك والنفاق، وليميز الخبيث من الطيب، ويظهر أمر المؤمن من المنافق للناس في الأقوال والأفعال</text:span><text:span text:style-name="T3">. </text:span><text:span text:style-name="T4">والله عليم بما في صدور خلقه، لا يخفى عليه شيء من أمورهم</text:span><text:span text:style-name="T3">.</text:span></text:p>
      <text:p text:style-name="P1"><text:span text:style-name="T4">إِنَّ الَّذِينَ تَوَلَّوْا مِنْكُمْ يَوْمَ الْتَقَى الْجَمْعَانِ إِنَّمَا اسْتَزَلَّهُمُ الشَّيْطَانُ بِبَعْضِ مَا كَسَبُوا وَلَقَدْ عَفَا اللَّهُ عَنْهُمْ إِنَّ اللَّهَ غَفُورٌ حَلِيمٌ </text:span><text:span text:style-name="T3">(155) </text:span></text:p>
      <text:p text:style-name="P1"><text:span text:style-name="T4">إن الذين فرُّوا منكم </text:span><text:span text:style-name="T3">-</text:span><text:span text:style-name="T4">يا أصحاب صلى الله عليه وسلم</text:span><text:span text:style-name="T3">- </text:span><text:span text:style-name="T4">محمد عن القتال يوم التقى المؤمنون والمشركون في غزوة </text:span><text:span text:style-name="T3">«</text:span><text:span text:style-name="T4">أُحد</text:span><text:span text:style-name="T3">» </text:span><text:span text:style-name="T4">، إنما أوقعهم الشيطان في هذا الذنب ببعض ما عملوا من الذنوب، ولقد تجاوز الله عنهم فلم يعاقبهم</text:span><text:span text:style-name="T3">. </text:span><text:span text:style-name="T4">إن الله غفور للمذنبين التائبين، حليم لا يعاجل من عصاه بالعقوبة</text:span><text:span text:style-name="T3">.</text:span></text:p>
      <text:p text:style-name="P1"><text:span text:style-name="T4">يَاأَيُّهَا الَّذِينَ آمَنُوا لَا تَكُونُوا كَالَّذِينَ كَفَرُوا وَقَالُوا لِإِخْوَانِهِمْ إِذَا ضَرَبُوا فِي الْأَرْضِ أَوْ كَانُوا غُزًّى لَوْ كَانُوا عِنْدَنَا مَا مَاتُوا وَمَا قُتِلُوا لِيَجْعَلَ اللَّهُ ذَلِكَ حَسْرَةً فِي قُلُوبِهِمْ وَاللَّهُ يُحْيِي وَيُمِيتُ وَاللَّهُ بِمَا تَعْمَلُونَ بَصِيرٌ </text:span><text:span text:style-name="T3">(156) </text:span></text:p>
      <text:p text:style-name="P1"><text:span text:style-name="T4">يا أيها الذين صدَّقوا الله ورسوله وعملوا بشرعه، لا تُشابهوا الكافرين الذين لا يؤمنون بربهم، فهم يقولون لإخوانهم من أهل الكفر إذا خرجوا يبحثون في أرض الله عن معاشهم أو كانوا مع الغزاة المقاتلين فماتوا أو قُتِلوا</text:span><text:span text:style-name="T3">: </text:span><text:span text:style-name="T4">لو لم يخرج هؤلاء ولم يقاتلوا وأقاموا معنا ما ماتوا وما قُتلوا</text:span><text:span text:style-name="T3">. </text:span><text:span text:style-name="T4">وهذا القول يزيدهم ألمًا وحزنًا وحسرة تستقر في قلوبهم، أما المؤمنون فإنهم يعلمون أن ذلك بقدر الله فيهدي </text:span><text:soft-page-break/><text:span text:style-name="T4">الله قلوبهم، ويخفف عنهم المصيبة، والله يحيي مَن قدَّر له الحياة </text:span><text:span text:style-name="T3">-</text:span><text:span text:style-name="T4">وإن كان مسافرًا أو غازيًا</text:span><text:span text:style-name="T3">- </text:span><text:span text:style-name="T4">ويميت مَنِ انتهى أجله </text:span><text:span text:style-name="T3">-</text:span><text:span text:style-name="T4">وإن كان مقيمًا</text:span><text:span text:style-name="T3">- </text:span><text:span text:style-name="T4">والله بكل ما تعملونه بصير، فيجازيكم به</text:span><text:span text:style-name="T3">.</text:span></text:p>
      <text:p text:style-name="P1"><text:span text:style-name="T4">وَلَئِنْ قُتِلْتُمْ فِي سَبِيلِ اللَّهِ أَوْ مُتُّمْ لَمَغْفِرَةٌ مِنَ اللَّهِ وَرَحْمَةٌ خَيْرٌ مِمَّا يَجْمَعُونَ </text:span><text:span text:style-name="T3">(157) </text:span></text:p>
      <text:p text:style-name="P1"><text:span text:style-name="T4">ولئن قُتِلتم </text:span><text:span text:style-name="T3">-</text:span><text:span text:style-name="T4">أيها المؤمنون</text:span><text:span text:style-name="T3">- </text:span><text:span text:style-name="T4">وأنتم تجاهدون في سبيل الله أو متم في أثناء القتال، ليغفرن الله لكم ذنوبكم، وليرحمنكم رحمة من عنده، فتفوزون بجنات النعيم، وذلك خير من الدنيا وما يجمعه أهلها</text:span><text:span text:style-name="T3">.</text:span></text:p>
      <text:p text:style-name="P1"><text:span text:style-name="T4">وَلَئِنْ مُتُّمْ أَوْ قُتِلْتُمْ لَإِلَى اللَّهِ تُحْشَرُونَ </text:span><text:span text:style-name="T3">(158) </text:span></text:p>
      <text:p text:style-name="P1"><text:span text:style-name="T4">ولئن انقضت آجالكم في هذه الحياة الدنيا، فمتم على فُرُشكم، أو قتلتم في ساحة القتال، لإلى الله وحده تُحشرون، فيجازيكم بأعمالكم</text:span><text:span text:style-name="T3">.</text:span></text:p>
      <text:p text:style-name="P1"><text:span text:style-name="T4">فَبِمَا رَحْمَةٍ مِنَ اللَّهِ لِنْتَ لَهُمْ وَلَوْ كُنْتَ فَظًّا غَلِيظَ الْقَلْبِ لَانْفَضُّوا مِنْ حَوْلِكَ فَاعْفُ عَنْهُمْ وَاسْتَغْفِرْ لَهُمْ وَشَاوِرْهُمْ فِي الْأَمْرِ فَإِذَا عَزَمْتَ فَتَوَكَّلْ عَلَى اللَّهِ إِنَّ اللَّهَ يُحِبُّ الْمُتَوَكِّلِينَ </text:span><text:span text:style-name="T3">(159) </text:span></text:p>
      <text:p text:style-name="P1"><text:span text:style-name="T4">فبرحمة من الله لك ولأصحابك </text:span><text:span text:style-name="T3">-</text:span><text:span text:style-name="T4">أيها النبي</text:span><text:span text:style-name="T3">- </text:span><text:span text:style-name="T4">منَّ الله عليك فكنت رفيقًا بهم، ولو كنت سيِّئ الخُلق قاسي القلب، لانْصَرَفَ أصحابك من حولك، فلا تؤاخذهم بما كان منهم في غزوة </text:span><text:span text:style-name="T3">«</text:span><text:span text:style-name="T4">أُحد</text:span><text:span text:style-name="T3">» </text:span><text:span text:style-name="T4">، واسأل الله </text:span><text:span text:style-name="T3">-</text:span><text:span text:style-name="T4">أيها النبي</text:span><text:span text:style-name="T3">- </text:span><text:span text:style-name="T4">أن يغفر لهم، وشاورهم في الأمور التي تحتاج إلى مشورة، فإذا عزمت على أمر من الأمور </text:span><text:span text:style-name="T3">-</text:span><text:span text:style-name="T4">بعد الاستشارة</text:span><text:span text:style-name="T3">- </text:span><text:span text:style-name="T4">فأَمْضِه معتمدًا على الله وحده، إن الله يحب المتوكلين عليه</text:span><text:span text:style-name="T3">.</text:span></text:p>
      <text:p text:style-name="P1"><text:span text:style-name="T4">إِنْ يَنْصُرْكُمُ اللَّهُ فَلَا غَالِبَ لَكُمْ وَإِنْ يَخْذُلْكُمْ فَمَنْ ذَا الَّذِي يَنْصُرُكُمْ مِنْ بَعْدِهِ وَعَلَى اللَّهِ فَلْيَتَوَكَّلِ الْمُؤْمِنُونَ </text:span><text:span text:style-name="T3">(160) </text:span></text:p>
      <text:p text:style-name="P1"><text:span text:style-name="T4">إن يمددكم الله بنصره ومعونته فلا أحد يستطيع أن يغلبكم، وإن يخذلكم فمن هذا الذي يستطيع أن ينصركم من بعد خذلانه لكم؟ وعلى الله وحده فليتوكل المؤمنون</text:span><text:span text:style-name="T3">.</text:span></text:p>
      <text:p text:style-name="P1"><text:span text:style-name="T4">وَمَا كَانَ لِنَبِيٍّ أَنْ يَغُلَّ وَمَنْ يَغْلُلْ يَأْتِ بِمَا غَلَّ يَوْمَ الْقِيَامَةِ ثُمَّ تُوَفَّى كُلُّ نَفْسٍ مَا كَسَبَتْ وَهُمْ لَا يُظْلَمُونَ </text:span><text:span text:style-name="T3">(161) </text:span></text:p>
      <text:p text:style-name="P1"><text:span text:style-name="T4">وما كان لنبيٍّ أن يَخُونَ أصحابه بأن يأخذ شيئًا من الغنيمة غير ما اختصه الله به، ومن يفعل ذلك منكم يأت بما أخذه حاملا له يوم القيامة</text:span><text:span text:style-name="T3">; </text:span><text:span text:style-name="T4">ليُفضَح به في الموقف المشهود، ثم تُعطى كل نفس جزاءَ ما كسبت وافيًا غير منقوص دون ظلم</text:span><text:span text:style-name="T3">.</text:span></text:p>
      <text:p text:style-name="P1"><text:span text:style-name="T4">أَفَمَنِ اتَّبَعَ رِضْوَانَ اللَّهِ كَمَنْ بَاءَ بِسَخَطٍ مِنَ اللَّهِ وَمَأْوَاهُ جَهَنَّمُ وَبِئْسَ الْمَصِيرُ </text:span><text:span text:style-name="T3">(162) </text:span></text:p>
      <text:p text:style-name="P1"><text:span text:style-name="T4">لا يستوي من كان قصده رضوان الله ومن هو مُكِبٌ على المعاصي، مسخط لربه، فاستحق بذلك سكن جهنم، وبئس المصير</text:span><text:span text:style-name="T3">.</text:span></text:p>
      <text:p text:style-name="P1"><text:soft-page-break/><text:span text:style-name="T4">هُمْ دَرَجَاتٌ عِنْدَ اللَّهِ وَاللَّهُ بَصِيرٌ بِمَا يَعْمَلُونَ </text:span><text:span text:style-name="T3">(163) </text:span></text:p>
      <text:p text:style-name="P1"><text:span text:style-name="T4">أصحاب الجنة المتبعون لما يرضي الله متفاوتون في الدرجات، وأصحاب النار المتبعون لما يسخط الله متفاوتون في الدركات، لا يستوون</text:span><text:span text:style-name="T3">. </text:span><text:span text:style-name="T4">والله بصير بأعمالهم لا يخفى عليه منها شيء</text:span><text:span text:style-name="T3">.</text:span></text:p>
      <text:p text:style-name="P1"><text:span text:style-name="T4">لَقَدْ مَنَّ اللَّهُ عَلَى الْمُؤْمِنِينَ إِذْ بَعَثَ فِيهِمْ رَسُولًا مِنْ أَنْفُسِهِمْ يَتْلُو عَلَيْهِمْ آيَاتِهِ وَيُزَكِّيهِمْ وَيُعَلِّمُهُمُ الْكِتَابَ وَالْحِكْمَةَ وَإِنْ كَانُوا مِنْ قَبْلُ لَفِي ضَلَالٍ مُبِينٍ </text:span><text:span text:style-name="T3">(164) </text:span></text:p>
      <text:p text:style-name="P1"><text:span text:style-name="T4">لقد أنعم الله على المؤمنين من العرب</text:span><text:span text:style-name="T3">; </text:span><text:span text:style-name="T4">إذ بعث فيهم رسولا من أنفسهم، يتلو عليهم آيات القرآن، ويطهرهم من الشرك والأخلاق الفاسدة، ويعلمهم القرآن والسنة، وإن كانوا من قبل هذا الرسول لفي غيٍّ وجهل ظاهر</text:span><text:span text:style-name="T3">.</text:span></text:p>
      <text:p text:style-name="P1"><text:span text:style-name="T4">أَوَلَمَّا أَصَابَتْكُمْ مُصِيبَةٌ قَدْ أَصَبْتُمْ مِثْلَيْهَا قُلْتُمْ أَنَّى هَذَا قُلْ هُوَ مِنْ عِنْدِ أَنْفُسِكُمْ إِنَّ اللَّهَ عَلَى كُلِّ شَيْءٍ قَدِيرٌ </text:span><text:span text:style-name="T3">(165) </text:span></text:p>
      <text:p text:style-name="P1"><text:span text:style-name="T4">أو لما أصابتكم </text:span><text:span text:style-name="T3">-</text:span><text:span text:style-name="T4">أيها المؤمنون</text:span><text:span text:style-name="T3">- </text:span><text:span text:style-name="T4">مصيبة، وهي ما أُصيب منكم يوم </text:span><text:span text:style-name="T3">«</text:span><text:span text:style-name="T4">أُحد</text:span><text:span text:style-name="T3">» </text:span><text:span text:style-name="T4">قد أصبتم مثليها من المشركين في يوم </text:span><text:span text:style-name="T3">«</text:span><text:span text:style-name="T4">بدْر</text:span><text:span text:style-name="T3">» </text:span><text:span text:style-name="T4">، قلتم متعجبين</text:span><text:span text:style-name="T3">: </text:span><text:span text:style-name="T4">كيف يكون هذا ونحن مسلمون ورسول الله صلى الله عليه وسلم فينا وهؤلاء مشركون؟ قل لهم </text:span><text:span text:style-name="T3">-</text:span><text:span text:style-name="T4">أيها النبي</text:span><text:span text:style-name="T3">-: </text:span><text:span text:style-name="T4">هذا الذي أصابكم هو من عند أنفسكم بسبب مخالفتكم أمْرَ رسولكم وإقبالكم على جمع الغنائم</text:span><text:span text:style-name="T3">. </text:span><text:span text:style-name="T4">إن الله يفعل ما يشاء ويحكم ما يريد، لا معقِّب لحكمه</text:span><text:span text:style-name="T3">.</text:span></text:p>
      <text:p text:style-name="P1"><text:span text:style-name="T4">وَمَا أَصَابَكُمْ يَوْمَ الْتَقَى الْجَمْعَانِ فَبِإِذْنِ اللَّهِ وَلِيَعْلَمَ الْمُؤْمِنِينَ </text:span><text:span text:style-name="T3">(166) </text:span></text:p>
      <text:p text:style-name="P1"><text:span text:style-name="T4">وما وقع بكم مِن جراح أو قتل في غزوة </text:span><text:span text:style-name="T3">«</text:span><text:span text:style-name="T4">أُحد</text:span><text:span text:style-name="T3">» </text:span><text:span text:style-name="T4">يوم التقى جَمْعُ المؤمنين وجمع المشركين فكان النصر للمؤمنين أولا ثم للمشركين ثانيًا، فذلك كله بقضاء الله وقدره، وليظهر ما علمه الله في الأزل؛ ليميز المؤمنين الصادقين منكم</text:span><text:span text:style-name="T3">.</text:span></text:p>
      <text:p text:style-name="P1"><text:span text:style-name="T4">وَلِيَعْلَمَ الَّذِينَ نَافَقُوا وَقِيلَ لَهُمْ تَعَالَوْا قَاتِلُوا فِي سَبِيلِ اللَّهِ أَوِ ادْفَعُوا قَالُوا لَوْ نَعْلَمُ قِتَالًا لَاتَّبَعْنَاكُمْ هُمْ لِلْكُفْرِ يَوْمَئِذٍ أَقْرَبُ مِنْهُمْ لِلْإِيمَانِ يَقُولُونَ بِأَفْوَاهِهِمْ مَا لَيْسَ فِي قُلُوبِهِمْ وَاللَّهُ أَعْلَمُ بِمَا يَكْتُمُونَ </text:span><text:span text:style-name="T3">(167) </text:span></text:p>
      <text:p text:style-name="P1"><text:span text:style-name="T4">وليعلم المنافقين الذين كشف الله ما في قلوبهم حين قال المؤمنون لهم</text:span><text:span text:style-name="T3">: </text:span><text:span text:style-name="T4">تعالوا قاتلوا معنا في سبيل الله، أو كونوا عونًا لنا بتكثيركم سوادنا، فقالوا</text:span><text:span text:style-name="T3">: </text:span><text:span text:style-name="T4">لو نعلم أنكم تقاتلون أحدًا لكنا معكم عليهم، هم للكفر في هذا اليوم أقرب منهم للإيمان</text:span><text:span text:style-name="T3">; </text:span><text:span text:style-name="T4">لأنهم يقولون بأفواههم ما ليس في قلوبهم</text:span><text:span text:style-name="T3">. </text:span><text:span text:style-name="T4">والله أعلم بما يُخفون في صدورهم</text:span><text:span text:style-name="T3">.</text:span></text:p>
      <text:p text:style-name="P1"><text:span text:style-name="T4">الَّذِينَ قَالُوا لِإِخْوَانِهِمْ وَقَعَدُوا لَوْ أَطَاعُونَا مَا قُتِلُوا قُلْ فَادْرَءُوا عَنْ أَنْفُسِكُمُ الْمَوْتَ إِنْ كُنْتُمْ صَادِقِينَ </text:span><text:span text:style-name="T3">(168) </text:span></text:p>
      <text:p text:style-name="P1"><text:soft-page-break/><text:span text:style-name="T4">هؤلاء المنافقون هم الذين قعدوا وقالوا لإخوانهم الذين أصيبوا مع المسلمين في حربهم المشركين يوم </text:span><text:span text:style-name="T3">«</text:span><text:span text:style-name="T4">أُحد</text:span><text:span text:style-name="T3">» : </text:span><text:span text:style-name="T4">لو أطاعَنا هؤلاء ما قتلوا</text:span><text:span text:style-name="T3">. </text:span><text:span text:style-name="T4">قل لهم </text:span><text:span text:style-name="T3">-</text:span><text:span text:style-name="T4">أيها الرسول</text:span><text:span text:style-name="T3">-: </text:span><text:span text:style-name="T4">فادفعوا عن أنفسكم الموت إن كنتم صادقين في دعواكم أنهم لو أطاعوكم ما قتلوا، وأنكم قد نجوتم منه بقعودكم عن القتال</text:span><text:span text:style-name="T3">.</text:span></text:p>
      <text:p text:style-name="P1"><text:span text:style-name="T4">وَلَا تَحْسَبَنَّ الَّذِينَ قُتِلُوا فِي سَبِيلِ اللَّهِ أَمْوَاتًا بَلْ أَحْيَاءٌ عِنْدَ رَبِّهِمْ يُرْزَقُونَ </text:span><text:span text:style-name="T3">(169) </text:span></text:p>
      <text:p text:style-name="P1"><text:span text:style-name="T4">ولا تظنَّنَّ </text:span><text:span text:style-name="T3">-</text:span><text:span text:style-name="T4">أيها النبي</text:span><text:span text:style-name="T3">- </text:span><text:span text:style-name="T4">أن الذين قتلوا في سبيل الله أموات لا يُحِسُّون شيئًا، بل هم أحياء حياة برزخية في جوار ربهم الذي جاهدوا من أجله، وماتوا في سبيله، يجري عليهم رزقهم في الجنة، ويُنعَّمون</text:span><text:span text:style-name="T3">.</text:span></text:p>
      <text:p text:style-name="P1"><text:span text:style-name="T4">فَرِحِينَ بِمَا آتَاهُمُ اللَّهُ مِنْ فَضْلِهِ وَيَسْتَبْشِرُونَ بِالَّذِينَ لَمْ يَلْحَقُوا بِهِمْ مِنْ خَلْفِهِمْ أَلَّا خَوْفٌ عَلَيْهِمْ وَلَا هُمْ يَحْزَنُونَ </text:span><text:span text:style-name="T3">(170) </text:span></text:p>
      <text:p text:style-name="P1"><text:span text:style-name="T4">لقد عَمَّتهم السعادة حين مَنَّ الله عليهم، فأعطاهم مِن عظيم جوده وواسع كرمه من النعيم والرضا ما تَقَرُّ به أعينهم، وهم يفرحون بإخوانهم المجاهدين الذين فارقوهم وهم أحياء</text:span><text:span text:style-name="T3">; </text:span><text:span text:style-name="T4">ليفوزوا كما فازوا، لِعِلْمِهم أنهم سينالون من الخير الذي نالوه، إذا استشهدوا في سبيل الله مخلصين له، وأن لا خوف عليهم فيما يستقبلون من أمور الآخرة، ولا هم يحزنون على ما فاتهم من حظوظ الدنيا</text:span><text:span text:style-name="T3">.</text:span></text:p>
      <text:p text:style-name="P1"><text:span text:style-name="T4">يَسْتَبْشِرُونَ بِنِعْمَةٍ مِنَ اللَّهِ وَفَضْلٍ وَأَنَّ اللَّهَ لَا يُضِيعُ أَجْرَ الْمُؤْمِنِينَ </text:span><text:span text:style-name="T3">(171) </text:span></text:p>
      <text:p text:style-name="P1"><text:span text:style-name="T4">وإنهم في فرحة غامرة بما أُعطوا من نعم الله وجزيل عطائه، وأن الله لا يضيع أجر المؤمنين به، بل ينمِّيه ويزيده من فضله</text:span><text:span text:style-name="T3">.</text:span></text:p>
      <text:p text:style-name="P1"><text:span text:style-name="T4">الَّذِينَ اسْتَجَابُوا لِلَّهِ وَالرَّسُولِ مِنْ بَعْدِ مَا أَصَابَهُمُ الْقَرْحُ لِلَّذِينَ أَحْسَنُوا مِنْهُمْ وَاتَّقَوْا أَجْرٌ عَظِيمٌ </text:span><text:span text:style-name="T3">(172) </text:span></text:p>
      <text:p text:style-name="P1"><text:span text:style-name="T4">الذين لبُّوا نداء الله ورسوله وخرجوا في أعقاب المشركين إلى </text:span><text:span text:style-name="T3">«</text:span><text:span text:style-name="T4">حمراء الأسد</text:span><text:span text:style-name="T3">» </text:span><text:span text:style-name="T4">بعد هزيمتهم في غزوة </text:span><text:span text:style-name="T3">«</text:span><text:span text:style-name="T4">أُحد</text:span><text:span text:style-name="T3">» </text:span><text:span text:style-name="T4">مع ما كان بهم من آلام وجراح، وبذلوا غاية جهدهم، والتزموا بهدي نبيهم، للمحسنين منهم والمتقين ثواب عظيم</text:span><text:span text:style-name="T3">.</text:span></text:p>
      <text:p text:style-name="P1"><text:span text:style-name="T4">الَّذِينَ قَالَ لَهُمُ النَّاسُ إِنَّ النَّاسَ قَدْ جَمَعُوا لَكُمْ فَاخْشَوْهُمْ فَزَادَهُمْ إِيمَانًا وَقَالُوا حَسْبُنَا اللَّهُ وَنِعْمَ الْوَكِيلُ </text:span><text:span text:style-name="T3">(173) </text:span></text:p>
      <text:p text:style-name="P1"><text:span text:style-name="T4">وهم الذين قال لهم بعض المشركين</text:span><text:span text:style-name="T3">: </text:span><text:span text:style-name="T4">إن أبا سفيان ومن معه قد أجمعوا أمرهم على الرجوع إليكم لاستئصالكم، فاحذروهم واتقوا لقاءهم، فإنه لا طاقة لكم بهم، فزادهم ذلك التخويف يقينًا وتصديقًا بوعد الله لهم، ولم يَثْنِهم ذلك عن عزمهم، فساروا إلى حيث شاء الله، وقالوا</text:span><text:span text:style-name="T3">: </text:span><text:span text:style-name="T4">حسبنا الله أي</text:span><text:span text:style-name="T3">: </text:span><text:span text:style-name="T4">كافينا، ونِعْم الوكيل المفوَّض إليه تدبير عباده</text:span><text:span text:style-name="T3">.</text:span></text:p>
      <text:p text:style-name="P1"><text:span text:style-name="T4">فَانْقَلَبُوا بِنِعْمَةٍ مِنَ اللَّهِ وَفَضْلٍ لَمْ يَمْسَسْهُمْ سُوءٌ وَاتَّبَعُوا رِضْوَانَ اللَّهِ وَاللَّهُ ذُو فَضْلٍ عَظِيمٍ </text:span><text:span text:style-name="T3">(174) </text:span></text:p>
      <text:p text:style-name="P1"><text:soft-page-break/><text:span text:style-name="T4">فرجعوا من </text:span><text:span text:style-name="T3">«</text:span><text:span text:style-name="T4">حمراء الأسد</text:span><text:span text:style-name="T3">» </text:span><text:span text:style-name="T4">إلى </text:span><text:span text:style-name="T3">«</text:span><text:span text:style-name="T4">المدينة</text:span><text:span text:style-name="T3">» </text:span><text:span text:style-name="T4">بنعمة من الله بالثواب الجزيل وبفضل منه بالمنزلة العالية، وقد ازدادوا إيمانًا ويقينًا، وأذلوا أعداء الله، وفازوا بالسلامة من القتل والقتال، واتبعوا رضوان الله بطاعتهم له ولرسوله</text:span><text:span text:style-name="T3">. </text:span><text:span text:style-name="T4">والله ذو إحسان وعطاء كثير واسع عليهم وعلى غيرهم</text:span><text:span text:style-name="T3">.</text:span></text:p>
      <text:p text:style-name="P1"><text:span text:style-name="T4">إِنَّمَا ذَلِكُمُ الشَّيْطَانُ يُخَوِّفُ أَوْلِيَاءَهُ فَلَا تَخَافُوهُمْ وَخَافُونِ إِنْ كُنْتُمْ مُؤْمِنِينَ </text:span><text:span text:style-name="T3">(175) </text:span></text:p>
      <text:p text:style-name="P1"><text:span text:style-name="T4">إنَّما المثبِّط لكم في ذلك هو الشيطان جاءكم يخوِّفكم أنصاره، فلا تخافوا المشركين</text:span><text:span text:style-name="T3">; </text:span><text:span text:style-name="T4">لأنّهم ضعاف لا ناصر لهم، وخافوني بالإقبال على طاعتي إن كنتم مصدِّقين بي، ومتبعين رسولي</text:span><text:span text:style-name="T3">.</text:span></text:p>
      <text:p text:style-name="P1"><text:span text:style-name="T4">وَلَا يَحْزُنْكَ الَّذِينَ يُسَارِعُونَ فِي الْكُفْرِ إِنَّهُمْ لَنْ يَضُرُّوا اللَّهَ شَيْئًا يُرِيدُ اللَّهُ أَلَّا يَجْعَلَ لَهُمْ حَظًّا فِي الْآخِرَةِ وَلَهُمْ عَذَابٌ عَظِيمٌ </text:span><text:span text:style-name="T3">(176) </text:span></text:p>
      <text:p text:style-name="P1"><text:span text:style-name="T4">لا يُدْخِل الحزنَ إلى قلبك </text:span><text:span text:style-name="T3">-</text:span><text:span text:style-name="T4">أيها الرسول</text:span><text:span text:style-name="T3">- </text:span><text:span text:style-name="T4">هؤلاء الكفارُ بمسارعتهم في الجحود والضلال، إنهم بذلك لن يضروا الله، إنما يضرون أنفسهم بحرمانها حلاوة الإيمان وعظيم الثواب، يريد الله ألا يجعل لهم ثوابًا في الآخرة</text:span><text:span text:style-name="T3">; </text:span><text:span text:style-name="T4">لأنهم انصرفوا عن دعوة الحق، ولهم عذاب شديد</text:span><text:span text:style-name="T3">.</text:span></text:p>
      <text:p text:style-name="P1"><text:span text:style-name="T4">إِنَّ الَّذِينَ اشْتَرَوُا الْكُفْرَ بِالْإِيمَانِ لَنْ يَضُرُّوا اللَّهَ شَيْئًا وَلَهُمْ عَذَابٌ أَلِيمٌ </text:span><text:span text:style-name="T3">(177) </text:span></text:p>
      <text:p text:style-name="P1"><text:span text:style-name="T4">إن الذين استبدلوا الكفر بالإيمان لن يضروا الله شيئًا، بل ضرر فِعْلِهم يعود على أنفسهم، ولهم في الآخرة عذاب موجع</text:span><text:span text:style-name="T3">.</text:span></text:p>
      <text:p text:style-name="P1"><text:span text:style-name="T4">وَلَا يَحْسَبَنَّ الَّذِينَ كَفَرُوا أَنَّمَا نُمْلِي لَهُمْ خَيْرٌ لِأَنْفُسِهِمْ إِنَّمَا نُمْلِي لَهُمْ لِيَزْدَادُوا إِثْمًا وَلَهُمْ عَذَابٌ مُهِينٌ </text:span><text:span text:style-name="T3">(178) </text:span></text:p>
      <text:p text:style-name="P1"><text:span text:style-name="T4">ولا يظننَّ الجاحدون أننا إذا أَطَلْنا أعمارهم، ومتعناهم بمُتع الدنيا، ولم تؤاخذهم بكفرهم وذنوبهم، أنهم قد نالوا بذلك خيرًا لأنفسهم، إنما نؤخر عذابهم وآجالهم</text:span><text:span text:style-name="T3">; </text:span><text:span text:style-name="T4">ليزدادوا ظلمًا وطغيانًا، ولهم عذاب يهينهم ويذلُّهم</text:span><text:span text:style-name="T3">.</text:span></text:p>
      <text:p text:style-name="P1"><text:span text:style-name="T4">مَا كَانَ اللَّهُ لِيَذَرَ الْمُؤْمِنِينَ عَلَى مَا أَنْتُمْ عَلَيْهِ حَتَّى يَمِيزَ الْخَبِيثَ مِنَ الطَّيِّبِ وَمَا كَانَ اللَّهُ لِيُطْلِعَكُمْ عَلَى الْغَيْبِ وَلَكِنَّ اللَّهَ يَجْتَبِي مِنْ رُسُلِهِ مَنْ يَشَاءُ فَآمِنُوا بِاللَّهِ وَرُسُلِهِ وَإِنْ تُؤْمِنُوا وَتَتَّقُوا فَلَكُمْ أَجْرٌ عَظِيمٌ </text:span><text:span text:style-name="T3">(179) </text:span></text:p>
      <text:p text:style-name="P1"><text:span text:style-name="T4">ما كان الله ليَدَعَكم أيها المصدقون بالله ورسوله العاملون بشرعه على ما أنتم عليه من التباس المؤمن منكم بالمنافق حتى يَمِيزَ الخبيث من الطيب، فيُعرف المنافق من المؤمن الصادق</text:span><text:span text:style-name="T3">. </text:span><text:span text:style-name="T4">وما كان مِن حكمة الله أن يطلعكم </text:span><text:span text:style-name="T3">-</text:span><text:span text:style-name="T4">أيها المؤمنون</text:span><text:span text:style-name="T3">- </text:span><text:span text:style-name="T4">على الغيب الذي يعلمه من عباده، فتعرفوا المؤمن منهم من المنافق، ولكنه يميزهم بالمحن والابتلاء، غير أن الله تعالى يصطفي من رسله مَن يشاء؛ ليطلعه على بعض علم الغيب بوحي منه، فآمنوا بالله ورسوله، وإن تؤمنوا إيمانًا صادقًا وتتقوا ربكم بطاعته، فلكم أجر عظيم عند الله</text:span><text:span text:style-name="T3">.</text:span></text:p>
      <text:p text:style-name="P1"><text:soft-page-break/><text:span text:style-name="T4">وَلَا يَحْسَبَنَّ الَّذِينَ يَبْخَلُونَ بِمَا آتَاهُمُ اللَّهُ مِنْ فَضْلِهِ هُوَ خَيْرًا لَهُمْ بَلْ هُوَ شَرٌّ لَهُمْ سَيُطَوَّقُونَ مَا بَخِلُوا بِهِ يَوْمَ الْقِيَامَةِ وَلِلَّهِ مِيرَاثُ السَّمَاوَاتِ وَالْأَرْضِ وَاللَّهُ بِمَا تَعْمَلُونَ خَبِيرٌ </text:span><text:span text:style-name="T3">(180) </text:span></text:p>
      <text:p text:style-name="P1"><text:span text:style-name="T4">ولا يظنن الذين يبخلون بما أنعم الله به عليهم تفضلا منه أن هذا البخل خير لهم، بل هو شرٌّ لهم</text:span><text:span text:style-name="T3">; </text:span><text:span text:style-name="T4">لأن هذا المال الذي جمعوه سيكون طوقًا من نار يوضع في أعناقهم يوم القيامة</text:span><text:span text:style-name="T3">. </text:span><text:span text:style-name="T4">والله سبحانه وتعالى هو مالك الملك، وهو الباقي بعد فناء جميع خلقه، وهو خبير بأعمالكم جميعها، وسيجازي كلا على قدر استحقاقه</text:span><text:span text:style-name="T3">.</text:span></text:p>
      <text:p text:style-name="P1"><text:span text:style-name="T4">لَقَدْ سَمِعَ اللَّهُ قَوْلَ الَّذِينَ قَالُوا إِنَّ اللَّهَ فَقِيرٌ وَنَحْنُ أَغْنِيَاءُ سَنَكْتُبُ مَا قَالُوا وَقَتْلَهُمُ الْأَنْبِيَاءَ بِغَيْرِ حَقٍّ وَنَقُولُ ذُوقُوا عَذَابَ الْحَرِيقِ </text:span><text:span text:style-name="T3">(181) </text:span></text:p>
      <text:p text:style-name="P1"><text:span text:style-name="T4">لقد سمع الله قول اليهود الذين قالوا</text:span><text:span text:style-name="T3">: </text:span><text:span text:style-name="T4">إن الله فقير إلينا يطلب منا أن نقرضه أموالا ونحن أغنياء</text:span><text:span text:style-name="T3">. </text:span><text:span text:style-name="T4">سنكتب هذا القول الذي قالوه، وسنكتب أنهم راضون بما كان مِن قَتْل آبائهم لأنبياء الله ظلمًا وعدوانًا، وسوف نؤاخذهم بذلك في الآخرة، ونقول لهم وهم في النار يعذبون</text:span><text:span text:style-name="T3">: </text:span><text:span text:style-name="T4">ذوقوا عذاب النار المحرقة</text:span><text:span text:style-name="T3">.</text:span></text:p>
      <text:p text:style-name="P1"><text:span text:style-name="T4">ذَلِكَ بِمَا قَدَّمَتْ أَيْدِيكُمْ وَأَنَّ اللَّهَ لَيْسَ بِظَلَّامٍ لِلْعَبِيدِ </text:span><text:span text:style-name="T3">(182) </text:span></text:p>
      <text:p text:style-name="P1"><text:span text:style-name="T4">ذلك العذاب الشديد بسبب ما قدَّمتموه في حياتكم الدنيا من المعاصي القولية والفعلية والاعتقادية، وأن الله ليس بظلام للعببد</text:span><text:span text:style-name="T3">.</text:span></text:p>
      <text:p text:style-name="P1"><text:span text:style-name="T4">الَّذِينَ قَالُوا إِنَّ اللَّهَ عَهِدَ إِلَيْنَا أَلَّا نُؤْمِنَ لِرَسُولٍ حَتَّى يَأْتِيَنَا بِقُرْبَانٍ تَأْكُلُهُ النَّارُ قُلْ قَدْ جَاءَكُمْ رُسُلٌ مِنْ قَبْلِي بِالْبَيِّنَاتِ وَبِالَّذِي قُلْتُمْ فَلِمَ قَتَلْتُمُوهُمْ إِنْ كُنْتُمْ صَادِقِينَ </text:span><text:span text:style-name="T3">(183) </text:span></text:p>
      <text:p text:style-name="P1"><text:span text:style-name="T4">هؤلاء اليهود حين دُعُوا إلى الإسلام قالوا</text:span><text:span text:style-name="T3">: </text:span><text:span text:style-name="T4">إن الله أوصانا في التوراة ألا نصدِّق مَن جاءنا يقول</text:span><text:span text:style-name="T3">: </text:span><text:span text:style-name="T4">إنه رسول من الله، حتى يأتينا بصدقة يتقرب بها إلى الله، فتنزل نار من السماء فتحرقها</text:span><text:span text:style-name="T3">. </text:span><text:span text:style-name="T4">قل لهم </text:span><text:span text:style-name="T3">-</text:span><text:span text:style-name="T4">أيها الرسول</text:span><text:span text:style-name="T3">-: </text:span><text:span text:style-name="T4">أنتم كاذبون في قولكم</text:span><text:span text:style-name="T3">; </text:span><text:span text:style-name="T4">لأنه قد جاء آباءكم رسلٌ من قِبلي بالمعجزات والدلائل على صدقهم، وبالذي قلتم من الإتيان بالقربان الذي تأكله النار، فَلِمَ قَتَل آباؤكم هؤلاء الأنبياء إن كنتم صادقين في دعواكم؟</text:span></text:p>
      <text:p text:style-name="P1"><text:span text:style-name="T4">فَإِنْ كَذَّبُوكَ فَقَدْ كُذِّبَ رُسُلٌ مِنْ قَبْلِكَ جَاءُوا بِالْبَيِّنَاتِ وَالزُّبُرِ وَالْكِتَابِ الْمُنِيرِ </text:span><text:span text:style-name="T3">(184) </text:span></text:p>
      <text:p text:style-name="P1"><text:span text:style-name="T4">فإن كذَّبك </text:span><text:span text:style-name="T3">-</text:span><text:span text:style-name="T4">أيها الرسول</text:span><text:span text:style-name="T3">- </text:span><text:span text:style-name="T4">هؤلاء اليهود وغيرهم من أهل الكفر، فقد كذَّب المبطلون كثيرًا من المرسلين مِن قبلك، جاءوا أقوامهم بالمعجزات الباهرات والحجج الواضحات، والكتب السماوية التي هي نور يكشف الظلمات، والكتابِ البيِّن الواضح</text:span><text:span text:style-name="T3">.</text:span></text:p>
      <text:p text:style-name="P1"><text:span text:style-name="T4">كُلُّ نَفْسٍ ذَائِقَةُ الْمَوْتِ وَإِنَّمَا تُوَفَّوْنَ أُجُورَكُمْ يَوْمَ الْقِيَامَةِ فَمَنْ زُحْزِحَ عَنِ النَّارِ وَأُدْخِلَ الْجَنَّةَ فَقَدْ فَازَ وَمَا الْحَيَاةُ الدُّنْيَا إِلَّا مَتَاعُ الْغُرُورِ </text:span><text:span text:style-name="T3">(185) </text:span></text:p>
      <text:p text:style-name="P1"><text:soft-page-break/><text:span text:style-name="T4">كل نفس لا بدَّ أن تذوق الموت، وبهذا يرجع جميع الخلق إلى ربهم</text:span><text:span text:style-name="T3">; </text:span><text:span text:style-name="T4">ليحاسبهم</text:span><text:span text:style-name="T3">. </text:span><text:span text:style-name="T4">وإنما تُوفَّون أجوركم على أعمالكم وافية غير منقوصة يوم القيامة، فمن أكرمه ربه ونجَّاه من النار وأدخله الجنة فقد نال غاية ما يطلب</text:span><text:span text:style-name="T3">. </text:span><text:span text:style-name="T4">وما الحياة الدنيا إلا متعة زائلة، فلا تغترُّوا بها</text:span><text:span text:style-name="T3">.</text:span></text:p>
      <text:p text:style-name="P1"><text:span text:style-name="T4">لَتُبْلَوُنَّ فِي أَمْوَالِكُمْ وَأَنْفُسِكُمْ وَلَتَسْمَعُنَّ مِنَ الَّذِينَ أُوتُوا الْكِتَابَ مِنْ قَبْلِكُمْ وَمِنَ الَّذِينَ أَشْرَكُوا أَذًى كَثِيرًا وَإِنْ تَصْبِرُوا وَتَتَّقُوا فَإِنَّ ذَلِكَ مِنْ عَزْمِ الْأُمُورِ </text:span><text:span text:style-name="T3">(186) </text:span></text:p>
      <text:p text:style-name="P1"><text:span text:style-name="T4">لَتُخْتَبَرُنَّ </text:span><text:span text:style-name="T3">-</text:span><text:span text:style-name="T4">أيها المؤمنون</text:span><text:span text:style-name="T3">- </text:span><text:span text:style-name="T4">في أموالكم بإخراج النفقات الواجبة والمستحبَّة، وبالجوائح التي تصيبها، وفي أنفسكم بما يجب عليكم من الطاعات، وما يحلُّ بكم من جراح أو قتل وفَقْد للأحباب، وذلك حتى يتميَّز المؤمن الصادق من غيره</text:span><text:span text:style-name="T3">. </text:span><text:span text:style-name="T4">ولتَسمعُنَّ من اليهود والنصارى والمشركين ما يؤذي أسماعكم من ألفاظ الشرك والطعن في دينكم</text:span><text:span text:style-name="T3">. </text:span><text:span text:style-name="T4">وإن تصبروا </text:span><text:span text:style-name="T3">-</text:span><text:span text:style-name="T4">أيها المؤمنون</text:span><text:span text:style-name="T3">- </text:span><text:span text:style-name="T4">على ذلك كله، وتتقوا الله بلزوم طاعته واجتناب معصيته، فإن ذلك من الأمور التي يُعزم عليها، وينافس فيها</text:span><text:span text:style-name="T3">.</text:span></text:p>
      <text:p text:style-name="P1"><text:span text:style-name="T4">وَإِذْ أَخَذَ اللَّهُ مِيثَاقَ الَّذِينَ أُوتُوا الْكِتَابَ لَتُبَيِّنُنَّهُ لِلنَّاسِ وَلَا تَكْتُمُونَهُ فَنَبَذُوهُ وَرَاءَ ظُهُورِهِمْ وَاشْتَرَوْا بِهِ ثَمَنًا قَلِيلًا فَبِئْسَ مَا يَشْتَرُونَ </text:span><text:span text:style-name="T3">(187) </text:span></text:p>
      <text:p text:style-name="P1"><text:span text:style-name="T4">واذكر </text:span><text:span text:style-name="T3">-</text:span><text:span text:style-name="T4">أيها الرسول</text:span><text:span text:style-name="T3">- </text:span><text:span text:style-name="T4">إذ أخذ الله العهد الموثق على الذين آتاهم الله الكتاب من اليهود والنصارى، فلليهود التوراة وللنصارى الإنجيل</text:span><text:span text:style-name="T3">; </text:span><text:span text:style-name="T4">ليعملوا بهما، ويبينوا للناس ما فيهما، ولا يكتموا ذلك ولا يخفوه، فتركوا العهد ولم يلتزموا به، وأخذوا ثمنا بخسًا مقابل كتمانهم الحق وتحريفهم الكتاب، فبئس الشراء يشترون، في تضييعهم الميثاق، وتبديلهم الكتاب</text:span><text:span text:style-name="T3">.</text:span></text:p>
      <text:p text:style-name="P1"><text:span text:style-name="T4">لَا تَحْسَبَنَّ الَّذِينَ يَفْرَحُونَ بِمَا أَتَوْا وَيُحِبُّونَ أَنْ يُحْمَدُوا بِمَا لَمْ يَفْعَلُوا فَلَا تَحْسَبَنَّهُمْ بِمَفَازَةٍ مِنَ الْعَذَابِ وَلَهُمْ عَذَابٌ أَلِيمٌ </text:span><text:span text:style-name="T3">(188) </text:span></text:p>
      <text:p text:style-name="P1"><text:span text:style-name="T4">ولا تظنن الذين يفرحون بما أَتَوا من أفعال قبيحة كاليهود والمنافقين وغيرهم، ويحبون أن يثني عليهم الناس بما لم يفعلوا، فلا تظنهم ناجين من عذاب الله في الدنيا، ولهم في الآخرة عذاب موجع</text:span><text:span text:style-name="T3">. </text:span><text:span text:style-name="T4">وفي الآية وعيد شديد لكل آت لفعل السوء معجب به، ولكل مفتخر بما لم يعمل، ليُثنيَ عليه الناس ويحمدوه</text:span><text:span text:style-name="T3">.</text:span></text:p>
      <text:p text:style-name="P1"><text:span text:style-name="T4">وَلِلَّهِ مُلْكُ السَّمَاوَاتِ وَالْأَرْضِ وَاللَّهُ عَلَى كُلِّ شَيْءٍ قَدِيرٌ </text:span><text:span text:style-name="T3">(189) </text:span></text:p>
      <text:p text:style-name="P1"><text:span text:style-name="T4">ولله وحده ملك السموات والأرض وما فيهما، والله على كل شيء قدير</text:span><text:span text:style-name="T3">.</text:span></text:p>
      <text:p text:style-name="P1"><text:span text:style-name="T4">إِنَّ فِي خَلْقِ السَّمَاوَاتِ وَالْأَرْضِ وَاخْتِلَافِ اللَّيْلِ وَالنَّهَارِ لَآيَاتٍ لِأُولِي الْأَلْبَابِ </text:span><text:span text:style-name="T3">(190) </text:span></text:p>
      <text:p text:style-name="P1"><text:span text:style-name="T4">إن في خلق السموات والأرض على غير مثال سابق، وفي تعاقُب الليل والنهار، واختلافهما طولا وقِصَرًا لدلائل وبراهين عظيمة على وحدانية الله لأصحاب العقول السليمة</text:span><text:span text:style-name="T3">.</text:span></text:p>
      <text:p text:style-name="P1"><text:soft-page-break/><text:span text:style-name="T4">الَّذِينَ يَذْكُرُونَ اللَّهَ قِيَامًا وَقُعُودًا وَعَلَى جُنُوبِهِمْ وَيَتَفَكَّرُونَ فِي خَلْقِ السَّمَاوَاتِ وَالْأَرْضِ رَبَّنَا مَا خَلَقْتَ هَذَا بَاطِلًا سُبْحَانَكَ فَقِنَا عَذَابَ النَّارِ </text:span><text:span text:style-name="T3">(191) </text:span></text:p>
      <text:p text:style-name="P1"><text:span text:style-name="T4">الذين يذكرون الله في جميع أحوالهم</text:span><text:span text:style-name="T3">: </text:span><text:span text:style-name="T4">قيامًا وقعودًا وعلى جنوبهم، وهم يتدبرون في خلق السموات والأرض، قائلين</text:span><text:span text:style-name="T3">: </text:span><text:span text:style-name="T4">يا ربنا ما أوجدت هذا الخلق عبثًا، فأنت منزَّه عن ذلك، فاصْرِف عنا عذاب النار</text:span><text:span text:style-name="T3">.</text:span></text:p>
      <text:p text:style-name="P1"><text:span text:style-name="T4">رَبَّنَا إِنَّكَ مَنْ تُدْخِلِ النَّارَ فَقَدْ أَخْزَيْتَهُ وَمَا لِلظَّالِمِينَ مِنْ أَنْصَارٍ </text:span><text:span text:style-name="T3">(192) </text:span></text:p>
      <text:p text:style-name="P1"><text:span text:style-name="T4">يا ربنا نجِّنا من النار، فإنك </text:span><text:span text:style-name="T3">-</text:span><text:span text:style-name="T4">يا ألله</text:span><text:span text:style-name="T3">- </text:span><text:span text:style-name="T4">مَن تُدخِلْه النار بذنوبه فقد فضحته وأهنته، وما للمذنبين الظالمين لأنفسهم من أحد يدفع عنهم عقاب الله يوم القيامة</text:span><text:span text:style-name="T3">.</text:span></text:p>
      <text:p text:style-name="P1"><text:span text:style-name="T4">رَبَّنَا إِنَّنَا سَمِعْنَا مُنَادِيًا يُنَادِي لِلْإِيمَانِ أَنْ آمِنُوا بِرَبِّكُمْ فَآمَنَّا رَبَّنَا فَاغْفِرْ لَنَا ذُنُوبَنَا وَكَفِّرْ عَنَّا سَيِّئَاتِنَا وَتَوَفَّنَا مَعَ الْأَبْرَارِ </text:span><text:span text:style-name="T3">(193) </text:span></text:p>
      <text:p text:style-name="P1"><text:span text:style-name="T4">يا ربنا إننا سمعنا مناديا </text:span><text:span text:style-name="T3">-</text:span><text:span text:style-name="T4">هو نبيك محمد صلى الله عليه وسلم</text:span><text:span text:style-name="T3">- </text:span><text:span text:style-name="T4">ينادي الناس للتصديق بك، والإقرار بوحدانيتك، والعمل بشرعك، فأجبنا دعوته وصدَّقنا رسالته، فاغفر لنا ذنوبنا، واستر عيوبنا، وألحقنا بالصالحين</text:span><text:span text:style-name="T3">.</text:span></text:p>
      <text:p text:style-name="P1"><text:span text:style-name="T4">رَبَّنَا وَآتِنَا مَا وَعَدْتَنَا عَلَى رُسُلِكَ وَلَا تُخْزِنَا يَوْمَ الْقِيَامَةِ إِنَّكَ لَا تُخْلِفُ الْمِيعَادَ </text:span><text:span text:style-name="T3">(194) </text:span></text:p>
      <text:p text:style-name="P1"><text:span text:style-name="T4">يا ربنا أعطنا ما وعدتنا على ألسنة رسلك من نصر وتمكين وتوفيق وهداية، ولا تفضحنا بذنوبنا يوم القيامة، فإنك كريم لا تُخْلف وعدًا وَعَدْتَ به عبادك</text:span><text:span text:style-name="T3">.</text:span></text:p>
      <text:p text:style-name="P1"><text:span text:style-name="T4">فَاسْتَجَابَ لَهُمْ رَبُّهُمْ أَنِّي لَا أُضِيعُ عَمَلَ عَامِلٍ مِنْكُمْ مِنْ ذَكَرٍ أَوْ أُنْثَى بَعْضُكُمْ مِنْ بَعْضٍ فَالَّذِينَ هَاجَرُوا وَأُخْرِجُوا مِنْ دِيَارِهِمْ وَأُوذُوا فِي سَبِيلِي وَقَاتَلُوا وَقُتِلُوا لَأُكَفِّرَنَّ عَنْهُمْ سَيِّئَاتِهِمْ وَلَأُدْخِلَنَّهُمْ جَنَّاتٍ تَجْرِي مِنْ تَحْتِهَا الْأَنْهَارُ ثَوَابًا مِنْ عِنْدِ اللَّهِ وَاللَّهُ عِنْدَهُ حُسْنُ الثَّوَابِ </text:span><text:span text:style-name="T3">(195) </text:span></text:p>
      <text:p text:style-name="P1"><text:span text:style-name="T4">فأجاب الله دعاءهم بأنه لا يضيع جهد مَن عمل منهم عملا صالحًا ذكرًا كان أو أنثى، وهم في أُخُوَّة الدين وقَبول الأعمال والجزاء عليها سواء، فالذين هاجروا رغبةً في رضا الله تعالى، وأُخرجوا من ديارهم، وأوذوا في طاعة ربهم وعبادتهم إيّاه، وقاتلوا وقُتِلوا في سبيل الله لإعلاء كلمته، ليسترنَّ الله عليهم ما ارتكبوه من المعاصي، كما سترها عليهم في الدنيا، فلا يحاسبهم عليها، وليدخلنَّهم جنات تجري من تحت قصورها وأشجارها الأنهار جزاء من عند الله، والله عنده حسن الثواب</text:span><text:span text:style-name="T3">.</text:span></text:p>
      <text:p text:style-name="P1"><text:span text:style-name="T4">لَا يَغُرَّنَّكَ تَقَلُّبُ الَّذِينَ كَفَرُوا فِي الْبِلَادِ </text:span><text:span text:style-name="T3">(196) </text:span></text:p>
      <text:p text:style-name="P1"><text:span text:style-name="T4">لا تغتر </text:span><text:span text:style-name="T3">-</text:span><text:span text:style-name="T4">أيها الرسول</text:span><text:span text:style-name="T3">- </text:span><text:span text:style-name="T4">بما عليه أهل الكفر بالله من بسطة في العيش، وسَعَة في الرزق، وانتقالهم من مكان إلى مكان للتجارات وطلب الأرباح والأموال، فعمَّا قليل يزول هذا كلُّه عنهم، ويصبحون مرتهنين بأعمالهم السيئة</text:span><text:span text:style-name="T3">.</text:span></text:p>
      <text:p text:style-name="P1"><text:span text:style-name="T4">مَتَاعٌ قَلِيلٌ ثُمَّ مَأْوَاهُمْ جَهَنَّمُ وَبِئْسَ الْمِهَادُ </text:span><text:span text:style-name="T3">(197) </text:span></text:p>
      <text:p text:style-name="P1"><text:soft-page-break/><text:span text:style-name="T4">متاع قليل زائل، ثم يكون مصيرهم يوم القيامة إلى النار، وبئس الفراش</text:span><text:span text:style-name="T3">.</text:span></text:p>
      <text:p text:style-name="P1"><text:span text:style-name="T4">لَكِنِ الَّذِينَ اتَّقَوْا رَبَّهُمْ لَهُمْ جَنَّاتٌ تَجْرِي مِنْ تَحْتِهَا الْأَنْهَارُ خَالِدِينَ فِيهَا نُزُلًا مِنْ عِنْدِ اللَّهِ وَمَا عِنْدَ اللَّهِ خَيْرٌ لِلْأَبْرَارِ </text:span><text:span text:style-name="T3">(198) </text:span></text:p>
      <text:p text:style-name="P1"><text:span text:style-name="T4">لكن الذين خافوا ربهم، وامتثلوا أوامره، واجتنبوا نواهيه، قد أعدَّ الله لهم جنات تجري من تحت أشجارها الأنهار، هي منزلهم الدائم لا يخرجون منه</text:span><text:span text:style-name="T3">. </text:span><text:span text:style-name="T4">وما عد الله أعظم وأفضل لأهل الطاعة مما يتقلب فيه الذين كفروا من نعيم الدنيا</text:span><text:span text:style-name="T3">.</text:span></text:p>
      <text:p text:style-name="P1"><text:span text:style-name="T4">وَإِنَّ مِنْ أَهْلِ الْكِتَابِ لَمَنْ يُؤْمِنُ بِاللَّهِ وَمَا أُنْزِلَ إِلَيْكُمْ وَمَا أُنْزِلَ إِلَيْهِمْ خَاشِعِينَ لِلَّهِ لَا يَشْتَرُونَ بِآيَاتِ اللَّهِ ثَمَنًا قَلِيلًا أُولَئِكَ لَهُمْ أَجْرُهُمْ عِنْدَ رَبِّهِمْ إِنَّ اللَّهَ سَرِيعُ الْحِسَابِ </text:span><text:span text:style-name="T3">(199) </text:span></text:p>
      <text:p text:style-name="P1"><text:span text:style-name="T4">وإن بعضًا من أهل الكتاب لَيصدِّق بالله ربًّا واحدًا وإلهًا معبودًا، وبما أُنزِل إليكم من هذا القرآن، وبما أُنزِل إليهم من التوراة والإنجيل متذللين لله، خاضعين له، لا يشترون بآيات الله ثمنًا قليلا من حطام الدنيا، ولا يكتمون ما أنزل الله، ولا يحرفونه كغيرهم من أهل الكتاب</text:span><text:span text:style-name="T3">. </text:span><text:span text:style-name="T4">أولئك لهم ثواب عظيم عنده يوم يلقونه، فيوفيهم إياه غير منقوص</text:span><text:span text:style-name="T3">. </text:span><text:span text:style-name="T4">إنَّ الله سريع الحساب، لا يعجزه إحصاء أعمالهم، ومحاسبتهم عليها</text:span><text:span text:style-name="T3">.</text:span></text:p>
      <text:p text:style-name="P1"><text:span text:style-name="T4">يَاأَيُّهَا الَّذِينَ آمَنُوا اصْبِرُوا وَصَابِرُوا وَرَابِطُوا وَاتَّقُوا اللَّهَ لَعَلَّكُمْ تُفْلِحُونَ </text:span><text:span text:style-name="T3">(200) </text:span></text:p>
      <text:p text:style-name="P1"><text:span text:style-name="T4">يا أيها الذين صدَّقوا الله ورسوله وعملوا بشرعه اصبروا على طاعة ربكم، وعلى ما ينزل بكم من ضر وبلاء، وصابروا أعداءكم حتى لا يكونوا أشد صبرًا منكم، وأقيموا على جهاد عدوي وعدوكم، وخافوا الله في جميع أحوالكم</text:span><text:span text:style-name="T3">; </text:span><text:span text:style-name="T4">رجاء أن تفوزوا برضاه في الدنيا والآخرة</text:span><text:span text:style-name="T3">.</text:span></text:p>
      <text:p text:style-name="P1"><text:span text:style-name="T4">يَاأَيُّهَا النَّاسُ اتَّقُوا رَبَّكُمُ الَّذِي خَلَقَكُمْ مِنْ نَفْسٍ وَاحِدَةٍ وَخَلَقَ مِنْهَا زَوْجَهَا وَبَثَّ مِنْهُمَا رِجَالًا كَثِيرًا وَنِسَاءً وَاتَّقُوا اللَّهَ الَّذِي تَسَاءَلُونَ بِهِ وَالْأَرْحَامَ إِنَّ اللَّهَ كَانَ عَلَيْكُمْ رَقِيبًا </text:span><text:span text:style-name="T3">(1) </text:span></text:p>
      <text:p text:style-name="P1"><text:span text:style-name="T4">يا أيها الناس خافوا الله والتزموا أوامره، واجتنبوا نواهيه</text:span><text:span text:style-name="T3">; </text:span><text:span text:style-name="T4">فهو الذي خلقكم من نفس واحدة هي آدم عليه السلام، وخلق منها زوجها وهي حواء، ونشر منهما في أنحاء الأرض رجالا كثيرًا ونساء كثيرات، وراقبوا الله الذي يَسْأل به بعضكم بعضًا، واحذروا أن تقطعوا أرحامكم</text:span><text:span text:style-name="T3">. </text:span><text:span text:style-name="T4">إن الله مراقب لجميع أحوالكم</text:span><text:span text:style-name="T3">.</text:span></text:p>
      <text:p text:style-name="P1"><text:span text:style-name="T4">وَآتُوا الْيَتَامَى أَمْوَالَهُمْ وَلَا تَتَبَدَّلُوا الْخَبِيثَ بِالطَّيِّبِ وَلَا تَأْكُلُوا أَمْوَالَهُمْ إِلَى أَمْوَالِكُمْ إِنَّهُ كَانَ حُوبًا كَبِيرًا </text:span><text:span text:style-name="T3">(2) </text:span></text:p>
      <text:p text:style-name="P1"><text:span text:style-name="T4">وأعطوا مَن مات آباؤهم وهم دون البلوغ، </text:span><text:span text:style-name="T3">-</text:span><text:span text:style-name="T4">وكنتم عليهم أوصياء</text:span><text:span text:style-name="T3">- </text:span><text:span text:style-name="T4">أموالهم إذا وصلوا سن البلوغ، ورأيتم منهم قدرة على حفظ أموالهم، ولا تأخذوا الجيِّد من أموالهم، وتجعلوا مكانه الرديء من </text:span><text:soft-page-break/><text:span text:style-name="T4">أموالكم، ولا تخلطوا أموالهم بأموالكم</text:span><text:span text:style-name="T3">; </text:span><text:span text:style-name="T4">لتحتالوا بذلك على أكل أموالهم</text:span><text:span text:style-name="T3">. </text:span><text:span text:style-name="T4">إن من تجرأ على ذلك فقد ارتكب إثمًا عظيمًا</text:span><text:span text:style-name="T3">.</text:span></text:p>
      <text:p text:style-name="P1"><text:span text:style-name="T4">وَإِنْ خِفْتُمْ أَلَّا تُقْسِطُوا فِي الْيَتَامَى فَانْكِحُوا مَا طَابَ لَكُمْ مِنَ النِّسَاءِ مَثْنَى وَثُلَاثَ وَرُبَاعَ فَإِنْ خِفْتُمْ أَلَّا تَعْدِلُوا فَوَاحِدَةً أَوْ مَا مَلَكَتْ أَيْمَانُكُمْ ذَلِكَ أَدْنَى أَلَّا تَعُولُوا </text:span><text:span text:style-name="T3">(3) </text:span></text:p>
      <text:p text:style-name="P1"><text:span text:style-name="T4">وإن خفتم ألا تعدلوا في يتامى النساء اللاتي تحت أيديكم بأن لا تعطوهن مهورهن كغيرهن، فاتركوهن وانكحوا ما طاب لكم من النساء من غيرهن</text:span><text:span text:style-name="T3">: </text:span><text:span text:style-name="T4">اثنتين أو ثلاثًا أو أربعًا، فإن خشيتم ألا تعدلوا بينهن فاكتفوا بواحدة، أو بما عندكم من الإماء</text:span><text:span text:style-name="T3">. </text:span><text:span text:style-name="T4">ذلك الذي شرعته لكم في اليتيمات والزواج من واحدة إلى أربع، أو الاقتصار على واحدة أو ملك اليمين، أقرب إلى عدم الجَوْرِ والتعدي</text:span><text:span text:style-name="T3">.</text:span></text:p>
      <text:p text:style-name="P1"><text:span text:style-name="T4">وَآتُوا النِّسَاءَ صَدُقَاتِهِنَّ نِحْلَةً فَإِنْ طِبْنَ لَكُمْ عَنْ شَيْءٍ مِنْهُ نَفْسًا فَكُلُوهُ هَنِيئًا مَرِيئًا </text:span><text:span text:style-name="T3">(4) </text:span></text:p>
      <text:p text:style-name="P1"><text:span text:style-name="T4">وأعطوا </text:span><text:span text:style-name="T3">-</text:span><text:span text:style-name="T4">أيها الأزواج</text:span><text:span text:style-name="T3">- </text:span><text:span text:style-name="T4">النساء مهورهن، عطية واجبة وفريضة لازمة عن طيب نفس منكم</text:span><text:span text:style-name="T3">. </text:span><text:span text:style-name="T4">فإن طابت أنفسهن لكم عن شيء من المهر فوهَبْنه لكم فخذوه، وتصرَّفوا فيه، فهو حلال طيب</text:span><text:span text:style-name="T3">.</text:span></text:p>
      <text:p text:style-name="P1"><text:span text:style-name="T4">وَلَا تُؤْتُوا السُّفَهَاءَ أَمْوَالَكُمُ الَّتِي جَعَلَ اللَّهُ لَكُمْ قِيَامًا وَارْزُقُوهُمْ فِيهَا وَاكْسُوهُمْ وَقُولُوا لَهُمْ قَوْلًا مَعْرُوفًا </text:span><text:span text:style-name="T3">(5) </text:span></text:p>
      <text:p text:style-name="P1"><text:span text:style-name="T4">ولا تؤتوا </text:span><text:span text:style-name="T3">-</text:span><text:span text:style-name="T4">أيها الأولياء</text:span><text:span text:style-name="T3">- </text:span><text:span text:style-name="T4">من يُبَذِّر من الرجال والنساء والصبيان أموالهم التي تحت أيديكم فيضعوها في غير وجهها، فهذه الأموال هي التي عليها قيام حياة الناس، وأنفقوا عليهم منها واكسوهم، وقولوا لهم قولا معروفًا من الكلام الطيب والخلق الحسن</text:span><text:span text:style-name="T3">.</text:span></text:p>
      <text:p text:style-name="P1"><text:span text:style-name="T4">وَابْتَلُوا الْيَتَامَى حَتَّى إِذَا بَلَغُوا النِّكَاحَ فَإِنْ آنَسْتُمْ مِنْهُمْ رُشْدًا فَادْفَعُوا إِلَيْهِمْ أَمْوَالَهُمْ وَلَا تَأْكُلُوهَا إِسْرَافًا وَبِدَارًا أَنْ يَكْبَرُوا وَمَنْ كَانَ غَنِيًّا فَلْيَسْتَعْفِفْ وَمَنْ كَانَ فَقِيرًا فَلْيَأْكُلْ بِالْمَعْرُوفِ فَإِذَا دَفَعْتُمْ إِلَيْهِمْ أَمْوَالَهُمْ فَأَشْهِدُوا عَلَيْهِمْ وَكَفَى بِاللَّهِ حَسِيبًا </text:span><text:span text:style-name="T3">(6) </text:span></text:p>
      <text:p text:style-name="P1"><text:span text:style-name="T4">واختبروا مَن تحت أيديكم من اليتامى لمعرفة قدرتهم على حسن التصرف في أموالهم، حتى إذا وصلوا إلى سن البلوغ، وعَلمتم منهم صلاحًا في دينهم، وقدرة على حفظ أموالهم، فسلِّموها لهم، ولا تعتدوا عليها بإنفاقها في غير موضعها إسرافًا ومبادرة لأكلها قبل أن يأخذوها منكم</text:span><text:span text:style-name="T3">. </text:span><text:span text:style-name="T4">ومَن كان صاحب مال منكم فليستعفف بغناه، ولا يأخذ من مال اليتيم شيئًا، ومن كان فقيرًا فليأخذ بقدر حاجته عند الضرورة</text:span><text:span text:style-name="T3">. </text:span><text:span text:style-name="T4">فإذا علمتم أنهم قادرون على حفظ أموالهم بعد بلوغهم الحُلُم وسلمتموها إليهم، فأَشْهِدوا عليهم</text:span><text:span text:style-name="T3">; </text:span><text:span text:style-name="T4">ضمانًا لوصول حقهم كاملا إليهم</text:span><text:span text:style-name="T3">; </text:span><text:span text:style-name="T4">لئلا ينكروا ذلك</text:span><text:span text:style-name="T3">. </text:span><text:span text:style-name="T4">ويكفيكم أن الله شاهد عليكم، ومحاسب لكم على ما فعلتم</text:span><text:span text:style-name="T3">.</text:span></text:p>
      <text:p text:style-name="P1"><text:span text:style-name="T4">لِلرِّجَالِ نَصِيبٌ مِمَّا تَرَكَ الْوَالِدَانِ وَالْأَقْرَبُونَ وَلِلنِّسَاءِ نَصِيبٌ مِمَّا تَرَكَ الْوَالِدَانِ وَالْأَقْرَبُونَ مِمَّا قَلَّ مِنْهُ أَوْ كَثُرَ نَصِيبًا مَفْرُوضًا </text:span><text:span text:style-name="T3">(7) </text:span></text:p>
      <text:p text:style-name="P1"><text:soft-page-break/><text:span text:style-name="T4">للذكور </text:span><text:span text:style-name="T3">-</text:span><text:span text:style-name="T4">صغارًا أو كبارًا</text:span><text:span text:style-name="T3">- </text:span><text:span text:style-name="T4">نصيب شرعه الله فيما تركه الوالدان والأقربون من المال، قليلا كان أو كثيرًا، في أنصبة محددة واضحة فرضها الله عز وجل لهؤلاء، وللنساء كذلك</text:span><text:span text:style-name="T3">.</text:span></text:p>
      <text:p text:style-name="P1"><text:span text:style-name="T4">وَإِذَا حَضَرَ الْقِسْمَةَ أُولُو الْقُرْبَى وَالْيَتَامَى وَالْمَسَاكِينُ فَارْزُقُوهُمْ مِنْهُ وَقُولُوا لَهُمْ قَوْلًا مَعْرُوفًا </text:span><text:span text:style-name="T3">(8) </text:span></text:p>
      <text:p text:style-name="P1"><text:span text:style-name="T4">وإذا حضر قسمةَ الميراث أقاربُ الميت ممن لا حقَّ لهم في التركة، أو حضرها من مات آباؤهم وهم صغار دون سن البلوغ، أو مَن لا يملكون ما يكفيهم ويسد حاجتهم فأعطوهم شيئًا من المال على وجه الاستحباب قبل تقسيم التركة على أصحابها، وقولوا لهم قولا حسنًا غير فاحش ولا قبيح</text:span><text:span text:style-name="T3">.</text:span></text:p>
      <text:p text:style-name="P1"><text:span text:style-name="T4">وَلْيَخْشَ الَّذِينَ لَوْ تَرَكُوا مِنْ خَلْفِهِمْ ذُرِّيَّةً ضِعَافًا خَافُوا عَلَيْهِمْ فَلْيَتَّقُوا اللَّهَ وَلْيَقُولُوا قَوْلًا سَدِيدًا </text:span><text:span text:style-name="T3">(9) </text:span></text:p>
      <text:p text:style-name="P1"><text:span text:style-name="T4">ولْيَخَفِ الذين لو ماتوا وتركوا من خلفهم أبناء صغارًا ضعافًا خافوا عليهم الظلم والضياع، فليراقبوا الله فيمن تحت أيديهم من اليتامى وغيرهم، وذلك بحفظ أموالهم، وحسن تربيتهم، ودَفْع الأذى عنهم، وليقولوا لهم قولا موافقا للعدل والمعروف</text:span><text:span text:style-name="T3">.</text:span></text:p>
      <text:p text:style-name="P1"><text:span text:style-name="T4">إِنَّ الَّذِينَ يَأْكُلُونَ أَمْوَالَ الْيَتَامَى ظُلْمًا إِنَّمَا يَأْكُلُونَ فِي بُطُونِهِمْ نَارًا وَسَيَصْلَوْنَ سَعِيرًا </text:span><text:span text:style-name="T3">(10) </text:span></text:p>
      <text:p text:style-name="P1"><text:span text:style-name="T4">إن الذين يعْتَدون على أموال اليتامى، فيأخذونها بغير حق، إنما يأكلون نارًا تتأجّج في بطونهم يوم القيامة، وسيدخلون نارا يقاسون حرَّها</text:span><text:span text:style-name="T3">.</text:span></text:p>
      <text:p text:style-name="P1"><text:span text:style-name="T4">يُوصِيكُمُ اللَّهُ فِي أَوْلَادِكُمْ لِلذَّكَرِ مِثْلُ حَظِّ الْأُنْثَيَيْنِ فَإِنْ كُنَّ نِسَاءً فَوْقَ اثْنَتَيْنِ فَلَهُنَّ ثُلُثَا مَا تَرَكَ وَإِنْ كَانَتْ وَاحِدَةً فَلَهَا النِّصْفُ وَلِأَبَوَيْهِ لِكُلِّ وَاحِدٍ مِنْهُمَا السُّدُسُ مِمَّا تَرَكَ إِنْ كَانَ لَهُ وَلَدٌ فَإِنْ لَمْ يَكُنْ لَهُ وَلَدٌ وَوَرِثَهُ أَبَوَاهُ فَلِأُمِّهِ الثُّلُثُ فَإِنْ كَانَ لَهُ إِخْوَةٌ فَلِأُمِّهِ السُّدُسُ مِنْ بَعْدِ وَصِيَّةٍ يُوصِي بِهَا أَوْ دَيْنٍ آبَاؤُكُمْ وَأَبْنَاؤُكُمْ لَا تَدْرُونَ أَيُّهُمْ أَقْرَبُ لَكُمْ نَفْعًا فَرِيضَةً مِنَ اللَّهِ إِنَّ اللَّهَ كَانَ عَلِيمًا حَكِيمًا </text:span><text:span text:style-name="T3">(11) </text:span></text:p>
      <text:p text:style-name="P1"><text:span text:style-name="T4">يوصيكم الله ويأمركم في شأن أولادكم</text:span><text:span text:style-name="T3">: </text:span><text:span text:style-name="T4">إذا مات أحد منكم وترك أولادًا</text:span><text:span text:style-name="T3">: </text:span><text:span text:style-name="T4">ذكورًا وإناثًا، فميراثه كله لهم</text:span><text:span text:style-name="T3">: </text:span><text:span text:style-name="T4">للذكر مثل نصيب الأنثيين، إذا لم يكن هناك وارث غيرهم</text:span><text:span text:style-name="T3">. </text:span><text:span text:style-name="T4">فإن ترك بنات فقط فللبنتين فأكثر ثلثا ما ترك، وإن كانت ابنة واحدة، فلها النصف</text:span><text:span text:style-name="T3">. </text:span><text:span text:style-name="T4">ولوالِدَي الميت لكل واحد منهما السدس إن كان له ولد</text:span><text:span text:style-name="T3">: </text:span><text:span text:style-name="T4">ذكرًا كان أو أنثى، واحدًا أو أكثر</text:span><text:span text:style-name="T3">. </text:span><text:span text:style-name="T4">فإن لم يكن له ولد وورثه والداه فلأمه الثلث ولأبيه الباقي</text:span><text:span text:style-name="T3">. </text:span><text:span text:style-name="T4">فإن كان للميت إخوة اثنان فأكثر، ذكورًا كانوا أو إناثًا، فلأمه السدس، وللأب الباقي ولا شيء للإخوة</text:span><text:span text:style-name="T3">. </text:span><text:span text:style-name="T4">وهذا التقسيم للتركة إنما يكون بعد إخراج وصية الميت في حدود الثلث أو إخراج ما عليه من دَيْن</text:span><text:span text:style-name="T3">. </text:span><text:span text:style-name="T4">آباؤكم وأبْناؤكم الذين فُرِض لهم الإرث لا تعرفون أيهم أقرب لكم نفعًا في دنياكم وأخراكم، فلا تفضلوا واحدًا منهم على الآخر</text:span><text:span text:style-name="T3">. </text:span><text:span text:style-name="T4">هذا الذي أوصيتكم به مفروض عليكم من الله</text:span><text:span text:style-name="T3">. </text:span><text:span text:style-name="T4">إن الله كان عليمًا بخلقه، حكيمًا فيما شرعه لهم</text:span><text:span text:style-name="T3">.</text:span></text:p>
      <text:p text:style-name="P1"><text:span text:style-name="T4">وَلَكُمْ نِصْفُ مَا تَرَكَ أَزْوَاجُكُمْ إِنْ لَمْ يَكُنْ لَهُنَّ وَلَدٌ فَإِنْ كَانَ لَهُنَّ وَلَدٌ فَلَكُمُ الرُّبُعُ مِمَّا تَرَكْنَ مِنْ بَعْدِ وَصِيَّةٍ يُوصِينَ بِهَا أَوْ دَيْنٍ وَلَهُنَّ الرُّبُعُ مِمَّا تَرَكْتُمْ إِنْ لَمْ يَكُنْ لَكُمْ وَلَدٌ فَإِنْ كَانَ لَكُمْ وَلَدٌ فَلَهُنَّ الثُّمُنُ </text:span><text:soft-page-break/><text:span text:style-name="T4">مِمَّا تَرَكْتُمْ مِنْ بَعْدِ وَصِيَّةٍ تُوصُونَ بِهَا أَوْ دَيْنٍ وَإِنْ كَانَ رَجُلٌ يُورَثُ كَلَالَةً أَوِ امْرَأَةٌ وَلَهُ أَخٌ أَوْ أُخْتٌ فَلِكُلِّ وَاحِدٍ مِنْهُمَا السُّدُسُ فَإِنْ كَانُوا أَكْثَرَ مِنْ ذَلِكَ فَهُمْ شُرَكَاءُ فِي الثُّلُثِ مِنْ بَعْدِ وَصِيَّةٍ يُوصَى بِهَا أَوْ دَيْنٍ غَيْرَ مُضَارٍّ وَصِيَّةً مِنَ اللَّهِ وَاللَّهُ عَلِيمٌ حَلِيمٌ </text:span><text:span text:style-name="T3">(12) </text:span></text:p>
      <text:p text:style-name="P1"><text:span text:style-name="T4">ولكم </text:span><text:span text:style-name="T3">-</text:span><text:span text:style-name="T4">أيها الرجال</text:span><text:span text:style-name="T3">- </text:span><text:span text:style-name="T4">نصف ما ترك أزواجكم بعد وفاتهن إن لم يكن لهن ولد ذكرًا كان أو أنثى، فإن كان لهن ولد فلكم الربع مما تركن، ترثونه من بعد إنفاذ وصيتهن الجائزة، أو ما يكون عليهن من دَيْن لمستحقيه</text:span><text:span text:style-name="T3">. </text:span><text:span text:style-name="T4">ولأزواجكم </text:span><text:span text:style-name="T3">-</text:span><text:span text:style-name="T4">أيها الرجال</text:span><text:span text:style-name="T3">- </text:span><text:span text:style-name="T4">الربع مما تركتم، إن لم يكن لكم ابن أو ابنة منهن أو من غيرهن، فإن كان لكم ابن أو ابنة فلهن الثمن مما تركتم، يقسم الربع أو الثمن بينهن، فإن كانت زوجة واحدة كان هذا ميراثًا لها، من بعد إنفاذ ما كنتم أوصيتم به من الوصايا الجائزة، أو قضاء ما يكون عليكم من دَيْن</text:span><text:span text:style-name="T3">. </text:span><text:span text:style-name="T4">وإن مات رجل أو امراة وليس له أو لها ولد ولا والد، وله أو لها أخ أو أخت من أم فلكل واحد منهما السدس</text:span><text:span text:style-name="T3">. </text:span><text:span text:style-name="T4">فإن كان الإخوة أو الأخوات لأم أكثر من ذلك فهم شركاء في الثلث يقسم بينهم بالسوية لا فرق بين الذكر والأنثى، وهذا الذي فرضه الله للإخوة والأخوات لأم يأخذونه ميراثًا لهم من بعد إنفاذ وصيته إن كان قد أوصى بشيء، أو قضاء ديون الميت، لا ضرر فيه على الورثة</text:span><text:span text:style-name="T3">. </text:span><text:span text:style-name="T4">بهذا أوصاكم ربكم وصية نافعة لكم</text:span><text:span text:style-name="T3">. </text:span><text:span text:style-name="T4">والله عليم بما يصلح خلقه، حليم لا يعاجلهم بالعقوبة</text:span><text:span text:style-name="T3">.</text:span></text:p>
      <text:p text:style-name="P1"><text:span text:style-name="T4">تِلْكَ حُدُودُ اللَّهِ وَمَنْ يُطِعِ اللَّهَ وَرَسُولَهُ يُدْخِلْهُ جَنَّاتٍ تَجْرِي مِنْ تَحْتِهَا الْأَنْهَارُ خَالِدِينَ فِيهَا وَذَلِكَ الْفَوْزُ الْعَظِيمُ </text:span><text:span text:style-name="T3">(13) </text:span></text:p>
      <text:p text:style-name="P1"><text:span text:style-name="T4">تلك الأحكام الإلهية التي شرعها الله في اليتامى والنساء والمواريث، شرائعه الدالة على أنها مِن عند الله العليم الحكيم</text:span><text:span text:style-name="T3">. </text:span><text:span text:style-name="T4">ومَن يطع الله ورسوله فيما شرع لعباده من هذه الأحكام وغيرها، يدخله جنات كثيرة الأشجار والقصور، تجري من تحتها الأنهار بمياهها العذبة، وهم باقون في هذا النعيم، لا يخرجون منه، وذلك الثواب هو الفلاح العظيم</text:span><text:span text:style-name="T3">.</text:span></text:p>
      <text:p text:style-name="P1"><text:span text:style-name="T4">وَمَنْ يَعْصِ اللَّهَ وَرَسُولَهُ وَيَتَعَدَّ حُدُودَهُ يُدْخِلْهُ نَارًا خَالِدًا فِيهَا وَلَهُ عَذَابٌ مُهِينٌ </text:span><text:span text:style-name="T3">(14) </text:span></text:p>
      <text:p text:style-name="P1"><text:span text:style-name="T4">ومَن يَعْصِ الله ورسوله، بإنكاره لأحكام الله، وتجاوزه ما شرعه الله لعباده بتغييرها، أو تعطيل العمل بها، يدخله نارًا ماكثًا فيها، وله عذاب يخزيه ويهينه</text:span><text:span text:style-name="T3">.</text:span></text:p>
      <text:p text:style-name="P1"><text:span text:style-name="T4">وَاللَّاتِي يَأْتِينَ الْفَاحِشَةَ مِنْ نِسَائِكُمْ فَاسْتَشْهِدُوا عَلَيْهِنَّ أَرْبَعَةً مِنْكُمْ فَإِنْ شَهِدُوا فَأَمْسِكُوهُنَّ فِي الْبُيُوتِ حَتَّى يَتَوَفَّاهُنَّ الْمَوْتُ أَوْ يَجْعَلَ اللَّهُ لَهُنَّ سَبِيلًا </text:span><text:span text:style-name="T3">(15) </text:span></text:p>
      <text:p text:style-name="P1"><text:span text:style-name="T4">واللاتي يزنين من نسائكم، فاستشهدوا </text:span><text:span text:style-name="T3">-</text:span><text:span text:style-name="T4">أيها الولاة والقضاة</text:span><text:span text:style-name="T3">- </text:span><text:span text:style-name="T4">عليهن أربعة رجال عدول من المسلمين، فإن شهدوا عليهن بذلك فاحبسوهن في البيوت حتى تنتهي حياتهن بالموت، أو يجعل الله لهن طريقًا للخلاص من ذلك</text:span><text:span text:style-name="T3">.</text:span></text:p>
      <text:p text:style-name="P1"><text:span text:style-name="T4">وَاللَّذَانِ يَأْتِيَانِهَا مِنْكُمْ فَآذُوهُمَا فَإِنْ تَابَا وَأَصْلَحَا فَأَعْرِضُوا عَنْهُمَا إِنَّ اللَّهَ كَانَ تَوَّابًا رَحِيمًا </text:span><text:span text:style-name="T3">(16) </text:span></text:p>
      <text:p text:style-name="P1"><text:soft-page-break/><text:span text:style-name="T4">واللذان يقعان في فاحشة الزنى، فآذُوهما بالضرب والهجر والتوبيخ، فإن تابا عمَّا وقع منهما وأصلحا بما يقدِّمان من الأعمال الصالحة فاصفحوا عن أذاهما</text:span><text:span text:style-name="T3">. </text:span><text:span text:style-name="T4">ويستفاد من هذه الآية والتي قبلها أن الرجال إذا فعلوا الفاحشة يُؤْذَوْن، والنساء يُحْبَسْنَ ويُؤذَيْنَ، فالحبس غايتة الموت، والأذية نهايتها إلى التوبة والصلاح</text:span><text:span text:style-name="T3">. </text:span><text:span text:style-name="T4">وكان هذا في صدر الإسلام، ثم نُسخ بما شرع الله ورسوله، وهو الرجم للمحصن والمحصنة، وهما الحران البالغان العاقلان، اللذان جامعا في نكاح صحيح، والجلدُ مائة جلدة، وتغريب عام لغيرهما</text:span><text:span text:style-name="T3">. </text:span><text:span text:style-name="T4">إن الله كان توابا على عباده التائبين، رحيمًا بهم</text:span><text:span text:style-name="T3">.</text:span></text:p>
      <text:p text:style-name="P1"><text:span text:style-name="T4">إِنَّمَا التَّوْبَةُ عَلَى اللَّهِ لِلَّذِينَ يَعْمَلُونَ السُّوءَ بِجَهَالَةٍ ثُمَّ يَتُوبُونَ مِنْ قَرِيبٍ فَأُولَئِكَ يَتُوبُ اللَّهُ عَلَيْهِمْ وَكَانَ اللَّهُ عَلِيمًا حَكِيمًا </text:span><text:span text:style-name="T3">(17) </text:span></text:p>
      <text:p text:style-name="P1"><text:span text:style-name="T4">إنَّما يقبل الله التوبة من الذين يرتكبون المعاصي والذنوب بجهل منهم لعاقبتها، وإيجابها لسخط الله </text:span><text:span text:style-name="T3">-</text:span><text:span text:style-name="T4">فكل عاص لله مخطئًا أو متعمِّدًا فهو جاهل بهذا الاعتبار، وإن كان عالمًا بالتحريم</text:span><text:span text:style-name="T3">- </text:span><text:span text:style-name="T4">ثم يرجعون إلى ربهم بالإنابة والطاعة قبل معاينة الموت، فأولئك يقبل الله توبتهم</text:span><text:span text:style-name="T3">. </text:span><text:span text:style-name="T4">وكان الله عليمًا بخلقه، حكيمًا في تدبيره وتقديره</text:span><text:span text:style-name="T3">.</text:span></text:p>
      <text:p text:style-name="P1"><text:span text:style-name="T4">وَلَيْسَتِ التَّوْبَةُ لِلَّذِينَ يَعْمَلُونَ السَّيِّئَاتِ حَتَّى إِذَا حَضَرَ أَحَدَهُمُ الْمَوْتُ قَالَ إِنِّي تُبْتُ الْآنَ وَلَا الَّذِينَ يَمُوتُونَ وَهُمْ كُفَّارٌ أُولَئِكَ أَعْتَدْنَا لَهُمْ عَذَابًا أَلِيمًا </text:span><text:span text:style-name="T3">(18) </text:span></text:p>
      <text:p text:style-name="P1"><text:span text:style-name="T4">وليس قَبول التوبة للذين يُصِرُّون على ارتكاب المعاصي، ولا يرجعون إلى ربهم إلى أن تأتيهم سكرات الموت، فيقول أحدهم</text:span><text:span text:style-name="T3">: </text:span><text:span text:style-name="T4">إني تبت الآن، كما لا تُقبل توبة الذين يموتون وهم جاحدون، منكرون لوحدانية الله ورسالة رسوله محمد صلى الله عليه وسلم</text:span><text:span text:style-name="T3">. </text:span><text:span text:style-name="T4">أولئك المصرُّون على المعاصي إلى أن ماتوا، والجاحدون الذين يموتون وهم كفار، أعتدنا لهم عذابًا موجعًا</text:span><text:span text:style-name="T3">.</text:span></text:p>
      <text:p text:style-name="P1"><text:span text:style-name="T4">يَاأَيُّهَا الَّذِينَ آمَنُوا لَا يَحِلُّ لَكُمْ أَنْ تَرِثُوا النِّسَاءَ كَرْهًا وَلَا تَعْضُلُوهُنَّ لِتَذْهَبُوا بِبَعْضِ مَا آتَيْتُمُوهُنَّ إِلَّا أَنْ يَأْتِينَ بِفَاحِشَةٍ مُبَيِّنَةٍ وَعَاشِرُوهُنَّ بِالْمَعْرُوفِ فَإِنْ كَرِهْتُمُوهُنَّ فَعَسَى أَنْ تَكْرَهُوا شَيْئًا وَيَجْعَلَ اللَّهُ فِيهِ خَيْرًا كَثِيرًا </text:span><text:span text:style-name="T3">(19) </text:span></text:p>
      <text:p text:style-name="P1"><text:span text:style-name="T4">يا أيها الذين آمنوا لا يجوز لكم أن تجعلوا نساء آبائكم من جملة تَرِكتهم، تتصرفون فيهن بالزواج منهن، أو المنع لهن، أو تزويجهن للآخرين، وهن كارهات لذلك كله، ولا يجوز لكم أن تضارُّوا أزواجكم وأنتم كارهون لهن</text:span><text:span text:style-name="T3">; </text:span><text:span text:style-name="T4">ليتنازلن عن بعض ما آتيتموهن من مهر ونحوه، إلا أن يرتكبن أمرا فاحشا كالزنى، فلكم حيننذ إمساكهن حتى تأخذوا ما أعطيتموهن</text:span><text:span text:style-name="T3">. </text:span><text:span text:style-name="T4">ولتكن مصاحبتكم لنسائكم مبنية على التكريم والمحبة، وأداء ما لهن من حقوق</text:span><text:span text:style-name="T3">. </text:span><text:span text:style-name="T4">فإن كرهتموهن لسبب من الأسباب الدنيوية فاصبروا</text:span><text:span text:style-name="T3">; </text:span><text:span text:style-name="T4">فعسى أن تكرهوا أمرًا من الأمور ويكون فيه خير كثير</text:span><text:span text:style-name="T3">.</text:span></text:p>
      <text:p text:style-name="P1"><text:span text:style-name="T4">وَإِنْ أَرَدْتُمُ اسْتِبْدَالَ زَوْجٍ مَكَانَ زَوْجٍ وَآتَيْتُمْ إِحْدَاهُنَّ قِنْطَارًا فَلَا تَأْخُذُوا مِنْهُ شَيْئًا أَتَأْخُذُونَهُ بُهْتَانًا وَإِثْمًا مُبِينًا </text:span><text:span text:style-name="T3">(20) </text:span></text:p>
      <text:p text:style-name="P1"><text:soft-page-break/>وإن أردتم استبدال زوجة مكان أخرى، وكنتم قد أعطيتم مَن تريدون طلاقها مالا كثيرًا مهرًا لها، فلا يحل لكم أن تأخذوا منه شيئًا، أتأخذونه كذبًا وافتراءً واضحًا؟</text:p>
      <text:p text:style-name="P1"><text:span text:style-name="T4">وَكَيْفَ تَأْخُذُونَهُ وَقَدْ أَفْضَى بَعْضُكُمْ إِلَى بَعْضٍ وَأَخَذْنَ مِنْكُمْ مِيثَاقًا غَلِيظًا </text:span><text:span text:style-name="T3">(21) </text:span></text:p>
      <text:p text:style-name="P1">وكيف يحلُّ لكم أن تأخذوا ما أعطيتموهن من مهر، وقد استمتع كل منكما بالآخر بالجماع، وأخَذْنَ منكم ميثاقًا غليظًا من إمساكهن بمعروف أو تسريحهن بإحسان؟</text:p>
      <text:p text:style-name="P1"><text:span text:style-name="T4">وَلَا تَنْكِحُوا مَا نَكَحَ آبَاؤُكُمْ مِنَ النِّسَاءِ إِلَّا مَا قَدْ سَلَفَ إِنَّهُ كَانَ فَاحِشَةً وَمَقْتًا وَسَاءَ سَبِيلًا </text:span><text:span text:style-name="T3">(22) </text:span></text:p>
      <text:p text:style-name="P1"><text:span text:style-name="T4">ولا تتزوجوا مَن تزوجه آباؤكم من النساء إلا ما قد سلف منكم ومضى في الجاهلية فلا مؤاخذة فيه</text:span><text:span text:style-name="T3">. </text:span><text:span text:style-name="T4">إن زواج الأبناء من زوجات آبائهم أمر قبيح يفحش ويعظم قبحه، وبغيض يمقت الله فاعله، وبئس طريقًا ومنهجًا ما كنتم تفعلونه في جاهليتكم</text:span><text:span text:style-name="T3">.</text:span></text:p>
      <text:p text:style-name="P1"><text:span text:style-name="T4">حُرِّمَتْ عَلَيْكُمْ أُمَّهَاتُكُمْ وَبَنَاتُكُمْ وَأَخَوَاتُكُمْ وَعَمَّاتُكُمْ وَخَالَاتُكُمْ وَبَنَاتُ الْأَخِ وَبَنَاتُ الْأُخْتِ وَأُمَّهَاتُكُمُ اللَّاتِي أَرْضَعْنَكُمْ وَأَخَوَاتُكُمْ مِنَ الرَّضَاعَةِ وَأُمَّهَاتُ نِسَائِكُمْ وَرَبَائِبُكُمُ اللَّاتِي فِي حُجُورِكُمْ مِنْ نِسَائِكُمُ اللَّاتِي دَخَلْتُمْ بِهِنَّ فَإِنْ لَمْ تَكُونُوا دَخَلْتُمْ بِهِنَّ فَلَا جُنَاحَ عَلَيْكُمْ وَحَلَائِلُ أَبْنَائِكُمُ الَّذِينَ مِنْ أَصْلَابِكُمْ وَأَنْ تَجْمَعُوا بَيْنَ الْأُخْتَيْنِ إِلَّا مَا قَدْ سَلَفَ إِنَّ اللَّهَ كَانَ غَفُورًا رَحِيمًا </text:span><text:span text:style-name="T3">(23) </text:span></text:p>
      <text:p text:style-name="P1"><text:span text:style-name="T4">حرَّم الله عليكم نكاح أمهاتكم، ويدخل في ذلك الجدَّات مِن جهة الأب أو الأم، وبناتكم</text:span><text:span text:style-name="T3">: </text:span><text:span text:style-name="T4">ويشمل بنات الأولاد وإن نزلن، وأخواتكم الشقيقات أو لأب أو لأم، وعماتكم</text:span><text:span text:style-name="T3">: </text:span><text:span text:style-name="T4">أخوات آبائكم وأجدادكم، وخالاتكم</text:span><text:span text:style-name="T3">: </text:span><text:span text:style-name="T4">أخوات أمهاتكم وجداتكم، وبنات الأخ، وبنات الأخت</text:span><text:span text:style-name="T3">: </text:span><text:span text:style-name="T4">ويدخل في ذلك أولادهن، وأمهاتكم اللاتي أرضعنكم، وأخواتكم من الرضاعة </text:span><text:span text:style-name="T3">-</text:span><text:span text:style-name="T4">وقد حرَّم رسول الله صلى الله عليه وسلم من الرضاع ما يحرم من النسب</text:span><text:span text:style-name="T3">- </text:span><text:span text:style-name="T4">وأمهات نسائكم، سواء دخلتم بنسائكم، أم لم تدخلوا بهن، وبنات نسائكم من غيركم اللاتي يتربَّيْنَ غالبًا في بيوتكم وتحت رعايتكم، وهن مُحرَّمَات وإن لم يكنَّ في حجوركم، ولكن بشرط الدخول بأمهاتهن، فإن لم تكونوا دخلتم بأمهاتهن وطلقتموهن أو متْنَ قبل الدخول فلا جناح عليكم أن تنكحوهن، كما حرَّم الله عليكم أن تنكحوا زوجات أبنائكم الذين من أصلابكم، ومن أُلحق بهم مِن أبنائكم من الرضاع، وهذا التحريم يكون بالعقد عليها، دخل الابن بها أم لم يدخل، وحرَّم عليكم كذلك الجمع في وقت واحد بين الأختين بنسب أو رضاع إلا ما قد سلف ومضى منكم في الجاهلية</text:span><text:span text:style-name="T3">. </text:span><text:span text:style-name="T4">ولا يجوز كذلك الجمع بين المرأة وعمتها أو خالتها كما جاء في السنة</text:span><text:span text:style-name="T3">. </text:span><text:span text:style-name="T4">إن الله كان غفورًا للمذنبين إذا تابوا، رحيمًا بهم، فلا يكلفهم ما لا يطيقون</text:span><text:span text:style-name="T3">.</text:span></text:p>
      <text:p text:style-name="P1"><text:span text:style-name="T4">وَالْمُحْصَنَاتُ مِنَ النِّسَاءِ إِلَّا مَا مَلَكَتْ أَيْمَانُكُمْ كِتَابَ اللَّهِ عَلَيْكُمْ وَأُحِلَّ لَكُمْ مَا وَرَاءَ ذَلِكُمْ أَنْ تَبْتَغُوا بِأَمْوَالِكُمْ مُحْصِنِينَ غَيْرَ مُسَافِحِينَ فَمَا اسْتَمْتَعْتُمْ بِهِ مِنْهُنَّ فَآتُوهُنَّ أُجُورَهُنَّ فَرِيضَةً وَلَا جُنَاحَ عَلَيْكُمْ فِيمَا تَرَاضَيْتُمْ بِهِ مِنْ بَعْدِ الْفَرِيضَةِ إِنَّ اللَّهَ كَانَ عَلِيمًا حَكِيمًا </text:span><text:span text:style-name="T3">(24) </text:span></text:p>
      <text:p text:style-name="P1"><text:span text:style-name="T4">ويحرم عليكم نكاح المتزوجات من النساء، إلا مَنْ سَبَيْتُم منهن في الجهاد، فإنه يحل لكم نكاحهن، بعد استبراء أرحامهن بحيضة، كتب الله عليكم تحريم نكاح هؤلاء، وأجاز لكم نكاح مَن </text:span><text:soft-page-break/><text:span text:style-name="T4">سواهن، ممَّا أحله الله لكم أن تطلبوا بأموالكم العفة عن اقتراف الحرام</text:span><text:span text:style-name="T3">. </text:span><text:span text:style-name="T4">فما استمتعتم به منهن بالنكاح الصحيح، فأعطوهن مهورهن، التي فرض الله لهن عليكم، ولا إثم عليكم فيما تمَّ التراضي به بينكم، من الزيادة أو النقصان في المهر، بعد ثبوت الفريضة</text:span><text:span text:style-name="T3">. </text:span><text:span text:style-name="T4">إن الله تعالى كان عليمًا بأمور عباده، حكيما في أحكامه وتدبيره</text:span><text:span text:style-name="T3">.</text:span></text:p>
      <text:p text:style-name="P1"><text:span text:style-name="T4">وَمَنْ لَمْ يَسْتَطِعْ مِنْكُمْ طَوْلًا أَنْ يَنْكِحَ الْمُحْصَنَاتِ الْمُؤْمِنَاتِ فَمِنْ مَا مَلَكَتْ أَيْمَانُكُمْ مِنْ فَتَيَاتِكُمُ الْمُؤْمِنَاتِ وَاللَّهُ أَعْلَمُ بِإِيمَانِكُمْ بَعْضُكُمْ مِنْ بَعْضٍ فَانْكِحُوهُنَّ بِإِذْنِ أَهْلِهِنَّ وَآتُوهُنَّ أُجُورَهُنَّ بِالْمَعْرُوفِ مُحْصَنَاتٍ غَيْرَ مُسَافِحَاتٍ وَلَا مُتَّخِذَاتِ أَخْدَانٍ فَإِذَا أُحْصِنَّ فَإِنْ أَتَيْنَ بِفَاحِشَةٍ فَعَلَيْهِنَّ نِصْفُ مَا عَلَى الْمُحْصَنَاتِ مِنَ الْعَذَابِ ذَلِكَ لِمَنْ خَشِيَ الْعَنَتَ مِنْكُمْ وَأَنْ تَصْبِرُوا خَيْرٌ لَكُمْ وَاللَّهُ غَفُورٌ رَحِيمٌ </text:span><text:span text:style-name="T3">(25) </text:span></text:p>
      <text:p text:style-name="P1"><text:span text:style-name="T4">ومن لا قدرة له على مهور الحرائر المؤمنات، فله أن ينكح غيرهن، من فتياتكم المؤمنات المملوكات</text:span><text:span text:style-name="T3">. </text:span><text:span text:style-name="T4">والله تعالى هو العليم بحقيقة إيمانكم، بعضكم من بعض، فتزوجوهن بموافقة أهلهن، وأعطوهن مهورهن على ما تراضيتم به عن طيب نفس منكم، متعففات عن الحرام، غير مجاهرات بالزنى، ولا مسرات به باتخاذ أخلاء، فإذا تزوجن وأتين بفاحشة الزنى فعليهن من الحدِّ </text:span><text:span text:style-name="T3">-</text:span><text:span text:style-name="T4">وهو الجَلْدُ لا الرَّجْمُ</text:span><text:span text:style-name="T3">- </text:span><text:span text:style-name="T4">نصف ما على الحرائر</text:span><text:span text:style-name="T3">. </text:span><text:span text:style-name="T4">ذلك الذي أبيح مِن نكاح الإماء بالصفة المتقدمة إنما أبيح لمن خاف على نفسه الوقوع في الزنى، وشق عليه الصبر عن الجماع، والصبر عن نكاح الإماء مع العفة أولى وأفضل</text:span><text:span text:style-name="T3">. </text:span><text:span text:style-name="T4">والله تعالى غفور لكم، رحيم بكم إذ أذن لكم في نكاحهن عند العجز عن نكاح الحرائر</text:span><text:span text:style-name="T3">.</text:span></text:p>
      <text:p text:style-name="P1"><text:span text:style-name="T4">يُرِيدُ اللَّهُ لِيُبَيِّنَ لَكُمْ وَيَهْدِيَكُمْ سُنَنَ الَّذِينَ مِنْ قَبْلِكُمْ وَيَتُوبَ عَلَيْكُمْ وَاللَّهُ عَلِيمٌ حَكِيمٌ </text:span><text:span text:style-name="T3">(26) </text:span></text:p>
      <text:p text:style-name="P1"><text:span text:style-name="T4">يريد الله تعالى بهذه التشريعات، أن يوضح لكم معالم دينه القويم، وشرعه الحكيم، ويدلكم على طرق الأنبياء والصالحين من قبلكم في الحلال والحرام، ويتوب عليكم بالرجوع بكم إلى الطاعات، وهو سبحانه عليم بما يصلح شأن عباده، حكيم فيما شرعه لكم</text:span><text:span text:style-name="T3">.</text:span></text:p>
      <text:p text:style-name="P1"><text:span text:style-name="T4">وَاللَّهُ يُرِيدُ أَنْ يَتُوبَ عَلَيْكُمْ وَيُرِيدُ الَّذِينَ يَتَّبِعُونَ الشَّهَوَاتِ أَنْ تَمِيلُوا مَيْلًا عَظِيمًا </text:span><text:span text:style-name="T3">(27) </text:span></text:p>
      <text:p text:style-name="P1"><text:span text:style-name="T4">والله يريد أن يتوب عليكم، ويتجاوز عن خطاياكم، ويريد الذين ينقادون لشهواتهم وملذاتهم أن تنحرفوا عن الدين انحرافًا كبيرًا</text:span><text:span text:style-name="T3">.</text:span></text:p>
      <text:p text:style-name="P1"><text:span text:style-name="T4">يُرِيدُ اللَّهُ أَنْ يُخَفِّفَ عَنْكُمْ وَخُلِقَ الْإِنْسَانُ ضَعِيفًا </text:span><text:span text:style-name="T3">(28) </text:span></text:p>
      <text:p text:style-name="P1"><text:span text:style-name="T4">يريد الله تعالى بما شرعه لكم التيسير، وعدم التشديد عليكم</text:span><text:span text:style-name="T3">; </text:span><text:span text:style-name="T4">لأنكم خلقتم ضعفاء</text:span><text:span text:style-name="T3">.</text:span></text:p>
      <text:p text:style-name="P1"><text:span text:style-name="T4">يَاأَيُّهَا الَّذِينَ آمَنُوا لَا تَأْكُلُوا أَمْوَالَكُمْ بَيْنَكُمْ بِالْبَاطِلِ إِلَّا أَنْ تَكُونَ تِجَارَةً عَنْ تَرَاضٍ مِنْكُمْ وَلَا تَقْتُلُوا أَنْفُسَكُمْ إِنَّ اللَّهَ كَانَ بِكُمْ رَحِيمًا </text:span><text:span text:style-name="T3">(29) </text:span></text:p>
      <text:p text:style-name="P1"><text:soft-page-break/><text:span text:style-name="T4">يا أيها الذين صدَّقوا الله ورسوله وعملوا بشرعه، لا يحل لكم أن يأكل بعضكم مال بعض بغير حق، إلا أن يكون وَفْقَ الشرع والكسب الحلال عن تراض منكم، ولا يقتل بعضكم بعضًا فتهلكوا أنفسكم بارتكاب محارم الله ومعاصيه</text:span><text:span text:style-name="T3">. </text:span><text:span text:style-name="T4">إن الله كان بكم رحيمًا في كل ما أمركم به، ونهاكم عنه</text:span><text:span text:style-name="T3">.</text:span></text:p>
      <text:p text:style-name="P1"><text:span text:style-name="T4">وَمَنْ يَفْعَلْ ذَلِكَ عُدْوَانًا وَظُلْمًا فَسَوْفَ نُصْلِيهِ نَارًا وَكَانَ ذَلِكَ عَلَى اللَّهِ يَسِيرًا </text:span><text:span text:style-name="T3">(30) </text:span></text:p>
      <text:p text:style-name="P1"><text:span text:style-name="T4">ومن يرتكب ما نهى الله عنه من أخذ المال الحرام كالسرقة والغصب والغش معتديًا متجاوزًا حد الشرع، فسوف يدخله الله نارًا يقاسي حرَّها، وكان ذلك على الله يسيرًا</text:span><text:span text:style-name="T3">.</text:span></text:p>
      <text:p text:style-name="P1"><text:span text:style-name="T4">إِنْ تَجْتَنِبُوا كَبَائِرَ مَا تُنْهَوْنَ عَنْهُ نُكَفِّرْ عَنْكُمْ سَيِّئَاتِكُمْ وَنُدْخِلْكُمْ مُدْخَلًا كَرِيمًا </text:span><text:span text:style-name="T3">(31) </text:span></text:p>
      <text:p text:style-name="P1"><text:span text:style-name="T4">إن تبتعدوا </text:span><text:span text:style-name="T3">-</text:span><text:span text:style-name="T4">أيها المؤمنون</text:span><text:span text:style-name="T3">- </text:span><text:span text:style-name="T4">عن كبائر الذنوب كالإشراك بالله وعقوق الوالدين وقَتْلِ النفس بغير الحق وغير ذلك، نكفِّر عنكم ما دونها من الصغائر، وندخلكم مدخلا كريمًا، وهو الجنَّة</text:span><text:span text:style-name="T3">.</text:span></text:p>
      <text:p text:style-name="P1"><text:span text:style-name="T4">وَلَا تَتَمَنَّوْا مَا فَضَّلَ اللَّهُ بِهِ بَعْضَكُمْ عَلَى بَعْضٍ لِلرِّجَالِ نَصِيبٌ مِمَّا اكْتَسَبُوا وَلِلنِّسَاءِ نَصِيبٌ مِمَّا اكْتَسَبْنَ وَاسْأَلُوا اللَّهَ مِنْ فَضْلِهِ إِنَّ اللَّهَ كَانَ بِكُلِّ شَيْءٍ عَلِيمًا </text:span><text:span text:style-name="T3">(32) </text:span></text:p>
      <text:p text:style-name="P1"><text:span text:style-name="T4">ولا تتمنوا ما فضَّل الله به بعضكم على بعض، في المواهب والأرزاق وغير ذلك، فقد جعل الله للرجال نصيبًا مقدَّرًا من الجزاء بحسب عملهم، وجعل للنساء نصيبًا مما عملن، واسألوا الله الكريم الوهاب يُعْطِكم من فضله بدلا من التمني</text:span><text:span text:style-name="T3">. </text:span><text:span text:style-name="T4">إن الله كان بكل شيء عليمًا، وهو أعلم بما يصلح عباده فيما قسمه لهم من خير</text:span><text:span text:style-name="T3">.</text:span></text:p>
      <text:p text:style-name="P1"><text:span text:style-name="T4">وَلِكُلٍّ جَعَلْنَا مَوَالِيَ مِمَّا تَرَكَ الْوَالِدَانِ وَالْأَقْرَبُونَ وَالَّذِينَ عَقَدَتْ أَيْمَانُكُمْ فَآتُوهُمْ نَصِيبَهُمْ إِنَّ اللَّهَ كَانَ عَلَى كُلِّ شَيْءٍ شَهِيدًا </text:span><text:span text:style-name="T3">(33) </text:span></text:p>
      <text:p text:style-name="P1"><text:span text:style-name="T4">ولكل واحد منكم جعلنا ورثة يرثون مما ترك الوالدان والأقربون، والذين تحالفتم معهم بالأيمان المؤكدة على النصرة وإعطائهم شيئًا من الميراث فأعطوهم ما قُدِّر لهم</text:span><text:span text:style-name="T3">. </text:span><text:span text:style-name="T4">والميراث بالتحالف كان في أول الإسلام، ثم رُفع حكمه بنزول آيات المواريث</text:span><text:span text:style-name="T3">. </text:span><text:span text:style-name="T4">إن الله كان مُطَّلِعًا على كل شيء من أعمالكم، وسيجازيكم على ذلك</text:span><text:span text:style-name="T3">.</text:span></text:p>
      <text:p text:style-name="P1"><text:span text:style-name="T4">الرِّجَالُ قَوَّامُونَ عَلَى النِّسَاءِ بِمَا فَضَّلَ اللَّهُ بَعْضَهُمْ عَلَى بَعْضٍ وَبِمَا أَنْفَقُوا مِنْ أَمْوَالِهِمْ فَالصَّالِحَاتُ قَانِتَاتٌ حَافِظَاتٌ لِلْغَيْبِ بِمَا حَفِظَ اللَّهُ وَاللَّاتِي تَخَافُونَ نُشُوزَهُنَّ فَعِظُوهُنَّ وَاهْجُرُوهُنَّ فِي الْمَضَاجِعِ وَاضْرِبُوهُنَّ فَإِنْ أَطَعْنَكُمْ فَلَا تَبْغُوا عَلَيْهِنَّ سَبِيلًا إِنَّ اللَّهَ كَانَ عَلِيًّا كَبِيرًا </text:span><text:span text:style-name="T3">(34) </text:span></text:p>
      <text:p text:style-name="P1"><text:span text:style-name="T4">الرجال قوَّامون على توجيه النساء ورعايتهن، بما خصهم الله به من خصائص القِوامَة والتفضيل، وبما أعطوهن من المهور والنفقات</text:span><text:span text:style-name="T3">. </text:span><text:span text:style-name="T4">فالصالحات المستقيمات على شرع الله منهن، مطيعات لله تعالى ولأزواجهن، حافظات لكل ما غاب عن علم أزواجهن بما اؤتمنَّ عليه بحفظ الله وتوفيقه، واللاتي تخشون منهن ترفُّعهن عن طاعتكم، فانصحوهن بالكلمة الطيبة، فإن لم تثمر معهن </text:span><text:soft-page-break/><text:span text:style-name="T4">الكلمة الطيبة، فاهجروهن في الفراش، ولا تقربوهن، فإن لم يؤثر فعل الهِجْران فيهن، فاضربوهن ضربًا لا ضرر فيه، فإن أطعنكم فاحذروا ظلمهن، فإن الله العليَّ الكبير وليُّهن، وهو منتقم ممَّن ظلمهنَّ وبغى عليهن</text:span><text:span text:style-name="T3">.</text:span></text:p>
      <text:p text:style-name="P1"><text:span text:style-name="T4">وَإِنْ خِفْتُمْ شِقَاقَ بَيْنِهِمَا فَابْعَثُوا حَكَمًا مِنْ أَهْلِهِ وَحَكَمًا مِنْ أَهْلِهَا إِنْ يُرِيدَا إِصْلَاحًا يُوَفِّقِ اللَّهُ بَيْنَهُمَا إِنَّ اللَّهَ كَانَ عَلِيمًا خَبِيرًا </text:span><text:span text:style-name="T3">(35) </text:span></text:p>
      <text:p text:style-name="P1"><text:span text:style-name="T4">وإن علمتم </text:span><text:span text:style-name="T3">-</text:span><text:span text:style-name="T4">يا أولياء الزوجين</text:span><text:span text:style-name="T3">- </text:span><text:span text:style-name="T4">شقاقًا بينهما يؤدي إلى الفراق، فأرسلوا إليهما حكمًا عدلا من أهل الزوج، وحكمًا عدلا من أهل الزوجة</text:span><text:span text:style-name="T3">; </text:span><text:span text:style-name="T4">لينظرا ويحكما بما فيه المصلحة لهما، وبسبب رغبة الحكمين في الإصلاح، واستعمالهما الأسلوب الطيب يوفق الله بين الزوجين</text:span><text:span text:style-name="T3">. </text:span><text:span text:style-name="T4">إن الله تعالى عليم، لا يخفى عليه شيء من أمر عباده، خبير بما تنطوي عليه نفوسهم</text:span><text:span text:style-name="T3">.</text:span></text:p>
      <text:p text:style-name="P1"><text:span text:style-name="T4">وَاعْبُدُوا اللَّهَ وَلَا تُشْرِكُوا بِهِ شَيْئًا وَبِالْوَالِدَيْنِ إِحْسَانًا وَبِذِي الْقُرْبَى وَالْيَتَامَى وَالْمَسَاكِينِ وَالْجَارِ ذِي الْقُرْبَى وَالْجَارِ الْجُنُبِ وَالصَّاحِبِ بِالْجَنْبِ وَابْنِ السَّبِيلِ وَمَا مَلَكَتْ أَيْمَانُكُمْ إِنَّ اللَّهَ لَا يُحِبُّ مَنْ كَانَ مُخْتَالًا فَخُورًا </text:span><text:span text:style-name="T3">(36) </text:span></text:p>
      <text:p text:style-name="P1"><text:span text:style-name="T4">واعبدوا الله وانقادوا له وحده، ولا تجعلوا له شريكًا في الربوبية والعبادة، وأحسنوا إلى الوالدين، وأدُّوا حقوقهما، وحقوق الأقربين، والأولاد الذين مات آباؤهم وهم دون سن البلوغ، والمحتاجين الذين لا يملكون ما يكفيهم ويسد حاجتهم، والجار القريب منكم والبعيد، والرفيق في السفر وفي الحضر، والمسافر المحتاج، والمماليك من فتيانكم وفتياتكم</text:span><text:span text:style-name="T3">. </text:span><text:span text:style-name="T4">إن الله تعالى لا يحب المتكبرين من عباده، المفتخرين على الناس</text:span><text:span text:style-name="T3">.</text:span></text:p>
      <text:p text:style-name="P1"><text:span text:style-name="T4">الَّذِينَ يَبْخَلُونَ وَيَأْمُرُونَ النَّاسَ بِالْبُخْلِ وَيَكْتُمُونَ مَا آتَاهُمُ اللَّهُ مِنْ فَضْلِهِ وَأَعْتَدْنَا لِلْكَافِرِينَ عَذَابًا مُهِينًا </text:span><text:span text:style-name="T3">(37) </text:span></text:p>
      <text:p text:style-name="P1"><text:span text:style-name="T4">الذين يمتنعون عن الإنفاق والعطاء مما رزقهم الله، ويأمرون غيرهم بالبخل، ويجحدون نِعَمَ الله عليهم، ويخفون فضله وعطاءه</text:span><text:span text:style-name="T3">. </text:span><text:span text:style-name="T4">وأعددنا للجاحدين عذابًا مخزيًا</text:span><text:span text:style-name="T3">.</text:span></text:p>
      <text:p text:style-name="P1"><text:span text:style-name="T4">وَالَّذِينَ يُنْفِقُونَ أَمْوَالَهُمْ رِئَاءَ النَّاسِ وَلَا يُؤْمِنُونَ بِاللَّهِ وَلَا بِالْيَوْمِ الْآخِرِ وَمَنْ يَكُنِ الشَّيْطَانُ لَهُ قَرِينًا فَسَاءَ قَرِينًا </text:span><text:span text:style-name="T3">(38) </text:span></text:p>
      <text:p text:style-name="P1"><text:span text:style-name="T4">وأعتدنا هذا العذاب كذلك للذين ينفقون أموالهم رياءً وسمعةً، ولا يصدقون بالله اعتقادًا وعملا ولا بيوم القيامة</text:span><text:span text:style-name="T3">. </text:span><text:span text:style-name="T4">وهذه الأعمال السيئة مما يدعو إليها الشيطان</text:span><text:span text:style-name="T3">. </text:span><text:span text:style-name="T4">ومن يكن الشيطان له ملازمًا فبئس الملازم والقرين</text:span><text:span text:style-name="T3">.</text:span></text:p>
      <text:p text:style-name="P1"><text:span text:style-name="T4">وَمَاذَا عَلَيْهِمْ لَوْ آمَنُوا بِاللَّهِ وَالْيَوْمِ الْآخِرِ وَأَنْفَقُوا مِمَّا رَزَقَهُمُ اللَّهُ وَكَانَ اللَّهُ بِهِمْ عَلِيمًا </text:span><text:span text:style-name="T3">(39) </text:span></text:p>
      <text:p text:style-name="P1"><text:soft-page-break/><text:span text:style-name="T4">وأيُّ ضرر يلحقهم لو صدَّقوا بالله واليوم الآخر اعتقادًا وعملا وأنفقوا مما أعطاهم الله باحتساب وإخلاص، والله تعالى عليم بهم وبما يعملون، وسيحاسبهم على ذلك</text:span><text:span text:style-name="T3">.</text:span></text:p>
      <text:p text:style-name="P1"><text:span text:style-name="T4">إِنَّ اللَّهَ لَا يَظْلِمُ مِثْقَالَ ذَرَّةٍ وَإِنْ تَكُ حَسَنَةً يُضَاعِفْهَا وَيُؤْتِ مِنْ لَدُنْهُ أَجْرًا عَظِيمًا </text:span><text:span text:style-name="T3">(40) </text:span></text:p>
      <text:p text:style-name="P1"><text:span text:style-name="T4">إن الله تعالى لا ينقص أحدًا من جزاء عمله مقدار ذرة، وإن تكن زنة الذرة حسنة فإنه سبحانه يزيدها ويكثرها لصاحبها، ويتفضل عليه بالمزيد، فيعطيه من عنده ثوابًا كبيرًا هو الجنة</text:span><text:span text:style-name="T3">.</text:span></text:p>
      <text:p text:style-name="P1"><text:span text:style-name="T4">فَكَيْفَ إِذَا جِئْنَا مِنْ كُلِّ أُمَّةٍ بِشَهِيدٍ وَجِئْنَا بِكَ عَلَى هَؤُلَاءِ شَهِيدًا </text:span><text:span text:style-name="T3">(41) </text:span></text:p>
      <text:p text:style-name="P1"><text:span text:style-name="T4">فكيف يكون حال الناس يوم القيامة، إذا جاء الله من كل أمة برسولها ليشهد عليها بما عملت، وجاء بك </text:span><text:span text:style-name="T3">-</text:span><text:span text:style-name="T4">أيها الرسول</text:span><text:span text:style-name="T3">- </text:span><text:span text:style-name="T4">لتكون شهيدًا على أمتك أنك بلغتهم رسالة ربِّك؟</text:span></text:p>
      <text:p text:style-name="P1"><text:span text:style-name="T4">يَوْمَئِذٍ يَوَدُّ الَّذِينَ كَفَرُوا وَعَصَوُا الرَّسُولَ لَوْ تُسَوَّى بِهِمُ الْأَرْضُ وَلَا يَكْتُمُونَ اللَّهَ حَدِيثًا </text:span><text:span text:style-name="T3">(42) </text:span></text:p>
      <text:p text:style-name="P1"><text:span text:style-name="T4">يوم يكون ذلك، يتمنى الذين كفروا بالله تعالى وخالفوا الرسول ولم يطيعوه، لو يجعلهم الله والأرض سواء، فيصيرون ترابًا، حتى لا يبعثوا وهم لا يستطيعون أن يُخفوا عن الله شيئًا مما في أنفسهم، إذ ختم الله على أفواههم، وشَهِدَتْ عليهم جوارحهم بما كانوا يعملون</text:span><text:span text:style-name="T3">.</text:span></text:p>
      <text:p text:style-name="P1"><text:span text:style-name="T4">يَاأَيُّهَا الَّذِينَ آمَنُوا لَا تَقْرَبُوا الصَّلَاةَ وَأَنْتُمْ سُكَارَى حَتَّى تَعْلَمُوا مَا تَقُولُونَ وَلَا جُنُبًا إِلَّا عَابِرِي سَبِيلٍ حَتَّى تَغْتَسِلُوا وَإِنْ كُنْتُمْ مَرْضَى أَوْ عَلَى سَفَرٍ أَوْ جَاءَ أَحَدٌ مِنْكُمْ مِنَ الْغَائِطِ أَوْ لَامَسْتُمُ النِّسَاءَ فَلَمْ تَجِدُوا مَاءً فَتَيَمَّمُوا صَعِيدًا طَيِّبًا فَامْسَحُوا بِوُجُوهِكُمْ وَأَيْدِيكُمْ إِنَّ اللَّهَ كَانَ عَفُوًّا غَفُورًا </text:span><text:span text:style-name="T3">(43) </text:span></text:p>
      <text:p text:style-name="P1"><text:span text:style-name="T4">يا أيها الذين صدَّقوا بالله ورسوله وعملوا بشرعه، لا تقربوا الصلاة ولا تقوموا إليها حال السكر حتى تميزوا وتعلموا ما تقولون </text:span><text:span text:style-name="T3">(</text:span><text:span text:style-name="T4">وقد كان هذا قبل التحريم القاطع للخمر في كل حال</text:span><text:span text:style-name="T3">) </text:span><text:span text:style-name="T4">، ولا تقربوا الصلاة إن أصابكم الحدث الأكبر، ولا تقربوا كذلك مواضعها وهي المساجد، إلا من كان منكم مجتازًا من باب إلى باب، حتى تتطهروا بالاغتسال</text:span><text:span text:style-name="T3">. </text:span><text:span text:style-name="T4">وإن كنتم في حال مرض لا تقدرون معه على استعمال الماء، أو حال سفر، أو جاء أحد منكم من الغائط، أو جامعتم النساء، فلم تجدوا ماء للطهارة فاقصدوا ترابًا طاهرًا، فامسحوا بوجوهكم وأيديكم منه</text:span><text:span text:style-name="T3">. </text:span><text:span text:style-name="T4">إن الله تعالى كان كثير العفو يتجاوز عن سيئاتكم، ويسترها عليكم</text:span><text:span text:style-name="T3">.</text:span></text:p>
      <text:p text:style-name="P1"><text:span text:style-name="T4">أَلَمْ تَرَ إِلَى الَّذِينَ أُوتُوا نَصِيبًا مِنَ الْكِتَابِ يَشْتَرُونَ الضَّلَالَةَ وَيُرِيدُونَ أَنْ تَضِلُّوا السَّبِيلَ </text:span><text:span text:style-name="T3">(44) </text:span></text:p>
      <text:p text:style-name="P1"><text:span text:style-name="T4">ألم تعلم </text:span><text:span text:style-name="T3">-</text:span><text:span text:style-name="T4">أيها الرسول</text:span><text:span text:style-name="T3">- </text:span><text:span text:style-name="T4">أمر اليهود الذين أُعطوا حظًّا من العلم مما جاءهم من التوراة، يستبدلون الضلالة بالهدى، ويتركون ما لديهم من الحجج والبراهين، الدالة على صدق رسالة الرسول محمد صلى الله عليه وسلم، ويتمنون لكم </text:span><text:span text:style-name="T3">-</text:span><text:span text:style-name="T4">أيها المؤمنون المهتدون</text:span><text:span text:style-name="T3">- </text:span><text:span text:style-name="T4">أن تنحرفوا عن الطريق المستقيم</text:span><text:span text:style-name="T3">; </text:span><text:span text:style-name="T4">لتكونوا ضالين مثلهم</text:span><text:span text:style-name="T3">.</text:span></text:p>
      <text:p text:style-name="P1"><text:span text:style-name="T4">وَاللَّهُ أَعْلَمُ بِأَعْدَائِكُمْ وَكَفَى بِاللَّهِ وَلِيًّا وَكَفَى بِاللَّهِ نَصِيرًا </text:span><text:span text:style-name="T3">(45) </text:span></text:p>
      <text:p text:style-name="P1"><text:soft-page-break/><text:span text:style-name="T4">والله سبحانه وتعالى أعلم منكم </text:span><text:span text:style-name="T3">-</text:span><text:span text:style-name="T4">أيها المؤمنون</text:span><text:span text:style-name="T3">- </text:span><text:span text:style-name="T4">بعداوة هؤلاء اليهود لكم، وكفى بالله وليًّا يتولاكم، وكفى به نصيرًا ينصركم على أعدائكم</text:span><text:span text:style-name="T3">.</text:span></text:p>
      <text:p text:style-name="P1"><text:span text:style-name="T4">مِنَ الَّذِينَ هَادُوا يُحَرِّفُونَ الْكَلِمَ عَنْ مَوَاضِعِهِ وَيَقُولُونَ سَمِعْنَا وَعَصَيْنَا وَاسْمَعْ غَيْرَ مُسْمَعٍ وَرَاعِنَا لَيًّا بِأَلْسِنَتِهِمْ وَطَعْنًا فِي الدِّينِ وَلَوْ أَنَّهُمْ قَالُوا سَمِعْنَا وَأَطَعْنَا وَاسْمَعْ وَانْظُرْنَا لَكَانَ خَيْرًا لَهُمْ وَأَقْوَمَ وَلَكِنْ لَعَنَهُمُ اللَّهُ بِكُفْرِهِمْ فَلَا يُؤْمِنُونَ إِلَّا قَلِيلًا </text:span><text:span text:style-name="T3">(46) </text:span></text:p>
      <text:p text:style-name="P1"><text:span text:style-name="T4">من اليهود فريق دأبوا على تبديل كلام الله وتغييره عمَّا هو عليه افتراء على الله، ويقولون للرسول صلى الله عليه وسلم</text:span><text:span text:style-name="T3">: </text:span><text:span text:style-name="T4">سمعنا قولك وعصينا أمرك واسمع منَّا لا سمعت، ويقولون</text:span><text:span text:style-name="T3">: </text:span><text:span text:style-name="T4">راعنا سمعك أي</text:span><text:span text:style-name="T3">: </text:span><text:span text:style-name="T4">افهم عنا وأفهمنا، يلوون ألسنتهم بذلك، وهم يريدون الدعاء عليه بالرعونة حسب لغتهم، والطعن في دين الإسلام</text:span><text:span text:style-name="T3">. </text:span><text:span text:style-name="T4">ولو أنهم قالوا</text:span><text:span text:style-name="T3">: </text:span><text:span text:style-name="T4">سمعنا وأطعنا، بدل و </text:span><text:span text:style-name="T3">«</text:span><text:span text:style-name="T4">عصينا</text:span><text:span text:style-name="T3">» </text:span><text:span text:style-name="T4">، واسمع دون </text:span><text:span text:style-name="T3">«</text:span><text:span text:style-name="T4">غير مسمع</text:span><text:span text:style-name="T3">» </text:span><text:span text:style-name="T4">، وانظرنا بدل </text:span><text:span text:style-name="T3">«</text:span><text:span text:style-name="T4">راعنا</text:span><text:span text:style-name="T3">» </text:span><text:span text:style-name="T4">لكان ذلك خيرًا لهم عند الله وأعدل قولا ولكن الله طردهم من رحمته</text:span><text:span text:style-name="T3">; </text:span><text:span text:style-name="T4">بسبب كفرهم وجحودهم نبوة محمد صلى الله عليه وسلم، فلا يصدقون بالحق إلا تصديقًا قليلا لا ينفعهم</text:span><text:span text:style-name="T3">.</text:span></text:p>
      <text:p text:style-name="P1"><text:span text:style-name="T4">يَاأَيُّهَا الَّذِينَ أُوتُوا الْكِتَابَ آمِنُوا بِمَا نَزَّلْنَا مُصَدِّقًا لِمَا مَعَكُمْ مِنْ قَبْلِ أَنْ نَطْمِسَ وُجُوهًا فَنَرُدَّهَا عَلَى أَدْبَارِهَا أَوْ نَلْعَنَهُمْ كَمَا لَعَنَّا أَصْحَابَ السَّبْتِ وَكَانَ أَمْرُ اللَّهِ مَفْعُولًا </text:span><text:span text:style-name="T3">(47) </text:span></text:p>
      <text:p text:style-name="P1"><text:span text:style-name="T4">يا أهل الكتاب، صدِّقوا واعملوا بما نزَّلنا من القرآن، مصدقًا لما معكم من الكتب من قبل أن نأخذكم بسوء صنيعكم، فنمحو الوجوه ونحولها قِبَلَ الظهور، أو نلعن هؤلاء المفسدين بمسخهم قردة وخنازير، كما لعنَّا اليهود مِن أصحاب السبت، الذين نُهوا عن الصيد فيه فلم ينتهوا، فغضب الله عليهم، وطردهم من رحمته، وكان أمر الله نافذًا في كل حال</text:span><text:span text:style-name="T3">.</text:span></text:p>
      <text:p text:style-name="P1"><text:span text:style-name="T4">إِنَّ اللَّهَ لَا يَغْفِرُ أَنْ يُشْرَكَ بِهِ وَيَغْفِرُ مَا دُونَ ذَلِكَ لِمَنْ يَشَاءُ وَمَنْ يُشْرِكْ بِاللَّهِ فَقَدِ افْتَرَى إِثْمًا عَظِيمًا </text:span><text:span text:style-name="T3">(48) </text:span></text:p>
      <text:p text:style-name="P1"><text:span text:style-name="T4">إن الله تعالى لا يغفر ولا يتجاوز عمَّن أشرك به أحدًا من مخلوقاته، أو كفر بأي نوع من أنواع الكفر الأكبر، ويتجاوز ويعفو عمَّا دون الشرك من الذنوب، لمن يشاء من عباده، ومن يشرك بالله غيره فقد اختلق ذنبًا عظيمًا</text:span><text:span text:style-name="T3">.</text:span></text:p>
      <text:p text:style-name="P1"><text:span text:style-name="T4">أَلَمْ تَرَ إِلَى الَّذِينَ يُزَكُّونَ أَنْفُسَهُمْ بَلِ اللَّهُ يُزَكِّي مَنْ يَشَاءُ وَلَا يُظْلَمُونَ فَتِيلًا </text:span><text:span text:style-name="T3">(49) </text:span></text:p>
      <text:p text:style-name="P1"><text:span text:style-name="T4">ألم تعلم </text:span><text:span text:style-name="T3">-</text:span><text:span text:style-name="T4">أيها الرسول</text:span><text:span text:style-name="T3">- </text:span><text:span text:style-name="T4">أمر أولئك الذين يُثنون على أنفسهم وأعمالهم، ويصفونها بالطهر والبعد عن السوء؟ بل الله تعالى وحده هو الذي يثني على مَن يشاء مِن عباده، لعلمه بحقيقة أعمالهم، ولا يُنقَصون من أعمالهم شيئًا مقدار الخيط الذي يكون في شق نَواة التمرة</text:span><text:span text:style-name="T3">.</text:span></text:p>
      <text:p text:style-name="P1"><text:span text:style-name="T4">انْظُرْ كَيْفَ يَفْتَرُونَ عَلَى اللَّهِ الْكَذِبَ وَكَفَى بِهِ إِثْمًا مُبِينًا </text:span><text:span text:style-name="T3">(50) </text:span></text:p>
      <text:p text:style-name="P1"><text:soft-page-break/><text:span text:style-name="T4">انظر إليهم </text:span><text:span text:style-name="T3">-</text:span><text:span text:style-name="T4">أيها الرسول</text:span><text:span text:style-name="T3">- </text:span><text:span text:style-name="T4">متعجبًا من أمرهم، كيف يختلقون على الله الكذب، وهو المنزَّه عن كل ما لا يليق به؟ وكفى بهذا الاختلاق ذنبًا كبيرًا كاشفًا عن فساد معتقدهم</text:span><text:span text:style-name="T3">.</text:span></text:p>
      <text:p text:style-name="P1"><text:span text:style-name="T4">أَلَمْ تَرَ إِلَى الَّذِينَ أُوتُوا نَصِيبًا مِنَ الْكِتَابِ يُؤْمِنُونَ بِالْجِبْتِ وَالطَّاغُوتِ وَيَقُولُونَ لِلَّذِينَ كَفَرُوا هَؤُلَاءِ أَهْدَى مِنَ الَّذِينَ آمَنُوا سَبِيلًا </text:span><text:span text:style-name="T3">(51) </text:span></text:p>
      <text:p text:style-name="P1"><text:span text:style-name="T4">ألم تعلم </text:span><text:span text:style-name="T3">-</text:span><text:span text:style-name="T4">أيها الرسول</text:span><text:span text:style-name="T3">- </text:span><text:span text:style-name="T4">أمر أولئك اليهود الذين أُعطوا حظًّا من العلم يصدقون بكل ما يُعبد من دون الله من الأصنام وشياطين الإنس والجن تصديقا يحملهم على التحاكم إلى غير شرع الله، ويقولون للذين كفروا بالله تعالى وبرسوله محمد صلى الله عليه وسلم</text:span><text:span text:style-name="T3">: </text:span><text:span text:style-name="T4">هؤلاء الكافرون أقْومُ، وأعدلُ طريقًا من أولئك الذين آمنوا؟</text:span></text:p>
      <text:p text:style-name="P1"><text:span text:style-name="T4">أُولَئِكَ الَّذِينَ لَعَنَهُمُ اللَّهُ وَمَنْ يَلْعَنِ اللَّهُ فَلَنْ تَجِدَ لَهُ نَصِيرًا </text:span><text:span text:style-name="T3">(52) </text:span></text:p>
      <text:p text:style-name="P1"><text:span text:style-name="T4">أولئك الذين كَثُرَ فسادهم وعمَّ ضلالهم، طردهم الله تعالى من رحمته، ومَن يطرده الله من رحمته فلن تجد له من ينصره، ويدفع عنه سوء العذاب</text:span><text:span text:style-name="T3">.</text:span></text:p>
      <text:p text:style-name="P1"><text:span text:style-name="T4">أَمْ لَهُمْ نَصِيبٌ مِنَ الْمُلْكِ فَإِذًا لَا يُؤْتُونَ النَّاسَ نَقِيرًا </text:span><text:span text:style-name="T3">(53) </text:span></text:p>
      <text:p text:style-name="P1">بل ألهم حظ من الملك، ولو أوتوه لما أعطوا أحدًا منه شيئًا، ولو كان مقدار النقرة التي تكون في ظهر النَّواة؟</text:p>
      <text:p text:style-name="P1"><text:span text:style-name="T4">أَمْ يَحْسُدُونَ النَّاسَ عَلَى مَا آتَاهُمُ اللَّهُ مِنْ فَضْلِهِ فَقَدْ آتَيْنَا آلَ إِبْرَاهِيمَ الْكِتَابَ وَالْحِكْمَةَ وَآتَيْنَاهُمْ مُلْكًا عَظِيمًا </text:span><text:span text:style-name="T3">(54) </text:span></text:p>
      <text:p text:style-name="P1"><text:span text:style-name="T4">بل أيحسدون محمدًا صلى الله عليه وسلم على ما أعطاه الله من نعمة النبوة والرسالة، ويحسدون أصحابه على نعمة التوفيق إلى الإيمان، والتصديق بالرسالة، واتباع الرسول، والتمكين في الأرض، ويتمنون زوال هذا الفضل عنهم؟ فقد أعطينا ذرية إبراهيم عليه السلام </text:span><text:span text:style-name="T3">-</text:span><text:span text:style-name="T4">من قَبْلُ</text:span><text:span text:style-name="T3">- </text:span><text:span text:style-name="T4">الكتب، التي أنزلها الله عليهم وما أوحي إليهم مما لم يكن كتابا مقروءا، وأعطيناهم مع ذلك ملكا واسعا</text:span><text:span text:style-name="T3">.</text:span></text:p>
      <text:p text:style-name="P1"><text:span text:style-name="T4">فَمِنْهُمْ مَنْ آمَنَ بِهِ وَمِنْهُمْ مَنْ صَدَّ عَنْهُ وَكَفَى بِجَهَنَّمَ سَعِيرًا </text:span><text:span text:style-name="T3">(55) </text:span></text:p>
      <text:p text:style-name="P1"><text:span text:style-name="T4">فمن هؤلاء الذين أوتوا حظًّا من العلم، مَن صدَّق برسالة محمد صلى الله عليه وسلم، وعمل بشرعه، ومنهم مَن أعرض ولم يستجب لدعوته، ومنع الناس من اتباعه</text:span><text:span text:style-name="T3">. </text:span><text:span text:style-name="T4">وحسبكم </text:span><text:span text:style-name="T3">-</text:span><text:span text:style-name="T4">أيها المكذبون</text:span><text:span text:style-name="T3">- </text:span><text:span text:style-name="T4">نار جهنم تسعَّر بكم</text:span><text:span text:style-name="T3">.</text:span></text:p>
      <text:p text:style-name="P1"><text:span text:style-name="T4">إِنَّ الَّذِينَ كَفَرُوا بِآيَاتِنَا سَوْفَ نُصْلِيهِمْ نَارًا كُلَّمَا نَضِجَتْ جُلُودُهُمْ بَدَّلْنَاهُمْ جُلُودًا غَيْرَهَا لِيَذُوقُوا الْعَذَابَ إِنَّ اللَّهَ كَانَ عَزِيزًا حَكِيمًا </text:span><text:span text:style-name="T3">(56) </text:span></text:p>
      <text:p text:style-name="P1"><text:soft-page-break/><text:span text:style-name="T4">إن الذين جحدوا ما أنزل الله من آياته ووحي كتابه ودلائله وحججه، سوف ندخلهم نارًا يقاسون حرَّها، كلما احترقت جلودهم بدَّلْناهم جلودًا أخرى</text:span><text:span text:style-name="T3">; </text:span><text:span text:style-name="T4">ليستمر عذابهم وألمهم</text:span><text:span text:style-name="T3">. </text:span><text:span text:style-name="T4">إن الله تعالى كان عزيزًا لا يمتنع عليه شيء، حكيمًا في تدبيره وقضائه</text:span><text:span text:style-name="T3">.</text:span></text:p>
      <text:p text:style-name="P1"><text:span text:style-name="T4">وَالَّذِينَ آمَنُوا وَعَمِلُوا الصَّالِحَاتِ سَنُدْخِلُهُمْ جَنَّاتٍ تَجْرِي مِنْ تَحْتِهَا الْأَنْهَارُ خَالِدِينَ فِيهَا أَبَدًا لَهُمْ فِيهَا أَزْوَاجٌ مُطَهَّرَةٌ وَنُدْخِلُهُمْ ظِلًّا ظَلِيلًا </text:span><text:span text:style-name="T3">(57) </text:span></text:p>
      <text:p text:style-name="P1"><text:span text:style-name="T4">والذين اطمأنت قلوبهم بالإيمان بالله تعالى والتصديق برسالة رسوله محمد صلى الله عليه وسلم، واستقاموا على الطاعة، سندخلهم جنات تجري من تحتها الأنهار، ينعمون فيها أبدًا ولا يخرجون منها، ولهم فيها أزواج طهرها الله مِن كل أذى، وندخلهم ظلا كثيفًا ممتدًا في الجنة</text:span><text:span text:style-name="T3">.</text:span></text:p>
      <text:p text:style-name="P1"><text:span text:style-name="T4">إِنَّ اللَّهَ يَأْمُرُكُمْ أَنْ تُؤَدُّوا الْأَمَانَاتِ إِلَى أَهْلِهَا وَإِذَا حَكَمْتُمْ بَيْنَ النَّاسِ أَنْ تَحْكُمُوا بِالْعَدْلِ إِنَّ اللَّهَ نِعِمَّا يَعِظُكُمْ بِهِ إِنَّ اللَّهَ كَانَ سَمِيعًا بَصِيرًا </text:span><text:span text:style-name="T3">(58) </text:span></text:p>
      <text:p text:style-name="P1"><text:span text:style-name="T4">إن الله تعالى يأمركم بأداء مختلف الأمانات، التي اؤتمنتم عليها إلى أصحابها، فلا تفرطوا فيها، ويأمركم بالقضاء بين الناس بالعدل والقسط، إذا قضيتم بينهم، ونِعْمَ ما يعظكم الله به ويهديكم إليه</text:span><text:span text:style-name="T3">. </text:span><text:span text:style-name="T4">إن الله تعالى كان سميعًا لأقوالكم، مُطَّلعًا على سائر أعمالكم، بصيرًا بها</text:span><text:span text:style-name="T3">.</text:span></text:p>
      <text:p text:style-name="P1"><text:span text:style-name="T4">يَاأَيُّهَا الَّذِينَ آمَنُوا أَطِيعُوا اللَّهَ وَأَطِيعُوا الرَّسُولَ وَأُولِي الْأَمْرِ مِنْكُمْ فَإِنْ تَنَازَعْتُمْ فِي شَيْءٍ فَرُدُّوهُ إِلَى اللَّهِ وَالرَّسُولِ إِنْ كُنْتُمْ تُؤْمِنُونَ بِاللَّهِ وَالْيَوْمِ الْآخِرِ ذَلِكَ خَيْرٌ وَأَحْسَنُ تَأْوِيلًا </text:span><text:span text:style-name="T3">(59) </text:span></text:p>
      <text:p text:style-name="P1"><text:span text:style-name="T4">يا أيها الذين صدَّقوا الله ورسوله وعملوا بشرعه، استجيبوا لأوامر الله تعالى ولا تعصوه، واستجيبوا للرسول صلى الله عليه وسلم فيما جاء به من الحق، وأطيعوا ولاة أمركم في غير معصية الله، فإن اختلفتم في شيء بينكم، فأرجعوا الحكم فيه إلى كتاب الله تعالى وسنة رسوله محمد صلى الله عليه وسلم، إن كنتم تؤمنون حق الإيمان بالله تعالى وبيوم الحساب</text:span><text:span text:style-name="T3">. </text:span><text:span text:style-name="T4">ذلك الردُّ إلى الكتاب والسنة خير لكم من التنازع والقول بالرأي، وأحسن عاقبة ومآلا</text:span><text:span text:style-name="T3">.</text:span></text:p>
      <text:p text:style-name="P1"><text:span text:style-name="T4">أَلَمْ تَرَ إِلَى الَّذِينَ يَزْعُمُونَ أَنَّهُمْ آمَنُوا بِمَا أُنْزِلَ إِلَيْكَ وَمَا أُنْزِلَ مِنْ قَبْلِكَ يُرِيدُونَ أَنْ يَتَحَاكَمُوا إِلَى الطَّاغُوتِ وَقَدْ أُمِرُوا أَنْ يَكْفُرُوا بِهِ وَيُرِيدُ الشَّيْطَانُ أَنْ يُضِلَّهُمْ ضَلَالًا بَعِيدًا </text:span><text:span text:style-name="T3">(60) </text:span></text:p>
      <text:p text:style-name="P1"><text:span text:style-name="T4">ألم تعلم </text:span><text:span text:style-name="T3">-</text:span><text:span text:style-name="T4">أيها الرسول</text:span><text:span text:style-name="T3">- </text:span><text:span text:style-name="T4">أمر أولئك المنافقين الذين يدَّعون الإيمان بما أُنزل إليك </text:span><text:span text:style-name="T3">-</text:span><text:span text:style-name="T4">وهو القرآن</text:span><text:span text:style-name="T3">- </text:span><text:span text:style-name="T4">وبما أُنزل إلى الرسل من قبلك، وهم يريدون أن يتحاكموا في فَصْل الخصومات بينهم إلى غير ما شرع الله من الباطل، وقد أُمروا أن يكفروا بالباطل؟ ويريد الشيطان أن يبعدهم عن طريق الحق، بعدًا شديدًا</text:span><text:span text:style-name="T3">. </text:span><text:span text:style-name="T4">وفي هذه الآية دليل على أن الإيمان الصادق، يقتضي الانقياد لشرع الله، والحكم به في كل أمر من الأمور، فمن زعم أنه مؤمن واختار حكم الطاغوت على حكم الله، فهو كاذب في زعمه</text:span><text:span text:style-name="T3">.</text:span></text:p>
      <text:p text:style-name="P1"><text:span text:style-name="T4">وَإِذَا قِيلَ لَهُمْ تَعَالَوْا إِلَى مَا أَنْزَلَ اللَّهُ وَإِلَى الرَّسُولِ رَأَيْتَ الْمُنَافِقِينَ يَصُدُّونَ عَنْكَ صُدُودًا </text:span><text:span text:style-name="T3">(61) </text:span></text:p>
      <text:p text:style-name="P1"><text:soft-page-break/><text:span text:style-name="T4">وإذا نُصح هؤلاء، وقيل لهم</text:span><text:span text:style-name="T3">: </text:span><text:span text:style-name="T4">تعالوا إلى ما أنزل الله، وإلى الرسول محمد صلى الله عليه وسلم، وهديه، أبصَرْتَ الذين يظهرون الإيمان ويبطنون الكفر، يعرضون عنك إعراضًا</text:span><text:span text:style-name="T3">.</text:span></text:p>
      <text:p text:style-name="P1"><text:span text:style-name="T4">فَكَيْفَ إِذَا أَصَابَتْهُمْ مُصِيبَةٌ بِمَا قَدَّمَتْ أَيْدِيهِمْ ثُمَّ جَاءُوكَ يَحْلِفُونَ بِاللَّهِ إِنْ أَرَدْنَا إِلَّا إِحْسَانًا وَتَوْفِيقًا </text:span><text:span text:style-name="T3">(62) </text:span></text:p>
      <text:p text:style-name="P1"><text:span text:style-name="T4">فكيف يكون حال أولئك المناففين، إذا حلَّت بهم مصيبة بسبب ما اقترفوه بأيديهم، ثم جاؤوك </text:span><text:span text:style-name="T3">-</text:span><text:span text:style-name="T4">أيها الرسول</text:span><text:span text:style-name="T3">- </text:span><text:span text:style-name="T4">يعتذرون، ويؤكدون لك أنهم ما قصدوا بأعمالهم تلك إلا الإحسان والتوفيق بين الخصوم؟</text:span></text:p>
      <text:p text:style-name="P1"><text:span text:style-name="T4">أُولَئِكَ الَّذِينَ يَعْلَمُ اللَّهُ مَا فِي قُلُوبِهِمْ فَأَعْرِضْ عَنْهُمْ وَعِظْهُمْ وَقُلْ لَهُمْ فِي أَنْفُسِهِمْ قَوْلًا بَلِيغًا </text:span><text:span text:style-name="T3">(63) </text:span></text:p>
      <text:p text:style-name="P1"><text:span text:style-name="T4">أولئك هم الذين يعلم الله حقيقة ما في قلوبهم من النفاق، فتولَّ عنهم، وحذِّرهم من سوء ما هم عليه، وقل لهم قولا مؤثرًا فيهم زاجرًا لهم</text:span><text:span text:style-name="T3">.</text:span></text:p>
      <text:p text:style-name="P1"><text:span text:style-name="T4">وَمَا أَرْسَلْنَا مِنْ رَسُولٍ إِلَّا لِيُطَاعَ بِإِذْنِ اللَّهِ وَلَوْ أَنَّهُمْ إِذْ ظَلَمُوا أَنْفُسَهُمْ جَاءُوكَ فَاسْتَغْفَرُوا اللَّهَ وَاسْتَغْفَرَ لَهُمُ الرَّسُولُ لَوَجَدُوا اللَّهَ تَوَّابًا رَحِيمًا </text:span><text:span text:style-name="T3">(64) </text:span></text:p>
      <text:p text:style-name="P1"><text:span text:style-name="T4">وما بعَثْنَا من رسول من رسلنا، إلا ليستجاب له، بأمر الله تعالى وقضائه</text:span><text:span text:style-name="T3">. </text:span><text:span text:style-name="T4">ولو أن هؤلاء الذين ظلموا أنفسهم باقتراف السيئات، جاؤوك </text:span><text:span text:style-name="T3">-</text:span><text:span text:style-name="T4">أيها الرسول</text:span><text:span text:style-name="T3">- </text:span><text:span text:style-name="T4">في حياتك تائبين سائلين الله أن يغفر لهم ذنوبهم، واستغفرت لهم، لوجدوا الله توابًا رحيمًا</text:span><text:span text:style-name="T3">.</text:span></text:p>
      <text:p text:style-name="P1"><text:span text:style-name="T4">فَلَا وَرَبِّكَ لَا يُؤْمِنُونَ حَتَّى يُحَكِّمُوكَ فِيمَا شَجَرَ بَيْنَهُمْ ثُمَّ لَا يَجِدُوا فِي أَنْفُسِهِمْ حَرَجًا مِمَّا قَضَيْتَ وَيُسَلِّمُوا تَسْلِيمًا </text:span><text:span text:style-name="T3">(65) </text:span></text:p>
      <text:p text:style-name="P1"><text:span text:style-name="T4">أقسم الله تعالى بنفسه الكريمة أن هؤلاء لا يؤمنون حقيقة حتى يجعلوك حكمًا فيما وقع بينهم من نزاع في حياتك، ويتحاكموا إلى سنتك بعد مماتك، ثم لا يجدوا في أنفسهم ضيقًا مما انتهى إليه حكمك، وينقادوا مع ذلك انقيادًا تاماً، فالحكم بما جاء به رسول الله صلى الله عليه وسلم من الكتاب والسنة في كل شأن من شؤون الحياة من صميم الإيمان مع الرضا والتسليم</text:span><text:span text:style-name="T3">.</text:span></text:p>
      <text:p text:style-name="P1"><text:span text:style-name="T4">وَلَوْ أَنَّا كَتَبْنَا عَلَيْهِمْ أَنِ اقْتُلُوا أَنْفُسَكُمْ أَوِ اخْرُجُوا مِنْ دِيَارِكُمْ مَا فَعَلُوهُ إِلَّا قَلِيلٌ مِنْهُمْ وَلَوْ أَنَّهُمْ فَعَلُوا مَا يُوعَظُونَ بِهِ لَكَانَ خَيْرًا لَهُمْ وَأَشَدَّ تَثْبِيتًا </text:span><text:span text:style-name="T3">(66) </text:span><text:span text:style-name="T4">وَإِذًا لَآتَيْنَاهُمْ مِنْ لَدُنَّا أَجْرًا عَظِيمًا </text:span><text:span text:style-name="T3">(67) </text:span><text:span text:style-name="T4">وَلَهَدَيْنَاهُمْ صِرَاطًا مُسْتَقِيمًا </text:span><text:span text:style-name="T3">(68) </text:span></text:p>
      <text:p text:style-name="P1"><text:span text:style-name="T4">ولو أوجبنا على هؤلاء المنافقين المتحاكمين إلى الطاغوت أن يقتل بعضهم بعضًا، أو أن يخرجوا من ديارهم، ما استجاب لذلك إلا عدد قليل منهم، ولو أنهم استجابوا لما يُنصحون به لكان ذلك نافعًا لهم، وأقوى لإيمانهم، ولأعطيناهم من عندنا ثوابًا عظيمًا في الدنيا والآخرة، ولأرشدناهم ووفقناهم إلى طريق الله القويم</text:span><text:span text:style-name="T3">.</text:span></text:p>
      <text:p text:style-name="P1"><text:soft-page-break/><text:span text:style-name="T4">وَمَنْ يُطِعِ اللَّهَ وَالرَّسُولَ فَأُولَئِكَ مَعَ الَّذِينَ أَنْعَمَ اللَّهُ عَلَيْهِمْ مِنَ النَّبِيِّينَ وَالصِّدِّيقِينَ وَالشُّهَدَاءِ وَالصَّالِحِينَ وَحَسُنَ أُولَئِكَ رَفِيقًا </text:span><text:span text:style-name="T3">(69) </text:span></text:p>
      <text:p text:style-name="P1"><text:span text:style-name="T4">ومن يستجب لأوامر الله تعالى وهدي رسوله محمد صلى الله عليه وسلم فأولئك الذين عَظُمَ شأنهم وقدرهم، فكانوا في صحبة مَن أنعم الله تعالى عليهم بالجنة من الأنبياء والصديقين الذين كمُل تصديقهم بما جاءت به الرسل، اعتقادًا وقولا وعملا والشهداء في سبيل الله وصالح المؤمنين، وحَسُنَ هؤلاء رفقاء في الجنة</text:span><text:span text:style-name="T3">.</text:span></text:p>
      <text:p text:style-name="P1"><text:span text:style-name="T4">ذَلِكَ الْفَضْلُ مِنَ اللَّهِ وَكَفَى بِاللَّهِ عَلِيمًا </text:span><text:span text:style-name="T3">(70) </text:span></text:p>
      <text:p text:style-name="P1"><text:span text:style-name="T4">ذلك العطاء الجزيل من الله وحده</text:span><text:span text:style-name="T3">. </text:span><text:span text:style-name="T4">وكفى بالله عليما يعلم أحوال عباده، ومَن يَستحقُّ منهم الثواب الجزيل بما قام به من الأعمال الصالحة</text:span><text:span text:style-name="T3">.</text:span></text:p>
      <text:p text:style-name="P1"><text:span text:style-name="T4">يَاأَيُّهَا الَّذِينَ آمَنُوا خُذُوا حِذْرَكُمْ فَانْفِرُوا ثُبَاتٍ أَوِ انْفِرُوا جَمِيعًا </text:span><text:span text:style-name="T3">(71) </text:span></text:p>
      <text:p text:style-name="P1"><text:span text:style-name="T4">يا أيها الذين آمنوا خذوا حذركم بالاستعداد لعدوكم، فاخرجوا لملاقاته جماعة بعد جماعة أو مجتمعين</text:span><text:span text:style-name="T3">.</text:span></text:p>
      <text:p text:style-name="P1"><text:span text:style-name="T4">وَإِنَّ مِنْكُمْ لَمَنْ لَيُبَطِّئَنَّ فَإِنْ أَصَابَتْكُمْ مُصِيبَةٌ قَالَ قَدْ أَنْعَمَ اللَّهُ عَلَيَّ إِذْ لَمْ أَكُنْ مَعَهُمْ شَهِيدًا </text:span><text:span text:style-name="T3">(72) </text:span></text:p>
      <text:p text:style-name="P1"><text:span text:style-name="T4">وإنَّ منكم لنفرًا يتأخر عن الخروج لملاقاة الأعداء متثاقلا ويثبط غيره عن عمد وإصرار، فإن قُدِّر عليكم وأُصِبتم بقتل وهزيمة، قال مستبشرًا</text:span><text:span text:style-name="T3">: </text:span><text:span text:style-name="T4">قد حفظني الله، حين لم أكن حاضرًا مع أولئك الذين وقع لهم ما أكرهه لنفسي، وسرَّه تخلفه عنكم</text:span><text:span text:style-name="T3">.</text:span></text:p>
      <text:p text:style-name="P1"><text:span text:style-name="T4">وَلَئِنْ أَصَابَكُمْ فَضْلٌ مِنَ اللَّهِ لَيَقُولَنَّ كَأَنْ لَمْ تَكُنْ بَيْنَكُمْ وَبَيْنَهُ مَوَدَّةٌ يَالَيْتَنِي كُنْتُ مَعَهُمْ فَأَفُوزَ فَوْزًا عَظِيمًا </text:span><text:span text:style-name="T3">(73) </text:span></text:p>
      <text:p text:style-name="P1"><text:span text:style-name="T4">ولئن نالكم فضل من الله وغنيمة، ليقولن </text:span><text:span text:style-name="T3">-</text:span><text:span text:style-name="T4">حاسدًا متحسرًا، كأن لم تكن بينكم وبينه مودة في الظاهر</text:span><text:span text:style-name="T3">-: </text:span><text:span text:style-name="T4">يا ليتني كنت معهم فأظفر بما ظَفِروا به من النجاة والنصرة والغنيمة</text:span><text:span text:style-name="T3">.</text:span></text:p>
      <text:p text:style-name="P1"><text:span text:style-name="T4">فَلْيُقَاتِلْ فِي سَبِيلِ اللَّهِ الَّذِينَ يَشْرُونَ الْحَيَاةَ الدُّنْيَا بِالْآخِرَةِ وَمَنْ يُقَاتِلْ فِي سَبِيلِ اللَّهِ فَيُقْتَلْ أَوْ يَغْلِبْ فَسَوْفَ نُؤْتِيهِ أَجْرًا عَظِيمًا </text:span><text:span text:style-name="T3">(74) </text:span></text:p>
      <text:p text:style-name="P1"><text:span text:style-name="T4">فليجاهد في سبيل نصرة دين الله، وإعلاء كلمته، الذين يبيعون الحياة الدنيا بالدار الآخرة وثوابها</text:span><text:span text:style-name="T3">. </text:span><text:span text:style-name="T4">ومن يجاهد في سبيل الله مخلصًا، فيُقْتَلْ أو يَغْلِبْ، فسوف نؤتيه أجرًا عظيمًا</text:span><text:span text:style-name="T3">.</text:span></text:p>
      <text:p text:style-name="P1"><text:span text:style-name="T4">وَمَا لَكُمْ لَا تُقَاتِلُونَ فِي سَبِيلِ اللَّهِ وَالْمُسْتَضْعَفِينَ مِنَ الرِّجَالِ وَالنِّسَاءِ وَالْوِلْدَانِ الَّذِينَ يَقُولُونَ رَبَّنَا أَخْرِجْنَا مِنْ هَذِهِ الْقَرْيَةِ الظَّالِمِ أَهْلُهَا وَاجْعَلْ لَنَا مِنْ لَدُنْكَ وَلِيًّا وَاجْعَلْ لَنَا مِنْ لَدُنْكَ نَصِيرًا </text:span><text:span text:style-name="T3">(75) </text:span></text:p>
      <text:p text:style-name="P1"><text:soft-page-break/><text:span text:style-name="T4">وما الذي يمنعكم </text:span><text:span text:style-name="T3">-</text:span><text:span text:style-name="T4">أيها المؤمنون</text:span><text:span text:style-name="T3">- </text:span><text:span text:style-name="T4">عن الجهاد في سبيل نصرة دين الله، ونصرة عباده المستضعفين من الرجال والنساء والصغار الذين اعتُدي عليهم، ولا حيلة لهم ولا وسيلة لديهم إلا الاستغاثة بربهم، يدعونه قائلين</text:span><text:span text:style-name="T3">: </text:span><text:span text:style-name="T4">ربنا أخرجنا من هذه القرية </text:span><text:span text:style-name="T3">-</text:span><text:span text:style-name="T4">يعني </text:span><text:span text:style-name="T3">«</text:span><text:span text:style-name="T4">مكة</text:span><text:span text:style-name="T3">» - </text:span><text:span text:style-name="T4">التي ظَلَم أهلها أنفسهم بالكفر والمؤمنين بالأذى، واجعل لنا من عندك وليّاً يتولى أمورنا، ونصيرًا ينصرنا على الظالمين؟</text:span></text:p>
      <text:p text:style-name="P1"><text:span text:style-name="T4">الَّذِينَ آمَنُوا يُقَاتِلُونَ فِي سَبِيلِ اللَّهِ وَالَّذِينَ كَفَرُوا يُقَاتِلُونَ فِي سَبِيلِ الطَّاغُوتِ فَقَاتِلُوا أَوْلِيَاءَ الشَّيْطَانِ إِنَّ كَيْدَ الشَّيْطَانِ كَانَ ضَعِيفًا </text:span><text:span text:style-name="T3">(76) </text:span></text:p>
      <text:p text:style-name="P1"><text:span text:style-name="T4">الذين صدَقُوا في إيمانهم اعتقادًا وعملا يجاهدون في سبيل نصرة الحق وأهله، والذين كفروا يقاتلون في سبيل البغي والفساد في الأرض، فقاتلوا أيها المؤمنون أهل الكفر والشرك الذين يتولَّون الشيطان، ويطيعون أمره، إن تدبير الشيطان لأوليائه كان ضعيفًا</text:span><text:span text:style-name="T3">.</text:span></text:p>
      <text:p text:style-name="P1"><text:span text:style-name="T4">أَلَمْ تَرَ إِلَى الَّذِينَ قِيلَ لَهُمْ كُفُّوا أَيْدِيَكُمْ وَأَقِيمُوا الصَّلَاةَ وَآتُوا الزَّكَاةَ فَلَمَّا كُتِبَ عَلَيْهِمُ الْقِتَالُ إِذَا فَرِيقٌ مِنْهُمْ يَخْشَوْنَ النَّاسَ كَخَشْيَةِ اللَّهِ أَوْ أَشَدَّ خَشْيَةً وَقَالُوا رَبَّنَا لِمَ كَتَبْتَ عَلَيْنَا الْقِتَالَ لَوْلَا أَخَّرْتَنَا إِلَى أَجَلٍ قَرِيبٍ قُلْ مَتَاعُ الدُّنْيَا قَلِيلٌ وَالْآخِرَةُ خَيْرٌ لِمَنِ اتَّقَى وَلَا تُظْلَمُونَ فَتِيلًا </text:span><text:span text:style-name="T3">(77) </text:span></text:p>
      <text:p text:style-name="P1"><text:span text:style-name="T4">ألم تعلم </text:span><text:span text:style-name="T3">-</text:span><text:span text:style-name="T4">أيها الرسول</text:span><text:span text:style-name="T3">- </text:span><text:span text:style-name="T4">أمر أولئك الذين قيل لهم قبل الإذن بالجهاد</text:span><text:span text:style-name="T3">: </text:span><text:span text:style-name="T4">امنعوا أيديكم عن قتال أعدائكم من المشركين، وعليكم أداء ما فرضه الله عليكم من الصلاة، والزكاة، فلما فرض عليهم القتال إذا جماعة منهم قد تغير حالهم، فأصبحوا يخافون الناس ويرهبونهم، كخوفهم من الله أو أشد، ويعلنون عما اعتراهم من شدة الخوف، فيقولون</text:span><text:span text:style-name="T3">: </text:span><text:span text:style-name="T4">ربنا لِمَ أَوْجَبْتَ علينا القتال؟ هلا أمهلتنا إلى وقت قريب، رغبة منهم في متاع الحياة الدنيا، قل لهم </text:span><text:span text:style-name="T3">-</text:span><text:span text:style-name="T4">أيها الرسول</text:span><text:span text:style-name="T3">-: </text:span><text:span text:style-name="T4">متاع الدنيا قليل، والآخرة وما فيها أعظم وأبقى لمن اتقى، فعمل بما أُمر به، واجتنب ما نُهي عنه</text:span><text:span text:style-name="T3">. </text:span><text:span text:style-name="T4">لا يظلم ربك أحدًا شيئًا، ولو كان مقدار الخيط الذي يكون في شق نَواة التمرة</text:span><text:span text:style-name="T3">.</text:span></text:p>
      <text:p text:style-name="P1"><text:span text:style-name="T4">أَيْنَمَا تَكُونُوا يُدْرِكْكُمُ الْمَوْتُ وَلَوْ كُنْتُمْ فِي بُرُوجٍ مُشَيَّدَةٍ وَإِنْ تُصِبْهُمْ حَسَنَةٌ يَقُولُوا هَذِهِ مِنْ عِنْدِ اللَّهِ وَإِنْ تُصِبْهُمْ سَيِّئَةٌ يَقُولُوا هَذِهِ مِنْ عِنْدِكَ قُلْ كُلٌّ مِنْ عِنْدِ اللَّهِ فَمَالِ هَؤُلَاءِ الْقَوْمِ لَا يَكَادُونَ يَفْقَهُونَ حَدِيثًا </text:span><text:span text:style-name="T3">(78) </text:span></text:p>
      <text:p text:style-name="P1"><text:span text:style-name="T4">أينما تكونوا يلحقكم الموت في أي مكان كنتم فيه عند حلول آجالكم، ولو كنتم في حصون منيعة بعيدة عن ساحة المعارك والقتال</text:span><text:span text:style-name="T3">. </text:span><text:span text:style-name="T4">وإن يحصل لهم ما يسرُّهم من متاع هذه الحياة، ينسبوا حصوله إلى الله تعالى، وإن يقع عليهم ما يكرهونه ينسبوه إلى الرسول محمد صلى الله عليه وسلم جهالة وتشاؤمًا، وما علموا أن ذلك كله من عند الله وحده، بقضائه وقدره، فما بالهم لا يقاربون فَهْمَ أيِّ حديث تحدثهم به؟</text:span></text:p>
      <text:p text:style-name="P1"><text:soft-page-break/><text:span text:style-name="T4">مَا أَصَابَكَ مِنْ حَسَنَةٍ فَمِنَ اللَّهِ وَمَا أَصَابَكَ مِنْ سَيِّئَةٍ فَمِنْ نَفْسِكَ وَأَرْسَلْنَاكَ لِلنَّاسِ رَسُولًا وَكَفَى بِاللَّهِ شَهِيدًا </text:span><text:span text:style-name="T3">(79) </text:span></text:p>
      <text:p text:style-name="P1"><text:span text:style-name="T4">ما أصابك </text:span><text:span text:style-name="T3">-</text:span><text:span text:style-name="T4">أيها الإنسان</text:span><text:span text:style-name="T3">- </text:span><text:span text:style-name="T4">مِن خير ونعمة فهو من الله تعالى وحده، فضلا وإحسانًا، وما أصابك من جهد وشدة فبسبب عملك السيئ، وما اقترفته يداك من الخطايا والسيئات</text:span><text:span text:style-name="T3">. </text:span><text:span text:style-name="T4">وبعثناك </text:span><text:span text:style-name="T3">-</text:span><text:span text:style-name="T4">أيها الرسول</text:span><text:span text:style-name="T3">- </text:span><text:span text:style-name="T4">لعموم الناس رسولا تبلغهم رسالة ربك، وكفى بالله شهيدًا على صدق رسالتك</text:span><text:span text:style-name="T3">.</text:span></text:p>
      <text:p text:style-name="P1"><text:span text:style-name="T4">مَنْ يُطِعِ الرَّسُولَ فَقَدْ أَطَاعَ اللَّهَ وَمَنْ تَوَلَّى فَمَا أَرْسَلْنَاكَ عَلَيْهِمْ حَفِيظًا </text:span><text:span text:style-name="T3">(80) </text:span></text:p>
      <text:p text:style-name="P1"><text:span text:style-name="T4">من يستجب للرسول صلى الله عليه وسلم، ويعمل بهديه، فقد استجاب لله تعالى وامتثل أمره، ومن أعرض عن طاعة الله ورسوله فما بعثناك </text:span><text:span text:style-name="T3">-</text:span><text:span text:style-name="T4">أيها الرسول</text:span><text:span text:style-name="T3">- </text:span><text:span text:style-name="T4">على هؤلاء المعترضين رقيبًا تحفظ أعمالهم وتحاسبهم عليها، فحسابهم علينا</text:span><text:span text:style-name="T3">.</text:span></text:p>
      <text:p text:style-name="P1"><text:span text:style-name="T4">وَيَقُولُونَ طَاعَةٌ فَإِذَا بَرَزُوا مِنْ عِنْدِكَ بَيَّتَ طَائِفَةٌ مِنْهُمْ غَيْرَ الَّذِي تَقُولُ وَاللَّهُ يَكْتُبُ مَا يُبَيِّتُونَ فَأَعْرِضْ عَنْهُمْ وَتَوَكَّلْ عَلَى اللَّهِ وَكَفَى بِاللَّهِ وَكِيلًا </text:span><text:span text:style-name="T3">(81) </text:span></text:p>
      <text:p text:style-name="P1"><text:span text:style-name="T4">ويُظْهر هؤلاء المعرضون </text:span><text:span text:style-name="T3">-</text:span><text:span text:style-name="T4">وهم في مجلس رسول الله صلى الله عليه وسلم</text:span><text:span text:style-name="T3">- </text:span><text:span text:style-name="T4">طاعتهم للرسول وما جاء به، فإذا ابتعدوا عنه وانصرفوا عن مجلسه، دبَّر جماعة منهم ليلا غير ما أعلنوه من الطاعة، وما علموا أن الله يحصي عليهم ما يدبرون، وسيجازيهم عليه أتم الجزاء، فتول عنهم </text:span><text:span text:style-name="T3">-</text:span><text:span text:style-name="T4">أيها الرسول</text:span><text:span text:style-name="T3">- </text:span><text:span text:style-name="T4">ولا تبال بهم، فإنهم لن يضروك، وتوكل على الله، وحسبك به وليّاً وناصرًا</text:span><text:span text:style-name="T3">.</text:span></text:p>
      <text:p text:style-name="P1"><text:span text:style-name="T4">أَفَلَا يَتَدَبَّرُونَ الْقُرْآنَ وَلَوْ كَانَ مِنْ عِنْدِ غَيْرِ اللَّهِ لَوَجَدُوا فِيهِ اخْتِلَافًا كَثِيرًا </text:span><text:span text:style-name="T3">(82) </text:span></text:p>
      <text:p text:style-name="P1"><text:span text:style-name="T4">أفلا ينظر هؤلاء في القرآن، وما جاء به من الحق، نظر تأمل وتدبر، حيث جاء على نسق محكم يقطع بأنه من عند الله وحده؟ ولو كان مِن عند غيره لوجدوا فيه اختلافًا كثيرًا</text:span><text:span text:style-name="T3">.</text:span></text:p>
      <text:p text:style-name="P1"><text:span text:style-name="T4">وَإِذَا جَاءَهُمْ أَمْرٌ مِنَ الْأَمْنِ أَوِ الْخَوْفِ أَذَاعُوا بِهِ وَلَوْ رَدُّوهُ إِلَى الرَّسُولِ وَإِلَى أُولِي الْأَمْرِ مِنْهُمْ لَعَلِمَهُ الَّذِينَ يَسْتَنْبِطُونَهُ مِنْهُمْ وَلَوْلَا فَضْلُ اللَّهِ عَلَيْكُمْ وَرَحْمَتُهُ لَاتَّبَعْتُمُ الشَّيْطَانَ إِلَّا قَلِيلًا </text:span><text:span text:style-name="T3">(83) </text:span></text:p>
      <text:p text:style-name="P1"><text:span text:style-name="T4">وإذا جاء هؤلاء الذين لم يستقر الإيمان في قلوبهم أمْرٌ يجب كتمانه متعلقًا بالأمن الذي يعود خيره على الإسلام والمسلمين، أو بالخوف الذي يلقي في قلوبهم عدم الاطمئنان، أفشوه وأذاعوا به في الناس، ولو ردَّ هؤلاء ما جاءهم إلى رسول الله صلى الله عليه وسلم وإلى أهل العلم والفقه لَعَلِمَ حقيقة معناه أهل الاستنباط منهم</text:span><text:span text:style-name="T3">. </text:span><text:span text:style-name="T4">ولولا أنْ تَفَضَّلَ الله عليكم ورحمكم لاتبعتم الشيطان ووساوسه إلا قليلا منكم</text:span><text:span text:style-name="T3">.</text:span></text:p>
      <text:p text:style-name="P1"><text:span text:style-name="T4">فَقَاتِلْ فِي سَبِيلِ اللَّهِ لَا تُكَلَّفُ إِلَّا نَفْسَكَ وَحَرِّضِ الْمُؤْمِنِينَ عَسَى اللَّهُ أَنْ يَكُفَّ بَأْسَ الَّذِينَ كَفَرُوا وَاللَّهُ أَشَدُّ بَأْسًا وَأَشَدُّ تَنْكِيلًا </text:span><text:span text:style-name="T3">(84) </text:span></text:p>
      <text:p text:style-name="P1"><text:soft-page-break/><text:span text:style-name="T4">فجاهد </text:span><text:span text:style-name="T3">-</text:span><text:span text:style-name="T4">أيها النبي</text:span><text:span text:style-name="T3">- </text:span><text:span text:style-name="T4">في سبيل الله لإعلاء كلمته، لا تلزم فعل غيرك ولا تؤاخذ به، وحُضَّ المؤمنين على القتال والجهاد، ورغِّبهم فيه، لعل الله يمنع بك وبهم بأس الكافرين وشدتهم</text:span><text:span text:style-name="T3">. </text:span><text:span text:style-name="T4">والله تعالى أشد قوة وأعظم عقوبة للكافرين</text:span><text:span text:style-name="T3">.</text:span></text:p>
      <text:p text:style-name="P1"><text:span text:style-name="T4">مَنْ يَشْفَعْ شَفَاعَةً حَسَنَةً يَكُنْ لَهُ نَصِيبٌ مِنْهَا وَمَنْ يَشْفَعْ شَفَاعَةً سَيِّئَةً يَكُنْ لَهُ كِفْلٌ مِنْهَا وَكَانَ اللَّهُ عَلَى كُلِّ شَيْءٍ مُقِيتًا </text:span><text:span text:style-name="T3">(85) </text:span></text:p>
      <text:p text:style-name="P1"><text:span text:style-name="T4">من يَسْعَ لحصول غيره على الخير يكن له بشفاعته نصيب من الثواب، ومن يَسْعَ لإيصال الشر إلى غيره يكن له نصيب من الوزر والإثم</text:span><text:span text:style-name="T3">. </text:span><text:span text:style-name="T4">وكان الله على كل شيء شاهدًا وحفيظًا</text:span><text:span text:style-name="T3">.</text:span></text:p>
      <text:p text:style-name="P1"><text:span text:style-name="T4">وَإِذَا حُيِّيتُمْ بِتَحِيَّةٍ فَحَيُّوا بِأَحْسَنَ مِنْهَا أَوْ رُدُّوهَا إِنَّ اللَّهَ كَانَ عَلَى كُلِّ شَيْءٍ حَسِيبًا </text:span><text:span text:style-name="T3">(86) </text:span></text:p>
      <text:p text:style-name="P1"><text:span text:style-name="T4">وإذا سلَّم عليكم المسلم فردُّوا عليه بأفضل مما سلَّم لفظًا وبشاشةً، أو ردوا عليه بمثل ما سلَّم، ولكل ثوابه وجزاؤه</text:span><text:span text:style-name="T3">. </text:span><text:span text:style-name="T4">إن الله تعالى كان على كل شيء مجازيًا</text:span><text:span text:style-name="T3">.</text:span></text:p>
      <text:p text:style-name="P1"><text:span text:style-name="T4">اللَّهُ لَا إِلَهَ إِلَّا هُوَ لَيَجْمَعَنَّكُمْ إِلَى يَوْمِ الْقِيَامَةِ لَا رَيْبَ فِيهِ وَمَنْ أَصْدَقُ مِنَ اللَّهِ حَدِيثًا </text:span><text:span text:style-name="T3">(87) </text:span></text:p>
      <text:p text:style-name="P1"><text:span text:style-name="T4">الله وحده المتفرد بالألوهية لجميع الخلق، ليجمعنكم يوم القيامة، الذي لا شك فيه، للحساب والجزاء</text:span><text:span text:style-name="T3">. </text:span><text:span text:style-name="T4">ولا أحد أصدق من الله حديثًا فيما أخبر به</text:span><text:span text:style-name="T3">.</text:span></text:p>
      <text:p text:style-name="P1"><text:span text:style-name="T4">فَمَا لَكُمْ فِي الْمُنَافِقِينَ فِئَتَيْنِ وَاللَّهُ أَرْكَسَهُمْ بِمَا كَسَبُوا أَتُرِيدُونَ أَنْ تَهْدُوا مَنْ أَضَلَّ اللَّهُ وَمَنْ يُضْلِلِ اللَّهُ فَلَنْ تَجِدَ لَهُ سَبِيلًا </text:span><text:span text:style-name="T3">(88) </text:span></text:p>
      <text:p text:style-name="P1"><text:span text:style-name="T4">فما لكم </text:span><text:span text:style-name="T3">-</text:span><text:span text:style-name="T4">أيها المؤمنون</text:span><text:span text:style-name="T3">- </text:span><text:span text:style-name="T4">في شأن المنافقين إذ اختلفتم فرقتين</text:span><text:span text:style-name="T3">: </text:span><text:span text:style-name="T4">فرقة تقول بقتالهم وأخرى لا تقول بذلك؟ والله تعالى قد أوقعهم في الكفر والضلال بسبب سوء أعمالهم</text:span><text:span text:style-name="T3">. </text:span><text:span text:style-name="T4">أتودون هداية من صرف الله تعالى قلبه عن دينه؟ ومن خذله الله عن دينه، واتباع ما أمره به، فلا طريق له إلى الهدى</text:span><text:span text:style-name="T3">.</text:span></text:p>
      <text:p text:style-name="P1"><text:span text:style-name="T4">وَدُّوا لَوْ تَكْفُرُونَ كَمَا كَفَرُوا فَتَكُونُونَ سَوَاءً فَلَا تَتَّخِذُوا مِنْهُمْ أَوْلِيَاءَ حَتَّى يُهَاجِرُوا فِي سَبِيلِ اللَّهِ فَإِنْ تَوَلَّوْا فَخُذُوهُمْ وَاقْتُلُوهُمْ حَيْثُ وَجَدْتُمُوهُمْ وَلَا تَتَّخِذُوا مِنْهُمْ وَلِيًّا وَلَا نَصِيرًا </text:span><text:span text:style-name="T3">(89) </text:span></text:p>
      <text:p text:style-name="P1"><text:span text:style-name="T4">تمنَّى المنافقون لكم </text:span><text:span text:style-name="T3">-</text:span><text:span text:style-name="T4">أيها المؤمنون</text:span><text:span text:style-name="T3">-</text:span><text:span text:style-name="T4">، لو تنكرون حقيقة ما آمنت به قلوبكم، مثلما أنكروه بقلوبهم، فتكونون معهم في الإنكار سواء، فلا تتخذوا منهم أصفياء لكم، حتى يهاجروا في سبيل الله، برهانًا على صدق إيمانهم، فإن أعرضوا عما دعوا إليه، فخذوهم أينما كانوا واقتلوهم، ولا تتخذوا منهم وليّاً من دون الله ولا نصيرًا تستنصرونه به</text:span><text:span text:style-name="T3">.</text:span></text:p>
      <text:p text:style-name="P1"><text:span text:style-name="T4">إِلَّا الَّذِينَ يَصِلُونَ إِلَى قَوْمٍ بَيْنَكُمْ وَبَيْنَهُمْ مِيثَاقٌ أَوْ جَاءُوكُمْ حَصِرَتْ صُدُورُهُمْ أَنْ يُقَاتِلُوكُمْ أَوْ يُقَاتِلُوا قَوْمَهُمْ وَلَوْ شَاءَ اللَّهُ لَسَلَّطَهُمْ عَلَيْكُمْ فَلَقَاتَلُوكُمْ فَإِنِ اعْتَزَلُوكُمْ فَلَمْ يُقَاتِلُوكُمْ وَأَلْقَوْا إِلَيْكُمُ السَّلَمَ فَمَا جَعَلَ اللَّهُ لَكُمْ عَلَيْهِمْ سَبِيلًا </text:span><text:span text:style-name="T3">(90) </text:span></text:p>
      <text:p text:style-name="P1"><text:soft-page-break/><text:span text:style-name="T4">لكن الذين يتصلون بقوم بينكم وبينهم عهد وميثاق فلا تقاتلوهم، وكذلك الذين أتَوا إليكم وقد ضاقت صدورهم وكرهوا أن يقاتلوكم، كما كرهوا أن يقاتلوا قومهم، فلم يكونوا معكم ولا مع قومهم، فلا تقاتلوهم، ولو شاء الله تعالى لسلَّطهم عليكم، فلقاتلوكم مع أعدائكم من المشركين، ولكن الله تعالى صرفهم عنكم بفضله وقدرته، فإن تركوكم فلم يقاتلوكم، وانقادوا اليكم مستسلمين، فليس لكم عليهم من طريق لقتالهم</text:span><text:span text:style-name="T3">.</text:span></text:p>
      <text:p text:style-name="P1"><text:span text:style-name="T4">سَتَجِدُونَ آخَرِينَ يُرِيدُونَ أَنْ يَأْمَنُوكُمْ وَيَأْمَنُوا قَوْمَهُمْ كُلَّ مَا رُدُّوا إِلَى الْفِتْنَةِ أُرْكِسُوا فِيهَا فَإِنْ لَمْ يَعْتَزِلُوكُمْ وَيُلْقُوا إِلَيْكُمُ السَّلَمَ وَيَكُفُّوا أَيْدِيَهُمْ فَخُذُوهُمْ وَاقْتُلُوهُمْ حَيْثُ ثَقِفْتُمُوهُمْ وَأُولَئِكُمْ جَعَلْنَا لَكُمْ عَلَيْهِمْ سُلْطَانًا مُبِينًا </text:span><text:span text:style-name="T3">(91) </text:span></text:p>
      <text:p text:style-name="P1"><text:span text:style-name="T4">ستجدون قومًا آخرين من المنافقين يودون الاطمئنان على أنفسهم من جانبكم، فيظهرون لكم الإيمان، ويودون الاطمئنان على أنفسهم من جانب قومهم الكافرين، فيظهرون لهم الكفر، كلما أعيدوا إلى موطن الكفر والكافرين، وقعوا في أسوأ حال</text:span><text:span text:style-name="T3">. </text:span><text:span text:style-name="T4">فهؤلاء إن لم ينصرفوا عنكم، ويقدموا إليكم الاستسلام التام، ويمنعوا أنفسهم عن قتالكم فخذوهم بقوة واقتلوهم أينما كانوا، وأولئك الذين بلغوا في هذا المسلك السيِّئ حدّاً يميزهم عمَّن عداهم، فهم الذين جعلنا لكم الحجة البينة على قتلهم وأسرهم</text:span><text:span text:style-name="T3">.</text:span></text:p>
      <text:p text:style-name="P1"><text:span text:style-name="T4">وَمَا كَانَ لِمُؤْمِنٍ أَنْ يَقْتُلَ مُؤْمِنًا إِلَّا خَطَأً وَمَنْ قَتَلَ مُؤْمِنًا خَطَأً فَتَحْرِيرُ رَقَبَةٍ مُؤْمِنَةٍ وَدِيَةٌ مُسَلَّمَةٌ إِلَى أَهْلِهِ إِلَّا أَنْ يَصَّدَّقُوا فَإِنْ كَانَ مِنْ قَوْمٍ عَدُوٍّ لَكُمْ وَهُوَ مُؤْمِنٌ فَتَحْرِيرُ رَقَبَةٍ مُؤْمِنَةٍ وَإِنْ كَانَ مِنْ قَوْمٍ بَيْنَكُمْ وَبَيْنَهُمْ مِيثَاقٌ فَدِيَةٌ مُسَلَّمَةٌ إِلَى أَهْلِهِ وَتَحْرِيرُ رَقَبَةٍ مُؤْمِنَةٍ فَمَنْ لَمْ يَجِدْ فَصِيَامُ شَهْرَيْنِ مُتَتَابِعَيْنِ تَوْبَةً مِنَ اللَّهِ وَكَانَ اللَّهُ عَلِيمًا حَكِيمًا </text:span><text:span text:style-name="T3">(92) </text:span></text:p>
      <text:p text:style-name="P1"><text:span text:style-name="T4">ولا يحق لمؤمن الاعتداء على أخيه المؤمن وقتله بغير حق، إلا أن يقع منه ذلك على وجه الخطأ الذي لا عمد فيه، ومن وقع منه ذلك الخطأ فعليه عتق رقبة مؤمنة، وتسليم دية مقدرة إلى أوليائه، إلا أن يتصدقوا بها عليه ويعفوا عنه</text:span><text:span text:style-name="T3">. </text:span><text:span text:style-name="T4">فإن كان المقتول من قوم كفار أعداء للمؤمنين، وهو مؤمن بالله تعالى، وبما أنزل من الحق على رسوله محمد صلى الله عليه وسلم، فعلى قاتله عتق رقبة مؤمنة، وإن كان من قوم بينكم وبينهم عهد وميثاق، فعلى قاتله دية تسلم إلى أوليائه وعتق رقبة مؤمنة، فمن لم يجد القدرة على عتق رقبة مؤمنة، فعليه صيام شهرين متتابعين</text:span><text:span text:style-name="T3">; </text:span><text:span text:style-name="T4">ليتوب الله تعالى عليه</text:span><text:span text:style-name="T3">. </text:span><text:span text:style-name="T4">وكان الله تعالى عليما بحقيقة شأن عباده، حكيمًا فيما شرعه لهم</text:span><text:span text:style-name="T3">.</text:span></text:p>
      <text:p text:style-name="P1"><text:span text:style-name="T4">وَمَنْ يَقْتُلْ مُؤْمِنًا مُتَعَمِّدًا فَجَزَاؤُهُ جَهَنَّمُ خَالِدًا فِيهَا وَغَضِبَ اللَّهُ عَلَيْهِ وَلَعَنَهُ وَأَعَدَّ لَهُ عَذَابًا عَظِيمًا </text:span><text:span text:style-name="T3">(93) </text:span></text:p>
      <text:p text:style-name="P1"><text:span text:style-name="T4">ومن يَعْتَدِ على مؤمن فيقتله عن عمد بغير حق فعاقبته جهنم، خالدًا فيها مع سخط الله تعالى عليه وطَرْدِهِ من رحمته، إن جازاه على ذنبه وأعدَّ الله له أشد العذاب بسبب ما ارتكبه من هذه الجناية العظيمة</text:span><text:span text:style-name="T3">. </text:span><text:span text:style-name="T4">ولكنه سبحانه يعفو ويتفضل على أهل الإيمان فلا يجازيهم بالخلود في جهنم</text:span><text:span text:style-name="T3">.</text:span></text:p>
      <text:p text:style-name="P1"><text:soft-page-break/><text:span text:style-name="T4">يَاأَيُّهَا الَّذِينَ آمَنُوا إِذَا ضَرَبْتُمْ فِي سَبِيلِ اللَّهِ فَتَبَيَّنُوا وَلَا تَقُولُوا لِمَنْ أَلْقَى إِلَيْكُمُ السَّلَامَ لَسْتَ مُؤْمِنًا تَبْتَغُونَ عَرَضَ الْحَيَاةِ الدُّنْيَا فَعِنْدَ اللَّهِ مَغَانِمُ كَثِيرَةٌ كَذَلِكَ كُنْتُمْ مِنْ قَبْلُ فَمَنَّ اللَّهُ عَلَيْكُمْ فَتَبَيَّنُوا إِنَّ اللَّهَ كَانَ بِمَا تَعْمَلُونَ خَبِيرًا </text:span><text:span text:style-name="T3">(94) </text:span></text:p>
      <text:p text:style-name="P1"><text:span text:style-name="T4">يا أيها الذين صدَّقوا الله ورسوله وعملوا بشرعه إذا خرجتم في الأرض مجاهدين في سبيل الله فكونوا على بينة مما تأتون وتتركون، ولا تنفوا الإيمان عمن بدا منه شيء من علامات الإسلام ولم يقاتلكم</text:span><text:span text:style-name="T3">; </text:span><text:span text:style-name="T4">لاحتمال أن يكون مؤمنًا يخفي إيمانه، طالبين بذلك متاع الحياة الدنيا، والله تعالى عنده من الفضل والعطاء ما يغنيكم به، كذلك كنتم في بدء الإسلام تخفون إيمانكم عن قومكم من المشركين فمَنَّ الله عليكم، وأعزَّكم بالإيمان والقوة، فكونوا على بيِّنة ومعرفة في أموركم</text:span><text:span text:style-name="T3">. </text:span><text:span text:style-name="T4">إن الله تعالى عليم بكل أعمالكم، مطَّلع على دقائق أموركم، وسيجازيكم عليها</text:span><text:span text:style-name="T3">.</text:span></text:p>
      <text:p text:style-name="P1"><text:span text:style-name="T4">لَا يَسْتَوِي الْقَاعِدُونَ مِنَ الْمُؤْمِنِينَ غَيْرُ أُولِي الضَّرَرِ وَالْمُجَاهِدُونَ فِي سَبِيلِ اللَّهِ بِأَمْوَالِهِمْ وَأَنْفُسِهِمْ فَضَّلَ اللَّهُ الْمُجَاهِدِينَ بِأَمْوَالِهِمْ وَأَنْفُسِهِمْ عَلَى الْقَاعِدِينَ دَرَجَةً وَكُلًّا وَعَدَ اللَّهُ الْحُسْنَى وَفَضَّلَ اللَّهُ الْمُجَاهِدِينَ عَلَى الْقَاعِدِينَ أَجْرًا عَظِيمًا </text:span><text:span text:style-name="T3">(95) </text:span></text:p>
      <text:p text:style-name="P1"><text:span text:style-name="T4">لا يتساوى المتخلفون عن الجهاد في سبيل الله </text:span><text:span text:style-name="T3">-</text:span><text:span text:style-name="T4">غير أصحاب الأعذار منهم</text:span><text:span text:style-name="T3">- </text:span><text:span text:style-name="T4">والمجاهدون في سبيل الله، بأموالهم وأنفسهم، فضَّل الله تعالى المجاهدين على القاعدين، ورفع منزلتهم درجة عالية في الجنة، وقد وعد الله كلا من المجاهدين بأموالهم وأنفسهم والقاعدين من أهل الأعذار الجنة لِما بذلوا وضحَّوا في سبيل الحق، وفضَّل الله تعالى المجاهدين على القاعدين ثوابًا جزيلا</text:span><text:span text:style-name="T3">.</text:span></text:p>
      <text:p text:style-name="P1"><text:span text:style-name="T4">دَرَجَاتٍ مِنْهُ وَمَغْفِرَةً وَرَحْمَةً وَكَانَ اللَّهُ غَفُورًا رَحِيمًا </text:span><text:span text:style-name="T3">(96) </text:span></text:p>
      <text:p text:style-name="P1"><text:span text:style-name="T4">هذا الثواب الجزيل منازل عالية في الجنات من الله تعالى لخاصة عباده المجاهدين في سبيله، ومغفرة لذنوبهم ورحمة واسعة ينعمون فيها</text:span><text:span text:style-name="T3">. </text:span><text:span text:style-name="T4">وكان الله غفورًا لمن تاب إليه وأناب، رحيمًا بأهل طاعته، المجاهدين في سبيله</text:span><text:span text:style-name="T3">.</text:span></text:p>
      <text:p text:style-name="P1"><text:span text:style-name="T4">إِنَّ الَّذِينَ تَوَفَّاهُمُ الْمَلَائِكَةُ ظَالِمِي أَنْفُسِهِمْ قَالُوا فِيمَ كُنْتُمْ قَالُوا كُنَّا مُسْتَضْعَفِينَ فِي الْأَرْضِ قَالُوا أَلَمْ تَكُنْ أَرْضُ اللَّهِ وَاسِعَةً فَتُهَاجِرُوا فِيهَا فَأُولَئِكَ مَأْوَاهُمْ جَهَنَّمُ وَسَاءَتْ مَصِيرًا </text:span><text:span text:style-name="T3">(97) </text:span></text:p>
      <text:p text:style-name="P1"><text:span text:style-name="T4">إن الذين توفَّاهم الملائكة وقد ظلموا أنفسهم بقعودهم في دار الكفر وترك الهجرة، تقول لهم الملائكة توبيخًا لهم</text:span><text:span text:style-name="T3">: </text:span><text:span text:style-name="T4">في أي شيء كنتم من أمر دينكم؟ فيقولون</text:span><text:span text:style-name="T3">: </text:span><text:span text:style-name="T4">كنا ضعفاء في أرضنا، عاجزين عن دفع الظلم والقهر عنا، فيقولون لهم توبيخا</text:span><text:span text:style-name="T3">: </text:span><text:span text:style-name="T4">ألم تكن أرض الله واسعة فتخرجوا من أرضكم إلى أرض أخرى بحيث تأمنون على دينكم؟ فأولئك مثواهم النار، وقبح هذا المرجع والمآب</text:span><text:span text:style-name="T3">.</text:span></text:p>
      <text:p text:style-name="P1"><text:span text:style-name="T4">إِلَّا الْمُسْتَضْعَفِينَ مِنَ الرِّجَالِ وَالنِّسَاءِ وَالْوِلْدَانِ لَا يَسْتَطِيعُونَ حِيلَةً وَلَا يَهْتَدُونَ سَبِيلًا </text:span><text:span text:style-name="T3">(98) </text:span></text:p>
      <text:p text:style-name="P1"><text:span text:style-name="T4">ويعذر من ذاك المصير العجزة من الرجال والنساء والصغار الذين لا يقدرون على دفع القهر والظلم عنهم، ولا يعرفون طريقًا يخلصهم مما هم فيه من المعاناة</text:span><text:span text:style-name="T3">.</text:span></text:p>
      <text:p text:style-name="P1"><text:soft-page-break/><text:span text:style-name="T4">فَأُولَئِكَ عَسَى اللَّهُ أَنْ يَعْفُوَ عَنْهُمْ وَكَانَ اللَّهُ عَفُوًّا غَفُورًا </text:span><text:span text:style-name="T3">(99) </text:span></text:p>
      <text:p text:style-name="P1"><text:span text:style-name="T4">فهؤلاء الضعفاء هم الذين يُرجى لهم من الله تعالى العفو</text:span><text:span text:style-name="T3">; </text:span><text:span text:style-name="T4">لعلمه تعالى بحقيقة أمرهم</text:span><text:span text:style-name="T3">. </text:span><text:span text:style-name="T4">وكان الله كثير العفو يتجاوز عن سيئاتهم، ويسترها عليهم</text:span><text:span text:style-name="T3">.</text:span></text:p>
      <text:p text:style-name="P1"><text:span text:style-name="T4">وَمَنْ يُهَاجِرْ فِي سَبِيلِ اللَّهِ يَجِدْ فِي الْأَرْضِ مُرَاغَمًا كَثِيرًا وَسَعَةً وَمَنْ يَخْرُجْ مِنْ بَيْتِهِ مُهَاجِرًا إِلَى اللَّهِ وَرَسُولِهِ ثُمَّ يُدْرِكْهُ الْمَوْتُ فَقَدْ وَقَعَ أَجْرُهُ عَلَى اللَّهِ وَكَانَ اللَّهُ غَفُورًا رَحِيمًا </text:span><text:span text:style-name="T3">(100) </text:span></text:p>
      <text:p text:style-name="P1"><text:span text:style-name="T4">ومَن يخرج من أرض الشرك إلى أرض الإسلام فرارًا بدينه، راجيًا فضل ربه، قاصدًا نصرة دينه، يجد في الأرض مكانًا ومتحولا ينعم فيه بما يكون سببًا في قوته وذلة أعدائه، مع السعة في رزقه وعيشه، ومن يخرج من بيته قاصدًا نصرة دين الله ورسوله صلى الله عليه وسلم، وإعلاء كلمة الله، ثم يدركه الموت قبل بلوغه مقصده، فقد ثبت له جزاء عمله على الله، فضلا منه وإحسانًا</text:span><text:span text:style-name="T3">. </text:span><text:span text:style-name="T4">وكان الله غفورًا رحيمًا بعباده</text:span><text:span text:style-name="T3">.</text:span></text:p>
      <text:p text:style-name="P1"><text:span text:style-name="T4">وَإِذَا ضَرَبْتُمْ فِي الْأَرْضِ فَلَيْسَ عَلَيْكُمْ جُنَاحٌ أَنْ تَقْصُرُوا مِنَ الصَّلَاةِ إِنْ خِفْتُمْ أَنْ يَفْتِنَكُمُ الَّذِينَ كَفَرُوا إِنَّ الْكَافِرِينَ كَانُوا لَكُمْ عَدُوًّا مُبِينًا </text:span><text:span text:style-name="T3">(101) </text:span></text:p>
      <text:p text:style-name="P1"><text:span text:style-name="T4">وإذا سافرتم </text:span><text:span text:style-name="T3">-</text:span><text:span text:style-name="T4">أيها المؤمنون</text:span><text:span text:style-name="T3">- </text:span><text:span text:style-name="T4">في أرض الله، فلا حرج ولا إثم عليكم في قصر الصلاة إن خفتم من عدوان الكفار عليكم في حال صلاتكم، وكانت غالب أسفار المسلمين في بدء الإسلام مخوفة، والقصر رخصة في السفر حال الأمن أو الخوف</text:span><text:span text:style-name="T3">. </text:span><text:span text:style-name="T4">إن الكافرين مجاهرون لكم بعداوتهم، فاحذروهم</text:span><text:span text:style-name="T3">.</text:span></text:p>
      <text:p text:style-name="P1"><text:span text:style-name="T4">وَإِذَا كُنْتَ فِيهِمْ فَأَقَمْتَ لَهُمُ الصَّلَاةَ فَلْتَقُمْ طَائِفَةٌ مِنْهُمْ مَعَكَ وَلْيَأْخُذُوا أَسْلِحَتَهُمْ فَإِذَا سَجَدُوا فَلْيَكُونُوا مِنْ وَرَائِكُمْ وَلْتَأْتِ طَائِفَةٌ أُخْرَى لَمْ يُصَلُّوا فَلْيُصَلُّوا مَعَكَ وَلْيَأْخُذُوا حِذْرَهُمْ وَأَسْلِحَتَهُمْ وَدَّ الَّذِينَ كَفَرُوا لَوْ تَغْفُلُونَ عَنْ أَسْلِحَتِكُمْ وَأَمْتِعَتِكُمْ فَيَمِيلُونَ عَلَيْكُمْ مَيْلَةً وَاحِدَةً وَلَا جُنَاحَ عَلَيْكُمْ إِنْ كَانَ بِكُمْ أَذًى مِنْ مَطَرٍ أَوْ كُنْتُمْ مَرْضَى أَنْ تَضَعُوا أَسْلِحَتَكُمْ وَخُذُوا حِذْرَكُمْ إِنَّ اللَّهَ أَعَدَّ لِلْكَافِرِينَ عَذَابًا مُهِينًا </text:span><text:span text:style-name="T3">(102) </text:span></text:p>
      <text:p text:style-name="P1"><text:span text:style-name="T4">وإذا كنت </text:span><text:span text:style-name="T3">-</text:span><text:span text:style-name="T4">أيها النبي</text:span><text:span text:style-name="T3">- </text:span><text:span text:style-name="T4">في ساحة القتال، فأردت أن تصلي بهم، فلتقم جماعة منهم معك للصلاة، وليأخذوا سلاحهم، فإذا سجد هؤلاء فلتكن الجماعة الأخرى من خلفكم في مواجهة عدوكم، وتتم الجماعة الأولى ركعتهم الثانية ويُسلِّمون، ثم تأتي الجماعة الأخرى التي لم تبدأ الصلاة فليأتموا بك في ركعتهم الأولى، ثم يكملوا بأنفسهم ركعتهم الثانية، وليحذروا مِن عدوهم وليأخذوا أسلحتهم</text:span><text:span text:style-name="T3">. </text:span><text:span text:style-name="T4">ودَّ الجاحدون لدين الله أن تغفُلوا عن سلاحكم وزادكم</text:span><text:span text:style-name="T3">; </text:span><text:span text:style-name="T4">ليحملوا عليكم حملة واحلة فيقضوا عليكم، ولا إثم عليكم حينئذ إن كان بكم أذى من مطر، أو كنتم في حال مرض، أن تتركوا أسلحتكم، مع أخذ الحذر</text:span><text:span text:style-name="T3">. </text:span><text:span text:style-name="T4">إن الله تعالى أعدَّ للجاحدين لدينه عذابًا يهينهم، ويخزيهم</text:span><text:span text:style-name="T3">.</text:span></text:p>
      <text:p text:style-name="P1"><text:span text:style-name="T4">فَإِذَا قَضَيْتُمُ الصَّلَاةَ فَاذْكُرُوا اللَّهَ قِيَامًا وَقُعُودًا وَعَلَى جُنُوبِكُمْ فَإِذَا اطْمَأْنَنْتُمْ فَأَقِيمُوا الصَّلَاةَ إِنَّ الصَّلَاةَ كَانَتْ عَلَى الْمُؤْمِنِينَ كِتَابًا مَوْقُوتًا </text:span><text:span text:style-name="T3">(103) </text:span></text:p>
      <text:p text:style-name="P1"><text:soft-page-break/><text:span text:style-name="T4">فإذا أدَّيتم الصلاة، فأديموا ذكر الله في جميع أحوالكم، فإذا زال الخوف فأدُّوا الصلاة كاملة، ولا تفرِّطوا فيها فإنها واجبة في أوقات معلومة في الشرع</text:span><text:span text:style-name="T3">.</text:span></text:p>
      <text:p text:style-name="P1"><text:span text:style-name="T4">وَلَا تَهِنُوا فِي ابْتِغَاءِ الْقَوْمِ إِنْ تَكُونُوا تَأْلَمُونَ فَإِنَّهُمْ يَأْلَمُونَ كَمَا تَأْلَمُونَ وَتَرْجُونَ مِنَ اللَّهِ مَا لَا يَرْجُونَ وَكَانَ اللَّهُ عَلِيمًا حَكِيمًا </text:span><text:span text:style-name="T3">(104) </text:span></text:p>
      <text:p text:style-name="P1"><text:span text:style-name="T4">ولا تضعفوا في طلب عدوكم وقتاله، إن تكونوا تتألمون من القتال وآثاره، فأعداؤكم كذلك يتألمون منه أشد الألم، ومع ذلك لا يكفون عن قتالكم، فأنتم أولى بذلك منهم، لما ترجونه من الثواب والنصر والتأييد، وهم لا يرجون ذلك</text:span><text:span text:style-name="T3">. </text:span><text:span text:style-name="T4">وكان الله عليمًا بكل أحوالكم، حكيمًا في أمره وتدبيره</text:span><text:span text:style-name="T3">.</text:span></text:p>
      <text:p text:style-name="P1"><text:span text:style-name="T4">إِنَّا أَنْزَلْنَا إِلَيْكَ الْكِتَابَ بِالْحَقِّ لِتَحْكُمَ بَيْنَ النَّاسِ بِمَا أَرَاكَ اللَّهُ وَلَا تَكُنْ لِلْخَائِنِينَ خَصِيمًا </text:span><text:span text:style-name="T3">(105) </text:span></text:p>
      <text:p text:style-name="P1"><text:span text:style-name="T4">إنا أنزلنا إليك </text:span><text:span text:style-name="T3">-</text:span><text:span text:style-name="T4">أيها الرسول</text:span><text:span text:style-name="T3">- </text:span><text:span text:style-name="T4">القرآن مشتملا على الحق</text:span><text:span text:style-name="T3">; </text:span><text:span text:style-name="T4">لتفصل بين الناس جميعًا بما أوحى الله إليك، وبَصَّرك به، فلا تكن للذين يخونون أنفسهم </text:span><text:span text:style-name="T3">-</text:span><text:span text:style-name="T4">بكتمان الحق</text:span><text:span text:style-name="T3">- </text:span><text:span text:style-name="T4">مدافعًا عنهم بما أيدوه لك من القول المخالف للحقيقة</text:span><text:span text:style-name="T3">.</text:span></text:p>
      <text:p text:style-name="P1"><text:span text:style-name="T4">وَاسْتَغْفِرِ اللَّهَ إِنَّ اللَّهَ كَانَ غَفُورًا رَحِيمًا </text:span><text:span text:style-name="T3">(106) </text:span></text:p>
      <text:p text:style-name="P1"><text:span text:style-name="T4">واطلب من الله تعالى المغفرة في جميع أحوالك، إن الله تعالى كان غفورًا لمن يرجو فضله ونوال مغفرته، رحيمًا به</text:span><text:span text:style-name="T3">.</text:span></text:p>
      <text:p text:style-name="P1"><text:span text:style-name="T4">وَلَا تُجَادِلْ عَنِ الَّذِينَ يَخْتَانُونَ أَنْفُسَهُمْ إِنَّ اللَّهَ لَا يُحِبُّ مَنْ كَانَ خَوَّانًا أَثِيمًا </text:span><text:span text:style-name="T3">(107) </text:span></text:p>
      <text:p text:style-name="P1"><text:span text:style-name="T4">ولا تدافع عن الذين يخونون أنفسهم بمعصية الله</text:span><text:span text:style-name="T3">. </text:span><text:span text:style-name="T4">إن الله </text:span><text:span text:style-name="T3">-</text:span><text:span text:style-name="T4">سبحانه</text:span><text:span text:style-name="T3">- </text:span><text:span text:style-name="T4">لا يحب مَن عَظُمَتْ خيانته، وكثر ذنبه</text:span><text:span text:style-name="T3">.</text:span></text:p>
      <text:p text:style-name="P1"><text:span text:style-name="T4">يَسْتَخْفُونَ مِنَ النَّاسِ وَلَا يَسْتَخْفُونَ مِنَ اللَّهِ وَهُوَ مَعَهُمْ إِذْ يُبَيِّتُونَ مَا لَا يَرْضَى مِنَ الْقَوْلِ وَكَانَ اللَّهُ بِمَا يَعْمَلُونَ مُحِيطًا </text:span><text:span text:style-name="T3">(108) </text:span></text:p>
      <text:p text:style-name="P1"><text:span text:style-name="T4">يستترون من الناس خوفًا من اطلاعهم على أعمالهم السيئة، ولا يستترون من الله تعالى ولا يستحيون منه، وهو عزَّ شأنه معهم بعلمه، مطلع عليهم حين يدبِّرون </text:span><text:span text:style-name="T3">-</text:span><text:span text:style-name="T4">ليلا</text:span><text:span text:style-name="T3">- </text:span><text:span text:style-name="T4">ما لا يرضى من القول، وكان الله </text:span><text:span text:style-name="T3">-</text:span><text:span text:style-name="T4">تعالى</text:span><text:span text:style-name="T3">- </text:span><text:span text:style-name="T4">محيطًا بجميع أقوالهم وأفعالهم، لا يخفى عليه منها شيء</text:span><text:span text:style-name="T3">.</text:span></text:p>
      <text:p text:style-name="P1"><text:span text:style-name="T4">هَاأَنْتُمْ هَؤُلَاءِ جَادَلْتُمْ عَنْهُمْ فِي الْحَيَاةِ الدُّنْيَا فَمَنْ يُجَادِلُ اللَّهَ عَنْهُمْ يَوْمَ الْقِيَامَةِ أَمْ مَنْ يَكُونُ عَلَيْهِمْ وَكِيلًا </text:span><text:span text:style-name="T3">(109) </text:span></text:p>
      <text:p text:style-name="P1"><text:span text:style-name="T4">ها أنتم </text:span><text:span text:style-name="T3">-</text:span><text:span text:style-name="T4">أيها المؤمنون</text:span><text:span text:style-name="T3">- </text:span><text:span text:style-name="T4">قد حاججتم عن هؤلاء الخائنين لأنفسهم في هذه الحياة الدنيا، فمن يحاجج الله تعالى عنهم يوم البعث والحساب؟ ومن ذا الذي يكون على هؤلاء الخائنين وكيلا يوم القيامة؟</text:span></text:p>
      <text:p text:style-name="P1"><text:soft-page-break/><text:span text:style-name="T4">وَمَنْ يَعْمَلْ سُوءًا أَوْ يَظْلِمْ نَفْسَهُ ثُمَّ يَسْتَغْفِرِ اللَّهَ يَجِدِ اللَّهَ غَفُورًا رَحِيمًا </text:span><text:span text:style-name="T3">(110) </text:span></text:p>
      <text:p text:style-name="P1"><text:span text:style-name="T4">ومن يُقْدِمْ على عمل سيِّئ قبيح، أو يظلم نفسه بارتكاب ما يخالف حكم الله وشرعه، ثم يرجع إلى الله نادمًا على ما عمل، راجيًا مغفرته وستر ذنبه، يجد الله تعالى غفورًا له، رحيمًا به</text:span><text:span text:style-name="T3">.</text:span></text:p>
      <text:p text:style-name="P1"><text:span text:style-name="T4">وَمَنْ يَكْسِبْ إِثْمًا فَإِنَّمَا يَكْسِبُهُ عَلَى نَفْسِهِ وَكَانَ اللَّهُ عَلِيمًا حَكِيمًا </text:span><text:span text:style-name="T3">(111) </text:span></text:p>
      <text:p text:style-name="P1"><text:span text:style-name="T4">ومن يعمد إلى ارتكاب ذنب فإنما يضر بذلك نفسه وحدها، وكان الله تعالى عليمًا بحقيقة أمر عباده، حكيمًا فيما يقضي به بين خلقه</text:span><text:span text:style-name="T3">.</text:span></text:p>
      <text:p text:style-name="P1"><text:span text:style-name="T4">وَمَنْ يَكْسِبْ خَطِيئَةً أَوْ إِثْمًا ثُمَّ يَرْمِ بِهِ بَرِيئًا فَقَدِ احْتَمَلَ بُهْتَانًا وَإِثْمًا مُبِينًا </text:span><text:span text:style-name="T3">(112) </text:span></text:p>
      <text:p text:style-name="P1"><text:span text:style-name="T4">ومن يعمل خطيئة بغير عمد، أو يرتكب ذنبًا متعمدًا ثم يقذف بما ارتكبه نفسًا بريئة لا جناية لها، فقد تحمَّل كذبًا وذنبًا بيّنا</text:span><text:span text:style-name="T3">.</text:span></text:p>
      <text:p text:style-name="P1"><text:span text:style-name="T4">وَلَوْلَا فَضْلُ اللَّهِ عَلَيْكَ وَرَحْمَتُهُ لَهَمَّتْ طَائِفَةٌ مِنْهُمْ أَنْ يُضِلُّوكَ وَمَا يُضِلُّونَ إِلَّا أَنْفُسَهُمْ وَمَا يَضُرُّونَكَ مِنْ شَيْءٍ وَأَنْزَلَ اللَّهُ عَلَيْكَ الْكِتَابَ وَالْحِكْمَةَ وَعَلَّمَكَ مَا لَمْ تَكُنْ تَعْلَمُ وَكَانَ فَضْلُ اللَّهِ عَلَيْكَ عَظِيمًا </text:span><text:span text:style-name="T3">(113) </text:span></text:p>
      <text:p text:style-name="P1"><text:span text:style-name="T4">ولولا أن الله تعالى قد مَنَّ عليك </text:span><text:span text:style-name="T3">-</text:span><text:span text:style-name="T4">أيها الرسول</text:span><text:span text:style-name="T3">- </text:span><text:span text:style-name="T4">ورحمك بنعمة النبوة، فعصمك بتوفيقه بما أوحى إليك، لعزمت جماعة من الذين يخونون أنفسهم أن يُزِلُّوكَ عن طريق الحق، وما يُزِلُّونَ بذلك إلا أنفسهم، وما يقدرون على إيذائك لعصمة الله لك، وأنزل الله عليك القرآن والسنة المبينة له، وهداك إلى علم ما لم تكن تعلمه مِن قبل، وكان ما خصَّك الله به من فضلٍ أمرًا عظيمًا</text:span><text:span text:style-name="T3">.</text:span></text:p>
      <text:p text:style-name="P1"><text:span text:style-name="T4">لَا خَيْرَ فِي كَثِيرٍ مِنْ نَجْوَاهُمْ إِلَّا مَنْ أَمَرَ بِصَدَقَةٍ أَوْ مَعْرُوفٍ أَوْ إِصْلَاحٍ بَيْنَ النَّاسِ وَمَنْ يَفْعَلْ ذَلِكَ ابْتِغَاءَ مَرْضَاتِ اللَّهِ فَسَوْفَ نُؤْتِيهِ أَجْرًا عَظِيمًا </text:span><text:span text:style-name="T3">(114) </text:span></text:p>
      <text:p text:style-name="P1"><text:span text:style-name="T4">لا نفع في كثير من كلام الناس سرّاً فيما بينهم، إلا إذا كان حديثًا داعيًا إلى بذل المعروف من الصدقة، أو الكلمة الطيبة، أو التوفيق بين الناس، ومن يفعل تلك الأمور طلبًا لرضا الله تعالى راجيًا ثوابه، فسوف نؤتيه ثوابًا جزيلا واسعًا</text:span><text:span text:style-name="T3">.</text:span></text:p>
      <text:p text:style-name="P1"><text:span text:style-name="T4">وَمَنْ يُشَاقِقِ الرَّسُولَ مِنْ بَعْدِ مَا تَبَيَّنَ لَهُ الْهُدَى وَيَتَّبِعْ غَيْرَ سَبِيلِ الْمُؤْمِنِينَ نُوَلِّهِ مَا تَوَلَّى وَنُصْلِهِ جَهَنَّمَ وَسَاءَتْ مَصِيرًا </text:span><text:span text:style-name="T3">(115) </text:span></text:p>
      <text:p text:style-name="P1"><text:span text:style-name="T4">ومن يخالف الرسول صلى الله عليه وسلم من بعد ما ظهر له الحق، ويسلك طريقًا غير طريق المؤمنين، وما هم عليه من الحق، نتركه وما توجَّه إليه، فلا نوفقه للخير، وندخله نار جهنم يقاسي حرَّها، وبئس هذا المرجع والمآل</text:span><text:span text:style-name="T3">.</text:span></text:p>
      <text:p text:style-name="P1"><text:span text:style-name="T4">إِنَّ اللَّهَ لَا يَغْفِرُ أَنْ يُشْرَكَ بِهِ وَيَغْفِرُ مَا دُونَ ذَلِكَ لِمَنْ يَشَاءُ وَمَنْ يُشْرِكْ بِاللَّهِ فَقَدْ ضَلَّ ضَلَالًا بَعِيدًا </text:span><text:span text:style-name="T3">(116) </text:span></text:p>
      <text:p text:style-name="P1"><text:soft-page-break/><text:span text:style-name="T4">إن الله تعالى لا يغفر أن يشرك به، ويغفر ما دون الشرك من الذنوب لمن يشاء من عباده</text:span><text:span text:style-name="T3">. </text:span><text:span text:style-name="T4">ومن يجعل لله تعالى الواحد الأحد شريكًا من خلقه، فقد بَعُدَ عن الحق بعدًا كبيرًا</text:span><text:span text:style-name="T3">.</text:span></text:p>
      <text:p text:style-name="P1"><text:span text:style-name="T4">إِنْ يَدْعُونَ مِنْ دُونِهِ إِلَّا إِنَاثًا وَإِنْ يَدْعُونَ إِلَّا شَيْطَانًا مَرِيدًا </text:span><text:span text:style-name="T3">(117) </text:span></text:p>
      <text:p text:style-name="P1"><text:span text:style-name="T4">ما يعبد المشركون من دون الله تعالى إلا أوثانًا لا تنفع ولا تضر، وما يعبدون إلا شيطانًا متمردًا على الله، بلغ في الفساد والإفساد حدّاً كبيرًا</text:span><text:span text:style-name="T3">.</text:span></text:p>
      <text:p text:style-name="P1"><text:span text:style-name="T4">لَعَنَهُ اللَّهُ وَقَالَ لَأَتَّخِذَنَّ مِنْ عِبَادِكَ نَصِيبًا مَفْرُوضًا </text:span><text:span text:style-name="T3">(118) </text:span></text:p>
      <text:p text:style-name="P1"><text:span text:style-name="T4">طرده الله تعالى من رحمته</text:span><text:span text:style-name="T3">. </text:span><text:span text:style-name="T4">وقال الشيطان</text:span><text:span text:style-name="T3">: </text:span><text:span text:style-name="T4">لأتخذن مِن عبادك جزءًا معلومًا في إغوائهم قولا وعملا</text:span><text:span text:style-name="T3">.</text:span></text:p>
      <text:p text:style-name="P1"><text:span text:style-name="T4">وَلَأُضِلَّنَّهُمْ وَلَأُمَنِّيَنَّهُمْ وَلَآمُرَنَّهُمْ فَلَيُبَتِّكُنَّ آذَانَ الْأَنْعَامِ وَلَآمُرَنَّهُمْ فَلَيُغَيِّرُنَّ خَلْقَ اللَّهِ وَمَنْ يَتَّخِذِ الشَّيْطَانَ وَلِيًّا مِنْ دُونِ اللَّهِ فَقَدْ خَسِرَ خُسْرَانًا مُبِينًا </text:span><text:span text:style-name="T3">(119) </text:span></text:p>
      <text:p text:style-name="P1"><text:span text:style-name="T4">ولأصرفَنَّ مَن تبعني منهم عن الحق، ولأعِدَنَّهم بالأماني الكاذبة، ولأدعونَّهم إلى تقطيع آذان الأنعام وتشقيقها لما أزينه لهم من الباطل، ولأدعونَّهم إلى تغيير خلق الله في الفطرة، وهيئة ما عليه الخلق</text:span><text:span text:style-name="T3">. </text:span><text:span text:style-name="T4">ومن يستجب للشيطان ويتخذه ناصرًا له من دون الله القوي العزيز، فقد هلك هلاكًا بيِّنًا</text:span><text:span text:style-name="T3">.</text:span></text:p>
      <text:p text:style-name="P1"><text:span text:style-name="T4">يَعِدُهُمْ وَيُمَنِّيهِمْ وَمَا يَعِدُهُمُ الشَّيْطَانُ إِلَّا غُرُورًا </text:span><text:span text:style-name="T3">(120) </text:span></text:p>
      <text:p text:style-name="P1"><text:span text:style-name="T4">يعد الشيطان أتباعه بالوعود الكاذبة، ويغريهم بالأماني الباطلة الخادعة، وما يَعِدهم إلا خديعة لا صحة لها، ولا دليل عليها</text:span><text:span text:style-name="T3">.</text:span></text:p>
      <text:p text:style-name="P1"><text:span text:style-name="T4">أُولَئِكَ مَأْوَاهُمْ جَهَنَّمُ وَلَا يَجِدُونَ عَنْهَا مَحِيصًا </text:span><text:span text:style-name="T3">(121) </text:span></text:p>
      <text:p text:style-name="P1"><text:span text:style-name="T4">أولئك مآلهم جهنم، ولا يجدون عنها معدلا ولا ملجأً</text:span><text:span text:style-name="T3">.</text:span></text:p>
      <text:p text:style-name="P1"><text:span text:style-name="T4">وَالَّذِينَ آمَنُوا وَعَمِلُوا الصَّالِحَاتِ سَنُدْخِلُهُمْ جَنَّاتٍ تَجْرِي مِنْ تَحْتِهَا الْأَنْهَارُ خَالِدِينَ فِيهَا أَبَدًا وَعْدَ اللَّهِ حَقًّا وَمَنْ أَصْدَقُ مِنَ اللَّهِ قِيلًا </text:span><text:span text:style-name="T3">(122) </text:span></text:p>
      <text:p text:style-name="P1"><text:span text:style-name="T4">والذين صَدَقوا في إيمانهم بالله تعالى، وأتبعوا الإيمان بالأعمال الصالحة سيدخلهم الله </text:span><text:span text:style-name="T3">-</text:span><text:span text:style-name="T4">بفضله</text:span><text:span text:style-name="T3">- </text:span><text:span text:style-name="T4">جنات تجري من نحت أشجارها الأنهار ماكثين فيها أبدًا، وعدا من الله تعالى الذي لا يخلف وعده</text:span><text:span text:style-name="T3">. </text:span><text:span text:style-name="T4">ولا أحد أصدق من الله تعالى في قوله ووعده</text:span><text:span text:style-name="T3">.</text:span></text:p>
      <text:p text:style-name="P1"><text:span text:style-name="T4">لَيْسَ بِأَمَانِيِّكُمْ وَلَا أَمَانِيِّ أَهْلِ الْكِتَابِ مَنْ يَعْمَلْ سُوءًا يُجْزَ بِهِ وَلَا يَجِدْ لَهُ مِنْ دُونِ اللَّهِ وَلِيًّا وَلَا نَصِيرًا </text:span><text:span text:style-name="T3">(123) </text:span></text:p>
      <text:p text:style-name="P1"><text:span text:style-name="T4">لا يُنال هذا الفضل العظيم بالأماني التي تتمنونها أيها المسلمون، ولا بأماني أهل الكتاب من اليهود والنصارى، وإنما يُنال بالإيمان الصادق بالله تعالى، وإحسان العمل الذي يرضيه</text:span><text:span text:style-name="T3">. </text:span><text:span text:style-name="T4">ومن يعمل </text:span><text:soft-page-break/><text:span text:style-name="T4">عملا سيئًا يجز به، ولا يجد له سوى الله تعالى وليّاً يتولى أمره وشأنه، ولا نصيرًا ينصره، ويدفع عنه سوء العذاب</text:span><text:span text:style-name="T3">.</text:span></text:p>
      <text:p text:style-name="P1"><text:span text:style-name="T4">وَمَنْ يَعْمَلْ مِنَ الصَّالِحَاتِ مِنْ ذَكَرٍ أَوْ أُنْثَى وَهُوَ مُؤْمِنٌ فَأُولَئِكَ يَدْخُلُونَ الْجَنَّةَ وَلَا يُظْلَمُونَ نَقِيرًا </text:span><text:span text:style-name="T3">(124) </text:span></text:p>
      <text:p text:style-name="P1"><text:span text:style-name="T4">ومن يعمل من الأعمال الصالحة من ذكر أو أنثى، وهو مؤمن بالله تعالى وبما أنزل من الحق، فأولئك يدخلهم الله الجنة دار النعيم المقيم، ولا يُنْقَصون من ثواب أعمالهم شيئًا، ولو كان مقدار النقرة في ظهر النواة</text:span><text:span text:style-name="T3">.</text:span></text:p>
      <text:p text:style-name="P1"><text:span text:style-name="T4">وَمَنْ أَحْسَنُ دِينًا مِمَّنْ أَسْلَمَ وَجْهَهُ لِلَّهِ وَهُوَ مُحْسِنٌ وَاتَّبَعَ مِلَّةَ إِبْرَاهِيمَ حَنِيفًا وَاتَّخَذَ اللَّهُ إِبْرَاهِيمَ خَلِيلًا </text:span><text:span text:style-name="T3">(125) </text:span></text:p>
      <text:p text:style-name="P1"><text:span text:style-name="T4">لا أحد أحسن دينًا ممن انقاد بقلبه وسائر جوارحه لله تعالى وحده، وهو محسن، واتبع دين إبراهيم وشرعه، مائلا عن العقائد الفاسدة والشرائع الباطلة</text:span><text:span text:style-name="T3">. </text:span><text:span text:style-name="T4">وقد اصطفى الله إبراهيم </text:span><text:span text:style-name="T3">-</text:span><text:span text:style-name="T4">عليه الصلاة والسلام</text:span><text:span text:style-name="T3">- </text:span><text:span text:style-name="T4">واتخذه صفيّاً من بين سائر خلقه</text:span><text:span text:style-name="T3">. </text:span><text:span text:style-name="T4">وفي هذه الآية، إثبات صفة الخُلّة لله </text:span><text:span text:style-name="T3">-</text:span><text:span text:style-name="T4">تعالى</text:span><text:span text:style-name="T3">- </text:span><text:span text:style-name="T4">وهي أعلى مقامات المحبة، والاصطفاء</text:span><text:span text:style-name="T3">.</text:span></text:p>
      <text:p text:style-name="P1"><text:span text:style-name="T4">وَلِلَّهِ مَا فِي السَّمَاوَاتِ وَمَا فِي الْأَرْضِ وَكَانَ اللَّهُ بِكُلِّ شَيْءٍ مُحِيطًا </text:span><text:span text:style-name="T3">(126) </text:span></text:p>
      <text:p text:style-name="P1"><text:span text:style-name="T4">ولله جميع ما في هذا الكون من المخلوقات، فهي ملك له تعالى وحده</text:span><text:span text:style-name="T3">. </text:span><text:span text:style-name="T4">وكان الله تعالى بكل شيء محيطًا، لا يخفى عليه شيء من أمور خلقه</text:span><text:span text:style-name="T3">.</text:span></text:p>
      <text:p text:style-name="P1"><text:span text:style-name="T4">وَيَسْتَفْتُونَكَ فِي النِّسَاءِ قُلِ اللَّهُ يُفْتِيكُمْ فِيهِنَّ وَمَا يُتْلَى عَلَيْكُمْ فِي الْكِتَابِ فِي يَتَامَى النِّسَاءِ اللَّاتِي لَا تُؤْتُونَهُنَّ مَا كُتِبَ لَهُنَّ وَتَرْغَبُونَ أَنْ تَنْكِحُوهُنَّ وَالْمُسْتَضْعَفِينَ مِنَ الْوِلْدَانِ وَأَنْ تَقُومُوا لِلْيَتَامَى بِالْقِسْطِ وَمَا تَفْعَلُوا مِنْ خَيْرٍ فَإِنَّ اللَّهَ كَانَ بِهِ عَلِيمًا </text:span><text:span text:style-name="T3">(127) </text:span></text:p>
      <text:p text:style-name="P1"><text:span text:style-name="T4">يطلب الناس منك </text:span><text:span text:style-name="T3">-</text:span><text:span text:style-name="T4">أيها النبي</text:span><text:span text:style-name="T3">- </text:span><text:span text:style-name="T4">أن تبين لهم ما أشكل عليهم فَهْمُه من قضايا النساء وأحكامهن، قل الله تعالى يبيِّن لكم أمورهن، وما يتلى عليكم في الكتاب في يتامى النساء اللاتي لا تعطونهن ما فرض الله تعالى لهن من المهر والميراث وغير ذلك من الحقوق، وتحبون نكاحهن أو ترغبون عن نكاحهن، ويبيِّن الله لكم أمر الضعفاء من الصغار، ووجوب القيام لليتامى </text:span><text:span text:style-name="T3">-</text:span><text:span text:style-name="T4">وهم الذين مات آباؤهم وهم دون سن البلوغ</text:span><text:span text:style-name="T3">- </text:span><text:span text:style-name="T4">بالعدل وترك الجور عليهم في حقوقهم</text:span><text:span text:style-name="T3">. </text:span><text:span text:style-name="T4">وما تفعلوا من خير فإن الله تعالى كان به عليمًا، لا يخفى عليه شيء منه ولا من غيره</text:span><text:span text:style-name="T3">.</text:span></text:p>
      <text:p text:style-name="P1"><text:span text:style-name="T4">وَإِنِ امْرَأَةٌ خَافَتْ مِنْ بَعْلِهَا نُشُوزًا أَوْ إِعْرَاضًا فَلَا جُنَاحَ عَلَيْهِمَا أَنْ يُصْلِحَا بَيْنَهُمَا صُلْحًا وَالصُّلْحُ خَيْرٌ وَأُحْضِرَتِ الْأَنْفُسُ الشُّحَّ وَإِنْ تُحْسِنُوا وَتَتَّقُوا فَإِنَّ اللَّهَ كَانَ بِمَا تَعْمَلُونَ خَبِيرًا </text:span><text:span text:style-name="T3">(128) </text:span></text:p>
      <text:p text:style-name="P1"><text:span text:style-name="T4">وإن علمت امرأة من زوجها ترفعًا عنها، وتعاليًا عليها أو انصرافًا عنها فلا إثم عليهما أن يتصالحا على ما تطيب به نفوسهما من القسمة أو النفقة، والصلح أولى وأفضل</text:span><text:span text:style-name="T3">. </text:span><text:span text:style-name="T4">وجبلت النفوس على الشح </text:span><text:soft-page-break/><text:span text:style-name="T4">والبخل</text:span><text:span text:style-name="T3">. </text:span><text:span text:style-name="T4">وإن تحسنوا معاملة زوجاتكم وتخافوا الله فيهن، فإن الله كان بما تعملون من ذلك وغيره عالمًا لا يخفى عليه شيء، وسيجازيكم على ذلك</text:span><text:span text:style-name="T3">.</text:span></text:p>
      <text:p text:style-name="P1"><text:span text:style-name="T4">وَلَنْ تَسْتَطِيعُوا أَنْ تَعْدِلُوا بَيْنَ النِّسَاءِ وَلَوْ حَرَصْتُمْ فَلَا تَمِيلُوا كُلَّ الْمَيْلِ فَتَذَرُوهَا كَالْمُعَلَّقَةِ وَإِنْ تُصْلِحُوا وَتَتَّقُوا فَإِنَّ اللَّهَ كَانَ غَفُورًا رَحِيمًا </text:span><text:span text:style-name="T3">(129) </text:span></text:p>
      <text:p text:style-name="P1"><text:span text:style-name="T4">ولن تقدروا </text:span><text:span text:style-name="T3">-</text:span><text:span text:style-name="T4">أيها الرجال</text:span><text:span text:style-name="T3">- </text:span><text:span text:style-name="T4">على تحقيق العدل التام بين النساء في المحبة وميل القلب، مهما بذلتم في ذلك من الجهد، فلا تعرضوا عن المرغوب عنها كل الإعراض، فتتركوها كالمرأة التي ليست بذات زوج ولا هي مطلقة فتأثموا</text:span><text:span text:style-name="T3">. </text:span><text:span text:style-name="T4">وإن تصلحوا أعمالكم فتعدلوا في قَسْمكم بين زوجاتكم، وتراقبوا الله تعالى وتخشوه فيهن، فإن الله تعالى كان غفورًا لعباده، رحيمًا بهم</text:span><text:span text:style-name="T3">.</text:span></text:p>
      <text:p text:style-name="P1"><text:span text:style-name="T4">وَإِنْ يَتَفَرَّقَا يُغْنِ اللَّهُ كُلًّا مِنْ سَعَتِهِ وَكَانَ اللَّهُ وَاسِعًا حَكِيمًا </text:span><text:span text:style-name="T3">(130) </text:span></text:p>
      <text:p text:style-name="P1"><text:span text:style-name="T4">وإن وقعت الفرقة بين الرجل وامرأته، فإن الله تعالى يغني كلا منهما من فضله وسعته</text:span><text:span text:style-name="T3">; </text:span><text:span text:style-name="T4">فإنه سبحانه وتعالى واسع الفضل والمنة، حكيم فيما يقضي به بين عباده</text:span><text:span text:style-name="T3">.</text:span></text:p>
      <text:p text:style-name="P1"><text:span text:style-name="T4">وَلِلَّهِ مَا فِي السَّمَاوَاتِ وَمَا فِي الْأَرْضِ وَلَقَدْ وَصَّيْنَا الَّذِينَ أُوتُوا الْكِتَابَ مِنْ قَبْلِكُمْ وَإِيَّاكُمْ أَنِ اتَّقُوا اللَّهَ وَإِنْ تَكْفُرُوا فَإِنَّ لِلَّهِ مَا فِي السَّمَاوَاتِ وَمَا فِي الْأَرْضِ وَكَانَ اللَّهُ غَنِيًّا حَمِيدًا </text:span><text:span text:style-name="T3">(131) </text:span></text:p>
      <text:p text:style-name="P1"><text:span text:style-name="T4">ولله ملك ما في السموات وما في الأرض وما بينهما</text:span><text:span text:style-name="T3">. </text:span><text:span text:style-name="T4">ولقد عهدنا إلى الذين أُعطوا الكتاب من قبلكم من اليهود والنصارى، وعهدنا إليكم كذلك </text:span><text:span text:style-name="T3">-</text:span><text:span text:style-name="T4">يا أمة محمد</text:span><text:span text:style-name="T3">- </text:span><text:span text:style-name="T4">بتقوى الله تعالى، والقيام بأمره واجتناب نهيه، وبيَّنَّا لكم أنكم إن تجحدوا وحدانية الله تعالى وشرعه فإنه سبحانه غني عنكم</text:span><text:span text:style-name="T3">; </text:span><text:span text:style-name="T4">لأن له جميع ما في السموات والأرض</text:span><text:span text:style-name="T3">. </text:span><text:span text:style-name="T4">وكان الله غنيّاً عن خلقه، حميدًا في صفاته وأفعاله</text:span><text:span text:style-name="T3">.</text:span></text:p>
      <text:p text:style-name="P1"><text:span text:style-name="T4">وَلِلَّهِ مَا فِي السَّمَاوَاتِ وَمَا فِي الْأَرْضِ وَكَفَى بِاللَّهِ وَكِيلًا </text:span><text:span text:style-name="T3">(132) </text:span></text:p>
      <text:p text:style-name="P1"><text:span text:style-name="T4">ولله ملك ما في هذا الكون من الكائنات، وكفى به سبحانه قائمًا بشؤون خلقه حافظًا لها</text:span><text:span text:style-name="T3">.</text:span></text:p>
      <text:p text:style-name="P1"><text:span text:style-name="T4">إِنْ يَشَأْ يُذْهِبْكُمْ أَيُّهَا النَّاسُ وَيَأْتِ بِآخَرِينَ وَكَانَ اللَّهُ عَلَى ذَلِكَ قَدِيرًا </text:span><text:span text:style-name="T3">(133) </text:span></text:p>
      <text:p text:style-name="P1"><text:span text:style-name="T4">إن يشأ الله يُهلكُّم أيها الناس، ويأت بقوم آخرين غيركم</text:span><text:span text:style-name="T3">. </text:span><text:span text:style-name="T4">وكان الله على ذلك قديرًا</text:span><text:span text:style-name="T3">.</text:span></text:p>
      <text:p text:style-name="P1"><text:span text:style-name="T4">مَنْ كَانَ يُرِيدُ ثَوَابَ الدُّنْيَا فَعِنْدَ اللَّهِ ثَوَابُ الدُّنْيَا وَالْآخِرَةِ وَكَانَ اللَّهُ سَمِيعًا بَصِيرًا </text:span><text:span text:style-name="T3">(134) </text:span></text:p>
      <text:p text:style-name="P1"><text:span text:style-name="T4">من يرغب منكم </text:span><text:span text:style-name="T3">-</text:span><text:span text:style-name="T4">أيها الناس</text:span><text:span text:style-name="T3">- </text:span><text:span text:style-name="T4">في ثواب الدنيا ويعرض عن الآخرة، فعند الله وحده ثواب الدنيا والآخرة، فليطلب من الله وحده خيري الدنيا والآخرة، فهو الذي يملكهما</text:span><text:span text:style-name="T3">. </text:span><text:span text:style-name="T4">وكان الله سميعًا لأقوال عباده، بصيرًا بأعمالهم ونياتهم، وسيجازيهم على ذلك</text:span><text:span text:style-name="T3">.</text:span></text:p>
      <text:p text:style-name="P1"><text:soft-page-break/><text:span text:style-name="T4">يَاأَيُّهَا الَّذِينَ آمَنُوا كُونُوا قَوَّامِينَ بِالْقِسْطِ شُهَدَاءَ لِلَّهِ وَلَوْ عَلَى أَنْفُسِكُمْ أَوِ الْوَالِدَيْنِ وَالْأَقْرَبِينَ إِنْ يَكُنْ غَنِيًّا أَوْ فَقِيرًا فَاللَّهُ أَوْلَى بِهِمَا فَلَا تَتَّبِعُوا الْهَوَى أَنْ تَعْدِلُوا وَإِنْ تَلْوُوا أَوْ تُعْرِضُوا فَإِنَّ اللَّهَ كَانَ بِمَا تَعْمَلُونَ خَبِيرًا </text:span><text:span text:style-name="T3">(135) </text:span></text:p>
      <text:p text:style-name="P1"><text:span text:style-name="T4">يا أيها الذين صدَّقوا الله ورسوله وعملوا بشرعه، كونوا قائمين بالعدل، مؤدين للشهادة لوجه الله تعالى، ولو كانت على أنفسكم، أو على آبائكم وأمهاتكم، أو على أقاربكم، مهما كان شأن المشهود عليه غنيًّا أو فقيرًا</text:span><text:span text:style-name="T3">; </text:span><text:span text:style-name="T4">فإن الله تعالى أولى بهما منكم، وأعلم بما فيه صلاحهما، فلا يحملنَّكم الهوى والتعصب على ترك العدل، وإن تحرفوا الشهادة بألسنتكم فتأتوا بها على غير حقيقتها، أو تعرضوا عنها بترك أدائها أو بكتمانها، فإن الله تعالى كان عليمًا بدقائق أعمالكم، وسيجازيكم بها</text:span><text:span text:style-name="T3">.</text:span></text:p>
      <text:p text:style-name="P1"><text:span text:style-name="T4">يَاأَيُّهَا الَّذِينَ آمَنُوا آمِنُوا بِاللَّهِ وَرَسُولِهِ وَالْكِتَابِ الَّذِي نَزَّلَ عَلَى رَسُولِهِ وَالْكِتَابِ الَّذِي أَنْزَلَ مِنْ قَبْلُ وَمَنْ يَكْفُرْ بِاللَّهِ وَمَلَائِكَتِهِ وَكُتُبِهِ وَرُسُلِهِ وَالْيَوْمِ الْآخِرِ فَقَدْ ضَلَّ ضَلَالًا بَعِيدًا </text:span><text:span text:style-name="T3">(136) </text:span></text:p>
      <text:p text:style-name="P1"><text:span text:style-name="T4">يا أيها الذين صدَّقوا الله ورسوله وعملوا بشرعه داوموا على ما أنتم عليه من التصديق الجازم بالله تعالى وبرسوله محمد صلى الله عليه وسلم، ومن طاعتهما، وبالقرآن الذي نزله عليه، وبجميع الكتب التي أنزلها الله على الرسل</text:span><text:span text:style-name="T3">. </text:span><text:span text:style-name="T4">ومن يكفر بالله تعالى، وملائكته المكرمين، وكتبه التي أنزلها لهداية خلقه، ورسله الذين اصطفاهم لتبليغ رسالته، واليوم الآخر الذي يقوم الناس فيه بعد موتهم للعرض والحساب، فقد خرج من الدين، وبَعُدَ بعدًا كبيرًا عن طريق الحق</text:span><text:span text:style-name="T3">.</text:span></text:p>
      <text:p text:style-name="P1"><text:span text:style-name="T4">إِنَّ الَّذِينَ آمَنُوا ثُمَّ كَفَرُوا ثُمَّ آمَنُوا ثُمَّ كَفَرُوا ثُمَّ ازْدَادُوا كُفْرًا لَمْ يَكُنِ اللَّهُ لِيَغْفِرَ لَهُمْ وَلَا لِيَهْدِيَهُمْ سَبِيلًا </text:span><text:span text:style-name="T3">(137) </text:span></text:p>
      <text:p text:style-name="P1"><text:span text:style-name="T4">إن الذين دخلوا في الإيمان، ثم رجعوا عنه إلى الكفر، ثم عادوا إلى الإيمان، ثم رجعوا إلى الكفر مرة أخرى، ثم أصرُّوا على كفرهم واستمروا عليه، لم يكن الله ليغفر لهم، ولا ليدلهم على طريق من طرق الهداية، التي ينجون بها من سوء العاقبة</text:span><text:span text:style-name="T3">.</text:span></text:p>
      <text:p text:style-name="P1"><text:span text:style-name="T4">بَشِّرِ الْمُنَافِقِينَ بِأَنَّ لَهُمْ عَذَابًا أَلِيمًا </text:span><text:span text:style-name="T3">(138) </text:span></text:p>
      <text:p text:style-name="P1"><text:span text:style-name="T4">بشّر </text:span><text:span text:style-name="T3">-</text:span><text:span text:style-name="T4">أيها الرسول</text:span><text:span text:style-name="T3">- </text:span><text:span text:style-name="T4">المنافقين </text:span><text:span text:style-name="T3">-</text:span><text:span text:style-name="T4">وهم الذين يظهرون الإيمان ويبطنون الكفر</text:span><text:span text:style-name="T3">- </text:span><text:span text:style-name="T4">بأن لهم عذابًا موجعًا</text:span><text:span text:style-name="T3">.</text:span></text:p>
      <text:p text:style-name="P1"><text:span text:style-name="T4">الَّذِينَ يَتَّخِذُونَ الْكَافِرِينَ أَوْلِيَاءَ مِنْ دُونِ الْمُؤْمِنِينَ أَيَبْتَغُونَ عِنْدَهُمُ الْعِزَّةَ فَإِنَّ الْعِزَّةَ لِلَّهِ جَمِيعًا </text:span><text:span text:style-name="T3">(139) </text:span></text:p>
      <text:p text:style-name="P1"><text:span text:style-name="T4">الذين يوالون الكافرين، ويتخذونهم أعوانًا لهم، ويتركون ولاية المؤمنين، ولا يرغبون في مودتهم</text:span><text:span text:style-name="T3">. </text:span><text:span text:style-name="T4">أيطلبون بذلك النصرة والمنعة عند الكافرين؟ إنهم لا يملكون ذلك، فالنصرة والعزة والقوة جميعها لله تعالى وحده</text:span><text:span text:style-name="T3">.</text:span></text:p>
      <text:p text:style-name="P1"><text:soft-page-break/><text:span text:style-name="T4">وَقَدْ نَزَّلَ عَلَيْكُمْ فِي الْكِتَابِ أَنْ إِذَا سَمِعْتُمْ آيَاتِ اللَّهِ يُكْفَرُ بِهَا وَيُسْتَهْزَأُ بِهَا فَلَا تَقْعُدُوا مَعَهُمْ حَتَّى يَخُوضُوا فِي حَدِيثٍ غَيْرِهِ إِنَّكُمْ إِذًا مِثْلُهُمْ إِنَّ اللَّهَ جَامِعُ الْمُنَافِقِينَ وَالْكَافِرِينَ فِي جَهَنَّمَ جَمِيعًا </text:span><text:span text:style-name="T3">(140) </text:span></text:p>
      <text:p text:style-name="P1"><text:span text:style-name="T4">وقد نزل عليكم </text:span><text:span text:style-name="T3">-</text:span><text:span text:style-name="T4">أيها المؤمنون</text:span><text:span text:style-name="T3">- </text:span><text:span text:style-name="T4">في كتاب ربكم أنه إذا سمعتم الكفر بآيات الله والاستهزاء بها فلا تجلسوا مع الكافرين والمستهزئين، إلا إذا أخذوا في حديث غير حديث الكفر والاستهزاء بآيات الله</text:span><text:span text:style-name="T3">. </text:span><text:span text:style-name="T4">إنكم إذا جالستموهم، وهم على ما هم عليه، فأنتم مثلهم</text:span><text:span text:style-name="T3">; </text:span><text:span text:style-name="T4">لأنكم رضيتم بكفرهم واستهزائهم، والراضي بالمعصية كالفاعل لها</text:span><text:span text:style-name="T3">. </text:span><text:span text:style-name="T4">إن الله تعالى جامع المنافقين والكافرين في نار جهنم جميعًا، يلْقَون فيها سوء العذاب</text:span><text:span text:style-name="T3">.</text:span></text:p>
      <text:p text:style-name="P1"><text:span text:style-name="T4">الَّذِينَ يَتَرَبَّصُونَ بِكُمْ فَإِنْ كَانَ لَكُمْ فَتْحٌ مِنَ اللَّهِ قَالُوا أَلَمْ نَكُنْ مَعَكُمْ وَإِنْ كَانَ لِلْكَافِرِينَ نَصِيبٌ قَالُوا أَلَمْ نَسْتَحْوِذْ عَلَيْكُمْ وَنَمْنَعْكُمْ مِنَ الْمُؤْمِنِينَ فَاللَّهُ يَحْكُمُ بَيْنَكُمْ يَوْمَ الْقِيَامَةِ وَلَنْ يَجْعَلَ اللَّهُ لِلْكَافِرِينَ عَلَى الْمُؤْمِنِينَ سَبِيلًا </text:span><text:span text:style-name="T3">(141) </text:span></text:p>
      <text:p text:style-name="P1"><text:span text:style-name="T4">المنافقون هم الذين ينتظرون ما يحلُّ بكم </text:span><text:span text:style-name="T3">-</text:span><text:span text:style-name="T4">أيها المؤمنون</text:span><text:span text:style-name="T3">- </text:span><text:span text:style-name="T4">من الفتن والحرب، فإن منَّ الله عليكم بفضله، ونصركم على عدوكم وغنمتم، قالوا لكم</text:span><text:span text:style-name="T3">: </text:span><text:span text:style-name="T4">ألم نكن معكم نؤازركم؟ وإن كان للجاحدين لهذا الدين قَدْرٌ من النصر والغنيمة، قالوا لهم</text:span><text:span text:style-name="T3">: </text:span><text:span text:style-name="T4">ألم نساعدكم بما قدَّمناه لكم ونَحْمِكُم من المؤمنين؟ فالله تعالى يقضي بينكم وبينهم يوم القيامة، ولن يجعل الله للكافرين طريقًا للغلبة على عباده الصالحين، فالعاقبة للمتقين في الدنيا والآخرة</text:span><text:span text:style-name="T3">.</text:span></text:p>
      <text:p text:style-name="P1"><text:span text:style-name="T4">إِنَّ الْمُنَافِقِينَ يُخَادِعُونَ اللَّهَ وَهُوَ خَادِعُهُمْ وَإِذَا قَامُوا إِلَى الصَّلَاةِ قَامُوا كُسَالَى يُرَاءُونَ النَّاسَ وَلَا يَذْكُرُونَ اللَّهَ إِلَّا قَلِيلًا </text:span><text:span text:style-name="T3">(142) </text:span></text:p>
      <text:p text:style-name="P1"><text:span text:style-name="T4">إنَّ طريقة هؤلاء المنافقين مخادعة الله تعالى، بما يظهرونه من الإيمان وما يبطنونه من الكفر، ظنًّا أنه يخفى على الله، والحال أن الله خادعهم ومجازيهم بمثل عملهم، وإذا قام هؤلاء المنافقون لأداء الصلاة، قاموا إليها في فتور، يقصدون بصلاتهم الرياء والسمعة، ولا يذكرون الله تعالى إلا ذكرًا قليلا</text:span><text:span text:style-name="T3">.</text:span></text:p>
      <text:p text:style-name="P1"><text:span text:style-name="T4">مُذَبْذَبِينَ بَيْنَ ذَلِكَ لَا إِلَى هَؤُلَاءِ وَلَا إِلَى هَؤُلَاءِ وَمَنْ يُضْلِلِ اللَّهُ فَلَنْ تَجِدَ لَهُ سَبِيلًا </text:span><text:span text:style-name="T3">(143) </text:span></text:p>
      <text:p text:style-name="P1"><text:span text:style-name="T4">إنَّ مِن شأن هؤلاء المنافقين التردد والحَيْرة والاضطراب، لا يستقرون على حال، فلا هم مع المؤمنين ولا هم مع الكافرين</text:span><text:span text:style-name="T3">. </text:span><text:span text:style-name="T4">ومن يصرف الله قلبه عن الإيمان به والاستمساك بهديه، فلن تجد له طريقًا إلى الهداية واليقين</text:span><text:span text:style-name="T3">.</text:span></text:p>
      <text:p text:style-name="P1"><text:span text:style-name="T4">يَاأَيُّهَا الَّذِينَ آمَنُوا لَا تَتَّخِذُوا الْكَافِرِينَ أَوْلِيَاءَ مِنْ دُونِ الْمُؤْمِنِينَ أَتُرِيدُونَ أَنْ تَجْعَلُوا لِلَّهِ عَلَيْكُمْ سُلْطَانًا مُبِينًا </text:span><text:span text:style-name="T3">(144) </text:span></text:p>
      <text:p text:style-name="P1"><text:soft-page-break/><text:span text:style-name="T4">يا أيها الذين صدَّقوا الله ورسوله وعملوا بشرعه، لا توالوا الجاحدين لدين الله، وتتركوا موالاة المؤمنين ومودتهم</text:span><text:span text:style-name="T3">. </text:span><text:span text:style-name="T4">أتريدون بمودَّة أعدائكم أن تجعلوا لله تعالى عليكم حجة ظاهرة على عدم صدقكم في إيمانكم؟</text:span></text:p>
      <text:p text:style-name="P1"><text:span text:style-name="T4">إِنَّ الْمُنَافِقِينَ فِي الدَّرْكِ الْأَسْفَلِ مِنَ النَّارِ وَلَنْ تَجِدَ لَهُمْ نَصِيرًا </text:span><text:span text:style-name="T3">(145) </text:span></text:p>
      <text:p text:style-name="P1"><text:span text:style-name="T4">إن المنافقين في أسفل منازل النار يوم القيامة، ولن تجد لهم </text:span><text:span text:style-name="T3">-</text:span><text:span text:style-name="T4">أيها الرسول</text:span><text:span text:style-name="T3">- </text:span><text:span text:style-name="T4">ناصرًا يدفع عنهم سوء هذا المصير</text:span><text:span text:style-name="T3">.</text:span></text:p>
      <text:p text:style-name="P1"><text:span text:style-name="T4">إِلَّا الَّذِينَ تَابُوا وَأَصْلَحُوا وَاعْتَصَمُوا بِاللَّهِ وَأَخْلَصُوا دِينَهُمْ لِلَّهِ فَأُولَئِكَ مَعَ الْمُؤْمِنِينَ وَسَوْفَ يُؤْتِ اللَّهُ الْمُؤْمِنِينَ أَجْرًا عَظِيمًا </text:span><text:span text:style-name="T3">(146) </text:span></text:p>
      <text:p text:style-name="P1"><text:span text:style-name="T4">إلا الذين رجعوا إلى الله تعالى وتابوا إليه، وأصلحوا ما أفسدوا من أحوالهم باطنًا وظاهرًا، ووالوا عباده المؤمنين، واستمسكوا بدين الله، وأخلصوا له سبحانه، فأولئك مع المؤمنين في الدنيا والآخرة، وسوف يعطي الله المؤمنين ثوابًا عظيمًا</text:span><text:span text:style-name="T3">.</text:span></text:p>
      <text:p text:style-name="P1"><text:span text:style-name="T4">مَا يَفْعَلُ اللَّهُ بِعَذَابِكُمْ إِنْ شَكَرْتُمْ وَآمَنْتُمْ وَكَانَ اللَّهُ شَاكِرًا عَلِيمًا </text:span><text:span text:style-name="T3">(147) </text:span></text:p>
      <text:p text:style-name="P1"><text:span text:style-name="T4">ما يفعل الله بعذابكم إن أصلحتم العمل وآمنتم بالله ورسوله، فإن الله سبحانه غني عمَّن سواه، وإنما يعذب العباد بذنوبهم</text:span><text:span text:style-name="T3">. </text:span><text:span text:style-name="T4">وكان الله شاكرًا لعباده على طاعتهم له، عليمًا بكل شيء</text:span><text:span text:style-name="T3">.</text:span></text:p>
      <text:p text:style-name="P1"><text:span text:style-name="T4">لَا يُحِبُّ اللَّهُ الْجَهْرَ بِالسُّوءِ مِنَ الْقَوْلِ إِلَّا مَنْ ظُلِمَ وَكَانَ اللَّهُ سَمِيعًا عَلِيمًا </text:span><text:span text:style-name="T3">(148) </text:span></text:p>
      <text:p text:style-name="P1"><text:span text:style-name="T4">لا يُحِبُّ الله أن يَجهر أحدٌ بقول السوء، لكن يُباح للمظلوم أن يَذكُر ظالمه بما فيه من السوء</text:span><text:span text:style-name="T3">; </text:span><text:span text:style-name="T4">ليبيِّن مَظْلمته</text:span><text:span text:style-name="T3">. </text:span><text:span text:style-name="T4">وكان الله سميعًا لما تجهرون به، عليمًا بما تخفون من ذلك</text:span><text:span text:style-name="T3">.</text:span></text:p>
      <text:p text:style-name="P1"><text:span text:style-name="T4">إِنْ تُبْدُوا خَيْرًا أَوْ تُخْفُوهُ أَوْ تَعْفُوا عَنْ سُوءٍ فَإِنَّ اللَّهَ كَانَ عَفُوًّا قَدِيرًا </text:span><text:span text:style-name="T3">(149) </text:span></text:p>
      <text:p text:style-name="P1"><text:span text:style-name="T4">نَدَب الله تعالى إلى العفو، ومهَّد له بأنَّ المؤمن</text:span><text:span text:style-name="T3">: </text:span><text:span text:style-name="T4">إمَّا أن يُظهر الخير، وإمَّا أن يُخفيه، وكذلك مع الإساءة</text:span><text:span text:style-name="T3">: </text:span><text:span text:style-name="T4">إما أن يظهرها في حال الانتصاف من المسيء، وإما أن يعفو ويصفح، والعفوُ أفضلُ</text:span><text:span text:style-name="T3">; </text:span><text:span text:style-name="T4">فإن من صفاته تعالى العفو عن عباده مع قدرته عليهم</text:span><text:span text:style-name="T3">.</text:span></text:p>
      <text:p text:style-name="P1"><text:span text:style-name="T4">إِنَّ الَّذِينَ يَكْفُرُونَ بِاللَّهِ وَرُسُلِهِ وَيُرِيدُونَ أَنْ يُفَرِّقُوا بَيْنَ اللَّهِ وَرُسُلِهِ وَيَقُولُونَ نُؤْمِنُ بِبَعْضٍ وَنَكْفُرُ بِبَعْضٍ وَيُرِيدُونَ أَنْ يَتَّخِذُوا بَيْنَ ذَلِكَ سَبِيلًا </text:span><text:span text:style-name="T3">(150) </text:span></text:p>
      <text:p text:style-name="P1"><text:span text:style-name="T4">إن الذين يكفرون بالله ورسله من اليهود والنصارى، ويريدون أن يفرقوا بين الله ورسله بأن يؤمنوا بالله ويكذبوا رسله الذين أرسلهم إلى خلقه، أو يعترفوا بصدق بعض الرسل دون بعض، ويزعموا أنَّ بعضهم افتروا على ربِّهم، ويريدون أن يتخذوا طريقًا إلى الضلالة التي أحدثوها والبدعة التي ابتدعوها</text:span><text:span text:style-name="T3">.</text:span></text:p>
      <text:p text:style-name="P1"><text:soft-page-break/><text:span text:style-name="T4">أُولَئِكَ هُمُ الْكَافِرُونَ حَقًّا وَأَعْتَدْنَا لِلْكَافِرِينَ عَذَابًا مُهِينًا </text:span><text:span text:style-name="T3">(151) </text:span></text:p>
      <text:p text:style-name="P1"><text:span text:style-name="T4">أولئك هم أهل الكفر المحقَّق الذي لا شك فيه، وأعتدنا للكافرين عذابًا يخزيهم ويهينهم</text:span><text:span text:style-name="T3">.</text:span></text:p>
      <text:p text:style-name="P1"><text:span text:style-name="T4">وَالَّذِينَ آمَنُوا بِاللَّهِ وَرُسُلِهِ وَلَمْ يُفَرِّقُوا بَيْنَ أَحَدٍ مِنْهُمْ أُولَئِكَ سَوْفَ يُؤْتِيهِمْ أُجُورَهُمْ وَكَانَ اللَّهُ غَفُورًا رَحِيمًا </text:span><text:span text:style-name="T3">(152) </text:span></text:p>
      <text:p text:style-name="P1"><text:span text:style-name="T4">والذين صَدَّقوا بوحدانية الله، وأقرُّوا بنبوَّة رسله أجمعين، ولم يفرقوا بين أحد منهم، وعملوا بشريعة الله، أولئك سوف يعطيهم جزاءهم وثوابهم على إيمانهم به وبرسله</text:span><text:span text:style-name="T3">. </text:span><text:span text:style-name="T4">وكان الله غفورًا رحيمًا</text:span><text:span text:style-name="T3">.</text:span></text:p>
      <text:p text:style-name="P1"><text:span text:style-name="T4">يَسْأَلُكَ أَهْلُ الْكِتَابِ أَنْ تُنَزِّلَ عَلَيْهِمْ كِتَابًا مِنَ السَّمَاءِ فَقَدْ سَأَلُوا مُوسَى أَكْبَرَ مِنْ ذَلِكَ فَقَالُوا أَرِنَا اللَّهَ جَهْرَةً فَأَخَذَتْهُمُ الصَّاعِقَةُ بِظُلْمِهِمْ ثُمَّ اتَّخَذُوا الْعِجْلَ مِنْ بَعْدِ مَا جَاءَتْهُمُ الْبَيِّنَاتُ فَعَفَوْنَا عَنْ ذَلِكَ وَآتَيْنَا مُوسَى سُلْطَانًا مُبِينًا </text:span><text:span text:style-name="T3">(153) </text:span></text:p>
      <text:p text:style-name="P1"><text:span text:style-name="T4">يسألك اليهود </text:span><text:span text:style-name="T3">-</text:span><text:span text:style-name="T4">أيها الرسول</text:span><text:span text:style-name="T3">- </text:span><text:span text:style-name="T4">معجزة مثل معجزة موسى تشهد لك بالصدق</text:span><text:span text:style-name="T3">: </text:span><text:span text:style-name="T4">بأن تنزل عليهم صُحُفًا من الله مكتوبةً، مثل مجيء موسى بالألواح من عند الله، فلا تعجب </text:span><text:span text:style-name="T3">-</text:span><text:span text:style-name="T4">أيها الرسول</text:span><text:span text:style-name="T3">- </text:span><text:span text:style-name="T4">فقد سأل أسلافهم موسى </text:span><text:span text:style-name="T3">-</text:span><text:span text:style-name="T4">عليه السلام</text:span><text:span text:style-name="T3">- </text:span><text:span text:style-name="T4">ما هو أعظم</text:span><text:span text:style-name="T3">: </text:span><text:span text:style-name="T4">سألوه أن يريهم الله علانيةً، فَصُعِقوا بسبب ظلمهم أنفسهم حين سألوا أمرًا ليس من حقِّهم</text:span><text:span text:style-name="T3">. </text:span><text:span text:style-name="T4">وبعد أن أحياهم الله بعد الصعق، وشاهدوا الآيات البينات على يد موسى القاطعة بنفي الشرك، عبدوا العجل من دون الله، فعَفونا عن عبادتهم العجل بسبب توبتهم، وآتينا موسى حجة عظيمة تؤيِّد صِدق نُبُوَّتِه</text:span><text:span text:style-name="T3">.</text:span></text:p>
      <text:p text:style-name="P1"><text:span text:style-name="T4">وَرَفَعْنَا فَوْقَهُمُ الطُّورَ بِمِيثَاقِهِمْ وَقُلْنَا لَهُمُ ادْخُلُوا الْبَابَ سُجَّدًا وَقُلْنَا لَهُمْ لَا تَعْدُوا فِي السَّبْتِ وَأَخَذْنَا مِنْهُمْ مِيثَاقًا غَلِيظًا </text:span><text:span text:style-name="T3">(154) </text:span></text:p>
      <text:p text:style-name="P1"><text:span text:style-name="T4">ورفعنا فوق رؤوسهم جبل الطور حين امتنعوا عن الالتزام بالعهد المؤكد الذي أعطوه بالعمل بأحكام التوراة، وأمرناهم أن يدخلوا باب </text:span><text:span text:style-name="T3">«</text:span><text:span text:style-name="T4">بيت المقدس</text:span><text:span text:style-name="T3">» </text:span><text:span text:style-name="T4">سُجَّدًا، فدخلوا يزحفون على أستاههم، وأمرناهم ألا يَعْتَدُوا بالصيد في يوم السبت فاعتدَوا، وصادوا، وأخذنا عليهم عهدًا مؤكدًا، فنقضوه</text:span><text:span text:style-name="T3">.</text:span></text:p>
      <text:p text:style-name="P1"><text:span text:style-name="T4">فَبِمَا نَقْضِهِمْ مِيثَاقَهُمْ وَكُفْرِهِمْ بِآيَاتِ اللَّهِ وَقَتْلِهِمُ الْأَنْبِيَاءَ بِغَيْرِ حَقٍّ وَقَوْلِهِمْ قُلُوبُنَا غُلْفٌ بَلْ طَبَعَ اللَّهُ عَلَيْهَا بِكُفْرِهِمْ فَلَا يُؤْمِنُونَ إِلَّا قَلِيلًا </text:span><text:span text:style-name="T3">(155) </text:span></text:p>
      <text:p text:style-name="P1"><text:span text:style-name="T4">فلعنَّاهم بسبب نقضهم للعهود، وكفرهم بآيات الله الدالة على صدق رسله، وقتلهم للأنبياء ظلمًا واعتداءً، وقولهم</text:span><text:span text:style-name="T3">: </text:span><text:span text:style-name="T4">قلوبنا عليها أغطية فلا تفقه ما تقول، بل طمس الله عليها بسبب كفرهم، فلا يؤمنون إلا إيمانًا قليلا لا ينفعهم</text:span><text:span text:style-name="T3">.</text:span></text:p>
      <text:p text:style-name="P1"><text:span text:style-name="T4">وَبِكُفْرِهِمْ وَقَوْلِهِمْ عَلَى مَرْيَمَ بُهْتَانًا عَظِيمًا </text:span><text:span text:style-name="T3">(156) </text:span></text:p>
      <text:p text:style-name="P1"><text:span text:style-name="T4">وكذلك لعنَّاهم بسبب كفرهم وافترائهم على مريم بما نسبوه إليها من الزنى، وهي بريئة منه</text:span><text:span text:style-name="T3">.</text:span></text:p>
      <text:p text:style-name="P1"><text:soft-page-break/><text:span text:style-name="T4">وَقَوْلِهِمْ إِنَّا قَتَلْنَا الْمَسِيحَ عِيسَى ابْنَ مَرْيَمَ رَسُولَ اللَّهِ وَمَا قَتَلُوهُ وَمَا صَلَبُوهُ وَلَكِنْ شُبِّهَ لَهُمْ وَإِنَّ الَّذِينَ اخْتَلَفُوا فِيهِ لَفِي شَكٍّ مِنْهُ مَا لَهُمْ بِهِ مِنْ عِلْمٍ إِلَّا اتِّبَاعَ الظَّنِّ وَمَا قَتَلُوهُ يَقِينًا </text:span><text:span text:style-name="T3">(157) </text:span></text:p>
      <text:p text:style-name="P1"><text:span text:style-name="T4">وبسبب قولهم </text:span><text:span text:style-name="T3">-</text:span><text:span text:style-name="T4">على سبيل التهكم والاستهزاء</text:span><text:span text:style-name="T3">-: </text:span><text:span text:style-name="T4">إنا قتلنا المسيح عيسى بن مريم رسول الله، وما قتلوا عيسى وما صلبوه، بل صلبوا رجلا شبيهًا به ظنًّا منهم أنه عيسى</text:span><text:span text:style-name="T3">. </text:span><text:span text:style-name="T4">ومن ادَّعى قَتْلَهُ من اليهود، ومن أسلمه إليهم من النصارى، كلهم واقعون في شك وحَيْرَة، لا عِلْمَ لديهم إلا اتباع الظن، وما قتلوه متيقنين بل شاكين متوهمين</text:span><text:span text:style-name="T3">.</text:span></text:p>
      <text:p text:style-name="P1"><text:span text:style-name="T4">بَلْ رَفَعَهُ اللَّهُ إِلَيْهِ وَكَانَ اللَّهُ عَزِيزًا حَكِيمًا </text:span><text:span text:style-name="T3">(158) </text:span></text:p>
      <text:p text:style-name="P1"><text:span text:style-name="T4">بل رفع الله عيسى إليه ببدنه وروحه حيًّا، وطهَّره من الذين كفروا</text:span><text:span text:style-name="T3">. </text:span><text:span text:style-name="T4">وكان الله عزيزًا في ملكه، حكيمًا في تدبيره وقضائه</text:span><text:span text:style-name="T3">.</text:span></text:p>
      <text:p text:style-name="P1"><text:span text:style-name="T4">وَإِنْ مِنْ أَهْلِ الْكِتَابِ إِلَّا لَيُؤْمِنَنَّ بِهِ قَبْلَ مَوْتِهِ وَيَوْمَ الْقِيَامَةِ يَكُونُ عَلَيْهِمْ شَهِيدًا </text:span><text:span text:style-name="T3">(159) </text:span></text:p>
      <text:p text:style-name="P1"><text:span text:style-name="T4">وإنه لا يبقى أحدٌ من أهل الكتاب بعد نزول عيسى آخر الزمان إلا آمن به قبل موته عليه السلام، ويوم القيامة يكون عيسى </text:span><text:span text:style-name="T3">-</text:span><text:span text:style-name="T4">عليه السلام</text:span><text:span text:style-name="T3">- </text:span><text:span text:style-name="T4">شهيدًا بتكذيب مَن كذَّبه، وتصديق مَن صدَّقه</text:span><text:span text:style-name="T3">.</text:span></text:p>
      <text:p text:style-name="P1"><text:span text:style-name="T4">فَبِظُلْمٍ مِنَ الَّذِينَ هَادُوا حَرَّمْنَا عَلَيْهِمْ طَيِّبَاتٍ أُحِلَّتْ لَهُمْ وَبِصَدِّهِمْ عَنْ سَبِيلِ اللَّهِ كَثِيرًا </text:span><text:span text:style-name="T3">(160) </text:span></text:p>
      <text:p text:style-name="P1"><text:span text:style-name="T4">فبسبب ظلم اليهود بما ارتكبوه من الذنوب العظيمة حَرَّم الله عليهم طيبات من المأكل كانت حلالا لهم، وبسبب صدِّهم أنفسهم وغيرهم عن دين الله القويم</text:span><text:span text:style-name="T3">.</text:span></text:p>
      <text:p text:style-name="P1"><text:span text:style-name="T4">وَأَخْذِهِمُ الرِّبَا وَقَدْ نُهُوا عَنْهُ وَأَكْلِهِمْ أَمْوَالَ النَّاسِ بِالْبَاطِلِ وَأَعْتَدْنَا لِلْكَافِرِينَ مِنْهُمْ عَذَابًا أَلِيمًا </text:span><text:span text:style-name="T3">(161) </text:span></text:p>
      <text:p text:style-name="P1"><text:span text:style-name="T4">وبسبب تناولهم الربا الذي نهوا عنه، واستحلالهم أموال الناس بغير استحقاق، وأعتدنا للكافرين بالله ورسوله مِن هؤلاء اليهود عذابًا موجعًا في الآخرة</text:span><text:span text:style-name="T3">.</text:span></text:p>
      <text:p text:style-name="P1"><text:span text:style-name="T4">لَكِنِ الرَّاسِخُونَ فِي الْعِلْمِ مِنْهُمْ وَالْمُؤْمِنُونَ يُؤْمِنُونَ بِمَا أُنْزِلَ إِلَيْكَ وَمَا أُنْزِلَ مِنْ قَبْلِكَ وَالْمُقِيمِينَ الصَّلَاةَ وَالْمُؤْتُونَ الزَّكَاةَ وَالْمُؤْمِنُونَ بِاللَّهِ وَالْيَوْمِ الْآخِرِ أُولَئِكَ سَنُؤْتِيهِمْ أَجْرًا عَظِيمًا </text:span><text:span text:style-name="T3">(162) </text:span></text:p>
      <text:p text:style-name="P1"><text:span text:style-name="T4">لكنِ المتمكنون في العلم بأحكام الله من اليهود، والمؤمنون بالله ورسوله، يؤمنون بالذي أنزله الله إليك </text:span><text:span text:style-name="T3">-</text:span><text:span text:style-name="T4">أيها الرسول</text:span><text:span text:style-name="T3">- </text:span><text:span text:style-name="T4">وهو القرآن، وبالذي أنزل إلى الرسل من قبلك كالتوراة والإنجيل، ويؤدُّون الصلاة في أوقاتها، ويخرجون زكاة أموالهم، ويؤمنون بالله وبالبعث والجزاء، أولئك سيعطيهم الله ثوابًا عظيمًا، وهو الجنة</text:span><text:span text:style-name="T3">.</text:span></text:p>
      <text:p text:style-name="P1"><text:span text:style-name="T4">إِنَّا أَوْحَيْنَا إِلَيْكَ كَمَا أَوْحَيْنَا إِلَى نُوحٍ وَالنَّبِيِّينَ مِنْ بَعْدِهِ وَأَوْحَيْنَا إِلَى إِبْرَاهِيمَ وَإِسْمَاعِيلَ وَإِسْحَاقَ وَيَعْقُوبَ وَالْأَسْبَاطِ وَعِيسَى وَأَيُّوبَ وَيُونُسَ وَهَارُونَ وَسُلَيْمَانَ وَآتَيْنَا دَاوُودَ زَبُورًا </text:span><text:span text:style-name="T3">(163) </text:span></text:p>
      <text:p text:style-name="P1"><text:soft-page-break/><text:span text:style-name="T4">إنا أوحينا اليك </text:span><text:span text:style-name="T3">-</text:span><text:span text:style-name="T4">أيها الرسول</text:span><text:span text:style-name="T3">- </text:span><text:span text:style-name="T4">بتبليغ الرسالة كما أوحينا إلى نوح والنبيين من بعده، وأوحينا إلى إبراهيم وإسماعيل وإسحاق ويعقوب والأسباط </text:span><text:span text:style-name="T3">-</text:span><text:span text:style-name="T4">وهم الأنبياء الذين كانوا في قبائل بني إسرائيل الاثنتي عشرة من ولد يعقوب</text:span><text:span text:style-name="T3">- </text:span><text:span text:style-name="T4">وعيسى وأيوب ويونس وهارون وسليمان</text:span><text:span text:style-name="T3">. </text:span><text:span text:style-name="T4">وآتينا داود زبورًا، وهو كتاب وصحف مكتوبة</text:span><text:span text:style-name="T3">.</text:span></text:p>
      <text:p text:style-name="P1"><text:span text:style-name="T4">وَرُسُلًا قَدْ قَصَصْنَاهُمْ عَلَيْكَ مِنْ قَبْلُ وَرُسُلًا لَمْ نَقْصُصْهُمْ عَلَيْكَ وَكَلَّمَ اللَّهُ مُوسَى تَكْلِيمًا </text:span><text:span text:style-name="T3">(164) </text:span></text:p>
      <text:p text:style-name="P1"><text:span text:style-name="T4">وأرسلنا رسلا قد قصصناهم عليك في القرآن من قبل هذه الآية، ورسلا لم نقصصهم عليك لحكمة أردناها</text:span><text:span text:style-name="T3">. </text:span><text:span text:style-name="T4">وكلم الله موسى تكليمًا؛ تشريفًا له بهذه الصفة</text:span><text:span text:style-name="T3">. </text:span><text:span text:style-name="T4">وفي هذه الآية الكريمة، إثبات صفة الكلام لله </text:span><text:span text:style-name="T3">-</text:span><text:span text:style-name="T4">تعالى</text:span><text:span text:style-name="T3">- </text:span><text:span text:style-name="T4">كما يليق بجلاله، وأنه سبحانه كلم نبيه موسى </text:span><text:span text:style-name="T3">-</text:span><text:span text:style-name="T4">عليه السلام</text:span><text:span text:style-name="T3">- </text:span><text:span text:style-name="T4">حقيقة بلا وساطة</text:span><text:span text:style-name="T3">.</text:span></text:p>
      <text:p text:style-name="P1"><text:span text:style-name="T4">رُسُلًا مُبَشِّرِينَ وَمُنْذِرِينَ لِئَلَّا يَكُونَ لِلنَّاسِ عَلَى اللَّهِ حُجَّةٌ بَعْدَ الرُّسُلِ وَكَانَ اللَّهُ عَزِيزًا حَكِيمًا </text:span><text:span text:style-name="T3">(165) </text:span></text:p>
      <text:p text:style-name="P1"><text:span text:style-name="T4">أرسَلْتُ رسلا إلى خَلْقي مُبشِّرين بثوابي، ومنذرين بعقابي</text:span><text:span text:style-name="T3">; </text:span><text:span text:style-name="T4">لئلا يكون للبشر حجة يعتذرون بها بعد إرسال الرسل</text:span><text:span text:style-name="T3">. </text:span><text:span text:style-name="T4">وكان الله عزيزًا في ملكه، حكيمًا في تدبيره</text:span><text:span text:style-name="T3">.</text:span></text:p>
      <text:p text:style-name="P1"><text:span text:style-name="T4">لَكِنِ اللَّهُ يَشْهَدُ بِمَا أَنْزَلَ إِلَيْكَ أَنْزَلَهُ بِعِلْمِهِ وَالْمَلَائِكَةُ يَشْهَدُونَ وَكَفَى بِاللَّهِ شَهِيدًا </text:span><text:span text:style-name="T3">(166) </text:span></text:p>
      <text:p text:style-name="P1"><text:span text:style-name="T4">إن يكفر بك اليهود وغيرهم </text:span><text:span text:style-name="T3">-</text:span><text:span text:style-name="T4">أيها الرسول</text:span><text:span text:style-name="T3">- </text:span><text:span text:style-name="T4">فالله يشهد لك بأنك رسوله الذي أَنْزَلَ عليه القرآن العظيم، أنزله بعلمه، وكذلك الملائكة يشهدون بصدق ما أوحي إليك، وشهادة الله وحدها كافية</text:span><text:span text:style-name="T3">.</text:span></text:p>
      <text:p text:style-name="P1"><text:span text:style-name="T4">إِنَّ الَّذِينَ كَفَرُوا وَصَدُّوا عَنْ سَبِيلِ اللَّهِ قَدْ ضَلُّوا ضَلَالًا بَعِيدًا </text:span><text:span text:style-name="T3">(167) </text:span></text:p>
      <text:p text:style-name="P1"><text:span text:style-name="T4">إن الذين جحدوا نُبُوَّتك، وصدوا الناس عن الإسلام، قد بَعُدوا عن طريق الحق بُعْدًا شديدًا</text:span><text:span text:style-name="T3">.</text:span></text:p>
      <text:p text:style-name="P1"><text:span text:style-name="T4">إِنَّ الَّذِينَ كَفَرُوا وَظَلَمُوا لَمْ يَكُنِ اللَّهُ لِيَغْفِرَ لَهُمْ وَلَا لِيَهْدِيَهُمْ طَرِيقًا </text:span><text:span text:style-name="T3">(168) </text:span></text:p>
      <text:p text:style-name="P1"><text:span text:style-name="T4">إن الذين كفروا بالله وبرسوله، وظلموا باستمرارهم على الكفر، لم يكن الله ليغفر ذنوبهم، ولا ليدلهم على طريق ينجيهم</text:span><text:span text:style-name="T3">.</text:span></text:p>
      <text:p text:style-name="P1"><text:span text:style-name="T4">إِلَّا طَرِيقَ جَهَنَّمَ خَالِدِينَ فِيهَا أَبَدًا وَكَانَ ذَلِكَ عَلَى اللَّهِ يَسِيرًا </text:span><text:span text:style-name="T3">(169) </text:span></text:p>
      <text:p text:style-name="P1"><text:span text:style-name="T4">إلا طريق جهنم ماكثين فيها أبدًا، وكان ذلك على الله يسيرًا، فلا يعجزه شيء</text:span><text:span text:style-name="T3">.</text:span></text:p>
      <text:p text:style-name="P1"><text:span text:style-name="T4">يَاأَيُّهَا النَّاسُ قَدْ جَاءَكُمُ الرَّسُولُ بِالْحَقِّ مِنْ رَبِّكُمْ فَآمِنُوا خَيْرًا لَكُمْ وَإِنْ تَكْفُرُوا فَإِنَّ لِلَّهِ مَا فِي السَّمَاوَاتِ وَالْأَرْضِ وَكَانَ اللَّهُ عَلِيمًا حَكِيمًا </text:span><text:span text:style-name="T3">(170) </text:span></text:p>
      <text:p text:style-name="P1"><text:span text:style-name="T4">يا أيها الناس قد جاءكم رسولنا محمد صلى الله عليه وسلم بالإسلام دين الحق من ربكم، فَصَدِّقوه واتبعوه، فإن الإيمان به خير لكم، وإن تُصرُّوا على كفركم فإن الله غني عنكم وعن إيمانكم</text:span><text:span text:style-name="T3">; </text:span><text:span text:style-name="T4">لأنه مالك ما في السموات والأرض</text:span><text:span text:style-name="T3">. </text:span><text:span text:style-name="T4">وكان الله عليمًا بأقوالكم وأفعالكم، حكيمًا في تشريعه وأمره</text:span><text:span text:style-name="T3">. </text:span><text:span text:style-name="T4">فإذا </text:span><text:soft-page-break/><text:span text:style-name="T4">كانت السموات والأرض قد خضعتا لله تعالى كونًا وقدرًا خضوع سائر ملكه، فأولى بكم أن تؤمنوا بالله وبرسوله محمد صلى الله عليه وسلم، وبالقرآن الذي أنزله عليه، وأن تنقادوا لذلك شرعًا حتى يكون الكون كلُّه خاضعًا لله قدرًا وشرعًا</text:span><text:span text:style-name="T3">. </text:span><text:span text:style-name="T4">وفي الآية دليل على عموم رسالة نبي الله ورسوله محمد صلى الله عليه وسلم</text:span><text:span text:style-name="T3">.</text:span></text:p>
      <text:p text:style-name="P1"><text:span text:style-name="T4">يَاأَهْلَ الْكِتَابِ لَا تَغْلُوا فِي دِينِكُمْ وَلَا تَقُولُوا عَلَى اللَّهِ إِلَّا الْحَقَّ إِنَّمَا الْمَسِيحُ عِيسَى ابْنُ مَرْيَمَ رَسُولُ اللَّهِ وَكَلِمَتُهُ أَلْقَاهَا إِلَى مَرْيَمَ وَرُوحٌ مِنْهُ فَآمِنُوا بِاللَّهِ وَرُسُلِهِ وَلَا تَقُولُوا ثَلَاثَةٌ انْتَهُوا خَيْرًا لَكُمْ إِنَّمَا اللَّهُ إِلَهٌ وَاحِدٌ سُبْحَانَهُ أَنْ يَكُونَ لَهُ وَلَدٌ لَهُ مَا فِي السَّمَاوَاتِ وَمَا فِي الْأَرْضِ وَكَفَى بِاللَّهِ وَكِيلًا </text:span><text:span text:style-name="T3">(171) </text:span></text:p>
      <text:p text:style-name="P1"><text:span text:style-name="T4">يا أهل الإنجيل لا تتجاوزوا الاعتقاد الحق في دينكم، ولا تقولوا على الله إلا الحق، فلا تجعلوا له صاحبةً ولا ولدًا</text:span><text:span text:style-name="T3">. </text:span><text:span text:style-name="T4">إنما المسيح عيسى ابن مريم رسول الله أرسله الله بالحق، وخَلَقَه بالكلمة التي أرسل بها جبريل إلى مريم، وهي قوله</text:span><text:span text:style-name="T3">: «</text:span><text:span text:style-name="T4">كن</text:span><text:span text:style-name="T3">» </text:span><text:span text:style-name="T4">، فكان، وهي نفخة من الله تعالى نفخها جبريل بأمر ربه، فَصدِّقوا بأن الله واحد وأسلموا له، وصدِّقوا رسله فيما جاؤوكم به من عند الله واعملوا به، ولا تجعلوا عيسى وأمه مع الله شريكين</text:span><text:span text:style-name="T3">. </text:span><text:span text:style-name="T4">انتهوا عن هذه المقالة خيرًا لكم مما أنتم عليه، إنما الله إله واحد سبحانه</text:span><text:span text:style-name="T3">. </text:span><text:span text:style-name="T4">ما في السموات والأرض مُلْكُه، فكيف يكون له منهم صاحبة أو ولد؟ وكفى بالله وكيلا على تدبير خلقه وتصريف معاشهم، فتوكَّلوا عليه وحده فهو كافيكم</text:span><text:span text:style-name="T3">.</text:span></text:p>
      <text:p text:style-name="P1"><text:span text:style-name="T4">لَنْ يَسْتَنْكِفَ الْمَسِيحُ أَنْ يَكُونَ عَبْدًا لِلَّهِ وَلَا الْمَلَائِكَةُ الْمُقَرَّبُونَ وَمَنْ يَسْتَنْكِفْ عَنْ عِبَادَتِهِ وَيَسْتَكْبِرْ فَسَيَحْشُرُهُمْ إِلَيْهِ جَمِيعًا </text:span><text:span text:style-name="T3">(172) </text:span></text:p>
      <text:p text:style-name="P1"><text:span text:style-name="T4">لن يَأْنف ولن يمتنع المسيح أن يكون عبدًا لله، وكذلك لن يأنَفَ الملائكة المُقَرَّبون من الإقرار بالعبودية لله تعالى</text:span><text:span text:style-name="T3">. </text:span><text:span text:style-name="T4">ومن يأنف عن الانقياد والخضوع ويستكبر فسيحشرهم كلهم إليه يوم القيامة، ويفصلُ بينهم بحكمه العادل، ويجازي كلا بما يستحق</text:span><text:span text:style-name="T3">.</text:span></text:p>
      <text:p text:style-name="P1"><text:span text:style-name="T4">فَأَمَّا الَّذِينَ آمَنُوا وَعَمِلُوا الصَّالِحَاتِ فَيُوَفِّيهِمْ أُجُورَهُمْ وَيَزِيدُهُمْ مِنْ فَضْلِهِ وَأَمَّا الَّذِينَ اسْتَنْكَفُوا وَاسْتَكْبَرُوا فَيُعَذِّبُهُمْ عَذَابًا أَلِيمًا وَلَا يَجِدُونَ لَهُمْ مِنْ دُونِ اللَّهِ وَلِيًّا وَلَا نَصِيرًا </text:span><text:span text:style-name="T3">(173) </text:span></text:p>
      <text:p text:style-name="P1"><text:span text:style-name="T4">فأمَّا الذين صَدَّقوا بالله اعتقادًا وقولا وعملا واستقاموا على شريعته فيوفيهم ثواب أعمالهم، ويزيدُهم من فضله، وأما الذين امتنعوا عن طاعة الله، واستكبروا عن التذلل له فيعذبهم عذابًا موجعًا، ولا يجدون لهم وليًّا ينجيهم من عذابه، ولا ناصرًا ينصرهم من دون الله</text:span><text:span text:style-name="T3">.</text:span></text:p>
      <text:p text:style-name="P1"><text:span text:style-name="T4">يَاأَيُّهَا النَّاسُ قَدْ جَاءَكُمْ بُرْهَانٌ مِنْ رَبِّكُمْ وَأَنْزَلْنَا إِلَيْكُمْ نُورًا مُبِينًا </text:span><text:span text:style-name="T3">(174) </text:span></text:p>
      <text:p text:style-name="P1"><text:span text:style-name="T4">يا أيها الناس قد جاءكم برهان من ربكم، وهو رسولنا محمد، وما جاء به من البينات والحجج القاطعة، وأعظمها القرآن الكريم، مما يشهد بصدق نبوته ورسالته الخاتمة، وأنزلنا إليكم القرآن هدًى ونورًا مبينًا</text:span><text:span text:style-name="T3">.</text:span></text:p>
      <text:p text:style-name="P1"><text:soft-page-break/><text:span text:style-name="T4">فَأَمَّا الَّذِينَ آمَنُوا بِاللَّهِ وَاعْتَصَمُوا بِهِ فَسَيُدْخِلُهُمْ فِي رَحْمَةٍ مِنْهُ وَفَضْلٍ وَيَهْدِيهِمْ إِلَيْهِ صِرَاطًا مُسْتَقِيمًا </text:span><text:span text:style-name="T3">(175) </text:span></text:p>
      <text:p text:style-name="P1"><text:span text:style-name="T4">فأمَّا الذين صدَّقوا بالله اعتقادًا وقولا وعملا واستمسكوا بالنور الذي أُنزل إليهم، فسيدخلهم الجنة رحمة منه وفضلا ويوفقهم إلى سلوك الطريق المستقيم المفضي إلى روضات الجنات</text:span><text:span text:style-name="T3">.</text:span></text:p>
      <text:p text:style-name="P1"><text:span text:style-name="T4">يَسْتَفْتُونَكَ قُلِ اللَّهُ يُفْتِيكُمْ فِي الْكَلَالَةِ إِنِ امْرُؤٌ هَلَكَ لَيْسَ لَهُ وَلَدٌ وَلَهُ أُخْتٌ فَلَهَا نِصْفُ مَا تَرَكَ وَهُوَ يَرِثُهَا إِنْ لَمْ يَكُنْ لَهَا وَلَدٌ فَإِنْ كَانَتَا اثْنَتَيْنِ فَلَهُمَا الثُّلُثَانِ مِمَّا تَرَكَ وَإِنْ كَانُوا إِخْوَةً رِجَالًا وَنِسَاءً فَلِلذَّكَرِ مِثْلُ حَظِّ الْأُنْثَيَيْنِ يُبَيِّنُ اللَّهُ لَكُمْ أَنْ تَضِلُّوا وَاللَّهُ بِكُلِّ شَيْءٍ عَلِيمٌ </text:span><text:span text:style-name="T3">(176) </text:span></text:p>
      <text:p text:style-name="P1"><text:span text:style-name="T4">يسألونك </text:span><text:span text:style-name="T3">-</text:span><text:span text:style-name="T4">أيها الرسول</text:span><text:span text:style-name="T3">- </text:span><text:span text:style-name="T4">عن حكم ميراث الكلالة، وهو من مات وليس له ولدٌ ولا والد، قل</text:span><text:span text:style-name="T3">: </text:span><text:span text:style-name="T4">الله يُبيِّن لكم الحكم فيها</text:span><text:span text:style-name="T3">: </text:span><text:span text:style-name="T4">إن مات امرؤ ليس له ولد ولا والد، وله أخت لأبيه وأمه، أو لأبيه فقط، فلها نصف تركته، ويرث أخوها شقيقًا كان أو لأب جميع مالها إذا ماتت وليس لها ولد ولا والد</text:span><text:span text:style-name="T3">. </text:span><text:span text:style-name="T4">فإن كان لمن مات كلالةً أختان فلهما الثلثان مما ترك</text:span><text:span text:style-name="T3">. </text:span><text:span text:style-name="T4">وإذا اجتمع الذكور من الإخوة لغير أم مع الإناث فللذكر مثل نصيب الأنثيين من أخواته</text:span><text:span text:style-name="T3">. </text:span><text:span text:style-name="T4">يُبيِّن الله لكم قسمة المواريث وحكم الكلالة، لئلا تضلوا عن الحقِّ في أمر المواريث</text:span><text:span text:style-name="T3">. </text:span><text:span text:style-name="T4">والله عالم بعواقب الأمور، وما فيها من الخير لعباده</text:span><text:span text:style-name="T3">.</text:span></text:p>
      <text:p text:style-name="P1"><text:span text:style-name="T4">يَاأَيُّهَا الَّذِينَ آمَنُوا أَوْفُوا بِالْعُقُودِ أُحِلَّتْ لَكُمْ بَهِيمَةُ الْأَنْعَامِ إِلَّا مَا يُتْلَى عَلَيْكُمْ غَيْرَ مُحِلِّي الصَّيْدِ وَأَنْتُمْ حُرُمٌ إِنَّ اللَّهَ يَحْكُمُ مَا يُرِيدُ </text:span><text:span text:style-name="T3">(1) </text:span></text:p>
      <text:p text:style-name="P1"><text:span text:style-name="T4">يا أيها الذين صدَّقوا الله ورسوله وعملوا بشرعه، أتِمُّوا عهود الله الموثقة، من الإيمان بشرائع الدين، والانقياد لها، وأَدُّوا العهود لبعضكم على بعض من الأمانات، والبيوع وغيرها، مما لم يخالف كتاب الله، وسنة رسوله محمد صلى الله عليه وسلم</text:span><text:span text:style-name="T3">. </text:span><text:span text:style-name="T4">وقد أحَلَّ الله لكم البهيمة من الأنعام، وهي الإبلُ والبقر والغنم، إلا ما بيَّنه لكم من تحريم الميتة والدم وغير ذلك، ومن تحريم الصيد وأنتم محرمون</text:span><text:span text:style-name="T3">. </text:span><text:span text:style-name="T4">إن الله يحكم ما يشاء وَفْق حكمته وعدله</text:span><text:span text:style-name="T3">.</text:span></text:p>
      <text:p text:style-name="P1"><text:span text:style-name="T4">يَاأَيُّهَا الَّذِينَ آمَنُوا لَا تُحِلُّوا شَعَائِرَ اللَّهِ وَلَا الشَّهْرَ الْحَرَامَ وَلَا الْهَدْيَ وَلَا الْقَلَائِدَ وَلَا آمِّينَ الْبَيْتَ الْحَرَامَ يَبْتَغُونَ فَضْلًا مِنْ رَبِّهِمْ وَرِضْوَانًا وَإِذَا حَلَلْتُمْ فَاصْطَادُوا وَلَا يَجْرِمَنَّكُمْ شَنَآنُ قَوْمٍ أَنْ صَدُّوكُمْ عَنِ الْمَسْجِدِ الْحَرَامِ أَنْ تَعْتَدُوا وَتَعَاوَنُوا عَلَى الْبِرِّ وَالتَّقْوَى وَلَا تَعَاوَنُوا عَلَى الْإِثْمِ وَالْعُدْوَانِ وَاتَّقُوا اللَّهَ إِنَّ اللَّهَ شَدِيدُ الْعِقَابِ </text:span><text:span text:style-name="T3">(2) </text:span></text:p>
      <text:p text:style-name="P1"><text:span text:style-name="T4">يا أيها الذين صدَّقوا الله ورسوله وعملوا بشرعه لا تتعدَّوا حدود الله ومعالمه، ولا تستحِلُّوا القتال في الأشهر الحرم، وهي</text:span><text:span text:style-name="T3">: </text:span><text:span text:style-name="T4">ذو القعدة وذو الحجة والمحرم ورجب، وكان ذلك في صدر الإسلام، ولا تستحِلُّوا حرمة الهَدْي، ولا ما قُلِّدَ منه</text:span><text:span text:style-name="T3">; </text:span><text:span text:style-name="T4">إذ كانوا يضعون القلائد، وهي ضفائر من صوف أو وَبَر في الرقاب علامةً على أن البهيمة هَدْيٌ وأن الرجل يريد الحج، ولا تَسْتَحِلُّوا قتال قاصدي البيت الحرام الذين يبتغون من فضل الله ما يصلح معايشهم ويرضي ربهم</text:span><text:span text:style-name="T3">. </text:span><text:span text:style-name="T4">وإذا حللتم من إحرامكم حلَّ </text:span><text:soft-page-break/><text:span text:style-name="T4">لكم الصيد، ولا يحمِلَنَّكم بُغْض قوم من أجل أن منعوكم من الوصول إلى المسجد الحرام </text:span><text:span text:style-name="T3">-</text:span><text:span text:style-name="T4">كما حدث عام </text:span><text:span text:style-name="T3">«</text:span><text:span text:style-name="T4">الحديبية</text:span><text:span text:style-name="T3">» - </text:span><text:span text:style-name="T4">على ترك العدل فيهم</text:span><text:span text:style-name="T3">. </text:span><text:span text:style-name="T4">وتعاونوا </text:span><text:span text:style-name="T3">-</text:span><text:span text:style-name="T4">أيها المؤمنون فيما بينكم</text:span><text:span text:style-name="T3">- </text:span><text:span text:style-name="T4">على فِعْل الخير، وتقوى الله، ولا تعاونوا على ما فيه إثم ومعصية وتجاوز لحدود الله، واحذروا مخالفة أمر الله فإنه شديد العقاب</text:span><text:span text:style-name="T3">.</text:span></text:p>
      <text:p text:style-name="P1"><text:span text:style-name="T4">حُرِّمَتْ عَلَيْكُمُ الْمَيْتَةُ وَالدَّمُ وَلَحْمُ الْخِنْزِيرِ وَمَا أُهِلَّ لِغَيْرِ اللَّهِ بِهِ وَالْمُنْخَنِقَةُ وَالْمَوْقُوذَةُ وَالْمُتَرَدِّيَةُ وَالنَّطِيحَةُ وَمَا أَكَلَ السَّبُعُ إِلَّا مَا ذَكَّيْتُمْ وَمَا ذُبِحَ عَلَى النُّصُبِ وَأَنْ تَسْتَقْسِمُوا بِالْأَزْلَامِ ذَلِكُمْ فِسْقٌ الْيَوْمَ يَئِسَ الَّذِينَ كَفَرُوا مِنْ دِينِكُمْ فَلَا تَخْشَوْهُمْ وَاخْشَوْنِ الْيَوْمَ أَكْمَلْتُ لَكُمْ دِينَكُمْ وَأَتْمَمْتُ عَلَيْكُمْ نِعْمَتِي وَرَضِيتُ لَكُمُ الْإِسْلَامَ دِينًا فَمَنِ اضْطُرَّ فِي مَخْمَصَةٍ غَيْرَ مُتَجَانِفٍ لِإِثْمٍ فَإِنَّ اللَّهَ غَفُورٌ رَحِيمٌ </text:span><text:span text:style-name="T3">(3) </text:span></text:p>
      <text:p text:style-name="P1"><text:span text:style-name="T4">حرَّم الله عليكم الميتة، وهي الحيوان الذي تفارقه الحياة بدون ذكاة، وحرَّم عليكم الدم السائل المُراق، ولحم الخنزير، وما ذُكِر عليه غير اسم الله عند الذبح، والمنخنقة التي حُبِس نَفَسُها حتى ماتت، والموقوذة وهي التي ضُربت بعصا أو حجر حتى ماتت، والمُتَرَدِّية وهي التي سقطت من مكان عال أو هَوَت في بئر فماتت، والنطيحة وهي التي ضَرَبَتْها أخرى بقرنها فماتت، وحرَّم الله عليكم البهيمة التي أكلها السبُع، كالأسد والنمر والذئب، ونحو ذلك</text:span><text:span text:style-name="T3">. </text:span><text:span text:style-name="T4">واستثنى </text:span><text:span text:style-name="T3">-</text:span><text:span text:style-name="T4">سبحانه</text:span><text:span text:style-name="T3">- </text:span><text:span text:style-name="T4">مما حرَّمه من المنخنقة وما بعدها ما أدركتم ذكاته قبل أن يموت فهو حلال لكم، وحرَّم الله عليكم ما ذُبِح لغير الله على ما يُنصب للعبادة من حجر أو غيره، وحرَّم الله عليكم أن تطلبوا عِلْم ما قُسِم لكم أو لم يقسم بالأزلام، وهي القداح التي كانوا يستقسمون بها إذا أرادوا أمرًا قبل أن يقدموا عليه</text:span><text:span text:style-name="T3">. </text:span><text:span text:style-name="T4">ذلكم المذكور في الآية من المحرمات </text:span><text:span text:style-name="T3">-</text:span><text:span text:style-name="T4">إذا ارتُكبت</text:span><text:span text:style-name="T3">- </text:span><text:span text:style-name="T4">خروج عن أمر الله وطاعته إلى معصيته</text:span><text:span text:style-name="T3">. </text:span><text:span text:style-name="T4">الآن انقطع طمع الكفار من دينكم أن ترتدوا عنه إلى الشرك بعد أن نصَرْتُكم عليهم، فلا تخافوهم وخافوني</text:span><text:span text:style-name="T3">. </text:span><text:span text:style-name="T4">اليوم أكملت لكم دينكم دين الإسلام بتحقيق النصر وإتمام الشريعة، وأتممت عليكم نعمتي بإخراجكم من ظلمات الجاهلية إلى نور الإيمان، ورضيت لكم الإسلام دينًا فالزموه، ولا تفارقوه</text:span><text:span text:style-name="T3">. </text:span><text:span text:style-name="T4">فمن اضطرَّ في مجاعة إلى أكل الميتة، وكان غير مائل عمدًا لإثم، فله تناوله، فإن الله غفور له، رحيم به</text:span><text:span text:style-name="T3">.</text:span></text:p>
      <text:p text:style-name="P1"><text:span text:style-name="T4">يَسْأَلُونَكَ مَاذَا أُحِلَّ لَهُمْ قُلْ أُحِلَّ لَكُمُ الطَّيِّبَاتُ وَمَا عَلَّمْتُمْ مِنَ الْجَوَارِحِ مُكَلِّبِينَ تُعَلِّمُونَهُنَّ مِمَّا عَلَّمَكُمُ اللَّهُ فَكُلُوا مِمَّا أَمْسَكْنَ عَلَيْكُمْ وَاذْكُرُوا اسْمَ اللَّهِ عَلَيْهِ وَاتَّقُوا اللَّهَ إِنَّ اللَّهَ سَرِيعُ الْحِسَابِ </text:span><text:span text:style-name="T3">(4) </text:span></text:p>
      <text:p text:style-name="P1"><text:span text:style-name="T4">يسألك أصحابك </text:span><text:span text:style-name="T3">-</text:span><text:span text:style-name="T4">أيها النبي</text:span><text:span text:style-name="T3">-: </text:span><text:span text:style-name="T4">ماذا أُحِلَّ لهم أَكْلُه؟ قل لهم</text:span><text:span text:style-name="T3">: </text:span><text:span text:style-name="T4">أُحِلَّ لكم الطيبات وصيدُ ما دَرَّبتموه من ذوات المخالب والأنياب من الكلاب والفهود والصقور ونحوها مما يُعَلَّم، تعلمونهن طلب الصيد لكم، مما علمكم الله، فكلوا مما أمسكن لكم، واذكروا اسم الله عند إرسالها للصيد، وخافوا الله فيما أمركم به وفيما نهاكم عنه</text:span><text:span text:style-name="T3">. </text:span><text:span text:style-name="T4">إن الله سريع الحساب</text:span><text:span text:style-name="T3">.</text:span></text:p>
      <text:p text:style-name="P1"><text:soft-page-break/><text:span text:style-name="T4">الْيَوْمَ أُحِلَّ لَكُمُ الطَّيِّبَاتُ وَطَعَامُ الَّذِينَ أُوتُوا الْكِتَابَ حِلٌّ لَكُمْ وَطَعَامُكُمْ حِلٌّ لَهُمْ وَالْمُحْصَنَاتُ مِنَ الْمُؤْمِنَاتِ وَالْمُحْصَنَاتُ مِنَ الَّذِينَ أُوتُوا الْكِتَابَ مِنْ قَبْلِكُمْ إِذَا آتَيْتُمُوهُنَّ أُجُورَهُنَّ مُحْصِنِينَ غَيْرَ مُسَافِحِينَ وَلَا مُتَّخِذِي أَخْدَانٍ وَمَنْ يَكْفُرْ بِالْإِيمَانِ فَقَدْ حَبِطَ عَمَلُهُ وَهُوَ فِي الْآخِرَةِ مِنَ الْخَاسِرِينَ </text:span><text:span text:style-name="T3">(5) </text:span></text:p>
      <text:p text:style-name="P1"><text:span text:style-name="T4">ومن تمام نعمة الله عليكم اليوم </text:span><text:span text:style-name="T3">-</text:span><text:span text:style-name="T4">أيها المؤمنون</text:span><text:span text:style-name="T3">- </text:span><text:span text:style-name="T4">أن أَحَلَّ لكم الحلال الطيب، وذبائحُ اليهود والنصارى </text:span><text:span text:style-name="T3">-</text:span><text:span text:style-name="T4">إن ذكَّوها حَسَبَ شرعهم</text:span><text:span text:style-name="T3">- </text:span><text:span text:style-name="T4">حلال لكم وذبائحكم حلال لهم</text:span><text:span text:style-name="T3">. </text:span><text:span text:style-name="T4">وأَحَلَّ لكم </text:span><text:span text:style-name="T3">-</text:span><text:span text:style-name="T4">أيها المؤمنون</text:span><text:span text:style-name="T3">- </text:span><text:span text:style-name="T4">نكاح المحصنات، وهُنَّ الحرائر من النساء المؤمنات، العفيفات عن الزنى، وكذلك نكاحَ الحرائر العفيفات من اليهود والنصارى إذا أعطيتموهُنَّ مهورهن، وكنتم أعِفَّاء غير مرتكبين للزنى، ولا متخذي عشيقات، وأمِنتم من التأثر بدينهن</text:span><text:span text:style-name="T3">. </text:span><text:span text:style-name="T4">ومن يجحد شرائع الإيمان فقد بطل عمله، وهو يوم القيامة من الخاسرين</text:span><text:span text:style-name="T3">.</text:span></text:p>
      <text:p text:style-name="P1"><text:span text:style-name="T4">يَاأَيُّهَا الَّذِينَ آمَنُوا إِذَا قُمْتُمْ إِلَى الصَّلَاةِ فَاغْسِلُوا وُجُوهَكُمْ وَأَيْدِيَكُمْ إِلَى الْمَرَافِقِ وَامْسَحُوا بِرُءُوسِكُمْ وَأَرْجُلَكُمْ إِلَى الْكَعْبَيْنِ وَإِنْ كُنْتُمْ جُنُبًا فَاطَّهَّرُوا وَإِنْ كُنْتُمْ مَرْضَى أَوْ عَلَى سَفَرٍ أَوْ جَاءَ أَحَدٌ مِنْكُمْ مِنَ الْغَائِطِ أَوْ لَامَسْتُمُ النِّسَاءَ فَلَمْ تَجِدُوا مَاءً فَتَيَمَّمُوا صَعِيدًا طَيِّبًا فَامْسَحُوا بِوُجُوهِكُمْ وَأَيْدِيكُمْ مِنْهُ مَا يُرِيدُ اللَّهُ لِيَجْعَلَ عَلَيْكُمْ مِنْ حَرَجٍ وَلَكِنْ يُرِيدُ لِيُطَهِّرَكُمْ وَلِيُتِمَّ نِعْمَتَهُ عَلَيْكُمْ لَعَلَّكُمْ تَشْكُرُونَ </text:span><text:span text:style-name="T3">(6) </text:span></text:p>
      <text:p text:style-name="P1"><text:span text:style-name="T4">يا أيها الذين آمنوا إذا أردتم القيام إلى الصلاة، وأنتم على غير طهارة فاغسلوا وجوهكم وأيديكم مع المرافق </text:span><text:span text:style-name="T3">(</text:span><text:span text:style-name="T4">والمِرْفَق</text:span><text:span text:style-name="T3">: </text:span><text:span text:style-name="T4">المِفْصَل الذي بين الذراع والعَضُد</text:span><text:span text:style-name="T3">) </text:span><text:span text:style-name="T4">وامسحوا رؤوسكم، واغسلوا أرجلكم مع الكعبين </text:span><text:span text:style-name="T3">(</text:span><text:span text:style-name="T4">وهما</text:span><text:span text:style-name="T3">: </text:span><text:span text:style-name="T4">العظمان البارزان عند ملتقى الساق بالقدم</text:span><text:span text:style-name="T3">) . </text:span><text:span text:style-name="T4">وإن أصابكم الحدث الأكبر فتطهروا بالاغتسال منه قبل الصلاة</text:span><text:span text:style-name="T3">. </text:span><text:span text:style-name="T4">فإن كنتم مرضى، أو على سفر في حال الصحة، أو قضى أحدكم حاجته، أو جامع زوجته فلم تجدوا ماء فاضربوا بأيديكم وجه الأرض، وامسحوا وجوهكم وأيديكم منه</text:span><text:span text:style-name="T3">. </text:span><text:span text:style-name="T4">ما يريد الله في أمر الطهارة أن يُضَيِّق عليكم، بل أباح التيمم توسعةً عليكم، ورحمة بكم، إذ جعله بديلا للماء في الطهارة، فكانت رخصة التيمُّم من تمام النعم التي تقتضي شكر المنعم</text:span><text:span text:style-name="T3">; </text:span><text:span text:style-name="T4">بطاعته فيما أمر وفيما نهى</text:span><text:span text:style-name="T3">.</text:span></text:p>
      <text:p text:style-name="P1"><text:span text:style-name="T4">وَاذْكُرُوا نِعْمَةَ اللَّهِ عَلَيْكُمْ وَمِيثَاقَهُ الَّذِي وَاثَقَكُمْ بِهِ إِذْ قُلْتُمْ سَمِعْنَا وَأَطَعْنَا وَاتَّقُوا اللَّهَ إِنَّ اللَّهَ عَلِيمٌ بِذَاتِ الصُّدُورِ </text:span><text:span text:style-name="T3">(7) </text:span></text:p>
      <text:p text:style-name="P1"><text:span text:style-name="T4">واذكروا نعمة الله عليكم فيما شَرَعه لكم، واذكروا عهده الذي أخذه تعالى عليكم من الإيمان بالله ورسوله محمد صلى الله عليه وسلم، والسمع والطاعة لهما، واتقوا الله فيما أمركم به ونهاكم عنه</text:span><text:span text:style-name="T3">. </text:span><text:span text:style-name="T4">إن الله عليمٌ بما تُسِرُّونه في نفوسكم</text:span><text:span text:style-name="T3">.</text:span></text:p>
      <text:p text:style-name="P1"><text:span text:style-name="T4">يَاأَيُّهَا الَّذِينَ آمَنُوا كُونُوا قَوَّامِينَ لِلَّهِ شُهَدَاءَ بِالْقِسْطِ وَلَا يَجْرِمَنَّكُمْ شَنَآنُ قَوْمٍ عَلَى أَلَّا تَعْدِلُوا اعْدِلُوا هُوَ أَقْرَبُ لِلتَّقْوَى وَاتَّقُوا اللَّهَ إِنَّ اللَّهَ خَبِيرٌ بِمَا تَعْمَلُونَ </text:span><text:span text:style-name="T3">(8) </text:span></text:p>
      <text:p text:style-name="P1"><text:soft-page-break/><text:span text:style-name="T4">يا أيها الذين آمَنوا بالله ورسوله محمد صلى الله عليه وسلم كونوا قوَّامين بالحق، ابتغاء وجه الله، شُهداء بالعدل، ولا يحملنكم بُغْضُ قوم على ألا تعدلوا، اعدِلوا بين الأعداء والأحباب على درجة سواء، فذلك العدل أقرب لخشية الله، واحذروا أن تجوروا</text:span><text:span text:style-name="T3">. </text:span><text:span text:style-name="T4">إن الله خبير بما تعملون، وسيجازيكم به</text:span><text:span text:style-name="T3">.</text:span></text:p>
      <text:p text:style-name="P1"><text:span text:style-name="T4">وَعَدَ اللَّهُ الَّذِينَ آمَنُوا وَعَمِلُوا الصَّالِحَاتِ لَهُمْ مَغْفِرَةٌ وَأَجْرٌ عَظِيمٌ </text:span><text:span text:style-name="T3">(9) </text:span></text:p>
      <text:p text:style-name="P1"><text:span text:style-name="T4">وعد الله الذين صدَّقوا الله ورسوله وعملوا الصالحات أن يغفر لهم ذنوبهم، وأن يثيبهم على ذلك الجنة، والله لا يخلف وعده</text:span><text:span text:style-name="T3">.</text:span></text:p>
      <text:p text:style-name="P1"><text:span text:style-name="T4">وَالَّذِينَ كَفَرُوا وَكَذَّبُوا بِآيَاتِنَا أُولَئِكَ أَصْحَابُ الْجَحِيمِ </text:span><text:span text:style-name="T3">(10) </text:span></text:p>
      <text:p text:style-name="P1"><text:span text:style-name="T4">والذين جحدوا وحدانية الله الدالة على الحق المبين، وكذَّبوا بأدلته التي جاءت بها الرسل، هم أهل النار الملازمون لها</text:span><text:span text:style-name="T3">.</text:span></text:p>
      <text:p text:style-name="P1"><text:span text:style-name="T4">يَاأَيُّهَا الَّذِينَ آمَنُوا اذْكُرُوا نِعْمَتَ اللَّهِ عَلَيْكُمْ إِذْ هَمَّ قَوْمٌ أَنْ يَبْسُطُوا إِلَيْكُمْ أَيْدِيَهُمْ فَكَفَّ أَيْدِيَهُمْ عَنْكُمْ وَاتَّقُوا اللَّهَ وَعَلَى اللَّهِ فَلْيَتَوَكَّلِ الْمُؤْمِنُونَ </text:span><text:span text:style-name="T3">(11) </text:span></text:p>
      <text:p text:style-name="P1"><text:span text:style-name="T4">يا أيها الذين صدَّقوا الله ورسوله وعملوا بشرعه اذكروا ما أنعم الله به عليكم من نعمة الأمنِ، وإلقاءِ الرعب في قلوب أعدائكم الذين أرادوا أن يبطشوا بكم، فصرفهم الله عنكم، وحال بينهم وبين ما أرادوه بكم، واتقوا الله واحذروه، وتوكلوا على الله وحده في أموركم الدينية والدنيوية، وثِقوا بعونه ونصره</text:span><text:span text:style-name="T3">.</text:span></text:p>
      <text:p text:style-name="P1"><text:span text:style-name="T4">وَلَقَدْ أَخَذَ اللَّهُ مِيثَاقَ بَنِي إِسْرَائِيلَ وَبَعَثْنَا مِنْهُمُ اثْنَيْ عَشَرَ نَقِيبًا وَقَالَ اللَّهُ إِنِّي مَعَكُمْ لَئِنْ أَقَمْتُمُ الصَّلَاةَ وَآتَيْتُمُ الزَّكَاةَ وَآمَنْتُمْ بِرُسُلِي وَعَزَّرْتُمُوهُمْ وَأَقْرَضْتُمُ اللَّهَ قَرْضًا حَسَنًا لَأُكَفِّرَنَّ عَنْكُمْ سَيِّئَاتِكُمْ وَلَأُدْخِلَنَّكُمْ جَنَّاتٍ تَجْرِي مِنْ تَحْتِهَا الْأَنْهَارُ فَمَنْ كَفَرَ بَعْدَ ذَلِكَ مِنْكُمْ فَقَدْ ضَلَّ سَوَاءَ السَّبِيلِ </text:span><text:span text:style-name="T3">(12) </text:span></text:p>
      <text:p text:style-name="P1"><text:span text:style-name="T4">ولقد أخذ الله العهد المؤكَّد على بني إسرائيل أن يخلصوا له العبادة وحده، وأمر الله موسى أن يجعل عليهم اثني عشر عريفًا بعدد فروعهم، يأخذون عليهم العهد بالسمع والطاعة لله ولرسوله ولكتابه، وقال الله لبني إسرائيل</text:span><text:span text:style-name="T3">: </text:span><text:span text:style-name="T4">إني معكم بحفظي ونصري، لئن أقمتم الصلاة، وأعطيتم الزكاة المفروضة مستحقيها، وصدَّقتم برسلي فيما أخبروكم به ونصرتموهم، وأنفقتم في سبيلي، لأكفِّرنَّ عنكم سيئاتكم، ولأدْخِلَنَّكُم جناتٍ تجري من تحت قصورها وأشجارها الأنهار، فمن جحد هذا الميثاق منكم فقد عدل عن طريق الحق إلى طريق الضلال</text:span><text:span text:style-name="T3">.</text:span></text:p>
      <text:p text:style-name="P1"><text:span text:style-name="T4">فَبِمَا نَقْضِهِمْ مِيثَاقَهُمْ لَعَنَّاهُمْ وَجَعَلْنَا قُلُوبَهُمْ قَاسِيَةً يُحَرِّفُونَ الْكَلِمَ عَنْ مَوَاضِعِهِ وَنَسُوا حَظًّا مِمَّا ذُكِّرُوا بِهِ وَلَا تَزَالُ تَطَّلِعُ عَلَى خَائِنَةٍ مِنْهُمْ إِلَّا قَلِيلًا مِنْهُمْ فَاعْفُ عَنْهُمْ وَاصْفَحْ إِنَّ اللَّهَ يُحِبُّ الْمُحْسِنِينَ </text:span><text:span text:style-name="T3">(13) </text:span></text:p>
      <text:p text:style-name="P1"><text:soft-page-break/><text:span text:style-name="T4">فبسبب نقض هؤلاء اليهود لعهودهم المؤكَّدة طردناهم من رحمتنا، وجعلنا قلوبهم غليظة لا تلين للإيمان، يبدلون كلام الله الذي أنزله على موسى، وهو التوراة، وتركوا نصيبًا مما ذُكِّروا به، فلم يعملوا به</text:span><text:span text:style-name="T3">. </text:span><text:span text:style-name="T4">ولا تزال </text:span><text:span text:style-name="T3">-</text:span><text:span text:style-name="T4">أيها الرسول</text:span><text:span text:style-name="T3">- </text:span><text:span text:style-name="T4">تجد من اليهود خيانةً وغَدرًا، فهم على منهاج أسلافهم إلا قليلا منهم، فاعف عن سوء معاملتهم لك، واصفح عنهم، فإن الله يحب مَن أحسن العفو والصفح إلى من أساء إليه</text:span><text:span text:style-name="T3">. (</text:span><text:span text:style-name="T4">وهكذا يجد أهل الزيغ سبيلا إلى مقاصدهم السيئة بتحريف كلام الله وتأويله على غير وجهه، فإن عجَزوا عن التحريف والتأويل تركوا ما لا يتفق مع أهوائهم مِن شرع الله الذي لا يثبت عليه إلا القليل ممن عصمه الله منهم</text:span><text:span text:style-name="T3">) .</text:span></text:p>
      <text:p text:style-name="P1"><text:span text:style-name="T4">وَمِنَ الَّذِينَ قَالُوا إِنَّا نَصَارَى أَخَذْنَا مِيثَاقَهُمْ فَنَسُوا حَظًّا مِمَّا ذُكِّرُوا بِهِ فَأَغْرَيْنَا بَيْنَهُمُ الْعَدَاوَةَ وَالْبَغْضَاءَ إِلَى يَوْمِ الْقِيَامَةِ وَسَوْفَ يُنَبِّئُهُمُ اللَّهُ بِمَا كَانُوا يَصْنَعُونَ </text:span><text:span text:style-name="T3">(14) </text:span></text:p>
      <text:p text:style-name="P1"><text:span text:style-name="T4">وأخذنا على الذين ادَّعوا أنهم أتباع المسيح عيسى </text:span><text:span text:style-name="T3">-</text:span><text:span text:style-name="T4">وليسوا كذلك</text:span><text:span text:style-name="T3">- </text:span><text:span text:style-name="T4">العهد المؤكد الذي أخذناه على بني إسرائيل</text:span><text:span text:style-name="T3">: </text:span><text:span text:style-name="T4">بأن يُتابعوا رسولهم وينصروه ويؤازروه، فبدَّلوا دينهم، وتركوا نصيبًا مما ذكروا به، فلم يعملوا به، كما صنع اليهود، فألقينا بينهم العداوة والبغضاء إلى يوم القيامة، وسوف ينبئهم الله بما كانوا يصنعون يوم الحساب، وسيعاقبهم على صنيعهم</text:span><text:span text:style-name="T3">.</text:span></text:p>
      <text:p text:style-name="P1"><text:span text:style-name="T4">يَاأَهْلَ الْكِتَابِ قَدْ جَاءَكُمْ رَسُولُنَا يُبَيِّنُ لَكُمْ كَثِيرًا مِمَّا كُنْتُمْ تُخْفُونَ مِنَ الْكِتَابِ وَيَعْفُو عَنْ كَثِيرٍ قَدْ جَاءَكُمْ مِنَ اللَّهِ نُورٌ وَكِتَابٌ مُبِينٌ </text:span><text:span text:style-name="T3">(15) </text:span></text:p>
      <text:p text:style-name="P1"><text:span text:style-name="T4">يا أهل الكتاب من اليهود والنصارى، قد جاءكم رسولنا محمد صلى الله عليه وسلم يبيِّن لكم كثيرًا مما كنتم تُخْفونه عن الناس مما في التوراة والإنجيل، ويترك بيان ما لا تقتضيه الحكمة</text:span><text:span text:style-name="T3">. </text:span><text:span text:style-name="T4">قد جاءكم من الله نور وكتاب مبين</text:span><text:span text:style-name="T3">: </text:span><text:span text:style-name="T4">وهو القرآن الكريم</text:span><text:span text:style-name="T3">.</text:span></text:p>
      <text:p text:style-name="P1"><text:span text:style-name="T4">يَهْدِي بِهِ اللَّهُ مَنِ اتَّبَعَ رِضْوَانَهُ سُبُلَ السَّلَامِ وَيُخْرِجُهُمْ مِنَ الظُّلُمَاتِ إِلَى النُّورِ بِإِذْنِهِ وَيَهْدِيهِمْ إِلَى صِرَاطٍ مُسْتَقِيمٍ </text:span><text:span text:style-name="T3">(16) </text:span></text:p>
      <text:p text:style-name="P1"><text:span text:style-name="T4">يهدي الله بهذا الكتاب المبين من اتبع رضا الله تعالى، طرق الأمن والسلامة، ويخرجهم بإذنه من ظلمات الكفر إلى نور الإيمان، ويوفقهم إلى دينه القويم</text:span><text:span text:style-name="T3">.</text:span></text:p>
      <text:p text:style-name="P1"><text:span text:style-name="T4">لَقَدْ كَفَرَ الَّذِينَ قَالُوا إِنَّ اللَّهَ هُوَ الْمَسِيحُ ابْنُ مَرْيَمَ قُلْ فَمَنْ يَمْلِكُ مِنَ اللَّهِ شَيْئًا إِنْ أَرَادَ أَنْ يُهْلِكَ الْمَسِيحَ ابْنَ مَرْيَمَ وَأُمَّهُ وَمَنْ فِي الْأَرْضِ جَمِيعًا وَلِلَّهِ مُلْكُ السَّمَاوَاتِ وَالْأَرْضِ وَمَا بَيْنَهُمَا يَخْلُقُ مَا يَشَاءُ وَاللَّهُ عَلَى كُلِّ شَيْءٍ قَدِيرٌ </text:span><text:span text:style-name="T3">(17) </text:span></text:p>
      <text:p text:style-name="P1"><text:span text:style-name="T4">لقد كفر النصارى القائلون بأن الله هو المسيح بن مريم، قل </text:span><text:span text:style-name="T3">-</text:span><text:span text:style-name="T4">أيها الرسول</text:span><text:span text:style-name="T3">- </text:span><text:span text:style-name="T4">لهؤلاء الجهلة من النصارى</text:span><text:span text:style-name="T3">: </text:span><text:span text:style-name="T4">لو كان المسيح إلهًا كما يدَّعون لقَدرَ أن يدفع قضاء الله إذا جاءه بإهلاكه وإهلاك أُمِّه ومَن في الأرض جميعًا، وقد ماتت أم عيسى فلم يدفع عنها الموت، كذلك لا يستطيع أن يدفع عن نفسه</text:span><text:span text:style-name="T3">; </text:span><text:span text:style-name="T4">لأنهما عبدان من عباد الله لا يقدران على دفع الهلاك عنهما، فهذا دليلٌ على أنه بشر </text:span><text:soft-page-break/><text:span text:style-name="T4">كسائر بني آدم</text:span><text:span text:style-name="T3">. </text:span><text:span text:style-name="T4">وجميع الموجودات في السماوات والأرض ملك لله، يخلق ما يشاء ويوجده، وهو على كل شيء قدير</text:span><text:span text:style-name="T3">. </text:span><text:span text:style-name="T4">فحقيقة التوحيد توجب تفرُّد الله تعالى بصفات الربوبية والألوهية، فلا يشاركه أحد من خلقه في ذلك، وكثيرًا ما يقع الناس في الشرك والضلال بغلوهم في الأنبياء والصالحين، كما غلا النصارى في المسيح، فالكون كله لله، والخلق بيده وحده، وما يظهر من خوارق وآيات مَرَدُّه إلى الله</text:span><text:span text:style-name="T3">. </text:span><text:span text:style-name="T4">يخلق سبحانه ما يشاء، ويفعل ما يريد</text:span><text:span text:style-name="T3">.</text:span></text:p>
      <text:p text:style-name="P1"><text:span text:style-name="T4">وَقَالَتِ الْيَهُودُ وَالنَّصَارَى نَحْنُ أَبْنَاءُ اللَّهِ وَأَحِبَّاؤُهُ قُلْ فَلِمَ يُعَذِّبُكُمْ بِذُنُوبِكُمْ بَلْ أَنْتُمْ بَشَرٌ مِمَّنْ خَلَقَ يَغْفِرُ لِمَنْ يَشَاءُ وَيُعَذِّبُ مَنْ يَشَاءُ وَلِلَّهِ مُلْكُ السَّمَاوَاتِ وَالْأَرْضِ وَمَا بَيْنَهُمَا وَإِلَيْهِ الْمَصِيرُ </text:span><text:span text:style-name="T3">(18) </text:span></text:p>
      <text:p text:style-name="P1"><text:span text:style-name="T4">وزعم اليهود والنصارى أنهم أبناء الله وأحباؤه، قل لهم </text:span><text:span text:style-name="T3">-</text:span><text:span text:style-name="T4">أيها الرسول</text:span><text:span text:style-name="T3">-: </text:span><text:span text:style-name="T4">فَلأيِّ شيء يعذِّبكم بذنوبكم؟ فلو كنتم أحبابه ما عذبكم، فالله لا يحب إلا من أطاعه، وقل لهم</text:span><text:span text:style-name="T3">: </text:span><text:span text:style-name="T4">بل أنتم خلقٌ مثلُ سائر بني آدم، إن أحسنتُم جوزيتم بإحسانكم خيرا، وإن أسَأْتُم جوزيتم بإساءتكم شرًّا، فالله يغفر لمن يشاء، ويعذب من يشاء، وهو مالك الملك، يُصَرِّفه كما يشاء، وإليه المرجع، فيحكم بين عباده، ويجازي كلا بما يستحق</text:span><text:span text:style-name="T3">.</text:span></text:p>
      <text:p text:style-name="P1"><text:span text:style-name="T4">يَاأَهْلَ الْكِتَابِ قَدْ جَاءَكُمْ رَسُولُنَا يُبَيِّنُ لَكُمْ عَلَى فَتْرَةٍ مِنَ الرُّسُلِ أَنْ تَقُولُوا مَا جَاءَنَا مِنْ بَشِيرٍ وَلَا نَذِيرٍ فَقَدْ جَاءَكُمْ بَشِيرٌ وَنَذِيرٌ وَاللَّهُ عَلَى كُلِّ شَيْءٍ قَدِيرٌ </text:span><text:span text:style-name="T3">(19) </text:span></text:p>
      <text:p text:style-name="P1"><text:span text:style-name="T4">يا أيها اليهود والنصارى قد جاءكم رسولنا محمد صلى الله عليه وسلم، يُبيِّن لكم الحق والهدى بعد مُدَّة من الزمن بين إرساله بإرسال عيسى ابن مريم</text:span><text:span text:style-name="T3">; </text:span><text:span text:style-name="T4">لئلا تقولوا</text:span><text:span text:style-name="T3">: </text:span><text:span text:style-name="T4">ما جاءنا من بشير ولا نذير، فلا عُذرَ لكم بعد إرساله إليكم، فقد جاءكم من الله رسولٌ يبشِّر مَن آمن به، ويُنذِر مَن عصاه</text:span><text:span text:style-name="T3">. </text:span><text:span text:style-name="T4">والله على كل شيء قدير من عقاب العاصي وثواب المطيع</text:span><text:span text:style-name="T3">.</text:span></text:p>
      <text:p text:style-name="P1"><text:span text:style-name="T4">وَإِذْ قَالَ مُوسَى لِقَوْمِهِ يَاقَوْمِ اذْكُرُوا نِعْمَةَ اللَّهِ عَلَيْكُمْ إِذْ جَعَلَ فِيكُمْ أَنْبِيَاءَ وَجَعَلَكُمْ مُلُوكًا وَآتَاكُمْ مَا لَمْ يُؤْتِ أَحَدًا مِنَ الْعَالَمِينَ </text:span><text:span text:style-name="T3">(20) </text:span></text:p>
      <text:p text:style-name="P1"><text:span text:style-name="T4">واذكر </text:span><text:span text:style-name="T3">-</text:span><text:span text:style-name="T4">أيها الرسول</text:span><text:span text:style-name="T3">- </text:span><text:span text:style-name="T4">إذ قال موسى عليه السلام لقومه</text:span><text:span text:style-name="T3">: </text:span><text:span text:style-name="T4">يا بني إسرائيل اذكروا نعمة الله عليكم، إذ جعل فيكم أنبياء، وجعلكم ملوكًا تملكون أمركم بعد أن كنتم مملوكين لفرعون وقومه، وقد منحكم من نعمه صنوفًا لم يمنحها أحدًا من عالَمي زمانكم</text:span><text:span text:style-name="T3">.</text:span></text:p>
      <text:p text:style-name="P1"><text:span text:style-name="T4">يَاقَوْمِ ادْخُلُوا الْأَرْضَ الْمُقَدَّسَةَ الَّتِي كَتَبَ اللَّهُ لَكُمْ وَلَا تَرْتَدُّوا عَلَى أَدْبَارِكُمْ فَتَنْقَلِبُوا خَاسِرِينَ </text:span><text:span text:style-name="T3">(21) </text:span></text:p>
      <text:p text:style-name="P1"><text:span text:style-name="T4">يا قوم ادخلوا الأرض المقدسة </text:span><text:span text:style-name="T3">-</text:span><text:span text:style-name="T4">أي المطهرة، وهي </text:span><text:span text:style-name="T3">«</text:span><text:span text:style-name="T4">بيت المقدس</text:span><text:span text:style-name="T3">» </text:span><text:span text:style-name="T4">وما حولها</text:span><text:span text:style-name="T3">- </text:span><text:span text:style-name="T4">التي وعد الله أن تدخلوها وتقاتلوا مَن فيها من الكفار، ولا ترجعوا عن قتال الجبارين، فتخسروا خير الدنيا وخير الآخرة</text:span><text:span text:style-name="T3">.</text:span></text:p>
      <text:p text:style-name="P1"><text:span text:style-name="T4">قَالُوا يَامُوسَى إِنَّ فِيهَا قَوْمًا جَبَّارِينَ وَإِنَّا لَنْ نَدْخُلَهَا حَتَّى يَخْرُجُوا مِنْهَا فَإِنْ يَخْرُجُوا مِنْهَا فَإِنَّا دَاخِلُونَ </text:span><text:span text:style-name="T3">(22) </text:span></text:p>
      <text:p text:style-name="P1"><text:soft-page-break/><text:span text:style-name="T4">قالوا</text:span><text:span text:style-name="T3">: </text:span><text:span text:style-name="T4">يا موسى، إن فيها قومًا أشداء أقوياء، لا طاقة لنا بحربهم، وإنَّا لن نستطيع دخولها وهم فيها، فإن يخرجوا منها فإنَّا داخلون</text:span><text:span text:style-name="T3">.</text:span></text:p>
      <text:p text:style-name="P1"><text:span text:style-name="T4">قَالَ رَجُلَانِ مِنَ الَّذِينَ يَخَافُونَ أَنْعَمَ اللَّهُ عَلَيْهِمَا ادْخُلُوا عَلَيْهِمُ الْبَابَ فَإِذَا دَخَلْتُمُوهُ فَإِنَّكُمْ غَالِبُونَ وَعَلَى اللَّهِ فَتَوَكَّلُوا إِنْ كُنْتُمْ مُؤْمِنِينَ </text:span><text:span text:style-name="T3">(23) </text:span></text:p>
      <text:p text:style-name="P1"><text:span text:style-name="T4">قال رجلان من الذين يخشون الله تعالى، أنعم الله عليهما بطاعته وطاعة نبيِّه، لبني إسرائيل</text:span><text:span text:style-name="T3">: </text:span><text:span text:style-name="T4">ادخلوا على هؤلاء الجبارين باب مدينتهم، أخْذًا بالأسباب، فإذا دخلتم الباب غلبتموهم، وعلى الله وحده فتوكَّلوا، إن كنتم مُصدِّقين رسوله فيما جاءكم به، عاملين بشرعه</text:span><text:span text:style-name="T3">.</text:span></text:p>
      <text:p text:style-name="P1"><text:span text:style-name="T4">قَالُوا يَامُوسَى إِنَّا لَنْ نَدْخُلَهَا أَبَدًا مَا دَامُوا فِيهَا فَاذْهَبْ أَنْتَ وَرَبُّكَ فَقَاتِلَا إِنَّا هَاهُنَا قَاعِدُونَ </text:span><text:span text:style-name="T3">(24) </text:span></text:p>
      <text:p text:style-name="P1"><text:span text:style-name="T4">قال قوم موسى له</text:span><text:span text:style-name="T3">: </text:span><text:span text:style-name="T4">إنا لن ندخل المدينة أبدًا ما دام الجبارون فيها، فاذهب أنت وربك فقاتلاهم، أما نحن فقاعدون هاهنا ولن نقاتلهم</text:span><text:span text:style-name="T3">. </text:span><text:span text:style-name="T4">وهذا إصرارٌ منهم على مخالفة موسى عليه السلام</text:span><text:span text:style-name="T3">.</text:span></text:p>
      <text:p text:style-name="P1"><text:span text:style-name="T4">قَالَ رَبِّ إِنِّي لَا أَمْلِكُ إِلَّا نَفْسِي وَأَخِي فَافْرُقْ بَيْنَنَا وَبَيْنَ الْقَوْمِ الْفَاسِقِينَ </text:span><text:span text:style-name="T3">(25) </text:span></text:p>
      <text:p text:style-name="P1"><text:span text:style-name="T4">توجَّه موسى إلى ربه داعيًا</text:span><text:span text:style-name="T3">: </text:span><text:span text:style-name="T4">إني لا أقدر إلا على نفسي وأخي، فاحكم بيننا وبين القوم الفاسقين</text:span><text:span text:style-name="T3">.</text:span></text:p>
      <text:p text:style-name="P1"><text:span text:style-name="T4">قَالَ فَإِنَّهَا مُحَرَّمَةٌ عَلَيْهِمْ أَرْبَعِينَ سَنَةً يَتِيهُونَ فِي الْأَرْضِ فَلَا تَأْسَ عَلَى الْقَوْمِ الْفَاسِقِينَ </text:span><text:span text:style-name="T3">(26) </text:span></text:p>
      <text:p text:style-name="P1"><text:span text:style-name="T4">قال الله لنبيه موسى عليه السلام</text:span><text:span text:style-name="T3">: </text:span><text:span text:style-name="T4">إن الأرض المقدَّسة محرَّم على هؤلاء اليهود دخولها أربعين سنة، يتيهون في الأرض حائرين، فلا تأسف </text:span><text:span text:style-name="T3">-</text:span><text:span text:style-name="T4">يا موسى</text:span><text:span text:style-name="T3">- </text:span><text:span text:style-name="T4">على القوم الخارجين عن طاعتي</text:span><text:span text:style-name="T3">.</text:span></text:p>
      <text:p text:style-name="P1"><text:span text:style-name="T4">وَاتْلُ عَلَيْهِمْ نَبَأَ ابْنَيْ آدَمَ بِالْحَقِّ إِذْ قَرَّبَا قُرْبَانًا فَتُقُبِّلَ مِنْ أَحَدِهِمَا وَلَمْ يُتَقَبَّلْ مِنَ الْآخَرِ قَالَ لَأَقْتُلَنَّكَ قَالَ إِنَّمَا يَتَقَبَّلُ اللَّهُ مِنَ الْمُتَّقِينَ </text:span><text:span text:style-name="T3">(27) </text:span></text:p>
      <text:p text:style-name="P1"><text:span text:style-name="T4">واقصص </text:span><text:span text:style-name="T3">-</text:span><text:span text:style-name="T4">أيها الرسول</text:span><text:span text:style-name="T3">- </text:span><text:span text:style-name="T4">على بني إسرائيل خَبَر ابنَيْ آدم قابيل وهابيل، وهو خبرٌ حقٌ</text:span><text:span text:style-name="T3">: </text:span><text:span text:style-name="T4">حين قَدَّم كلٌّ منهما قربانًا </text:span><text:span text:style-name="T3">-</text:span><text:span text:style-name="T4">وهو ما يُتَقرَّب به إلى الله تعالى</text:span><text:span text:style-name="T3">- </text:span><text:span text:style-name="T4">فتقبَّل الله قُربان هابيل</text:span><text:span text:style-name="T3">; </text:span><text:span text:style-name="T4">لأنه كان تقيًّا، ولم يتقبَّل قُربان قابيل</text:span><text:span text:style-name="T3">; </text:span><text:span text:style-name="T4">لأنه لم يكن تقيًّا، فحسد قابيلُ أخاه، وقال</text:span><text:span text:style-name="T3">: </text:span><text:span text:style-name="T4">لأقتلنَّك، فَردَّ هابيل</text:span><text:span text:style-name="T3">: </text:span><text:span text:style-name="T4">إنما يتقبل الله ممن يخشونه</text:span><text:span text:style-name="T3">.</text:span></text:p>
      <text:p text:style-name="P1"><text:span text:style-name="T4">لَئِنْ بَسَطْتَ إِلَيَّ يَدَكَ لِتَقْتُلَنِي مَا أَنَا بِبَاسِطٍ يَدِيَ إِلَيْكَ لِأَقْتُلَكَ إِنِّي أَخَافُ اللَّهَ رَبَّ الْعَالَمِينَ </text:span><text:span text:style-name="T3">(28) </text:span></text:p>
      <text:p text:style-name="P1"><text:span text:style-name="T4">وقال هابيلُ واعظًا أخاه</text:span><text:span text:style-name="T3">: </text:span><text:span text:style-name="T4">لَئنْ مَدَدْتَ إليَّ يدكَ لتقتُلني لا تَجِدُ مني مثل فعْلك، وإني أخشى الله ربَّ الخلائق أجمعين</text:span><text:span text:style-name="T3">.</text:span></text:p>
      <text:p text:style-name="P1"><text:span text:style-name="T4">إِنِّي أُرِيدُ أَنْ تَبُوءَ بِإِثْمِي وَإِثْمِكَ فَتَكُونَ مِنْ أَصْحَابِ النَّارِ وَذَلِكَ جَزَاءُ الظَّالِمِينَ </text:span><text:span text:style-name="T3">(29) </text:span></text:p>
      <text:p text:style-name="P1"><text:span text:style-name="T4">إني أريد أن ترجع حاملا إثم قَتْلي، وإثمك الذي عليك قبل ذلك، فتكون من أهل النار وملازميها، وذلك جزاء المعتدين</text:span><text:span text:style-name="T3">.</text:span></text:p>
      <text:p text:style-name="P1"><text:soft-page-break/><text:span text:style-name="T4">فَطَوَّعَتْ لَهُ نَفْسُهُ قَتْلَ أَخِيهِ فَقَتَلَهُ فَأَصْبَحَ مِنَ الْخَاسِرِينَ </text:span><text:span text:style-name="T3">(30) </text:span></text:p>
      <text:p text:style-name="P1"><text:span text:style-name="T4">فَزَيَّنت لقابيلَ نفسُه أن يقتل أخاه، فقتله، فأصبح من الخاسرين الذين باعوا آخرتهم بدنياهم</text:span><text:span text:style-name="T3">.</text:span></text:p>
      <text:p text:style-name="P1"><text:span text:style-name="T4">فَبَعَثَ اللَّهُ غُرَابًا يَبْحَثُ فِي الْأَرْضِ لِيُرِيَهُ كَيْفَ يُوَارِي سَوْءَةَ أَخِيهِ قَالَ يَاوَيْلَتَا أَعَجَزْتُ أَنْ أَكُونَ مِثْلَ هَذَا الْغُرَابِ فَأُوَارِيَ سَوْءَةَ أَخِي فَأَصْبَحَ مِنَ النَّادِمِينَ </text:span><text:span text:style-name="T3">(31) </text:span></text:p>
      <text:p text:style-name="P1"><text:span text:style-name="T4">لما قتل قابيلُ أخاه لم يعرف ما يصنع بجسده، فأرسل الله غرابًا يحفر حفرةً في الأرض ليدفن فيها غرابًا مَيِّتًا</text:span><text:span text:style-name="T3">; </text:span><text:span text:style-name="T4">ليدل قابيل كيف يدفن جُثمان أخيه؟ فتعجَّب قابيل، وقال</text:span><text:span text:style-name="T3">: </text:span><text:span text:style-name="T4">أعجزتُ أن أصنع مثل صنيع هذا الغراب فأستُرَ عورة أخي؟ فدَفَنَ قابيل أخاه، فعاقبه الله بالندامة بعد أن رجع بالخسران</text:span><text:span text:style-name="T3">.</text:span></text:p>
      <text:p text:style-name="P1"><text:span text:style-name="T4">مِنْ أَجْلِ ذَلِكَ كَتَبْنَا عَلَى بَنِي إِسْرَائِيلَ أَنَّهُ مَنْ قَتَلَ نَفْسًا بِغَيْرِ نَفْسٍ أَوْ فَسَادٍ فِي الْأَرْضِ فَكَأَنَّمَا قَتَلَ النَّاسَ جَمِيعًا وَمَنْ أَحْيَاهَا فَكَأَنَّمَا أَحْيَا النَّاسَ جَمِيعًا وَلَقَدْ جَاءَتْهُمْ رُسُلُنَا بِالْبَيِّنَاتِ ثُمَّ إِنَّ كَثِيرًا مِنْهُمْ بَعْدَ ذَلِكَ فِي الْأَرْضِ لَمُسْرِفُونَ </text:span><text:span text:style-name="T3">(32) </text:span></text:p>
      <text:p text:style-name="P1"><text:span text:style-name="T4">بسبب جناية القتل هذه شَرَعْنا لبني اسرائيل أنه من قتل نفسا بغير سبب من قصاص، أو فساد في الأرض بأي نوع من أنواع الفساد، الموجب للقتل كالشرك والمحاربة فكأنما قتل الناس جميعًا فيما استوجب من عظيم العقوبة من الله، وأنه من امتنع عن قَتْل نفس حرَّمها الله فكأنما أحيا الناس جميعًا</text:span><text:span text:style-name="T3">; </text:span><text:span text:style-name="T4">فالحفاظ على حرمة إنسان واحد حفاظ على حرمات الناس كلهم</text:span><text:span text:style-name="T3">. </text:span><text:span text:style-name="T4">ولقد أتت بني إسرائيل رسلُنا بالحجج والدلائل على صحة ما دعَوهم إليه من الإيمان بربهم، وأداء ما فُرِضَ عليهم، ثم إن كثيرًا منهم بعد مجيء الرسل إليهم لمتجاوزون حدود الله بارتكاب محارم الله وترك أوامره</text:span><text:span text:style-name="T3">.</text:span></text:p>
      <text:p text:style-name="P1"><text:span text:style-name="T4">إِنَّمَا جَزَاءُ الَّذِينَ يُحَارِبُونَ اللَّهَ وَرَسُولَهُ وَيَسْعَوْنَ فِي الْأَرْضِ فَسَادًا أَنْ يُقَتَّلُوا أَوْ يُصَلَّبُوا أَوْ تُقَطَّعَ أَيْدِيهِمْ وَأَرْجُلُهُمْ مِنْ خِلَافٍ أَوْ يُنْفَوْا مِنَ الْأَرْضِ ذَلِكَ لَهُمْ خِزْيٌ فِي الدُّنْيَا وَلَهُمْ فِي الْآخِرَةِ عَذَابٌ عَظِيمٌ </text:span><text:span text:style-name="T3">(33) </text:span></text:p>
      <text:p text:style-name="P1"><text:span text:style-name="T4">إنما جزاء الذين يحاربون الله، ويبارزونه بالعداوة، ويعتدون على أحكامه، وعلى أحكام رسوله، ويفسدون في الأرض بقتل الأنفس، وسلب الأموال، أن يُقَتَّلوا، أو يُصَلَّبوا مع القتل </text:span><text:span text:style-name="T3">(</text:span><text:span text:style-name="T4">والصلب</text:span><text:span text:style-name="T3">: </text:span><text:span text:style-name="T4">أن يُشَدَّ الجاني على خشبة</text:span><text:span text:style-name="T3">) </text:span><text:span text:style-name="T4">أو تُقْطَع يدُ المحارب اليمنى ورجله اليسرى، فإن لم يَتُبْ تُقطعْ يدُه اليسرى ورجلُه اليمنى، أو يُنفَوا إلى بلد غير بلدهم، ويُحبسوا في سجن ذلك البلد حتى تَظهر توبتُهم</text:span><text:span text:style-name="T3">. </text:span><text:span text:style-name="T4">وهذا الجزاء الذي أعدَّه الله للمحاربين هو ذلّ في الدنيا، ولهم في الآخرة عذاب شديد إن لم يتوبوا</text:span><text:span text:style-name="T3">.</text:span></text:p>
      <text:p text:style-name="P1"><text:span text:style-name="T4">إِلَّا الَّذِينَ تَابُوا مِنْ قَبْلِ أَنْ تَقْدِرُوا عَلَيْهِمْ فَاعْلَمُوا أَنَّ اللَّهَ غَفُورٌ رَحِيمٌ </text:span><text:span text:style-name="T3">(34) </text:span></text:p>
      <text:p text:style-name="P1"><text:span text:style-name="T4">لكن مَن أتى من المحاربين من قبل أن تقدروا عليهم وجاء طائعًا نادمًا فإنه يسقط عنه ما كان لله، فاعلموا </text:span><text:span text:style-name="T3">-</text:span><text:span text:style-name="T4">أيها المؤمنون</text:span><text:span text:style-name="T3">- </text:span><text:span text:style-name="T4">أن الله غفور لعباده، رحيم بهم</text:span><text:span text:style-name="T3">.</text:span></text:p>
      <text:p text:style-name="P1"><text:soft-page-break/><text:span text:style-name="T4">يَاأَيُّهَا الَّذِينَ آمَنُوا اتَّقُوا اللَّهَ وَابْتَغُوا إِلَيْهِ الْوَسِيلَةَ وَجَاهِدُوا فِي سَبِيلِهِ لَعَلَّكُمْ تُفْلِحُونَ </text:span><text:span text:style-name="T3">(35) </text:span></text:p>
      <text:p text:style-name="P1"><text:span text:style-name="T4">يا أيها الذين صدَّقوا الله ورسوله وعملوا بشرعه، خافوا الله، وتَقَرَّبوا إليه بطاعته والعمل بما يرضيه، وجاهدوا في سبيله</text:span><text:span text:style-name="T3">; </text:span><text:span text:style-name="T4">كي تفوزوا بجناته</text:span><text:span text:style-name="T3">.</text:span></text:p>
      <text:p text:style-name="P1"><text:span text:style-name="T4">إِنَّ الَّذِينَ كَفَرُوا لَوْ أَنَّ لَهُمْ مَا فِي الْأَرْضِ جَمِيعًا وَمِثْلَهُ مَعَهُ لِيَفْتَدُوا بِهِ مِنْ عَذَابِ يَوْمِ الْقِيَامَةِ مَا تُقُبِّلَ مِنْهُمْ وَلَهُمْ عَذَابٌ أَلِيمٌ </text:span><text:span text:style-name="T3">(36) </text:span></text:p>
      <text:p text:style-name="P1"><text:span text:style-name="T4">إن الذين جحدوا وحدانية الله، وشريعته، لو أنهم سلكوا جميع ما في الأرض، وملكوا مثله معه، وأرادوا أن يفتدوا أنفسهم يوم القيامة من عذاب الله بما ملكوا، ما تَقبَّل الله ذلك منهم، ولهم عذاب مُوجع</text:span><text:span text:style-name="T3">.</text:span></text:p>
      <text:p text:style-name="P1"><text:span text:style-name="T4">يُرِيدُونَ أَنْ يَخْرُجُوا مِنَ النَّارِ وَمَا هُمْ بِخَارِجِينَ مِنْهَا وَلَهُمْ عَذَابٌ مُقِيمٌ </text:span><text:span text:style-name="T3">(37) </text:span></text:p>
      <text:p text:style-name="P1"><text:span text:style-name="T4">يريد هؤلاء الكافرون الخروج من النار لما يلاقونه من أهوالها، ولا سبيل لهم إلى ذلك، ولهم عذاب دائم</text:span><text:span text:style-name="T3">.</text:span></text:p>
      <text:p text:style-name="P1"><text:span text:style-name="T4">وَالسَّارِقُ وَالسَّارِقَةُ فَاقْطَعُوا أَيْدِيَهُمَا جَزَاءً بِمَا كَسَبَا نَكَالًا مِنَ اللَّهِ وَاللَّهُ عَزِيزٌ حَكِيمٌ </text:span><text:span text:style-name="T3">(38) </text:span></text:p>
      <text:p text:style-name="P1"><text:span text:style-name="T4">والسارق والسارقة فاقطعوا </text:span><text:span text:style-name="T3">-</text:span><text:span text:style-name="T4">يا ولاة الأمر</text:span><text:span text:style-name="T3">- </text:span><text:span text:style-name="T4">أيديهما بمقتضى الشرع، مجازاة لهما على أَخْذهما أموال الناس بغير حق، وعقوبةً يمنع الله بها غيرهما أن يصنع مثل صنيعهما</text:span><text:span text:style-name="T3">. </text:span><text:span text:style-name="T4">والله عزيز في ملكه، حكيم في أمره ونهيه</text:span><text:span text:style-name="T3">.</text:span></text:p>
      <text:p text:style-name="P1"><text:span text:style-name="T4">فَمَنْ تَابَ مِنْ بَعْدِ ظُلْمِهِ وَأَصْلَحَ فَإِنَّ اللَّهَ يَتُوبُ عَلَيْهِ إِنَّ اللَّهَ غَفُورٌ رَحِيمٌ </text:span><text:span text:style-name="T3">(39) </text:span></text:p>
      <text:p text:style-name="P1"><text:span text:style-name="T4">فمن تاب مِن بعد سرقته، وأصلح في كل أعماله، فإن الله يقبل توبته</text:span><text:span text:style-name="T3">. </text:span><text:span text:style-name="T4">إن الله غفور لعباده، رحيم بهم</text:span><text:span text:style-name="T3">.</text:span></text:p>
      <text:p text:style-name="P1"><text:span text:style-name="T4">أَلَمْ تَعْلَمْ أَنَّ اللَّهَ لَهُ مُلْكُ السَّمَاوَاتِ وَالْأَرْضِ يُعَذِّبُ مَنْ يَشَاءُ وَيَغْفِرُ لِمَنْ يَشَاءُ وَاللَّهُ عَلَى كُلِّ شَيْءٍ قَدِيرٌ </text:span><text:span text:style-name="T3">(40) </text:span></text:p>
      <text:p text:style-name="P1"><text:span text:style-name="T4">ألم تعلم </text:span><text:span text:style-name="T3">-</text:span><text:span text:style-name="T4">أيها الرسول</text:span><text:span text:style-name="T3">- </text:span><text:span text:style-name="T4">أن الله خالق الكون ومُدبِّره ومالكه، وأنه تعالى الفعَّال لما يريد، يعذب من يشاء، ويغفر لمن يشاء، وهو على كل شيء قدير</text:span><text:span text:style-name="T3">.</text:span></text:p>
      <text:p text:style-name="P1"><text:span text:style-name="T4">يَاأَيُّهَا الرَّسُولُ لَا يَحْزُنْكَ الَّذِينَ يُسَارِعُونَ فِي الْكُفْرِ مِنَ الَّذِينَ قَالُوا آمَنَّا بِأَفْوَاهِهِمْ وَلَمْ تُؤْمِنْ قُلُوبُهُمْ وَمِنَ الَّذِينَ هَادُوا سَمَّاعُونَ لِلْكَذِبِ سَمَّاعُونَ لِقَوْمٍ آخَرِينَ لَمْ يَأْتُوكَ يُحَرِّفُونَ الْكَلِمَ مِنْ بَعْدِ مَوَاضِعِهِ يَقُولُونَ إِنْ أُوتِيتُمْ هَذَا فَخُذُوهُ وَإِنْ لَمْ تُؤْتَوْهُ فَاحْذَرُوا وَمَنْ يُرِدِ اللَّهُ فِتْنَتَهُ فَلَنْ تَمْلِكَ لَهُ مِنَ اللَّهِ شَيْئًا أُولَئِكَ الَّذِينَ لَمْ يُرِدِ اللَّهُ أَنْ يُطَهِّرَ قُلُوبَهُمْ لَهُمْ فِي الدُّنْيَا خِزْيٌ وَلَهُمْ فِي الْآخِرَةِ عَذَابٌ عَظِيمٌ </text:span><text:span text:style-name="T3">(41) </text:span></text:p>
      <text:p text:style-name="P1"><text:soft-page-break/><text:span text:style-name="T4">يا أيها الرسول لا يحزنك الذين يسارعون في جحود نبوتك من المنافقين الذين أظهروا الإسلام وقلوبهم خالية منه، فإني ناصرك عليهم</text:span><text:span text:style-name="T3">. </text:span><text:span text:style-name="T4">ولا يحزنك تسرُّع اليهود إلى إنكار نبوتك، فإنهم قوم يستمعون للكذب، ويقبلون ما يَفْتَريه أحبارُهم، ويستجيبون لقوم آخرين لا يحضرون مجلسك، وهؤلاء الآخرون يُبَدِّلون كلام الله من بعد ما عَقَلوه، ويقولون</text:span><text:span text:style-name="T3">: </text:span><text:span text:style-name="T4">إن جاءكم من محمد ما يوافق الذي بدَّلناه وحرَّفناه من أحكام التوراة فاعملوا به، وإن جاءكم منه ما يخالفه فاحذروا قبوله، والعمل به</text:span><text:span text:style-name="T3">. </text:span><text:span text:style-name="T4">ومن يشأ الله ضلالته فلن تستطيع </text:span><text:span text:style-name="T3">-</text:span><text:span text:style-name="T4">أيها الرسول</text:span><text:span text:style-name="T3">- </text:span><text:span text:style-name="T4">دَفْعَ ذلك عنه، ولا تقدر على هدايته</text:span><text:span text:style-name="T3">. </text:span><text:span text:style-name="T4">وإنَّ هؤلاء المنافقين واليهود لم يُرِدِ الله أن يطهِّر قلوبهم من دنس الكفر، لهم الذلُّ والفضيحة في الدنيا، ولهم في الآخرة عذاب عظيم</text:span><text:span text:style-name="T3">.</text:span></text:p>
      <text:p text:style-name="P1"><text:span text:style-name="T4">سَمَّاعُونَ لِلْكَذِبِ أَكَّالُونَ لِلسُّحْتِ فَإِنْ جَاءُوكَ فَاحْكُمْ بَيْنَهُمْ أَوْ أَعْرِضْ عَنْهُمْ وَإِنْ تُعْرِضْ عَنْهُمْ فَلَنْ يَضُرُّوكَ شَيْئًا وَإِنْ حَكَمْتَ فَاحْكُمْ بَيْنَهُمْ بِالْقِسْطِ إِنَّ اللَّهَ يُحِبُّ الْمُقْسِطِينَ </text:span><text:span text:style-name="T3">(42) </text:span></text:p>
      <text:p text:style-name="P1"><text:span text:style-name="T4">هؤلاء اليهود يجمعون بين استماع الكذب وأكل الحرام، فإن جاؤوك يتحاكمون إليك فاقض بينهم، أو اتركهم، فإن لم تحكم بينهم فلن يقدروا على أن يضروك بشيء، وإن حكمت فاحكم بينهم بالعدل</text:span><text:span text:style-name="T3">. </text:span><text:span text:style-name="T4">إن الله يحب العادلين</text:span><text:span text:style-name="T3">.</text:span></text:p>
      <text:p text:style-name="P1"><text:span text:style-name="T4">وَكَيْفَ يُحَكِّمُونَكَ وَعِنْدَهُمُ التَّوْرَاةُ فِيهَا حُكْمُ اللَّهِ ثُمَّ يَتَوَلَّوْنَ مِنْ بَعْدِ ذَلِكَ وَمَا أُولَئِكَ بِالْمُؤْمِنِينَ </text:span><text:span text:style-name="T3">(43) </text:span></text:p>
      <text:p text:style-name="P1"><text:span text:style-name="T4">إنَّ صنيع هؤلاء اليهود عجيب، فهم يحتكمون إليك </text:span><text:span text:style-name="T3">-</text:span><text:span text:style-name="T4">أيها الرسول</text:span><text:span text:style-name="T3">- </text:span><text:span text:style-name="T4">وهم لا يؤمنون بك، ولا بكتابك، مع أن التوراة التي يؤمنون بها عندهم، فيها حكم الله، ثم يتولَّون مِن بعد حكمك إذا لم يُرضهم، فجمعوا بين الكفر بشرعهم، والإعراض عن حكمك، وليس أولئك المتصفون بتلك الصفات، بالمؤمنين بالله وبك وبما تحكم به</text:span><text:span text:style-name="T3">.</text:span></text:p>
      <text:p text:style-name="P1"><text:span text:style-name="T4">إِنَّا أَنْزَلْنَا التَّوْرَاةَ فِيهَا هُدًى وَنُورٌ يَحْكُمُ بِهَا النَّبِيُّونَ الَّذِينَ أَسْلَمُوا لِلَّذِينَ هَادُوا وَالرَّبَّانِيُّونَ وَالْأَحْبَارُ بِمَا اسْتُحْفِظُوا مِنْ كِتَابِ اللَّهِ وَكَانُوا عَلَيْهِ شُهَدَاءَ فَلَا تَخْشَوُا النَّاسَ وَاخْشَوْنِ وَلَا تَشْتَرُوا بِآيَاتِي ثَمَنًا قَلِيلًا وَمَنْ لَمْ يَحْكُمْ بِمَا أَنْزَلَ اللَّهُ فَأُولَئِكَ هُمُ الْكَافِرُونَ </text:span><text:span text:style-name="T3">(44) </text:span></text:p>
      <text:p text:style-name="P1"><text:span text:style-name="T4">إنا أنزلنا التوراة فيها إرشاد من الضلالة، وبيان للأحكام، وقد حكم بها النبيُّون </text:span><text:span text:style-name="T3">-</text:span><text:span text:style-name="T4">الذين انقادوا لحكم الله، وأقروا به</text:span><text:span text:style-name="T3">- </text:span><text:span text:style-name="T4">بين اليهود، ولم يخرجوا عن حكمها ولم يُحَرِّفوها، وحكم بها عُبَّاد اليهود وفقهاؤهم الذين يربُّون الناس بشرع الله</text:span><text:span text:style-name="T3">; </text:span><text:span text:style-name="T4">ذلك أن أنبياءهم قد استأمنوهم على تبليغ التوراة، وفِقْه كتاب الله والعمل به، وكان الربانيون والأحبار شهداء على أن أنبياءهم قد قضوا في اليهود بكتاب الله</text:span><text:span text:style-name="T3">. </text:span><text:span text:style-name="T4">ويقول تعالى لعلماء اليهود وأحبارهم</text:span><text:span text:style-name="T3">: </text:span><text:span text:style-name="T4">فلا تخشوا الناس في تنفيذ حكمي</text:span><text:span text:style-name="T3">; </text:span><text:span text:style-name="T4">فإنهم لا يقدرون على نفعكم ولا ضَرِّكم، ولكن اخشوني فإني أنا النافع الضار، ولا تأخذوا بترك الحكم بما أنزلتُ عوضًا حقيرًا</text:span><text:span text:style-name="T3">. </text:span><text:span text:style-name="T4">الحكم بغير ما أنزل الله من أعمال أهل الكفر، فالذين يبدلون حكم الله الذي أنزله في كتابه، فيكتمونه ويجحدونه ويحكمون بغيره معتقدين حله وجوازه فأولئك هم الكافرون</text:span><text:span text:style-name="T3">.</text:span></text:p>
      <text:p text:style-name="P1"><text:soft-page-break/><text:span text:style-name="T4">وَكَتَبْنَا عَلَيْهِمْ فِيهَا أَنَّ النَّفْسَ بِالنَّفْسِ وَالْعَيْنَ بِالْعَيْنِ وَالْأَنْفَ بِالْأَنْفِ وَالْأُذُنَ بِالْأُذُنِ وَالسِّنَّ بِالسِّنِّ وَالْجُرُوحَ قِصَاصٌ فَمَنْ تَصَدَّقَ بِهِ فَهُوَ كَفَّارَةٌ لَهُ وَمَنْ لَمْ يَحْكُمْ بِمَا أَنْزَلَ اللَّهُ فَأُولَئِكَ هُمُ الظَّالِمُونَ </text:span><text:span text:style-name="T3">(45) </text:span></text:p>
      <text:p text:style-name="P1"><text:span text:style-name="T4">وفَرَضنا عليهم في التوراة أن النفس تُقْتَل بالنفس، والعين تُفْقَأ بالعين، والأنف يُجْدَع بالأنف، والأذُن تُقْطع بالأذُن، والسنَّ تُقْلَعُ بالسنِّ، وأنَّه يُقْتَصُّ في الجروح، فمن تجاوز عن حقه في الاقتصاص من المُعتدي فذلك تكفير لبعض ذنوب المعتدى عليه وإزالةٌ لها</text:span><text:span text:style-name="T3">. </text:span><text:span text:style-name="T4">ومن لم يحكم بما أنزل الله في القصاص وغيره، فأولئك هم المتجاوزون حدود الله</text:span><text:span text:style-name="T3">.</text:span></text:p>
      <text:p text:style-name="P1"><text:span text:style-name="T4">وَقَفَّيْنَا عَلَى آثَارِهِمْ بِعِيسَى ابْنِ مَرْيَمَ مُصَدِّقًا لِمَا بَيْنَ يَدَيْهِ مِنَ التَّوْرَاةِ وَآتَيْنَاهُ الْإِنْجِيلَ فِيهِ هُدًى وَنُورٌ وَمُصَدِّقًا لِمَا بَيْنَ يَدَيْهِ مِنَ التَّوْرَاةِ وَهُدًى وَمَوْعِظَةً لِلْمُتَّقِينَ </text:span><text:span text:style-name="T3">(46) </text:span></text:p>
      <text:p text:style-name="P1"><text:span text:style-name="T4">وأتبعنا أنبياء بني إسرائيل عيسى بن مريم مؤمنًا بما في التوراة، عاملا بما فيها مما لم ينسخه كتابه، وأنزلنا إليه الإنجيل هاديا إلى الحق، ومبيِّنًا لما جهله الناس مِن حكم الله، وشاهدًا على صدق التوراة بما اشتمل عليه من أحكامها، وقد جعلناه بيانًا للذين يخافون الله وزاجرًا لهم عن ارتكاب المحرَّمات</text:span><text:span text:style-name="T3">.</text:span></text:p>
      <text:p text:style-name="P1"><text:span text:style-name="T4">وَلْيَحْكُمْ أَهْلُ الْإِنْجِيلِ بِمَا أَنْزَلَ اللَّهُ فِيهِ وَمَنْ لَمْ يَحْكُمْ بِمَا أَنْزَلَ اللَّهُ فَأُولَئِكَ هُمُ الْفَاسِقُونَ </text:span><text:span text:style-name="T3">(47) </text:span></text:p>
      <text:p text:style-name="P1"><text:span text:style-name="T4">وليحكم أهل الإنجيل الذين أُرسِل إليهم عيسى بما أنزل الله فيه</text:span><text:span text:style-name="T3">. </text:span><text:span text:style-name="T4">ومن لم يحكم بما أنزل الله فأولئك هم الخارجون عن أمره، العاصون له</text:span><text:span text:style-name="T3">.</text:span></text:p>
      <text:p text:style-name="P1"><text:span text:style-name="T4">وَأَنْزَلْنَا إِلَيْكَ الْكِتَابَ بِالْحَقِّ مُصَدِّقًا لِمَا بَيْنَ يَدَيْهِ مِنَ الْكِتَابِ وَمُهَيْمِنًا عَلَيْهِ فَاحْكُمْ بَيْنَهُمْ بِمَا أَنْزَلَ اللَّهُ وَلَا تَتَّبِعْ أَهْوَاءَهُمْ عَمَّا جَاءَكَ مِنَ الْحَقِّ لِكُلٍّ جَعَلْنَا مِنْكُمْ شِرْعَةً وَمِنْهَاجًا وَلَوْ شَاءَ اللَّهُ لَجَعَلَكُمْ أُمَّةً وَاحِدَةً وَلَكِنْ لِيَبْلُوَكُمْ فِي مَا آتَاكُمْ فَاسْتَبِقُوا الْخَيْرَاتِ إِلَى اللَّهِ مَرْجِعُكُمْ جَمِيعًا فَيُنَبِّئُكُمْ بِمَا كُنْتُمْ فِيهِ تَخْتَلِفُونَ </text:span><text:span text:style-name="T3">(48) </text:span></text:p>
      <text:p text:style-name="P1"><text:span text:style-name="T4">وأنزلنا إليك </text:span><text:span text:style-name="T3">-</text:span><text:span text:style-name="T4">أيها الرسول</text:span><text:span text:style-name="T3">- </text:span><text:span text:style-name="T4">القرآن، وكل ما فيه حقّ يشهد على صدق الكتب قبله، وأنها من عند الله، مصدقًا لما فيها من صحة، ومبيِّنًا لما فيها من تحريف، ناسخًا لبعض شرائعها، فاحكم بين المحتكمين إليك من اليهود بما أنزل الله إليك في هذا القرآن، ولا تنصرف عن الحق الذي أمرك الله به إلى أهوائهم وما اعتادوه، فقد جعلنا لكل أمة شريعة، وطريقة واضحة يعملون بها</text:span><text:span text:style-name="T3">. </text:span><text:span text:style-name="T4">ولو شاء الله لجعل شرائعكم واحدة، ولكنه تعالى خالف بينها ليختبركم، فيظهر المطيع من العاصي، فسارعوا إلى ما هو خير لكم في الدارين بالعمل بما في القرآن، فإن مصيركم إلى الله، فيخبركم بما كنتم فيه تختلفون، ويجزي كلا بعمله</text:span><text:span text:style-name="T3">.</text:span></text:p>
      <text:p text:style-name="P1"><text:span text:style-name="T4">وَأَنِ احْكُمْ بَيْنَهُمْ بِمَا أَنْزَلَ اللَّهُ وَلَا تَتَّبِعْ أَهْوَاءَهُمْ وَاحْذَرْهُمْ أَنْ يَفْتِنُوكَ عَنْ بَعْضِ مَا أَنْزَلَ اللَّهُ إِلَيْكَ فَإِنْ تَوَلَّوْا فَاعْلَمْ أَنَّمَا يُرِيدُ اللَّهُ أَنْ يُصِيبَهُمْ بِبَعْضِ ذُنُوبِهِمْ وَإِنَّ كَثِيرًا مِنَ النَّاسِ لَفَاسِقُونَ </text:span><text:span text:style-name="T3">(49) </text:span></text:p>
      <text:p text:style-name="P1"><text:soft-page-break/><text:span text:style-name="T4">واحكم </text:span><text:span text:style-name="T3">-</text:span><text:span text:style-name="T4">أيها الرسول</text:span><text:span text:style-name="T3">- </text:span><text:span text:style-name="T4">بين اليهود بما أنزل الله إليك في القرآن، ولا تتبع أهواء الذين يحتكمون إليك، واحذرهم أن يصدُّوك عن بعض ما أنزل الله إليك فتترك العمل به، فإن أعرض هؤلاء عمَّا تحكم به فاعلم أن الله يريد أن يصرفهم عن الهدى بسبب ذنوبٍ اكتسبوها من قبل</text:span><text:span text:style-name="T3">. </text:span><text:span text:style-name="T4">وإن كثيرًا من الناس لَخارجون عن طاعة ربهم</text:span><text:span text:style-name="T3">.</text:span></text:p>
      <text:p text:style-name="P1"><text:span text:style-name="T4">أَفَحُكْمَ الْجَاهِلِيَّةِ يَبْغُونَ وَمَنْ أَحْسَنُ مِنَ اللَّهِ حُكْمًا لِقَوْمٍ يُوقِنُونَ </text:span><text:span text:style-name="T3">(50) </text:span></text:p>
      <text:p text:style-name="P1"><text:span text:style-name="T4">أيريد هؤلاء اليهود أن تحكم بينهم بما تعارف عليه المشركون عبدةُ الأوثان من الضلالات والجهالات؟</text:span><text:span text:style-name="T3">! </text:span><text:span text:style-name="T4">لا يكون ذلك ولا يليق أبدًا ومَن أعدل مِن الله في حكمه لمن عقل عن الله شَرْعه، وآمن به، وأيقن أن حكم الله هو الحق؟</text:span></text:p>
      <text:p text:style-name="P1"><text:span text:style-name="T4">يَاأَيُّهَا الَّذِينَ آمَنُوا لَا تَتَّخِذُوا الْيَهُودَ وَالنَّصَارَى أَوْلِيَاءَ بَعْضُهُمْ أَوْلِيَاءُ بَعْضٍ وَمَنْ يَتَوَلَّهُمْ مِنْكُمْ فَإِنَّهُ مِنْهُمْ إِنَّ اللَّهَ لَا يَهْدِي الْقَوْمَ الظَّالِمِينَ </text:span><text:span text:style-name="T3">(51) </text:span></text:p>
      <text:p text:style-name="P1"><text:span text:style-name="T4">يا أيها الذين آمنوا لا تتخذوا اليهود والنصارى حلفاءَ وأنصارًا على أهل الإيمان</text:span><text:span text:style-name="T3">; </text:span><text:span text:style-name="T4">ذلك أنهم لا يُوادُّون المؤمنين، فاليهود يوالي بعضهم بعضًا، وكذلك النصارى، وكلا الفريقين يجتمع على عداوتكم</text:span><text:span text:style-name="T3">. </text:span><text:span text:style-name="T4">وأنتم </text:span><text:span text:style-name="T3">-</text:span><text:span text:style-name="T4">أيها المؤمنون</text:span><text:span text:style-name="T3">- </text:span><text:span text:style-name="T4">أجدرُ بأن ينصر بعضُكم بعضًا</text:span><text:span text:style-name="T3">. </text:span><text:span text:style-name="T4">ومن يتولهم منكم فإنه يصير من جملتهم، وحكمه حكمهم</text:span><text:span text:style-name="T3">. </text:span><text:span text:style-name="T4">إن الله لا يوفق الظالمين الذين يتولون الكافرين</text:span><text:span text:style-name="T3">.</text:span></text:p>
      <text:p text:style-name="P1"><text:span text:style-name="T4">فَتَرَى الَّذِينَ فِي قُلُوبِهِمْ مَرَضٌ يُسَارِعُونَ فِيهِمْ يَقُولُونَ نَخْشَى أَنْ تُصِيبَنَا دَائِرَةٌ فَعَسَى اللَّهُ أَنْ يَأْتِيَ بِالْفَتْحِ أَوْ أَمْرٍ مِنْ عِنْدِهِ فَيُصْبِحُوا عَلَى مَا أَسَرُّوا فِي أَنْفُسِهِمْ نَادِمِينَ </text:span><text:span text:style-name="T3">(52) </text:span></text:p>
      <text:p text:style-name="P1"><text:span text:style-name="T4">يخبر الله تعالى عن جماعة من المنافقين أنهم كانوا يبادرون في موادة اليهود لما في قلوبهم من الشكِّ والنفاق، ويقولون</text:span><text:span text:style-name="T3">: </text:span><text:span text:style-name="T4">إنما نوادُّهم خشية أن يظفروا بالمسلمين فيصيبونا معهم، قال الله تعالى ذكره</text:span><text:span text:style-name="T3">: </text:span><text:span text:style-name="T4">فعسى الله أن يأتي بالفتح </text:span><text:span text:style-name="T3">-</text:span><text:span text:style-name="T4">أي فتح </text:span><text:span text:style-name="T3">«</text:span><text:span text:style-name="T4">مكة</text:span><text:span text:style-name="T3">» - </text:span><text:span text:style-name="T4">وينصر نَبِيَّه، ويُظْهِر الإسلام والمسلمين على الكفار، أو يُهيِّئ من الأمور ما تذهب به قوةُ اليهود والنَّصارى، فيخضعوا للمسلمين، فحينئذٍ يندم المنافقون على ما أضمروا في أنفسهم من موالاتهم</text:span><text:span text:style-name="T3">.</text:span></text:p>
      <text:p text:style-name="P1"><text:span text:style-name="T4">وَيَقُولُ الَّذِينَ آمَنُوا أَهَؤُلَاءِ الَّذِينَ أَقْسَمُوا بِاللَّهِ جَهْدَ أَيْمَانِهِمْ إِنَّهُمْ لَمَعَكُمْ حَبِطَتْ أَعْمَالُهُمْ فَأَصْبَحُوا خَاسِرِينَ </text:span><text:span text:style-name="T3">(53) </text:span></text:p>
      <text:p text:style-name="P1"><text:span text:style-name="T4">وحينئذ يقول بعض المؤمنين لبعض مُتعجِّبين من حال المنافقين </text:span><text:span text:style-name="T3">-</text:span><text:span text:style-name="T4">إذا كُشِف أمرهم</text:span><text:span text:style-name="T3">-: </text:span><text:span text:style-name="T4">أهؤلاء الذين أقسموا بأغلظ الأيمان إنهم لَمَعَنا؟</text:span><text:span text:style-name="T3">! </text:span><text:span text:style-name="T4">بطلت أعمال المنافقين التي عملوها في الدنيا، فلا ثواب لهم عليها</text:span><text:span text:style-name="T3">; </text:span><text:span text:style-name="T4">لأنهم عملوها على غير إيمان، فخسروا الدنيا والآخرة</text:span><text:span text:style-name="T3">.</text:span></text:p>
      <text:p text:style-name="P1"><text:span text:style-name="T4">يَاأَيُّهَا الَّذِينَ آمَنُوا مَنْ يَرْتَدَّ مِنْكُمْ عَنْ دِينِهِ فَسَوْفَ يَأْتِي اللَّهُ بِقَوْمٍ يُحِبُّهُمْ وَيُحِبُّونَهُ أَذِلَّةٍ عَلَى الْمُؤْمِنِينَ أَعِزَّةٍ عَلَى الْكَافِرِينَ يُجَاهِدُونَ فِي سَبِيلِ اللَّهِ وَلَا يَخَافُونَ لَوْمَةَ لَائِمٍ ذَلِكَ فَضْلُ اللَّهِ يُؤْتِيهِ مَنْ يَشَاءُ وَاللَّهُ وَاسِعٌ عَلِيمٌ </text:span><text:span text:style-name="T3">(54) </text:span></text:p>
      <text:p text:style-name="P1"><text:soft-page-break/><text:span text:style-name="T4">يا أيها الذين صدَّقوا الله ورسوله وعملوا بشرعه من يرجع منكم عن دينه، ويستبدل به اليهودية أو النصرانية أو غير ذلك، فلن يضرُّوا الله شيئًا، وسوف يأتي الله بقوم خير منهم يُحِبُّهم ويحبونه، رحماء بالمؤمنين أشدَّاء على الكافرين، يجاهدون أعداء الله، ولا يخافون في ذات الله أحدًا</text:span><text:span text:style-name="T3">. </text:span><text:span text:style-name="T4">ذلك الإنعام مِن فضل الله يؤتيه من أراد، والله واسع الفضل، عليم بمن يستحقه من عباده</text:span><text:span text:style-name="T3">.</text:span></text:p>
      <text:p text:style-name="P1"><text:span text:style-name="T4">إِنَّمَا وَلِيُّكُمُ اللَّهُ وَرَسُولُهُ وَالَّذِينَ آمَنُوا الَّذِينَ يُقِيمُونَ الصَّلَاةَ وَيُؤْتُونَ الزَّكَاةَ وَهُمْ رَاكِعُونَ </text:span><text:span text:style-name="T3">(55) </text:span></text:p>
      <text:p text:style-name="P1"><text:span text:style-name="T4">إنما ناصركم </text:span><text:span text:style-name="T3">-</text:span><text:span text:style-name="T4">أيُّها المؤمنون</text:span><text:span text:style-name="T3">- </text:span><text:span text:style-name="T4">الله ورسوله، والمؤمنون الذين يحافظون على الصلاة المفروضة، ويؤدون الزكاة عن رضا نفس، وهم خاضعون لله</text:span><text:span text:style-name="T3">.</text:span></text:p>
      <text:p text:style-name="P1"><text:span text:style-name="T4">وَمَنْ يَتَوَلَّ اللَّهَ وَرَسُولَهُ وَالَّذِينَ آمَنُوا فَإِنَّ حِزْبَ اللَّهِ هُمُ الْغَالِبُونَ </text:span><text:span text:style-name="T3">(56) </text:span></text:p>
      <text:p text:style-name="P1"><text:span text:style-name="T4">ومن وثق بالله وتولَّى الله ورسوله والمؤمنين، فهو من حزب الله، وحزب الله هم الغالبون المنتصرون</text:span><text:span text:style-name="T3">.</text:span></text:p>
      <text:p text:style-name="P1"><text:span text:style-name="T4">يَاأَيُّهَا الَّذِينَ آمَنُوا لَا تَتَّخِذُوا الَّذِينَ اتَّخَذُوا دِينَكُمْ هُزُوًا وَلَعِبًا مِنَ الَّذِينَ أُوتُوا الْكِتَابَ مِنْ قَبْلِكُمْ وَالْكُفَّارَ أَوْلِيَاءَ وَاتَّقُوا اللَّهَ إِنْ كُنْتُمْ مُؤْمِنِينَ </text:span><text:span text:style-name="T3">(57) </text:span></text:p>
      <text:p text:style-name="P1"><text:span text:style-name="T4">يا أيها الذين صدَّقوا الله ورسوله وعملوا بشرعه، لا تتخذوا الذين يستهزئون ويتلاعبون بدينكم من أهل الكتاب والكفارَ أولياءَ، وخافوا الله إن كنتم مؤمنين به وبشرعه</text:span><text:span text:style-name="T3">.</text:span></text:p>
      <text:p text:style-name="P1"><text:span text:style-name="T4">وَإِذَا نَادَيْتُمْ إِلَى الصَّلَاةِ اتَّخَذُوهَا هُزُوًا وَلَعِبًا ذَلِكَ بِأَنَّهُمْ قَوْمٌ لَا يَعْقِلُونَ </text:span><text:span text:style-name="T3">(58) </text:span></text:p>
      <text:p text:style-name="P1"><text:span text:style-name="T4">وإذا أذَّن مؤذنكم </text:span><text:span text:style-name="T3">-</text:span><text:span text:style-name="T4">أيها المؤمنون</text:span><text:span text:style-name="T3">- </text:span><text:span text:style-name="T4">بالصلاة سخر اليهود والنصارى والمشركون واستهزؤوا من دعوتكم إليها؛ وذلك بسبب جهلهم بربهم، وأنهم لا يعقلون حقيقة العبادة</text:span><text:span text:style-name="T3">.</text:span></text:p>
      <text:p text:style-name="P1"><text:span text:style-name="T4">قُلْ يَاأَهْلَ الْكِتَابِ هَلْ تَنْقِمُونَ مِنَّا إِلَّا أَنْ آمَنَّا بِاللَّهِ وَمَا أُنْزِلَ إِلَيْنَا وَمَا أُنْزِلَ مِنْ قَبْلُ وَأَنَّ أَكْثَرَكُمْ فَاسِقُونَ </text:span><text:span text:style-name="T3">(59) </text:span></text:p>
      <text:p text:style-name="P1"><text:span text:style-name="T4">قل </text:span><text:span text:style-name="T3">-</text:span><text:span text:style-name="T4">أيها الرسول</text:span><text:span text:style-name="T3">- </text:span><text:span text:style-name="T4">لهؤلاء المستهزئين من أهل الكتاب</text:span><text:span text:style-name="T3">: </text:span><text:span text:style-name="T4">ما تَجِدُونه مطعنًا أو عيبًا هو محمدة لنا</text:span><text:span text:style-name="T3">: </text:span><text:span text:style-name="T4">من إيماننا بالله وكتبه المنزلة علينا، وعلى من كان قبلنا، وإيماننا بأن أكثركم خارجون عن الطريق المستقيم</text:span><text:span text:style-name="T3">!</text:span></text:p>
      <text:p text:style-name="P1"><text:span text:style-name="T4">قُلْ هَلْ أُنَبِّئُكُمْ بِشَرٍّ مِنْ ذَلِكَ مَثُوبَةً عِنْدَ اللَّهِ مَنْ لَعَنَهُ اللَّهُ وَغَضِبَ عَلَيْهِ وَجَعَلَ مِنْهُمُ الْقِرَدَةَ وَالْخَنَازِيرَ وَعَبَدَ الطَّاغُوتَ أُولَئِكَ شَرٌّ مَكَانًا وَأَضَلُّ عَنْ سَوَاءِ السَّبِيلِ </text:span><text:span text:style-name="T3">(60) </text:span></text:p>
      <text:p text:style-name="P1"><text:span text:style-name="T4">قل </text:span><text:span text:style-name="T3">-</text:span><text:span text:style-name="T4">أيها النبي</text:span><text:span text:style-name="T3">- </text:span><text:span text:style-name="T4">للمؤمنين</text:span><text:span text:style-name="T3">: </text:span><text:span text:style-name="T4">هل أخبركم بمن يُجازَى يوم القيامة جزاءً أشدَّ مِن جزاء هؤلاء الفاسقين؟</text:span></text:p>
      <text:p text:style-name="P1"><text:soft-page-break/><text:span text:style-name="T4">إنهم أسلافهم الذين طردهم الله من رحمته وغَضِب عليهم، ومَسَخَ خَلْقهم، فجعل منهم القردة والخنازير، بعصيانهم وافترائهم وتكبرهم، كما كان منهم عُبَّاد الطاغوت </text:span><text:span text:style-name="T3">(</text:span><text:span text:style-name="T4">وهو كل ما عُبِد من دون الله وهو راضٍ</text:span><text:span text:style-name="T3">) </text:span><text:span text:style-name="T4">، لقد ساء مكانهم في الآخرة، وضلَّ سَعْيُهم في الدنيا عن الطريق الصحيح</text:span><text:span text:style-name="T3">.</text:span></text:p>
      <text:p text:style-name="P1"><text:span text:style-name="T4">وَإِذَا جَاءُوكُمْ قَالُوا آمَنَّا وَقَدْ دَخَلُوا بِالْكُفْرِ وَهُمْ قَدْ خَرَجُوا بِهِ وَاللَّهُ أَعْلَمُ بِمَا كَانُوا يَكْتُمُونَ </text:span><text:span text:style-name="T3">(61) </text:span></text:p>
      <text:p text:style-name="P1"><text:span text:style-name="T4">وإذا جاءكم </text:span><text:span text:style-name="T3">-</text:span><text:span text:style-name="T4">أيها المؤمنون</text:span><text:span text:style-name="T3">- </text:span><text:span text:style-name="T4">منافقو اليهود، قالوا</text:span><text:span text:style-name="T3">: </text:span><text:span text:style-name="T4">آمنَّا، وهم مقيمون على كفرهم، قد دخلوا عليكم بكفرهم الذي يعتقدونه بقلوبهم، ثم خرجوا وهم مصرُّون عليه، والله أعلم بسرائرهم، وإن أظهروا خلاف ذلك</text:span><text:span text:style-name="T3">.</text:span></text:p>
      <text:p text:style-name="P1"><text:span text:style-name="T4">وَتَرَى كَثِيرًا مِنْهُمْ يُسَارِعُونَ فِي الْإِثْمِ وَالْعُدْوَانِ وَأَكْلِهِمُ السُّحْتَ لَبِئْسَ مَا كَانُوا يَعْمَلُونَ </text:span><text:span text:style-name="T3">(62) </text:span></text:p>
      <text:p text:style-name="P1"><text:span text:style-name="T4">وترى </text:span><text:span text:style-name="T3">-</text:span><text:span text:style-name="T4">أيها الرسول</text:span><text:span text:style-name="T3">- </text:span><text:span text:style-name="T4">كثيرًا من اليهود يبادرون إلى المعاصي من قول الكذب والزور، والاعتداء على أحكام الله، وأكْل أموال الناس بالباطل، لقد ساء عملهم واعتداؤهم</text:span><text:span text:style-name="T3">.</text:span></text:p>
      <text:p text:style-name="P1"><text:span text:style-name="T4">لَوْلَا يَنْهَاهُمُ الرَّبَّانِيُّونَ وَالْأَحْبَارُ عَنْ قَوْلِهِمُ الْإِثْمَ وَأَكْلِهِمُ السُّحْتَ لَبِئْسَ مَا كَانُوا يَصْنَعُونَ </text:span><text:span text:style-name="T3">(63) </text:span></text:p>
      <text:p text:style-name="P1"><text:span text:style-name="T4">هلا ينهى هؤلاء الذين يسارعون في الإثم والعدوان أئمتُهم وعلماؤهم، عن قول الكذب والزور، وأكل أموال الناس بالباطل، لقد ساء صنيعهم حين تركوا النهي عن المنكر</text:span><text:span text:style-name="T3">.</text:span></text:p>
      <text:p text:style-name="P1"><text:span text:style-name="T4">وَقَالَتِ الْيَهُودُ يَدُ اللَّهِ مَغْلُولَةٌ غُلَّتْ أَيْدِيهِمْ وَلُعِنُوا بِمَا قَالُوا بَلْ يَدَاهُ مَبْسُوطَتَانِ يُنْفِقُ كَيْفَ يَشَاءُ وَلَيَزِيدَنَّ كَثِيرًا مِنْهُمْ مَا أُنْزِلَ إِلَيْكَ مِنْ رَبِّكَ طُغْيَانًا وَكُفْرًا وَأَلْقَيْنَا بَيْنَهُمُ الْعَدَاوَةَ وَالْبَغْضَاءَ إِلَى يَوْمِ الْقِيَامَةِ كُلَّمَا أَوْقَدُوا نَارًا لِلْحَرْبِ أَطْفَأَهَا اللَّهُ وَيَسْعَوْنَ فِي الْأَرْضِ فَسَادًا وَاللَّهُ لَا يُحِبُّ الْمُفْسِدِينَ </text:span><text:span text:style-name="T3">(64) </text:span></text:p>
      <text:p text:style-name="P1"><text:span text:style-name="T4">يُطلع الله نَبِيَّه على شيء من مآثم اليهود </text:span><text:span text:style-name="T3">-</text:span><text:span text:style-name="T4">وكان مما يُسرُّونه فيما بينهم</text:span><text:span text:style-name="T3">- </text:span><text:span text:style-name="T4">أنهم قالوا</text:span><text:span text:style-name="T3">: </text:span><text:span text:style-name="T4">يد الله محبوسة عن فعل الخيرات، بَخِلَ علينا بالرزق والتوسعة، وذلك حين لحقهم جَدْب وقحط</text:span><text:span text:style-name="T3">. </text:span><text:span text:style-name="T4">غُلَّتْ أيديهم، أي</text:span><text:span text:style-name="T3">: </text:span><text:span text:style-name="T4">حبست أيديهم هم عن فِعْلِ الخيرات، وطردهم الله من رحمته بسبب قولهم</text:span><text:span text:style-name="T3">. </text:span><text:span text:style-name="T4">وليس الأمر كما يفترونه على ربهم، بل يداه مبسوطتان لا حَجْرَ عليه، ولا مانع يمنعه من الإنفاق، فإنه الجواد الكريم، ينفق على مقتضى الحكمة وما فيه مصلحة العباد</text:span><text:span text:style-name="T3">. </text:span><text:span text:style-name="T4">وفي الآية إثبات لصفة اليدين لله سبحانه وتعالى كما يليق به من غير تشبيه ولا تكييف</text:span><text:span text:style-name="T3">. </text:span><text:span text:style-name="T4">لكنهم سوف يزدادون طغيانًا وكفرًا بسبب حقدهم وحسدهم</text:span><text:span text:style-name="T3">; </text:span><text:span text:style-name="T4">لأن الله قد اصطفاك بالرسالة</text:span><text:span text:style-name="T3">. </text:span><text:span text:style-name="T4">ويخبر تعالى أن طوائف اليهود سيظلون إلى يوم القيامة يعادي بعضهم بعضًا، وينفر بعضهم من بعض، كلما تآمروا على الكيد للمسلمين بإثارة الفتن وإشعال نار الحرب ردَّ الله كيدهم، وفرَّق شملهم، ولا يزال اليهود يعملون بمعاصي الله مما ينشأ عنها الفساد والاضطراب في الأرض</text:span><text:span text:style-name="T3">. </text:span><text:span text:style-name="T4">والله تعالى لا يحب المفسدين</text:span><text:span text:style-name="T3">.</text:span></text:p>
      <text:p text:style-name="P1"><text:span text:style-name="T4">وَلَوْ أَنَّ أَهْلَ الْكِتَابِ آمَنُوا وَاتَّقَوْا لَكَفَّرْنَا عَنْهُمْ سَيِّئَاتِهِمْ وَلَأَدْخَلْنَاهُمْ جَنَّاتِ النَّعِيمِ </text:span><text:span text:style-name="T3">(65) </text:span></text:p>
      <text:p text:style-name="P1"><text:soft-page-break/><text:span text:style-name="T4">ولو أن اليهود والنصارى صدَّقوا الله ورسوله، وامتثلوا أوامر الله واجتنبوا نواهيه، لكفَّرنا عنهم ذنوبهم، ولأدخلناهم جنات النعيم في الدار الآخرة</text:span><text:span text:style-name="T3">.</text:span></text:p>
      <text:p text:style-name="P1"><text:span text:style-name="T4">وَلَوْ أَنَّهُمْ أَقَامُوا التَّوْرَاةَ وَالْإِنْجِيلَ وَمَا أُنْزِلَ إِلَيْهِمْ مِنْ رَبِّهِمْ لَأَكَلُوا مِنْ فَوْقِهِمْ وَمِنْ تَحْتِ أَرْجُلِهِمْ مِنْهُمْ أُمَّةٌ مُقْتَصِدَةٌ وَكَثِيرٌ مِنْهُمْ سَاءَ مَا يَعْمَلُونَ </text:span><text:span text:style-name="T3">(66) </text:span></text:p>
      <text:p text:style-name="P1"><text:span text:style-name="T4">ولو أنَّهم عملوا بما في التوراة والإنجيل، وبما أُنْزِل عليك أيها الرسول </text:span><text:span text:style-name="T3">-</text:span><text:span text:style-name="T4">وهو القرآن الكريم</text:span><text:span text:style-name="T3">- </text:span><text:span text:style-name="T4">لرُزِقوا من كلِّ سبيلٍ، فأنزلنا عليهم المطر، وأنبتنا لهم الثمر، وهذا جزاء الدنيا</text:span><text:span text:style-name="T3">. </text:span><text:span text:style-name="T4">وإنَّ مِن أهل الكتاب فريقًا معتدلا ثابتًا على الحق، وكثير منهم ساء عملُه، وضل عن سواء السبيل</text:span><text:span text:style-name="T3">.</text:span></text:p>
      <text:p text:style-name="P1"><text:span text:style-name="T4">يَاأَيُّهَا الرَّسُولُ بَلِّغْ مَا أُنْزِلَ إِلَيْكَ مِنْ رَبِّكَ وَإِنْ لَمْ تَفْعَلْ فَمَا بَلَّغْتَ رِسَالَتَهُ وَاللَّهُ يَعْصِمُكَ مِنَ النَّاسِ إِنَّ اللَّهَ لَا يَهْدِي الْقَوْمَ الْكَافِرِينَ </text:span><text:span text:style-name="T3">(67) </text:span></text:p>
      <text:p text:style-name="P1"><text:span text:style-name="T4">يا أيها الرسول بلِّغ وحي الله الذي أنزِل إليك من ربك، وإن قصَّرت في البلاغ فَكَتَمْتَ منه شيئًا، فإنك لم تُبَلِّغ رسالة ربِّك، وقد بلَّغ صلى الله عليه وسلم رسالة ربه كاملة، فمن زعم أنه كتم شيئًا مما أنزِل عليه، فقد أعظم على الله ورسوله الفرية</text:span><text:span text:style-name="T3">. </text:span><text:span text:style-name="T4">والله تعالى حافظك وناصرك على أعدائك، فليس عليك إلا البلاغ</text:span><text:span text:style-name="T3">. </text:span><text:span text:style-name="T4">إن الله لا يوفق للرشد مَن حاد عن سبيل الحق، وجحد ما جئت به من عند الله</text:span><text:span text:style-name="T3">.</text:span></text:p>
      <text:p text:style-name="P1"><text:span text:style-name="T4">قُلْ يَاأَهْلَ الْكِتَابِ لَسْتُمْ عَلَى شَيْءٍ حَتَّى تُقِيمُوا التَّوْرَاةَ وَالْإِنْجِيلَ وَمَا أُنْزِلَ إِلَيْكُمْ مِنْ رَبِّكُمْ وَلَيَزِيدَنَّ كَثِيرًا مِنْهُمْ مَا أُنْزِلَ إِلَيْكَ مِنْ رَبِّكَ طُغْيَانًا وَكُفْرًا فَلَا تَأْسَ عَلَى الْقَوْمِ الْكَافِرِينَ </text:span><text:span text:style-name="T3">(68) </text:span></text:p>
      <text:p text:style-name="P1"><text:span text:style-name="T4">قل </text:span><text:span text:style-name="T3">-</text:span><text:span text:style-name="T4">أيها الرسول</text:span><text:span text:style-name="T3">- </text:span><text:span text:style-name="T4">لليهود والنصارى</text:span><text:span text:style-name="T3">: </text:span><text:span text:style-name="T4">إنكم لستم على حظٍّ من الدين ما دمتم لم تعملوا بما في التوراة والإنجيل، وما جاءكم به محمد صلى الله عليه وسلم من القرآن، وإن كثيرًا من أهل الكتاب لا يزيدهم إنزالُ القرآن إليك إلا تجبُّرًا وجحودًا، فهم يحسدونك</text:span><text:span text:style-name="T3">; </text:span><text:span text:style-name="T4">لأن الله بعثك بهذه الرسالة الخاتمة، التي بَيَّن فيها معايبهم، فلا تحزن </text:span><text:span text:style-name="T3">-</text:span><text:span text:style-name="T4">أيها الرسول</text:span><text:span text:style-name="T3">- </text:span><text:span text:style-name="T4">على تكذيبهم لك</text:span><text:span text:style-name="T3">.</text:span></text:p>
      <text:p text:style-name="P1"><text:span text:style-name="T4">إِنَّ الَّذِينَ آمَنُوا وَالَّذِينَ هَادُوا وَالصَّابِئُونَ وَالنَّصَارَى مَنْ آمَنَ بِاللَّهِ وَالْيَوْمِ الْآخِرِ وَعَمِلَ صَالِحًا فَلَا خَوْفٌ عَلَيْهِمْ وَلَا هُمْ يَحْزَنُونَ </text:span><text:span text:style-name="T3">(69) </text:span></text:p>
      <text:p text:style-name="P1"><text:span text:style-name="T4">إن الذين آمنوا </text:span><text:span text:style-name="T3">(</text:span><text:span text:style-name="T4">وهم المسلمون</text:span><text:span text:style-name="T3">) </text:span><text:span text:style-name="T4">واليهود، </text:span><text:span text:style-name="T3">-</text:span><text:span text:style-name="T4">والصابئون كذلك </text:span><text:span text:style-name="T3">(</text:span><text:span text:style-name="T4">وهم قوم باقون على فطرتهم، ولا دين مقرر لهم يتبعونه</text:span><text:span text:style-name="T3">) - </text:span><text:span text:style-name="T4">والنصارى </text:span><text:span text:style-name="T3">(</text:span><text:span text:style-name="T4">وهم أتباع المسيح</text:span><text:span text:style-name="T3">) </text:span><text:span text:style-name="T4">من آمن منهم بالله الإيمان الكامل، وهو توحيد الله والتصديق بمحمد صلى الله عليه وسلم وبما جاء به، وآمن باليوم الآخر، وعمل العمل الصالح، فلا خوف عليهم من أهوال يوم القيامة، ولا هم يحزنون على ما تركوه وراءهم في الدنيا</text:span><text:span text:style-name="T3">.</text:span></text:p>
      <text:p text:style-name="P1"><text:span text:style-name="T4">لَقَدْ أَخَذْنَا مِيثَاقَ بَنِي إِسْرَائِيلَ وَأَرْسَلْنَا إِلَيْهِمْ رُسُلًا كُلَّمَا جَاءَهُمْ رَسُولٌ بِمَا لَا تَهْوَى أَنْفُسُهُمْ فَرِيقًا كَذَّبُوا وَفَرِيقًا يَقْتُلُونَ </text:span><text:span text:style-name="T3">(70) </text:span></text:p>
      <text:p text:style-name="P1"><text:soft-page-break/><text:span text:style-name="T4">لقد أخذنا العهد المؤكَّد على بني إسرائيل في التوراة بالسمع والطاعة، وأرسلنا إليهم بذلك رسلنا، فَنَقَضوا ما أُخذ عليهم من العهد، واتبعوا أهواءهم، وكانوا كلما جاءهم رسول من أولئك الرسل بما لا تشتهيه أنفسهم عادَوْه</text:span><text:span text:style-name="T3">: </text:span><text:span text:style-name="T4">فكذبوا فريقًا من الرسل، وقتلوا فريقًا آخر</text:span><text:span text:style-name="T3">.</text:span></text:p>
      <text:p text:style-name="P1"><text:span text:style-name="T4">وَحَسِبُوا أَلَّا تَكُونَ فِتْنَةٌ فَعَمُوا وَصَمُّوا ثُمَّ تَابَ اللَّهُ عَلَيْهِمْ ثُمَّ عَمُوا وَصَمُّوا كَثِيرٌ مِنْهُمْ وَاللَّهُ بَصِيرٌ بِمَا يَعْمَلُونَ </text:span><text:span text:style-name="T3">(71) </text:span></text:p>
      <text:p text:style-name="P1"><text:span text:style-name="T4">وظنَّ هؤلاء العُصاة أن الله لن يأخذهم بالعذاب جزاء عصيانهم وعُتُوِّهم، فمضوا في شهواتهم، وعمُوا عن الهدى فلم يبصروه، وصَمُّوا عن سماع الحقِّ فلم ينتفعوا به، فأنزل الله بهم بأسه، فتابوا فتاب الله عليهم، ثم عَمِي كثيرٌ منهم، وصمُّوا، بعدما تبين لهم الحقُّ، والله بصير بأعمالهم خيرها وشرها وسيجازيهم عليها</text:span><text:span text:style-name="T3">.</text:span></text:p>
      <text:p text:style-name="P1"><text:span text:style-name="T4">لَقَدْ كَفَرَ الَّذِينَ قَالُوا إِنَّ اللَّهَ هُوَ الْمَسِيحُ ابْنُ مَرْيَمَ وَقَالَ الْمَسِيحُ يَابَنِي إِسْرَائِيلَ اعْبُدُوا اللَّهَ رَبِّي وَرَبَّكُمْ إِنَّهُ مَنْ يُشْرِكْ بِاللَّهِ فَقَدْ حَرَّمَ اللَّهُ عَلَيْهِ الْجَنَّةَ وَمَأْوَاهُ النَّارُ وَمَا لِلظَّالِمِينَ مِنْ أَنْصَارٍ </text:span><text:span text:style-name="T3">(72) </text:span></text:p>
      <text:p text:style-name="P1"><text:span text:style-name="T4">يقسم الله تعالى بأن الذين قالوا</text:span><text:span text:style-name="T3">: </text:span><text:span text:style-name="T4">إن الله هو المسيح بن مريم، قد كفروا بمقالتهم هذه، وأخبر تعالى أن المسيح قال لبني إسرائيل</text:span><text:span text:style-name="T3">: </text:span><text:span text:style-name="T4">اعبدوا الله وحده لا شريك له، فأنا وأنتم في العبودية سواء</text:span><text:span text:style-name="T3">. </text:span><text:span text:style-name="T4">إنه من يعبد مع الله غيره فقد حرَّم الله عليه الجنة، وجعل النار مُستَقَرَّه، وليس له ناصرٌ يُنقذُه منها</text:span><text:span text:style-name="T3">.</text:span></text:p>
      <text:p text:style-name="P1"><text:span text:style-name="T4">لَقَدْ كَفَرَ الَّذِينَ قَالُوا إِنَّ اللَّهَ ثَالِثُ ثَلَاثَةٍ وَمَا مِنْ إِلَهٍ إِلَّا إِلَهٌ وَاحِدٌ وَإِنْ لَمْ يَنْتَهُوا عَمَّا يَقُولُونَ لَيَمَسَّنَّ الَّذِينَ كَفَرُوا مِنْهُمْ عَذَابٌ أَلِيمٌ </text:span><text:span text:style-name="T3">(73) </text:span></text:p>
      <text:p text:style-name="P1"><text:span text:style-name="T4">لقد كفر من النصارى من قال</text:span><text:span text:style-name="T3">: </text:span><text:span text:style-name="T4">إنَّ الله مجموع ثلاثة أشياء</text:span><text:span text:style-name="T3">: </text:span><text:span text:style-name="T4">هي الأب، والابن، وروح القدس</text:span><text:span text:style-name="T3">. </text:span><text:span text:style-name="T4">أما عَلِمَ هؤلاء النصارى أنه ليس للناس سوى معبود واحد، لم يلد ولم يولد، وإن لم ينته أصحاب هذه المقالة عن افترائهم وكذبهم ليُصِيبَنَّهم عذاب مؤلم موجع بسبب كفرهم بالله</text:span><text:span text:style-name="T3">.</text:span></text:p>
      <text:p text:style-name="P1"><text:span text:style-name="T4">أَفَلَا يَتُوبُونَ إِلَى اللَّهِ وَيَسْتَغْفِرُونَهُ وَاللَّهُ غَفُورٌ رَحِيمٌ </text:span><text:span text:style-name="T3">(74) </text:span></text:p>
      <text:p text:style-name="P1">أفلا يرجع هؤلاء النصارى إلى الله تعالى، ويتوبون عمَّا قالوا، ويسألون الله تعالى المغفرة؟ والله تعالى متجاوز عن ذنوب التائبين، رحيمٌ بهم</text:p>
      <text:p text:style-name="P1"><text:span text:style-name="T4">مَا الْمَسِيحُ ابْنُ مَرْيَمَ إِلَّا رَسُولٌ قَدْ خَلَتْ مِنْ قَبْلِهِ الرُّسُلُ وَأُمُّهُ صِدِّيقَةٌ كَانَا يَأْكُلَانِ الطَّعَامَ انْظُرْ كَيْفَ نُبَيِّنُ لَهُمُ الْآيَاتِ ثُمَّ انْظُرْ أَنَّى يُؤْفَكُونَ </text:span><text:span text:style-name="T3">(75) </text:span></text:p>
      <text:p text:style-name="P1"><text:span text:style-name="T4">ما المسيح ابن مريم عليه السلام إلا رسولٌ كمن تقدمه من الرسل، وأُمُّه قد صَدَّقت تصديقًا جازمًا علمًا وعملا وهما كغيرهما من البشر يحتاجان إلى الطعام، ولا يكون إلهًا مَن يحتاج الى الطعام ليعيش</text:span><text:span text:style-name="T3">. </text:span><text:span text:style-name="T4">فتأمَّل </text:span><text:span text:style-name="T3">-</text:span><text:span text:style-name="T4">أيها الرسول</text:span><text:span text:style-name="T3">- </text:span><text:span text:style-name="T4">حال هؤلاء الكفار</text:span><text:span text:style-name="T3">. </text:span><text:span text:style-name="T4">لقد وضحنا العلاماتِ الدالةَ على وحدانيتنا، </text:span><text:soft-page-break/><text:span text:style-name="T4">وبُطلان ما يَدَّعونه في أنبياء الله</text:span><text:span text:style-name="T3">. </text:span><text:span text:style-name="T4">ثم هم مع ذلك يَضِلُّون عن الحق الذي نَهديهم إليه، ثم انظر كيف يُصرفون عن الحق بعد هذا البيان؟</text:span></text:p>
      <text:p text:style-name="P1"><text:span text:style-name="T4">قُلْ أَتَعْبُدُونَ مِنْ دُونِ اللَّهِ مَا لَا يَمْلِكُ لَكُمْ ضَرًّا وَلَا نَفْعًا وَاللَّهُ هُوَ السَّمِيعُ الْعَلِيمُ </text:span><text:span text:style-name="T3">(76) </text:span></text:p>
      <text:p text:style-name="P1"><text:span text:style-name="T4">قل </text:span><text:span text:style-name="T3">-</text:span><text:span text:style-name="T4">أيها الرسول</text:span><text:span text:style-name="T3">- </text:span><text:span text:style-name="T4">لهؤلاء الكفرة</text:span><text:span text:style-name="T3">: </text:span><text:span text:style-name="T4">كيف تشركون مع الله من لا يَقْدِرُ على ضَرِّكم، ولا على جَلْبِ نفع لكم؟ والله هو السميع لأقوال عباده، العليم بأحوالهم</text:span><text:span text:style-name="T3">.</text:span></text:p>
      <text:p text:style-name="P1"><text:span text:style-name="T4">قُلْ يَاأَهْلَ الْكِتَابِ لَا تَغْلُوا فِي دِينِكُمْ غَيْرَ الْحَقِّ وَلَا تَتَّبِعُوا أَهْوَاءَ قَوْمٍ قَدْ ضَلُّوا مِنْ قَبْلُ وَأَضَلُّوا كَثِيرًا وَضَلُّوا عَنْ سَوَاءِ السَّبِيلِ </text:span><text:span text:style-name="T3">(77) </text:span></text:p>
      <text:p text:style-name="P1"><text:span text:style-name="T4">قل </text:span><text:span text:style-name="T3">-</text:span><text:span text:style-name="T4">أيها الرسول</text:span><text:span text:style-name="T3">- </text:span><text:span text:style-name="T4">للنصارى</text:span><text:span text:style-name="T3">: </text:span><text:span text:style-name="T4">لا تتجاوزوا الحقَّ فيما تعتقدونه من أمر المسيح، ولا تتبعوا أهواءكم، كما اتَّبع اليهود أهواءهم في أمر الدين، فوقعوا في الضلال، وحملوا كثيرًا من الناس على الكفر بالله، وخرجوا عن طريق الاستقامة إلى طريق الغَواية والضلال</text:span><text:span text:style-name="T3">.</text:span></text:p>
      <text:p text:style-name="P1"><text:span text:style-name="T4">لُعِنَ الَّذِينَ كَفَرُوا مِنْ بَنِي إِسْرَائِيلَ عَلَى لِسَانِ دَاوُودَ وَعِيسَى ابْنِ مَرْيَمَ ذَلِكَ بِمَا عَصَوْا وَكَانُوا يَعْتَدُونَ </text:span><text:span text:style-name="T3">(78) </text:span></text:p>
      <text:p text:style-name="P1"><text:span text:style-name="T4">يخبر تعالى أنه طرد من رحمته الكافرين من بني إسرائيل في الكتاب الذي أنزله على داود </text:span><text:span text:style-name="T3">-</text:span><text:span text:style-name="T4">عليه السلام</text:span><text:span text:style-name="T3">- </text:span><text:span text:style-name="T4">وهو الزَّبور، وفي الكتاب الذي أنزله على عيسى </text:span><text:span text:style-name="T3">- </text:span><text:span text:style-name="T4">عليه السلام </text:span><text:span text:style-name="T3">- </text:span><text:span text:style-name="T4">وهو الإنجيل</text:span><text:span text:style-name="T3">; </text:span><text:span text:style-name="T4">بسبب عصيانهم واعتدائهم على حرمات الله</text:span><text:span text:style-name="T3">.</text:span></text:p>
      <text:p text:style-name="P1"><text:span text:style-name="T4">كَانُوا لَا يَتَنَاهَوْنَ عَنْ مُنْكَرٍ فَعَلُوهُ لَبِئْسَ مَا كَانُوا يَفْعَلُونَ </text:span><text:span text:style-name="T3">(79) </text:span></text:p>
      <text:p text:style-name="P1"><text:span text:style-name="T4">كان هؤلاء اليهود يُجاهرون بالمعاصي ويرضونها، ولا يَنْهى بعضُهم بعضًا عن أيِّ منكر فعلوه، وهذا من أفعالهم السيئة، وبه استحقوا أن يُطْرَدُوا من رحمة الله تعالى</text:span><text:span text:style-name="T3">.</text:span></text:p>
      <text:p text:style-name="P1"><text:span text:style-name="T4">تَرَى كَثِيرًا مِنْهُمْ يَتَوَلَّوْنَ الَّذِينَ كَفَرُوا لَبِئْسَ مَا قَدَّمَتْ لَهُمْ أَنْفُسُهُمْ أَنْ سَخِطَ اللَّهُ عَلَيْهِمْ وَفِي الْعَذَابِ هُمْ خَالِدُونَ </text:span><text:span text:style-name="T3">(80) </text:span></text:p>
      <text:p text:style-name="P1"><text:span text:style-name="T4">تَرَى </text:span><text:span text:style-name="T3">-</text:span><text:span text:style-name="T4">أيها الرسول</text:span><text:span text:style-name="T3">- </text:span><text:span text:style-name="T4">كثيرًا من هؤلاء اليهود يتخذون المشركين أولياء لهم، ساء ما عملوه من الموالاة التي كانت سببًا في غضب الله عليهم، وخلودهم في عذاب الله يوم القيامة</text:span><text:span text:style-name="T3">.</text:span></text:p>
      <text:p text:style-name="P1"><text:span text:style-name="T4">وَلَوْ كَانُوا يُؤْمِنُونَ بِاللَّهِ وَالنَّبِيِّ وَمَا أُنْزِلَ إِلَيْهِ مَا اتَّخَذُوهُمْ أَوْلِيَاءَ وَلَكِنَّ كَثِيرًا مِنْهُمْ فَاسِقُونَ </text:span><text:span text:style-name="T3">(81) </text:span></text:p>
      <text:p text:style-name="P1"><text:span text:style-name="T4">ولو أن هؤلاء اليهود الذين يناصرون المشركين كانوا قد آمنوا بالله تعالى والنبي محمد صلى الله عليه وسلم، وأقرُّوا بما أنزل إليه </text:span><text:span text:style-name="T3">-</text:span><text:span text:style-name="T4">وهو القرآن الكريم</text:span><text:span text:style-name="T3">- </text:span><text:span text:style-name="T4">ما اتخذوا الكفار أصحابًا وأنصارًا، ولكن كثيرًا منهم خارجون عن طاعة الله ورسوله</text:span><text:span text:style-name="T3">.</text:span></text:p>
      <text:p text:style-name="P1"><text:soft-page-break/><text:span text:style-name="T4">لَتَجِدَنَّ أَشَدَّ النَّاسِ عَدَاوَةً لِلَّذِينَ آمَنُوا الْيَهُودَ وَالَّذِينَ أَشْرَكُوا وَلَتَجِدَنَّ أَقْرَبَهُمْ مَوَدَّةً لِلَّذِينَ آمَنُوا الَّذِينَ قَالُوا إِنَّا نَصَارَى ذَلِكَ بِأَنَّ مِنْهُمْ قِسِّيسِينَ وَرُهْبَانًا وَأَنَّهُمْ لَا يَسْتَكْبِرُونَ </text:span><text:span text:style-name="T3">(82) </text:span></text:p>
      <text:p text:style-name="P1"><text:span text:style-name="T4">لتجدنَّ </text:span><text:span text:style-name="T3">-</text:span><text:span text:style-name="T4">أيها الرسول</text:span><text:span text:style-name="T3">- </text:span><text:span text:style-name="T4">أشدَّ الناس عداوة للذين صدَّقوك وآمنوا بك واتبعوك، اليهودَ</text:span><text:span text:style-name="T3">; </text:span><text:span text:style-name="T4">لعنادهم، وجحودهم، وغمطهم الحق، والذين أشركوا مع الله غيره، كعبدة الأوثان وغيرهم، ولتجدنَّ أقربهم مودة للمسلمين الذين قالوا</text:span><text:span text:style-name="T3">: </text:span><text:span text:style-name="T4">إنا نصارى، ذلك بأن منهم علماء بدينهم متزهدين وعبَّادًا في الصوامع متنسكين، وأنهم متواضعون لا يستكبرون عن قَبول الحق، وهؤلاء هم الذين قبلوا رسالة محمد صلى الله عليه وسلم، وآمنوا بها</text:span><text:span text:style-name="T3">.</text:span></text:p>
      <text:p text:style-name="P1"><text:span text:style-name="T4">وَإِذَا سَمِعُوا مَا أُنْزِلَ إِلَى الرَّسُولِ تَرَى أَعْيُنَهُمْ تَفِيضُ مِنَ الدَّمْعِ مِمَّا عَرَفُوا مِنَ الْحَقِّ يَقُولُونَ رَبَّنَا آمَنَّا فَاكْتُبْنَا مَعَ الشَّاهِدِينَ </text:span><text:span text:style-name="T3">(83) </text:span></text:p>
      <text:p text:style-name="P1"><text:span text:style-name="T4">ومما يدل على قرب مودتهم للمسلمين أن فريقًا منهم </text:span><text:span text:style-name="T3">(</text:span><text:span text:style-name="T4">وهم وفد الحبشة لما سمعوا القرآن</text:span><text:span text:style-name="T3">) </text:span><text:span text:style-name="T4">فاضت أعينهم من الدمع فأيقنوا أنه حقٌّ منزل من عند الله تعالى، وصدَّقوا بالله واتبعوا رسوله، وتضرعوا إلى الله أن يكرمهم بشرف الشهادة مع أمَّة محمد عليه السلام على الأمم يوم القيامة</text:span><text:span text:style-name="T3">.</text:span></text:p>
      <text:p text:style-name="P1"><text:span text:style-name="T4">وَمَا لَنَا لَا نُؤْمِنُ بِاللَّهِ وَمَا جَاءَنَا مِنَ الْحَقِّ وَنَطْمَعُ أَنْ يُدْخِلَنَا رَبُّنَا مَعَ الْقَوْمِ الصَّالِحِينَ </text:span><text:span text:style-name="T3">(84) </text:span></text:p>
      <text:p text:style-name="P1"><text:span text:style-name="T4">وقالوا</text:span><text:span text:style-name="T3">: </text:span><text:span text:style-name="T4">وأيُّ لوم علينا في إيماننا بالله، وتصديقنا بالحق الذي جاءنا به محمد صلى الله عليه وسلم من عند الله، واتباعنا له، ونرجو أن يدخلنا ربنا مع أهل طاعته في جنته يوم القيامة؟</text:span></text:p>
      <text:p text:style-name="P1"><text:span text:style-name="T4">فَأَثَابَهُمُ اللَّهُ بِمَا قَالُوا جَنَّاتٍ تَجْرِي مِنْ تَحْتِهَا الْأَنْهَارُ خَالِدِينَ فِيهَا وَذَلِكَ جَزَاءُ الْمُحْسِنِينَ </text:span><text:span text:style-name="T3">(85) </text:span></text:p>
      <text:p text:style-name="P1"><text:span text:style-name="T4">فجزاهم الله بما قالوا من الاعتزاز بإيمانهم بالإسلام، وطلبهم أن يكونوا مع القوم الصالحين، جنات تجري من تحت قصورها وأشجارها الأنهار، ماكثين فيها لا يخرجون منها، ولا يُحوَّلون عنها، وذلك جزاء إحسانهم في القول والعمل</text:span><text:span text:style-name="T3">.</text:span></text:p>
      <text:p text:style-name="P1"><text:span text:style-name="T4">وَالَّذِينَ كَفَرُوا وَكَذَّبُوا بِآيَاتِنَا أُولَئِكَ أَصْحَابُ الْجَحِيمِ </text:span><text:span text:style-name="T3">(86) </text:span></text:p>
      <text:p text:style-name="P1"><text:span text:style-name="T4">والذين جحدوا وحدانية الله وأنكروا نبوة محمد صلى الله عليه وسلم، وكذَّبوا بآياته المنزلة على رسله، أولئك هم أصحاب النار الملازمون لها</text:span><text:span text:style-name="T3">.</text:span></text:p>
      <text:p text:style-name="P1"><text:span text:style-name="T4">يَاأَيُّهَا الَّذِينَ آمَنُوا لَا تُحَرِّمُوا طَيِّبَاتِ مَا أَحَلَّ اللَّهُ لَكُمْ وَلَا تَعْتَدُوا إِنَّ اللَّهَ لَا يُحِبُّ الْمُعْتَدِينَ </text:span><text:span text:style-name="T3">(87) </text:span></text:p>
      <text:p text:style-name="P1"><text:span text:style-name="T4">يا أيها الذين آمنوا لا تحرِّموا طيبات أحلَّها الله لكم من المطاعم والمشارب ونكاح النساء، فتضيقوا ما وسَّع الله عليكم، ولا تتجاوزوا حدود ما حرَّم الله</text:span><text:span text:style-name="T3">. </text:span><text:span text:style-name="T4">إن الله لا يحب المعتدين</text:span><text:span text:style-name="T3">.</text:span></text:p>
      <text:p text:style-name="P1"><text:span text:style-name="T4">وَكُلُوا مِمَّا رَزَقَكُمُ اللَّهُ حَلَالًا طَيِّبًا وَاتَّقُوا اللَّهَ الَّذِي أَنْتُمْ بِهِ مُؤْمِنُونَ </text:span><text:span text:style-name="T3">(88) </text:span></text:p>
      <text:p text:style-name="P1"><text:soft-page-break/><text:span text:style-name="T4">وتمتعوا </text:span><text:span text:style-name="T3">-</text:span><text:span text:style-name="T4">أيها المؤمنون</text:span><text:span text:style-name="T3">- </text:span><text:span text:style-name="T4">بالحلال الطيب مما أعطاكم الله ومنحكم إياه، واتقوا الله بامتثال أوامره، واجتناب نواهيه</text:span><text:span text:style-name="T3">; </text:span><text:span text:style-name="T4">فإن إيمانكم بالله يوجب عليكم تقواه ومراقبته</text:span><text:span text:style-name="T3">.</text:span></text:p>
      <text:p text:style-name="P1"><text:span text:style-name="T4">لَا يُؤَاخِذُكُمُ اللَّهُ بِاللَّغْوِ فِي أَيْمَانِكُمْ وَلَكِنْ يُؤَاخِذُكُمْ بِمَا عَقَّدْتُمُ الْأَيْمَانَ فَكَفَّارَتُهُ إِطْعَامُ عَشَرَةِ مَسَاكِينَ مِنْ أَوْسَطِ مَا تُطْعِمُونَ أَهْلِيكُمْ أَوْ كِسْوَتُهُمْ أَوْ تَحْرِيرُ رَقَبَةٍ فَمَنْ لَمْ يَجِدْ فَصِيَامُ ثَلَاثَةِ أَيَّامٍ ذَلِكَ كَفَّارَةُ أَيْمَانِكُمْ إِذَا حَلَفْتُمْ وَاحْفَظُوا أَيْمَانَكُمْ كَذَلِكَ يُبَيِّنُ اللَّهُ لَكُمْ آيَاتِهِ لَعَلَّكُمْ تَشْكُرُونَ </text:span><text:span text:style-name="T3">(89) </text:span></text:p>
      <text:p text:style-name="P1"><text:span text:style-name="T4">لا يعاقبكم الله </text:span><text:span text:style-name="T3">-</text:span><text:span text:style-name="T4">أيها المسلمون</text:span><text:span text:style-name="T3">- </text:span><text:span text:style-name="T4">فيما لا تقصدون عَقْدَه من الأيمان، مثل قول بعضكم</text:span><text:span text:style-name="T3">: </text:span><text:span text:style-name="T4">لا والله، وبلى والله، ولكن يعاقبكم فيما قصدتم عقده بقلوبكم، فإذا لم تَفُوا باليمين فإثم ذلك يمحوه الله بما تقدِّمونه مما شرعه الله لكم كفارة من إطعام عشرة محتاجين لا يملكون ما يكفيهم ويسد حاجتهم، لكل مسكين نصف صاع من أوسط طعام أهل البلد، أو كسوتهم، لكل مسكين ما يكفي في الكسوة عُرفًا، أو إعتاق مملوك من الرق، فالحالف الذي لم يف بيمينه مخير بين هذه الأمور الثلاثة، فمن لم يجد شيئًا من ذلك فعليه صيام ثلاثة أيام</text:span><text:span text:style-name="T3">. </text:span><text:span text:style-name="T4">تلك مكفرات عدم الوفاء بأيمانكم، واحفظوا </text:span><text:span text:style-name="T3">-</text:span><text:span text:style-name="T4">أيها المسلمون</text:span><text:span text:style-name="T3">- </text:span><text:span text:style-name="T4">أيمانكم</text:span><text:span text:style-name="T3">: </text:span><text:span text:style-name="T4">باجتناب الحلف، أو الوفاء إن حلفتم، أو الكفارة إذا لم تفوا بها</text:span><text:span text:style-name="T3">. </text:span><text:span text:style-name="T4">وكما بيَّن الله لكم حكم الأيمان والتحلل منها يُبيِّن لكم أحكام دينه</text:span><text:span text:style-name="T3">; </text:span><text:span text:style-name="T4">لتشكروا له على هدايته إياكم إلى الطريق المستقيم</text:span><text:span text:style-name="T3">.</text:span></text:p>
      <text:p text:style-name="P1"><text:span text:style-name="T4">يَاأَيُّهَا الَّذِينَ آمَنُوا إِنَّمَا الْخَمْرُ وَالْمَيْسِرُ وَالْأَنْصَابُ وَالْأَزْلَامُ رِجْسٌ مِنْ عَمَلِ الشَّيْطَانِ فَاجْتَنِبُوهُ لَعَلَّكُمْ تُفْلِحُونَ </text:span><text:span text:style-name="T3">(90) </text:span></text:p>
      <text:p text:style-name="P1"><text:span text:style-name="T4">يا أيها الذين صدَّقوا الله ورسوله وعملوا بشرعه، إنما الخمر</text:span><text:span text:style-name="T3">: </text:span><text:span text:style-name="T4">وهي كل مسكر يغطي العقل، والميسر</text:span><text:span text:style-name="T3">: </text:span><text:span text:style-name="T4">وهو القمار، وذلك يشمل المراهنات ونحوها، مما فيه عوض من الجانبين، وصدٌّ عن ذكر الله، والأنصاب</text:span><text:span text:style-name="T3">: </text:span><text:span text:style-name="T4">وهي الحجارة التي كان المشركون يذبحون عندها تعظيمًا لها، وما ينصب للعبادة تقربًا إليه، والأزلام</text:span><text:span text:style-name="T3">: </text:span><text:span text:style-name="T4">وهي القِداح التي يستقسم بها الكفار قبل الإقدام على الشيء، أو الإحجام عنه، إن ذلك كله إثمٌ مِن تزيين الشيطان، فابتعدوا عن هذه الآثام، لعلكم تفوزون بالجنة</text:span><text:span text:style-name="T3">.</text:span></text:p>
      <text:p text:style-name="P1"><text:span text:style-name="T4">إِنَّمَا يُرِيدُ الشَّيْطَانُ أَنْ يُوقِعَ بَيْنَكُمُ الْعَدَاوَةَ وَالْبَغْضَاءَ فِي الْخَمْرِ وَالْمَيْسِرِ وَيَصُدَّكُمْ عَنْ ذِكْرِ اللَّهِ وَعَنِ الصَّلَاةِ فَهَلْ أَنْتُمْ مُنْتَهُونَ </text:span><text:span text:style-name="T3">(91) </text:span></text:p>
      <text:p text:style-name="P1"><text:span text:style-name="T4">إنما يريد الشيطان بتزيين الآثام لكم أن يُلقِي بينكم ما يوجد العداوة والبغضاء، بسبب شرب الخمر ولعب الميسر، ويصرفكم عن ذكر الله وعن الصلاة بغياب العقل في شرب الخمر، والاشتغال باللهو في لعب الميسر، فانتهوا عن ذلك</text:span><text:span text:style-name="T3">.</text:span></text:p>
      <text:p text:style-name="P1"><text:span text:style-name="T4">وَأَطِيعُوا اللَّهَ وَأَطِيعُوا الرَّسُولَ وَاحْذَرُوا فَإِنْ تَوَلَّيْتُمْ فَاعْلَمُوا أَنَّمَا عَلَى رَسُولِنَا الْبَلَاغُ الْمُبِينُ </text:span><text:span text:style-name="T3">(92) </text:span></text:p>
      <text:p text:style-name="P1"><text:soft-page-break/><text:span text:style-name="T4">وامتثلوا </text:span><text:span text:style-name="T3">-</text:span><text:span text:style-name="T4">أيها المسلمون</text:span><text:span text:style-name="T3">- </text:span><text:span text:style-name="T4">طاعة الله وطاعة رسوله محمد صلى الله عليه وسلم في كل ما تفعلون وتتركون، واتقوا الله وراقبوه في ذلك، فإن أعرضتم عن الامتثال فعملتم ما نهيتم عنه، فاعلموا أنما على رسولنا محمد صلى الله عليه وسلم البلاغ المبين</text:span><text:span text:style-name="T3">.</text:span></text:p>
      <text:p text:style-name="P1"><text:span text:style-name="T4">لَيْسَ عَلَى الَّذِينَ آمَنُوا وَعَمِلُوا الصَّالِحَاتِ جُنَاحٌ فِيمَا طَعِمُوا إِذَا مَا اتَّقَوْا وَآمَنُوا وَعَمِلُوا الصَّالِحَاتِ ثُمَّ اتَّقَوْا وَآمَنُوا ثُمَّ اتَّقَوْا وَأَحْسَنُوا وَاللَّهُ يُحِبُّ الْمُحْسِنِينَ </text:span><text:span text:style-name="T3">(93) </text:span></text:p>
      <text:p text:style-name="P1"><text:span text:style-name="T4">ليس على المؤمنين الذين شربوا الخمر قبل تحريمها إثم في ذلك، إذا تركوها واتقوا سخط الله وآمنوا به، وقدَّموا الأعمال الصالحة التي تدل على إيمانهم ورغبتهم في رضوان الله تعالى عنهم، ثم ازدادوا بذلك مراقبة لله عز وجل وإيمانا به، حتى أصبحوا مِن يقينهم يعبدونه، وكأنهم يرونه</text:span><text:span text:style-name="T3">. </text:span><text:span text:style-name="T4">وإن الله تعالى يحب الذين بلغوا درجة الإحسان حتى أصبح إيمانهم بالغيب كالمشاهدة</text:span><text:span text:style-name="T3">.</text:span></text:p>
      <text:p text:style-name="P1"><text:span text:style-name="T4">يَاأَيُّهَا الَّذِينَ آمَنُوا لَيَبْلُوَنَّكُمُ اللَّهُ بِشَيْءٍ مِنَ الصَّيْدِ تَنَالُهُ أَيْدِيكُمْ وَرِمَاحُكُمْ لِيَعْلَمَ اللَّهُ مَنْ يَخَافُهُ بِالْغَيْبِ فَمَنِ اعْتَدَى بَعْدَ ذَلِكَ فَلَهُ عَذَابٌ أَلِيمٌ </text:span><text:span text:style-name="T3">(94) </text:span></text:p>
      <text:p text:style-name="P1"><text:span text:style-name="T4">يا أيها الذين صدقوا الله ورسوله وعملوا بشرعه، ليبلونكم الله بشيء من الصيد يقترب منكم على غير المعتاد حيث تستطيعون أَخْذَ صغاره بغير سلاح وأخذ كباره بالسلاح</text:span><text:span text:style-name="T3">; </text:span><text:span text:style-name="T4">ليعلم الله علمًا ظاهرًا للخلق الذين يخافون ربهم بالغيب، ليقينهم بكمال علمه بهم، وذلك بإمساكهم عن الصيد، وهم محرمون</text:span><text:span text:style-name="T3">. </text:span><text:span text:style-name="T4">فمن تجاوز حَدَّه بعد هذا البيان فأقدم على الصيد </text:span><text:span text:style-name="T3">-</text:span><text:span text:style-name="T4">وهو مُحْرِم</text:span><text:span text:style-name="T3">- </text:span><text:span text:style-name="T4">فإنه يستحق العذاب الشديد</text:span><text:span text:style-name="T3">.</text:span></text:p>
      <text:p text:style-name="P1"><text:span text:style-name="T4">يَاأَيُّهَا الَّذِينَ آمَنُوا لَا تَقْتُلُوا الصَّيْدَ وَأَنْتُمْ حُرُمٌ وَمَنْ قَتَلَهُ مِنْكُمْ مُتَعَمِّدًا فَجَزَاءٌ مِثْلُ مَا قَتَلَ مِنَ النَّعَمِ يَحْكُمُ بِهِ ذَوَا عَدْلٍ مِنْكُمْ هَدْيًا بَالِغَ الْكَعْبَةِ أَوْ كَفَّارَةٌ طَعَامُ مَسَاكِينَ أَوْ عَدْلُ ذَلِكَ صِيَامًا لِيَذُوقَ وَبَالَ أَمْرِهِ عَفَا اللَّهُ عَمَّا سَلَفَ وَمَنْ عَادَ فَيَنْتَقِمُ اللَّهُ مِنْهُ وَاللَّهُ عَزِيزٌ ذُو انْتِقَامٍ </text:span><text:span text:style-name="T3">(95) </text:span></text:p>
      <text:p text:style-name="P1"><text:span text:style-name="T4">يا أيها الذين صدَّقوا الله ورسوله وعملوا بشرعه لا تقتلوا صيد البر، وأنتم محرمون بحج أو عمرة، أو كنتم داخل الحرم ومَن قتل أيَّ نوعٍ من صيد البرِّ متعمدًا فجزاء ذلك أن يذبح مثل ذلك الصيد من بهيمة الأنعام</text:span><text:span text:style-name="T3">: </text:span><text:span text:style-name="T4">الإبل أو البقر أو الغنم، بعد أن يُقَدِّره اثنان عدلان، وأن يهديه لفقراء الحرم، أو أن يشتري بقيمة مثله طعامًا يهديه لفقراء الحرم لكل مسكين نصف صاع، أو يصوم بدلا من ذلك يوما عن كل نصف صاع من ذلك الطعام، فَرَضَ الله عليه هذا الجزاء</text:span><text:span text:style-name="T3">; </text:span><text:span text:style-name="T4">ليلقى بإيجاب الجزاء المذكور عاقبة فِعْله</text:span><text:span text:style-name="T3">. </text:span><text:span text:style-name="T4">والذين وقعوا في شيء من ذلك قبل التحريم فإن الله تعالى قد عفا عنهم، ومَن عاد إلى المخالفة متعمدًا بعد التحريم، فإنه مُعَرَّض لانتقام الله منه</text:span><text:span text:style-name="T3">. </text:span><text:span text:style-name="T4">والله تعالى عزيز قويٌّ منيع في سلطانه، ومِن عزته أنه ينتقم ممن عصاه إذا أراد، لا يمنعه من ذلك مانع</text:span><text:span text:style-name="T3">.</text:span></text:p>
      <text:p text:style-name="P1"><text:span text:style-name="T4">أُحِلَّ لَكُمْ صَيْدُ الْبَحْرِ وَطَعَامُهُ مَتَاعًا لَكُمْ وَلِلسَّيَّارَةِ وَحُرِّمَ عَلَيْكُمْ صَيْدُ الْبَرِّ مَا دُمْتُمْ حُرُمًا وَاتَّقُوا اللَّهَ الَّذِي إِلَيْهِ تُحْشَرُونَ </text:span><text:span text:style-name="T3">(96) </text:span></text:p>
      <text:p text:style-name="P1"><text:soft-page-break/><text:span text:style-name="T4">أحل الله لكم </text:span><text:span text:style-name="T3">-</text:span><text:span text:style-name="T4">أيها المسلمون</text:span><text:span text:style-name="T3">- </text:span><text:span text:style-name="T4">في حال إحرامكم صيد البحر، وهو ما يصاد منه حيًّا، وطعامه</text:span><text:span text:style-name="T3">: </text:span><text:span text:style-name="T4">وهو الميت منه</text:span><text:span text:style-name="T3">; </text:span><text:span text:style-name="T4">من أجل انتفاعكم به مقيمين أو مسافرين، وحرم عليكم صيد البَرِّ ما دمتم محرمين بحج أو عمرة</text:span><text:span text:style-name="T3">. </text:span><text:span text:style-name="T4">واخشوا الله ونفذوا جميع أوامِره، واجتنبوا جميع نواهيه</text:span><text:span text:style-name="T3">; </text:span><text:span text:style-name="T4">حتى تظفَروا بعظيم ثوابه، وتَسْلموا من أليم عقابه عندما تحشرون للحساب والجزاء</text:span><text:span text:style-name="T3">.</text:span></text:p>
      <text:p text:style-name="P1"><text:span text:style-name="T4">جَعَلَ اللَّهُ الْكَعْبَةَ الْبَيْتَ الْحَرَامَ قِيَامًا لِلنَّاسِ وَالشَّهْرَ الْحَرَامَ وَالْهَدْيَ وَالْقَلَائِدَ ذَلِكَ لِتَعْلَمُوا أَنَّ اللَّهَ يَعْلَمُ مَا فِي السَّمَاوَاتِ وَمَا فِي الْأَرْضِ وَأَنَّ اللَّهَ بِكُلِّ شَيْءٍ عَلِيمٌ </text:span><text:span text:style-name="T3">(97) </text:span></text:p>
      <text:p text:style-name="P1"><text:span text:style-name="T4">امتنَّ الله على عباده بأن جعل الكعبة البيت الحرام صلاحًا لدينهم، وأمنًا لحياتهم</text:span><text:span text:style-name="T3">; </text:span><text:span text:style-name="T4">وذلك حيث آمنوا بالله ورسوله وأقاموا فرائضه، وحرَّم العدوان والقتال في الأشهر الحرم </text:span><text:span text:style-name="T3">(</text:span><text:span text:style-name="T4">وهي ذو القعدة وذو الحجة والمحرم ورجب</text:span><text:span text:style-name="T3">) </text:span><text:span text:style-name="T4">فلا يعتدي فيها أحد على أحد، وحرَّم تعالى الاعتداء على ما يُهدَى إلى الحرم من بهيمة الأنعام، وحرَّم كذلك الاعتداء على القلائد، وهي ما قُلِّد إشعارًا بأنه بقصد به النسك</text:span><text:span text:style-name="T3">; </text:span><text:span text:style-name="T4">ذلك لتعلموا أن الله يعلم جميع ما في السموات وما في الأرض، ومن ذلك ما شرعه لحماية خلقه بعضهم من بعض، وأن الله بكل شيء عليم، فلا تخفى عليه خافية</text:span><text:span text:style-name="T3">.</text:span></text:p>
      <text:p text:style-name="P1"><text:span text:style-name="T4">اعْلَمُوا أَنَّ اللَّهَ شَدِيدُ الْعِقَابِ وَأَنَّ اللَّهَ غَفُورٌ رَحِيمٌ </text:span><text:span text:style-name="T3">(98) </text:span></text:p>
      <text:p text:style-name="P1"><text:span text:style-name="T4">اعلموا </text:span><text:span text:style-name="T3">-</text:span><text:span text:style-name="T4">أيها الناس</text:span><text:span text:style-name="T3">- </text:span><text:span text:style-name="T4">أن الله جل وعلا شديد العقاب لمن عصاه، وأن الله غفور رحيم لمن تاب وأناب</text:span><text:span text:style-name="T3">.</text:span></text:p>
      <text:p text:style-name="P1"><text:span text:style-name="T4">مَا عَلَى الرَّسُولِ إِلَّا الْبَلَاغُ وَاللَّهُ يَعْلَمُ مَا تُبْدُونَ وَمَا تَكْتُمُونَ </text:span><text:span text:style-name="T3">(99) </text:span></text:p>
      <text:p text:style-name="P1"><text:span text:style-name="T4">يبيِّن الله تعالى أن مهمة رسوله صلى الله عليه وسلم هداية الدلالة والتبليغ، وبيد الله </text:span><text:span text:style-name="T3">-</text:span><text:span text:style-name="T4">وحده</text:span><text:span text:style-name="T3">- </text:span><text:span text:style-name="T4">هداية التوفيق، وأن ما تنطوي عليه نفوس الناس مما يُسرون أو يعلنون من الهداية أو الضلال يعلمه الله</text:span><text:span text:style-name="T3">.</text:span></text:p>
      <text:p text:style-name="P1"><text:span text:style-name="T4">قُلْ لَا يَسْتَوِي الْخَبِيثُ وَالطَّيِّبُ وَلَوْ أَعْجَبَكَ كَثْرَةُ الْخَبِيثِ فَاتَّقُوا اللَّهَ يَاأُولِي الْأَلْبَابِ لَعَلَّكُمْ تُفْلِحُونَ </text:span><text:span text:style-name="T3">(100) </text:span></text:p>
      <text:p text:style-name="P1"><text:span text:style-name="T4">قل </text:span><text:span text:style-name="T3">-</text:span><text:span text:style-name="T4">أيها الرسول</text:span><text:span text:style-name="T3">-: </text:span><text:span text:style-name="T4">لا يستوي الخبيث والطيب من كل شيء، فالكافر لا يساوي المؤمن، والعاصي لا يساوي المطيع، والجاهل لا يساوي العالم، والمبتدع لا يساوي المتبع، والمال الحرام لا يساوي الحلال، ولو أعجبك </text:span><text:span text:style-name="T3">-</text:span><text:span text:style-name="T4">أيها الإنسان</text:span><text:span text:style-name="T3">- </text:span><text:span text:style-name="T4">كثرة الخبيث وعدد أهله</text:span><text:span text:style-name="T3">. </text:span><text:span text:style-name="T4">فاتقوا الله يا أصحاب العقول الراجحة باجتناب الخبائث، وفعل الطيبات</text:span><text:span text:style-name="T3">; </text:span><text:span text:style-name="T4">لتفلحوا بنيل المقصود الأعظم، وهو رضا الله تعالى والفوز بالجنة</text:span><text:span text:style-name="T3">.</text:span></text:p>
      <text:p text:style-name="P1"><text:span text:style-name="T4">يَاأَيُّهَا الَّذِينَ آمَنُوا لَا تَسْأَلُوا عَنْ أَشْيَاءَ إِنْ تُبْدَ لَكُمْ تَسُؤْكُمْ وَإِنْ تَسْأَلُوا عَنْهَا حِينَ يُنَزَّلُ الْقُرْآنُ تُبْدَ لَكُمْ عَفَا اللَّهُ عَنْهَا وَاللَّهُ غَفُورٌ حَلِيمٌ </text:span><text:span text:style-name="T3">(101) </text:span></text:p>
      <text:p text:style-name="P1"><text:soft-page-break/><text:span text:style-name="T4">يا أيها الذين صدَّقوا الله ورسوله وعملوا بشرعه لا تسألوا عن أشياء من أمور الدين لم تؤمروا فيها بشيء، كالسؤال عن الأمور غير الواقعة، أو التي يترتب عليها تشديدات في الشرع، ولو كُلِّفتموها لشقَّتْ عليكم، وإن تسألوا عنها في حياة رسول الله صلى الله عليه وسلم وحين نزول القرآن عليه تُبيَّن لكم، وقد تُكلَّفونها فتعجزون عنها، تركها الله معافيًا لعباده منها</text:span><text:span text:style-name="T3">. </text:span><text:span text:style-name="T4">والله غفور لعباده إذا تابوا، حليم عليهم فلا يعاقبهم وقد أنابوا إليه</text:span><text:span text:style-name="T3">.</text:span></text:p>
      <text:p text:style-name="P1"><text:span text:style-name="T4">قَدْ سَأَلَهَا قَوْمٌ مِنْ قَبْلِكُمْ ثُمَّ أَصْبَحُوا بِهَا كَافِرِينَ </text:span><text:span text:style-name="T3">(102) </text:span></text:p>
      <text:p text:style-name="P1"><text:span text:style-name="T4">إن مثل تلك الأسئلة قد سألها قومٌ مِن قبلكم رسلَهم، فلما أُمِروا بها جحدوها، ولم ينفذوها، فاحذروا أن تكونوا مثلهم</text:span><text:span text:style-name="T3">.</text:span></text:p>
      <text:p text:style-name="P1"><text:span text:style-name="T4">مَا جَعَلَ اللَّهُ مِنْ بَحِيرَةٍ وَلَا سَائِبَةٍ وَلَا وَصِيلَةٍ وَلَا حَامٍ وَلَكِنَّ الَّذِينَ كَفَرُوا يَفْتَرُونَ عَلَى اللَّهِ الْكَذِبَ وَأَكْثَرُهُمْ لَا يَعْقِلُونَ </text:span><text:span text:style-name="T3">(103) </text:span></text:p>
      <text:p text:style-name="P1"><text:span text:style-name="T4">ما شرع الله للمشركين ما ابتدعوه في بهيمة الأنعام مِن تَرْك الانتفاع ببعضها وجعلها للأصنام، وهي</text:span><text:span text:style-name="T3">: </text:span><text:span text:style-name="T4">البَحيرة التي تُقطع أذنها إذا ولدت عددًا من البطون، والسائبة وهي التي تُترك للأصنام، والوصيلة وهي التي تتصل ولادتها بأنثى بعد أنثى، والحامي وهو الذكر من الإبل إذا وُلد من صلبه عدد من الإبل، ولكن الكفار نسبوا ذلك إلى الله تعالى افتراء عليه، وأكثر الكافرين لا يميزون الحق من الباطل</text:span><text:span text:style-name="T3">.</text:span></text:p>
      <text:p text:style-name="P1"><text:span text:style-name="T4">وَإِذَا قِيلَ لَهُمْ تَعَالَوْا إِلَى مَا أَنْزَلَ اللَّهُ وَإِلَى الرَّسُولِ قَالُوا حَسْبُنَا مَا وَجَدْنَا عَلَيْهِ آبَاءَنَا أَوَلَوْ كَانَ آبَاؤُهُمْ لَا يَعْلَمُونَ شَيْئًا وَلَا يَهْتَدُونَ </text:span><text:span text:style-name="T3">(104) </text:span></text:p>
      <text:p text:style-name="P1"><text:span text:style-name="T4">وإذا قيل لهؤلاء الكفار المحرِّمين ما أحل الله</text:span><text:span text:style-name="T3">: </text:span><text:span text:style-name="T4">تعالوا إلى تنزيل الله وإلى رسوله ليتبين لكم الحلال والحرام، قالوا</text:span><text:span text:style-name="T3">: </text:span><text:span text:style-name="T4">يكفينا ما ورثناه عن آبائنا من قول وعمل، أيقولون ذلك ولو كان آباؤهم لا يعلمون شيئًا أي</text:span><text:span text:style-name="T3">: </text:span><text:span text:style-name="T4">لا يفهمون حقًّا ولا يعرفونه، ولا يهتدون إليه؟ فكيف يتبعونهم، والحالة هذه؟ فإنه لا يتبعهم إلا من هو أجهل منهم وأضل سبيلا</text:span><text:span text:style-name="T3">.</text:span></text:p>
      <text:p text:style-name="P1"><text:span text:style-name="T4">يَاأَيُّهَا الَّذِينَ آمَنُوا عَلَيْكُمْ أَنْفُسَكُمْ لَا يَضُرُّكُمْ مَنْ ضَلَّ إِذَا اهْتَدَيْتُمْ إِلَى اللَّهِ مَرْجِعُكُمْ جَمِيعًا فَيُنَبِّئُكُمْ بِمَا كُنْتُمْ تَعْمَلُونَ </text:span><text:span text:style-name="T3">(105) </text:span></text:p>
      <text:p text:style-name="P1"><text:span text:style-name="T4">يا أيها الذين صدَّقوا الله ورسوله وعملوا بشرعه ألزموا أنفسكم بالعمل بطاعة الله واجتناب معصيته، وداوموا على ذلك وإن لم يستجب الناس لكم، فإذا فعلتم ذلك فلا يضركم ضلال مَن ضلَّ إذا لزمتم طريق الاستقامة، وأمرتم بالمعروف ونهيتم عن المنكر، إلى الله مرجعكم جميعًا في الآخرة، فيخبركم بأعمالكم، ويجازيكم عليها</text:span><text:span text:style-name="T3">.</text:span></text:p>
      <text:p text:style-name="P1"><text:soft-page-break/><text:span text:style-name="T4">يَاأَيُّهَا الَّذِينَ آمَنُوا شَهَادَةُ بَيْنِكُمْ إِذَا حَضَرَ أَحَدَكُمُ الْمَوْتُ حِينَ الْوَصِيَّةِ اثْنَانِ ذَوَا عَدْلٍ مِنْكُمْ أَوْ آخَرَانِ مِنْ غَيْرِكُمْ إِنْ أَنْتُمْ ضَرَبْتُمْ فِي الْأَرْضِ فَأَصَابَتْكُمْ مُصِيبَةُ الْمَوْتِ تَحْبِسُونَهُمَا مِنْ بَعْدِ الصَّلَاةِ فَيُقْسِمَانِ بِاللَّهِ إِنِ ارْتَبْتُمْ لَا نَشْتَرِي بِهِ ثَمَنًا وَلَوْ كَانَ ذَا قُرْبَى وَلَا نَكْتُمُ شَهَادَةَ اللَّهِ إِنَّا إِذًا لَمِنَ الْآثِمِينَ </text:span><text:span text:style-name="T3">(106) </text:span></text:p>
      <text:p text:style-name="P1"><text:span text:style-name="T4">يا أيها الذين صدَّقوا الله ورسوله وعملوا بشرعه إذا قرب الموت من أحدكم، فلْيُشْهِد على وصيته اثنين أمينين من المسلمين أو آخرين من غير المسلمين عند الحاجة، وعدم وجود غيرهما من المسلمين، تُشهدونهما إن أنتم سافرتم في الأرض فحلَّ بكم الموت، وإن ارتبتم في شهادتهما فقفوهما من بعد الصلاة </text:span><text:span text:style-name="T3">-</text:span><text:span text:style-name="T4">أي صلاة المسلمين، وبخاصة صلاة العصر</text:span><text:span text:style-name="T3">-</text:span><text:span text:style-name="T4">، فيقسمان بالله قسمًا خالصًا لا يأخذان به عوضًا من الدنيا، ولا يحابيان به ذا قرابة منهما، ولا يكتمان به شهادة لله عندهما، وأنهما إن فَعَلا ذلك فهما من المذنبين</text:span><text:span text:style-name="T3">.</text:span></text:p>
      <text:p text:style-name="P1"><text:span text:style-name="T4">فَإِنْ عُثِرَ عَلَى أَنَّهُمَا اسْتَحَقَّا إِثْمًا فَآخَرَانِ يَقُومَانِ مَقَامَهُمَا مِنَ الَّذِينَ اسْتَحَقَّ عَلَيْهِمُ الْأَوْلَيَانِ فَيُقْسِمَانِ بِاللَّهِ لَشَهَادَتُنَا أَحَقُّ مِنْ شَهَادَتِهِمَا وَمَا اعْتَدَيْنَا إِنَّا إِذًا لَمِنَ الظَّالِمِينَ </text:span><text:span text:style-name="T3">(107) </text:span></text:p>
      <text:p text:style-name="P1"><text:span text:style-name="T4">فإن اطلع أولياء الميت على أن الشاهدين المذكورين قد أثما بالخيانة في الشهادة أو الوصية فليقم مقامهما في الشهادة اثنان من أولياء الميت فيقسمان بالله</text:span><text:span text:style-name="T3">: </text:span><text:span text:style-name="T4">لَشهادتنا الصادقة أولى بالقبول من شهادتهما الكاذبة، وما تجاوزنا الحق في شهادتنا، إنا إن اعتدينا وشهدنا بغير الحق لمن الظالمين المتجاوزين حدود الله</text:span><text:span text:style-name="T3">.</text:span></text:p>
      <text:p text:style-name="P1"><text:span text:style-name="T4">ذَلِكَ أَدْنَى أَنْ يَأْتُوا بِالشَّهَادَةِ عَلَى وَجْهِهَا أَوْ يَخَافُوا أَنْ تُرَدَّ أَيْمَانٌ بَعْدَ أَيْمَانِهِمْ وَاتَّقُوا اللَّهَ وَاسْمَعُوا وَاللَّهُ لَا يَهْدِي الْقَوْمَ الْفَاسِقِينَ </text:span><text:span text:style-name="T3">(108) </text:span></text:p>
      <text:p text:style-name="P1"><text:span text:style-name="T4">ذلك الحكم عند الارتياب في الشاهدين من الحلف بعد الصلاة وعدم قبول شهادتهما، أقرب إلى أن يأتوا بالشهادة على حقيقتها خوفًا من عذاب الآخرة، أو خشية من أن ترد اليمين الكاذبة من قِبَل أصحاب الحق بعد حلفهم، فيفتضح الكاذب الذي ردت يمينه في الدنيا وقت ظهور خيانته</text:span><text:span text:style-name="T3">. </text:span><text:span text:style-name="T4">وخافوا الله </text:span><text:span text:style-name="T3">-</text:span><text:span text:style-name="T4">أيها الناس</text:span><text:span text:style-name="T3">- </text:span><text:span text:style-name="T4">وراقبوه أن تحلفوا كذبًا، وأن تقتطعوا بأيمانكم مالا حرامًا، واسمعوا ما توعظون به</text:span><text:span text:style-name="T3">. </text:span><text:span text:style-name="T4">والله لا يهدي القوم الفاسقين الخارجين عن طاعته</text:span><text:span text:style-name="T3">.</text:span></text:p>
      <text:p text:style-name="P1"><text:span text:style-name="T4">يَوْمَ يَجْمَعُ اللَّهُ الرُّسُلَ فَيَقُولُ مَاذَا أُجِبْتُمْ قَالُوا لَا عِلْمَ لَنَا إِنَّكَ أَنْتَ عَلَّامُ الْغُيُوبِ </text:span><text:span text:style-name="T3">(109) </text:span></text:p>
      <text:p text:style-name="P1"><text:span text:style-name="T4">واذكروا </text:span><text:span text:style-name="T3">-</text:span><text:span text:style-name="T4">أيها الناس</text:span><text:span text:style-name="T3">- </text:span><text:span text:style-name="T4">يوم القيامة يوم يجمع الله الرسل عليهم السلام، فيسألهم عن جواب أممهم لهم حينما دعوهم إلى التوحيد فيجيبون</text:span><text:span text:style-name="T3">: </text:span><text:span text:style-name="T4">لا علم لنا، فنحن لا نعلم ما في صدور الناس، ولا ما أحدثوا بعدنا</text:span><text:span text:style-name="T3">. </text:span><text:span text:style-name="T4">إنك أنت عليم بكل شيء مما خفي أو ظهر</text:span><text:span text:style-name="T3">.</text:span></text:p>
      <text:p text:style-name="P1"><text:span text:style-name="T4">إِذْ قَالَ اللَّهُ يَاعِيسَى ابْنَ مَرْيَمَ اذْكُرْ نِعْمَتِي عَلَيْكَ وَعَلَى وَالِدَتِكَ إِذْ أَيَّدْتُكَ بِرُوحِ الْقُدُسِ تُكَلِّمُ النَّاسَ فِي الْمَهْدِ وَكَهْلًا وَإِذْ عَلَّمْتُكَ الْكِتَابَ وَالْحِكْمَةَ وَالتَّوْرَاةَ وَالْإِنْجِيلَ وَإِذْ تَخْلُقُ مِنَ الطِّينِ كَهَيْئَةِ الطَّيْرِ </text:span><text:soft-page-break/><text:span text:style-name="T4">بِإِذْنِي فَتَنْفُخُ فِيهَا فَتَكُونُ طَيْرًا بِإِذْنِي وَتُبْرِئُ الْأَكْمَهَ وَالْأَبْرَصَ بِإِذْنِي وَإِذْ تُخْرِجُ الْمَوْتَى بِإِذْنِي وَإِذْ كَفَفْتُ بَنِي إِسْرَائِيلَ عَنْكَ إِذْ جِئْتَهُمْ بِالْبَيِّنَاتِ فَقَالَ الَّذِينَ كَفَرُوا مِنْهُمْ إِنْ هَذَا إِلَّا سِحْرٌ مُبِينٌ </text:span><text:span text:style-name="T3">(110) </text:span></text:p>
      <text:p text:style-name="P1"><text:span text:style-name="T4">إذ قال الله يوم القيامة</text:span><text:span text:style-name="T3">: </text:span><text:span text:style-name="T4">يا عيسى بن مريم اذكر نعمتي عليك إذ خلقتك من غير أب، وعلى والدتك حيث اصطفيتها على نساء العالمين، وبرأتها مما نُسِب إليها، ومن هذه النعم على عيسى أنه قوَّاه وأعانه بجبريل عليه السلام، يكلم الناس وهو رضيع، ويدعوهم إلى الله وهو كبير بما أوحاه الله إليه من التوحيد، ومنها أن الله تعالى علَّمه الكتابة والخط بدون معلم، ووهبه قوة الفهم والإدراك، وعَلَّمه التوراة التي أنزلها على موسى عليه السلام، والإنجيل الذي أنزل عليه هداية للناس، ومن هذه النعم أنه يصوِّر من الطين كهيئة الطير فينفخ في تلك الهيئة، فتكون طيرًا بإذن الله، ومنها أنه يشفي الذي وُلِد أعمى فيبصر، ويشفي الأبرص، فيعود جلده سليمًا بإذن الله، ومنها أنه يدعو الله أن يحييَ الموتى فيقومون من قبورهم أحياء، وذلك كله بإرادة الله تعالى وإذنه، وهي معجزات باهرة تؤيد نبوة عيسى عليه السلام، ثم يذكِّره الله جل وعلا نعمته عليه إذ منع بني إسرائيل حين همُّوا بقتله، وقد جاءهم بالمعجزات الواضحة الدالة على نبوته، فقال الذين كفروا منهم</text:span><text:span text:style-name="T3">: </text:span><text:span text:style-name="T4">إنَّ ما جاء به عيسى من البينات سحر ظاهر</text:span><text:span text:style-name="T3">.</text:span></text:p>
      <text:p text:style-name="P1"><text:span text:style-name="T4">وَإِذْ أَوْحَيْتُ إِلَى الْحَوَارِيِّينَ أَنْ آمِنُوا بِي وَبِرَسُولِي قَالُوا آمَنَّا وَاشْهَدْ بِأَنَّنَا مُسْلِمُونَ </text:span><text:span text:style-name="T3">(111) </text:span></text:p>
      <text:p text:style-name="P1"><text:span text:style-name="T4">واذكر </text:span><text:span text:style-name="T3">-</text:span><text:span text:style-name="T4">يا عيسى</text:span><text:span text:style-name="T3">- </text:span><text:span text:style-name="T4">نعمتي عليك، إذ ألهمتُ، وألقيتُ في قلوب جماعة من خلصائك أن يصدقوا بوحدانية الله تعالى ونبوتك، فقالوا</text:span><text:span text:style-name="T3">: </text:span><text:span text:style-name="T4">صدَّقنا يا ربنا، واشهد بأننا خاضعون لك منقادون لأمرك</text:span><text:span text:style-name="T3">.</text:span></text:p>
      <text:p text:style-name="P1"><text:span text:style-name="T4">إِذْ قَالَ الْحَوَارِيُّونَ يَاعِيسَى ابْنَ مَرْيَمَ هَلْ يَسْتَطِيعُ رَبُّكَ أَنْ يُنَزِّلَ عَلَيْنَا مَائِدَةً مِنَ السَّمَاءِ قَالَ اتَّقُوا اللَّهَ إِنْ كُنْتُمْ مُؤْمِنِينَ </text:span><text:span text:style-name="T3">(112) </text:span></text:p>
      <text:p text:style-name="P1"><text:span text:style-name="T4">واذكر إذ قال الحواريون</text:span><text:span text:style-name="T3">: </text:span><text:span text:style-name="T4">يا عيسى بن مريم هل يستطيع ربك إن سألته أن ينزل علينا مائدة طعام من السماء؟ فكان جوابه أن أمرهم بأن يتقوا عذاب الله تعالى، إن كانوا مؤمنين حقَّ الإيمان</text:span><text:span text:style-name="T3">.</text:span></text:p>
      <text:p text:style-name="P1"><text:span text:style-name="T4">قَالُوا نُرِيدُ أَنْ نَأْكُلَ مِنْهَا وَتَطْمَئِنَّ قُلُوبُنَا وَنَعْلَمَ أَنْ قَدْ صَدَقْتَنَا وَنَكُونَ عَلَيْهَا مِنَ الشَّاهِدِينَ </text:span><text:span text:style-name="T3">(113) </text:span></text:p>
      <text:p text:style-name="P1"><text:span text:style-name="T4">قال الحواريون</text:span><text:span text:style-name="T3">: </text:span><text:span text:style-name="T4">نريد أن نأكل من المائدة وتسكن قلوبنا لرؤيتها، ونعلم يقينا صدقك في نبوتك، وأن نكون من الشاهدين على هذه الآية أن الله أنزلها حجة له علينا في توحيده وقدرته على ما يشاء، وحجة لك على صدقك في نبوتك</text:span><text:span text:style-name="T3">.</text:span></text:p>
      <text:p text:style-name="P1"><text:span text:style-name="T4">قَالَ عِيسَى ابْنُ مَرْيَمَ اللَّهُمَّ رَبَّنَا أَنْزِلْ عَلَيْنَا مَائِدَةً مِنَ السَّمَاءِ تَكُونُ لَنَا عِيدًا لِأَوَّلِنَا وَآخِرِنَا وَآيَةً مِنْكَ وَارْزُقْنَا وَأَنْتَ خَيْرُ الرَّازِقِينَ </text:span><text:span text:style-name="T3">(114) </text:span></text:p>
      <text:p text:style-name="P1"><text:span text:style-name="T4">أجاب عيسى بن مريم طلب الحواريين فدعا ربه جل وعلا قائلا</text:span><text:span text:style-name="T3">: </text:span><text:span text:style-name="T4">ربنا أنزل علينا مائدة طعام من السماء، نتخذ يوم نزولها عيدًا لنا، نعظمه نحن ومَن بعدنا، وتكون المائدة علامة وحجة منك </text:span><text:span text:style-name="T3">-</text:span><text:span text:style-name="T4">يا ألله</text:span><text:span text:style-name="T3">- </text:span><text:span text:style-name="T4">على وحدانيتك وعلى صدق نبوتي، وامنحنا من عطائك الجزيل، وأنت خير الرازقين</text:span><text:span text:style-name="T3">.</text:span></text:p>
      <text:p text:style-name="P1"><text:soft-page-break/><text:span text:style-name="T4">قَالَ اللَّهُ إِنِّي مُنَزِّلُهَا عَلَيْكُمْ فَمَنْ يَكْفُرْ بَعْدُ مِنْكُمْ فَإِنِّي أُعَذِّبُهُ عَذَابًا لَا أُعَذِّبُهُ أَحَدًا مِنَ الْعَالَمِينَ </text:span><text:span text:style-name="T3">(115) </text:span></text:p>
      <text:p text:style-name="P1"><text:span text:style-name="T4">قال الله تعالى</text:span><text:span text:style-name="T3">: </text:span><text:span text:style-name="T4">إني منزل مائدة الطعام عليكم، فمن يجحد منكم وحدانيتي ونبوة عيسى عليه السلام بعد نزول المائدة فإني أعذبه عذابًا شديدًا، لا أعذبه أحدًا من العالمين</text:span><text:span text:style-name="T3">. </text:span><text:span text:style-name="T4">وقد نزلت المائدة كما وعد الله</text:span><text:span text:style-name="T3">.</text:span></text:p>
      <text:p text:style-name="P1"><text:span text:style-name="T4">وَإِذْ قَالَ اللَّهُ يَاعِيسَى ابْنَ مَرْيَمَ أَأَنْتَ قُلْتَ لِلنَّاسِ اتَّخِذُونِي وَأُمِّيَ إِلَهَيْنِ مِنْ دُونِ اللَّهِ قَالَ سُبْحَانَكَ مَا يَكُونُ لِي أَنْ أَقُولَ مَا لَيْسَ لِي بِحَقٍّ إِنْ كُنْتُ قُلْتُهُ فَقَدْ عَلِمْتَهُ تَعْلَمُ مَا فِي نَفْسِي وَلَا أَعْلَمُ مَا فِي نَفْسِكَ إِنَّكَ أَنْتَ عَلَّامُ الْغُيُوبِ </text:span><text:span text:style-name="T3">(116) </text:span></text:p>
      <text:p text:style-name="P1"><text:span text:style-name="T4">واذكر إذ قال الله تعالى يوم القيامة</text:span><text:span text:style-name="T3">: </text:span><text:span text:style-name="T4">يا عيسى ابن مريم أأنت قلت للناس اجعلوني وأمي معبودين من دون الله؟ فأجاب عيسى </text:span><text:span text:style-name="T3">-</text:span><text:span text:style-name="T4">منزِّهًا الله تعالى</text:span><text:span text:style-name="T3">-: </text:span><text:span text:style-name="T4">ما ينبغي لي أن أقول للناس غير الحق</text:span><text:span text:style-name="T3">. </text:span><text:span text:style-name="T4">إن كنتُ قلتُ هذا فقد علمتَه</text:span><text:span text:style-name="T3">; </text:span><text:span text:style-name="T4">لأنه لا يخفى عليك شيء، تعلم ما تضمره نفسي، ولا أعلم أنا ما في نفسك</text:span><text:span text:style-name="T3">. </text:span><text:span text:style-name="T4">إنك أنت عالمٌ بكل شيء مما خفي أو ظهر</text:span><text:span text:style-name="T3">.</text:span></text:p>
      <text:p text:style-name="P1"><text:span text:style-name="T4">مَا قُلْتُ لَهُمْ إِلَّا مَا أَمَرْتَنِي بِهِ أَنِ اعْبُدُوا اللَّهَ رَبِّي وَرَبَّكُمْ وَكُنْتُ عَلَيْهِمْ شَهِيدًا مَا دُمْتُ فِيهِمْ فَلَمَّا تَوَفَّيْتَنِي كُنْتَ أَنْتَ الرَّقِيبَ عَلَيْهِمْ وَأَنْتَ عَلَى كُلِّ شَيْءٍ شَهِيدٌ </text:span><text:span text:style-name="T3">(117) </text:span></text:p>
      <text:p text:style-name="P1"><text:span text:style-name="T4">قال عيسى عليه السلام</text:span><text:span text:style-name="T3">: </text:span><text:span text:style-name="T4">يا ربِّ ما قلتُ لهم إلا ما أوحيته إليَّ، وأمرتني بتبليغه من إفرادك بالتوحيد والعبادة، وكنتُ على ما يفعلونه </text:span><text:span text:style-name="T3">-</text:span><text:span text:style-name="T4">وأنا بين أظهرهم</text:span><text:span text:style-name="T3">- </text:span><text:span text:style-name="T4">شاهدًا عليهم وعلى أفعالهم وأقوالهم، فلما وفيتني أجلي على الأرض، ورفعتني إلى السماء حيًّا، كنت أنت المطَّلِع على سرائرهم، وأنت على كل شيء شهيد، لا تخفى عليك خافية في الأرض ولا في السماء</text:span><text:span text:style-name="T3">.</text:span></text:p>
      <text:p text:style-name="P1"><text:span text:style-name="T4">إِنْ تُعَذِّبْهُمْ فَإِنَّهُمْ عِبَادُكَ وَإِنْ تَغْفِرْ لَهُمْ فَإِنَّكَ أَنْتَ الْعَزِيزُ الْحَكِيمُ </text:span><text:span text:style-name="T3">(118) </text:span></text:p>
      <text:p text:style-name="P1"><text:span text:style-name="T4">إنك يا ألله إن تعذبهم فإنهم عبادك </text:span><text:span text:style-name="T3">-</text:span><text:span text:style-name="T4">وأنت أعلم بأحوالهم</text:span><text:span text:style-name="T3">-</text:span><text:span text:style-name="T4">، تفعل بهم ما تشاء بعدلك، وإن تغفر برحمتك لمن أتى منهم بأسباب المغفرة، فإنك أنت العزيز الذي لا يغالَبُ، الحكيم في تدبيره وأمره</text:span><text:span text:style-name="T3">. </text:span><text:span text:style-name="T4">وهذه الآية ثناء على الله </text:span><text:span text:style-name="T3">-</text:span><text:span text:style-name="T4">تعالى</text:span><text:span text:style-name="T3">- </text:span><text:span text:style-name="T4">بحكمته وعدله، وكمال علمه</text:span><text:span text:style-name="T3">.</text:span></text:p>
      <text:p text:style-name="P1"><text:span text:style-name="T4">قَالَ اللَّهُ هَذَا يَوْمُ يَنْفَعُ الصَّادِقِينَ صِدْقُهُمْ لَهُمْ جَنَّاتٌ تَجْرِي مِنْ تَحْتِهَا الْأَنْهَارُ خَالِدِينَ فِيهَا أَبَدًا رَضِيَ اللَّهُ عَنْهُمْ وَرَضُوا عَنْهُ ذَلِكَ الْفَوْزُ الْعَظِيمُ </text:span><text:span text:style-name="T3">(119) </text:span></text:p>
      <text:p text:style-name="P1"><text:span text:style-name="T4">قال الله تعالى لعيسى عليه السلام يوم القيامة</text:span><text:span text:style-name="T3">: </text:span><text:span text:style-name="T4">هذا يوم الجزاء الذي ينفع الموحدين توحيدهم ربهم، وانقيادهم لشرعه، وصدقهم في نياتهم وأقوالهم وأعمالهم، لهم جنات تجري من تحت قصورها وأشجارها الأنهار، ماكثين فيها أبدًا، رضي الله عنهم فقبل حسناتهم، ورضوا عنه بما أعطاهم من جزيل ثوابه</text:span><text:span text:style-name="T3">. </text:span><text:span text:style-name="T4">ذلك الجزاء والرضا منه عليهم هو الفوز العظيم</text:span><text:span text:style-name="T3">.</text:span></text:p>
      <text:p text:style-name="P1"><text:soft-page-break/><text:span text:style-name="T4">لِلَّهِ مُلْكُ السَّمَاوَاتِ وَالْأَرْضِ وَمَا فِيهِنَّ وَهُوَ عَلَى كُلِّ شَيْءٍ قَدِيرٌ </text:span><text:span text:style-name="T3">(120) </text:span></text:p>
      <text:p text:style-name="P1"><text:span text:style-name="T4">لله وحده لا شريك له ملك السموات والأرض وما فيهن، وهو </text:span><text:span text:style-name="T3">-</text:span><text:span text:style-name="T4">سبحانه</text:span><text:span text:style-name="T3">- </text:span><text:span text:style-name="T4">على كل شيء قدير لا يعجزه شيء</text:span><text:span text:style-name="T3">.</text:span></text:p>
      <text:p text:style-name="P1"><text:span text:style-name="T4">الْحَمْدُ لِلَّهِ الَّذِي خَلَقَ السَّمَاوَاتِ وَالْأَرْضَ وَجَعَلَ الظُّلُمَاتِ وَالنُّورَ ثُمَّ الَّذِينَ كَفَرُوا بِرَبِّهِمْ يَعْدِلُونَ </text:span><text:span text:style-name="T3">(1) </text:span></text:p>
      <text:p text:style-name="P1"><text:span text:style-name="T4">الثناء على الله بصفاته التي كلّها أوصاف كمال، وبنعمه الظاهرة والباطنة، الدينية والدنيوية، الذي أنشأ السموات والأرض وما فيهن، وخلق الظلمات والنور، وذلك بتعاقب الليل والنهار</text:span><text:span text:style-name="T3">. </text:span><text:span text:style-name="T4">وفي هذا دلالة على عظمة الله تعالى، واستحقاقه وحده العبادة، فلا يجوز لأحد أن يشرك به غيره</text:span><text:span text:style-name="T3">. </text:span><text:span text:style-name="T4">ومع هذا الوضوح فإن الكافرين يسوون بالله غيره، ويشركون به</text:span><text:span text:style-name="T3">.</text:span></text:p>
      <text:p text:style-name="P1"><text:span text:style-name="T4">هُوَ الَّذِي خَلَقَكُمْ مِنْ طِينٍ ثُمَّ قَضَى أَجَلًا وَأَجَلٌ مُسَمًّى عِنْدَهُ ثُمَّ أَنْتُمْ تَمْتَرُونَ </text:span><text:span text:style-name="T3">(2) </text:span></text:p>
      <text:p text:style-name="P1"><text:span text:style-name="T4">هو الذي خلق أباكم آدم من طين وأنتم سلالة منه، ثم كتب مدة بقائكم في هذه الحياة الدنيا، وكتب أجلا آخر محدَّدًا لا يعلمه إلا هو جل وعلا وهو يوم القيامة، ثم أنتم بعد هذا تشكُّون في قدرة الله تعالى على البعث بعد الموت</text:span><text:span text:style-name="T3">.</text:span></text:p>
      <text:p text:style-name="P1"><text:span text:style-name="T4">وَهُوَ اللَّهُ فِي السَّمَاوَاتِ وَفِي الْأَرْضِ يَعْلَمُ سِرَّكُمْ وَجَهْرَكُمْ وَيَعْلَمُ مَا تَكْسِبُونَ </text:span><text:span text:style-name="T3">(3) </text:span></text:p>
      <text:p text:style-name="P1"><text:span text:style-name="T4">والله سبحانه هو الإله المعبود في السموات والأرض</text:span><text:span text:style-name="T3">. </text:span><text:span text:style-name="T4">ومن دلائل ألوهيته أنه يعلم جميع ما تخفونه </text:span><text:span text:style-name="T3">-</text:span><text:span text:style-name="T4">أيها الناس</text:span><text:span text:style-name="T3">- </text:span><text:span text:style-name="T4">وما تعلنونه، ويعلم جميع أعمالكم من خير أو شر</text:span><text:span text:style-name="T3">; </text:span><text:span text:style-name="T4">ولهذا فإنه </text:span><text:span text:style-name="T3">-</text:span><text:span text:style-name="T4">جلَّ وعلا</text:span><text:span text:style-name="T3">- </text:span><text:span text:style-name="T4">وحده هو الإله المستحق للعبادة</text:span><text:span text:style-name="T3">.</text:span></text:p>
      <text:p text:style-name="P1"><text:span text:style-name="T4">وَمَا تَأْتِيهِمْ مِنْ آيَةٍ مِنْ آيَاتِ رَبِّهِمْ إِلَّا كَانُوا عَنْهَا مُعْرِضِينَ </text:span><text:span text:style-name="T3">(4) </text:span></text:p>
      <text:p text:style-name="P1"><text:span text:style-name="T4">هؤلاء الكفار الذين يشركون مع الله تعالى غيره قد جاءتهم الحجج الواضحة والدلالات البينة على وحدانية الله </text:span><text:span text:style-name="T3">-</text:span><text:span text:style-name="T4">جل وعلا</text:span><text:span text:style-name="T3">- </text:span><text:span text:style-name="T4">وصِدْقِ محمد صلى الله عليه وسلم في نبوته، وما جاء به، ولكن ما إن جاءتهم حتى أعرضوا عن قبولها، ولم يؤمنوا بها</text:span><text:span text:style-name="T3">.</text:span></text:p>
      <text:p text:style-name="P1"><text:span text:style-name="T4">فَقَدْ كَذَّبُوا بِالْحَقِّ لَمَّا جَاءَهُمْ فَسَوْفَ يَأْتِيهِمْ أَنْبَاءُ مَا كَانُوا بِهِ يَسْتَهْزِئُونَ </text:span><text:span text:style-name="T3">(5) </text:span></text:p>
      <text:p text:style-name="P1"><text:span text:style-name="T4">لقد جحد هؤلاء الكفار الحقَّ الذي جاءهم به محمد صلى الله عليه وسلم وسخروا من دعاته</text:span><text:span text:style-name="T3">; </text:span><text:span text:style-name="T4">جهلا منهم بالله واغترارًا بإمهاله إياهم، فسوف يرون ما استهزءوا به أنه الحق والصدق، ويبين الله للمكذبين كذبهم وافتراءهم، وسيجازيهم عليه</text:span><text:span text:style-name="T3">.</text:span></text:p>
      <text:p text:style-name="P1"><text:span text:style-name="T4">أَلَمْ يَرَوْا كَمْ أَهْلَكْنَا مِنْ قَبْلِهِمْ مِنْ قَرْنٍ مَكَّنَّاهُمْ فِي الْأَرْضِ مَا لَمْ نُمَكِّنْ لَكُمْ وَأَرْسَلْنَا السَّمَاءَ عَلَيْهِمْ مِدْرَارًا وَجَعَلْنَا الْأَنْهَارَ تَجْرِي مِنْ تَحْتِهِمْ فَأَهْلَكْنَاهُمْ بِذُنُوبِهِمْ وَأَنْشَأْنَا مِنْ بَعْدِهِمْ قَرْنًا آخَرِينَ </text:span><text:span text:style-name="T3">(6) </text:span></text:p>
      <text:p text:style-name="P1">ألم يعلم هؤلاء الذين يجحدون وحدانية الله تعالى واستحقاقه وحده العبادة، ويكذبون رسوله محمدًا صلى الله عليه وسلم ما حلَّ بالأمم المكذبة قبلهم من هلاك وتدمير، وقد مكنَّاهم في الأرض ما لم نمكن لكم أيها الكافرون، وأنعمنا عليهم بإنزال <text:soft-page-break/>الأمطار وجريان الأنهار من تحت مساكنهم؛ استدراجًا وإملاءً لهم، فكفروا بنعم الله وكذبوا الرسل، فأهلكناهم بسبب ذنونهم، وأنشأنا من بعدهم أممًا أخرى خلفوهم في عمارة الأرض؟</text:p>
      <text:p text:style-name="P1"><text:span text:style-name="T4">وَلَوْ نَزَّلْنَا عَلَيْكَ كِتَابًا فِي قِرْطَاسٍ فَلَمَسُوهُ بِأَيْدِيهِمْ لَقَالَ الَّذِينَ كَفَرُوا إِنْ هَذَا إِلَّا سِحْرٌ مُبِينٌ </text:span><text:span text:style-name="T3">(7) </text:span></text:p>
      <text:p text:style-name="P1"><text:span text:style-name="T4">ولو نزَّلنا عليك </text:span><text:span text:style-name="T3">-</text:span><text:span text:style-name="T4">أيها الرسول</text:span><text:span text:style-name="T3">- </text:span><text:span text:style-name="T4">كتابًا من السماء في أوراق فلمسه هؤلاء المشركون بأيديهم لقالوا</text:span><text:span text:style-name="T3">: </text:span><text:span text:style-name="T4">إنَّ ما جئت به </text:span><text:span text:style-name="T3">-</text:span><text:span text:style-name="T4">أيها الرسول</text:span><text:span text:style-name="T3">- </text:span><text:span text:style-name="T4">سحر واضح بيِّن</text:span><text:span text:style-name="T3">.</text:span></text:p>
      <text:p text:style-name="P1"><text:span text:style-name="T4">وَقَالُوا لَوْلَا أُنْزِلَ عَلَيْهِ مَلَكٌ وَلَوْ أَنْزَلْنَا مَلَكًا لَقُضِيَ الْأَمْرُ ثُمَّ لَا يُنْظَرُونَ </text:span><text:span text:style-name="T3">(8) </text:span></text:p>
      <text:p text:style-name="P1"><text:span text:style-name="T4">وقال هؤلاء المشركون</text:span><text:span text:style-name="T3">: </text:span><text:span text:style-name="T4">هلا أنزل الله تعالى على محمد مَلَكًا من السماء</text:span><text:span text:style-name="T3">; </text:span><text:span text:style-name="T4">ليصدقه فيما جاء به من النبوة، ولو أنزلنا مَلَكًّا من السماء إجابة لطلبهم لقضي الأمر بإهلاكهم، ثم لا يمهلون لتوبة، فقد سبق في علم الله أنهم لا يؤمنون</text:span><text:span text:style-name="T3">.</text:span></text:p>
      <text:p text:style-name="P1"><text:span text:style-name="T4">وَلَوْ جَعَلْنَاهُ مَلَكًا لَجَعَلْنَاهُ رَجُلًا وَلَلَبَسْنَا عَلَيْهِمْ مَا يَلْبِسُونَ </text:span><text:span text:style-name="T3">(9) </text:span></text:p>
      <text:p text:style-name="P1"><text:span text:style-name="T4">ولو جعلنا الرسول المرسل إليهم مَلَكًا إذ لم يقتنعوا بمحمد صلى الله عليه وسلم، لجعلنا ذلك الملك في صورة البشر، حتى يستطيعوا السماع منه ومخاطبته</text:span><text:span text:style-name="T3">; </text:span><text:span text:style-name="T4">إذ ليس بإمكانهم رؤية الملك على صورته الملائكية، ولو جاءهم الملك بصورة رجل لاشتبه الأمر عليهم، كما اشتبه عليهم أمر محمد صلى الله عليه وسلم</text:span><text:span text:style-name="T3">.</text:span></text:p>
      <text:p text:style-name="P1"><text:span text:style-name="T4">وَلَقَدِ اسْتُهْزِئَ بِرُسُلٍ مِنْ قَبْلِكَ فَحَاقَ بِالَّذِينَ سَخِرُوا مِنْهُمْ مَا كَانُوا بِهِ يَسْتَهْزِئُونَ </text:span><text:span text:style-name="T3">(10) </text:span></text:p>
      <text:p text:style-name="P1"><text:span text:style-name="T4">ولمَّا كان طلبهم إنزال الملك على سبيل الاستهزاء بمحمد صلى الله عليه وسلم بيَّن الله تعالى له أن الاستهزاء بالرسل عليهم السلام ليس أمرا حادثا، بل قد وقع من الكفار السابقين مع أنبيائهم، فأحاط بهم العذاب الذي كانوا يهزؤون به وينكرون وقوعه</text:span><text:span text:style-name="T3">.</text:span></text:p>
      <text:p text:style-name="P1"><text:span text:style-name="T4">قُلْ سِيرُوا فِي الْأَرْضِ ثُمَّ انْظُرُوا كَيْفَ كَانَ عَاقِبَةُ الْمُكَذِّبِينَ </text:span><text:span text:style-name="T3">(11) </text:span></text:p>
      <text:p text:style-name="P1"><text:span text:style-name="T4">قل لهم </text:span><text:span text:style-name="T3">-</text:span><text:span text:style-name="T4">أيها الرسول</text:span><text:span text:style-name="T3">-: </text:span><text:span text:style-name="T4">سيروا في الأرض ثم انظروا كيف أعقب الله المكذبين الهلاك والخزي؟ فاحذروا مثل مصارعهم، وخافوا أن يحلَّ بكم مثل الذي حل بهم</text:span><text:span text:style-name="T3">.</text:span></text:p>
      <text:p text:style-name="P1"><text:span text:style-name="T4">قُلْ لِمَنْ مَا فِي السَّمَاوَاتِ وَالْأَرْضِ قُلْ لِلَّهِ كَتَبَ عَلَى نَفْسِهِ الرَّحْمَةَ لَيَجْمَعَنَّكُمْ إِلَى يَوْمِ الْقِيَامَةِ لَا رَيْبَ فِيهِ الَّذِينَ خَسِرُوا أَنْفُسَهُمْ فَهُمْ لَا يُؤْمِنُونَ </text:span><text:span text:style-name="T3">(12)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لمن مُلكُ السموات والأرض وما فيهن؟ قل</text:span><text:span text:style-name="T3">: </text:span><text:span text:style-name="T4">هو لله كما تقرون بذلك وتعلمونه، فاعبدوه وحده</text:span><text:span text:style-name="T3">. </text:span><text:span text:style-name="T4">كتب الله على نفسه الرحمة فلا يعجل على عباده بالعقوبة</text:span><text:span text:style-name="T3">. </text:span><text:span text:style-name="T4">ليجمعنكم إلى يوم القيامة الذي لا شك فيه للحساب والجزاء</text:span><text:span text:style-name="T3">. </text:span><text:span text:style-name="T4">الذين أشركوا بالله أهلكوا أنفسهم، فهم لا يوحدون الله، ولا يصدقون بوعده ووعيده، ولا يقرون بنبوة محمد صلى الله عليه وسلم</text:span><text:span text:style-name="T3">.</text:span></text:p>
      <text:p text:style-name="P1"><text:soft-page-break/><text:span text:style-name="T4">وَلَهُ مَا سَكَنَ فِي اللَّيْلِ وَالنَّهَارِ وَهُوَ السَّمِيعُ الْعَلِيمُ </text:span><text:span text:style-name="T3">(13) </text:span></text:p>
      <text:p text:style-name="P1"><text:span text:style-name="T4">ولله ملك كل شيء في السموات والأرض، سكن أو تحرك، خفي أو ظهر، الجميع عبيده وخلقه، وتحت قهره وتصرفه وتدبيره، وهو السميع لأقوال عباده، الحليم بحركاتهم وسرائرهم</text:span><text:span text:style-name="T3">.</text:span></text:p>
      <text:p text:style-name="P1"><text:span text:style-name="T4">قُلْ أَغَيْرَ اللَّهِ أَتَّخِذُ وَلِيًّا فَاطِرِ السَّمَاوَاتِ وَالْأَرْضِ وَهُوَ يُطْعِمُ وَلَا يُطْعَمُ قُلْ إِنِّي أُمِرْتُ أَنْ أَكُونَ أَوَّلَ مَنْ أَسْلَمَ وَلَا تَكُونَنَّ مِنَ الْمُشْرِكِينَ </text:span><text:span text:style-name="T3">(14) </text:span></text:p>
      <text:p text:style-name="P1"><text:span text:style-name="T4">قل </text:span><text:span text:style-name="T3">-</text:span><text:span text:style-name="T4">أيها الرسول</text:span><text:span text:style-name="T3">- </text:span><text:span text:style-name="T4">لهؤلاء المشركين مع الله تعالى غيره</text:span><text:span text:style-name="T3">: </text:span><text:span text:style-name="T4">أغير الله تعالى أتخذ وليًّا ونصيرًا، وهو خالق السموات والأرض وما فيهن، وهو الذي يرزق خلقه ولا يرزقه أحد؟ قل </text:span><text:span text:style-name="T3">-</text:span><text:span text:style-name="T4">أيها الرسول</text:span><text:span text:style-name="T3">-: </text:span><text:span text:style-name="T4">إني أُمِرْتُ أن أكون أول مَن خضع وانقاد له بالعبودية من هذه الأمة، ونهيت أن أكون من المشركين معه غيره</text:span><text:span text:style-name="T3">.</text:span></text:p>
      <text:p text:style-name="P1"><text:span text:style-name="T4">قُلْ إِنِّي أَخَافُ إِنْ عَصَيْتُ رَبِّي عَذَابَ يَوْمٍ عَظِيمٍ </text:span><text:span text:style-name="T3">(15) </text:span></text:p>
      <text:p text:style-name="P1"><text:span text:style-name="T4">قل </text:span><text:span text:style-name="T3">-</text:span><text:span text:style-name="T4">أيها الرسول</text:span><text:span text:style-name="T3">- </text:span><text:span text:style-name="T4">لهؤلاء المشركين مع الله غيره</text:span><text:span text:style-name="T3">: </text:span><text:span text:style-name="T4">إني أخاف إن عصيت ربي، فخالفت أمره، وأشركت معه غيره في عبادته، أن ينزل بي عذاب عظيم يوم القيامة</text:span><text:span text:style-name="T3">.</text:span></text:p>
      <text:p text:style-name="P1"><text:span text:style-name="T4">مَنْ يُصْرَفْ عَنْهُ يَوْمَئِذٍ فَقَدْ رَحِمَهُ وَذَلِكَ الْفَوْزُ الْمُبِينُ </text:span><text:span text:style-name="T3">(16) </text:span></text:p>
      <text:p text:style-name="P1"><text:span text:style-name="T4">من يصرف الله عنه ذلك العذاب الشديد فقد رحمه، وذلك الصرف هو الظفر البين بالنجاة من العذاب العظيم</text:span><text:span text:style-name="T3">.</text:span></text:p>
      <text:p text:style-name="P1"><text:span text:style-name="T4">وَإِنْ يَمْسَسْكَ اللَّهُ بِضُرٍّ فَلَا كَاشِفَ لَهُ إِلَّا هُوَ وَإِنْ يَمْسَسْكَ بِخَيْرٍ فَهُوَ عَلَى كُلِّ شَيْءٍ قَدِيرٌ </text:span><text:span text:style-name="T3">(17) </text:span></text:p>
      <text:p text:style-name="P1"><text:span text:style-name="T4">وإن يصبك الله تعالى </text:span><text:span text:style-name="T3">-</text:span><text:span text:style-name="T4">أيها الإنسان</text:span><text:span text:style-name="T3">- </text:span><text:span text:style-name="T4">بشيء يضرك كالفقر والمرض فلا كاشف له إلا هو، وإن يصبك بخير كالغنى والصحة فلا راد لفضله ولا مانع لقضائه، فهو </text:span><text:span text:style-name="T3">-</text:span><text:span text:style-name="T4">جل وعلا</text:span><text:span text:style-name="T3">- </text:span><text:span text:style-name="T4">القادر على كل شيء</text:span><text:span text:style-name="T3">.</text:span></text:p>
      <text:p text:style-name="P1"><text:span text:style-name="T4">وَهُوَ الْقَاهِرُ فَوْقَ عِبَادِهِ وَهُوَ الْحَكِيمُ الْخَبِيرُ </text:span><text:span text:style-name="T3">(18) </text:span></text:p>
      <text:p text:style-name="P1"><text:span text:style-name="T4">والله سبحانه هو الغالب القاهر فوق عباده</text:span><text:span text:style-name="T3">; </text:span><text:span text:style-name="T4">خضعت له الرقاب وذَلَّتْ له الجبابرة، وهو الحكيم الذي يضع الأشياء مواضعها وَفْق حكمته، الخبير الذي لا يخفى عليه شيء</text:span><text:span text:style-name="T3">. </text:span><text:span text:style-name="T4">ومن اتصف بهذه الصفات يجب ألا يشرك به</text:span><text:span text:style-name="T3">. </text:span><text:span text:style-name="T4">وفي هذه الآية إثبات الفوقية لله </text:span><text:span text:style-name="T3">-</text:span><text:span text:style-name="T4">تعالى</text:span><text:span text:style-name="T3">- </text:span><text:span text:style-name="T4">على جميع خلقه، فوقية مطلقة تليق بجلاله سبحانه</text:span><text:span text:style-name="T3">.</text:span></text:p>
      <text:p text:style-name="P1"><text:span text:style-name="T4">قُلْ أَيُّ شَيْءٍ أَكْبَرُ شَهَادَةً قُلِ اللَّهُ شَهِيدٌ بَيْنِي وَبَيْنَكُمْ وَأُوحِيَ إِلَيَّ هَذَا الْقُرْآنُ لِأُنْذِرَكُمْ بِهِ وَمَنْ بَلَغَ أَئِنَّكُمْ لَتَشْهَدُونَ أَنَّ مَعَ اللَّهِ آلِهَةً أُخْرَى قُلْ لَا أَشْهَدُ قُلْ إِنَّمَا هُوَ إِلَهٌ وَاحِدٌ وَإِنَّنِي بَرِيءٌ مِمَّا تُشْرِكُونَ </text:span><text:span text:style-name="T3">(19) </text:span></text:p>
      <text:p text:style-name="P1"><text:span text:style-name="T4">قل </text:span><text:span text:style-name="T3">-</text:span><text:span text:style-name="T4">أيها الرسول لهؤلاء المشركين</text:span><text:span text:style-name="T3">-: </text:span><text:span text:style-name="T4">أيُّ شيء أعظم شهادة في إثبات صدقي فيما أخبرتكم به أني رسول الله؟ قل</text:span><text:span text:style-name="T3">: </text:span><text:span text:style-name="T4">الله شهيد بيني وبينكم أي</text:span><text:span text:style-name="T3">: </text:span><text:span text:style-name="T4">هو العالم بما جئتكم به وما أنتم قائلونه لي، </text:span><text:soft-page-break/><text:span text:style-name="T4">وأوحى الله إليَّ هذا القرآن مِن أجل أن أنذركم به عذابه أن يحلَّ بكم، وأنذر به مَن وصل إليه من الأمم</text:span><text:span text:style-name="T3">. </text:span><text:span text:style-name="T4">إنكم لتقرون أن مع الله معبودات أخرى تشركونها به</text:span><text:span text:style-name="T3">. </text:span><text:span text:style-name="T4">قل لهم </text:span><text:span text:style-name="T3">-</text:span><text:span text:style-name="T4">أيها الرسول</text:span><text:span text:style-name="T3">-: </text:span><text:span text:style-name="T4">إني لا أشهد على ما أقررتم به، إنما الله إله واحد لا شريك له، وإنني بريء من كل شريك تعبدونه معه</text:span><text:span text:style-name="T3">.</text:span></text:p>
      <text:p text:style-name="P1"><text:span text:style-name="T4">الَّذِينَ آتَيْنَاهُمُ الْكِتَابَ يَعْرِفُونَهُ كَمَا يَعْرِفُونَ أَبْنَاءَهُمُ الَّذِينَ خَسِرُوا أَنْفُسَهُمْ فَهُمْ لَا يُؤْمِنُونَ </text:span><text:span text:style-name="T3">(20) </text:span></text:p>
      <text:p text:style-name="P1"><text:span text:style-name="T4">الذين آتيناهم التوراة والإنجيل، يعرفون محمدًا صلى الله عليه وسلم بصفاته المكتوبة عندهم كمعرفتهم أبناءهم، فكما أن أبناءهم لا يشتبهون أمامهم بغيرهم، فكذلك محمد صلى الله عليه وسلم لا يشتبه بغيره لدقة وصفه في كتبهم، ولكنهم اتبعوا أهواءهم، فخسروا أنفسهم حين كفروا بمحمد صلى الله عليه وسلم وبما جاء به</text:span><text:span text:style-name="T3">.</text:span></text:p>
      <text:p text:style-name="P1"><text:span text:style-name="T4">وَمَنْ أَظْلَمُ مِمَّنِ افْتَرَى عَلَى اللَّهِ كَذِبًا أَوْ كَذَّبَ بِآيَاتِهِ إِنَّهُ لَا يُفْلِحُ الظَّالِمُونَ </text:span><text:span text:style-name="T3">(21) </text:span></text:p>
      <text:p text:style-name="P1"><text:span text:style-name="T4">لا أحد أشد ظلمًا ممَّن تَقَوَّلَ الكذب على الله تعالى، فزعم أن له شركاء في العبادة، أو ادَّعى أن له ولدًا أو صاحبة، أو كذب ببراهينه وأدلته التي أيَّد بها رسله عليهم السلام</text:span><text:span text:style-name="T3">. </text:span><text:span text:style-name="T4">إنه لا يفلح الظالمون الذين افتروا الكذب على الله، ولا يظفرون بمطالبهم في الدنيا ولا في الآخرة</text:span><text:span text:style-name="T3">.</text:span></text:p>
      <text:p text:style-name="P1"><text:span text:style-name="T4">وَيَوْمَ نَحْشُرُهُمْ جَمِيعًا ثُمَّ نَقُولُ لِلَّذِينَ أَشْرَكُوا أَيْنَ شُرَكَاؤُكُمُ الَّذِينَ كُنْتُمْ تَزْعُمُونَ </text:span><text:span text:style-name="T3">(22) </text:span></text:p>
      <text:p text:style-name="P1"><text:span text:style-name="T4">وليحذر هؤلاء المشركون المكذبون بآيات الله تعالى يوم نحشرهم ثم نقول لهم</text:span><text:span text:style-name="T3">: </text:span><text:span text:style-name="T4">أين آلهتكم التي كنتم تدَّعون أنهم شركاء مع الله تعالى ليشفعوا لكم؟</text:span></text:p>
      <text:p text:style-name="P1"><text:span text:style-name="T4">ثُمَّ لَمْ تَكُنْ فِتْنَتُهُمْ إِلَّا أَنْ قَالُوا وَاللَّهِ رَبِّنَا مَا كُنَّا مُشْرِكِينَ </text:span><text:span text:style-name="T3">(23) </text:span></text:p>
      <text:p text:style-name="P1"><text:span text:style-name="T4">ثم لم تكن إجابتهم حين فتنوا واختبروا بالسؤال عن شركائهم إلا أن تبرؤوا منهم، وأقسموا بالله ربهم أنهم لم يكونوا مشركين مع الله غيره</text:span><text:span text:style-name="T3">.</text:span></text:p>
      <text:p text:style-name="P1"><text:span text:style-name="T4">انْظُرْ كَيْفَ كَذَبُوا عَلَى أَنْفُسِهِمْ وَضَلَّ عَنْهُمْ مَا كَانُوا يَفْتَرُونَ </text:span><text:span text:style-name="T3">(24) </text:span></text:p>
      <text:p text:style-name="P1"><text:span text:style-name="T4">تأمل </text:span><text:span text:style-name="T3">-</text:span><text:span text:style-name="T4">أيها الرسول</text:span><text:span text:style-name="T3">- </text:span><text:span text:style-name="T4">كيف كذب هؤلاء المشركون على أنفسهم وهم في الآخرة قد تبرؤوا من الشرك؟ وذهب وغاب عنهم ما كانوا يظنونه من شفاعة آلهتهم</text:span><text:span text:style-name="T3">.</text:span></text:p>
      <text:p text:style-name="P1"><text:span text:style-name="T4">وَمِنْهُمْ مَنْ يَسْتَمِعُ إِلَيْكَ وَجَعَلْنَا عَلَى قُلُوبِهِمْ أَكِنَّةً أَنْ يَفْقَهُوهُ وَفِي آذَانِهِمْ وَقْرًا وَإِنْ يَرَوْا كُلَّ آيَةٍ لَا يُؤْمِنُوا بِهَا حَتَّى إِذَا جَاءُوكَ يُجَادِلُونَكَ يَقُولُ الَّذِينَ كَفَرُوا إِنْ هَذَا إِلَّا أَسَاطِيرُ الْأَوَّلِينَ </text:span><text:span text:style-name="T3">(25) </text:span></text:p>
      <text:p text:style-name="P1"><text:span text:style-name="T4">ومن هؤلاء المشركين من يستمع إليك القرآن </text:span><text:span text:style-name="T3">-</text:span><text:span text:style-name="T4">أيها الرسول</text:span><text:span text:style-name="T3">-</text:span><text:span text:style-name="T4">، فلا يصل إلى قلوبهم</text:span><text:span text:style-name="T3">; </text:span><text:span text:style-name="T4">لأنهم بسبب اتباعهم أهواءهم جعلنا على قلوبهم أغطية</text:span><text:span text:style-name="T3">; </text:span><text:span text:style-name="T4">لئلا يفقهوا القرآن، وجعلنا في آذانهم ثقلا وصممًا فلا تسمع ولا تعي شيئًا، وإن يروا الآيات الكثيرة الدالة على صدق محمد صلى الله عليه وسلم لا يصدقوا بها، حتى إذا جاؤوك </text:span><text:span text:style-name="T3">-</text:span><text:span text:style-name="T4">أيها الرسول</text:span><text:span text:style-name="T3">- </text:span><text:span text:style-name="T4">بعد معاينة الآيات الدالة على صدقك يخاصمونك</text:span><text:span text:style-name="T3">: </text:span><text:span text:style-name="T4">يقول الذين جحدوا آيات الله</text:span><text:span text:style-name="T3">: </text:span><text:span text:style-name="T4">ما هذا الذي نسمع إلا ما تناقله الأولون من حكايات لا حقيقة لها</text:span><text:span text:style-name="T3">.</text:span></text:p>
      <text:p text:style-name="P1"><text:soft-page-break/><text:span text:style-name="T4">وَهُمْ يَنْهَوْنَ عَنْهُ وَيَنْأَوْنَ عَنْهُ وَإِنْ يُهْلِكُونَ إِلَّا أَنْفُسَهُمْ وَمَا يَشْعُرُونَ </text:span><text:span text:style-name="T3">(26) </text:span></text:p>
      <text:p text:style-name="P1"><text:span text:style-name="T4">وهؤلاء المشركون ينهون الناس عن اتباع محمد صلى الله عليه وسلم والاستماع إليه، ويبتعدون بأنفسهم عنه، وما يهلكون </text:span><text:span text:style-name="T3">-</text:span><text:span text:style-name="T4">بصدهم عن سبيل الله</text:span><text:span text:style-name="T3">- </text:span><text:span text:style-name="T4">إلا أنفسهم، وما يحسون أنهم يعملون لهلاكها</text:span><text:span text:style-name="T3">.</text:span></text:p>
      <text:p text:style-name="P1"><text:span text:style-name="T4">وَلَوْ تَرَى إِذْ وُقِفُوا عَلَى النَّارِ فَقَالُوا يَالَيْتَنَا نُرَدُّ وَلَا نُكَذِّبَ بِآيَاتِ رَبِّنَا وَنَكُونَ مِنَ الْمُؤْمِنِينَ </text:span><text:span text:style-name="T3">(27) </text:span></text:p>
      <text:p text:style-name="P1"><text:span text:style-name="T4">ولو ترى </text:span><text:span text:style-name="T3">-</text:span><text:span text:style-name="T4">أيها الرسول</text:span><text:span text:style-name="T3">- </text:span><text:span text:style-name="T4">هؤلاء المشركين يوم القيامة لرأيت أمرًا عظيمًا، وذلك حين يُحْبَسون على النار، ويشاهدون ما فيها من السلاسل والأغلال، ورأوا بأعينهم تلك الأمور العظام والأهوال، فعند ذلك قالوا</text:span><text:span text:style-name="T3">: </text:span><text:span text:style-name="T4">ياليتنا نُعاد إلى الحياة الدنيا، فنصدق بآيات الله ونعمل بها، ونكون من المؤمنين</text:span><text:span text:style-name="T3">.</text:span></text:p>
      <text:p text:style-name="P1"><text:span text:style-name="T4">بَلْ بَدَا لَهُمْ مَا كَانُوا يُخْفُونَ مِنْ قَبْلُ وَلَوْ رُدُّوا لَعَادُوا لِمَا نُهُوا عَنْهُ وَإِنَّهُمْ لَكَاذِبُونَ </text:span><text:span text:style-name="T3">(28) </text:span></text:p>
      <text:p text:style-name="P1"><text:span text:style-name="T4">ليس الأمر كذلك، بل ظهر لهم يوم القيامة ما كانوا يعلمونه من أنفسهم من صدق ما جاءت به الرسل في الدنيا، وإن كانوا يظهرون لأتباعه خلافه</text:span><text:span text:style-name="T3">. </text:span><text:span text:style-name="T4">ولو فرض أن أعيدوا إلى الدنيا فأمهلوا لرجعوا إلى العناد بالكفر والتكذيب</text:span><text:span text:style-name="T3">. </text:span><text:span text:style-name="T4">وإنهم لكاذبون في قولهم</text:span><text:span text:style-name="T3">: </text:span><text:span text:style-name="T4">لو رددنا إلى الدنيا لم نكذب بآيات ربنا، وكنا من المؤمنين</text:span><text:span text:style-name="T3">.</text:span></text:p>
      <text:p text:style-name="P1"><text:span text:style-name="T4">وَقَالُوا إِنْ هِيَ إِلَّا حَيَاتُنَا الدُّنْيَا وَمَا نَحْنُ بِمَبْعُوثِينَ </text:span><text:span text:style-name="T3">(29) </text:span></text:p>
      <text:p text:style-name="P1"><text:span text:style-name="T4">وقال هؤلاء المشركون المنكرون للبعث</text:span><text:span text:style-name="T3">: </text:span><text:span text:style-name="T4">ما الحياة إلا هذه الحياة التي نحن فيها، وما نحن بمبعوثين بعد موتنا</text:span><text:span text:style-name="T3">.</text:span></text:p>
      <text:p text:style-name="P1"><text:span text:style-name="T4">وَلَوْ تَرَى إِذْ وُقِفُوا عَلَى رَبِّهِمْ قَالَ أَلَيْسَ هَذَا بِالْحَقِّ قَالُوا بَلَى وَرَبِّنَا قَالَ فَذُوقُوا الْعَذَابَ بِمَا كُنْتُمْ تَكْفُرُونَ </text:span><text:span text:style-name="T3">(30) </text:span></text:p>
      <text:p text:style-name="P1"><text:span text:style-name="T4">ولو ترى </text:span><text:span text:style-name="T3">-</text:span><text:span text:style-name="T4">أيها الرسول</text:span><text:span text:style-name="T3">- </text:span><text:span text:style-name="T4">منكري البعث إذ حُبسوا بين يدي الله تعالى لقضائه فيهم يوم القيامة، لرأيت أسوأ حال، إذ يقول الله جل وعلا أليس هذا بالحق، أي</text:span><text:span text:style-name="T3">: </text:span><text:span text:style-name="T4">أليس هذا البعث الذي كنتم تنكرونه في الدنيا حقًّا؟ قالوا</text:span><text:span text:style-name="T3">: </text:span><text:span text:style-name="T4">بلى وربنا إنه لحق، قال الله تعالى</text:span><text:span text:style-name="T3">: </text:span><text:span text:style-name="T4">فذوقوا العذاب بما كنتم تكفرون أي</text:span><text:span text:style-name="T3">: </text:span><text:span text:style-name="T4">العذاب الذي كنتم تكذبون به في الدنيا بسبب جحودكم بالله تعالى ورسوله محمد صلى الله عليه وسلم</text:span><text:span text:style-name="T3">.</text:span></text:p>
      <text:p text:style-name="P1"><text:span text:style-name="T4">قَدْ خَسِرَ الَّذِينَ كَذَّبُوا بِلِقَاءِ اللَّهِ حَتَّى إِذَا جَاءَتْهُمُ السَّاعَةُ بَغْتَةً قَالُوا يَاحَسْرَتَنَا عَلَى مَا فَرَّطْنَا فِيهَا وَهُمْ يَحْمِلُونَ أَوْزَارَهُمْ عَلَى ظُهُورِهِمْ أَلَا سَاءَ مَا يَزِرُونَ </text:span><text:span text:style-name="T3">(31) </text:span></text:p>
      <text:p text:style-name="P1"><text:span text:style-name="T4">قد خسر الكفار الذين أنكروا البعث بعد الموت، حتى إذا قامت القيامة، وفوجئوا بسوء المصير، نادَوا على أنفسهم بالحسرة على ما ضيَّعوه في حياتهم الدنيا، وهم يحملون آثامهم على ظهورهم، فما أسوأ الأحمال الثقيلة السيئة التي يحملونها</text:span><text:span text:style-name="T3">!!</text:span></text:p>
      <text:p text:style-name="P1"><text:span text:style-name="T4">وَمَا الْحَيَاةُ الدُّنْيَا إِلَّا لَعِبٌ وَلَهْوٌ وَلَلدَّارُ الْآخِرَةُ خَيْرٌ لِلَّذِينَ يَتَّقُونَ أَفَلَا تَعْقِلُونَ </text:span><text:span text:style-name="T3">(32) </text:span></text:p>
      <text:p text:style-name="P1"><text:soft-page-break/><text:span text:style-name="T4">وما الحياة الدنيا في غالب أحوالها إلا غرور وباطل، والعمل الصالح للدار الآخرة خير للذين يخشون الله، فيتقون عذابه بطاعته واجتناب معاصيه</text:span><text:span text:style-name="T3">. </text:span><text:span text:style-name="T4">أفلا تعقلون </text:span><text:span text:style-name="T3">-</text:span><text:span text:style-name="T4">أيها المشركون المغترون بزينة الحياة الدنيا</text:span><text:span text:style-name="T3">- </text:span><text:span text:style-name="T4">فتقدِّموا ما يبقى على ما يفنى؟</text:span></text:p>
      <text:p text:style-name="P1"><text:span text:style-name="T4">قَدْ نَعْلَمُ إِنَّهُ لَيَحْزُنُكَ الَّذِي يَقُولُونَ فَإِنَّهُمْ لَا يُكَذِّبُونَكَ وَلَكِنَّ الظَّالِمِينَ بِآيَاتِ اللَّهِ يَجْحَدُونَ </text:span><text:span text:style-name="T3">(33) </text:span></text:p>
      <text:p text:style-name="P1"><text:span text:style-name="T4">إنا نعلم إنه ليُدْخل الحزنَ إلى قلبك تكذيبُ قومك لك في الظاهر، فاصبر واطمئن</text:span><text:span text:style-name="T3">; </text:span><text:span text:style-name="T4">فإنهم لا يكذبونك في قرارة أنفسهم، بل يعتقدون صدقك، ولكنهم لظلمهم وعدوانهم يجحدون البراهين الواضحة على صدقك، فيكذبونك فيما جئت به</text:span><text:span text:style-name="T3">.</text:span></text:p>
      <text:p text:style-name="P1"><text:span text:style-name="T4">وَلَقَدْ كُذِّبَتْ رُسُلٌ مِنْ قَبْلِكَ فَصَبَرُوا عَلَى مَا كُذِّبُوا وَأُوذُوا حَتَّى أَتَاهُمْ نَصْرُنَا وَلَا مُبَدِّلَ لِكَلِمَاتِ اللَّهِ وَلَقَدْ جَاءَكَ مِنْ نَبَإِ الْمُرْسَلِينَ </text:span><text:span text:style-name="T3">(34) </text:span></text:p>
      <text:p text:style-name="P1"><text:span text:style-name="T4">ولقد كذَّب الكفارُ رسلا من قبلك أرسلهم الله تعالى إلى أممهم وأوذوا في سبيله، فصبروا على ذلك ومضوا في دعوتهم وجهادهم حتى أتاهم نصر الله</text:span><text:span text:style-name="T3">. </text:span><text:span text:style-name="T4">ولا مبدل لكلمات الله، وهي ما أنزل على نبيه محمد صلى الله عليه وسلم مِن وعده إياه بالنصر على مَن عاداه</text:span><text:span text:style-name="T3">. </text:span><text:span text:style-name="T4">ولقد جاءك </text:span><text:span text:style-name="T3">-</text:span><text:span text:style-name="T4">أيها الرسول</text:span><text:span text:style-name="T3">- </text:span><text:span text:style-name="T4">مِن خبر مَن كان قبلك من الرسل، وما تحقق لهم من نصر الله، وما جرى على مكذبيهم من نقمة الله منهم وغضبه عليهم، فلك فيمن تقدم من الرسل أسوة وقدوة</text:span><text:span text:style-name="T3">. </text:span><text:span text:style-name="T4">وفي هذا تسلية للرسول صلى الله عليه وسلم</text:span><text:span text:style-name="T3">.</text:span></text:p>
      <text:p text:style-name="P1"><text:span text:style-name="T4">وَإِنْ كَانَ كَبُرَ عَلَيْكَ إِعْرَاضُهُمْ فَإِنِ اسْتَطَعْتَ أَنْ تَبْتَغِيَ نَفَقًا فِي الْأَرْضِ أَوْ سُلَّمًا فِي السَّمَاءِ فَتَأْتِيَهُمْ بِآيَةٍ وَلَوْ شَاءَ اللَّهُ لَجَمَعَهُمْ عَلَى الْهُدَى فَلَا تَكُونَنَّ مِنَ الْجَاهِلِينَ </text:span><text:span text:style-name="T3">(35) </text:span></text:p>
      <text:p text:style-name="P1"><text:span text:style-name="T4">وإن كان عَظُمَ عليك </text:span><text:span text:style-name="T3">-</text:span><text:span text:style-name="T4">أيها الرسول</text:span><text:span text:style-name="T3">- </text:span><text:span text:style-name="T4">صدود هؤلاء المشركين وانصرافهم عن الاستجابة لدعوتك، فإن استطعت أن تتخذ نفقًا في الأرض، أو مصعدًا تصعد فيه إلى السماء، فتأتيهم بعلامة وبرهان على صحة قولك غير الذي جئناهم به فافعل</text:span><text:span text:style-name="T3">. </text:span><text:span text:style-name="T4">ولو شاء الله لَجَمعهم على الهدى الذي أنتم عليه ووفَّقهم للإيمان، ولكن لم يشأ ذلك لحكمة يعلمها سبحانه، فلا تكونن </text:span><text:span text:style-name="T3">-</text:span><text:span text:style-name="T4">أيها الرسول</text:span><text:span text:style-name="T3">- </text:span><text:span text:style-name="T4">من الجاهلين الذين اشتد حزنهم، وتحسَّروا حتى أوصلهم ذلك إلى الجزع الشديد</text:span><text:span text:style-name="T3">.</text:span></text:p>
      <text:p text:style-name="P1"><text:span text:style-name="T4">إِنَّمَا يَسْتَجِيبُ الَّذِينَ يَسْمَعُونَ وَالْمَوْتَى يَبْعَثُهُمُ اللَّهُ ثُمَّ إِلَيْهِ يُرْجَعُونَ </text:span><text:span text:style-name="T3">(36) </text:span></text:p>
      <text:p text:style-name="P1"><text:span text:style-name="T4">إنما يجيبك </text:span><text:span text:style-name="T3">-</text:span><text:span text:style-name="T4">أيها الرسول</text:span><text:span text:style-name="T3">- </text:span><text:span text:style-name="T4">إلى ما دعوت إليه من الهدى الذين يسمعون الكلام سماع قبول</text:span><text:span text:style-name="T3">. </text:span><text:span text:style-name="T4">أما الكفار فهم في عداد الموتى</text:span><text:span text:style-name="T3">; </text:span><text:span text:style-name="T4">لأن الحياة الحقيقية إنما تكون بالإسلام</text:span><text:span text:style-name="T3">. </text:span><text:span text:style-name="T4">والموتى يخرجهم الله من قبورهم أحياء، ثم يعودون إليه يوم القيامة ليوفوا حسابهم وجزاءهم</text:span><text:span text:style-name="T3">.</text:span></text:p>
      <text:p text:style-name="P1"><text:span text:style-name="T4">وَقَالُوا لَوْلَا نُزِّلَ عَلَيْهِ آيَةٌ مِنْ رَبِّهِ قُلْ إِنَّ اللَّهَ قَادِرٌ عَلَى أَنْ يُنَزِّلَ آيَةً وَلَكِنَّ أَكْثَرَهُمْ لَا يَعْلَمُونَ </text:span><text:span text:style-name="T3">(37) </text:span></text:p>
      <text:p text:style-name="P1"><text:soft-page-break/><text:span text:style-name="T4">وقال المشركون </text:span><text:span text:style-name="T3">-</text:span><text:span text:style-name="T4">تعنتًا واستكبارًا</text:span><text:span text:style-name="T3">-: </text:span><text:span text:style-name="T4">هلا أنزل الله علامة تدل على صدق محمد صلى الله عليه وسلم من نوع العلامات الخارقة، قل لهم </text:span><text:span text:style-name="T3">-</text:span><text:span text:style-name="T4">أيها الرسول</text:span><text:span text:style-name="T3">-: </text:span><text:span text:style-name="T4">إن الله قادر على أن ينزل عليهم آية، ولكن أكثرهم لا يعلمون أن إنزال الآيات إنما يكون وَفْق حكمته تعالى</text:span><text:span text:style-name="T3">.</text:span></text:p>
      <text:p text:style-name="P1"><text:span text:style-name="T4">وَمَا مِنْ دَابَّةٍ فِي الْأَرْضِ وَلَا طَائِرٍ يَطِيرُ بِجَنَاحَيْهِ إِلَّا أُمَمٌ أَمْثَالُكُمْ مَا فَرَّطْنَا فِي الْكِتَابِ مِنْ شَيْءٍ ثُمَّ إِلَى رَبِّهِمْ يُحْشَرُونَ </text:span><text:span text:style-name="T3">(38) </text:span></text:p>
      <text:p text:style-name="P1"><text:span text:style-name="T4">ليس في الأرض حيوان يَدِبُّ على الأرض أو طائر يطير في السماء بجناحيه إلا جماعات متجانسة الخلق مثلكم</text:span><text:span text:style-name="T3">. </text:span><text:span text:style-name="T4">ما تركنا في اللوح المحفوظ شيئًا إلا أثبتناه، ثم إنهم إلى ربهم يحشرون يوم القيامة، فيحاسب الله كلا بما عمل</text:span><text:span text:style-name="T3">.</text:span></text:p>
      <text:p text:style-name="P1"><text:span text:style-name="T4">وَالَّذِينَ كَذَّبُوا بِآيَاتِنَا صُمٌّ وَبُكْمٌ فِي الظُّلُمَاتِ مَنْ يَشَإِ اللَّهُ يُضْلِلْهُ وَمَنْ يَشَأْ يَجْعَلْهُ عَلَى صِرَاطٍ مُسْتَقِيمٍ </text:span><text:span text:style-name="T3">(39) </text:span></text:p>
      <text:p text:style-name="P1"><text:span text:style-name="T4">والذين كذبوا بحجج الله تعالى صمٌّ لا يسمعون ما ينفعهم، بُكْمٌ لا يتكلمون بالحق، فهم حائرون في الظلمات، لم يختاروا طريقة الاستقامة</text:span><text:span text:style-name="T3">. </text:span><text:span text:style-name="T4">من يشأ الله إضلاله يضلله، ومن يشأ هدايته يجعله على صراط مستقيم</text:span><text:span text:style-name="T3">.</text:span></text:p>
      <text:p text:style-name="P1"><text:span text:style-name="T4">قُلْ أَرَأَيْتَكُمْ إِنْ أَتَاكُمْ عَذَابُ اللَّهِ أَوْ أَتَتْكُمُ السَّاعَةُ أَغَيْرَ اللَّهِ تَدْعُونَ إِنْ كُنْتُمْ صَادِقِينَ </text:span><text:span text:style-name="T3">(40)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أخبروني إن جاءكم عذاب الله في الدنيا أو جاءتكم الساعة التي تبعثون فيها</text:span><text:span text:style-name="T3">: </text:span><text:span text:style-name="T4">أغير الله تدعون هناك لكشف ما نزل بكم من البلاء، إن كنتم محقين في زعمكم أن آلهتكم التي تعبدونها من دون الله تنفع أو تضر؟</text:span></text:p>
      <text:p text:style-name="P1"><text:span text:style-name="T4">بَلْ إِيَّاهُ تَدْعُونَ فَيَكْشِفُ مَا تَدْعُونَ إِلَيْهِ إِنْ شَاءَ وَتَنْسَوْنَ مَا تُشْرِكُونَ </text:span><text:span text:style-name="T3">(41) </text:span></text:p>
      <text:p text:style-name="P1"><text:span text:style-name="T4">بل تدعون </text:span><text:span text:style-name="T3">-</text:span><text:span text:style-name="T4">هناك</text:span><text:span text:style-name="T3">- </text:span><text:span text:style-name="T4">ربكم الذي خلقكم لا غيره، وتستغيثون به، فيفرج عنكم البلاء العظيم النازل بكم إن شاء</text:span><text:span text:style-name="T3">; </text:span><text:span text:style-name="T4">لأنه القادر على كل شيء، وتتركون حينئذ أصنامكم وأوثانكم وأولياءكم</text:span><text:span text:style-name="T3">.</text:span></text:p>
      <text:p text:style-name="P1"><text:span text:style-name="T4">وَلَقَدْ أَرْسَلْنَا إِلَى أُمَمٍ مِنْ قَبْلِكَ فَأَخَذْنَاهُمْ بِالْبَأْسَاءِ وَالضَّرَّاءِ لَعَلَّهُمْ يَتَضَرَّعُونَ </text:span><text:span text:style-name="T3">(42) </text:span></text:p>
      <text:p text:style-name="P1"><text:span text:style-name="T4">ولقد بعثنا </text:span><text:span text:style-name="T3">-</text:span><text:span text:style-name="T4">أيها الرسول</text:span><text:span text:style-name="T3">- </text:span><text:span text:style-name="T4">إلى جماعات من الناس من قبلك رسلا يدعونهم إلى الله تعالى، فكذَّبوهم، فابتليناهم في أموالهم بشدة الفقر وضيق المعيشة، وابتليناهم في أجسامهم بالأمراض والآلام</text:span><text:span text:style-name="T3">; </text:span><text:span text:style-name="T4">رجاء أن يتذللوا لربهم، ويخضعوا له وحده بالعبادة</text:span><text:span text:style-name="T3">.</text:span></text:p>
      <text:p text:style-name="P1"><text:span text:style-name="T4">فَلَوْلَا إِذْ جَاءَهُمْ بَأْسُنَا تَضَرَّعُوا وَلَكِنْ قَسَتْ قُلُوبُهُمْ وَزَيَّنَ لَهُمُ الشَّيْطَانُ مَا كَانُوا يَعْمَلُونَ </text:span><text:span text:style-name="T3">(43) </text:span></text:p>
      <text:p text:style-name="P1"><text:span text:style-name="T4">فهلا إذ جاء هذه الأمم المكذبة بلاؤنا تذللوا لنا، ولكن قست قلوبهم، وزيَّن لهم الشيطان ما كانوا يعملون من المعاصي، ويأتون من الشرك</text:span><text:span text:style-name="T3">.</text:span></text:p>
      <text:p text:style-name="P1"><text:soft-page-break/><text:span text:style-name="T4">فَلَمَّا نَسُوا مَا ذُكِّرُوا بِهِ فَتَحْنَا عَلَيْهِمْ أَبْوَابَ كُلِّ شَيْءٍ حَتَّى إِذَا فَرِحُوا بِمَا أُوتُوا أَخَذْنَاهُمْ بَغْتَةً فَإِذَا هُمْ مُبْلِسُونَ </text:span><text:span text:style-name="T3">(44) </text:span></text:p>
      <text:p text:style-name="P1"><text:span text:style-name="T4">فلما تركوا العمل بأوامر الله تعالى معرضين عنها، فتحنا عليهم أبواب كل شيء من الرزق فأبدلناهم بالبأساء رخاءً في العيش، وبالضراء صحة في الأجسام</text:span><text:span text:style-name="T3">; </text:span><text:span text:style-name="T4">استدراجا منا لهم، حتى إذا بطروا، وأعجبوا بما أعطيناهم من الخير والنعمة أخذناهم بالعذاب فجأة، فإذا هم آيسون منقطعون من كل خير</text:span><text:span text:style-name="T3">.</text:span></text:p>
      <text:p text:style-name="P1"><text:span text:style-name="T4">فَقُطِعَ دَابِرُ الْقَوْمِ الَّذِينَ ظَلَمُوا وَالْحَمْدُ لِلَّهِ رَبِّ الْعَالَمِينَ </text:span><text:span text:style-name="T3">(45) </text:span></text:p>
      <text:p text:style-name="P1"><text:span text:style-name="T4">فاستؤصل هؤلاء القوم وأُهلكوا إذ كفروا بالله وكذَّبوا رسله، فلم يبق منهم أحد</text:span><text:span text:style-name="T3">. </text:span><text:span text:style-name="T4">والشكر والثناء لله تعالى </text:span><text:span text:style-name="T3">-</text:span><text:span text:style-name="T4">خالق كل شيء ومالكه</text:span><text:span text:style-name="T3">- </text:span><text:span text:style-name="T4">على نصرة أوليائه وهلاك أعدائه</text:span><text:span text:style-name="T3">.</text:span></text:p>
      <text:p text:style-name="P1"><text:span text:style-name="T4">قُلْ أَرَأَيْتُمْ إِنْ أَخَذَ اللَّهُ سَمْعَكُمْ وَأَبْصَارَكُمْ وَخَتَمَ عَلَى قُلُوبِكُمْ مَنْ إِلَهٌ غَيْرُ اللَّهِ يَأْتِيكُمْ بِهِ انْظُرْ كَيْفَ نُصَرِّفُ الْآيَاتِ ثُمَّ هُمْ يَصْدِفُونَ </text:span><text:span text:style-name="T3">(46)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أخبروني إن أذهب الله سمعكم فأصمَّكم، وذهب بأبصاركم فأعماكم، وطبع على قلوبكم فأصبحتم لا تفقهون قولا أيُّ إله غير الله جل وعلا يقدر على ردِّ ذلك لكم؟</text:span><text:span text:style-name="T3">! </text:span><text:span text:style-name="T4">انظر </text:span><text:span text:style-name="T3">-</text:span><text:span text:style-name="T4">أيها الرسول</text:span><text:span text:style-name="T3">- </text:span><text:span text:style-name="T4">كيف ننوِّع لهم الحجج، ثم هم بعد ذلك يعرضون عن التذكر والاعتبار؟</text:span></text:p>
      <text:p text:style-name="P1"><text:span text:style-name="T4">قُلْ أَرَأَيْتَكُمْ إِنْ أَتَاكُمْ عَذَابُ اللَّهِ بَغْتَةً أَوْ جَهْرَةً هَلْ يُهْلَكُ إِلَّا الْقَوْمُ الظَّالِمُونَ </text:span><text:span text:style-name="T3">(47)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أخبروني إن نزل بكم عقاب الله فجأة وأنتم لا تشعرون به، أو ظاهرًا عِيانًا وأنتم تنظرون إليه</text:span><text:span text:style-name="T3">: </text:span><text:span text:style-name="T4">هل يُهلك إلا القوم الظالمون الذين تجاوزوا الحد، بصرفهم العبادة لغير الله تعالى وبتكذيبهم رسله؟</text:span></text:p>
      <text:p text:style-name="P1"><text:span text:style-name="T4">وَمَا نُرْسِلُ الْمُرْسَلِينَ إِلَّا مُبَشِّرِينَ وَمُنْذِرِينَ فَمَنْ آمَنَ وَأَصْلَحَ فَلَا خَوْفٌ عَلَيْهِمْ وَلَا هُمْ يَحْزَنُونَ </text:span><text:span text:style-name="T3">(48) </text:span></text:p>
      <text:p text:style-name="P1"><text:span text:style-name="T4">وما نرسل رسلنا إلا مبشرين أهل طاعتنا بالنعيم المقيم، ومنذرين أهل المعصية بالعذاب الأليم، فمن آمن وصدَّق الرسل وعمل صالحًا فأولئك لا يخافون عند لقاء ربهم، ولا يحزنون على شيء فاتهم من حظوظ الدنيا</text:span><text:span text:style-name="T3">.</text:span></text:p>
      <text:p text:style-name="P1"><text:span text:style-name="T4">وَالَّذِينَ كَذَّبُوا بِآيَاتِنَا يَمَسُّهُمُ الْعَذَابُ بِمَا كَانُوا يَفْسُقُونَ </text:span><text:span text:style-name="T3">(49) </text:span></text:p>
      <text:p text:style-name="P1"><text:span text:style-name="T4">والذين كذَّبوا بآياتنا من القرآن والمعجزات فأولئك يصيبهم العذاب يوم القيامة، بسبب كفرهم وخروجهم عن طاعة الله تعالى</text:span><text:span text:style-name="T3">.</text:span></text:p>
      <text:p text:style-name="P1"><text:span text:style-name="T4">قُلْ لَا أَقُولُ لَكُمْ عِنْدِي خَزَائِنُ اللَّهِ وَلَا أَعْلَمُ الْغَيْبَ وَلَا أَقُولُ لَكُمْ إِنِّي مَلَكٌ إِنْ أَتَّبِعُ إِلَّا مَا يُوحَى إِلَيَّ قُلْ هَلْ يَسْتَوِي الْأَعْمَى وَالْبَصِيرُ أَفَلَا تَتَفَكَّرُونَ </text:span><text:span text:style-name="T3">(50) </text:span></text:p>
      <text:p text:style-name="P1"><text:soft-page-break/><text:span text:style-name="T4">قل </text:span><text:span text:style-name="T3">-</text:span><text:span text:style-name="T4">أيها الرسول</text:span><text:span text:style-name="T3">- </text:span><text:span text:style-name="T4">لهؤلاء المشركين</text:span><text:span text:style-name="T3">: </text:span><text:span text:style-name="T4">إني لا أدَّعي أني أملك خزائن السموات والأرض، فأتصرف فيها، ولا أدَّعي أني أعلم الغيب، ولا أدَّعي أني ملك، وإنما أنا رسول من عند الله، أتبع ما يوحى إليَّ، وأبلِّغ وحيه إلى الناس، قل </text:span><text:span text:style-name="T3">-</text:span><text:span text:style-name="T4">أيها الرسول</text:span><text:span text:style-name="T3">- </text:span><text:span text:style-name="T4">لهؤلاء المشركين</text:span><text:span text:style-name="T3">: </text:span><text:span text:style-name="T4">هل يستوي الكافر الذي عَمِي عن آيات الله تعالى فلم يؤمن بها والمؤمن الذي أبصر آيات الله فآمن بها؟ أفلا تتفكرون في آيات الله</text:span><text:span text:style-name="T3">; </text:span><text:span text:style-name="T4">لتبصروا الحق فتؤمنوا به؟</text:span></text:p>
      <text:p text:style-name="P1"><text:span text:style-name="T4">وَأَنْذِرْ بِهِ الَّذِينَ يَخَافُونَ أَنْ يُحْشَرُوا إِلَى رَبِّهِمْ لَيْسَ لَهُمْ مِنْ دُونِهِ وَلِيٌّ وَلَا شَفِيعٌ لَعَلَّهُمْ يَتَّقُونَ </text:span><text:span text:style-name="T3">(51) </text:span></text:p>
      <text:p text:style-name="P1"><text:span text:style-name="T4">وخوِّف </text:span><text:span text:style-name="T3">-</text:span><text:span text:style-name="T4">أيها النبي</text:span><text:span text:style-name="T3">- </text:span><text:span text:style-name="T4">بالقرآن الذين يعلمون أنهم يُحشرون إلى ربهم، فهم مصدِّقون بوعد الله ووعيده، ليس لهم غير الله وليّ ينصرهم، ولا شفيع يشفع لهم عنده تعالى، فيخلصهم من عذابه</text:span><text:span text:style-name="T3">; </text:span><text:span text:style-name="T4">لعلهم يتقون الله تعالى بفعل الأوامر واجتناب النواهي</text:span><text:span text:style-name="T3">.</text:span></text:p>
      <text:p text:style-name="P1"><text:span text:style-name="T4">وَلَا تَطْرُدِ الَّذِينَ يَدْعُونَ رَبَّهُمْ بِالْغَدَاةِ وَالْعَشِيِّ يُرِيدُونَ وَجْهَهُ مَا عَلَيْكَ مِنْ حِسَابِهِمْ مِنْ شَيْءٍ وَمَا مِنْ حِسَابِكَ عَلَيْهِمْ مِنْ شَيْءٍ فَتَطْرُدَهُمْ فَتَكُونَ مِنَ الظَّالِمِينَ </text:span><text:span text:style-name="T3">(52) </text:span></text:p>
      <text:p text:style-name="P1"><text:span text:style-name="T4">ولا تُبْعد </text:span><text:span text:style-name="T3">-</text:span><text:span text:style-name="T4">أيها النبي</text:span><text:span text:style-name="T3">- </text:span><text:span text:style-name="T4">عن مجالستك ضعفاء المسلمين الذين يعبدون ربهم أول النهار وآخره، يريدون بأعمالهم الصالحة وجه الله، ما عليك من حساب هؤلاء الفقراء من شيء، إنما حسابهم على الله، وليس عليهم شيء من حسابك، فإن أبعدتهم فإنك تكون من المتجاوزين حدود الله، الذين يضعون الشيء في غير موضعه</text:span><text:span text:style-name="T3">.</text:span></text:p>
      <text:p text:style-name="P1"><text:span text:style-name="T4">وَكَذَلِكَ فَتَنَّا بَعْضَهُمْ بِبَعْضٍ لِيَقُولُوا أَهَؤُلَاءِ مَنَّ اللَّهُ عَلَيْهِمْ مِنْ بَيْنِنَا أَلَيْسَ اللَّهُ بِأَعْلَمَ بِالشَّاكِرِينَ </text:span><text:span text:style-name="T3">(53) </text:span></text:p>
      <text:p text:style-name="P1"><text:span text:style-name="T4">وكذلك ابتلى الله تعالى بعض عباده ببعض بتباين حظوظهم من الأرزاق والأخلاق، فجعل بعضهم غنيًّا وبعضهم فقيرًا، وبعضهم قويًّا وبعضهم ضعيفًا، فأحوج بعضهم إلى بعض اختبارًا منه لهم بذلك</text:span><text:span text:style-name="T3">; </text:span><text:span text:style-name="T4">ليقول الكافرون الأغنياء</text:span><text:span text:style-name="T3">: </text:span><text:span text:style-name="T4">أهؤلاء الضعفاء مَنَّ الله عليهم بالهداية إلى الإسلام مِن بيننا؟ أليس الله تعالى بأعلم بمن يشكرون نعمته، فيوفقهم إلى الهداية لدينه؟</text:span></text:p>
      <text:p text:style-name="P1"><text:span text:style-name="T4">وَإِذَا جَاءَكَ الَّذِينَ يُؤْمِنُونَ بِآيَاتِنَا فَقُلْ سَلَامٌ عَلَيْكُمْ كَتَبَ رَبُّكُمْ عَلَى نَفْسِهِ الرَّحْمَةَ أَنَّهُ مَنْ عَمِلَ مِنْكُمْ سُوءًا بِجَهَالَةٍ ثُمَّ تَابَ مِنْ بَعْدِهِ وَأَصْلَحَ فَأَنَّهُ غَفُورٌ رَحِيمٌ </text:span><text:span text:style-name="T3">(54) </text:span></text:p>
      <text:p text:style-name="P1"><text:span text:style-name="T4">وإذا جاءك </text:span><text:span text:style-name="T3">-</text:span><text:span text:style-name="T4">أيها النبي</text:span><text:span text:style-name="T3">- </text:span><text:span text:style-name="T4">الذين صَدَّقوا بآيات الله الشاهدة على صدقك من القرآن وغيره مستفتين عن التوبة من ذنوبهم السابقة، فأكرِمْهم بردِّ السلام عليهم، وبَشِّرهم برحمة الله الواسعة</text:span><text:span text:style-name="T3">; </text:span><text:span text:style-name="T4">فإنه جلَّ وعلا قد كتب على نفسه الرحمة بعباده تفضلا أنه من اقترف ذنبًا بجهالة منه لعاقبتها وإيجابها لسخط الله </text:span><text:span text:style-name="T3">-</text:span><text:span text:style-name="T4">فكل عاص لله مخطئًا أو متعمدًا فهو جاهل بهذا الاعتبار وإن كان عالمًا بالتحريم</text:span><text:span text:style-name="T3">- </text:span><text:span text:style-name="T4">ثم تاب من بعده وداوم على العمل الصالح، فإنه تعالى يغفر ذنبه، فهو غفور لعباده التائبين، رحيم بهم</text:span><text:span text:style-name="T3">.</text:span></text:p>
      <text:p text:style-name="P1"><text:span text:style-name="T4">وَكَذَلِكَ نُفَصِّلُ الْآيَاتِ وَلِتَسْتَبِينَ سَبِيلُ الْمُجْرِمِينَ </text:span><text:span text:style-name="T3">(55) </text:span></text:p>
      <text:p text:style-name="P1"><text:soft-page-break/><text:span text:style-name="T4">ومثل هذا البيان الذي بيَّنَّاه لك </text:span><text:span text:style-name="T3">-</text:span><text:span text:style-name="T4">أيها الرسول</text:span><text:span text:style-name="T3">- </text:span><text:span text:style-name="T4">نبيِّن الحجج الواضحة على كل حق ينكره أهل الباطل</text:span><text:span text:style-name="T3">; </text:span><text:span text:style-name="T4">ليتبين الحق، وليظهر طريق أهل الباطل المخالفين للرسل</text:span><text:span text:style-name="T3">.</text:span></text:p>
      <text:p text:style-name="P1"><text:span text:style-name="T4">قُلْ إِنِّي نُهِيتُ أَنْ أَعْبُدَ الَّذِينَ تَدْعُونَ مِنْ دُونِ اللَّهِ قُلْ لَا أَتَّبِعُ أَهْوَاءَكُمْ قَدْ ضَلَلْتُ إِذًا وَمَا أَنَا مِنَ الْمُهْتَدِينَ </text:span><text:span text:style-name="T3">(56)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إن الله عز وجل نهاني أن أعبد الأوثان التي تعبدونها من دونه، وقل لهم</text:span><text:span text:style-name="T3">: </text:span><text:span text:style-name="T4">لا أتبع أهواءكم قد ضللت عن الصراط المستقيم إن اتبعت أهواءَكم، وما أنا من المهتدين</text:span><text:span text:style-name="T3">.</text:span></text:p>
      <text:p text:style-name="P1"><text:span text:style-name="T4">قُلْ إِنِّي عَلَى بَيِّنَةٍ مِنْ رَبِّي وَكَذَّبْتُمْ بِهِ مَا عِنْدِي مَا تَسْتَعْجِلُونَ بِهِ إِنِ الْحُكْمُ إِلَّا لِلَّهِ يَقُصُّ الْحَقَّ وَهُوَ خَيْرُ الْفَاصِلِينَ </text:span><text:span text:style-name="T3">(57) </text:span></text:p>
      <text:p text:style-name="P1"><text:span text:style-name="T4">قل </text:span><text:span text:style-name="T3">-</text:span><text:span text:style-name="T4">أيها الرسول لهؤلاء المشركين</text:span><text:span text:style-name="T3">-: </text:span><text:span text:style-name="T4">إني على بصيرة واضحة من شريعة الله التي أوحاها إليَّ، وذلك بإفراده وحده بالعبادة، وقد كذَّبتم بهذا، وليس في قدرتي إنزال العذاب الذي تستعجلون به، وما الحكم في تأخر ذلك إلا إلى الله تعالى، يقصُّ الحقَّ، وهو خير مَن يفصل بين الحق والباطل بقضائه وحكمه</text:span><text:span text:style-name="T3">.</text:span></text:p>
      <text:p text:style-name="P1"><text:span text:style-name="T4">قُلْ لَوْ أَنَّ عِنْدِي مَا تَسْتَعْجِلُونَ بِهِ لَقُضِيَ الْأَمْرُ بَيْنِي وَبَيْنَكُمْ وَاللَّهُ أَعْلَمُ بِالظَّالِمِينَ </text:span><text:span text:style-name="T3">(58) </text:span></text:p>
      <text:p text:style-name="P1"><text:span text:style-name="T4">قل </text:span><text:span text:style-name="T3">-</text:span><text:span text:style-name="T4">أيها الرسول</text:span><text:span text:style-name="T3">-: </text:span><text:span text:style-name="T4">لو أنني أملك إنزال العذاب الذي تستحجلونه لأنزلته بكم، وقضي الأمر بيني وبينكم، ولكن ذلك إلى الله تعالى، وهو أعلم بالظالمين الذين تجاوزوا حدَّهم فأشركوا معه غيره</text:span><text:span text:style-name="T3">.</text:span></text:p>
      <text:p text:style-name="P1"><text:span text:style-name="T4">وَعِنْدَهُ مَفَاتِحُ الْغَيْبِ لَا يَعْلَمُهَا إِلَّا هُوَ وَيَعْلَمُ مَا فِي الْبَرِّ وَالْبَحْرِ وَمَا تَسْقُطُ مِنْ وَرَقَةٍ إِلَّا يَعْلَمُهَا وَلَا حَبَّةٍ فِي ظُلُمَاتِ الْأَرْضِ وَلَا رَطْبٍ وَلَا يَابِسٍ إِلَّا فِي كِتَابٍ مُبِينٍ </text:span><text:span text:style-name="T3">(59) </text:span></text:p>
      <text:p text:style-name="P1"><text:span text:style-name="T4">وعند الله </text:span><text:span text:style-name="T3">-</text:span><text:span text:style-name="T4">جل وعلا</text:span><text:span text:style-name="T3">- </text:span><text:span text:style-name="T4">مفاتح الغيب أي</text:span><text:span text:style-name="T3">: </text:span><text:span text:style-name="T4">خزائن الغيب، لا يعلمها إلا هو، ومنها</text:span><text:span text:style-name="T3">: </text:span><text:span text:style-name="T4">علم الساعة، ونزول الغيث، وما في الأرحام، والكسب في المستقبل، ومكان موت الإنسان، ويعلم كل ما في البر والبحر، وما تسقط من ورقة من نبتة إلا يعلمها، فكل حبة في خفايا الأرض، وكل رطب ويابس، مثبت في كتاب واضح لا لَبْس فيه، وهو اللوح المحفوظ</text:span><text:span text:style-name="T3">.</text:span></text:p>
      <text:p text:style-name="P1"><text:span text:style-name="T4">وَهُوَ الَّذِي يَتَوَفَّاكُمْ بِاللَّيْلِ وَيَعْلَمُ مَا جَرَحْتُمْ بِالنَّهَارِ ثُمَّ يَبْعَثُكُمْ فِيهِ لِيُقْضَى أَجَلٌ مُسَمًّى ثُمَّ إِلَيْهِ مَرْجِعُكُمْ ثُمَّ يُنَبِّئُكُمْ بِمَا كُنْتُمْ تَعْمَلُونَ </text:span><text:span text:style-name="T3">(60) </text:span></text:p>
      <text:p text:style-name="P1"><text:span text:style-name="T4">وهو سبحانه الذي يقبض أرواحكم بالليل بما يشبه قبضها عند الموت، ويعلم ما اكتسبتم في النهار من الأعمال، ثم يعيد أرواحكم إلى أجسامكم باليقظة من النوم نهارًا بما يشبه الأحياء بعد الموت</text:span><text:span text:style-name="T3">; </text:span><text:span text:style-name="T4">لتُقضى آجالكم المحددة في الدنيا، ثم إلى الله تعالى معادكم بعد بعثكم من قبوركم أحياءً، ثم يخبركم بما كنتم تعملون في حياتكم الدنيا، ثم يجازيكم بذلك</text:span><text:span text:style-name="T3">.</text:span></text:p>
      <text:p text:style-name="P1"><text:soft-page-break/><text:span text:style-name="T4">وَهُوَ الْقَاهِرُ فَوْقَ عِبَادِهِ وَيُرْسِلُ عَلَيْكُمْ حَفَظَةً حَتَّى إِذَا جَاءَ أَحَدَكُمُ الْمَوْتُ تَوَفَّتْهُ رُسُلُنَا وَهُمْ لَا يُفَرِّطُونَ </text:span><text:span text:style-name="T3">(61) </text:span></text:p>
      <text:p text:style-name="P1"><text:span text:style-name="T4">والله تعالى هو القاهر فوق عباده، فوقية مطلقة من كل وجه، تليق بجلاله سبحانه وتعالى</text:span><text:span text:style-name="T3">. </text:span><text:span text:style-name="T4">كل شيء خاضع لجلاله وعظمته، ويرسل على عباده ملائكة، يحفظون أعمالهم ويُحْصونها، حتى إذا نزل الموت بأحدهم قبض روحَه مَلكُ الموت وأعوانه، وهم لا يضيعون ما أُمروا به</text:span><text:span text:style-name="T3">.</text:span></text:p>
      <text:p text:style-name="P1"><text:span text:style-name="T4">ثُمَّ رُدُّوا إِلَى اللَّهِ مَوْلَاهُمُ الْحَقِّ أَلَا لَهُ الْحُكْمُ وَهُوَ أَسْرَعُ الْحَاسِبِينَ </text:span><text:span text:style-name="T3">(62) </text:span></text:p>
      <text:p text:style-name="P1"><text:span text:style-name="T4">ثم أعيد هؤلاء المتوفون إلى الله تعالى مولاهم الحق</text:span><text:span text:style-name="T3">. </text:span><text:span text:style-name="T4">ألا له القضاء والفصل يوم القيامة بين عباده وهو أسرع الحاسبين</text:span><text:span text:style-name="T3">.</text:span></text:p>
      <text:p text:style-name="P1"><text:span text:style-name="T4">قُلْ مَنْ يُنَجِّيكُمْ مِنْ ظُلُمَاتِ الْبَرِّ وَالْبَحْرِ تَدْعُونَهُ تَضَرُّعًا وَخُفْيَةً لَئِنْ أَنْجَانَا مِنْ هَذِهِ لَنَكُونَنَّ مِنَ الشَّاكِرِينَ </text:span><text:span text:style-name="T3">(63)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من ينقذكم من مخاوف ظلمات البر والبحر؟ أليس هو الله تعالى الذي تدعونه في الشدائد متذللين جهرًا وسرًّا؟ تقولون</text:span><text:span text:style-name="T3">: </text:span><text:span text:style-name="T4">لئن أنجانا ربنا من هذه المخاوف لنكونن من الشاكرين بعبادته عز وجل وحده لا شريك له</text:span><text:span text:style-name="T3">.</text:span></text:p>
      <text:p text:style-name="P1"><text:span text:style-name="T4">قُلِ اللَّهُ يُنَجِّيكُمْ مِنْهَا وَمِنْ كُلِّ كَرْبٍ ثُمَّ أَنْتُمْ تُشْرِكُونَ </text:span><text:span text:style-name="T3">(64) </text:span></text:p>
      <text:p text:style-name="P1"><text:span text:style-name="T4">قل لهم </text:span><text:span text:style-name="T3">-</text:span><text:span text:style-name="T4">أيها الرسول</text:span><text:span text:style-name="T3">-: </text:span><text:span text:style-name="T4">الله وحده هو الذي ينقذكم من هذه المخاوف ومن كل شدة، ثم أنتم بعد ذلك تشركون معه في العبادة غيره</text:span><text:span text:style-name="T3">.</text:span></text:p>
      <text:p text:style-name="P1"><text:span text:style-name="T4">قُلْ هُوَ الْقَادِرُ عَلَى أَنْ يَبْعَثَ عَلَيْكُمْ عَذَابًا مِنْ فَوْقِكُمْ أَوْ مِنْ تَحْتِ أَرْجُلِكُمْ أَوْ يَلْبِسَكُمْ شِيَعًا وَيُذِيقَ بَعْضَكُمْ بَأْسَ بَعْضٍ انْظُرْ كَيْفَ نُصَرِّفُ الْآيَاتِ لَعَلَّهُمْ يَفْقَهُونَ </text:span><text:span text:style-name="T3">(65) </text:span></text:p>
      <text:p text:style-name="P1"><text:span text:style-name="T4">قل </text:span><text:span text:style-name="T3">-</text:span><text:span text:style-name="T4">أيها الرسول</text:span><text:span text:style-name="T3">-: </text:span><text:span text:style-name="T4">الله عز وجل هو القادر وحده على أن يرسل عليكم عذابًا مِن فوقكم كالرَّجْم أو الطوفان، وما أشبه ذلك، أو من تحت أرجلكم كالزلازل والخسف، أو يخلط أمركم عليكم فتكونوا فرقًا متناحرة يقتل بعضكم بعضًا</text:span><text:span text:style-name="T3">. </text:span><text:span text:style-name="T4">انظر </text:span><text:span text:style-name="T3">-</text:span><text:span text:style-name="T4">أيها الرسول</text:span><text:span text:style-name="T3">- </text:span><text:span text:style-name="T4">كيف نُنوِّع حججنا الواضحات لهؤلاء المشركين لعلهم يفهمون فيعتبروا؟</text:span></text:p>
      <text:p text:style-name="P1"><text:span text:style-name="T4">وَكَذَّبَ بِهِ قَوْمُكَ وَهُوَ الْحَقُّ قُلْ لَسْتُ عَلَيْكُمْ بِوَكِيلٍ </text:span><text:span text:style-name="T3">(66) </text:span></text:p>
      <text:p text:style-name="P1"><text:span text:style-name="T4">وكذَّب بهذا القرآن الكفارُ مِن قومك أيها الرسول، وهو الكتاب الصادق في كل ما جاء به</text:span><text:span text:style-name="T3">. </text:span><text:span text:style-name="T4">قل لهم</text:span><text:span text:style-name="T3">: </text:span><text:span text:style-name="T4">لست عليكم بحفيظ ولا رقيب، وإنما أنا رسول الله أبلغكم ما أرسلت إليكم</text:span><text:span text:style-name="T3">.</text:span></text:p>
      <text:p text:style-name="P1"><text:span text:style-name="T4">لِكُلِّ نَبَإٍ مُسْتَقَرٌّ وَسَوْفَ تَعْلَمُونَ </text:span><text:span text:style-name="T3">(67) </text:span></text:p>
      <text:p text:style-name="P1"><text:soft-page-break/><text:span text:style-name="T4">لكل خبر قرار يستقر عنده، ونهاية ينتهي إليها، فيتبيَّن الحق من الباطل، وسوف تعلمون </text:span><text:span text:style-name="T3">-</text:span><text:span text:style-name="T4">أيها الكفار</text:span><text:span text:style-name="T3">- </text:span><text:span text:style-name="T4">عاقبة أمركم عند حلول عذاب الله بكم</text:span><text:span text:style-name="T3">.</text:span></text:p>
      <text:p text:style-name="P1"><text:span text:style-name="T4">وَإِذَا رَأَيْتَ الَّذِينَ يَخُوضُونَ فِي آيَاتِنَا فَأَعْرِضْ عَنْهُمْ حَتَّى يَخُوضُوا فِي حَدِيثٍ غَيْرِهِ وَإِمَّا يُنْسِيَنَّكَ الشَّيْطَانُ فَلَا تَقْعُدْ بَعْدَ الذِّكْرَى مَعَ الْقَوْمِ الظَّالِمِينَ </text:span><text:span text:style-name="T3">(68) </text:span></text:p>
      <text:p text:style-name="P1"><text:span text:style-name="T4">وإذا رأيت </text:span><text:span text:style-name="T3">-</text:span><text:span text:style-name="T4">أيها الرسول</text:span><text:span text:style-name="T3">- </text:span><text:span text:style-name="T4">المشركين الذين يتكلمون في آيات القرآن بالباطل والاستهزاء، فابتعد عنهم حتى يأخذوا في حديث آخر، وإن أنساك الشيطان هذا الأمر فلا تقعد بعد تذكرك مع القوم المعتدين، الذين تكلموا في آيات الله بالباطل</text:span><text:span text:style-name="T3">.</text:span></text:p>
      <text:p text:style-name="P1"><text:span text:style-name="T4">وَمَا عَلَى الَّذِينَ يَتَّقُونَ مِنْ حِسَابِهِمْ مِنْ شَيْءٍ وَلَكِنْ ذِكْرَى لَعَلَّهُمْ يَتَّقُونَ </text:span><text:span text:style-name="T3">(69) </text:span></text:p>
      <text:p text:style-name="P1"><text:span text:style-name="T4">وما على المؤمنين الذين يخافون الله تعالى، فيطيعون أوامره، ويجتنبون نواهيه من حساب الله للخائضين المستهزئين بآيات الله من شيء، ولكن عليهم أن يعظوهم ليمسكوا عن ذلك الكلام الباطل، لعلهم يتقون الله تعالى</text:span><text:span text:style-name="T3">.</text:span></text:p>
      <text:p text:style-name="P1"><text:span text:style-name="T4">وَذَرِ الَّذِينَ اتَّخَذُوا دِينَهُمْ لَعِبًا وَلَهْوًا وَغَرَّتْهُمُ الْحَيَاةُ الدُّنْيَا وَذَكِّرْ بِهِ أَنْ تُبْسَلَ نَفْسٌ بِمَا كَسَبَتْ لَيْسَ لَهَا مِنْ دُونِ اللَّهِ وَلِيٌّ وَلَا شَفِيعٌ وَإِنْ تَعْدِلْ كُلَّ عَدْلٍ لَا يُؤْخَذْ مِنْهَا أُولَئِكَ الَّذِينَ أُبْسِلُوا بِمَا كَسَبُوا لَهُمْ شَرَابٌ مِنْ حَمِيمٍ وَعَذَابٌ أَلِيمٌ بِمَا كَانُوا يَكْفُرُونَ </text:span><text:span text:style-name="T3">(70) </text:span></text:p>
      <text:p text:style-name="P1"><text:span text:style-name="T4">واترك </text:span><text:span text:style-name="T3">-</text:span><text:span text:style-name="T4">أيها الرسول</text:span><text:span text:style-name="T3">- </text:span><text:span text:style-name="T4">هؤلاء المشركين الذين جعلوا دين الإسلام لعبًا ولهوًا</text:span><text:span text:style-name="T3">; </text:span><text:span text:style-name="T4">مستهزئين بآيات الله تعالى، وغرَّتهم الحياة الدنيا بزينتها، وذكّر بالقرآن هؤلاء المشركين وغيرهم</text:span><text:span text:style-name="T3">; </text:span><text:span text:style-name="T4">كي لا ترتهن نفس بذنوبها وكفرها بربها، ليس لها غير الله ناصر ينصرها، فينقذها من عذاب، ولا شافع يشفع لها عنده، وإن تَفْتَدِ بأي فداء لا يُقْبَل منها</text:span><text:span text:style-name="T3">. </text:span><text:span text:style-name="T4">أولئك الذين ارتُهِنوا بذنوبهم، لهم في النار شراب شديد الحرارة وعذاب موجع</text:span><text:span text:style-name="T3">; </text:span><text:span text:style-name="T4">بسبب كفرهم بالله تعالى ورسوله محمَّد صلى الله عليه وسلم وبدين الإسلام</text:span><text:span text:style-name="T3">.</text:span></text:p>
      <text:p text:style-name="P1"><text:span text:style-name="T4">قُلْ أَنَدْعُو مِنْ دُونِ اللَّهِ مَا لَا يَنْفَعُنَا وَلَا يَضُرُّنَا وَنُرَدُّ عَلَى أَعْقَابِنَا بَعْدَ إِذْ هَدَانَا اللَّهُ كَالَّذِي اسْتَهْوَتْهُ الشَّيَاطِينُ فِي الْأَرْضِ حَيْرَانَ لَهُ أَصْحَابٌ يَدْعُونَهُ إِلَى الْهُدَى ائْتِنَا قُلْ إِنَّ هُدَى اللَّهِ هُوَ الْهُدَى وَأُمِرْنَا لِنُسْلِمَ لِرَبِّ الْعَالَمِينَ </text:span><text:span text:style-name="T3">(71)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أنعبد من دون الله تعالى أوثانًا لا تنفع ولا تضر؟ ونرجع إلى الكفر بعد هداية الله تعالى لنا إلى الإسلام، فنشبه </text:span><text:span text:style-name="T3">-</text:span><text:span text:style-name="T4">في رجوعنا إلى الكفر</text:span><text:span text:style-name="T3">- </text:span><text:span text:style-name="T4">مَن فسد عقله باستهواء الشياطين له، فَضَلَّ في الأرض، وله رفقة عقلاء مؤمنون يدعونه إلى الطريق الصحيح الذي هم عليه فيأبى</text:span><text:span text:style-name="T3">. </text:span><text:span text:style-name="T4">قل </text:span><text:span text:style-name="T3">-</text:span><text:span text:style-name="T4">أيها الرسول</text:span><text:span text:style-name="T3">- </text:span><text:span text:style-name="T4">لهؤلاء المشركين</text:span><text:span text:style-name="T3">: </text:span><text:span text:style-name="T4">إنَّ هدى الله الذي بعثني به هو الهدى الحق، وأُمِرنا جميعًا لنسلم لله تعالى رب العالمين بعبادته وحده لا شريك له، فهو رب كل شيء ومالكه</text:span><text:span text:style-name="T3">.</text:span></text:p>
      <text:p text:style-name="P1"><text:soft-page-break/><text:span text:style-name="T4">وَأَنْ أَقِيمُوا الصَّلَاةَ وَاتَّقُوهُ وَهُوَ الَّذِي إِلَيْهِ تُحْشَرُونَ </text:span><text:span text:style-name="T3">(72) </text:span></text:p>
      <text:p text:style-name="P1"><text:span text:style-name="T4">وكذلك أُمرنا بأن نقيم الصلاة كاملة، وأن نخشاه بفعل أوامره واجتناب نواهيه</text:span><text:span text:style-name="T3">. </text:span><text:span text:style-name="T4">وهو </text:span><text:span text:style-name="T3">-</text:span><text:span text:style-name="T4">جل وعلا</text:span><text:span text:style-name="T3">- </text:span><text:span text:style-name="T4">الذي إليه تُحْشَرُ جميع الخلائق يوم القيامة</text:span><text:span text:style-name="T3">.</text:span></text:p>
      <text:p text:style-name="P1"><text:span text:style-name="T4">وَهُوَ الَّذِي خَلَقَ السَّمَاوَاتِ وَالْأَرْضَ بِالْحَقِّ وَيَوْمَ يَقُولُ كُنْ فَيَكُونُ قَوْلُهُ الْحَقُّ وَلَهُ الْمُلْكُ يَوْمَ يُنْفَخُ فِي الصُّورِ عَالِمُ الْغَيْبِ وَالشَّهَادَةِ وَهُوَ الْحَكِيمُ الْخَبِيرُ </text:span><text:span text:style-name="T3">(73) </text:span></text:p>
      <text:p text:style-name="P1"><text:span text:style-name="T4">والله سبحانه هو الذي خلق السموات والأرض بالحق، واذكر </text:span><text:span text:style-name="T3">-</text:span><text:span text:style-name="T4">أيها الرسول</text:span><text:span text:style-name="T3">- </text:span><text:span text:style-name="T4">يوم القيامة إذ يقول الله</text:span><text:span text:style-name="T3">: «</text:span><text:span text:style-name="T4">كن</text:span><text:span text:style-name="T3">» </text:span><text:span text:style-name="T4">، فيكون عن أمره كلمح البصر أو هو أقرب، قوله هو الحق الكامل، وله الملك سبحانه وحده، يوم ينفخ المَلَك في </text:span><text:span text:style-name="T3">«</text:span><text:span text:style-name="T4">القرن</text:span><text:span text:style-name="T3">» </text:span><text:span text:style-name="T4">النفخة الثانية التي تكون بها عودة الأرواح إلى الأجسام</text:span><text:span text:style-name="T3">. </text:span><text:span text:style-name="T4">وهو سبحانه الذي يعلم ما غاب عن حواسكم </text:span><text:span text:style-name="T3">-</text:span><text:span text:style-name="T4">أيها الناس </text:span><text:span text:style-name="T3">- </text:span><text:span text:style-name="T4">وما تشاهدونه، وهو الحكيم الذي يضع الأمور في مواضعها، الخبير بأمور خلقه</text:span><text:span text:style-name="T3">. </text:span><text:span text:style-name="T4">والله تعالى هو الذي يختص بهذه الأمور وغيرها بدءًا ونهاية، نشأة ومصيرًا، وهو وحده الذي يجب على العباد الانقياد لشرعه، والتسليم لحكمه، والتطلع لرضوانه ومغفرته</text:span><text:span text:style-name="T3">.</text:span></text:p>
      <text:p text:style-name="P1"><text:span text:style-name="T4">وَإِذْ قَالَ إِبْرَاهِيمُ لِأَبِيهِ آزَرَ أَتَتَّخِذُ أَصْنَامًا آلِهَةً إِنِّي أَرَاكَ وَقَوْمَكَ فِي ضَلَالٍ مُبِينٍ </text:span><text:span text:style-name="T3">(74) </text:span></text:p>
      <text:p text:style-name="P1"><text:span text:style-name="T4">واذكر </text:span><text:span text:style-name="T3">-</text:span><text:span text:style-name="T4">أيها الرسول</text:span><text:span text:style-name="T3">- </text:span><text:span text:style-name="T4">مُحاجَّة إبراهيم عليه السلام لأبيه آزر، إذ قال له</text:span><text:span text:style-name="T3">: </text:span><text:span text:style-name="T4">أتجعل من الأصنام آلهة تعبدها من دون الله تعالى؟ إني أراك وقومك في ضلال بيِّن عن طريق الحق</text:span><text:span text:style-name="T3">.</text:span></text:p>
      <text:p text:style-name="P1"><text:span text:style-name="T4">وَكَذَلِكَ نُرِي إِبْرَاهِيمَ مَلَكُوتَ السَّمَاوَاتِ وَالْأَرْضِ وَلِيَكُونَ مِنَ الْمُوقِنِينَ </text:span><text:span text:style-name="T3">(75) </text:span></text:p>
      <text:p text:style-name="P1"><text:span text:style-name="T4">وكما هدينا إبراهيم عليه السلام إلى الحق في أمر العبادة نُريه ما تحتوي عليه السموات والأرض من ملك عظيم، وقدرة باهرة، ليكون من الراسخين في الإيمان</text:span><text:span text:style-name="T3">.</text:span></text:p>
      <text:p text:style-name="P1"><text:span text:style-name="T4">فَلَمَّا جَنَّ عَلَيْهِ اللَّيْلُ رَأَى كَوْكَبًا قَالَ هَذَا رَبِّي فَلَمَّا أَفَلَ قَالَ لَا أُحِبُّ الْآفِلِينَ </text:span><text:span text:style-name="T3">(76) </text:span></text:p>
      <text:p text:style-name="P1"><text:span text:style-name="T4">فلما أظلم على إبراهيم عليه السلام الليل وغطَّاه ناظر قومه</text:span><text:span text:style-name="T3">; </text:span><text:span text:style-name="T4">ليثبت لهم أن دينهم باطل، وكانوا يعبدون النجوم</text:span><text:span text:style-name="T3">. </text:span><text:span text:style-name="T4">رأى إبراهيم عليه السلام كوكبًا، فقال </text:span><text:span text:style-name="T3">-</text:span><text:span text:style-name="T4">مستدرجا قومه لإلزامهم بالتوحيد</text:span><text:span text:style-name="T3">-: </text:span><text:span text:style-name="T4">هذا ربي، فلما غاب الكوكب، قال</text:span><text:span text:style-name="T3">: </text:span><text:span text:style-name="T4">لا أحب الآلهة التي تغيب</text:span><text:span text:style-name="T3">.</text:span></text:p>
      <text:p text:style-name="P1"><text:span text:style-name="T4">فَلَمَّا رَأَى الْقَمَرَ بَازِغًا قَالَ هَذَا رَبِّي فَلَمَّا أَفَلَ قَالَ لَئِنْ لَمْ يَهْدِنِي رَبِّي لَأَكُونَنَّ مِنَ الْقَوْمِ الضَّالِّينَ </text:span><text:span text:style-name="T3">(77) </text:span></text:p>
      <text:p text:style-name="P1"><text:span text:style-name="T4">فلما رأى إبراهيم القمر طالعًا قال لقومه </text:span><text:span text:style-name="T3">-</text:span><text:span text:style-name="T4">على سبيل استدراج الخصم</text:span><text:span text:style-name="T3">-: </text:span><text:span text:style-name="T4">هذا ربي، فلما غاب، قال </text:span><text:span text:style-name="T3">-</text:span><text:span text:style-name="T4">مفتقرا إلى هداية ربه</text:span><text:span text:style-name="T3">-: </text:span><text:span text:style-name="T4">لئن لم يوفقني ربي إلى الصواب في توحيده، لأكونن من القوم الضالين عن سواء السبيل بعبادة غير الله تعالى</text:span><text:span text:style-name="T3">.</text:span></text:p>
      <text:p text:style-name="P1"><text:span text:style-name="T4">فَلَمَّا رَأَى الشَّمْسَ بَازِغَةً قَالَ هَذَا رَبِّي هَذَا أَكْبَرُ فَلَمَّا أَفَلَتْ قَالَ يَاقَوْمِ إِنِّي بَرِيءٌ مِمَّا تُشْرِكُونَ </text:span><text:span text:style-name="T3">(78) </text:span></text:p>
      <text:p text:style-name="P1"><text:soft-page-break/><text:span text:style-name="T4">فلما رأى الشمس طالعة قال لقومه</text:span><text:span text:style-name="T3">: </text:span><text:span text:style-name="T4">هذا ربي، هذا أكبر من الكوكب والقمر، فلما غابت، قال لقومه</text:span><text:span text:style-name="T3">: </text:span><text:span text:style-name="T4">إني بريء مما تشركون من عبادة الأوثان والنجوم والأصنام التي تعبدونها من دون الله تعالى</text:span><text:span text:style-name="T3">.</text:span></text:p>
      <text:p text:style-name="P1"><text:span text:style-name="T4">إِنِّي وَجَّهْتُ وَجْهِيَ لِلَّذِي فَطَرَ السَّمَاوَاتِ وَالْأَرْضَ حَنِيفًا وَمَا أَنَا مِنَ الْمُشْرِكِينَ </text:span><text:span text:style-name="T3">(79) </text:span></text:p>
      <text:p text:style-name="P1"><text:span text:style-name="T4">إني توجَّهت بوجهي في العبادة لله عز وجل وحده، فهو الذي خلق السموات والأرض، مائلا عن الشرك إلى التوحيد، وما أنا من المشركين مع الله غيره</text:span><text:span text:style-name="T3">.</text:span></text:p>
      <text:p text:style-name="P1"><text:span text:style-name="T4">وَحَاجَّهُ قَوْمُهُ قَالَ أَتُحَاجُّونِّي فِي اللَّهِ وَقَدْ هَدَانِ وَلَا أَخَافُ مَا تُشْرِكُونَ بِهِ إِلَّا أَنْ يَشَاءَ رَبِّي شَيْئًا وَسِعَ رَبِّي كُلَّ شَيْءٍ عِلْمًا أَفَلَا تَتَذَكَّرُونَ </text:span><text:span text:style-name="T3">(80) </text:span></text:p>
      <text:p text:style-name="P1"><text:span text:style-name="T4">وجادله قومه في توحيد الله تعالى قال</text:span><text:span text:style-name="T3">: </text:span><text:span text:style-name="T4">أتجادلونني في توحيدي لله بالعبادة، وقد وفقني إلى معرفة وحدانيته، فإن كنتم تخوفونني بآلهتكم أن توقع بي ضررًا فإنني لا أرهبها فلن تضرني، إلا أن يشاء ربي شيئًا</text:span><text:span text:style-name="T3">. </text:span><text:span text:style-name="T4">وسع ربي كل شيء علمًا</text:span><text:span text:style-name="T3">. </text:span><text:span text:style-name="T4">أفلا تتذكرون فتعلموا أنه وحده المعبود المستحق للعبودية؟</text:span></text:p>
      <text:p text:style-name="P1"><text:span text:style-name="T4">وَكَيْفَ أَخَافُ مَا أَشْرَكْتُمْ وَلَا تَخَافُونَ أَنَّكُمْ أَشْرَكْتُمْ بِاللَّهِ مَا لَمْ يُنَزِّلْ بِهِ عَلَيْكُمْ سُلْطَانًا فَأَيُّ الْفَرِيقَيْنِ أَحَقُّ بِالْأَمْنِ إِنْ كُنْتُمْ تَعْلَمُونَ </text:span><text:span text:style-name="T3">(81) </text:span></text:p>
      <text:p text:style-name="P1"><text:span text:style-name="T4">وكيف أخاف أوثانكم وأنتم لا تخافون ربي الذي خلقكم، وخلق أوثانكم التي أشركتموها معه في العبادة، من غير حجة لكم على ذلك؟ فأي الفريقين</text:span><text:span text:style-name="T3">: </text:span><text:span text:style-name="T4">فريق المشركين وفريق الموحدين أحق بالطمأنينة والسلامة والأمن من عذاب الله؟ إن كنتم تعلمون صدق ما أقول فأخبروني</text:span><text:span text:style-name="T3">.</text:span></text:p>
      <text:p text:style-name="P1"><text:span text:style-name="T4">الَّذِينَ آمَنُوا وَلَمْ يَلْبِسُوا إِيمَانَهُمْ بِظُلْمٍ أُولَئِكَ لَهُمُ الْأَمْنُ وَهُمْ مُهْتَدُونَ </text:span><text:span text:style-name="T3">(82) </text:span></text:p>
      <text:p text:style-name="P1"><text:span text:style-name="T4">الذين صدَّقوا الله ورسوله وعملوا بشرعه ولم يخلطوا إيمانهم بشرك، أولئك لهم الطمأنينة والسلامة، وهم الموفقون إلى طريق الحق</text:span><text:span text:style-name="T3">.</text:span></text:p>
      <text:p text:style-name="P1"><text:span text:style-name="T4">وَتِلْكَ حُجَّتُنَا آتَيْنَاهَا إِبْرَاهِيمَ عَلَى قَوْمِهِ نَرْفَعُ دَرَجَاتٍ مَنْ نَشَاءُ إِنَّ رَبَّكَ حَكِيمٌ عَلِيمٌ </text:span><text:span text:style-name="T3">(83) </text:span></text:p>
      <text:p text:style-name="P1"><text:span text:style-name="T4">وتلك الحجة التي حاجَّ بها إبراهيم عليه السلام قومه هي حجتنا التي وفقناه إليها حتى انقطعت حجتهم</text:span><text:span text:style-name="T3">. </text:span><text:span text:style-name="T4">نرفع مَن نشاء من عبادنا مراتب في الدنيا والآخرة</text:span><text:span text:style-name="T3">. </text:span><text:span text:style-name="T4">إن ربك حكيم في تدبير خلقه، عليم بهم</text:span><text:span text:style-name="T3">.</text:span></text:p>
      <text:p text:style-name="P1"><text:span text:style-name="T4">وَوَهَبْنَا لَهُ إِسْحَاقَ وَيَعْقُوبَ كُلًّا هَدَيْنَا وَنُوحًا هَدَيْنَا مِنْ قَبْلُ وَمِنْ ذُرِّيَّتِهِ دَاوُودَ وَسُلَيْمَانَ وَأَيُّوبَ وَيُوسُفَ وَمُوسَى وَهَارُونَ وَكَذَلِكَ نَجْزِي الْمُحْسِنِينَ </text:span><text:span text:style-name="T3">(84) </text:span></text:p>
      <text:p text:style-name="P1"><text:span text:style-name="T4">ومننَّا على إبراهيم عليه السلام بأن رزقناه إسحاق ابنًا ويعقوب حفيدًا، ووفَّقنا كلا منهما لسبيل الرشاد، وكذلك وفَّقنا للحق نوحًا </text:span><text:span text:style-name="T3">-</text:span><text:span text:style-name="T4">من قبل إبراهيم وإسحاق ويعقوب</text:span><text:span text:style-name="T3">- </text:span><text:span text:style-name="T4">وكذلك وفَّقنا للحق من ذرية </text:span><text:soft-page-break/><text:span text:style-name="T4">نوح داود وسليمان وأيوب ويوسف وموسى وهارون عليهم السلام، وكما جزينا هؤلاء الأنبياء بإحسانهم نجزي كل محسن</text:span><text:span text:style-name="T3">.</text:span></text:p>
      <text:p text:style-name="P1"><text:span text:style-name="T4">وَزَكَرِيَّا وَيَحْيَى وَعِيسَى وَإِلْيَاسَ كُلٌّ مِنَ الصَّالِحِينَ </text:span><text:span text:style-name="T3">(85) </text:span></text:p>
      <text:p text:style-name="P1"><text:span text:style-name="T4">وكذلك هدينا زكريا ويحيى وعيسى وإلياس، وكل هؤلاء الأنبياء عليهم السلام من الصالحين</text:span><text:span text:style-name="T3">.</text:span></text:p>
      <text:p text:style-name="P1"><text:span text:style-name="T4">وَإِسْمَاعِيلَ وَالْيَسَعَ وَيُونُسَ وَلُوطًا وَكُلًّا فَضَّلْنَا عَلَى الْعَالَمِينَ </text:span><text:span text:style-name="T3">(86) </text:span></text:p>
      <text:p text:style-name="P1"><text:span text:style-name="T4">وهدينا كذلك إسماعيل واليسع ويونس ولوطا، وكل هؤلاء الرسل فضَّلناهم على أهل زمانهم</text:span><text:span text:style-name="T3">.</text:span></text:p>
      <text:p text:style-name="P1"><text:span text:style-name="T4">وَمِنْ آبَائِهِمْ وَذُرِّيَّاتِهِمْ وَإِخْوَانِهِمْ وَاجْتَبَيْنَاهُمْ وَهَدَيْنَاهُمْ إِلَى صِرَاطٍ مُسْتَقِيمٍ </text:span><text:span text:style-name="T3">(87) </text:span></text:p>
      <text:p text:style-name="P1"><text:span text:style-name="T4">وكذلك وفَّقنا للحق من شئنا هدايته من آباء هؤلاء وذرياتهم وإخوانهم، واخترناهم لديننا وإبلاغ رسالتنا إلى مَن أرسلناهم إليهم، وأرشدناهم إلى طريق صحيح، لا عوج فيه، وهو توحيد الله تعالى وتنزيهه عن الشرك</text:span><text:span text:style-name="T3">.</text:span></text:p>
      <text:p text:style-name="P1"><text:span text:style-name="T4">ذَلِكَ هُدَى اللَّهِ يَهْدِي بِهِ مَنْ يَشَاءُ مِنْ عِبَادِهِ وَلَوْ أَشْرَكُوا لَحَبِطَ عَنْهُمْ مَا كَانُوا يَعْمَلُونَ </text:span><text:span text:style-name="T3">(88) </text:span></text:p>
      <text:p text:style-name="P1"><text:span text:style-name="T4">ذلك الهدى هو توفيق الله، الذي يوفق به من يشاء من عباده</text:span><text:span text:style-name="T3">. </text:span><text:span text:style-name="T4">ولو أن هؤلاء الأنبياء أشركوا بالله </text:span><text:span text:style-name="T3">-</text:span><text:span text:style-name="T4">على سبيل الفرض والتقدير</text:span><text:span text:style-name="T3">- </text:span><text:span text:style-name="T4">لبطل عملهم</text:span><text:span text:style-name="T3">; </text:span><text:span text:style-name="T4">لأن الله تعالى لا يقبل مع الشرك عملا</text:span><text:span text:style-name="T3">.</text:span></text:p>
      <text:p text:style-name="P1"><text:span text:style-name="T4">أُولَئِكَ الَّذِينَ آتَيْنَاهُمُ الْكِتَابَ وَالْحُكْمَ وَالنُّبُوَّةَ فَإِنْ يَكْفُرْ بِهَا هَؤُلَاءِ فَقَدْ وَكَّلْنَا بِهَا قَوْمًا لَيْسُوا بِهَا بِكَافِرِينَ </text:span><text:span text:style-name="T3">(89) </text:span></text:p>
      <text:p text:style-name="P1"><text:span text:style-name="T4">أولئك الأنبياء الذين أنعمنا عليهم بالهداية والنبوة هم الذين آتيناهم الكتاب كصحف إبراهيم وتوراة موسى وزبور داود وإنجيل عيسى، وآتيناهم فَهْمَ هذه الكتب، واخترناهم لإبلاغ وحينا، فإن يجحد </text:span><text:span text:style-name="T3">-</text:span><text:span text:style-name="T4">أيها الرسول</text:span><text:span text:style-name="T3">- </text:span><text:span text:style-name="T4">بآيات هذا القرآن الكفارُ من قومك، فقد وكلنا بها قومًا آخرين </text:span><text:span text:style-name="T3">-</text:span><text:span text:style-name="T4">أي</text:span><text:span text:style-name="T3">: </text:span><text:span text:style-name="T4">المهاجرين والأنصار وأتباعهم إلى يوم القيامة</text:span><text:span text:style-name="T3">- </text:span><text:span text:style-name="T4">ليسوا بها بكافرين، بل مؤمنون بها، عاملون بما تدل عليه</text:span><text:span text:style-name="T3">.</text:span></text:p>
      <text:p text:style-name="P1"><text:span text:style-name="T4">أُولَئِكَ الَّذِينَ هَدَى اللَّهُ فَبِهُدَاهُمُ اقْتَدِهْ قُلْ لَا أَسْأَلُكُمْ عَلَيْهِ أَجْرًا إِنْ هُوَ إِلَّا ذِكْرَى لِلْعَالَمِينَ </text:span><text:span text:style-name="T3">(90) </text:span></text:p>
      <text:p text:style-name="P1"><text:span text:style-name="T4">أولئك الأنبياء المذكورون هم الذين وفقهم الله تعالى لدينه الحق، فاتبع هداهم </text:span><text:span text:style-name="T3">-</text:span><text:span text:style-name="T4">أيها الرسول</text:span><text:span text:style-name="T3">- </text:span><text:span text:style-name="T4">واسلك سبيلهم</text:span><text:span text:style-name="T3">. </text:span><text:span text:style-name="T4">قل للمشركين</text:span><text:span text:style-name="T3">: </text:span><text:span text:style-name="T4">لا أطلب منكم على تبليغ الإسلام عوضًا من الدنيا، إنْ أجري إلا على الله، وما الإسلام إلا دعوة جميع الناس إلى الطريق المستقيم وتذكير لكم ولكل مَن كان مثلكم، ممن هو مقيم على باطل، لعلكم تتذكرون به ما ينفعكم</text:span><text:span text:style-name="T3">.</text:span></text:p>
      <text:p text:style-name="P1"><text:span text:style-name="T4">وَمَا قَدَرُوا اللَّهَ حَقَّ قَدْرِهِ إِذْ قَالُوا مَا أَنْزَلَ اللَّهُ عَلَى بَشَرٍ مِنْ شَيْءٍ قُلْ مَنْ أَنْزَلَ الْكِتَابَ الَّذِي جَاءَ بِهِ مُوسَى نُورًا وَهُدًى لِلنَّاسِ تَجْعَلُونَهُ قَرَاطِيسَ تُبْدُونَهَا وَتُخْفُونَ كَثِيرًا وَعُلِّمْتُمْ مَا لَمْ تَعْلَمُوا أَنْتُمْ وَلَا آبَاؤُكُمْ قُلِ اللَّهُ ثُمَّ ذَرْهُمْ فِي خَوْضِهِمْ يَلْعَبُونَ </text:span><text:span text:style-name="T3">(91) </text:span></text:p>
      <text:p text:style-name="P1"><text:soft-page-break/><text:span text:style-name="T4">وما عَظَّم هؤلاء المشركون الله حق تعظيمه</text:span><text:span text:style-name="T3">; </text:span><text:span text:style-name="T4">إذ أنكروا أن يكون الله تعالى قد أنزل على أحد من البشر شيئًا من وحيه</text:span><text:span text:style-name="T3">. </text:span><text:span text:style-name="T4">قل لهم </text:span><text:span text:style-name="T3">-</text:span><text:span text:style-name="T4">أيها الرسول</text:span><text:span text:style-name="T3">-: </text:span><text:span text:style-name="T4">إذا كان الأمر كما تزعمون، فمن الذي أنزل الكتاب الذي جاء به موسى إلى قومه نورًا للناس وهداية لهم؟ ثم توجه الخطاب إلى اليهود زَجْرًا لهم بقوله</text:span><text:span text:style-name="T3">: </text:span><text:span text:style-name="T4">تجعلون هذا الكتاب في قراطيس متفرقة، تظهرون بعضها، وتكتمون كثيرًا منها، ومما كتموه الإخبار عن صفة محمد صلى الله عليه وسلم ونبوته، وعلَّمكم الله معشر العرب بالقرآنِ </text:span><text:span text:style-name="T3">-</text:span><text:span text:style-name="T4">الذي أنزله عليكم، فيه خبر مَن قبلكم ومَن بعدكم، وما يكون بعد موتكم</text:span><text:span text:style-name="T3">- </text:span><text:span text:style-name="T4">ما لم تعلموه أنتم ولا آباؤكم، قل</text:span><text:span text:style-name="T3">: </text:span><text:span text:style-name="T4">الله هو الذي أنزله، ثم دع هؤلاء في حديثهم الباطل يخوضون ويلعبون</text:span><text:span text:style-name="T3">.</text:span></text:p>
      <text:p text:style-name="P1"><text:span text:style-name="T4">وَهَذَا كِتَابٌ أَنْزَلْنَاهُ مُبَارَكٌ مُصَدِّقُ الَّذِي بَيْنَ يَدَيْهِ وَلِتُنْذِرَ أُمَّ الْقُرَى وَمَنْ حَوْلَهَا وَالَّذِينَ يُؤْمِنُونَ بِالْآخِرَةِ يُؤْمِنُونَ بِهِ وَهُمْ عَلَى صَلَاتِهِمْ يُحَافِظُونَ </text:span><text:span text:style-name="T3">(92) </text:span></text:p>
      <text:p text:style-name="P1"><text:span text:style-name="T4">وهذا القرآن كتاب أنزلناه إليك </text:span><text:span text:style-name="T3">-</text:span><text:span text:style-name="T4">أيها الرسول</text:span><text:span text:style-name="T3">- </text:span><text:span text:style-name="T4">عظيم النفع، يشهد على صدق ما تقدمه من الكتب المنزلة وأنها من عند الله، أنزلناه لنخوِّف به من عذاب الله وبأسه أهل </text:span><text:span text:style-name="T3">«</text:span><text:span text:style-name="T4">مكة</text:span><text:span text:style-name="T3">» </text:span><text:span text:style-name="T4">ومن حولها من أهل أقطار الأرض كلها</text:span><text:span text:style-name="T3">. </text:span><text:span text:style-name="T4">والذين يصدقون بالحياة الآخرة، يصدقون بأن القرآن كلام الله، ويحافظون على إقام الصلاة في أوقاتها</text:span><text:span text:style-name="T3">.</text:span></text:p>
      <text:p text:style-name="P1"><text:span text:style-name="T4">وَمَنْ أَظْلَمُ مِمَّنِ افْتَرَى عَلَى اللَّهِ كَذِبًا أَوْ قَالَ أُوحِيَ إِلَيَّ وَلَمْ يُوحَ إِلَيْهِ شَيْءٌ وَمَنْ قَالَ سَأُنْزِلُ مِثْلَ مَا أَنْزَلَ اللَّهُ وَلَوْ تَرَى إِذِ الظَّالِمُونَ فِي غَمَرَاتِ الْمَوْتِ وَالْمَلَائِكَةُ بَاسِطُو أَيْدِيهِمْ أَخْرِجُوا أَنْفُسَكُمُ الْيَوْمَ تُجْزَوْنَ عَذَابَ الْهُونِ بِمَا كُنْتُمْ تَقُولُونَ عَلَى اللَّهِ غَيْرَ الْحَقِّ وَكُنْتُمْ عَنْ آيَاتِهِ تَسْتَكْبِرُونَ </text:span><text:span text:style-name="T3">(93) </text:span></text:p>
      <text:p text:style-name="P1"><text:span text:style-name="T4">ومَن أشدُّ ظلمَّا ممَّن اختلق على الله تعالى قولا كذبًا، فادعى أنه لم يبعث رسولا من البشر، أو ادعى كذبًا أن الله أوحى إليه ولم يُوحِ إليه شيئًا، أو ادَّعى أنه قادر على أن يُنْزل مثل ما أنزل الله من القرآن؟ ولو أنك أبصرت </text:span><text:span text:style-name="T3">-</text:span><text:span text:style-name="T4">أيها الرسول</text:span><text:span text:style-name="T3">- </text:span><text:span text:style-name="T4">هؤلاء المتجاوزين الحدَّ وهم في أهوال الموت لرأيت أمرًا هائلا والملائكة الذين يقبضون أرواحهم باسطو أيديهم بالعذاب قائلين لهم</text:span><text:span text:style-name="T3">: </text:span><text:span text:style-name="T4">أخرجوا أنفسكم، اليوم تهانون غاية الإهانة، كما كنتم تكذبون على الله، وتستكبرون عن اتباع آياته والانقياد لرسله</text:span><text:span text:style-name="T3">.</text:span></text:p>
      <text:p text:style-name="P1"><text:span text:style-name="T4">وَلَقَدْ جِئْتُمُونَا فُرَادَى كَمَا خَلَقْنَاكُمْ أَوَّلَ مَرَّةٍ وَتَرَكْتُمْ مَا خَوَّلْنَاكُمْ وَرَاءَ ظُهُورِكُمْ وَمَا نَرَى مَعَكُمْ شُفَعَاءَكُمُ الَّذِينَ زَعَمْتُمْ أَنَّهُمْ فِيكُمْ شُرَكَاءُ لَقَدْ تَقَطَّعَ بَيْنَكُمْ وَضَلَّ عَنْكُمْ مَا كُنْتُمْ تَزْعُمُونَ </text:span><text:span text:style-name="T3">(94) </text:span></text:p>
      <text:p text:style-name="P1"><text:span text:style-name="T4">ولقد جئتمونا للحساب والجزاء فرادى كما أوجدناكم في الدنيا أول مرة حفاة عراة، وتركتم وراء ظهوركم ما مكنَّاكم فيه مما تتباهون به من أموال في الدنيا، وما نرى معكم في الآخرة أوثانكم التي كنتم تعتقدون أنها تشفع لكم، وتَدَّعون أنها شركاء مع الله في العبادة، لقد زال تَواصُلُكم الذي كان بينكم في الدنيا، وذهب عنكم ما كنتم تَدَّعون من أن آلهتكم شركاء لله في العبادة، وظهر أنكم الخاسرون لأنفسكم وأهليكم وأموالكم</text:span><text:span text:style-name="T3">.</text:span></text:p>
      <text:p text:style-name="P1"><text:soft-page-break/><text:span text:style-name="T4">إِنَّ اللَّهَ فَالِقُ الْحَبِّ وَالنَّوَى يُخْرِجُ الْحَيَّ مِنَ الْمَيِّتِ وَمُخْرِجُ الْمَيِّتِ مِنَ الْحَيِّ ذَلِكُمُ اللَّهُ فَأَنَّى تُؤْفَكُونَ </text:span><text:span text:style-name="T3">(95) </text:span></text:p>
      <text:p text:style-name="P1"><text:span text:style-name="T4">إن الله تعالى يشق الحب، فيخرج منه الزرع، ويشق النوى، فيخرج منه الشجر، يخرج الحي من الميت كالإنسان والحيوان مثلا من النطفة، ويخرج الميت من الحي كالنطفة من الإنسان والحيوان، ذلكم الله أي</text:span><text:span text:style-name="T3">: </text:span><text:span text:style-name="T4">فاعل هذا هو الله وحده لا شريك له المستحق للعبادة، فكيف تُصْرَفون عن الحق إلى الباطل فتعبدون معه غيره؟</text:span></text:p>
      <text:p text:style-name="P1"><text:span text:style-name="T4">فَالِقُ الْإِصْبَاحِ وَجَعَلَ اللَّيْلَ سَكَنًا وَالشَّمْسَ وَالْقَمَرَ حُسْبَانًا ذَلِكَ تَقْدِيرُ الْعَزِيزِ الْعَلِيمِ </text:span><text:span text:style-name="T3">(96) </text:span></text:p>
      <text:p text:style-name="P1"><text:span text:style-name="T4">والله سبحانه وتعالى هو الذي شق ضياء الصباح من ظلام الليل، وجعل الليل مستقرًا، يسكن فيه من يتعب بالنهار فيأخذ نصيبه من الراحة، وجعل الشمس والقمر يجريان في فلكيهما بحساب متقن مقدَّر، لا يتغير ولا يضطرب، ذلك تقدير العزيز الذي عزَّ سلطانه، العليم بمصالح خلقه وتدبير شئونهم</text:span><text:span text:style-name="T3">. </text:span><text:span text:style-name="T4">والعزيز والعليم من أسماء الله الحسنى يدلان على كمال العزة والعلم</text:span><text:span text:style-name="T3">.</text:span></text:p>
      <text:p text:style-name="P1"><text:span text:style-name="T4">وَهُوَ الَّذِي جَعَلَ لَكُمُ النُّجُومَ لِتَهْتَدُوا بِهَا فِي ظُلُمَاتِ الْبَرِّ وَالْبَحْرِ قَدْ فَصَّلْنَا الْآيَاتِ لِقَوْمٍ يَعْلَمُونَ </text:span><text:span text:style-name="T3">(97) </text:span></text:p>
      <text:p text:style-name="P1"><text:span text:style-name="T4">والله سبحانه هو الذي جعل لكم أيها الناس النجوم علامات، تعرفون بها الطرق ليلا إذا ضللتم بسبب الظلمة الشديدة في البر والبحر، قد بيَّنَّا البراهين الواضحة</text:span><text:span text:style-name="T3">; </text:span><text:span text:style-name="T4">ليتدبرها منكم أولو العلم بالله وشرعه</text:span><text:span text:style-name="T3">.</text:span></text:p>
      <text:p text:style-name="P1"><text:span text:style-name="T4">وَهُوَ الَّذِي أَنْشَأَكُمْ مِنْ نَفْسٍ وَاحِدَةٍ فَمُسْتَقَرٌّ وَمُسْتَوْدَعٌ قَدْ فَصَّلْنَا الْآيَاتِ لِقَوْمٍ يَفْقَهُونَ </text:span><text:span text:style-name="T3">(98) </text:span></text:p>
      <text:p text:style-name="P1"><text:span text:style-name="T4">والله سبحانه هو الذي ابتدأ خلقكم أيها الناس من آدم عليه السلام</text:span><text:span text:style-name="T3">; </text:span><text:span text:style-name="T4">إذ خلقه من طين، ثم كنتم سلالة ونسلا منه، فجعل لكم مستقَرًا تستقرون فيه، وهو أرحام النساء، ومُستودعًا تُحفَظُون فيه، وهو أصلاب الرجال، قد بينا الحجج وميزنا الأدلة، وأحكمناها لقوم يفهمون مواقع الحجج ومواضع العبر</text:span><text:span text:style-name="T3">.</text:span></text:p>
      <text:p text:style-name="P1"><text:span text:style-name="T4">وَهُوَ الَّذِي أَنْزَلَ مِنَ السَّمَاءِ مَاءً فَأَخْرَجْنَا بِهِ نَبَاتَ كُلِّ شَيْءٍ فَأَخْرَجْنَا مِنْهُ خَضِرًا نُخْرِجُ مِنْهُ حَبًّا مُتَرَاكِبًا وَمِنَ النَّخْلِ مِنْ طَلْعِهَا قِنْوَانٌ دَانِيَةٌ وَجَنَّاتٍ مِنْ أَعْنَابٍ وَالزَّيْتُونَ وَالرُّمَّانَ مُشْتَبِهًا وَغَيْرَ مُتَشَابِهٍ انْظُرُوا إِلَى ثَمَرِهِ إِذَا أَثْمَرَ وَيَنْعِهِ إِنَّ فِي ذَلِكُمْ لَآيَاتٍ لِقَوْمٍ يُؤْمِنُونَ </text:span><text:span text:style-name="T3">(99) </text:span></text:p>
      <text:p text:style-name="P1"><text:span text:style-name="T4">والله سبحانه هو الذي أنزل من السحاب مطرًا فأخرج به نبات كل شيء، فأخرج من النبات زرعًا وشجرًا أخضر، ثم أخرح من الزرع حَبًّا يركب بعضه بعضًا، كسنابل القمح والشعير والأرز، وأخرج من طلع النخل </text:span><text:span text:style-name="T3">-</text:span><text:span text:style-name="T4">وهو ما تنشأ فيه عذوق الرطب</text:span><text:span text:style-name="T3">- </text:span><text:span text:style-name="T4">عذوقًا قريبة التناول، وأخرج سبحانه بساتين من أعناب، وأخرج شجر الزيتون والرمان الذي يتشابه في ورقه ويختلف في ثمره شكلا وطعمًا وطبعًا</text:span><text:span text:style-name="T3">. </text:span><text:span text:style-name="T4">انظروا أيها الناس إلى ثمر هذا النبات إذا أثمر، وإلى نضجه وبلوغه حين يبلغ</text:span><text:span text:style-name="T3">. </text:span><text:span text:style-name="T4">إن </text:span><text:soft-page-break/><text:span text:style-name="T4">في ذلكم </text:span><text:span text:style-name="T3">- </text:span><text:span text:style-name="T4">أيها الناس </text:span><text:span text:style-name="T3">- </text:span><text:span text:style-name="T4">لدلالات على كمال قدرة خالق هذه الأشياء وحكمته ورحمته لقوم يصدقون به تعالى ويعملون بشرعه</text:span><text:span text:style-name="T3">.</text:span></text:p>
      <text:p text:style-name="P1"><text:span text:style-name="T4">وَجَعَلُوا لِلَّهِ شُرَكَاءَ الْجِنَّ وَخَلَقَهُمْ وَخَرَقُوا لَهُ بَنِينَ وَبَنَاتٍ بِغَيْرِ عِلْمٍ سُبْحَانَهُ وَتَعَالَى عَمَّا يَصِفُونَ </text:span><text:span text:style-name="T3">(100) </text:span></text:p>
      <text:p text:style-name="P1"><text:span text:style-name="T4">وجعل هؤلاء المشركون الجن شركاء لله تعالى في العبادة</text:span><text:span text:style-name="T3">; </text:span><text:span text:style-name="T4">اعتقادًا منهم أنهم ينفعون أو يضرون، وقد خلقهم الله تعالى وما يعبدون من العدم، فهو المستقل بالخلق وحده، فيجب أن يستقل بالعبادة وحده لا شريك له</text:span><text:span text:style-name="T3">. </text:span><text:span text:style-name="T4">ولقد كذب هؤلاء المشركون على الله تعالى حين نسبوا إليه البنين والبنات</text:span><text:span text:style-name="T3">; </text:span><text:span text:style-name="T4">جهلا منهم بما يجب له من صفات الكمال، تنزَّه وعلا عما نسبه إليه المشركون من ذلك الكذب والافتراء</text:span><text:span text:style-name="T3">.</text:span></text:p>
      <text:p text:style-name="P1"><text:span text:style-name="T4">بَدِيعُ السَّمَاوَاتِ وَالْأَرْضِ أَنَّى يَكُونُ لَهُ وَلَدٌ وَلَمْ تَكُنْ لَهُ صَاحِبَةٌ وَخَلَقَ كُلَّ شَيْءٍ وَهُوَ بِكُلِّ شَيْءٍ عَلِيمٌ </text:span><text:span text:style-name="T3">(101) </text:span></text:p>
      <text:p text:style-name="P1"><text:span text:style-name="T4">والله تعالى هو الذي أوجد السموات والأرض وما فيهن على غير مثال سابق</text:span><text:span text:style-name="T3">. </text:span><text:span text:style-name="T4">كيف يكون له ولد ولم تكن له صاحبة؟ تعالى الله عما يقول المشركون علوًّا كبيرًا، وهو الذي خلق كل شيء من العدم، ولا يخفى عليه شيء من أمور الخلق</text:span><text:span text:style-name="T3">.</text:span></text:p>
      <text:p text:style-name="P1"><text:span text:style-name="T4">ذَلِكُمُ اللَّهُ رَبُّكُمْ لَا إِلَهَ إِلَّا هُوَ خَالِقُ كُلِّ شَيْءٍ فَاعْبُدُوهُ وَهُوَ عَلَى كُلِّ شَيْءٍ وَكِيلٌ </text:span><text:span text:style-name="T3">(102) </text:span></text:p>
      <text:p text:style-name="P1"><text:span text:style-name="T4">ذلكم </text:span><text:span text:style-name="T3">-</text:span><text:span text:style-name="T4">أيها المشركون</text:span><text:span text:style-name="T3">- </text:span><text:span text:style-name="T4">هو ربكم جل وعلا لا معبود بحق سواه، خالق كل شيء فانقادوا واخضعوا له بالطاعة والعبادة</text:span><text:span text:style-name="T3">. </text:span><text:span text:style-name="T4">وهو سبحانه على كل شيء وكيل وحفيظ، يدبر أمور خلقه</text:span><text:span text:style-name="T3">.</text:span></text:p>
      <text:p text:style-name="P1"><text:span text:style-name="T4">لَا تُدْرِكُهُ الْأَبْصَارُ وَهُوَ يُدْرِكُ الْأَبْصَارَ وَهُوَ اللَّطِيفُ الْخَبِيرُ </text:span><text:span text:style-name="T3">(103) </text:span></text:p>
      <text:p text:style-name="P1"><text:span text:style-name="T4">لا ترى اللهَ الأبصارُ في الدنيا، أما في الدار الآخرة فإن المؤمنين يرون ربهم بغير إحاطة، وهو سبحانه يدرك الأبصار ويحيط بها، ويعلمها على ما هي عليه، وهو اللطيف بأوليائه الذي يعلم دقائق الأشياء، الخبير الذي يعلم بواطنها</text:span><text:span text:style-name="T3">.</text:span></text:p>
      <text:p text:style-name="P1"><text:span text:style-name="T4">قَدْ جَاءَكُمْ بَصَائِرُ مِنْ رَبِّكُمْ فَمَنْ أَبْصَرَ فَلِنَفْسِهِ وَمَنْ عَمِيَ فَعَلَيْهَا وَمَا أَنَا عَلَيْكُمْ بِحَفِيظٍ </text:span><text:span text:style-name="T3">(104)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قد جاءتكم براهين ظاهرة تبصرون بها الهدى من الضلال، مما اشتمل عليها القرآن، وجاء بها الرسول عليه الصلاة والسلام، فمَن تبيَّن هذه البراهين وآمن بمدلولها فنَفْعُ ذلك لنفسه، ومَن لم يبصر الهدى بعد ظهور الحجة عليه فعلى نفسه جنى، وما أنا عليكم بحافظ أحصي أعمالكم، وإنما أنا مبلغ، والله يهدي مَن يشاء ويضل مَن يشاء وَفْق علمه وحكمته</text:span><text:span text:style-name="T3">.</text:span></text:p>
      <text:p text:style-name="P1"><text:span text:style-name="T4">وَكَذَلِكَ نُصَرِّفُ الْآيَاتِ وَلِيَقُولُوا دَرَسْتَ وَلِنُبَيِّنَهُ لِقَوْمٍ يَعْلَمُونَ </text:span><text:span text:style-name="T3">(105) </text:span></text:p>
      <text:p text:style-name="P1"><text:soft-page-break/><text:span text:style-name="T4">وكما بيَّنَّا في هذا القرآن للمشركين البراهين الظاهرة في أمر التوحيد والنبوة والمعاد نبيِّن لهم البراهين في كل ما جهلوه فيقولون عند ذلك كذبًا</text:span><text:span text:style-name="T3">: </text:span><text:span text:style-name="T4">تعلمت من أهل الكتاب، ولنبين </text:span><text:span text:style-name="T3">-</text:span><text:span text:style-name="T4">بتصريفنا الآيات</text:span><text:span text:style-name="T3">- </text:span><text:span text:style-name="T4">الحقَّ لقوم يعلمونه، فيقبلونه ويتبعونه، وهم المؤمنون برسول الله محمد صلى الله عليه وسلم وما أنزل عليه</text:span><text:span text:style-name="T3">.</text:span></text:p>
      <text:p text:style-name="P1"><text:span text:style-name="T4">اتَّبِعْ مَا أُوحِيَ إِلَيْكَ مِنْ رَبِّكَ لَا إِلَهَ إِلَّا هُوَ وَأَعْرِضْ عَنِ الْمُشْرِكِينَ </text:span><text:span text:style-name="T3">(106) </text:span></text:p>
      <text:p text:style-name="P1"><text:span text:style-name="T4">اتبع </text:span><text:span text:style-name="T3">-</text:span><text:span text:style-name="T4">أيها الرسول</text:span><text:span text:style-name="T3">- </text:span><text:span text:style-name="T4">ما أوحيناه إليك من الأوامر والنواهي التي أعظمُها توحيد الله سبحانه والدعوة إليه، ولا تُبال بعناد المشركين، وادعائهم الباطل</text:span><text:span text:style-name="T3">.</text:span></text:p>
      <text:p text:style-name="P1"><text:span text:style-name="T4">وَلَوْ شَاءَ اللَّهُ مَا أَشْرَكُوا وَمَا جَعَلْنَاكَ عَلَيْهِمْ حَفِيظًا وَمَا أَنْتَ عَلَيْهِمْ بِوَكِيلٍ </text:span><text:span text:style-name="T3">(107) </text:span></text:p>
      <text:p text:style-name="P1"><text:span text:style-name="T4">ولو شاء الله تعالى أن لا يشرك هؤلاء المشركون لما أشركوا، لكنه تعالى عليم بما سيكون من سوء اختيارهم واتباعهم أهواءهم المنحرفة</text:span><text:span text:style-name="T3">. </text:span><text:span text:style-name="T4">وما جعلناك </text:span><text:span text:style-name="T3">-</text:span><text:span text:style-name="T4">أيها الرسول</text:span><text:span text:style-name="T3">- </text:span><text:span text:style-name="T4">عليهم رقيبًا تحفظ عليهم أعمالهم، وما أنت بقَيِّمٍ عليهم تدبر مصالحهم</text:span><text:span text:style-name="T3">.</text:span></text:p>
      <text:p text:style-name="P1"><text:span text:style-name="T4">وَلَا تَسُبُّوا الَّذِينَ يَدْعُونَ مِنْ دُونِ اللَّهِ فَيَسُبُّوا اللَّهَ عَدْوًا بِغَيْرِ عِلْمٍ كَذَلِكَ زَيَّنَّا لِكُلِّ أُمَّةٍ عَمَلَهُمْ ثُمَّ إِلَى رَبِّهِمْ مَرْجِعُهُمْ فَيُنَبِّئُهُمْ بِمَا كَانُوا يَعْمَلُونَ </text:span><text:span text:style-name="T3">(108) </text:span></text:p>
      <text:p text:style-name="P1"><text:span text:style-name="T4">ولا تسبوا </text:span><text:span text:style-name="T3">-</text:span><text:span text:style-name="T4">أيها المسلمون</text:span><text:span text:style-name="T3">- </text:span><text:span text:style-name="T4">الأوثان التي يعبدها المشركون </text:span><text:span text:style-name="T3">-</text:span><text:span text:style-name="T4">سدًّا للذريعة</text:span><text:span text:style-name="T3">- </text:span><text:span text:style-name="T4">حتى لا يتسبب ذلك في سبهم الله جهلا واعتداءً</text:span><text:span text:style-name="T3">: </text:span><text:span text:style-name="T4">بغير علم</text:span><text:span text:style-name="T3">. </text:span><text:span text:style-name="T4">وكما حسَّنَّا لهؤلاء عملهم السيئ عقوبة لهم على سوء اختيارهم، حسَّنَّا لكل أمة أعمالها، ثم إلى ربهم معادهم جميعًا فيخبرهم بأعمالهم التي كانوا يعملونها في الدنيا، ثم يجازيهم بها</text:span><text:span text:style-name="T3">.</text:span></text:p>
      <text:p text:style-name="P1"><text:span text:style-name="T4">وَأَقْسَمُوا بِاللَّهِ جَهْدَ أَيْمَانِهِمْ لَئِنْ جَاءَتْهُمْ آيَةٌ لَيُؤْمِنُنَّ بِهَا قُلْ إِنَّمَا الْآيَاتُ عِنْدَ اللَّهِ وَمَا يُشْعِرُكُمْ أَنَّهَا إِذَا جَاءَتْ لَا يُؤْمِنُونَ </text:span><text:span text:style-name="T3">(109) </text:span></text:p>
      <text:p text:style-name="P1"><text:span text:style-name="T4">وأقسم هؤلاء المشركون بأيمان مؤكَّدة</text:span><text:span text:style-name="T3">: </text:span><text:span text:style-name="T4">لئن جاءنا محمد بعلامة خارقة لنصدقنَّ بما جاء به، قل </text:span><text:span text:style-name="T3">-</text:span><text:span text:style-name="T4">أيها الرسول</text:span><text:span text:style-name="T3">-: </text:span><text:span text:style-name="T4">إنما مجيء المعجزات الخارقة من عند الله تعالى، هو القادر على المجيء بها إذا شاء، وما يدريكم أيها المؤمنون</text:span><text:span text:style-name="T3">: </text:span><text:span text:style-name="T4">لعل هذه المعجزات إذا جاءت لا يصدِّق بها هؤلاء المشركون</text:span><text:span text:style-name="T3">.</text:span></text:p>
      <text:p text:style-name="P1"><text:span text:style-name="T4">وَنُقَلِّبُ أَفْئِدَتَهُمْ وَأَبْصَارَهُمْ كَمَا لَمْ يُؤْمِنُوا بِهِ أَوَّلَ مَرَّةٍ وَنَذَرُهُمْ فِي طُغْيَانِهِمْ يَعْمَهُونَ </text:span><text:span text:style-name="T3">(110) </text:span></text:p>
      <text:p text:style-name="P1"><text:span text:style-name="T4">ونقلب أفئدتهم وأبصارهم، فنحول بينها وبين الانتفاع بآيات الله، فلا يؤمنون بها كما لم يؤمنوا بآيات القرآن عند نزولها أول مرة، ونتركهم في تمرُّدهم على الله متحيِّرين، لا يهتدون إلى الحق والصواب</text:span><text:span text:style-name="T3">.</text:span></text:p>
      <text:p text:style-name="P1"><text:span text:style-name="T4">وَلَوْ أَنَّنَا نَزَّلْنَا إِلَيْهِمُ الْمَلَائِكَةَ وَكَلَّمَهُمُ الْمَوْتَى وَحَشَرْنَا عَلَيْهِمْ كُلَّ شَيْءٍ قُبُلًا مَا كَانُوا لِيُؤْمِنُوا إِلَّا أَنْ يَشَاءَ اللَّهُ وَلَكِنَّ أَكْثَرَهُمْ يَجْهَلُونَ </text:span><text:span text:style-name="T3">(111) </text:span></text:p>
      <text:p text:style-name="P1"><text:soft-page-break/><text:span text:style-name="T4">ولو أننا أجبنا طلب هؤلاء، فنزَّلنا إليهم الملائكة من السماء، وأحيينا لهم الموتى، فكلموهم، وجمعنا لهم كل شيء طلبوه فعاينوه مواجهة، لم يصدِّقوا بما دعوتهم إليه </text:span><text:span text:style-name="T3">-</text:span><text:span text:style-name="T4">أيها الرسول</text:span><text:span text:style-name="T3">- </text:span><text:span text:style-name="T4">ولم يعملوا به، إلا من شاء الله له الهداية، ولكن أكثر هؤلاء الكفار يجهلون الحق الذي جئت به من عند الله تعالى</text:span><text:span text:style-name="T3">.</text:span></text:p>
      <text:p text:style-name="P1"><text:span text:style-name="T4">وَكَذَلِكَ جَعَلْنَا لِكُلِّ نَبِيٍّ عَدُوًّا شَيَاطِينَ الْإِنْسِ وَالْجِنِّ يُوحِي بَعْضُهُمْ إِلَى بَعْضٍ زُخْرُفَ الْقَوْلِ غُرُورًا وَلَوْ شَاءَ رَبُّكَ مَا فَعَلُوهُ فَذَرْهُمْ وَمَا يَفْتَرُونَ </text:span><text:span text:style-name="T3">(112) </text:span></text:p>
      <text:p text:style-name="P1"><text:span text:style-name="T4">وكما ابتليناك </text:span><text:span text:style-name="T3">-</text:span><text:span text:style-name="T4">أيها الرسول</text:span><text:span text:style-name="T3">- </text:span><text:span text:style-name="T4">بأعدائك من المشركين ابتلينا جميع الأنبياء </text:span><text:span text:style-name="T3">-</text:span><text:span text:style-name="T4">عليهم السلام</text:span><text:span text:style-name="T3">- </text:span><text:span text:style-name="T4">بأعداء مِن مردة قومهم وأعداء من مردة الجن، يُلقي بعضهم إلى بعض القول الذي زيَّنوه بالباطل</text:span><text:span text:style-name="T3">; </text:span><text:span text:style-name="T4">ليغتر به سامعه، فيضل عن سبيل الله</text:span><text:span text:style-name="T3">. </text:span><text:span text:style-name="T4">ولو أراد ربك </text:span><text:span text:style-name="T3">-</text:span><text:span text:style-name="T4">جلَّ وعلا</text:span><text:span text:style-name="T3">- </text:span><text:span text:style-name="T4">لحال بينهم وبين تلك العداوة، ولكنه الابتلاء من الله، فدعهم وما يختلقون مِن كذب وزور</text:span><text:span text:style-name="T3">.</text:span></text:p>
      <text:p text:style-name="P1"><text:span text:style-name="T4">وَلِتَصْغَى إِلَيْهِ أَفْئِدَةُ الَّذِينَ لَا يُؤْمِنُونَ بِالْآخِرَةِ وَلِيَرْضَوْهُ وَلِيَقْتَرِفُوا مَا هُمْ مُقْتَرِفُونَ </text:span><text:span text:style-name="T3">(113) </text:span></text:p>
      <text:p text:style-name="P1"><text:span text:style-name="T4">ولِتميل إليه قلوب الكفار الذين لا يصدقون بالحياة الآخرة ولا يعملون لها، ولتحبَّه أنفسهم، وليكتسبوا من الأعمال السيئة ما هم مكتسبون</text:span><text:span text:style-name="T3">. </text:span><text:span text:style-name="T4">وفي هذا تهديد عظيم لهم</text:span><text:span text:style-name="T3">.</text:span></text:p>
      <text:p text:style-name="P1"><text:span text:style-name="T4">أَفَغَيْرَ اللَّهِ أَبْتَغِي حَكَمًا وَهُوَ الَّذِي أَنْزَلَ إِلَيْكُمُ الْكِتَابَ مُفَصَّلًا وَالَّذِينَ آتَيْنَاهُمُ الْكِتَابَ يَعْلَمُونَ أَنَّهُ مُنَزَّلٌ مِنْ رَبِّكَ بِالْحَقِّ فَلَا تَكُونَنَّ مِنَ الْمُمْتَرِينَ </text:span><text:span text:style-name="T3">(114)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أغير الله إلهي وإلهكم أطلب حَكَمًا بيني وبينكم، وهو سبحانه الذي أنزل إليكم القرآن مبينًا فيه الحكم فيما تختصمون فيه من أمري وأمركم؟ وبنو إسرائيل الذين آتاهم الله التوراة والإنجيل يعلمون علمًا يقينًا أن هذا القرآن منزل عليك </text:span><text:span text:style-name="T3">-</text:span><text:span text:style-name="T4">أيها الرسول</text:span><text:span text:style-name="T3">- </text:span><text:span text:style-name="T4">من ربك بالحق، فلا تكونن من الشاكِّين في شيء مما أوحينا إليك</text:span><text:span text:style-name="T3">.</text:span></text:p>
      <text:p text:style-name="P1"><text:span text:style-name="T4">وَتَمَّتْ كَلِمَتُ رَبِّكَ صِدْقًا وَعَدْلًا لَا مُبَدِّلَ لِكَلِمَاتِهِ وَهُوَ السَّمِيعُ الْعَلِيمُ </text:span><text:span text:style-name="T3">(115) </text:span></text:p>
      <text:p text:style-name="P1"><text:span text:style-name="T4">وتمت كلمة ربك </text:span><text:span text:style-name="T3">-</text:span><text:span text:style-name="T4">وهي القرآن</text:span><text:span text:style-name="T3">- </text:span><text:span text:style-name="T4">صدقًا في الأخبار والأقوال، وعدلا في الأحكام، فلا يستطيع أحد أن يبدِّل كلماته الكاملة</text:span><text:span text:style-name="T3">. </text:span><text:span text:style-name="T4">والله تعالى هو السميع لما يقول عباده، الحليم بظواهر أمورهم وبواطنها</text:span><text:span text:style-name="T3">.</text:span></text:p>
      <text:p text:style-name="P1"><text:span text:style-name="T4">وَإِنْ تُطِعْ أَكْثَرَ مَنْ فِي الْأَرْضِ يُضِلُّوكَ عَنْ سَبِيلِ اللَّهِ إِنْ يَتَّبِعُونَ إِلَّا الظَّنَّ وَإِنْ هُمْ إِلَّا يَخْرُصُونَ </text:span><text:span text:style-name="T3">(116) </text:span></text:p>
      <text:p text:style-name="P1"><text:span text:style-name="T4">ولو فُرض </text:span><text:span text:style-name="T3">-</text:span><text:span text:style-name="T4">أيها الرسول</text:span><text:span text:style-name="T3">- </text:span><text:span text:style-name="T4">أنك أطعت أكثر أهل الأرض لأضلُّوك عن دين الله، ما يسيرون إلا على ما ظنوه حقًّا بتقليدهم أسلافهم، وما هم إلا يظنون ويكذبون</text:span><text:span text:style-name="T3">.</text:span></text:p>
      <text:p text:style-name="P1"><text:span text:style-name="T4">إِنَّ رَبَّكَ هُوَ أَعْلَمُ مَنْ يَضِلُّ عَنْ سَبِيلِهِ وَهُوَ أَعْلَمُ بِالْمُهْتَدِينَ </text:span><text:span text:style-name="T3">(117) </text:span></text:p>
      <text:p text:style-name="P1"><text:soft-page-break/><text:span text:style-name="T4">إن ربك هو أعلم بالضالين عن سبيل الرشاد، وهو أعلم منكم ومنهم بمن كان على استقامة وسداد، لا يخفى عليه منهم أحد</text:span><text:span text:style-name="T3">.</text:span></text:p>
      <text:p text:style-name="P1"><text:span text:style-name="T4">فَكُلُوا مِمَّا ذُكِرَ اسْمُ اللَّهِ عَلَيْهِ إِنْ كُنْتُمْ بِآيَاتِهِ مُؤْمِنِينَ </text:span><text:span text:style-name="T3">(118) </text:span></text:p>
      <text:p text:style-name="P1"><text:span text:style-name="T4">فكلوا من الذبائح التي ذُكِرَ اسم الله عليها، إن كنتم ببراهين الله تعالى الواضحة مصدقين</text:span><text:span text:style-name="T3">.</text:span></text:p>
      <text:p text:style-name="P1"><text:span text:style-name="T4">وَمَا لَكُمْ أَلَّا تَأْكُلُوا مِمَّا ذُكِرَ اسْمُ اللَّهِ عَلَيْهِ وَقَدْ فَصَّلَ لَكُمْ مَا حَرَّمَ عَلَيْكُمْ إِلَّا مَا اضْطُرِرْتُمْ إِلَيْهِ وَإِنَّ كَثِيرًا لَيُضِلُّونَ بِأَهْوَائِهِمْ بِغَيْرِ عِلْمٍ إِنَّ رَبَّكَ هُوَ أَعْلَمُ بِالْمُعْتَدِينَ </text:span><text:span text:style-name="T3">(119) </text:span></text:p>
      <text:p text:style-name="P1"><text:span text:style-name="T4">وأيُّ شيء يمنعكم أيها المسلمون من أن تأكلوا مما ذكر اسم الله عليه، وقد بيَّن الله سبحانه لكم جميع ما حرَّم عليكم؟ لكن ما دعت إليه الضرورة بسبب المجاعة، مما هو محرم عليكم كالميتة، فإنه مباح لكم</text:span><text:span text:style-name="T3">. </text:span><text:span text:style-name="T4">وإنَّ كثيرًا من الضالين ليضلون عن سبيل الله أشياعهم في تحليل الحرام وتحريم الحلال بأهوائهم؛ جهلا منهم</text:span><text:span text:style-name="T3">. </text:span><text:span text:style-name="T4">إن ربك </text:span><text:span text:style-name="T3">-</text:span><text:span text:style-name="T4">أيها الرسول</text:span><text:span text:style-name="T3">- </text:span><text:span text:style-name="T4">هو أعلم بمن تجاوز حده في ذلك، وهو الذي يتولى حسابه وجزاءه</text:span><text:span text:style-name="T3">.</text:span></text:p>
      <text:p text:style-name="P1"><text:span text:style-name="T4">وَذَرُوا ظَاهِرَ الْإِثْمِ وَبَاطِنَهُ إِنَّ الَّذِينَ يَكْسِبُونَ الْإِثْمَ سَيُجْزَوْنَ بِمَا كَانُوا يَقْتَرِفُونَ </text:span><text:span text:style-name="T3">(120) </text:span></text:p>
      <text:p text:style-name="P1"><text:span text:style-name="T4">واتركوا </text:span><text:span text:style-name="T3">-</text:span><text:span text:style-name="T4">أيها الناس</text:span><text:span text:style-name="T3">- </text:span><text:span text:style-name="T4">جميع المعاصي، ما كان منها علانية وما كان سرًّا</text:span><text:span text:style-name="T3">. </text:span><text:span text:style-name="T4">إن الذين يفعلون المعاصي سيعاقبهم ربهم</text:span><text:span text:style-name="T3">; </text:span><text:span text:style-name="T4">بسبب ما كانوا يعملونه من السيئات</text:span><text:span text:style-name="T3">.</text:span></text:p>
      <text:p text:style-name="P1"><text:span text:style-name="T4">وَلَا تَأْكُلُوا مِمَّا لَمْ يُذْكَرِ اسْمُ اللَّهِ عَلَيْهِ وَإِنَّهُ لَفِسْقٌ وَإِنَّ الشَّيَاطِينَ لَيُوحُونَ إِلَى أَوْلِيَائِهِمْ لِيُجَادِلُوكُمْ وَإِنْ أَطَعْتُمُوهُمْ إِنَّكُمْ لَمُشْرِكُونَ </text:span><text:span text:style-name="T3">(121) </text:span></text:p>
      <text:p text:style-name="P1"><text:span text:style-name="T4">ولا تأكلوا </text:span><text:span text:style-name="T3">-</text:span><text:span text:style-name="T4">أيها المسلمون</text:span><text:span text:style-name="T3">- </text:span><text:span text:style-name="T4">من الذبائح التي لم يذكر اسم الله عليها عند الذبح، كالميتة وما ذبح للأوثان والجن، وغير ذلك، وإن الأكل من تلك الذبائح لخروج عن طاعة الله تعالى</text:span><text:span text:style-name="T3">. </text:span><text:span text:style-name="T4">وإن مردة الجن لَيُلْقون إلى أوليائهم من شياطين الإنس بالشبهات حول تحريم أكل الميتة، فيأمرونهم أن يقولوا للمسلمين في جدالهم معهم</text:span><text:span text:style-name="T3">: </text:span><text:span text:style-name="T4">إنكم بعدم أكلكم الميتة لا تأكلون ما قتله الله، بينما تأكلون مما تذبحونه، وإن أطعتموهم </text:span><text:span text:style-name="T3">-</text:span><text:span text:style-name="T4">أيها المسلمون في تحليل الميتة</text:span><text:span text:style-name="T3">- </text:span><text:span text:style-name="T4">فأنتم وهم في الشرك سواء</text:span><text:span text:style-name="T3">.</text:span></text:p>
      <text:p text:style-name="P1"><text:span text:style-name="T4">أَوَمَنْ كَانَ مَيْتًا فَأَحْيَيْنَاهُ وَجَعَلْنَا لَهُ نُورًا يَمْشِي بِهِ فِي النَّاسِ كَمَنْ مَثَلُهُ فِي الظُّلُمَاتِ لَيْسَ بِخَارِجٍ مِنْهَا كَذَلِكَ زُيِّنَ لِلْكَافِرِينَ مَا كَانُوا يَعْمَلُونَ </text:span><text:span text:style-name="T3">(122) </text:span></text:p>
      <text:p text:style-name="P1"><text:span text:style-name="T4">أوَ من كان ميتًا في الضلالة هالكا حائرا، فأحيينا قلبه بالإيمان، وهديناه له، ووفقناه لاتباع رسله، فأصبح يعيش في أنوار الهداية، كمن مثله في الجهالات والأهواء والضلالات المتفرقة، لا يهتدي إلى منفذ ولا مخلص له مما هو فيه؟ لا يستويان، وكما خذلتُ هذا الكافر الذي يجادلكم </text:span><text:span text:style-name="T3">-</text:span><text:span text:style-name="T4">أيها المؤمنون</text:span><text:span text:style-name="T3">- </text:span><text:span text:style-name="T4">فزيَّنْتُ له سوء عمله، فرآه حسنًا، زيَّنْتُ للجاحدين أعمالهم السيئة</text:span><text:span text:style-name="T3">; </text:span><text:span text:style-name="T4">ليستوجبوا بذلك العذاب</text:span><text:span text:style-name="T3">.</text:span></text:p>
      <text:p text:style-name="P1"><text:soft-page-break/><text:span text:style-name="T4">وَكَذَلِكَ جَعَلْنَا فِي كُلِّ قَرْيَةٍ أَكَابِرَ مُجْرِمِيهَا لِيَمْكُرُوا فِيهَا وَمَا يَمْكُرُونَ إِلَّا بِأَنْفُسِهِمْ وَمَا يَشْعُرُونَ </text:span><text:span text:style-name="T3">(123) </text:span></text:p>
      <text:p text:style-name="P1"><text:span text:style-name="T4">ومثل هذا الذي حصل مِن زعماء الكفار في </text:span><text:span text:style-name="T3">«</text:span><text:span text:style-name="T4">مكة</text:span><text:span text:style-name="T3">» </text:span><text:span text:style-name="T4">من الصدِّ عن دين الله تعالى، جعلنا في كل قرية مجرمين يتزعمهم أكابرهم</text:span><text:span text:style-name="T3">; </text:span><text:span text:style-name="T4">ليمكروا فيها بالصد عن دين الله، وما يكيدون إلا أنفسهم، وما يُحِسُّون بذلك</text:span><text:span text:style-name="T3">.</text:span></text:p>
      <text:p text:style-name="P1"><text:span text:style-name="T4">وَإِذَا جَاءَتْهُمْ آيَةٌ قَالُوا لَنْ نُؤْمِنَ حَتَّى نُؤْتَى مِثْلَ مَا أُوتِيَ رُسُلُ اللَّهِ اللَّهُ أَعْلَمُ حَيْثُ يَجْعَلُ رِسَالَتَهُ سَيُصِيبُ الَّذِينَ أَجْرَمُوا صَغَارٌ عِنْدَ اللَّهِ وَعَذَابٌ شَدِيدٌ بِمَا كَانُوا يَمْكُرُونَ </text:span><text:span text:style-name="T3">(124) </text:span></text:p>
      <text:p text:style-name="P1"><text:span text:style-name="T4">وإذا جاءت هؤلاء المشركين من أهل </text:span><text:span text:style-name="T3">«</text:span><text:span text:style-name="T4">مكة</text:span><text:span text:style-name="T3">» </text:span><text:span text:style-name="T4">حجة ظاهرة على نبوة محمد صلى الله عليه وسلم، قال بعض كبرائهم</text:span><text:span text:style-name="T3">: </text:span><text:span text:style-name="T4">لن نصدِّق بنبوته حتى يعطينا الله من النبوة والمعجزات مثل ما أعطى رسله السابقين</text:span><text:span text:style-name="T3">. </text:span><text:span text:style-name="T4">فردَّ الله تعالى عليهم بقوله</text:span><text:span text:style-name="T3">: </text:span><text:span text:style-name="T4">الله أعلم حيث يجعل رسالته أي</text:span><text:span text:style-name="T3">: </text:span><text:span text:style-name="T4">بالذين هم أهل لحمل رسالته وتبليغها إلى الناس</text:span><text:span text:style-name="T3">. </text:span><text:span text:style-name="T4">سينال هؤلاء الطغاة الذل، ولهم عذاب موجع في نار جهنم</text:span><text:span text:style-name="T3">; </text:span><text:span text:style-name="T4">بسبب كيدهم للإسلام وأهله</text:span><text:span text:style-name="T3">.</text:span></text:p>
      <text:p text:style-name="P1"><text:span text:style-name="T4">فَمَنْ يُرِدِ اللَّهُ أَنْ يَهْدِيَهُ يَشْرَحْ صَدْرَهُ لِلْإِسْلَامِ وَمَنْ يُرِدْ أَنْ يُضِلَّهُ يَجْعَلْ صَدْرَهُ ضَيِّقًا حَرَجًا كَأَنَّمَا يَصَّعَّدُ فِي السَّمَاءِ كَذَلِكَ يَجْعَلُ اللَّهُ الرِّجْسَ عَلَى الَّذِينَ لَا يُؤْمِنُونَ </text:span><text:span text:style-name="T3">(125) </text:span></text:p>
      <text:p text:style-name="P1"><text:span text:style-name="T4">فمن يشأ الله أن يوفقه لقَبول الحق يشرح صدره للتوحيد والإيمان، ومن يشأ أن يضله يجعل صدره في حال شديدة من الانقباض عن قَبول الهدى، كحال مَن يصعد في طبقات الجو العليا، فيصاب بضيق شديد في التنفس</text:span><text:span text:style-name="T3">. </text:span><text:span text:style-name="T4">وكما يجعل الله صدور الكافرين شديدة الضيق والانقباض، كذلك يجعل العذاب على الذين لا يؤمنون به</text:span><text:span text:style-name="T3">.</text:span></text:p>
      <text:p text:style-name="P1"><text:span text:style-name="T4">وَهَذَا صِرَاطُ رَبِّكَ مُسْتَقِيمًا قَدْ فَصَّلْنَا الْآيَاتِ لِقَوْمٍ يَذَّكَّرُونَ </text:span><text:span text:style-name="T3">(126) </text:span></text:p>
      <text:p text:style-name="P1"><text:span text:style-name="T4">وهذا الذي بيَّنَّاه لك </text:span><text:span text:style-name="T3">-</text:span><text:span text:style-name="T4">أيها الرسول</text:span><text:span text:style-name="T3">- </text:span><text:span text:style-name="T4">هو الطريق الموصل إلى رضا ربك وجنته</text:span><text:span text:style-name="T3">. </text:span><text:span text:style-name="T4">قد بينَّا البراهين لمن يتذكر من أهل العقول الراجحة</text:span><text:span text:style-name="T3">.</text:span></text:p>
      <text:p text:style-name="P1"><text:span text:style-name="T4">لَهُمْ دَارُ السَّلَامِ عِنْدَ رَبِّهِمْ وَهُوَ وَلِيُّهُمْ بِمَا كَانُوا يَعْمَلُونَ </text:span><text:span text:style-name="T3">(127) </text:span></text:p>
      <text:p text:style-name="P1"><text:span text:style-name="T4">للمتذكرين عند ربهم جل وعلا يوم القيامة دار السلامة والأمان من كل مكروه وهي الجنة، وهو سبحانه ناصرهم وحافظهم جزاءً لهم</text:span><text:span text:style-name="T3">; </text:span><text:span text:style-name="T4">بسبب أعمالهم الصالحة</text:span><text:span text:style-name="T3">.</text:span></text:p>
      <text:p text:style-name="P1"><text:span text:style-name="T4">وَيَوْمَ يَحْشُرُهُمْ جَمِيعًا يَامَعْشَرَ الْجِنِّ قَدِ اسْتَكْثَرْتُمْ مِنَ الْإِنْسِ وَقَالَ أَوْلِيَاؤُهُمْ مِنَ الْإِنْسِ رَبَّنَا اسْتَمْتَعَ بَعْضُنَا بِبَعْضٍ وَبَلَغْنَا أَجَلَنَا الَّذِي أَجَّلْتَ لَنَا قَالَ النَّارُ مَثْوَاكُمْ خَالِدِينَ فِيهَا إِلَّا مَا شَاءَ اللَّهُ إِنَّ رَبَّكَ حَكِيمٌ عَلِيمٌ </text:span><text:span text:style-name="T3">(128) </text:span></text:p>
      <text:p text:style-name="P1"><text:span text:style-name="T4">واذكر </text:span><text:span text:style-name="T3">-</text:span><text:span text:style-name="T4">أيها الرسول</text:span><text:span text:style-name="T3">- </text:span><text:span text:style-name="T4">يوم يحشر الله تعالى الكفار وأولياءهم من شياطين الجن فيقول</text:span><text:span text:style-name="T3">: </text:span><text:span text:style-name="T4">يا معشر الجن قد أضللتم كثيرًا من الإنس، وقال أولياؤهم من كفار الإنس</text:span><text:span text:style-name="T3">: </text:span><text:span text:style-name="T4">ربنا قد انتفع بعضنا من بعض، </text:span><text:soft-page-break/><text:span text:style-name="T4">وبلغنا الأجل الذي أجَّلْتَه لنا بانقضاء حياتنا الدنيا، قال الله تعالى لهم</text:span><text:span text:style-name="T3">: </text:span><text:span text:style-name="T4">النار مثواكم، أي</text:span><text:span text:style-name="T3">: </text:span><text:span text:style-name="T4">مكان إقامتكم خالدين فيها، إلا مَن شاء الله عدم خلوده فيها من عصاة الموحدين</text:span><text:span text:style-name="T3">. </text:span><text:span text:style-name="T4">إن ربك حكيم في تدبيره وصنعه، عليم بجميع أمور عباده</text:span><text:span text:style-name="T3">.</text:span></text:p>
      <text:p text:style-name="P1"><text:span text:style-name="T4">وَكَذَلِكَ نُوَلِّي بَعْضَ الظَّالِمِينَ بَعْضًا بِمَا كَانُوا يَكْسِبُونَ </text:span><text:span text:style-name="T3">(129) </text:span></text:p>
      <text:p text:style-name="P1"><text:span text:style-name="T4">وكما سلَّطْنا شياطين الجن على كفار الإنس، فكانوا أولياء لهم، نسلِّط الظالمين من الإنس بعضهم على بعض في الدنيا</text:span><text:span text:style-name="T3">; </text:span><text:span text:style-name="T4">بسبب ما يعملونه من المعاصي</text:span><text:span text:style-name="T3">.</text:span></text:p>
      <text:p text:style-name="P1"><text:span text:style-name="T4">يَامَعْشَرَ الْجِنِّ وَالْإِنْسِ أَلَمْ يَأْتِكُمْ رُسُلٌ مِنْكُمْ يَقُصُّونَ عَلَيْكُمْ آيَاتِي وَيُنْذِرُونَكُمْ لِقَاءَ يَوْمِكُمْ هَذَا قَالُوا شَهِدْنَا عَلَى أَنْفُسِنَا وَغَرَّتْهُمُ الْحَيَاةُ الدُّنْيَا وَشَهِدُوا عَلَى أَنْفُسِهِمْ أَنَّهُمْ كَانُوا كَافِرِينَ </text:span><text:span text:style-name="T3">(130) </text:span></text:p>
      <text:p text:style-name="P1"><text:span text:style-name="T4">أيها المشركون من الجن والإنس، ألم يأتكم رسل من جملتكم </text:span><text:span text:style-name="T3">-</text:span><text:span text:style-name="T4">وظاهر النصوص يدلُّ على أنَّ الرسل من الإنس فقط</text:span><text:span text:style-name="T3">-</text:span><text:span text:style-name="T4">، يخبرونكم بآياتي الواضحة المشتملة على الأمر والنهي وبيان الخير والشر، ويحذرونكم لقاء عذابي في يوم القيامة؟ قال هؤلاء المشركون من الإنس والجن</text:span><text:span text:style-name="T3">: </text:span><text:span text:style-name="T4">شَهِدْنا على أنفسنا بأن رسلك قد بلغونا آياتك، وأنذرونا لقاء يومنا هذا، فكذبناهم، وخدعت هؤلاء المشركين زينةُ الحياة الدنيا، وشهدوا على أنفسهم أنهم كانوا جاحدين وحدانية الله تعالى ومكذبين لرسله عليهم السلام</text:span><text:span text:style-name="T3">.</text:span></text:p>
      <text:p text:style-name="P1"><text:span text:style-name="T4">ذَلِكَ أَنْ لَمْ يَكُنْ رَبُّكَ مُهْلِكَ الْقُرَى بِظُلْمٍ وَأَهْلُهَا غَافِلُونَ </text:span><text:span text:style-name="T3">(131) </text:span></text:p>
      <text:p text:style-name="P1"><text:span text:style-name="T4">إنما أعذرنا إلى الثقلين بإرسال الرسل وإنزال الكتب، لئلا يؤاخَذَ أحد بظلمه، وهو لم تبلغه دعوة، ولكن أعذرنا إلى الأمم، وما عذَّبنا أحدًا إلا بعد إرسال الرسل إليهم</text:span><text:span text:style-name="T3">.</text:span></text:p>
      <text:p text:style-name="P1"><text:span text:style-name="T4">وَلِكُلٍّ دَرَجَاتٌ مِمَّا عَمِلُوا وَمَا رَبُّكَ بِغَافِلٍ عَمَّا يَعْمَلُونَ </text:span><text:span text:style-name="T3">(132) </text:span></text:p>
      <text:p text:style-name="P1"><text:span text:style-name="T4">ولكل عامل في طاعة الله تعالى أو معصيته مراتب من عمله، يبلِّغه الله إياها، ويجازيه عليها</text:span><text:span text:style-name="T3">. </text:span><text:span text:style-name="T4">وما ربك </text:span><text:span text:style-name="T3">-</text:span><text:span text:style-name="T4">أيها الرسول</text:span><text:span text:style-name="T3">- </text:span><text:span text:style-name="T4">بغافل عما يعمل عباده</text:span><text:span text:style-name="T3">.</text:span></text:p>
      <text:p text:style-name="P1"><text:span text:style-name="T4">وَرَبُّكَ الْغَنِيُّ ذُو الرَّحْمَةِ إِنْ يَشَأْ يُذْهِبْكُمْ وَيَسْتَخْلِفْ مِنْ بَعْدِكُمْ مَا يَشَاءُ كَمَا أَنْشَأَكُمْ مِنْ ذُرِّيَّةِ قَوْمٍ آخَرِينَ </text:span><text:span text:style-name="T3">(133) </text:span></text:p>
      <text:p text:style-name="P1"><text:span text:style-name="T4">وربك </text:span><text:span text:style-name="T3">-</text:span><text:span text:style-name="T4">أيها الرسول</text:span><text:span text:style-name="T3">- </text:span><text:span text:style-name="T4">الذي أمر الناس بعبادته، هو الغني وحده، وكل خلقه محتاجون إليه، وهو سبحانه ذو الرحمة الواسعة، لو أراد لأهلككم، وأوجد قومًا غيركم يخلفونكم من بعد فنائكم، ويعملون بطاعته تعالى، كما أوجدكم من نسل قوم آخرين كانوا قبلكم</text:span><text:span text:style-name="T3">.</text:span></text:p>
      <text:p text:style-name="P1"><text:span text:style-name="T4">إِنَّ مَا تُوعَدُونَ لَآتٍ وَمَا أَنْتُمْ بِمُعْجِزِينَ </text:span><text:span text:style-name="T3">(134) </text:span></text:p>
      <text:p text:style-name="P1"><text:span text:style-name="T4">إن الذي يوعدكم به ربكم </text:span><text:span text:style-name="T3">- </text:span><text:span text:style-name="T4">أيها المشركون </text:span><text:span text:style-name="T3">- </text:span><text:span text:style-name="T4">من العقاب على كفركم واقع بكم، ولن تُعجِزوا ربكم هربًا، فهو قادر على إعادتكم، وإن صرتم ترابًا وعظامًا</text:span><text:span text:style-name="T3">.</text:span></text:p>
      <text:p text:style-name="P1"><text:soft-page-break/><text:span text:style-name="T4">قُلْ يَاقَوْمِ اعْمَلُوا عَلَى مَكَانَتِكُمْ إِنِّي عَامِلٌ فَسَوْفَ تَعْلَمُونَ مَنْ تَكُونُ لَهُ عَاقِبَةُ الدَّارِ إِنَّهُ لَا يُفْلِحُ الظَّالِمُونَ </text:span><text:span text:style-name="T3">(135) </text:span></text:p>
      <text:p text:style-name="P1"><text:span text:style-name="T4">قل </text:span><text:span text:style-name="T3">-</text:span><text:span text:style-name="T4">أيها الرسول</text:span><text:span text:style-name="T3">-: </text:span><text:span text:style-name="T4">يا قوم اعملوا على طريقتكم فإني عامل على طريقتي التي شرعها لي ربي جل وعلا فسوف تعلمون </text:span><text:span text:style-name="T3">-</text:span><text:span text:style-name="T4">عند حلول النقمة بكم</text:span><text:span text:style-name="T3">- </text:span><text:span text:style-name="T4">مَنِ الذي تكون له العاقبة الحسنة؟ إنه لا يفوز برضوان الله تعالى والجنة مَن تجاوز حده وظلم، فأشرك مع الله غيره</text:span><text:span text:style-name="T3">.</text:span></text:p>
      <text:p text:style-name="P1"><text:span text:style-name="T4">وَجَعَلُوا لِلَّهِ مِمَّا ذَرَأَ مِنَ الْحَرْثِ وَالْأَنْعَامِ نَصِيبًا فَقَالُوا هَذَا لِلَّهِ بِزَعْمِهِمْ وَهَذَا لِشُرَكَائِنَا فَمَا كَانَ لِشُرَكَائِهِمْ فَلَا يَصِلُ إِلَى اللَّهِ وَمَا كَانَ لِلَّهِ فَهُوَ يَصِلُ إِلَى شُرَكَائِهِمْ سَاءَ مَا يَحْكُمُونَ </text:span><text:span text:style-name="T3">(136) </text:span></text:p>
      <text:p text:style-name="P1"><text:span text:style-name="T4">وجعل المشركون لله </text:span><text:span text:style-name="T3">-</text:span><text:span text:style-name="T4">جلَّ وعلا</text:span><text:span text:style-name="T3">- </text:span><text:span text:style-name="T4">جزءًا مما خلق من الزروع والثمار والأنعام يقدمونه للضيوف والمساكين، وجعلوا قسمًا آخر من هذه الأشياء لشركائهم من الأوثان والأنصاب، فما كان مخصصًا لشركائهم فإنه يصل إليها وحدها، ولا يصل إلى الله، وما كان مخصصا لله تعالى فإنه يصل إلى شركائهم</text:span><text:span text:style-name="T3">. </text:span><text:span text:style-name="T4">بئس حكم القوم وقسمتهم</text:span><text:span text:style-name="T3">.</text:span></text:p>
      <text:p text:style-name="P1"><text:span text:style-name="T4">وَكَذَلِكَ زَيَّنَ لِكَثِيرٍ مِنَ الْمُشْرِكِينَ قَتْلَ أَوْلَادِهِمْ شُرَكَاؤُهُمْ لِيُرْدُوهُمْ وَلِيَلْبِسُوا عَلَيْهِمْ دِينَهُمْ وَلَوْ شَاءَ اللَّهُ مَا فَعَلُوهُ فَذَرْهُمْ وَمَا يَفْتَرُونَ </text:span><text:span text:style-name="T3">(137) </text:span></text:p>
      <text:p text:style-name="P1"><text:span text:style-name="T4">وكما زيَّن الشيطان للمشركين أن يجعلوا لله تعالى من الحرث والأنعام نصيبًا، ولشركائهم نصيبًا، زيَّنت الشياطين لكثير من المشركين قَتْلَ أولادهم خشية الفقر</text:span><text:span text:style-name="T3">; </text:span><text:span text:style-name="T4">ليوقعوا هؤلاء الآباء في الهلاك بقتل النفس التي حرم الله قتلها إلا بالحق، وليخلطوا عليهم دينهم فيلتبس، فيضلوا ويهلكوا، ولو شاء الله ألا يفعلوا ذلك ما فعلوه، ولكنه قدَّر ذلك لعلمه بسوء حالهم ومآلهم، فاتركهم </text:span><text:span text:style-name="T3">-</text:span><text:span text:style-name="T4">أيها الرسول</text:span><text:span text:style-name="T3">- </text:span><text:span text:style-name="T4">وشأنهم فيما يفترون من كذب، فسيحكم الله بينك وبينهم</text:span><text:span text:style-name="T3">.</text:span></text:p>
      <text:p text:style-name="P1"><text:span text:style-name="T4">وَقَالُوا هَذِهِ أَنْعَامٌ وَحَرْثٌ حِجْرٌ لَا يَطْعَمُهَا إِلَّا مَنْ نَشَاءُ بِزَعْمِهِمْ وَأَنْعَامٌ حُرِّمَتْ ظُهُورُهَا وَأَنْعَامٌ لَا يَذْكُرُونَ اسْمَ اللَّهِ عَلَيْهَا افْتِرَاءً عَلَيْهِ سَيَجْزِيهِمْ بِمَا كَانُوا يَفْتَرُونَ </text:span><text:span text:style-name="T3">(138) </text:span></text:p>
      <text:p text:style-name="P1"><text:span text:style-name="T4">وقال المشركون</text:span><text:span text:style-name="T3">: </text:span><text:span text:style-name="T4">هذه إبل وزرع حرام، لا يأكلها إلا مَن يأذنون له </text:span><text:span text:style-name="T3">-</text:span><text:span text:style-name="T4">حسب ادعائهم</text:span><text:span text:style-name="T3">- </text:span><text:span text:style-name="T4">مِن سدنة الأوثان وغيرهم</text:span><text:span text:style-name="T3">.</text:span></text:p>
      <text:p text:style-name="P1"><text:span text:style-name="T4">وهذه إبل حُرِّمت ظهورها، فلا يحل ركوبها والحملُ عليها بحال من الأحوال</text:span><text:span text:style-name="T3">.</text:span></text:p>
      <text:p text:style-name="P1"><text:span text:style-name="T4">وهذه إبل لا يَذكرون اسم الله تعالى عليها في أي شأن من شئونها</text:span><text:span text:style-name="T3">. </text:span><text:span text:style-name="T4">فعلوا ذلك كذبًا منهم على الله، سيجزيهم الله بسبب ما كانوا يفترون من كذبٍ عليه سبحانه</text:span><text:span text:style-name="T3">.</text:span></text:p>
      <text:p text:style-name="P1"><text:span text:style-name="T4">وَقَالُوا مَا فِي بُطُونِ هَذِهِ الْأَنْعَامِ خَالِصَةٌ لِذُكُورِنَا وَمُحَرَّمٌ عَلَى أَزْوَاجِنَا وَإِنْ يَكُنْ مَيْتَةً فَهُمْ فِيهِ شُرَكَاءُ سَيَجْزِيهِمْ وَصْفَهُمْ إِنَّهُ حَكِيمٌ عَلِيمٌ </text:span><text:span text:style-name="T3">(139) </text:span></text:p>
      <text:p text:style-name="P1"><text:soft-page-break/><text:span text:style-name="T4">وقال المشركون</text:span><text:span text:style-name="T3">: </text:span><text:span text:style-name="T4">ما في بطون الأنعام من أجنَّة مباح لرجالنا، ومحرم على نسائنا، إذا ولد حيًّا، ويشركون فيه إذا ولد ميتًا</text:span><text:span text:style-name="T3">. </text:span><text:span text:style-name="T4">سيعاقبهم الله إذ شرَّعوا لأنفسهم من التحليل والتحريم ما لم يأذن به الله</text:span><text:span text:style-name="T3">. </text:span><text:span text:style-name="T4">إنه تعالى حكيم في تدبير أمور خلقه، عليم بهم</text:span><text:span text:style-name="T3">.</text:span></text:p>
      <text:p text:style-name="P1"><text:span text:style-name="T4">قَدْ خَسِرَ الَّذِينَ قَتَلُوا أَوْلَادَهُمْ سَفَهًا بِغَيْرِ عِلْمٍ وَحَرَّمُوا مَا رَزَقَهُمُ اللَّهُ افْتِرَاءً عَلَى اللَّهِ قَدْ ضَلُّوا وَمَا كَانُوا مُهْتَدِينَ </text:span><text:span text:style-name="T3">(140) </text:span></text:p>
      <text:p text:style-name="P1"><text:span text:style-name="T4">قد خسر وهلك الذين قتلوا أولادهم لضعف عقولهم وجهلهم، وحرموا ما رزقهم الله كذبًا على الله</text:span><text:span text:style-name="T3">. </text:span><text:span text:style-name="T4">قد بَعُدوا عن الحق، وما كانوا من أهل الهدى والرشاد</text:span><text:span text:style-name="T3">. </text:span><text:span text:style-name="T4">فالتحليل والتحريم من خصائص الألوهية في التشريع، والحلال ما أحله الله، والحرام ما حرَّمه الله، وليس لأحد من خَلْقه فردًا كان أو جماعة أن يشرع لعباده ما لم يأذن به الله</text:span><text:span text:style-name="T3">.</text:span></text:p>
      <text:p text:style-name="P1"><text:span text:style-name="T4">وَهُوَ الَّذِي أَنْشَأَ جَنَّاتٍ مَعْرُوشَاتٍ وَغَيْرَ مَعْرُوشَاتٍ وَالنَّخْلَ وَالزَّرْعَ مُخْتَلِفًا أُكُلُهُ وَالزَّيْتُونَ وَالرُّمَّانَ مُتَشَابِهًا وَغَيْرَ مُتَشَابِهٍ كُلُوا مِنْ ثَمَرِهِ إِذَا أَثْمَرَ وَآتُوا حَقَّهُ يَوْمَ حَصَادِهِ وَلَا تُسْرِفُوا إِنَّهُ لَا يُحِبُّ الْمُسْرِفِينَ </text:span><text:span text:style-name="T3">(141) </text:span></text:p>
      <text:p text:style-name="P1"><text:span text:style-name="T4">والله سبحانه وتعالى هو الذي أوجد لكم بساتين</text:span><text:span text:style-name="T3">: </text:span><text:span text:style-name="T4">منها ما هو مرفوع عن الأرض كالأعناب، ومنها ما هو غير مرفوع، ولكنه قائم على سوقه كالنخل والزرع، متنوعًا طعمه، والزيتون والرمان متشابهًا منظره، ومختلفًا ثمره وطعمه</text:span><text:span text:style-name="T3">. </text:span><text:span text:style-name="T4">كلوا </text:span><text:span text:style-name="T3">-</text:span><text:span text:style-name="T4">أيها الناس</text:span><text:span text:style-name="T3">- </text:span><text:span text:style-name="T4">مِن ثمره إذا أثمر، وأعطوا زكاته المفروضة عليكم يوم حصاده وقطافه، ولا تتجاوزوا حدود الاعتدال في إخراج المال وأكل الطعام وغير ذلك</text:span><text:span text:style-name="T3">. </text:span><text:span text:style-name="T4">إنه تعالى لا يحب المتجاوزين حدوده بإنفاق المال في غير وجهه</text:span><text:span text:style-name="T3">.</text:span></text:p>
      <text:p text:style-name="P1"><text:span text:style-name="T4">وَمِنَ الْأَنْعَامِ حَمُولَةً وَفَرْشًا كُلُوا مِمَّا رَزَقَكُمُ اللَّهُ وَلَا تَتَّبِعُوا خُطُوَاتِ الشَّيْطَانِ إِنَّهُ لَكُمْ عَدُوٌّ مُبِينٌ </text:span><text:span text:style-name="T3">(142) </text:span></text:p>
      <text:p text:style-name="P1"><text:span text:style-name="T4">وأوجد من الأنعام ما هو مهيَّأ للحمل عليه لكبره وارتفاعه كالإبل، ومنها ما هو مهيَّأ لغير الحمل لصغره وقربه من الأرض كالبقر والغنم، كلوا مما أباحه الله لكم وأعطاكموه من هذه الأنعام، ولا تحرموا ما أحلَّ الله منها اتباعًا لطرق الشيطان، كما فعل المشركون</text:span><text:span text:style-name="T3">. </text:span><text:span text:style-name="T4">إن الشيطان لكم عدو ظاهر العداوة</text:span><text:span text:style-name="T3">.</text:span></text:p>
      <text:p text:style-name="P1"><text:span text:style-name="T4">ثَمَانِيَةَ أَزْوَاجٍ مِنَ الضَّأْنِ اثْنَيْنِ وَمِنَ الْمَعْزِ اثْنَيْنِ قُلْ آلذَّكَرَيْنِ حَرَّمَ أَمِ الْأُنْثَيَيْنِ أَمَّا اشْتَمَلَتْ عَلَيْهِ أَرْحَامُ الْأُنْثَيَيْنِ نَبِّئُونِي بِعِلْمٍ إِنْ كُنْتُمْ صَادِقِينَ </text:span><text:span text:style-name="T3">(143) </text:span></text:p>
      <text:p text:style-name="P1"><text:span text:style-name="T4">هذه الأنعام التي رزقها الله عباده من الإبل والبقر والغنم ثمانية أصناف</text:span><text:span text:style-name="T3">: </text:span><text:span text:style-name="T4">أربعة منها من الغنم، وهي الضأن ذكورًا وإناثًا، والمعز ذكورًا وإناثًا</text:span><text:span text:style-name="T3">. </text:span><text:span text:style-name="T4">قل </text:span><text:span text:style-name="T3">-</text:span><text:span text:style-name="T4">أيها الرسول</text:span><text:span text:style-name="T3">- </text:span><text:span text:style-name="T4">لأولئك المشركين</text:span><text:span text:style-name="T3">: </text:span><text:span text:style-name="T4">هل حَرَّم الله الذكرين من الغنم؟ فإن قالوا</text:span><text:span text:style-name="T3">: </text:span><text:span text:style-name="T4">نعم، فقد كذبوا في ذلك</text:span><text:span text:style-name="T3">; </text:span><text:span text:style-name="T4">لأنهم لا يحرمون كل ذكر من الضأن والمعز، وقل لهم</text:span><text:span text:style-name="T3">: </text:span><text:span text:style-name="T4">هل حَرَّم الله الأنثيين من الغنم؟ فإن قالوا</text:span><text:span text:style-name="T3">: </text:span><text:span text:style-name="T4">نعم، فقد كذبوا أيضًا</text:span><text:span text:style-name="T3">; </text:span><text:span text:style-name="T4">لأنهم لا يحرمون كل </text:span><text:soft-page-break/><text:span text:style-name="T4">أنثى من ولد الضأن والمعز، وقل لهم</text:span><text:span text:style-name="T3">: </text:span><text:span text:style-name="T4">هل حَرَّم الله ما اشتملت عليه أرحام الأنثيين من الضأن والمعز من الحمل؟ فإن قالوا</text:span><text:span text:style-name="T3">: </text:span><text:span text:style-name="T4">نعم، فقد كذبوا أيضًا</text:span><text:span text:style-name="T3">; </text:span><text:span text:style-name="T4">لأنهم لا يحرمون كل حَمْل مِن ذلك، خبِّروني بعلم يدل على صحة ما ذهبتم إليه، إن كنتم صادقين فيما تنسبونه إلى ربكم</text:span><text:span text:style-name="T3">.</text:span></text:p>
      <text:p text:style-name="P1"><text:span text:style-name="T4">وَمِنَ الْإِبِلِ اثْنَيْنِ وَمِنَ الْبَقَرِ اثْنَيْنِ قُلْ آلذَّكَرَيْنِ حَرَّمَ أَمِ الْأُنْثَيَيْنِ أَمَّا اشْتَمَلَتْ عَلَيْهِ أَرْحَامُ الْأُنْثَيَيْنِ أَمْ كُنْتُمْ شُهَدَاءَ إِذْ وَصَّاكُمُ اللَّهُ بِهَذَا فَمَنْ أَظْلَمُ مِمَّنِ افْتَرَى عَلَى اللَّهِ كَذِبًا لِيُضِلَّ النَّاسَ بِغَيْرِ عِلْمٍ إِنَّ اللَّهَ لَا يَهْدِي الْقَوْمَ الظَّالِمِينَ </text:span><text:span text:style-name="T3">(144) </text:span></text:p>
      <text:p text:style-name="P1"><text:span text:style-name="T4">والأصناف الأربعة الأخرى</text:span><text:span text:style-name="T3">: </text:span><text:span text:style-name="T4">هي اثنان من الإبل ذكورًا وإناثًا، واثنان من البقر ذكورًا وإناثًا</text:span><text:span text:style-name="T3">. </text:span><text:span text:style-name="T4">قل </text:span><text:span text:style-name="T3">-</text:span><text:span text:style-name="T4">أيها الرسول</text:span><text:span text:style-name="T3">- </text:span><text:span text:style-name="T4">لأولئك المشركين</text:span><text:span text:style-name="T3">: </text:span><text:span text:style-name="T4">أحَرَّم الله الذكرين أم الأنثيين؟ أم حرَّم ما اشتملت عليه أرحام الأنثيين ذكورًا وإناثًا؟ أم كنتم أيها المشركون حاضرين، إذ وصاكم الله بهذا التحريم للأنعام، فلا أحد أشد ظلمًا ممن اختلق على الله الكذب</text:span><text:span text:style-name="T3">; </text:span><text:span text:style-name="T4">ليصرف الناس بجهله عن طريق الهدى</text:span><text:span text:style-name="T3">. </text:span><text:span text:style-name="T4">إن الله تعالى لا يوفق للرشد مَن تجاوز حدَّه، فكذب على ربه، وأضلَّ الناس</text:span><text:span text:style-name="T3">.</text:span></text:p>
      <text:p text:style-name="P1"><text:span text:style-name="T4">قُلْ لَا أَجِدُ فِي مَا أُوحِيَ إِلَيَّ مُحَرَّمًا عَلَى طَاعِمٍ يَطْعَمُهُ إِلَّا أَنْ يَكُونَ مَيْتَةً أَوْ دَمًا مَسْفُوحًا أَوْ لَحْمَ خِنْزِيرٍ فَإِنَّهُ رِجْسٌ أَوْ فِسْقًا أُهِلَّ لِغَيْرِ اللَّهِ بِهِ فَمَنِ اضْطُرَّ غَيْرَ بَاغٍ وَلَا عَادٍ فَإِنَّ رَبَّكَ غَفُورٌ رَحِيمٌ </text:span><text:span text:style-name="T3">(145) </text:span></text:p>
      <text:p text:style-name="P1"><text:span text:style-name="T4">قل </text:span><text:span text:style-name="T3">-</text:span><text:span text:style-name="T4">أيها الرسول</text:span><text:span text:style-name="T3">-: </text:span><text:span text:style-name="T4">إني لا أجد فيما أوحى الله إليَّ شيئًا محرمًا على من يأكله مما تذكرون أنه حُرِّم من الأنعام، إلا أن يكون قد مات بغير تذكية، أو يكون دمًا مراقًا، أو يكون لحم خنزير فإنه نجس، أو الذي كانت ذكاته خروجًا عن طاعة الله تعالى</text:span><text:span text:style-name="T3">; </text:span><text:span text:style-name="T4">كما إذا كان المذبوح قد ذكر عليه اسم غير الله عند الذبح</text:span><text:span text:style-name="T3">. </text:span><text:span text:style-name="T4">فمن اضطر إلى الأكل من هذه المحرمات بسبب الجوع الشديد غير طالب بأكله منها تلذذًا، ولا متجاوز حد الضرورة، فإن الله تعالى غفور له، رحيم به</text:span><text:span text:style-name="T3">. </text:span><text:span text:style-name="T4">وقد ثبت </text:span><text:span text:style-name="T3">- </text:span><text:span text:style-name="T4">فيما بعد </text:span><text:span text:style-name="T3">- </text:span><text:span text:style-name="T4">بالسنة تحريم كل ذي ناب من السباع، ومخلب من الطير، والحمر الأهلية، والكلاب</text:span><text:span text:style-name="T3">.</text:span></text:p>
      <text:p text:style-name="P1"><text:span text:style-name="T4">وَعَلَى الَّذِينَ هَادُوا حَرَّمْنَا كُلَّ ذِي ظُفُرٍ وَمِنَ الْبَقَرِ وَالْغَنَمِ حَرَّمْنَا عَلَيْهِمْ شُحُومَهُمَا إِلَّا مَا حَمَلَتْ ظُهُورُهُمَا أَوِ الْحَوَايَا أَوْ مَا اخْتَلَطَ بِعَظْمٍ ذَلِكَ جَزَيْنَاهُمْ بِبَغْيِهِمْ وَإِنَّا لَصَادِقُونَ </text:span><text:span text:style-name="T3">(146) </text:span></text:p>
      <text:p text:style-name="P1"><text:span text:style-name="T4">واذكر </text:span><text:span text:style-name="T3">-</text:span><text:span text:style-name="T4">أيها الرسول</text:span><text:span text:style-name="T3">- </text:span><text:span text:style-name="T4">لهؤلاء المشركين ما حرمَّنا على اليهود من البهائم والطير</text:span><text:span text:style-name="T3">: </text:span><text:span text:style-name="T4">وهو كل ما لم يكن مشقوق الأصابع كالإبل والنَّعام، وشحوم البقر والغنم، إلا ما عَلِق من الشحم بظهورها أو أمعائها، أو اختلط بعظم الألْية والجنب ونحو ذلك</text:span><text:span text:style-name="T3">. </text:span><text:span text:style-name="T4">ذلك التحرم المذكور على اليهود عقوبة مِنَّا لهم بسبب أعمالهم السيئة، وإنَّا لصادقون فيما أخبرنا به عنهم</text:span><text:span text:style-name="T3">.</text:span></text:p>
      <text:p text:style-name="P1"><text:span text:style-name="T4">فَإِنْ كَذَّبُوكَ فَقُلْ رَبُّكُمْ ذُو رَحْمَةٍ وَاسِعَةٍ وَلَا يُرَدُّ بَأْسُهُ عَنِ الْقَوْمِ الْمُجْرِمِينَ </text:span><text:span text:style-name="T3">(147) </text:span></text:p>
      <text:p text:style-name="P1"><text:soft-page-break/><text:span text:style-name="T4">فإن كذبك </text:span><text:span text:style-name="T3">-</text:span><text:span text:style-name="T4">أيها الرسول</text:span><text:span text:style-name="T3">- </text:span><text:span text:style-name="T4">مخالفوك من المشركين واليهود، وغيرهم، فقل لهم</text:span><text:span text:style-name="T3">: </text:span><text:span text:style-name="T4">ربكم جل وعلا ذو رحمة واسعة، ولا يُدْفع عقابه عن القوم الذين أجرموا، فاكتسبوا الذنوب، واجترحوا السيئات</text:span><text:span text:style-name="T3">. </text:span><text:span text:style-name="T4">وفي هذا تهديد لهم لمخالفتهم الرسول صلى الله عليه وسلم</text:span><text:span text:style-name="T3">.</text:span></text:p>
      <text:p text:style-name="P1"><text:span text:style-name="T4">سَيَقُولُ الَّذِينَ أَشْرَكُوا لَوْ شَاءَ اللَّهُ مَا أَشْرَكْنَا وَلَا آبَاؤُنَا وَلَا حَرَّمْنَا مِنْ شَيْءٍ كَذَلِكَ كَذَّبَ الَّذِينَ مِنْ قَبْلِهِمْ حَتَّى ذَاقُوا بَأْسَنَا قُلْ هَلْ عِنْدَكُمْ مِنْ عِلْمٍ فَتُخْرِجُوهُ لَنَا إِنْ تَتَّبِعُونَ إِلَّا الظَّنَّ وَإِنْ أَنْتُمْ إِلَّا تَخْرُصُونَ </text:span><text:span text:style-name="T3">(148) </text:span></text:p>
      <text:p text:style-name="P1"><text:span text:style-name="T4">سيقول الذين أشركوا</text:span><text:span text:style-name="T3">: </text:span><text:span text:style-name="T4">لو أراد الله أن لا نشرك </text:span><text:span text:style-name="T3">-</text:span><text:span text:style-name="T4">نحن وآباؤنا</text:span><text:span text:style-name="T3">- </text:span><text:span text:style-name="T4">وأن لا نحرم شيئًا مِن دونه ما فعلنا ذلك، وردَّ الله عليهم ببيان أن هذه الشبهة قد أثارها الكفار مِن قبلهم، وكذَّبوا بها دعوة رسلهم، واستمَرُّوا على ذلك، حتى نزل بهم عذاب الله</text:span><text:span text:style-name="T3">. </text:span><text:span text:style-name="T4">قل لهم </text:span><text:span text:style-name="T3">-</text:span><text:span text:style-name="T4">أيها الرسول</text:span><text:span text:style-name="T3">-: </text:span><text:span text:style-name="T4">هل عندكم </text:span><text:span text:style-name="T3">-</text:span><text:span text:style-name="T4">فيما حرَّمتم من الأنعام والحرث، وفيما زعمتم من أن الله قد شاء لكم الكفر، ورضيه منكم وأحبه لكم</text:span><text:span text:style-name="T3">- </text:span><text:span text:style-name="T4">من علم صحيح فتظهروه لنا؟ إن تتبعون في أمور هذا الدين إلا مجرد الظن، وإن أنتم إلا تكذبون</text:span><text:span text:style-name="T3">.</text:span></text:p>
      <text:p text:style-name="P1"><text:span text:style-name="T4">قُلْ فَلِلَّهِ الْحُجَّةُ الْبَالِغَةُ فَلَوْ شَاءَ لَهَدَاكُمْ أَجْمَعِينَ </text:span><text:span text:style-name="T3">(149) </text:span></text:p>
      <text:p text:style-name="P1"><text:span text:style-name="T4">قل </text:span><text:span text:style-name="T3">-</text:span><text:span text:style-name="T4">أيها الرسول</text:span><text:span text:style-name="T3">- </text:span><text:span text:style-name="T4">لهم</text:span><text:span text:style-name="T3">: </text:span><text:span text:style-name="T4">فلله جل وعلا الحجة القاطعة التي يقطع بها ظنونكم، فلو شاء لوفَّقكم جميعًا إلى طريق الاستقامة</text:span><text:span text:style-name="T3">.</text:span></text:p>
      <text:p text:style-name="P1"><text:span text:style-name="T4">قُلْ هَلُمَّ شُهَدَاءَكُمُ الَّذِينَ يَشْهَدُونَ أَنَّ اللَّهَ حَرَّمَ هَذَا فَإِنْ شَهِدُوا فَلَا تَشْهَدْ مَعَهُمْ وَلَا تَتَّبِعْ أَهْوَاءَ الَّذِينَ كَذَّبُوا بِآيَاتِنَا وَالَّذِينَ لَا يُؤْمِنُونَ بِالْآخِرَةِ وَهُمْ بِرَبِّهِمْ يَعْدِلُونَ </text:span><text:span text:style-name="T3">(150)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هاتوا شهداءكم الذين يشهدون أن الله تعالى هو الذي حرَّم ما حرَّمتم من الحرث والأنعام، فإن شهدوا </text:span><text:span text:style-name="T3">-</text:span><text:span text:style-name="T4">كذبًا وزورًا</text:span><text:span text:style-name="T3">- </text:span><text:span text:style-name="T4">فلا تصدقهم، ولا توافق الذين حكَّموا أهواءهم، فكذبوا بآيات الله فيما ذهبوا إليه من تحريم ما أحل الله، وتحليل ما حرم الله، ولا تتبع الذين لا يصدقون بالحياة الآخرة ولا يعملون لها، والذين هم بربهم يشركون فيعبدون معه غيره</text:span><text:span text:style-name="T3">.</text:span></text:p>
      <text:p text:style-name="P1"><text:span text:style-name="T4">قُلْ تَعَالَوْا أَتْلُ مَا حَرَّمَ رَبُّكُمْ عَلَيْكُمْ أَلَّا تُشْرِكُوا بِهِ شَيْئًا وَبِالْوَالِدَيْنِ إِحْسَانًا وَلَا تَقْتُلُوا أَوْلَادَكُمْ مِنْ إِمْلَاقٍ نَحْنُ نَرْزُقُكُمْ وَإِيَّاهُمْ وَلَا تَقْرَبُوا الْفَوَاحِشَ مَا ظَهَرَ مِنْهَا وَمَا بَطَنَ وَلَا تَقْتُلُوا النَّفْسَ الَّتِي حَرَّمَ اللَّهُ إِلَّا بِالْحَقِّ ذَلِكُمْ وَصَّاكُمْ بِهِ لَعَلَّكُمْ تَعْقِلُونَ </text:span><text:span text:style-name="T3">(151) </text:span></text:p>
      <text:p text:style-name="P1"><text:span text:style-name="T4">قل </text:span><text:span text:style-name="T3">-</text:span><text:span text:style-name="T4">أيها الرسول</text:span><text:span text:style-name="T3">- </text:span><text:span text:style-name="T4">لهم</text:span><text:span text:style-name="T3">: </text:span><text:span text:style-name="T4">تعالوا أتل ما حرم ربكم عليكم</text:span><text:span text:style-name="T3">: </text:span><text:span text:style-name="T4">أن لا تشركوا معه شيئًا من مخلوقاته في عبادته، بل اصرفوا جميع أنواع العبادة له وحده، كالخوف والرجاء والدعاء، وغير ذلك، وأن تحسنوا إلى الوالدين بالبر والدعاء ونحو ذلك من الإحسان، ولا تقتلوا أولادكم مِن أجل فقر نزل بكم</text:span><text:span text:style-name="T3">; </text:span><text:span text:style-name="T4">فإن الله يرزقكم وإياهم، ولا تقربوا ما كان ظاهرًا من كبير الآثام، وما كان خفيًّا، ولا تقتلوا النفس التي حرم الله قتلها إلا بالحق، وذلك في حال القصاص من القاتل أو الزنى بعد الإحصان أو الردة عن الإسلام، ذلكم المذكور مما نهاكم الله عنه، وعهد إليكم باجتنابه، ومما أمركم به، وصَّاكم به ربكم</text:span><text:span text:style-name="T3">; </text:span><text:soft-page-break/><text:span text:style-name="T4">لعلكم تعقلون أوامره ونواهيه</text:span><text:span text:style-name="T3">.</text:span></text:p>
      <text:p text:style-name="P1"><text:span text:style-name="T4">وَلَا تَقْرَبُوا مَالَ الْيَتِيمِ إِلَّا بِالَّتِي هِيَ أَحْسَنُ حَتَّى يَبْلُغَ أَشُدَّهُ وَأَوْفُوا الْكَيْلَ وَالْمِيزَانَ بِالْقِسْطِ لَا نُكَلِّفُ نَفْسًا إِلَّا وُسْعَهَا وَإِذَا قُلْتُمْ فَاعْدِلُوا وَلَوْ كَانَ ذَا قُرْبَى وَبِعَهْدِ اللَّهِ أَوْفُوا ذَلِكُمْ وَصَّاكُمْ بِهِ لَعَلَّكُمْ تَذَكَّرُونَ </text:span><text:span text:style-name="T3">(152) </text:span></text:p>
      <text:p text:style-name="P1"><text:span text:style-name="T4">ولا تقربوا أيها الأوصياء مال من مات أبوه وهو صغير إلا بالحال التي تصلح بها أمواله ويَنْتَفِع بها، حتى يصل إلى سن البلوغ ويكون راشدًا، فإذا بلغ ذلك فسلموا إليه ماله، وأوفوا الكيل والوزن بالعدل الذي يكون به تمام الوفاء</text:span><text:span text:style-name="T3">. </text:span><text:span text:style-name="T4">وإذا بذلتم جهدكم فلا حرج عليكم فيما قد يكون من نقص، لا نكلف نفسًا إلا وسعها</text:span><text:span text:style-name="T3">. </text:span><text:span text:style-name="T4">وإذا قلتم فتحرَّوا في قولكم العدل دون ميل عن الحق في خبر أو شهادة أو حكم أو شفاعة، ولو كان الذي تعلق به القول ذا قرابة منكم، فلا تميلوا معه بغير حق، وأوفوا بما عهد الله به إليكم من الالتزام بشريعته</text:span><text:span text:style-name="T3">. </text:span><text:span text:style-name="T4">ذلكم المتلوُّ عليكم من الأحكام، وصَّاكم به ربكم</text:span><text:span text:style-name="T3">; </text:span><text:span text:style-name="T4">رجاء أن تتذكروا عاقبة أمركم</text:span><text:span text:style-name="T3">.</text:span></text:p>
      <text:p text:style-name="P1"><text:span text:style-name="T4">وَأَنَّ هَذَا صِرَاطِي مُسْتَقِيمًا فَاتَّبِعُوهُ وَلَا تَتَّبِعُوا السُّبُلَ فَتَفَرَّقَ بِكُمْ عَنْ سَبِيلِهِ ذَلِكُمْ وَصَّاكُمْ بِهِ لَعَلَّكُمْ تَتَّقُونَ </text:span><text:span text:style-name="T3">(153) </text:span></text:p>
      <text:p text:style-name="P1"><text:span text:style-name="T4">ومما وصاكم الله به أن هذا الإسلام هو طريق الله تعالى المستقيم فاسلكوه، ولا تسلكوا سبل الضلال، فتفرقكم، وتبعدكم عن سبيل الله المستقيم</text:span><text:span text:style-name="T3">. </text:span><text:span text:style-name="T4">ذلكم التوجه نحو الطريق المستقيم هو الذي وصَّاكم الله به</text:span><text:span text:style-name="T3">; </text:span><text:span text:style-name="T4">لتتقوا عذابه بفعل أوامره، واجتناب نواهيه</text:span><text:span text:style-name="T3">.</text:span></text:p>
      <text:p text:style-name="P1"><text:span text:style-name="T4">ثُمَّ آتَيْنَا مُوسَى الْكِتَابَ تَمَامًا عَلَى الَّذِي أَحْسَنَ وَتَفْصِيلًا لِكُلِّ شَيْءٍ وَهُدًى وَرَحْمَةً لَعَلَّهُمْ بِلِقَاءِ رَبِّهِمْ يُؤْمِنُونَ </text:span><text:span text:style-name="T3">(154) </text:span></text:p>
      <text:p text:style-name="P1"><text:span text:style-name="T4">ثم قل </text:span><text:span text:style-name="T3">-</text:span><text:span text:style-name="T4">أيها الرسول</text:span><text:span text:style-name="T3">- </text:span><text:span text:style-name="T4">لهؤلاء المشركين</text:span><text:span text:style-name="T3">: </text:span><text:span text:style-name="T4">إن الله تعالى هو الذي أتى موسى التوراة تمامًا لنعمته على المحسنين من أهل ملته، وتفصيلا لكل شيء من أمور دينهم، وهدى ودلالة على الطريق المستقيم ورحمة لهم</text:span><text:span text:style-name="T3">; </text:span><text:span text:style-name="T4">رجاء أن يصدِّقوا بالبعث بعد الموت والحساب والجزاء، ويعملوا لذلك</text:span><text:span text:style-name="T3">.</text:span></text:p>
      <text:p text:style-name="P1"><text:span text:style-name="T4">وَهَذَا كِتَابٌ أَنْزَلْنَاهُ مُبَارَكٌ فَاتَّبِعُوهُ وَاتَّقُوا لَعَلَّكُمْ تُرْحَمُونَ </text:span><text:span text:style-name="T3">(155) </text:span></text:p>
      <text:p text:style-name="P1"><text:span text:style-name="T4">وهذا القرآن كتاب أنزلناه على نبينا محمد صلى الله عليه وسلم، خيره كثير فاتبعوه فيما يأمر به وينهى عنه، واتقوا الله أن تخالفوا له أمرًا</text:span><text:span text:style-name="T3">; </text:span><text:span text:style-name="T4">رجاء أن ترحموا فتنجوا من عذابه، وتظفروا بثوابه</text:span><text:span text:style-name="T3">.</text:span></text:p>
      <text:p text:style-name="P1"><text:span text:style-name="T4">أَنْ تَقُولُوا إِنَّمَا أُنْزِلَ الْكِتَابُ عَلَى طَائِفَتَيْنِ مِنْ قَبْلِنَا وَإِنْ كُنَّا عَنْ دِرَاسَتِهِمْ لَغَافِلِينَ </text:span><text:span text:style-name="T3">(156) </text:span></text:p>
      <text:p text:style-name="P1"><text:span text:style-name="T4">وأنزلنا هذا القرآن</text:span><text:span text:style-name="T3">; </text:span><text:span text:style-name="T4">لئلا تقولوا </text:span><text:span text:style-name="T3">-</text:span><text:span text:style-name="T4">يا كفار العرب</text:span><text:span text:style-name="T3">-: </text:span><text:span text:style-name="T4">إنما أُنزل الكتاب من السماء على اليهود والنصارى، وقد كنا عن قراءة كتبهم في شغل، ونحن ليس لنا بها علم ولا معرفة</text:span><text:span text:style-name="T3">.</text:span></text:p>
      <text:p text:style-name="P1"><text:soft-page-break/><text:span text:style-name="T4">أَوْ تَقُولُوا لَوْ أَنَّا أُنْزِلَ عَلَيْنَا الْكِتَابُ لَكُنَّا أَهْدَى مِنْهُمْ فَقَدْ جَاءَكُمْ بَيِّنَةٌ مِنْ رَبِّكُمْ وَهُدًى وَرَحْمَةٌ فَمَنْ أَظْلَمُ مِمَّنْ كَذَّبَ بِآيَاتِ اللَّهِ وَصَدَفَ عَنْهَا سَنَجْزِي الَّذِينَ يَصْدِفُونَ عَنْ آيَاتِنَا سُوءَ الْعَذَابِ بِمَا كَانُوا يَصْدِفُونَ </text:span><text:span text:style-name="T3">(157) </text:span></text:p>
      <text:p text:style-name="P1"><text:span text:style-name="T4">ولئلا تقولوا </text:span><text:span text:style-name="T3">-</text:span><text:span text:style-name="T4">أيها المشركون</text:span><text:span text:style-name="T3">-: </text:span><text:span text:style-name="T4">لو أنَّا أُنزل علينا كتاب من السماء، كما أُنزل على اليهود والنصارى، لكنَّا أشدَّ استقامة على طريق الحق منهم، فقد جاءكم كتاب بلسانكم عربي مبين، وذلك حجة واضحة مِن ربكم وإرشاد إلى طريق الحق، ورحمةٌ لهذه الأمة</text:span><text:span text:style-name="T3">. </text:span><text:span text:style-name="T4">فلا أحد أشد ظلمًا وعدوانًا ممن كذَّب بحجج الله تعالى وأعرض عنها</text:span><text:span text:style-name="T3">!! </text:span><text:span text:style-name="T4">فهؤلاء المعرضون سنعاقبهم عقابًا شديدًا في نار جهنم</text:span><text:span text:style-name="T3">; </text:span><text:span text:style-name="T4">بسبب إعراضهم عن آياتنا، وصدِّهم عن سبيلنا</text:span><text:span text:style-name="T3">.</text:span></text:p>
      <text:p text:style-name="P1"><text:span text:style-name="T4">هَلْ يَنْظُرُونَ إِلَّا أَنْ تَأْتِيَهُمُ الْمَلَائِكَةُ أَوْ يَأْتِيَ رَبُّكَ أَوْ يَأْتِيَ بَعْضُ آيَاتِ رَبِّكَ يَوْمَ يَأْتِي بَعْضُ آيَاتِ رَبِّكَ لَا يَنْفَعُ نَفْسًا إِيمَانُهَا لَمْ تَكُنْ آمَنَتْ مِنْ قَبْلُ أَوْ كَسَبَتْ فِي إِيمَانِهَا خَيْرًا قُلِ انْتَظِرُوا إِنَّا مُنْتَظِرُونَ </text:span><text:span text:style-name="T3">(158) </text:span></text:p>
      <text:p text:style-name="P1"><text:span text:style-name="T4">هل ينتظر الذين أعرضوا وصدوا عن سبيل الله إلا أن يأتيهم ملك الموت وأعوانه لقبض أرواحهم، أو يأتي ربك </text:span><text:span text:style-name="T3">-</text:span><text:span text:style-name="T4">أيها الرسول</text:span><text:span text:style-name="T3">- </text:span><text:span text:style-name="T4">للفصل بين عباده يوم القيامة، أو يأتي بعض أشراط الساعة وعلاماتها الدالة على مجيئها، وهي طلوع الشمس من مغربها؟ فحين يكون ذلك لا ينفع نفسا إيمانها، إن لم تكن آمنت من قبل، ولا يُقبل منها إن كانت مؤمنة كسب عمل صالح إن لم تكن عاملة به قبل ذلك</text:span><text:span text:style-name="T3">. </text:span><text:span text:style-name="T4">قل لهم </text:span><text:span text:style-name="T3">-</text:span><text:span text:style-name="T4">أيها الرسول</text:span><text:span text:style-name="T3">-: </text:span><text:span text:style-name="T4">انتظروا مجيء ذلك</text:span><text:span text:style-name="T3">; </text:span><text:span text:style-name="T4">لتعلموا المحق من المبطل، والمسيء من المحسن، إنا منتظرون ذلك</text:span><text:span text:style-name="T3">.</text:span></text:p>
      <text:p text:style-name="P1"><text:span text:style-name="T4">إِنَّ الَّذِينَ فَرَّقُوا دِينَهُمْ وَكَانُوا شِيَعًا لَسْتَ مِنْهُمْ فِي شَيْءٍ إِنَّمَا أَمْرُهُمْ إِلَى اللَّهِ ثُمَّ يُنَبِّئُهُمْ بِمَا كَانُوا يَفْعَلُونَ </text:span><text:span text:style-name="T3">(159) </text:span></text:p>
      <text:p text:style-name="P1"><text:span text:style-name="T4">إن الذين فرقوا دينهم بعد ما كانوا مجتمعين على توحيد الله والعمل بشرعه، فأصبحوا فرقا وأحزابا، إنك </text:span><text:span text:style-name="T3">-</text:span><text:span text:style-name="T4">أيها الرسول</text:span><text:span text:style-name="T3">- </text:span><text:span text:style-name="T4">بريء منهم، إنما حكمهم إلى الله تعالى، ثم يخبرهم بأعمالهم، فيجازي من تاب منهم وأحسن بإحسانه، ويعاقب المسيء بإساءته</text:span><text:span text:style-name="T3">.</text:span></text:p>
      <text:p text:style-name="P1"><text:span text:style-name="T4">مَنْ جَاءَ بِالْحَسَنَةِ فَلَهُ عَشْرُ أَمْثَالِهَا وَمَنْ جَاءَ بِالسَّيِّئَةِ فَلَا يُجْزَى إِلَّا مِثْلَهَا وَهُمْ لَا يُظْلَمُونَ </text:span><text:span text:style-name="T3">(160) </text:span></text:p>
      <text:p text:style-name="P1"><text:span text:style-name="T4">من لقي ربه يوم القيامة بحسنة من الأعمال الصالحة فله عشر حسنات أمثالها، ومن لقي ربه بسيئة فلا يعاقب إلا بمثلها، وهم لا يظلمون مثقال ذرة</text:span><text:span text:style-name="T3">.</text:span></text:p>
      <text:p text:style-name="P1"><text:span text:style-name="T4">قُلْ إِنَّنِي هَدَانِي رَبِّي إِلَى صِرَاطٍ مُسْتَقِيمٍ دِينًا قِيَمًا مِلَّةَ إِبْرَاهِيمَ حَنِيفًا وَمَا كَانَ مِنَ الْمُشْرِكِينَ </text:span><text:span text:style-name="T3">(161)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إنني أرشدني ربي إلى الطريق القويم الموصل إلى جنته، وهو دين الإسلام القائم بأمر الدنيا والآخرة، وهو دين التوحيد دين إبراهيم عليه السلام، وما كان إبراهيم عليه السلام من المشركين مع الله غيره</text:span><text:span text:style-name="T3">.</text:span></text:p>
      <text:p text:style-name="P1"><text:soft-page-break/><text:span text:style-name="T4">قُلْ إِنَّ صَلَاتِي وَنُسُكِي وَمَحْيَايَ وَمَمَاتِي لِلَّهِ رَبِّ الْعَالَمِينَ </text:span><text:span text:style-name="T3">(162) </text:span></text:p>
      <text:p text:style-name="P1"><text:span text:style-name="T4">قل </text:span><text:span text:style-name="T3">-</text:span><text:span text:style-name="T4">أيها الرسول</text:span><text:span text:style-name="T3">- </text:span><text:span text:style-name="T4">لهؤلاء المشركين</text:span><text:span text:style-name="T3">: </text:span><text:span text:style-name="T4">إن صلاتي، ونسكي، أي</text:span><text:span text:style-name="T3">: </text:span><text:span text:style-name="T4">ذبحي لله وحده، لا للأصنام، ولا للأموات، ولا للجن، ولا لغير ذلك مما تذبحونه لغير الله، وعلى غير اسمه كما تفعلون، وحياتي وموتي لله تعالى رب العالمين</text:span><text:span text:style-name="T3">.</text:span></text:p>
      <text:p text:style-name="P1"><text:span text:style-name="T4">لَا شَرِيكَ لَهُ وَبِذَلِكَ أُمِرْتُ وَأَنَا أَوَّلُ الْمُسْلِمِينَ </text:span><text:span text:style-name="T3">(163) </text:span></text:p>
      <text:p text:style-name="P1"><text:span text:style-name="T4">لا شريك له في ألوهيته ولا في ربوبيته ولا في صفاته وأسمائه، وبذلك التوحيد الخالص أمرني ربي جل وعلا وأنا أول من أقر وانقاد لله من هذه الأمة</text:span><text:span text:style-name="T3">.</text:span></text:p>
      <text:p text:style-name="P1"><text:span text:style-name="T4">قُلْ أَغَيْرَ اللَّهِ أَبْغِي رَبًّا وَهُوَ رَبُّ كُلِّ شَيْءٍ وَلَا تَكْسِبُ كُلُّ نَفْسٍ إِلَّا عَلَيْهَا وَلَا تَزِرُ وَازِرَةٌ وِزْرَ أُخْرَى ثُمَّ إِلَى رَبِّكُمْ مَرْجِعُكُمْ فَيُنَبِّئُكُمْ بِمَا كُنْتُمْ فِيهِ تَخْتَلِفُونَ </text:span><text:span text:style-name="T3">(164) </text:span></text:p>
      <text:p text:style-name="P1"><text:span text:style-name="T4">قل </text:span><text:span text:style-name="T3">-</text:span><text:span text:style-name="T4">أيها الرسول</text:span><text:span text:style-name="T3">-: </text:span><text:span text:style-name="T4">أغير الله أطلب إلها، وهو خالق كل شيء ومالكه ومدبره؟ ولا يعمل أي إنسان عملا سيئا إلا كان إثمه عليه، ولا تحمل نفس آثمة إثم نفس أخرى، ثم إلى ربكم معادكم يوم القيامة، فيخبركم بما كنتم تختلفون فيه من أمر الدين</text:span><text:span text:style-name="T3">.</text:span></text:p>
      <text:p text:style-name="P1"><text:span text:style-name="T4">وَهُوَ الَّذِي جَعَلَكُمْ خَلَائِفَ الْأَرْضِ وَرَفَعَ بَعْضَكُمْ فَوْقَ بَعْضٍ دَرَجَاتٍ لِيَبْلُوَكُمْ فِي مَا آتَاكُمْ إِنَّ رَبَّكَ سَرِيعُ الْعِقَابِ وَإِنَّهُ لَغَفُورٌ رَحِيمٌ </text:span><text:span text:style-name="T3">(165) </text:span></text:p>
      <text:p text:style-name="P1"><text:span text:style-name="T4">والله سبحانه هو الذي جعلكم تخلفون من سبقكم في الأرض بعد أن أهلكهم الله، واستخلفكم فيها</text:span><text:span text:style-name="T3">; </text:span><text:span text:style-name="T4">لتعمروها بعدهم بطاعة ربكم، ورفع بعضكم في الرزق والقوة فوق بعض درجات، ليبلوكم فيما أعطاكم من نعمه، فيظهر للناس الشاكر من غيره</text:span><text:span text:style-name="T3">. </text:span><text:span text:style-name="T4">إن ربك سريع العقاب لمن كفر به وعصاه، وإنه لغفور لمن آمن به وعمل صالحا وتاب من الموبقات، رحيم به، والغفور والرحيم اسمان كريمان من أسماء الله الحسنى</text:span><text:span text:style-name="T3">.</text:span></text:p>
      <text:p text:style-name="P1"><text:bookmark-end text:name="__DdeLink__0_10752786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Source Code Pro" svg:font-family="'Source Code Pro'"/>
    <style:font-face style:name="Courier New" svg:font-family="'Courier New'" style:font-family-generic="modern" style:font-pitch="fixed"/>
    <style:font-face style:name="Liberation Mono" svg:font-family="'Liberation Mono'" style:font-family-generic="modern" style:font-pitch="fixed"/>
    <style:font-face style:name="KacstDecorative" svg:font-family="Kacst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12:40:55.164840831</meta:creation-date>
    <dc:date>2018-08-16T12:56:32.252726698</dc:date>
    <meta:editing-duration>PT5M27S</meta:editing-duration>
    <meta:editing-cycles>1</meta:editing-cycles>
    <meta:document-statistic meta:table-count="0" meta:image-count="0" meta:object-count="0" meta:page-count="180" meta:paragraph-count="1920" meta:word-count="65743" meta:character-count="360187" meta:non-whitespace-character-count="295413"/>
    <meta:generator>LibreOffice/6.0.3.2$Linux_X86_64 LibreOffice_project/00m0$Build-2</meta:generator>
  </office:meta>
</office:document-meta>
</file>